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/>
    <style:font-face style:name="Arial" svg:font-family="Arial" style:font-family-generic="swiss"/>
    <style:font-face style:name="Arial Black" svg:font-family="'Arial Black'" style:font-family-generic="swiss"/>
    <style:font-face style:name="Arial CE" svg:font-family="'Arial CE'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1.312cm"/>
    </style:style>
    <style:style style:name="co6" style:family="table-column">
      <style:table-column-properties fo:break-before="auto" style:column-width="1.094cm"/>
    </style:style>
    <style:style style:name="co7" style:family="table-column">
      <style:table-column-properties fo:break-before="auto" style:column-width="0.727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0.669cm"/>
    </style:style>
    <style:style style:name="co10" style:family="table-column">
      <style:table-column-properties fo:break-before="auto" style:column-width="0.702cm"/>
    </style:style>
    <style:style style:name="co11" style:family="table-column">
      <style:table-column-properties fo:break-before="auto" style:column-width="0.614cm"/>
    </style:style>
    <style:style style:name="co12" style:family="table-column">
      <style:table-column-properties fo:break-before="auto" style:column-width="0.81cm"/>
    </style:style>
    <style:style style:name="co13" style:family="table-column">
      <style:table-column-properties fo:break-before="auto" style:column-width="0.781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2.365cm"/>
    </style:style>
    <style:style style:name="co16" style:family="table-column">
      <style:table-column-properties fo:break-before="auto" style:column-width="0.531cm"/>
    </style:style>
    <style:style style:name="co17" style:family="table-column">
      <style:table-column-properties fo:break-before="auto" style:column-width="0.559cm"/>
    </style:style>
    <style:style style:name="co18" style:family="table-column">
      <style:table-column-properties fo:break-before="auto" style:column-width="0.755cm"/>
    </style:style>
    <style:style style:name="co19" style:family="table-column">
      <style:table-column-properties fo:break-before="auto" style:column-width="0.506cm"/>
    </style:style>
    <style:style style:name="co20" style:family="table-column">
      <style:table-column-properties fo:break-before="auto" style:column-width="1.201cm"/>
    </style:style>
    <style:style style:name="co21" style:family="table-column">
      <style:table-column-properties fo:break-before="auto" style:column-width="0.416cm"/>
    </style:style>
    <style:style style:name="co22" style:family="table-column">
      <style:table-column-properties fo:break-before="auto" style:column-width="0.473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446cm"/>
    </style:style>
    <style:style style:name="co25" style:family="table-column">
      <style:table-column-properties fo:break-before="auto" style:column-width="1.035cm"/>
    </style:style>
    <style:style style:name="co26" style:family="table-column">
      <style:table-column-properties fo:break-before="auto" style:column-width="8.521cm"/>
    </style:style>
    <style:style style:name="co27" style:family="table-column">
      <style:table-column-properties fo:break-before="auto" style:column-width="1.4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33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33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" style:base-cell-address="januar.M2"/>
      <style:map style:condition="cell-content()&gt;1" style:apply-style-name="ConditionalStyle_5f_4" style:base-cell-address="januar.M2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" style:base-cell-address="januar.N2"/>
      <style:map style:condition="cell-content()&gt;1" style:apply-style-name="ConditionalStyle_5f_6" style:base-cell-address="januar.N2"/>
    </style:style>
    <style:style style:name="ce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7" style:base-cell-address="januar.S2"/>
    </style:style>
    <style:style style:name="ce47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8" style:base-cell-address="januar.T2"/>
      <style:map style:condition="cell-content()&gt;1" style:apply-style-name="ConditionalStyle_5f_9" style:base-cell-address="januar.T2"/>
    </style:style>
    <style:style style:name="ce4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0" style:base-cell-address="januar.U2"/>
      <style:map style:condition="cell-content()&gt;2" style:apply-style-name="ConditionalStyle_5f_11" style:base-cell-address="januar.U2"/>
    </style:style>
    <style:style style:name="ce4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" style:base-cell-address="februar.B2"/>
      <style:map style:condition="cell-content()=&quot;ned&quot;" style:apply-style-name="ConditionalStyle_5f_13" style:base-cell-address="februar.B2"/>
    </style:style>
    <style:style style:name="ce5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" style:base-cell-address="februar.B2"/>
      <style:map style:condition="cell-content()=&quot;ned&quot;" style:apply-style-name="ConditionalStyle_5f_13" style:base-cell-address="februar.B2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4" style:base-cell-address="februar.M2"/>
      <style:map style:condition="cell-content()&gt;1" style:apply-style-name="ConditionalStyle_5f_15" style:base-cell-address="februar.M2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6" style:base-cell-address="februar.N2"/>
      <style:map style:condition="cell-content()&gt;1" style:apply-style-name="ConditionalStyle_5f_17" style:base-cell-address="februar.N2"/>
    </style:style>
    <style:style style:name="ce54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8" style:base-cell-address="februar.S2"/>
    </style:style>
    <style:style style:name="ce55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9" style:base-cell-address="februar.T2"/>
      <style:map style:condition="cell-content()&gt;1" style:apply-style-name="ConditionalStyle_5f_20" style:base-cell-address="februar.T2"/>
    </style:style>
    <style:style style:name="ce5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1" style:base-cell-address="februar.U2"/>
      <style:map style:condition="cell-content()&gt;2" style:apply-style-name="ConditionalStyle_5f_22" style:base-cell-address="februar.U2"/>
    </style:style>
    <style:style style:name="ce5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3" style:base-cell-address="Marec.B2"/>
      <style:map style:condition="cell-content()=&quot;ned&quot;" style:apply-style-name="ConditionalStyle_5f_24" style:base-cell-address="Marec.B2"/>
    </style:style>
    <style:style style:name="ce5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3" style:base-cell-address="Marec.B2"/>
      <style:map style:condition="cell-content()=&quot;ned&quot;" style:apply-style-name="ConditionalStyle_5f_24" style:base-cell-address="Marec.B2"/>
    </style:style>
    <style:style style:name="ce5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1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47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c2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47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33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47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5" style:base-cell-address="Marec.N2"/>
      <style:map style:condition="cell-content()&gt;1" style:apply-style-name="ConditionalStyle_5f_26" style:base-cell-address="Marec.N2"/>
    </style:style>
    <style:style style:name="ce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7" style:base-cell-address="Marec.O2"/>
      <style:map style:condition="cell-content()&gt;1" style:apply-style-name="ConditionalStyle_5f_28" style:base-cell-address="Marec.O2"/>
    </style:style>
    <style:style style:name="ce6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9" style:base-cell-address="Marec.Q2"/>
      <style:map style:condition="cell-content()&gt;1" style:apply-style-name="ConditionalStyle_5f_30" style:base-cell-address="Marec.Q2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7" style:base-cell-address="Marec.O2"/>
      <style:map style:condition="cell-content()&gt;1" style:apply-style-name="ConditionalStyle_5f_28" style:base-cell-address="Marec.O2"/>
    </style:style>
    <style:style style:name="ce71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31" style:base-cell-address="Marec.T2"/>
    </style:style>
    <style:style style:name="ce72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32" style:base-cell-address="Marec.U2"/>
      <style:map style:condition="cell-content()&gt;1" style:apply-style-name="ConditionalStyle_5f_33" style:base-cell-address="Marec.U2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34" style:base-cell-address="Marec.V2"/>
      <style:map style:condition="cell-content()&gt;2" style:apply-style-name="ConditionalStyle_5f_35" style:base-cell-address="Marec.V2"/>
    </style:style>
    <style:style style:name="ce7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36" style:base-cell-address="april.B2"/>
      <style:map style:condition="cell-content()=&quot;ned&quot;" style:apply-style-name="ConditionalStyle_5f_37" style:base-cell-address="april.B2"/>
    </style:style>
    <style:style style:name="ce7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36" style:base-cell-address="april.B2"/>
      <style:map style:condition="cell-content()=&quot;ned&quot;" style:apply-style-name="ConditionalStyle_5f_37" style:base-cell-address="april.B2"/>
    </style:style>
    <style:style style:name="ce76" style:family="table-cell" style:parent-style-name="Default" style:data-style-name="N10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8" style:base-cell-address="april.N2"/>
      <style:map style:condition="cell-content()&gt;1" style:apply-style-name="ConditionalStyle_5f_39" style:base-cell-address="april.N2"/>
    </style:style>
    <style:style style:name="ce8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0" style:base-cell-address="april.O2"/>
      <style:map style:condition="cell-content()&gt;1" style:apply-style-name="ConditionalStyle_5f_41" style:base-cell-address="april.O2"/>
    </style:style>
    <style:style style:name="ce8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2" style:base-cell-address="april.Q2"/>
      <style:map style:condition="cell-content()&gt;1" style:apply-style-name="ConditionalStyle_5f_43" style:base-cell-address="april.Q2"/>
    </style:style>
    <style:style style:name="ce8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4" style:base-cell-address="april.R2"/>
      <style:map style:condition="cell-content()&gt;1" style:apply-style-name="ConditionalStyle_5f_45" style:base-cell-address="april.R2"/>
    </style:style>
    <style:style style:name="ce83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46" style:base-cell-address="april.T2"/>
    </style:style>
    <style:style style:name="ce84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47" style:base-cell-address="april.U2"/>
      <style:map style:condition="cell-content()&gt;1" style:apply-style-name="ConditionalStyle_5f_48" style:base-cell-address="april.U2"/>
    </style:style>
    <style:style style:name="ce8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49" style:base-cell-address="april.V2"/>
      <style:map style:condition="cell-content()&gt;2" style:apply-style-name="ConditionalStyle_5f_50" style:base-cell-address="april.V2"/>
    </style:style>
    <style:style style:name="ce8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1" style:base-cell-address="maj.B2"/>
      <style:map style:condition="cell-content()=&quot;ned&quot;" style:apply-style-name="ConditionalStyle_5f_52" style:base-cell-address="maj.B2"/>
    </style:style>
    <style:style style:name="ce8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1" style:base-cell-address="maj.B2"/>
      <style:map style:condition="cell-content()=&quot;ned&quot;" style:apply-style-name="ConditionalStyle_5f_52" style:base-cell-address="maj.B2"/>
    </style:style>
    <style:style style:name="ce8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3" style:base-cell-address="maj.N2"/>
      <style:map style:condition="cell-content()&gt;1" style:apply-style-name="ConditionalStyle_5f_54" style:base-cell-address="maj.N2"/>
    </style:style>
    <style:style style:name="ce9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5" style:base-cell-address="maj.O2"/>
      <style:map style:condition="cell-content()&gt;1" style:apply-style-name="ConditionalStyle_5f_56" style:base-cell-address="maj.O2"/>
    </style:style>
    <style:style style:name="ce9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7" style:base-cell-address="maj.Q2"/>
      <style:map style:condition="cell-content()&gt;1" style:apply-style-name="ConditionalStyle_5f_58" style:base-cell-address="maj.Q2"/>
    </style:style>
    <style:style style:name="ce92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59" style:base-cell-address="maj.T2"/>
    </style:style>
    <style:style style:name="ce93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0" style:base-cell-address="maj.U2"/>
      <style:map style:condition="cell-content()&gt;1" style:apply-style-name="ConditionalStyle_5f_61" style:base-cell-address="maj.U2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62" style:base-cell-address="maj.V2"/>
      <style:map style:condition="cell-content()&gt;2" style:apply-style-name="ConditionalStyle_5f_63" style:base-cell-address="maj.V2"/>
    </style:style>
    <style:style style:name="ce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7" style:base-cell-address="Junij.B2"/>
      <style:map style:condition="cell-content()=&quot;ned&quot;" style:apply-style-name="ConditionalStyle_5f_78" style:base-cell-address="Junij.B2"/>
    </style:style>
    <style:style style:name="ce9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7" style:base-cell-address="Junij.B2"/>
      <style:map style:condition="cell-content()=&quot;ned&quot;" style:apply-style-name="ConditionalStyle_5f_78" style:base-cell-address="Junij.B2"/>
    </style:style>
    <style:style style:name="ce97" style:family="table-cell" style:parent-style-name="Default">
      <style:table-cell-properties fo:background-color="#e6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99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0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4" style:base-cell-address="Junij.N2"/>
      <style:map style:condition="cell-content()&gt;1" style:apply-style-name="ConditionalStyle_5f_65" style:base-cell-address="Junij.N2"/>
    </style:style>
    <style:style style:name="ce10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6" style:base-cell-address="Junij.O2"/>
      <style:map style:condition="cell-content()&gt;1" style:apply-style-name="ConditionalStyle_5f_67" style:base-cell-address="Junij.O2"/>
    </style:style>
    <style:style style:name="ce10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8" style:base-cell-address="Junij.Q2"/>
      <style:map style:condition="cell-content()&gt;1" style:apply-style-name="ConditionalStyle_5f_69" style:base-cell-address="Junij.Q2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70" style:base-cell-address="Junij.R2"/>
      <style:map style:condition="cell-content()&gt;1" style:apply-style-name="ConditionalStyle_5f_71" style:base-cell-address="Junij.R2"/>
    </style:style>
    <style:style style:name="ce10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72" style:base-cell-address="Junij.T2"/>
    </style:style>
    <style:style style:name="ce107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73" style:base-cell-address="Junij.U2"/>
      <style:map style:condition="cell-content()&gt;1" style:apply-style-name="ConditionalStyle_5f_74" style:base-cell-address="Junij.U2"/>
    </style:style>
    <style:style style:name="ce10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75" style:base-cell-address="Junij.V2"/>
      <style:map style:condition="cell-content()&gt;2" style:apply-style-name="ConditionalStyle_5f_76" style:base-cell-address="Junij.V2"/>
    </style:style>
    <style:style style:name="ce10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julij.B2"/>
      <style:map style:condition="cell-content()=&quot;ned&quot;" style:apply-style-name="ConditionalStyle_5f_80" style:base-cell-address="julij.B2"/>
    </style:style>
    <style:style style:name="ce1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julij.B2"/>
      <style:map style:condition="cell-content()=&quot;ned&quot;" style:apply-style-name="ConditionalStyle_5f_80" style:base-cell-address="julij.B2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1" style:base-cell-address="julij.N2"/>
      <style:map style:condition="cell-content()&gt;1" style:apply-style-name="ConditionalStyle_5f_82" style:base-cell-address="julij.N2"/>
    </style:style>
    <style:style style:name="ce1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3" style:base-cell-address="julij.O2"/>
      <style:map style:condition="cell-content()&gt;1" style:apply-style-name="ConditionalStyle_5f_84" style:base-cell-address="julij.O2"/>
    </style:style>
    <style:style style:name="ce11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5" style:base-cell-address="julij.Q2"/>
      <style:map style:condition="cell-content()&gt;1" style:apply-style-name="ConditionalStyle_5f_86" style:base-cell-address="julij.Q2"/>
    </style:style>
    <style:style style:name="ce11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7" style:base-cell-address="julij.R2"/>
      <style:map style:condition="cell-content()&gt;1" style:apply-style-name="ConditionalStyle_5f_88" style:base-cell-address="julij.R2"/>
    </style:style>
    <style:style style:name="ce11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89" style:base-cell-address="julij.T2"/>
    </style:style>
    <style:style style:name="ce120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90" style:base-cell-address="julij.U2"/>
      <style:map style:condition="cell-content()&gt;1" style:apply-style-name="ConditionalStyle_5f_91" style:base-cell-address="julij.U2"/>
    </style:style>
    <style:style style:name="ce1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92" style:base-cell-address="julij.V2"/>
      <style:map style:condition="cell-content()&gt;2" style:apply-style-name="ConditionalStyle_5f_93" style:base-cell-address="julij.V2"/>
    </style:style>
    <style:style style:name="ce12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4" style:base-cell-address="avgust.B2"/>
      <style:map style:condition="cell-content()=&quot;ned&quot;" style:apply-style-name="ConditionalStyle_5f_95" style:base-cell-address="avgust.B2"/>
    </style:style>
    <style:style style:name="ce12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4" style:base-cell-address="avgust.B2"/>
      <style:map style:condition="cell-content()=&quot;ned&quot;" style:apply-style-name="ConditionalStyle_5f_95" style:base-cell-address="avgust.B2"/>
    </style:style>
    <style:style style:name="ce1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6" style:base-cell-address="avgust.N2"/>
      <style:map style:condition="cell-content()&gt;1" style:apply-style-name="ConditionalStyle_5f_97" style:base-cell-address="avgust.N2"/>
    </style:style>
    <style:style style:name="ce1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8" style:base-cell-address="avgust.O2"/>
      <style:map style:condition="cell-content()&gt;1" style:apply-style-name="ConditionalStyle_5f_99" style:base-cell-address="avgust.O2"/>
    </style:style>
    <style:style style:name="ce1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00" style:base-cell-address="avgust.Q2"/>
      <style:map style:condition="cell-content()&gt;1" style:apply-style-name="ConditionalStyle_5f_101" style:base-cell-address="avgust.Q2"/>
    </style:style>
    <style:style style:name="ce1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02" style:base-cell-address="avgust.R2"/>
      <style:map style:condition="cell-content()&gt;1" style:apply-style-name="ConditionalStyle_5f_103" style:base-cell-address="avgust.R2"/>
    </style:style>
    <style:style style:name="ce128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04" style:base-cell-address="avgust.T2"/>
    </style:style>
    <style:style style:name="ce12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05" style:base-cell-address="avgust.U2"/>
      <style:map style:condition="cell-content()&gt;1" style:apply-style-name="ConditionalStyle_5f_106" style:base-cell-address="avgust.U2"/>
    </style:style>
    <style:style style:name="ce1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07" style:base-cell-address="avgust.V2"/>
      <style:map style:condition="cell-content()&gt;2" style:apply-style-name="ConditionalStyle_5f_108" style:base-cell-address="avgust.V2"/>
    </style:style>
    <style:style style:name="ce1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9" style:base-cell-address="september.B2"/>
      <style:map style:condition="cell-content()=&quot;ned&quot;" style:apply-style-name="ConditionalStyle_5f_110" style:base-cell-address="september.B2"/>
    </style:style>
    <style:style style:name="ce1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11" style:base-cell-address="september.N2"/>
      <style:map style:condition="cell-content()&gt;1" style:apply-style-name="ConditionalStyle_5f_112" style:base-cell-address="september.N2"/>
    </style:style>
    <style:style style:name="ce1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13" style:base-cell-address="september.O2"/>
      <style:map style:condition="cell-content()&gt;1" style:apply-style-name="ConditionalStyle_5f_114" style:base-cell-address="september.O2"/>
    </style:style>
    <style:style style:name="ce13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15" style:base-cell-address="september.Q2"/>
      <style:map style:condition="cell-content()&gt;1" style:apply-style-name="ConditionalStyle_5f_116" style:base-cell-address="september.Q2"/>
    </style:style>
    <style:style style:name="ce13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17" style:base-cell-address="september.R2"/>
      <style:map style:condition="cell-content()&gt;1" style:apply-style-name="ConditionalStyle_5f_118" style:base-cell-address="september.R2"/>
    </style:style>
    <style:style style:name="ce136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19" style:base-cell-address="september.T2"/>
    </style:style>
    <style:style style:name="ce137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20" style:base-cell-address="september.U2"/>
      <style:map style:condition="cell-content()&gt;1" style:apply-style-name="ConditionalStyle_5f_121" style:base-cell-address="september.U2"/>
    </style:style>
    <style:style style:name="ce13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22" style:base-cell-address="september.V2"/>
      <style:map style:condition="cell-content()&gt;2" style:apply-style-name="ConditionalStyle_5f_123" style:base-cell-address="september.V2"/>
    </style:style>
    <style:style style:name="ce1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4" style:base-cell-address="oktober.B2"/>
      <style:map style:condition="cell-content()=&quot;ned&quot;" style:apply-style-name="ConditionalStyle_5f_125" style:base-cell-address="oktober.B2"/>
    </style:style>
    <style:style style:name="ce14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24" style:base-cell-address="oktober.B2"/>
      <style:map style:condition="cell-content()=&quot;ned&quot;" style:apply-style-name="ConditionalStyle_5f_125" style:base-cell-address="oktober.B2"/>
    </style:style>
    <style:style style:name="ce1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26" style:base-cell-address="oktober.N2"/>
      <style:map style:condition="cell-content()&gt;1" style:apply-style-name="ConditionalStyle_5f_127" style:base-cell-address="oktober.N2"/>
    </style:style>
    <style:style style:name="ce14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28" style:base-cell-address="oktober.O2"/>
      <style:map style:condition="cell-content()&gt;1" style:apply-style-name="ConditionalStyle_5f_129" style:base-cell-address="oktober.O2"/>
    </style:style>
    <style:style style:name="ce1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30" style:base-cell-address="oktober.Q2"/>
      <style:map style:condition="cell-content()&gt;1" style:apply-style-name="ConditionalStyle_5f_131" style:base-cell-address="oktober.Q2"/>
    </style:style>
    <style:style style:name="ce14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32" style:base-cell-address="oktober.R2"/>
      <style:map style:condition="cell-content()&gt;1" style:apply-style-name="ConditionalStyle_5f_133" style:base-cell-address="oktober.R2"/>
    </style:style>
    <style:style style:name="ce148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34" style:base-cell-address="oktober.T2"/>
    </style:style>
    <style:style style:name="ce14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35" style:base-cell-address="oktober.U2"/>
      <style:map style:condition="cell-content()&gt;1" style:apply-style-name="ConditionalStyle_5f_136" style:base-cell-address="oktober.U2"/>
    </style:style>
    <style:style style:name="ce1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37" style:base-cell-address="oktober.V2"/>
      <style:map style:condition="cell-content()&gt;2" style:apply-style-name="ConditionalStyle_5f_138" style:base-cell-address="oktober.V2"/>
    </style:style>
    <style:style style:name="ce15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39" style:base-cell-address="November.B2"/>
      <style:map style:condition="cell-content()=&quot;ned&quot;" style:apply-style-name="ConditionalStyle_5f_140" style:base-cell-address="November.B2"/>
    </style:style>
    <style:style style:name="ce15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39" style:base-cell-address="November.B2"/>
      <style:map style:condition="cell-content()=&quot;ned&quot;" style:apply-style-name="ConditionalStyle_5f_140" style:base-cell-address="November.B2"/>
    </style:style>
    <style:style style:name="ce1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41" style:base-cell-address="November.N2"/>
      <style:map style:condition="cell-content()&gt;1" style:apply-style-name="ConditionalStyle_5f_142" style:base-cell-address="November.N2"/>
    </style:style>
    <style:style style:name="ce15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43" style:base-cell-address="November.O2"/>
      <style:map style:condition="cell-content()&gt;1" style:apply-style-name="ConditionalStyle_5f_144" style:base-cell-address="November.O2"/>
    </style:style>
    <style:style style:name="ce15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45" style:base-cell-address="November.Q2"/>
      <style:map style:condition="cell-content()&gt;1" style:apply-style-name="ConditionalStyle_5f_146" style:base-cell-address="November.Q2"/>
    </style:style>
    <style:style style:name="ce1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47" style:base-cell-address="November.R2"/>
      <style:map style:condition="cell-content()&gt;1" style:apply-style-name="ConditionalStyle_5f_148" style:base-cell-address="November.R2"/>
    </style:style>
    <style:style style:name="ce158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49" style:base-cell-address="November.T2"/>
    </style:style>
    <style:style style:name="ce159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50" style:base-cell-address="November.U2"/>
      <style:map style:condition="cell-content()&gt;1" style:apply-style-name="ConditionalStyle_5f_151" style:base-cell-address="November.U2"/>
    </style:style>
    <style:style style:name="ce16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52" style:base-cell-address="November.V2"/>
      <style:map style:condition="cell-content()&gt;2" style:apply-style-name="ConditionalStyle_5f_153" style:base-cell-address="November.V2"/>
    </style:style>
    <style:style style:name="ce16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54" style:base-cell-address="December.B2"/>
      <style:map style:condition="cell-content()=&quot;ned&quot;" style:apply-style-name="ConditionalStyle_5f_155" style:base-cell-address="December.B2"/>
    </style:style>
    <style:style style:name="ce16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54" style:base-cell-address="December.B2"/>
      <style:map style:condition="cell-content()=&quot;ned&quot;" style:apply-style-name="ConditionalStyle_5f_155" style:base-cell-address="December.B2"/>
    </style:style>
    <style:style style:name="ce16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54" style:base-cell-address="December.B2"/>
      <style:map style:condition="cell-content()=&quot;ned&quot;" style:apply-style-name="ConditionalStyle_5f_155" style:base-cell-address="December.B2"/>
    </style:style>
    <style:style style:name="ce16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56" style:base-cell-address="December.N2"/>
      <style:map style:condition="cell-content()&gt;1" style:apply-style-name="ConditionalStyle_5f_157" style:base-cell-address="December.N2"/>
    </style:style>
    <style:style style:name="ce16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58" style:base-cell-address="December.O2"/>
      <style:map style:condition="cell-content()&gt;1" style:apply-style-name="ConditionalStyle_5f_159" style:base-cell-address="December.O2"/>
    </style:style>
    <style:style style:name="ce1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60" style:base-cell-address="December.Q2"/>
      <style:map style:condition="cell-content()&gt;1" style:apply-style-name="ConditionalStyle_5f_161" style:base-cell-address="December.Q2"/>
    </style:style>
    <style:style style:name="ce16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62" style:base-cell-address="December.R2"/>
      <style:map style:condition="cell-content()&gt;1" style:apply-style-name="ConditionalStyle_5f_163" style:base-cell-address="December.R2"/>
    </style:style>
    <style:style style:name="ce170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64" style:base-cell-address="December.T2"/>
    </style:style>
    <style:style style:name="ce171" style:family="table-cell" style:parent-style-name="prazno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65" style:base-cell-address="December.U2"/>
      <style:map style:condition="cell-content()&gt;1" style:apply-style-name="ConditionalStyle_5f_166" style:base-cell-address="December.U2"/>
    </style:style>
    <style:style style:name="ce17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67" style:base-cell-address="December.V2"/>
      <style:map style:condition="cell-content()&gt;2" style:apply-style-name="ConditionalStyle_5f_168" style:base-cell-address="December.V2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60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79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1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78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80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17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20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61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58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56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middle" draw:auto-grow-height="true" draw:auto-grow-width="false" draw:fit-to-size="false" style:shrink-to-fit="false" fo:max-width="12cm" fo:min-height="0.63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39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3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75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middle" draw:auto-grow-height="true" draw:auto-grow-width="false" draw:fit-to-size="false" style:shrink-to-fit="false" fo:max-width="12cm" fo:min-height="0.60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93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8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95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98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64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66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0.47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6.55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40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34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32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80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31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2.83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3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.85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3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5.15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25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28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3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12.70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gr3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middle" draw:auto-grow-height="true" draw:auto-grow-width="false" draw:fit-to-size="false" style:shrink-to-fit="false" fo:max-width="12cm" fo:min-height="3.3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8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8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'Arial Unicode MS'" style:font-family-generic="swiss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Arial Unicode MS'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8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Times New Roman'" style:font-family-generic="roman" fo:font-size="8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'Times New Roman'" style:font-family-generic="roman" fo:font-size="12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family-complex="'Times New Roman'" style:font-family-generic-complex="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fo:font-family="'Times New Roman'" style:font-family-generic="roman" fo:font-size="12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family-complex="'Times New Roman'" style:font-family-generic-complex="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T3" style:family="text">
      <style:text-properties fo:color="#ff420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ff420e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style:font-style-complex="normal" fo:font-size="14pt" fo:font-weight="bold" style:font-size-asian="14pt" style:font-size-complex="14pt" style:font-weight-asian="bold" style:font-weight-complex="bold"/>
    </style:style>
    <style:style style:name="T5" style:family="text">
      <style:text-properties fo:color="#ff420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0.5pt" style:font-size-asian="10.5pt" style:font-size-complex="10.5pt"/>
    </style:style>
    <style:style style:name="T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10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1pt" style:font-size-asian="11pt" style:font-size-complex="11pt"/>
    </style:style>
    <style:style style:name="T1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 CE" fo:font-size="13pt" style:font-name-complex="Arial CE" style:font-size-asian="13pt" style:font-size-complex="13pt"/>
    </style:style>
    <style:style style:name="T13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0.5pt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zorci vnosov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256" table:default-cell-style-name="ce16"/>
        <table:table-row table:style-name="ro1">
          <table:table-cell table:style-name="ce1"/>
          <table:table-cell table:style-name="ce15" table:number-columns-repeated="256"/>
        </table:table-row>
        <table:table-row table:style-name="ro1">
          <table:table-cell table:style-name="ce2" office:value-type="string" calcext:value-type="string">
            <text:p>51☻</text:p>
          </table:table-cell>
          <table:table-cell table:style-name="ce15" table:number-columns-repeated="256"/>
        </table:table-row>
        <table:table-row table:style-name="ro1">
          <table:table-cell table:style-name="ce2" office:value-type="string" calcext:value-type="string">
            <text:p>52☻</text:p>
          </table:table-cell>
          <table:table-cell table:style-name="ce15" table:number-columns-repeated="256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15" table:number-columns-repeated="256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15" table:number-columns-repeated="256"/>
        </table:table-row>
        <table:table-row table:style-name="ro1">
          <table:table-cell table:style-name="ce2" office:value-type="string" calcext:value-type="string">
            <text:p>KVIT</text:p>
          </table:table-cell>
          <table:table-cell table:style-name="ce15" table:number-columns-repeated="256"/>
        </table:table-row>
        <table:table-row table:style-name="ro2">
          <table:table-cell table:style-name="ce4" office:value-type="string" calcext:value-type="string">
            <text:p>KVIT☻</text:p>
          </table:table-cell>
          <table:table-cell table:style-name="ce15" table:number-columns-repeated="256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15" table:number-columns-repeated="256"/>
        </table:table-row>
        <table:table-row table:style-name="ro1">
          <table:table-cell table:style-name="ce2" office:value-type="string" calcext:value-type="string">
            <text:p>U☻</text:p>
          </table:table-cell>
          <table:table-cell table:style-name="ce15" table:number-columns-repeated="256"/>
        </table:table-row>
        <table:table-row table:style-name="ro1">
          <table:table-cell table:style-name="ce3" office:value-type="string" calcext:value-type="string">
            <text:p>12-20</text:p>
          </table:table-cell>
          <table:table-cell table:style-name="ce15" table:number-columns-repeated="256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5" table:number-columns-repeated="25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5" table:number-columns-repeated="256"/>
        </table:table-row>
        <table:table-row table:style-name="ro1">
          <table:table-cell table:style-name="ce2" office:value-type="string" calcext:value-type="string">
            <text:p>BOL</text:p>
          </table:table-cell>
          <table:table-cell table:style-name="ce15" table:number-columns-repeated="256"/>
        </table:table-row>
        <table:table-row table:style-name="ro3">
          <table:table-cell table:style-name="ce6" office:value-type="string" calcext:value-type="string">
            <text:p>☻</text:p>
          </table:table-cell>
          <table:table-cell table:style-name="ce15" table:number-columns-repeated="256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15" table:number-columns-repeated="256"/>
        </table:table-row>
        <table:table-row table:style-name="ro3">
          <table:table-cell table:style-name="ce7" office:value-type="string" calcext:value-type="string">
            <text:p>☻</text:p>
          </table:table-cell>
          <table:table-cell table:style-name="ce15" table:number-columns-repeated="256"/>
        </table:table-row>
        <table:table-row table:style-name="ro1">
          <table:table-cell table:style-name="ce8" office:value-type="string" calcext:value-type="string">
            <text:p>51$</text:p>
          </table:table-cell>
          <table:table-cell table:style-name="ce15" table:number-columns-repeated="256"/>
        </table:table-row>
        <table:table-row table:style-name="ro1">
          <table:table-cell table:style-name="ce8" office:value-type="string" calcext:value-type="string">
            <text:p>52$</text:p>
          </table:table-cell>
          <table:table-cell table:style-name="ce15" table:number-columns-repeated="256"/>
        </table:table-row>
        <table:table-row table:style-name="ro2">
          <table:table-cell table:style-name="ce9" office:value-type="string" calcext:value-type="string">
            <text:p>KVIT$</text:p>
          </table:table-cell>
          <table:table-cell table:style-name="ce15" table:number-columns-repeated="256"/>
        </table:table-row>
        <table:table-row table:style-name="ro3">
          <table:table-cell table:style-name="ce10" office:value-type="string" calcext:value-type="string">
            <text:p>☺</text:p>
          </table:table-cell>
          <table:table-cell table:style-name="ce15" table:number-columns-repeated="256"/>
        </table:table-row>
        <table:table-row table:style-name="ro3">
          <table:table-cell table:style-name="ce11" office:value-type="string" calcext:value-type="string">
            <text:p>☺</text:p>
          </table:table-cell>
          <table:table-cell table:style-name="ce15" table:number-columns-repeated="256"/>
        </table:table-row>
        <table:table-row table:style-name="ro4">
          <table:table-cell table:style-name="ce12" office:value-type="string" calcext:value-type="string">
            <text:p><text:span text:style-name="T3">U</text:span><text:span text:style-name="T4">☺</text:span></text:p>
          </table:table-cell>
          <table:table-cell table:style-name="ce15" table:number-columns-repeated="256"/>
        </table:table-row>
        <table:table-row table:style-name="ro4">
          <table:table-cell table:style-name="ce13" office:value-type="string" calcext:value-type="string">
            <text:p><text:span text:style-name="T5">51</text:span><text:span text:style-name="T4">☺</text:span></text:p>
          </table:table-cell>
          <table:table-cell table:style-name="ce15" table:number-columns-repeated="256"/>
        </table:table-row>
        <table:table-row table:style-name="ro4">
          <table:table-cell table:style-name="ce13" office:value-type="string" calcext:value-type="string">
            <text:p><text:span text:style-name="T5">52</text:span><text:span text:style-name="T4">☺</text:span></text:p>
          </table:table-cell>
          <table:table-cell table:style-name="ce15" table:number-columns-repeated="256"/>
        </table:table-row>
        <table:table-row table:style-name="ro1">
          <table:table-cell table:style-name="ce14" office:value-type="string" calcext:value-type="string">
            <text:p>51¶</text:p>
          </table:table-cell>
          <table:table-cell table:style-name="ce15" table:number-columns-repeated="256"/>
        </table:table-row>
        <table:table-row table:style-name="ro1">
          <table:table-cell table:style-name="ce5" office:value-type="string" calcext:value-type="string">
            <text:p>52¶</text:p>
          </table:table-cell>
          <table:table-cell table:style-name="ce15" table:number-columns-repeated="256"/>
        </table:table-row>
        <table:table-row table:style-name="ro1" table:number-rows-repeated="5">
          <table:table-cell table:style-name="ce1"/>
          <table:table-cell table:style-name="ce15" table:number-columns-repeated="256"/>
        </table:table-row>
        <table:table-row table:style-name="ro2" table:number-rows-repeated="2">
          <table:table-cell table:style-name="ce15" table:number-columns-repeated="257"/>
        </table:table-row>
        <table:table-row table:style-name="ro1" table:number-rows-repeated="114">
          <table:table-cell table:style-name="ce1"/>
          <table:table-cell table:style-name="ce15" table:number-columns-repeated="256"/>
        </table:table-row>
        <table:table-row table:style-name="ro2" table:number-rows-repeated="879">
          <table:table-cell table:style-name="ce15" table:number-columns-repeated="257"/>
        </table:table-row>
        <table:table-row table:style-name="ro2" table:number-rows-repeated="64510">
          <table:table-cell table:number-columns-repeated="257"/>
        </table:table-row>
        <table:table-row table:style-name="ro5" table:number-rows-repeated="983039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januar" table:style-name="ta2">
        <table:table-column table:style-name="co3" table:default-cell-style-name="ce16"/>
        <table:table-column table:style-name="co4" table:default-cell-style-name="ce16"/>
        <table:table-column table:style-name="co5" table:number-columns-repeated="9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9" table:default-cell-style-name="ce16"/>
        <table:table-column table:style-name="co7" table:default-cell-style-name="ce16"/>
        <table:table-column table:style-name="co1" table:number-columns-repeated="2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/>
          <table:table-cell table:style-name="ce15"/>
          <table:table-cell table:style-name="ce20"/>
          <table:table-cell table:style-name="ce1" table:number-columns-repeated="1000"/>
        </table:table-row>
        <table:table-row table:style-name="ro6">
          <table:table-cell table:style-name="ce18" office:value-type="date" office:date-value="2009-01-01" calcext:value-type="date">
            <text:p>1. jan. 09</text:p>
          </table:table-cell>
          <table:table-cell table:style-name="ce22" table:formula="of:=TEXT([.A2];&quot;Ddd&quot;)" office:value-type="string" office:string-value="čet" calcext:value-type="string">
            <text:p>čet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2" svg:width="2.916cm" svg:height="1.827cm" svg:x="5.078cm" svg:y="-0.013cm" draw:caption-point-x="-0.619cm" draw:caption-point-y="0.725cm">
              <dc:date>2022-03-22T00:00:00</dc:date>
              <text:p text:style-name="P1">dopust od 29. 12. 2008 do 4. 1. 2009,</text:p>
            </office:annotation>
            <text:p>D</text:p>
          </table:table-cell>
          <table:table-cell table:style-name="ce31" table:formula="of:=[$'Vzorci vnosov'.$A$12]" office:value-type="string" office:string-value="D" calcext:value-type="string">
            <office:annotation draw:style-name="gr2" draw:text-style-name="P2" svg:width="2.968cm" svg:height="1.019cm" svg:x="6.364cm" svg:y="-0.013cm" draw:caption-point-x="-0.592cm" draw:caption-point-y="0.725cm">
              <dc:date>2022-03-22T00:00:00</dc:date>
              <text:p text:style-name="P1">dopust od 20.12 do 3.1.2009</text:p>
            </office:annotation>
            <text:p>D</text:p>
          </table:table-cell>
          <table:table-cell table:style-name="ce31"/>
          <table:table-cell table:style-name="ce29" table:formula="of:=[$'Vzorci vnosov'.$A$12]" office:value-type="string" office:string-value="D" calcext:value-type="string">
            <office:annotation draw:style-name="gr3" draw:text-style-name="P2" svg:width="2.969cm" svg:height="1.416cm" svg:x="8.988cm" svg:y="-0.013cm" draw:caption-point-x="-0.592cm" draw:caption-point-y="0.725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3" draw:text-style-name="P2" svg:width="2.915cm" svg:height="1.416cm" svg:x="10.301cm" svg:y="-0.013cm" draw:caption-point-x="-0.592cm" draw:caption-point-y="0.725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3" draw:text-style-name="P2" svg:width="2.947cm" svg:height="1.416cm" svg:x="14.212cm" svg:y="-0.013cm" draw:caption-point-x="-0.566cm" draw:caption-point-y="0.725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4" draw:text-style-name="P2" svg:width="2.974cm" svg:height="1.017cm" svg:x="15.524cm" svg:y="1.293cm" draw:caption-point-x="-0.566cm" draw:caption-point-y="-0.581cm">
              <dc:date>2022-03-22T00:00:00</dc:date>
              <text:p text:style-name="P1">dopust 20.12.08 - 4.1.09 </text:p>
            </office:annotation>
            <text:p>D</text:p>
          </table:table-cell>
          <table:table-cell table:style-name="ce28" office:value-type="string" calcext:value-type="string">
            <text:p>PIN</text:p>
          </table:table-cell>
          <table:table-cell table:style-name="ce39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42" table:formula="of:=COUNTIF([.C2:.K2];&quot;51&quot;)+COUNTIF([.C2:.K2];&quot;51$&quot;)+COUNTIF([.C2:.K2];&quot;51☻&quot;)" office:value-type="float" office:value="0" calcext:value-type="float">
            <text:p>0</text:p>
          </table:table-cell>
          <table:table-cell table:style-name="ce42" table:formula="of:=COUNTIF([.C2:.K2];&quot;52&quot;)+COUNTIF([.C2:.K2];&quot;52$&quot;)+COUNTIF([.C2:.K2];&quot;52☻&quot;)" office:value-type="float" office:value="0" calcext:value-type="float">
            <text:p>0</text:p>
          </table:table-cell>
          <table:table-cell table:style-name="ce42" table:formula="of:=COUNTIF([.C2:.K2];&quot;12-20&quot;)+COUNTIF([.C2:.K2];&quot;2&quot;)" office:value-type="float" office:value="0" calcext:value-type="float">
            <text:p>0</text:p>
          </table:table-cell>
          <table:table-cell table:style-name="ce42" table:formula="of:=COUNTIF([.C2:.K2];&quot;U&quot;)+COUNTIF([.C2:.K2];&quot;U☻&quot;)" office:value-type="float" office:value="0" calcext:value-type="float">
            <text:p>0</text:p>
          </table:table-cell>
          <table:table-cell table:style-name="ce42" table:formula="of:=COUNTIF([.C2:.K2];&quot;KVIT&quot;)+COUNTIF([.C2:.K2];&quot;KVIT☻&quot;)" office:value-type="float" office:value="0" calcext:value-type="float">
            <text:p>0</text:p>
          </table:table-cell>
          <table:table-cell table:style-name="ce46" table:formula="of:=COUNTBLANK([.C2:.K2])" office:value-type="float" office:value="2" calcext:value-type="float">
            <text:p>2</text:p>
          </table:table-cell>
          <table:table-cell table:style-name="ce47" table:formula="of:=COUNTIF([.C2:.K2];&quot;x&quot;)" office:value-type="float" office:value="0" calcext:value-type="float">
            <text:p>0</text:p>
          </table:table-cell>
          <table:table-cell table:style-name="ce48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5"/>
          <table:table-cell table:style-name="ce20"/>
          <table:table-cell table:style-name="ce1" table:number-columns-repeated="1000"/>
        </table:table-row>
        <table:table-row table:style-name="ro6">
          <table:table-cell table:style-name="ce18" office:value-type="date" office:date-value="2009-01-02" calcext:value-type="date">
            <text:p>2. jan. 09</text:p>
          </table:table-cell>
          <table:table-cell table:style-name="ce22" table:formula="of:=TEXT([.A3];&quot;Ddd&quot;)" office:value-type="string" office:string-value="pet" calcext:value-type="string">
            <text:p>pet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2" svg:width="2.916cm" svg:height="1.827cm" svg:x="5.078cm" svg:y="-0.013cm" draw:caption-point-x="-0.619cm" draw:caption-point-y="1.427cm">
              <dc:date>2022-03-22T00:00:00</dc:date>
              <text:p text:style-name="P1">dopust od 29. 12. 2008 do 4. 1. 2009,</text:p>
            </office:annotation>
            <text:p>D</text:p>
          </table:table-cell>
          <table:table-cell table:style-name="ce31" table:formula="of:=[$'Vzorci vnosov'.$A$12]" office:value-type="string" office:string-value="D" calcext:value-type="string">
            <office:annotation draw:style-name="gr2" draw:text-style-name="P2" svg:width="2.968cm" svg:height="1.019cm" svg:x="6.364cm" svg:y="-0.013cm" draw:caption-point-x="-0.592cm" draw:caption-point-y="1.427cm">
              <dc:date>2022-03-22T00:00:00</dc:date>
              <text:p text:style-name="P1">dopust od 20.12 do 3.1.2009</text:p>
            </office:annotation>
            <text:p>D</text:p>
          </table:table-cell>
          <table:table-cell table:style-name="ce31"/>
          <table:table-cell table:style-name="ce29" table:formula="of:=[$'Vzorci vnosov'.$A$12]" office:value-type="string" office:string-value="D" calcext:value-type="string">
            <office:annotation draw:style-name="gr3" draw:text-style-name="P2" svg:width="2.969cm" svg:height="1.416cm" svg:x="8.988cm" svg:y="-0.013cm" draw:caption-point-x="-0.592cm" draw:caption-point-y="1.427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3" draw:text-style-name="P2" svg:width="2.915cm" svg:height="1.416cm" svg:x="10.301cm" svg:y="-0.013cm" draw:caption-point-x="-0.592cm" draw:caption-point-y="1.427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3" draw:text-style-name="P2" svg:width="2.947cm" svg:height="1.416cm" svg:x="14.212cm" svg:y="-0.013cm" draw:caption-point-x="-0.566cm" draw:caption-point-y="1.427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4" draw:text-style-name="P2" svg:width="2.974cm" svg:height="1.017cm" svg:x="15.524cm" svg:y="1.293cm" draw:caption-point-x="-0.566cm" draw:caption-point-y="0.121cm">
              <dc:date>2022-03-22T00:00:00</dc:date>
              <text:p text:style-name="P1">dopust 20.12.08 - 4.1.09 </text:p>
            </office:annotation>
            <text:p>D</text:p>
          </table:table-cell>
          <table:table-cell table:style-name="ce28" office:value-type="string" calcext:value-type="string">
            <text:p>PIN</text:p>
          </table:table-cell>
          <table:table-cell table:style-name="ce39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42" table:formula="of:=COUNTIF([.C3:.K3];&quot;51&quot;)+COUNTIF([.C3:.K3];&quot;51$&quot;)+COUNTIF([.C3:.K3];&quot;51☻&quot;)" office:value-type="float" office:value="0" calcext:value-type="float">
            <text:p>0</text:p>
          </table:table-cell>
          <table:table-cell table:style-name="ce42" table:formula="of:=COUNTIF([.C3:.K3];&quot;52&quot;)+COUNTIF([.C3:.K3];&quot;52$&quot;)+COUNTIF([.C3:.K3];&quot;52☻&quot;)" office:value-type="float" office:value="0" calcext:value-type="float">
            <text:p>0</text:p>
          </table:table-cell>
          <table:table-cell table:style-name="ce42" table:formula="of:=COUNTIF([.C3:.K3];&quot;12-20&quot;)+COUNTIF([.C3:.K3];&quot;2&quot;)" office:value-type="float" office:value="0" calcext:value-type="float">
            <text:p>0</text:p>
          </table:table-cell>
          <table:table-cell table:style-name="ce42" table:formula="of:=COUNTIF([.C3:.K3];&quot;U&quot;)+COUNTIF([.C3:.K3];&quot;U☻&quot;)" office:value-type="float" office:value="0" calcext:value-type="float">
            <text:p>0</text:p>
          </table:table-cell>
          <table:table-cell table:style-name="ce42" table:formula="of:=COUNTIF([.C3:.K3];&quot;KVIT&quot;)+COUNTIF([.C3:.K3];&quot;KVIT☻&quot;)" office:value-type="float" office:value="0" calcext:value-type="float">
            <text:p>0</text:p>
          </table:table-cell>
          <table:table-cell table:style-name="ce46" table:formula="of:=COUNTBLANK([.C3:.K3])" office:value-type="float" office:value="2" calcext:value-type="float">
            <text:p>2</text:p>
          </table:table-cell>
          <table:table-cell table:style-name="ce47" table:formula="of:=COUNTIF([.C3:.K3];&quot;x&quot;)" office:value-type="float" office:value="0" calcext:value-type="float">
            <text:p>0</text:p>
          </table:table-cell>
          <table:table-cell table:style-name="ce48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03" calcext:value-type="date">
            <text:p>3. jan. 09</text:p>
          </table:table-cell>
          <table:table-cell table:style-name="ce22" table:formula="of:=TEXT([.A4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2" svg:width="2.916cm" svg:height="1.827cm" svg:x="5.078cm" svg:y="-0.013cm" draw:caption-point-x="-0.619cm" draw:caption-point-y="2.129cm">
              <dc:date>2022-03-22T00:00:00</dc:date>
              <text:p text:style-name="P1">dopust od 29. 12. 2008 do 4. 1. 2009,</text:p>
            </office:annotation>
            <text:p>D</text:p>
          </table:table-cell>
          <table:table-cell table:style-name="ce31" table:formula="of:=[$'Vzorci vnosov'.$A$12]" office:value-type="string" office:string-value="D" calcext:value-type="string">
            <office:annotation draw:style-name="gr5" draw:text-style-name="P2" svg:width="2.968cm" svg:height="1.033cm" svg:x="6.364cm" svg:y="0.569cm" draw:caption-point-x="-0.592cm" draw:caption-point-y="1.547cm">
              <dc:date>2022-03-22T00:00:00</dc:date>
              <text:p text:style-name="P1">dopust od 20.12 do 3.1.2009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office:annotation draw:style-name="gr6" draw:text-style-name="P2" svg:width="2.969cm" svg:height="1.412cm" svg:x="7.676cm" svg:y="0.592cm" draw:caption-point-x="-0.592cm" draw:caption-point-y="1.524cm">
              <dc:date>2022-03-22T00:00:00</dc:date>
              <text:p text:style-name="P1">če me daš dežurat <text:s/>3. in 4. januarja</text:p>
            </office:annotation>
            <text:p>☻</text:p>
          </table:table-cell>
          <table:table-cell table:style-name="ce29" table:formula="of:=[$'Vzorci vnosov'.$A$12]" office:value-type="string" office:string-value="D" calcext:value-type="string">
            <office:annotation draw:style-name="gr6" draw:text-style-name="P2" svg:width="2.969cm" svg:height="1.412cm" svg:x="8.988cm" svg:y="0.565cm" draw:caption-point-x="-0.592cm" draw:caption-point-y="1.551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3" draw:text-style-name="P2" svg:width="2.915cm" svg:height="1.416cm" svg:x="10.301cm" svg:y="-0.013cm" draw:caption-point-x="-0.592cm" draw:caption-point-y="2.129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37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6" draw:text-style-name="P2" svg:width="2.947cm" svg:height="1.412cm" svg:x="14.212cm" svg:y="0.565cm" draw:caption-point-x="-0.566cm" draw:caption-point-y="1.551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4" draw:text-style-name="P2" svg:width="2.974cm" svg:height="1.017cm" svg:x="15.524cm" svg:y="1.293cm" draw:caption-point-x="-0.566cm" draw:caption-point-y="0.823cm">
              <dc:date>2022-03-22T00:00:00</dc:date>
              <text:p text:style-name="P1">dopust 20.12.08 - 4.1.09 </text:p>
            </office:annotation>
            <text:p>D</text:p>
          </table:table-cell>
          <table:table-cell table:style-name="ce28" office:value-type="string" calcext:value-type="string">
            <text:p>HOL</text:p>
          </table:table-cell>
          <table:table-cell table:style-name="ce39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42" table:formula="of:=COUNTIF([.C4:.K4];&quot;51&quot;)+COUNTIF([.C4:.K4];&quot;51$&quot;)+COUNTIF([.C4:.K4];&quot;51☻&quot;)" office:value-type="float" office:value="0" calcext:value-type="float">
            <text:p>0</text:p>
          </table:table-cell>
          <table:table-cell table:style-name="ce42" table:formula="of:=COUNTIF([.C4:.K4];&quot;52&quot;)+COUNTIF([.C4:.K4];&quot;52$&quot;)+COUNTIF([.C4:.K4];&quot;52☻&quot;)" office:value-type="float" office:value="0" calcext:value-type="float">
            <text:p>0</text:p>
          </table:table-cell>
          <table:table-cell table:style-name="ce42" table:formula="of:=COUNTIF([.C4:.K4];&quot;12-20&quot;)+COUNTIF([.C4:.K4];&quot;2&quot;)" office:value-type="float" office:value="0" calcext:value-type="float">
            <text:p>0</text:p>
          </table:table-cell>
          <table:table-cell table:style-name="ce42" table:formula="of:=COUNTIF([.C4:.K4];&quot;U&quot;)+COUNTIF([.C4:.K4];&quot;U☻&quot;)" office:value-type="float" office:value="0" calcext:value-type="float">
            <text:p>0</text:p>
          </table:table-cell>
          <table:table-cell table:style-name="ce42" table:formula="of:=COUNTIF([.C4:.K4];&quot;KVIT&quot;)+COUNTIF([.C4:.K4];&quot;KVIT☻&quot;)" office:value-type="float" office:value="0" calcext:value-type="float">
            <text:p>0</text:p>
          </table:table-cell>
          <table:table-cell table:style-name="ce46" table:formula="of:=COUNTBLANK([.C4:.K4])" office:value-type="float" office:value="2" calcext:value-type="float">
            <text:p>2</text:p>
          </table:table-cell>
          <table:table-cell table:style-name="ce47" table:formula="of:=COUNTIF([.C4:.K4];&quot;x&quot;)" office:value-type="float" office:value="0" calcext:value-type="float">
            <text:p>0</text:p>
          </table:table-cell>
          <table:table-cell table:style-name="ce48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04" calcext:value-type="date">
            <text:p>4. jan. 09</text:p>
          </table:table-cell>
          <table:table-cell table:style-name="ce22" table:formula="of:=TEXT([.A5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2" svg:width="2.916cm" svg:height="1.827cm" svg:x="5.078cm" svg:y="-0.013cm" draw:caption-point-x="-0.619cm" draw:caption-point-y="2.831cm">
              <dc:date>2022-03-22T00:00:00</dc:date>
              <text:p text:style-name="P1">dopust od 29. 12. 2008 do 4. 1. 2009,</text:p>
            </office:annotation>
            <text:p>D</text:p>
          </table:table-cell>
          <table:table-cell table:style-name="ce31" table:formula="of:=[$'Vzorci vnosov'.$A$12]" office:value-type="string" office:string-value="D" calcext:value-type="string">
            <office:annotation draw:style-name="gr5" draw:text-style-name="P2" svg:width="2.968cm" svg:height="1.033cm" svg:x="6.364cm" svg:y="1.271cm" draw:caption-point-x="-0.592cm" draw:caption-point-y="1.547cm">
              <dc:date>2022-03-22T00:00:00</dc:date>
              <text:p text:style-name="P1">dopust od 20.12 do 3.1.2009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office:annotation draw:style-name="gr7" draw:text-style-name="P2" svg:width="2.969cm" svg:height="1.43cm" svg:x="7.676cm" svg:y="1.271cm" draw:caption-point-x="-0.592cm" draw:caption-point-y="1.547cm">
              <dc:date>2022-03-22T00:00:00</dc:date>
              <text:p text:style-name="P1">če me daš dežurat <text:s/>3. in 4. januarja</text:p>
            </office:annotation>
            <text:p>☻</text:p>
          </table:table-cell>
          <table:table-cell table:style-name="ce29" table:formula="of:=[$'Vzorci vnosov'.$A$12]" office:value-type="string" office:string-value="D" calcext:value-type="string">
            <office:annotation draw:style-name="gr7" draw:text-style-name="P2" svg:width="2.969cm" svg:height="1.43cm" svg:x="8.988cm" svg:y="1.271cm" draw:caption-point-x="-0.592cm" draw:caption-point-y="1.547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3" draw:text-style-name="P2" svg:width="2.915cm" svg:height="1.416cm" svg:x="10.301cm" svg:y="-0.013cm" draw:caption-point-x="-0.592cm" draw:caption-point-y="2.831cm">
              <dc:date>2022-03-22T00:00:00</dc:date>
              <text:p text:style-name="P1">dopust od 29.12.2008 do 04.01.2009</text:p>
            </office:annotation>
            <text:p>D</text:p>
          </table:table-cell>
          <table:table-cell table:style-name="ce37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7" draw:text-style-name="P2" svg:width="2.947cm" svg:height="1.43cm" svg:x="14.212cm" svg:y="1.271cm" draw:caption-point-x="-0.566cm" draw:caption-point-y="1.547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4" draw:text-style-name="P2" svg:width="2.974cm" svg:height="1.017cm" svg:x="15.524cm" svg:y="1.293cm" draw:caption-point-x="-0.566cm" draw:caption-point-y="1.525cm">
              <dc:date>2022-03-22T00:00:00</dc:date>
              <text:p text:style-name="P1">dopust 20.12.08 - 4.1.09 </text:p>
            </office:annotation>
            <text:p>D</text:p>
          </table:table-cell>
          <table:table-cell table:style-name="ce28" office:value-type="string" calcext:value-type="string">
            <text:p>HOL</text:p>
          </table:table-cell>
          <table:table-cell table:style-name="ce39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42" table:formula="of:=COUNTIF([.C5:.K5];&quot;51&quot;)+COUNTIF([.C5:.K5];&quot;51$&quot;)+COUNTIF([.C5:.K5];&quot;51☻&quot;)" office:value-type="float" office:value="0" calcext:value-type="float">
            <text:p>0</text:p>
          </table:table-cell>
          <table:table-cell table:style-name="ce42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42" table:formula="of:=COUNTIF([.C5:.K5];&quot;12-20&quot;)+COUNTIF([.C5:.K5];&quot;2&quot;)" office:value-type="float" office:value="0" calcext:value-type="float">
            <text:p>0</text:p>
          </table:table-cell>
          <table:table-cell table:style-name="ce42" table:formula="of:=COUNTIF([.C5:.K5];&quot;U&quot;)+COUNTIF([.C5:.K5];&quot;U☻&quot;)" office:value-type="float" office:value="0" calcext:value-type="float">
            <text:p>0</text:p>
          </table:table-cell>
          <table:table-cell table:style-name="ce42" table:formula="of:=COUNTIF([.C5:.K5];&quot;KVIT&quot;)+COUNTIF([.C5:.K5];&quot;KVIT☻&quot;)" office:value-type="float" office:value="0" calcext:value-type="float">
            <text:p>0</text:p>
          </table:table-cell>
          <table:table-cell table:style-name="ce46" table:formula="of:=COUNTBLANK([.C5:.K5])" office:value-type="float" office:value="2" calcext:value-type="float">
            <text:p>2</text:p>
          </table:table-cell>
          <table:table-cell table:style-name="ce47" table:formula="of:=COUNTIF([.C5:.K5];&quot;x&quot;)" office:value-type="float" office:value="0" calcext:value-type="float">
            <text:p>0</text:p>
          </table:table-cell>
          <table:table-cell table:style-name="ce48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05" calcext:value-type="date">
            <text:p>5. jan. 09</text:p>
          </table:table-cell>
          <table:table-cell table:style-name="ce23" table:formula="of:=TEXT([.A6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42cm" svg:height="1.017cm" svg:x="10.275cm" svg:y="1.968cm" draw:caption-point-x="-0.566cm" draw:caption-point-y="1.552cm">
              <dc:date>2022-03-22T00:00:00</dc:date>
              <text:p text:style-name="P1">dopust 05.01.2009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7" draw:text-style-name="P2" svg:width="2.947cm" svg:height="1.43cm" svg:x="14.212cm" svg:y="1.973cm" draw:caption-point-x="-0.566cm" draw:caption-point-y="1.547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8" office:value-type="string" calcext:value-type="string">
            <text:p>ŠOŠ</text:p>
          </table:table-cell>
          <table:table-cell table:style-name="ce39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42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42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42" table:formula="of:=COUNTIF([.C6:.K6];&quot;12-20&quot;)+COUNTIF([.C6:.K6];&quot;2&quot;)" office:value-type="float" office:value="1" calcext:value-type="float">
            <text:p>1</text:p>
          </table:table-cell>
          <table:table-cell table:style-name="ce42" table:formula="of:=COUNTIF([.C6:.K6];&quot;U&quot;)+COUNTIF([.C6:.K6];&quot;U☻&quot;)" office:value-type="float" office:value="1" calcext:value-type="float">
            <text:p>1</text:p>
          </table:table-cell>
          <table:table-cell table:style-name="ce42" table:formula="of:=COUNTIF([.C6:.K6];&quot;KVIT&quot;)+COUNTIF([.C6:.K6];&quot;KVIT☻&quot;)" office:value-type="float" office:value="1" calcext:value-type="float">
            <text:p>1</text:p>
          </table:table-cell>
          <table:table-cell table:style-name="ce46" table:formula="of:=COUNTBLANK([.C6:.K6])" office:value-type="float" office:value="1" calcext:value-type="float">
            <text:p>1</text:p>
          </table:table-cell>
          <table:table-cell table:style-name="ce47" table:formula="of:=COUNTIF([.C6:.K6];&quot;x&quot;)" office:value-type="float" office:value="1" calcext:value-type="float">
            <text:p>1</text:p>
          </table:table-cell>
          <table:table-cell table:style-name="ce48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06" calcext:value-type="date">
            <text:p>6. jan. 09</text:p>
          </table:table-cell>
          <table:table-cell table:style-name="ce23" table:formula="of:=TEXT([.A7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6" draw:text-style-name="P2" svg:width="2.947cm" svg:height="1.412cm" svg:x="14.212cm" svg:y="2.671cm" draw:caption-point-x="-0.566cm" draw:caption-point-y="1.551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8" office:value-type="string" calcext:value-type="string">
            <text:p>ŠOŠ</text:p>
          </table:table-cell>
          <table:table-cell table:style-name="ce39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42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42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42" table:formula="of:=COUNTIF([.C7:.K7];&quot;12-20&quot;)+COUNTIF([.C7:.K7];&quot;2&quot;)" office:value-type="float" office:value="1" calcext:value-type="float">
            <text:p>1</text:p>
          </table:table-cell>
          <table:table-cell table:style-name="ce42" table:formula="of:=COUNTIF([.C7:.K7];&quot;U&quot;)+COUNTIF([.C7:.K7];&quot;U☻&quot;)" office:value-type="float" office:value="1" calcext:value-type="float">
            <text:p>1</text:p>
          </table:table-cell>
          <table:table-cell table:style-name="ce42" table:formula="of:=COUNTIF([.C7:.K7];&quot;KVIT&quot;)+COUNTIF([.C7:.K7];&quot;KVIT☻&quot;)" office:value-type="float" office:value="1" calcext:value-type="float">
            <text:p>1</text:p>
          </table:table-cell>
          <table:table-cell table:style-name="ce46" table:formula="of:=COUNTBLANK([.C7:.K7])" office:value-type="float" office:value="1" calcext:value-type="float">
            <text:p>1</text:p>
          </table:table-cell>
          <table:table-cell table:style-name="ce47" table:formula="of:=COUNTIF([.C7:.K7];&quot;x&quot;)" office:value-type="float" office:value="1" calcext:value-type="float">
            <text:p>1</text:p>
          </table:table-cell>
          <table:table-cell table:style-name="ce48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07" calcext:value-type="date">
            <text:p>7. jan. 09</text:p>
          </table:table-cell>
          <table:table-cell table:style-name="ce23" table:formula="of:=TEXT([.A8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6" draw:text-style-name="P2" svg:width="2.947cm" svg:height="1.412cm" svg:x="14.212cm" svg:y="3.373cm" draw:caption-point-x="-0.566cm" draw:caption-point-y="1.551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8" office:value-type="string" calcext:value-type="string">
            <text:p>ŠOŠ</text:p>
          </table:table-cell>
          <table:table-cell table:style-name="ce39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42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42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42" table:formula="of:=COUNTIF([.C8:.K8];&quot;12-20&quot;)+COUNTIF([.C8:.K8];&quot;2&quot;)" office:value-type="float" office:value="1" calcext:value-type="float">
            <text:p>1</text:p>
          </table:table-cell>
          <table:table-cell table:style-name="ce42" table:formula="of:=COUNTIF([.C8:.K8];&quot;U&quot;)+COUNTIF([.C8:.K8];&quot;U☻&quot;)" office:value-type="float" office:value="1" calcext:value-type="float">
            <text:p>1</text:p>
          </table:table-cell>
          <table:table-cell table:style-name="ce42" table:formula="of:=COUNTIF([.C8:.K8];&quot;KVIT&quot;)+COUNTIF([.C8:.K8];&quot;KVIT☻&quot;)" office:value-type="float" office:value="1" calcext:value-type="float">
            <text:p>1</text:p>
          </table:table-cell>
          <table:table-cell table:style-name="ce46" table:formula="of:=COUNTBLANK([.C8:.K8])" office:value-type="float" office:value="1" calcext:value-type="float">
            <text:p>1</text:p>
          </table:table-cell>
          <table:table-cell table:style-name="ce47" table:formula="of:=COUNTIF([.C8:.K8];&quot;x&quot;)" office:value-type="float" office:value="1" calcext:value-type="float">
            <text:p>1</text:p>
          </table:table-cell>
          <table:table-cell table:style-name="ce48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08" calcext:value-type="date">
            <text:p>8. jan. 09</text:p>
          </table:table-cell>
          <table:table-cell table:style-name="ce23" table:formula="of:=TEXT([.A9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6" draw:text-style-name="P2" svg:width="2.947cm" svg:height="1.412cm" svg:x="14.212cm" svg:y="4.075cm" draw:caption-point-x="-0.566cm" draw:caption-point-y="1.551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8" office:value-type="string" calcext:value-type="string">
            <text:p>ŠOŠ</text:p>
          </table:table-cell>
          <table:table-cell table:style-name="ce39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42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42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42" table:formula="of:=COUNTIF([.C9:.K9];&quot;12-20&quot;)+COUNTIF([.C9:.K9];&quot;2&quot;)" office:value-type="float" office:value="1" calcext:value-type="float">
            <text:p>1</text:p>
          </table:table-cell>
          <table:table-cell table:style-name="ce42" table:formula="of:=COUNTIF([.C9:.K9];&quot;U&quot;)+COUNTIF([.C9:.K9];&quot;U☻&quot;)" office:value-type="float" office:value="1" calcext:value-type="float">
            <text:p>1</text:p>
          </table:table-cell>
          <table:table-cell table:style-name="ce42" table:formula="of:=COUNTIF([.C9:.K9];&quot;KVIT&quot;)+COUNTIF([.C9:.K9];&quot;KVIT☻&quot;)" office:value-type="float" office:value="1" calcext:value-type="float">
            <text:p>1</text:p>
          </table:table-cell>
          <table:table-cell table:style-name="ce46" table:formula="of:=COUNTBLANK([.C9:.K9])" office:value-type="float" office:value="1" calcext:value-type="float">
            <text:p>1</text:p>
          </table:table-cell>
          <table:table-cell table:style-name="ce47" table:formula="of:=COUNTIF([.C9:.K9];&quot;x&quot;)" office:value-type="float" office:value="2" calcext:value-type="float">
            <text:p>2</text:p>
          </table:table-cell>
          <table:table-cell table:style-name="ce48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09" calcext:value-type="date">
            <text:p>9. jan. 09</text:p>
          </table:table-cell>
          <table:table-cell table:style-name="ce23" table:formula="of:=TEXT([.A10];&quot;Ddd&quot;)" office:value-type="string" office:string-value="pet" calcext:value-type="string">
            <text:p>pe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7" draw:text-style-name="P2" svg:width="2.947cm" svg:height="1.43cm" svg:x="14.212cm" svg:y="4.755cm" draw:caption-point-x="-0.566cm" draw:caption-point-y="1.573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KON</text:p>
          </table:table-cell>
          <table:table-cell table:style-name="ce39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42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42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42" table:formula="of:=COUNTIF([.C10:.K10];&quot;12-20&quot;)+COUNTIF([.C10:.K10];&quot;2&quot;)" office:value-type="float" office:value="1" calcext:value-type="float">
            <text:p>1</text:p>
          </table:table-cell>
          <table:table-cell table:style-name="ce42" table:formula="of:=COUNTIF([.C10:.K10];&quot;U&quot;)+COUNTIF([.C10:.K10];&quot;U☻&quot;)" office:value-type="float" office:value="1" calcext:value-type="float">
            <text:p>1</text:p>
          </table:table-cell>
          <table:table-cell table:style-name="ce42" table:formula="of:=COUNTIF([.C10:.K10];&quot;KVIT&quot;)+COUNTIF([.C10:.K10];&quot;KVIT☻&quot;)" office:value-type="float" office:value="3" calcext:value-type="float">
            <text:p>3</text:p>
          </table:table-cell>
          <table:table-cell table:style-name="ce46" table:formula="of:=COUNTBLANK([.C10:.K10])" office:value-type="float" office:value="1" calcext:value-type="float">
            <text:p>1</text:p>
          </table:table-cell>
          <table:table-cell table:style-name="ce47" table:formula="of:=COUNTIF([.C10:.K10];&quot;x&quot;)" office:value-type="float" office:value="0" calcext:value-type="float">
            <text:p>0</text:p>
          </table:table-cell>
          <table:table-cell table:style-name="ce48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10" calcext:value-type="date">
            <text:p>10. jan. 09</text:p>
          </table:table-cell>
          <table:table-cell table:style-name="ce22" table:formula="of:=TEXT([.A11];&quot;Ddd&quot;)" office:value-type="string" office:string-value="sob" calcext:value-type="string">
            <text:p>sob</text:p>
          </table:table-cell>
          <table:table-cell table:style-name="ce30"/>
          <table:table-cell table:style-name="ce35" office:value-type="string" calcext:value-type="string">
            <office:annotation draw:style-name="gr8" draw:text-style-name="P2" svg:width="2.942cm" svg:height="1.841cm" svg:x="6.338cm" svg:y="5.457cm" draw:caption-point-x="-0.566cm" draw:caption-point-y="1.573cm">
              <dc:date>2022-03-22T00:00:00</dc:date>
              <text:p text:style-name="P1">V januarju prosim za en vikend. hvala in lp maja</text:p>
            </office:annotation>
            <text:p>☻</text:p>
          </table:table-cell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7" draw:text-style-name="P2" svg:width="2.947cm" svg:height="1.43cm" svg:x="14.212cm" svg:y="5.457cm" draw:caption-point-x="-0.566cm" draw:caption-point-y="1.573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9"/>
          <table:table-cell table:style-name="ce28" office:value-type="string" calcext:value-type="string">
            <text:p>KON</text:p>
          </table:table-cell>
          <table:table-cell table:style-name="ce39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42" table:formula="of:=COUNTIF([.C11:.K11];&quot;51&quot;)+COUNTIF([.C11:.K11];&quot;51$&quot;)+COUNTIF([.C11:.K11];&quot;51☻&quot;)" office:value-type="float" office:value="0" calcext:value-type="float">
            <text:p>0</text:p>
          </table:table-cell>
          <table:table-cell table:style-name="ce42" table:formula="of:=COUNTIF([.C11:.K11];&quot;52&quot;)+COUNTIF([.C11:.K11];&quot;52$&quot;)+COUNTIF([.C11:.K11];&quot;52☻&quot;)" office:value-type="float" office:value="0" calcext:value-type="float">
            <text:p>0</text:p>
          </table:table-cell>
          <table:table-cell table:style-name="ce42" table:formula="of:=COUNTIF([.C11:.K11];&quot;12-20&quot;)+COUNTIF([.C11:.K11];&quot;2&quot;)" office:value-type="float" office:value="0" calcext:value-type="float">
            <text:p>0</text:p>
          </table:table-cell>
          <table:table-cell table:style-name="ce42" table:formula="of:=COUNTIF([.C11:.K11];&quot;U&quot;)+COUNTIF([.C11:.K11];&quot;U☻&quot;)" office:value-type="float" office:value="0" calcext:value-type="float">
            <text:p>0</text:p>
          </table:table-cell>
          <table:table-cell table:style-name="ce42" table:formula="of:=COUNTIF([.C11:.K11];&quot;KVIT&quot;)+COUNTIF([.C11:.K11];&quot;KVIT☻&quot;)" office:value-type="float" office:value="0" calcext:value-type="float">
            <text:p>0</text:p>
          </table:table-cell>
          <table:table-cell table:style-name="ce46" table:formula="of:=COUNTBLANK([.C11:.K11])" office:value-type="float" office:value="7" calcext:value-type="float">
            <text:p>7</text:p>
          </table:table-cell>
          <table:table-cell table:style-name="ce47" table:formula="of:=COUNTIF([.C11:.K11];&quot;x&quot;)" office:value-type="float" office:value="0" calcext:value-type="float">
            <text:p>0</text:p>
          </table:table-cell>
          <table:table-cell table:style-name="ce48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11" calcext:value-type="date">
            <text:p>11. jan. 09</text:p>
          </table:table-cell>
          <table:table-cell table:style-name="ce22" table:formula="of:=TEXT([.A12];&quot;Ddd&quot;)" office:value-type="string" office:string-value="ned" calcext:value-type="string">
            <text:p>ned</text:p>
          </table:table-cell>
          <table:table-cell table:style-name="ce30"/>
          <table:table-cell table:style-name="ce35" office:value-type="string" calcext:value-type="string">
            <office:annotation draw:style-name="gr8" draw:text-style-name="P2" svg:width="2.942cm" svg:height="1.841cm" svg:x="6.338cm" svg:y="6.159cm" draw:caption-point-x="-0.566cm" draw:caption-point-y="1.573cm">
              <dc:date>2022-03-22T00:00:00</dc:date>
              <text:p text:style-name="P1">V januarju prosim za en vikend. hvala in lp maja</text:p>
            </office:annotation>
            <text:p>☻</text:p>
          </table:table-cell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6" draw:text-style-name="P2" svg:width="2.947cm" svg:height="1.412cm" svg:x="14.212cm" svg:y="6.155cm" draw:caption-point-x="-0.566cm" draw:caption-point-y="1.577cm">
              <dc:date>2022-03-22T00:00:00</dc:date>
              <text:p text:style-name="P1">dopust od 31.12.2008 do 11.01.2009</text:p>
            </office:annotation>
            <text:p>D</text:p>
          </table:table-cell>
          <table:table-cell table:style-name="ce29"/>
          <table:table-cell table:style-name="ce28" office:value-type="string" calcext:value-type="string">
            <text:p>KON</text:p>
          </table:table-cell>
          <table:table-cell table:style-name="ce39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42" table:formula="of:=COUNTIF([.C12:.K12];&quot;51&quot;)+COUNTIF([.C12:.K12];&quot;51$&quot;)+COUNTIF([.C12:.K12];&quot;51☻&quot;)" office:value-type="float" office:value="0" calcext:value-type="float">
            <text:p>0</text:p>
          </table:table-cell>
          <table:table-cell table:style-name="ce42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42" table:formula="of:=COUNTIF([.C12:.K12];&quot;12-20&quot;)+COUNTIF([.C12:.K12];&quot;2&quot;)" office:value-type="float" office:value="0" calcext:value-type="float">
            <text:p>0</text:p>
          </table:table-cell>
          <table:table-cell table:style-name="ce42" table:formula="of:=COUNTIF([.C12:.K12];&quot;U&quot;)+COUNTIF([.C12:.K12];&quot;U☻&quot;)" office:value-type="float" office:value="0" calcext:value-type="float">
            <text:p>0</text:p>
          </table:table-cell>
          <table:table-cell table:style-name="ce42" table:formula="of:=COUNTIF([.C12:.K12];&quot;KVIT&quot;)+COUNTIF([.C12:.K12];&quot;KVIT☻&quot;)" office:value-type="float" office:value="0" calcext:value-type="float">
            <text:p>0</text:p>
          </table:table-cell>
          <table:table-cell table:style-name="ce46" table:formula="of:=COUNTBLANK([.C12:.K12])" office:value-type="float" office:value="7" calcext:value-type="float">
            <text:p>7</text:p>
          </table:table-cell>
          <table:table-cell table:style-name="ce47" table:formula="of:=COUNTIF([.C12:.K12];&quot;x&quot;)" office:value-type="float" office:value="0" calcext:value-type="float">
            <text:p>0</text:p>
          </table:table-cell>
          <table:table-cell table:style-name="ce48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12" calcext:value-type="date">
            <text:p>12. jan. 09</text:p>
          </table:table-cell>
          <table:table-cell table:style-name="ce23" table:formula="of:=TEXT([.A13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office:annotation draw:style-name="gr4" draw:text-style-name="P4" svg:width="3.022cm" svg:height="1.017cm" svg:x="5.078cm" svg:y="6.882cm" draw:caption-point-x="-0.619cm" draw:caption-point-y="1.552cm">
              <dc:date>2022-03-22T00:00:00</dc:date>
              <text:p text:style-name="P3">Mishaly-a bo od 12-15. 01. 2009</text:p>
            </office:annotation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office:annotation draw:style-name="gr9" draw:text-style-name="P4" svg:width="3cm" svg:height="1.814cm" svg:x="14.212cm" svg:y="6.887cm" draw:caption-point-x="-0.566cm" draw:caption-point-y="1.547cm">
              <dc:date>2022-03-22T00:00:00</dc:date>
              <text:p text:style-name="P3">Mishaly-a bo od 12-15. 01. 2009</text:p>
            </office:annotation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KON</text:p>
          </table:table-cell>
          <table:table-cell table:style-name="ce39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42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42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42" table:formula="of:=COUNTIF([.C13:.K13];&quot;12-20&quot;)+COUNTIF([.C13:.K13];&quot;2&quot;)" office:value-type="float" office:value="1" calcext:value-type="float">
            <text:p>1</text:p>
          </table:table-cell>
          <table:table-cell table:style-name="ce42" table:formula="of:=COUNTIF([.C13:.K13];&quot;U&quot;)+COUNTIF([.C13:.K13];&quot;U☻&quot;)" office:value-type="float" office:value="1" calcext:value-type="float">
            <text:p>1</text:p>
          </table:table-cell>
          <table:table-cell table:style-name="ce42" table:formula="of:=COUNTIF([.C13:.K13];&quot;KVIT&quot;)+COUNTIF([.C13:.K13];&quot;KVIT☻&quot;)" office:value-type="float" office:value="2" calcext:value-type="float">
            <text:p>2</text:p>
          </table:table-cell>
          <table:table-cell table:style-name="ce46" table:formula="of:=COUNTBLANK([.C13:.K13])" office:value-type="float" office:value="1" calcext:value-type="float">
            <text:p>1</text:p>
          </table:table-cell>
          <table:table-cell table:style-name="ce47" table:formula="of:=COUNTIF([.C13:.K13];&quot;x&quot;)" office:value-type="float" office:value="1" calcext:value-type="float">
            <text:p>1</text:p>
          </table:table-cell>
          <table:table-cell table:style-name="ce48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13" calcext:value-type="date">
            <text:p>13. jan. 09</text:p>
          </table:table-cell>
          <table:table-cell table:style-name="ce23" table:formula="of:=TEXT([.A14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office:annotation draw:style-name="gr4" draw:text-style-name="P4" svg:width="3.022cm" svg:height="1.017cm" svg:x="5.078cm" svg:y="7.584cm" draw:caption-point-x="-0.619cm" draw:caption-point-y="1.552cm">
              <dc:date>2022-03-22T00:00:00</dc:date>
              <text:p text:style-name="P3">Mishaly-a bo od 12-15. 01. 2009</text:p>
            </office:annotation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office:annotation draw:style-name="gr10" draw:text-style-name="P4" svg:width="3cm" svg:height="1.788cm" svg:x="14.212cm" svg:y="7.589cm" draw:caption-point-x="-0.566cm" draw:caption-point-y="1.547cm">
              <dc:date>2022-03-22T00:00:00</dc:date>
              <text:p text:style-name="P3">Mishaly-a bo od 12-15. 01. 2009</text:p>
            </office:annotation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8" office:value-type="string" calcext:value-type="string">
            <text:p>KON</text:p>
          </table:table-cell>
          <table:table-cell table:style-name="ce39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42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42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42" table:formula="of:=COUNTIF([.C14:.K14];&quot;12-20&quot;)+COUNTIF([.C14:.K14];&quot;2&quot;)" office:value-type="float" office:value="1" calcext:value-type="float">
            <text:p>1</text:p>
          </table:table-cell>
          <table:table-cell table:style-name="ce42" table:formula="of:=COUNTIF([.C14:.K14];&quot;U&quot;)+COUNTIF([.C14:.K14];&quot;U☻&quot;)" office:value-type="float" office:value="1" calcext:value-type="float">
            <text:p>1</text:p>
          </table:table-cell>
          <table:table-cell table:style-name="ce42" table:formula="of:=COUNTIF([.C14:.K14];&quot;KVIT&quot;)+COUNTIF([.C14:.K14];&quot;KVIT☻&quot;)" office:value-type="float" office:value="3" calcext:value-type="float">
            <text:p>3</text:p>
          </table:table-cell>
          <table:table-cell table:style-name="ce46" table:formula="of:=COUNTBLANK([.C14:.K14])" office:value-type="float" office:value="1" calcext:value-type="float">
            <text:p>1</text:p>
          </table:table-cell>
          <table:table-cell table:style-name="ce47" table:formula="of:=COUNTIF([.C14:.K14];&quot;x&quot;)" office:value-type="float" office:value="1" calcext:value-type="float">
            <text:p>1</text:p>
          </table:table-cell>
          <table:table-cell table:style-name="ce48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14" calcext:value-type="date">
            <text:p>14. jan. 09</text:p>
          </table:table-cell>
          <table:table-cell table:style-name="ce23" table:formula="of:=TEXT([.A15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office:annotation draw:style-name="gr4" draw:text-style-name="P4" svg:width="3.022cm" svg:height="1.017cm" svg:x="5.078cm" svg:y="8.286cm" draw:caption-point-x="-0.619cm" draw:caption-point-y="1.552cm">
              <dc:date>2022-03-22T00:00:00</dc:date>
              <text:p text:style-name="P3">Mishaly-a bo od 12-15. 01. 2009</text:p>
            </office:annotation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office:annotation draw:style-name="gr10" draw:text-style-name="P4" svg:width="3cm" svg:height="1.788cm" svg:x="14.212cm" svg:y="8.291cm" draw:caption-point-x="-0.566cm" draw:caption-point-y="1.547cm">
              <dc:date>2022-03-22T00:00:00</dc:date>
              <text:p text:style-name="P3">Mishaly-a bo od 12-15. 01. 2009</text:p>
            </office:annotation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KON</text:p>
          </table:table-cell>
          <table:table-cell table:style-name="ce39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42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42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42" table:formula="of:=COUNTIF([.C15:.K15];&quot;12-20&quot;)+COUNTIF([.C15:.K15];&quot;2&quot;)" office:value-type="float" office:value="1" calcext:value-type="float">
            <text:p>1</text:p>
          </table:table-cell>
          <table:table-cell table:style-name="ce42" table:formula="of:=COUNTIF([.C15:.K15];&quot;U&quot;)+COUNTIF([.C15:.K15];&quot;U☻&quot;)" office:value-type="float" office:value="1" calcext:value-type="float">
            <text:p>1</text:p>
          </table:table-cell>
          <table:table-cell table:style-name="ce42" table:formula="of:=COUNTIF([.C15:.K15];&quot;KVIT&quot;)+COUNTIF([.C15:.K15];&quot;KVIT☻&quot;)" office:value-type="float" office:value="3" calcext:value-type="float">
            <text:p>3</text:p>
          </table:table-cell>
          <table:table-cell table:style-name="ce46" table:formula="of:=COUNTBLANK([.C15:.K15])" office:value-type="float" office:value="1" calcext:value-type="float">
            <text:p>1</text:p>
          </table:table-cell>
          <table:table-cell table:style-name="ce47" table:formula="of:=COUNTIF([.C15:.K15];&quot;x&quot;)" office:value-type="float" office:value="1" calcext:value-type="float">
            <text:p>1</text:p>
          </table:table-cell>
          <table:table-cell table:style-name="ce48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15" calcext:value-type="date">
            <text:p>15. jan. 09</text:p>
          </table:table-cell>
          <table:table-cell table:style-name="ce23" table:formula="of:=TEXT([.A16];&quot;Ddd&quot;)" office:value-type="string" office:string-value="čet" calcext:value-type="string">
            <text:p>čet</text:p>
          </table:table-cell>
          <table:table-cell table:style-name="ce3" table:formula="of:=[$'Vzorci vnosov'.$A$10]" office:value-type="string" office:string-value="12-20" calcext:value-type="string">
            <office:annotation draw:style-name="gr10" draw:text-style-name="P4" svg:width="3.022cm" svg:height="1.788cm" svg:x="5.078cm" svg:y="8.993cm" draw:caption-point-x="-0.619cm" draw:caption-point-y="1.547cm">
              <dc:date>2022-03-22T00:00:00</dc:date>
              <text:p text:style-name="P3">Mishaly-a bo od 12-15. 01. 2009</text:p>
            </office:annotation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3" office:value-type="string" calcext:value-type="string">
            <office:annotation draw:style-name="gr10" draw:text-style-name="P4" svg:width="3cm" svg:height="1.788cm" svg:x="14.212cm" svg:y="8.993cm" draw:caption-point-x="-0.566cm" draw:caption-point-y="1.547cm">
              <dc:date>2022-03-22T00:00:00</dc:date>
              <text:p text:style-name="P3">Mishaly-a bo od 12-15. 01. 2009</text:p>
            </office:annotation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8" office:value-type="string" calcext:value-type="string">
            <text:p>KON</text:p>
          </table:table-cell>
          <table:table-cell table:style-name="ce39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42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42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42" table:formula="of:=COUNTIF([.C16:.K16];&quot;12-20&quot;)+COUNTIF([.C16:.K16];&quot;2&quot;)" office:value-type="float" office:value="1" calcext:value-type="float">
            <text:p>1</text:p>
          </table:table-cell>
          <table:table-cell table:style-name="ce42" table:formula="of:=COUNTIF([.C16:.K16];&quot;U&quot;)+COUNTIF([.C16:.K16];&quot;U☻&quot;)" office:value-type="float" office:value="1" calcext:value-type="float">
            <text:p>1</text:p>
          </table:table-cell>
          <table:table-cell table:style-name="ce42" table:formula="of:=COUNTIF([.C16:.K16];&quot;KVIT&quot;)+COUNTIF([.C16:.K16];&quot;KVIT☻&quot;)" office:value-type="float" office:value="2" calcext:value-type="float">
            <text:p>2</text:p>
          </table:table-cell>
          <table:table-cell table:style-name="ce46" table:formula="of:=COUNTBLANK([.C16:.K16])" office:value-type="float" office:value="1" calcext:value-type="float">
            <text:p>1</text:p>
          </table:table-cell>
          <table:table-cell table:style-name="ce47" table:formula="of:=COUNTIF([.C16:.K16];&quot;x&quot;)" office:value-type="float" office:value="1" calcext:value-type="float">
            <text:p>1</text:p>
          </table:table-cell>
          <table:table-cell table:style-name="ce48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16" calcext:value-type="date">
            <text:p>16. jan. 09</text:p>
          </table:table-cell>
          <table:table-cell table:style-name="ce23" table:formula="of:=TEXT([.A17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office:value-type="string" calcext:value-type="string">
            <office:annotation draw:style-name="gr9" draw:text-style-name="P2" svg:width="2.942cm" svg:height="1.814cm" svg:x="10.275cm" svg:y="9.669cm" draw:caption-point-x="-0.566cm" draw:caption-point-y="1.573cm">
              <dc:date>2022-03-22T00:00:00</dc:date>
              <text:p text:style-name="P1">dežuranja v jan. in feb. <text:s/>ne <text:s/>v torke in petke</text:p>
            </office:annotation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8" office:value-type="string" calcext:value-type="string">
            <text:p>MŠŠ</text:p>
          </table:table-cell>
          <table:table-cell table:style-name="ce39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42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42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42" table:formula="of:=COUNTIF([.C17:.K17];&quot;12-20&quot;)+COUNTIF([.C17:.K17];&quot;2&quot;)" office:value-type="float" office:value="1" calcext:value-type="float">
            <text:p>1</text:p>
          </table:table-cell>
          <table:table-cell table:style-name="ce42" table:formula="of:=COUNTIF([.C17:.K17];&quot;U&quot;)+COUNTIF([.C17:.K17];&quot;U☻&quot;)" office:value-type="float" office:value="1" calcext:value-type="float">
            <text:p>1</text:p>
          </table:table-cell>
          <table:table-cell table:style-name="ce42" table:formula="of:=COUNTIF([.C17:.K17];&quot;KVIT&quot;)+COUNTIF([.C17:.K17];&quot;KVIT☻&quot;)" office:value-type="float" office:value="3" calcext:value-type="float">
            <text:p>3</text:p>
          </table:table-cell>
          <table:table-cell table:style-name="ce46" table:formula="of:=COUNTBLANK([.C17:.K17])" office:value-type="float" office:value="1" calcext:value-type="float">
            <text:p>1</text:p>
          </table:table-cell>
          <table:table-cell table:style-name="ce47" table:formula="of:=COUNTIF([.C17:.K17];&quot;x&quot;)" office:value-type="float" office:value="1" calcext:value-type="float">
            <text:p>1</text:p>
          </table:table-cell>
          <table:table-cell table:style-name="ce48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17" calcext:value-type="date">
            <text:p>17. jan. 09</text:p>
          </table:table-cell>
          <table:table-cell table:style-name="ce22" table:formula="of:=TEXT([.A18];&quot;Ddd&quot;)" office:value-type="string" office:string-value="sob" calcext:value-type="string">
            <text:p>sob</text:p>
          </table:table-cell>
          <table:table-cell table:style-name="ce30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office:annotation draw:style-name="gr11" draw:text-style-name="P6" svg:width="3.619cm" svg:height="0.86cm" svg:x="8.803cm" svg:y="11.589cm" draw:caption-point-x="-0.407cm" draw:caption-point-y="0.355cm">
              <dc:date>2022-03-22T00:00:00</dc:date>
              <text:p text:style-name="P5">Bronhoskopija</text:p>
              <text:p text:style-name="P5"/>
            </office:annotation>
            <text:p>☻</text:p>
          </table:table-cell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28" office:value-type="string" calcext:value-type="string">
            <text:p>MŠŠ</text:p>
          </table:table-cell>
          <table:table-cell table:style-name="ce39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42" table:formula="of:=COUNTIF([.C18:.K18];&quot;51&quot;)+COUNTIF([.C18:.K18];&quot;51$&quot;)+COUNTIF([.C18:.K18];&quot;51☻&quot;)" office:value-type="float" office:value="0" calcext:value-type="float">
            <text:p>0</text:p>
          </table:table-cell>
          <table:table-cell table:style-name="ce42" table:formula="of:=COUNTIF([.C18:.K18];&quot;52&quot;)+COUNTIF([.C18:.K18];&quot;52$&quot;)+COUNTIF([.C18:.K18];&quot;52☻&quot;)" office:value-type="float" office:value="0" calcext:value-type="float">
            <text:p>0</text:p>
          </table:table-cell>
          <table:table-cell table:style-name="ce42" table:formula="of:=COUNTIF([.C18:.K18];&quot;12-20&quot;)+COUNTIF([.C18:.K18];&quot;2&quot;)" office:value-type="float" office:value="0" calcext:value-type="float">
            <text:p>0</text:p>
          </table:table-cell>
          <table:table-cell table:style-name="ce42" table:formula="of:=COUNTIF([.C18:.K18];&quot;U&quot;)+COUNTIF([.C18:.K18];&quot;U☻&quot;)" office:value-type="float" office:value="0" calcext:value-type="float">
            <text:p>0</text:p>
          </table:table-cell>
          <table:table-cell table:style-name="ce42" table:formula="of:=COUNTIF([.C18:.K18];&quot;KVIT&quot;)+COUNTIF([.C18:.K18];&quot;KVIT☻&quot;)" office:value-type="float" office:value="0" calcext:value-type="float">
            <text:p>0</text:p>
          </table:table-cell>
          <table:table-cell table:style-name="ce46" table:formula="of:=COUNTBLANK([.C18:.K18])" office:value-type="float" office:value="8" calcext:value-type="float">
            <text:p>8</text:p>
          </table:table-cell>
          <table:table-cell table:style-name="ce47" table:formula="of:=COUNTIF([.C18:.K18];&quot;x&quot;)" office:value-type="float" office:value="0" calcext:value-type="float">
            <text:p>0</text:p>
          </table:table-cell>
          <table:table-cell table:style-name="ce48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18" calcext:value-type="date">
            <text:p>18. jan. 09</text:p>
          </table:table-cell>
          <table:table-cell table:style-name="ce22" table:formula="of:=TEXT([.A19];&quot;Ddd&quot;)" office:value-type="string" office:string-value="ned" calcext:value-type="string">
            <text:p>ned</text:p>
          </table:table-cell>
          <table:table-cell table:style-name="ce30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28" office:value-type="string" calcext:value-type="string">
            <text:p>MŠŠ</text:p>
          </table:table-cell>
          <table:table-cell table:style-name="ce39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42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42" table:formula="of:=COUNTIF([.C19:.K19];&quot;52&quot;)+COUNTIF([.C19:.K19];&quot;52$&quot;)+COUNTIF([.C19:.K19];&quot;52☻&quot;)" office:value-type="float" office:value="0" calcext:value-type="float">
            <text:p>0</text:p>
          </table:table-cell>
          <table:table-cell table:style-name="ce42" table:formula="of:=COUNTIF([.C19:.K19];&quot;12-20&quot;)+COUNTIF([.C19:.K19];&quot;2&quot;)" office:value-type="float" office:value="0" calcext:value-type="float">
            <text:p>0</text:p>
          </table:table-cell>
          <table:table-cell table:style-name="ce42" table:formula="of:=COUNTIF([.C19:.K19];&quot;U&quot;)+COUNTIF([.C19:.K19];&quot;U☻&quot;)" office:value-type="float" office:value="0" calcext:value-type="float">
            <text:p>0</text:p>
          </table:table-cell>
          <table:table-cell table:style-name="ce42" table:formula="of:=COUNTIF([.C19:.K19];&quot;KVIT&quot;)+COUNTIF([.C19:.K19];&quot;KVIT☻&quot;)" office:value-type="float" office:value="0" calcext:value-type="float">
            <text:p>0</text:p>
          </table:table-cell>
          <table:table-cell table:style-name="ce46" table:formula="of:=COUNTBLANK([.C19:.K19])" office:value-type="float" office:value="8" calcext:value-type="float">
            <text:p>8</text:p>
          </table:table-cell>
          <table:table-cell table:style-name="ce47" table:formula="of:=COUNTIF([.C19:.K19];&quot;x&quot;)" office:value-type="float" office:value="0" calcext:value-type="float">
            <text:p>0</text:p>
          </table:table-cell>
          <table:table-cell table:style-name="ce48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19" calcext:value-type="date">
            <text:p>19. jan. 09</text:p>
          </table:table-cell>
          <table:table-cell table:style-name="ce23" table:formula="of:=TEXT([.A20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MŠŠ</text:p>
          </table:table-cell>
          <table:table-cell table:style-name="ce39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42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42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42" table:formula="of:=COUNTIF([.C20:.K20];&quot;12-20&quot;)+COUNTIF([.C20:.K20];&quot;2&quot;)" office:value-type="float" office:value="1" calcext:value-type="float">
            <text:p>1</text:p>
          </table:table-cell>
          <table:table-cell table:style-name="ce42" table:formula="of:=COUNTIF([.C20:.K20];&quot;U&quot;)+COUNTIF([.C20:.K20];&quot;U☻&quot;)" office:value-type="float" office:value="1" calcext:value-type="float">
            <text:p>1</text:p>
          </table:table-cell>
          <table:table-cell table:style-name="ce42" table:formula="of:=COUNTIF([.C20:.K20];&quot;KVIT&quot;)+COUNTIF([.C20:.K20];&quot;KVIT☻&quot;)" office:value-type="float" office:value="2" calcext:value-type="float">
            <text:p>2</text:p>
          </table:table-cell>
          <table:table-cell table:style-name="ce46" table:formula="of:=COUNTBLANK([.C20:.K20])" office:value-type="float" office:value="1" calcext:value-type="float">
            <text:p>1</text:p>
          </table:table-cell>
          <table:table-cell table:style-name="ce47" table:formula="of:=COUNTIF([.C20:.K20];&quot;x&quot;)" office:value-type="float" office:value="1" calcext:value-type="float">
            <text:p>1</text:p>
          </table:table-cell>
          <table:table-cell table:style-name="ce48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0" calcext:value-type="date">
            <text:p>20. jan. 09</text:p>
          </table:table-cell>
          <table:table-cell table:style-name="ce23" table:formula="of:=TEXT([.A21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office:annotation draw:style-name="gr4" draw:text-style-name="P2" svg:width="2.916cm" svg:height="1.017cm" svg:x="5.078cm" svg:y="12.472cm" draw:caption-point-x="-0.619cm" draw:caption-point-y="1.578cm">
              <dc:date>2022-03-22T00:00:00</dc:date>
              <text:p text:style-name="P1">Nini v torek dopust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office:value-type="string" calcext:value-type="string">
            <office:annotation draw:style-name="gr4" draw:text-style-name="P2" svg:width="2.895cm" svg:height="1.017cm" svg:x="15.497cm" svg:y="12.472cm" draw:caption-point-x="-0.539cm" draw:caption-point-y="1.578cm">
              <dc:date>2022-03-22T00:00:00</dc:date>
              <text:p text:style-name="P1">Špelo v torek na RTG</text:p>
            </office:annotation>
            <text:p>RTG</text:p>
          </table:table-cell>
          <table:table-cell table:style-name="ce28" office:value-type="string" calcext:value-type="string">
            <text:p>MŠŠ</text:p>
          </table:table-cell>
          <table:table-cell table:style-name="ce39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42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42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42" table:formula="of:=COUNTIF([.C21:.K21];&quot;12-20&quot;)+COUNTIF([.C21:.K21];&quot;2&quot;)" office:value-type="float" office:value="1" calcext:value-type="float">
            <text:p>1</text:p>
          </table:table-cell>
          <table:table-cell table:style-name="ce42" table:formula="of:=COUNTIF([.C21:.K21];&quot;U&quot;)+COUNTIF([.C21:.K21];&quot;U☻&quot;)" office:value-type="float" office:value="1" calcext:value-type="float">
            <text:p>1</text:p>
          </table:table-cell>
          <table:table-cell table:style-name="ce42" table:formula="of:=COUNTIF([.C21:.K21];&quot;KVIT&quot;)+COUNTIF([.C21:.K21];&quot;KVIT☻&quot;)" office:value-type="float" office:value="2" calcext:value-type="float">
            <text:p>2</text:p>
          </table:table-cell>
          <table:table-cell table:style-name="ce46" table:formula="of:=COUNTBLANK([.C21:.K21])" office:value-type="float" office:value="1" calcext:value-type="float">
            <text:p>1</text:p>
          </table:table-cell>
          <table:table-cell table:style-name="ce47" table:formula="of:=COUNTIF([.C21:.K21];&quot;x&quot;)" office:value-type="float" office:value="0" calcext:value-type="float">
            <text:p>0</text:p>
          </table:table-cell>
          <table:table-cell table:style-name="ce48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1" calcext:value-type="date">
            <text:p>21. jan. 09</text:p>
          </table:table-cell>
          <table:table-cell table:style-name="ce23" table:formula="of:=TEXT([.A22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MŠŠ</text:p>
          </table:table-cell>
          <table:table-cell table:style-name="ce39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42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42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42" table:formula="of:=COUNTIF([.C22:.K22];&quot;12-20&quot;)+COUNTIF([.C22:.K22];&quot;2&quot;)" office:value-type="float" office:value="1" calcext:value-type="float">
            <text:p>1</text:p>
          </table:table-cell>
          <table:table-cell table:style-name="ce42" table:formula="of:=COUNTIF([.C22:.K22];&quot;U&quot;)+COUNTIF([.C22:.K22];&quot;U☻&quot;)" office:value-type="float" office:value="1" calcext:value-type="float">
            <text:p>1</text:p>
          </table:table-cell>
          <table:table-cell table:style-name="ce42" table:formula="of:=COUNTIF([.C22:.K22];&quot;KVIT&quot;)+COUNTIF([.C22:.K22];&quot;KVIT☻&quot;)" office:value-type="float" office:value="3" calcext:value-type="float">
            <text:p>3</text:p>
          </table:table-cell>
          <table:table-cell table:style-name="ce46" table:formula="of:=COUNTBLANK([.C22:.K22])" office:value-type="float" office:value="1" calcext:value-type="float">
            <text:p>1</text:p>
          </table:table-cell>
          <table:table-cell table:style-name="ce47" table:formula="of:=COUNTIF([.C22:.K22];&quot;x&quot;)" office:value-type="float" office:value="1" calcext:value-type="float">
            <text:p>1</text:p>
          </table:table-cell>
          <table:table-cell table:style-name="ce48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2" calcext:value-type="date">
            <text:p>22. jan. 09</text:p>
          </table:table-cell>
          <table:table-cell table:style-name="ce23" table:formula="of:=TEXT([.A23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MŠŠ</text:p>
          </table:table-cell>
          <table:table-cell table:style-name="ce39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42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42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42" table:formula="of:=COUNTIF([.C23:.K23];&quot;12-20&quot;)+COUNTIF([.C23:.K23];&quot;2&quot;)" office:value-type="float" office:value="1" calcext:value-type="float">
            <text:p>1</text:p>
          </table:table-cell>
          <table:table-cell table:style-name="ce42" table:formula="of:=COUNTIF([.C23:.K23];&quot;U&quot;)+COUNTIF([.C23:.K23];&quot;U☻&quot;)" office:value-type="float" office:value="1" calcext:value-type="float">
            <text:p>1</text:p>
          </table:table-cell>
          <table:table-cell table:style-name="ce42" table:formula="of:=COUNTIF([.C23:.K23];&quot;KVIT&quot;)+COUNTIF([.C23:.K23];&quot;KVIT☻&quot;)" office:value-type="float" office:value="3" calcext:value-type="float">
            <text:p>3</text:p>
          </table:table-cell>
          <table:table-cell table:style-name="ce46" table:formula="of:=COUNTBLANK([.C23:.K23])" office:value-type="float" office:value="1" calcext:value-type="float">
            <text:p>1</text:p>
          </table:table-cell>
          <table:table-cell table:style-name="ce47" table:formula="of:=COUNTIF([.C23:.K23];&quot;x&quot;)" office:value-type="float" office:value="1" calcext:value-type="float">
            <text:p>1</text:p>
          </table:table-cell>
          <table:table-cell table:style-name="ce48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3" calcext:value-type="date">
            <text:p>23. jan. 09</text:p>
          </table:table-cell>
          <table:table-cell table:style-name="ce23" table:formula="of:=TEXT([.A24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office:value-type="string" calcext:value-type="string">
            <office:annotation draw:style-name="gr4" draw:text-style-name="P2" svg:width="2.969cm" svg:height="1.017cm" svg:x="7.676cm" svg:y="14.578cm" draw:caption-point-x="-0.592cm" draw:caption-point-y="1.578cm">
              <dc:date>2022-03-22T00:00:00</dc:date>
              <text:p text:style-name="P1">Tatjani v petek SO</text:p>
            </office:annotation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KNE</text:p>
          </table:table-cell>
          <table:table-cell table:style-name="ce39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42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42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42" table:formula="of:=COUNTIF([.C24:.K24];&quot;12-20&quot;)+COUNTIF([.C24:.K24];&quot;2&quot;)" office:value-type="float" office:value="1" calcext:value-type="float">
            <text:p>1</text:p>
          </table:table-cell>
          <table:table-cell table:style-name="ce42" table:formula="of:=COUNTIF([.C24:.K24];&quot;U&quot;)+COUNTIF([.C24:.K24];&quot;U☻&quot;)" office:value-type="float" office:value="0" calcext:value-type="float">
            <text:p>0</text:p>
          </table:table-cell>
          <table:table-cell table:style-name="ce42" table:formula="of:=COUNTIF([.C24:.K24];&quot;KVIT&quot;)+COUNTIF([.C24:.K24];&quot;KVIT☻&quot;)" office:value-type="float" office:value="2" calcext:value-type="float">
            <text:p>2</text:p>
          </table:table-cell>
          <table:table-cell table:style-name="ce46" table:formula="of:=COUNTBLANK([.C24:.K24])" office:value-type="float" office:value="1" calcext:value-type="float">
            <text:p>1</text:p>
          </table:table-cell>
          <table:table-cell table:style-name="ce47" table:formula="of:=COUNTIF([.C24:.K24];&quot;x&quot;)" office:value-type="float" office:value="2" calcext:value-type="float">
            <text:p>2</text:p>
          </table:table-cell>
          <table:table-cell table:style-name="ce48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24" calcext:value-type="date">
            <text:p>24. jan. 09</text:p>
          </table:table-cell>
          <table:table-cell table:style-name="ce22" table:formula="of:=TEXT([.A25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office:annotation draw:style-name="gr6" draw:text-style-name="P2" svg:width="2.895cm" svg:height="1.412cm" svg:x="15.497cm" svg:y="15.281cm" draw:caption-point-x="-0.539cm" draw:caption-point-y="1.577cm">
              <dc:date>2022-03-22T00:00:00</dc:date>
              <text:p text:style-name="P1">Prosim vikend dežurno 24/25.1.2009</text:p>
            </office:annotation>
            <text:p>☻</text:p>
          </table:table-cell>
          <table:table-cell table:style-name="ce28" office:value-type="string" calcext:value-type="string">
            <text:p>KNE</text:p>
          </table:table-cell>
          <table:table-cell table:style-name="ce39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42" table:formula="of:=COUNTIF([.C25:.K25];&quot;51&quot;)+COUNTIF([.C25:.K25];&quot;51$&quot;)+COUNTIF([.C25:.K25];&quot;51☻&quot;)" office:value-type="float" office:value="0" calcext:value-type="float">
            <text:p>0</text:p>
          </table:table-cell>
          <table:table-cell table:style-name="ce42" table:formula="of:=COUNTIF([.C25:.K25];&quot;52&quot;)+COUNTIF([.C25:.K25];&quot;52$&quot;)+COUNTIF([.C25:.K25];&quot;52☻&quot;)" office:value-type="float" office:value="0" calcext:value-type="float">
            <text:p>0</text:p>
          </table:table-cell>
          <table:table-cell table:style-name="ce42" table:formula="of:=COUNTIF([.C25:.K25];&quot;12-20&quot;)+COUNTIF([.C25:.K25];&quot;2&quot;)" office:value-type="float" office:value="0" calcext:value-type="float">
            <text:p>0</text:p>
          </table:table-cell>
          <table:table-cell table:style-name="ce42" table:formula="of:=COUNTIF([.C25:.K25];&quot;U&quot;)+COUNTIF([.C25:.K25];&quot;U☻&quot;)" office:value-type="float" office:value="0" calcext:value-type="float">
            <text:p>0</text:p>
          </table:table-cell>
          <table:table-cell table:style-name="ce42" table:formula="of:=COUNTIF([.C25:.K25];&quot;KVIT&quot;)+COUNTIF([.C25:.K25];&quot;KVIT☻&quot;)" office:value-type="float" office:value="0" calcext:value-type="float">
            <text:p>0</text:p>
          </table:table-cell>
          <table:table-cell table:style-name="ce46" table:formula="of:=COUNTBLANK([.C25:.K25])" office:value-type="float" office:value="8" calcext:value-type="float">
            <text:p>8</text:p>
          </table:table-cell>
          <table:table-cell table:style-name="ce47" table:formula="of:=COUNTIF([.C25:.K25];&quot;x&quot;)" office:value-type="float" office:value="0" calcext:value-type="float">
            <text:p>0</text:p>
          </table:table-cell>
          <table:table-cell table:style-name="ce48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1-25" calcext:value-type="date">
            <text:p>25. jan. 09</text:p>
          </table:table-cell>
          <table:table-cell table:style-name="ce22" table:formula="of:=TEXT([.A26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office:annotation draw:style-name="gr7" draw:text-style-name="P2" svg:width="2.895cm" svg:height="1.43cm" svg:x="15.497cm" svg:y="15.96cm" draw:caption-point-x="-0.539cm" draw:caption-point-y="1.6cm">
              <dc:date>2022-03-22T00:00:00</dc:date>
              <text:p text:style-name="P1">Prosim vikend dežurno 24/25.1.2009</text:p>
            </office:annotation>
            <text:p>☻</text:p>
          </table:table-cell>
          <table:table-cell table:style-name="ce28" office:value-type="string" calcext:value-type="string">
            <text:p>KNE</text:p>
          </table:table-cell>
          <table:table-cell table:style-name="ce39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42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42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42" table:formula="of:=COUNTIF([.C26:.K26];&quot;12-20&quot;)+COUNTIF([.C26:.K26];&quot;2&quot;)" office:value-type="float" office:value="0" calcext:value-type="float">
            <text:p>0</text:p>
          </table:table-cell>
          <table:table-cell table:style-name="ce42" table:formula="of:=COUNTIF([.C26:.K26];&quot;U&quot;)+COUNTIF([.C26:.K26];&quot;U☻&quot;)" office:value-type="float" office:value="0" calcext:value-type="float">
            <text:p>0</text:p>
          </table:table-cell>
          <table:table-cell table:style-name="ce42" table:formula="of:=COUNTIF([.C26:.K26];&quot;KVIT&quot;)+COUNTIF([.C26:.K26];&quot;KVIT☻&quot;)" office:value-type="float" office:value="0" calcext:value-type="float">
            <text:p>0</text:p>
          </table:table-cell>
          <table:table-cell table:style-name="ce46" table:formula="of:=COUNTBLANK([.C26:.K26])" office:value-type="float" office:value="8" calcext:value-type="float">
            <text:p>8</text:p>
          </table:table-cell>
          <table:table-cell table:style-name="ce47" table:formula="of:=COUNTIF([.C26:.K26];&quot;x&quot;)" office:value-type="float" office:value="0" calcext:value-type="float">
            <text:p>0</text:p>
          </table:table-cell>
          <table:table-cell table:style-name="ce48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6" calcext:value-type="date">
            <text:p>26. jan. 09</text:p>
          </table:table-cell>
          <table:table-cell table:style-name="ce23" table:formula="of:=TEXT([.A27];&quot;Ddd&quot;)" office:value-type="string" office:string-value="pon" calcext:value-type="string">
            <text:p>pon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8" office:value-type="string" calcext:value-type="string">
            <text:p>KNE</text:p>
          </table:table-cell>
          <table:table-cell table:style-name="ce39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42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42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42" table:formula="of:=COUNTIF([.C27:.K27];&quot;12-20&quot;)+COUNTIF([.C27:.K27];&quot;2&quot;)" office:value-type="float" office:value="1" calcext:value-type="float">
            <text:p>1</text:p>
          </table:table-cell>
          <table:table-cell table:style-name="ce42" table:formula="of:=COUNTIF([.C27:.K27];&quot;U&quot;)+COUNTIF([.C27:.K27];&quot;U☻&quot;)" office:value-type="float" office:value="1" calcext:value-type="float">
            <text:p>1</text:p>
          </table:table-cell>
          <table:table-cell table:style-name="ce42" table:formula="of:=COUNTIF([.C27:.K27];&quot;KVIT&quot;)+COUNTIF([.C27:.K27];&quot;KVIT☻&quot;)" office:value-type="float" office:value="2" calcext:value-type="float">
            <text:p>2</text:p>
          </table:table-cell>
          <table:table-cell table:style-name="ce46" table:formula="of:=COUNTBLANK([.C27:.K27])" office:value-type="float" office:value="1" calcext:value-type="float">
            <text:p>1</text:p>
          </table:table-cell>
          <table:table-cell table:style-name="ce47" table:formula="of:=COUNTIF([.C27:.K27];&quot;x&quot;)" office:value-type="float" office:value="1" calcext:value-type="float">
            <text:p>1</text:p>
          </table:table-cell>
          <table:table-cell table:style-name="ce48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7" calcext:value-type="date">
            <text:p>27. jan. 09</text:p>
          </table:table-cell>
          <table:table-cell table:style-name="ce23" table:formula="of:=TEXT([.A28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8" office:value-type="string" calcext:value-type="string">
            <text:p>KNE</text:p>
          </table:table-cell>
          <table:table-cell table:style-name="ce39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42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42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42" table:formula="of:=COUNTIF([.C28:.K28];&quot;12-20&quot;)+COUNTIF([.C28:.K28];&quot;2&quot;)" office:value-type="float" office:value="1" calcext:value-type="float">
            <text:p>1</text:p>
          </table:table-cell>
          <table:table-cell table:style-name="ce42" table:formula="of:=COUNTIF([.C28:.K28];&quot;U&quot;)+COUNTIF([.C28:.K28];&quot;U☻&quot;)" office:value-type="float" office:value="1" calcext:value-type="float">
            <text:p>1</text:p>
          </table:table-cell>
          <table:table-cell table:style-name="ce42" table:formula="of:=COUNTIF([.C28:.K28];&quot;KVIT&quot;)+COUNTIF([.C28:.K28];&quot;KVIT☻&quot;)" office:value-type="float" office:value="4" calcext:value-type="float">
            <text:p>4</text:p>
          </table:table-cell>
          <table:table-cell table:style-name="ce46" table:formula="of:=COUNTBLANK([.C28:.K28])" office:value-type="float" office:value="1" calcext:value-type="float">
            <text:p>1</text:p>
          </table:table-cell>
          <table:table-cell table:style-name="ce47" table:formula="of:=COUNTIF([.C28:.K28];&quot;x&quot;)" office:value-type="float" office:value="0" calcext:value-type="float">
            <text:p>0</text:p>
          </table:table-cell>
          <table:table-cell table:style-name="ce48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8" calcext:value-type="date">
            <text:p>28. jan. 09</text:p>
          </table:table-cell>
          <table:table-cell table:style-name="ce23" table:formula="of:=TEXT([.A29];&quot;Ddd&quot;)" office:value-type="string" office:string-value="sre" calcext:value-type="string">
            <text:p>sre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8" office:value-type="string" calcext:value-type="string">
            <text:p>KNE</text:p>
          </table:table-cell>
          <table:table-cell table:style-name="ce39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42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42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42" table:formula="of:=COUNTIF([.C29:.K29];&quot;12-20&quot;)+COUNTIF([.C29:.K29];&quot;2&quot;)" office:value-type="float" office:value="1" calcext:value-type="float">
            <text:p>1</text:p>
          </table:table-cell>
          <table:table-cell table:style-name="ce42" table:formula="of:=COUNTIF([.C29:.K29];&quot;U&quot;)+COUNTIF([.C29:.K29];&quot;U☻&quot;)" office:value-type="float" office:value="1" calcext:value-type="float">
            <text:p>1</text:p>
          </table:table-cell>
          <table:table-cell table:style-name="ce42" table:formula="of:=COUNTIF([.C29:.K29];&quot;KVIT&quot;)+COUNTIF([.C29:.K29];&quot;KVIT☻&quot;)" office:value-type="float" office:value="2" calcext:value-type="float">
            <text:p>2</text:p>
          </table:table-cell>
          <table:table-cell table:style-name="ce46" table:formula="of:=COUNTBLANK([.C29:.K29])" office:value-type="float" office:value="0" calcext:value-type="float">
            <text:p>0</text:p>
          </table:table-cell>
          <table:table-cell table:style-name="ce47" table:formula="of:=COUNTIF([.C29:.K29];&quot;x&quot;)" office:value-type="float" office:value="1" calcext:value-type="float">
            <text:p>1</text:p>
          </table:table-cell>
          <table:table-cell table:style-name="ce48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29" calcext:value-type="date">
            <text:p>29. jan. 09</text:p>
          </table:table-cell>
          <table:table-cell table:style-name="ce23" table:formula="of:=TEXT([.A30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8" office:value-type="string" calcext:value-type="string">
            <text:p>KNE</text:p>
          </table:table-cell>
          <table:table-cell table:style-name="ce39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42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42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42" table:formula="of:=COUNTIF([.C30:.K30];&quot;12-20&quot;)+COUNTIF([.C30:.K30];&quot;2&quot;)" office:value-type="float" office:value="1" calcext:value-type="float">
            <text:p>1</text:p>
          </table:table-cell>
          <table:table-cell table:style-name="ce42" table:formula="of:=COUNTIF([.C30:.K30];&quot;U&quot;)+COUNTIF([.C30:.K30];&quot;U☻&quot;)" office:value-type="float" office:value="1" calcext:value-type="float">
            <text:p>1</text:p>
          </table:table-cell>
          <table:table-cell table:style-name="ce42" table:formula="of:=COUNTIF([.C30:.K30];&quot;KVIT&quot;)+COUNTIF([.C30:.K30];&quot;KVIT☻&quot;)" office:value-type="float" office:value="2" calcext:value-type="float">
            <text:p>2</text:p>
          </table:table-cell>
          <table:table-cell table:style-name="ce46" table:formula="of:=COUNTBLANK([.C30:.K30])" office:value-type="float" office:value="1" calcext:value-type="float">
            <text:p>1</text:p>
          </table:table-cell>
          <table:table-cell table:style-name="ce47" table:formula="of:=COUNTIF([.C30:.K30];&quot;x&quot;)" office:value-type="float" office:value="1" calcext:value-type="float">
            <text:p>1</text:p>
          </table:table-cell>
          <table:table-cell table:style-name="ce48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1-30" calcext:value-type="date">
            <text:p>30. jan. 09</text:p>
          </table:table-cell>
          <table:table-cell table:style-name="ce23" table:formula="of:=TEXT([.A31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PIN</text:p>
          </table:table-cell>
          <table:table-cell table:style-name="ce39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42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42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42" table:formula="of:=COUNTIF([.C31:.K31];&quot;12-20&quot;)+COUNTIF([.C31:.K31];&quot;2&quot;)" office:value-type="float" office:value="1" calcext:value-type="float">
            <text:p>1</text:p>
          </table:table-cell>
          <table:table-cell table:style-name="ce42" table:formula="of:=COUNTIF([.C31:.K31];&quot;U&quot;)+COUNTIF([.C31:.K31];&quot;U☻&quot;)" office:value-type="float" office:value="1" calcext:value-type="float">
            <text:p>1</text:p>
          </table:table-cell>
          <table:table-cell table:style-name="ce42" table:formula="of:=COUNTIF([.C31:.K31];&quot;KVIT&quot;)+COUNTIF([.C31:.K31];&quot;KVIT☻&quot;)" office:value-type="float" office:value="3" calcext:value-type="float">
            <text:p>3</text:p>
          </table:table-cell>
          <table:table-cell table:style-name="ce46" table:formula="of:=COUNTBLANK([.C31:.K31])" office:value-type="float" office:value="1" calcext:value-type="float">
            <text:p>1</text:p>
          </table:table-cell>
          <table:table-cell table:style-name="ce47" table:formula="of:=COUNTIF([.C31:.K31];&quot;x&quot;)" office:value-type="float" office:value="1" calcext:value-type="float">
            <text:p>1</text:p>
          </table:table-cell>
          <table:table-cell table:style-name="ce48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5" table:number-columns-repeated="236"/>
          <table:table-cell table:number-columns-repeated="767"/>
        </table:table-row>
        <table:table-row table:style-name="ro6">
          <table:table-cell table:style-name="ce18" office:value-type="date" office:date-value="2009-01-31" calcext:value-type="date">
            <text:p>31. jan. 09</text:p>
          </table:table-cell>
          <table:table-cell table:style-name="ce22" table:formula="of:=TEXT([.A32];&quot;Ddd&quot;)" office:value-type="string" office:string-value="sob" calcext:value-type="string">
            <text:p>sob</text:p>
          </table:table-cell>
          <table:table-cell table:style-name="ce31"/>
          <table:table-cell table:style-name="ce29"/>
          <table:table-cell table:style-name="ce31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8" office:value-type="string" calcext:value-type="string">
            <text:p>PIN</text:p>
          </table:table-cell>
          <table:table-cell table:style-name="ce39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42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42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42" table:formula="of:=COUNTIF([.C32:.K32];&quot;12-20&quot;)+COUNTIF([.C32:.K32];&quot;2&quot;)" office:value-type="float" office:value="0" calcext:value-type="float">
            <text:p>0</text:p>
          </table:table-cell>
          <table:table-cell table:style-name="ce42" table:formula="of:=COUNTIF([.C32:.K32];&quot;U&quot;)+COUNTIF([.C32:.K32];&quot;U☻&quot;)" office:value-type="float" office:value="0" calcext:value-type="float">
            <text:p>0</text:p>
          </table:table-cell>
          <table:table-cell table:style-name="ce42" table:formula="of:=COUNTIF([.C32:.K32];&quot;KVIT&quot;)+COUNTIF([.C32:.K32];&quot;KVIT☻&quot;)" office:value-type="float" office:value="0" calcext:value-type="float">
            <text:p>0</text:p>
          </table:table-cell>
          <table:table-cell table:style-name="ce46" table:formula="of:=COUNTBLANK([.C32:.K32])" office:value-type="float" office:value="8" calcext:value-type="float">
            <text:p>8</text:p>
          </table:table-cell>
          <table:table-cell table:style-name="ce47" table:formula="of:=COUNTIF([.C32:.K32];&quot;x&quot;)" office:value-type="float" office:value="0" calcext:value-type="float">
            <text:p>0</text:p>
          </table:table-cell>
          <table:table-cell table:style-name="ce48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5" table:number-columns-repeated="236"/>
          <table:table-cell table:number-columns-repeated="767"/>
        </table:table-row>
        <table:table-row table:style-name="ro1">
          <table:table-cell table:style-name="ce15" table:number-columns-repeated="21"/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3" calcext:value-type="float">
            <text:p>3</text:p>
          </table:table-cell>
          <table:table-cell table:style-name="ce33" table:formula="of:=SUM([.H35:.H36])" office:value-type="float" office:value="4" calcext:value-type="float">
            <text:p>4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3" calcext:value-type="float">
            <text:p>3</text:p>
          </table:table-cell>
          <table:table-cell table:style-name="ce33" table:formula="of:=SUM([.K35:.K36])" office:value-type="float" office:value="4" calcext:value-type="float">
            <text:p>4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0" calcext:value-type="float">
            <text:p>1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 calcext:value-type="float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8" calcext:value-type="float">
            <text:p>8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8" calcext:value-type="float">
            <text:p>8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5" calcext:value-type="float">
            <text:p>5</text:p>
          </table:table-cell>
          <table:table-cell table:style-name="ce34" table:formula="of:=COUNTIF([.D2:.D32];&quot;D&quot;)" office:value-type="float" office:value="4" calcext:value-type="float">
            <text:p>4</text:p>
          </table:table-cell>
          <table:table-cell table:style-name="ce34" table:formula="of:=COUNTIF([.E2:.E32];&quot;D&quot;)" office:value-type="float" office:value="1" calcext:value-type="float">
            <text:p>1</text:p>
          </table:table-cell>
          <table:table-cell table:style-name="ce34" table:formula="of:=COUNTIF([.F2:.F32];&quot;D&quot;)" office:value-type="float" office:value="5" calcext:value-type="float">
            <text:p>5</text:p>
          </table:table-cell>
          <table:table-cell table:style-name="ce34" table:formula="of:=COUNTIF([.G2:.G32];&quot;D&quot;)" office:value-type="float" office:value="7" calcext:value-type="float">
            <text:p>7</text:p>
          </table:table-cell>
          <table:table-cell table:style-name="ce34" table:formula="of:=COUNTIF([.H2:.H32];&quot;D&quot;)" office:value-type="float" office:value="1" calcext:value-type="float">
            <text:p>1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11" calcext:value-type="float">
            <text:p>11</text:p>
          </table:table-cell>
          <table:table-cell table:style-name="ce34" table:formula="of:=COUNTIF([.K2:.K32];&quot;D&quot;)" office:value-type="float" office:value="4" calcext:value-type="float">
            <text:p>4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3" calcext:value-type="float">
            <text:p>3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1" calcext:value-type="float">
            <text:p>1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1" calcext:value-type="float">
            <text:p>1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1" calcext:value-type="float">
            <text:p>1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2" calcext:value-type="float">
            <text:p>2</text:p>
          </table:table-cell>
          <table:table-cell table:style-name="ce34" table:formula="of:=COUNTIF([.H2:.H32];&quot;X&quot;)" office:value-type="float" office:value="4" calcext:value-type="float">
            <text:p>4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2" calcext:value-type="float">
            <text:p>2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L2:.L32];&quot;KOS&quot;)" office:value-type="float" office:value="0" calcext:value-type="float">
            <text:p>0</text:p>
          </table:table-cell>
          <table:table-cell table:style-name="ce15" table:formula="of:=COUNTIF([.L2:.L32];&quot;ŠOŠ&quot;)" office:value-type="float" office:value="4" calcext:value-type="float">
            <text:p>4</text:p>
          </table:table-cell>
          <table:table-cell table:style-name="ce15" table:formula="of:=COUNTIF([.L2:.L32];&quot;PIN&quot;)" office:value-type="float" office:value="4" calcext:value-type="float">
            <text:p>4</text:p>
          </table:table-cell>
          <table:table-cell table:style-name="ce15" table:formula="of:=COUNTIF([.L2:.L32];&quot;KON&quot;)" office:value-type="float" office:value="7" calcext:value-type="float">
            <text:p>7</text:p>
          </table:table-cell>
          <table:table-cell table:style-name="ce15" table:formula="of:=COUNTIF([.L2:.L32];&quot;KNE&quot;)" office:value-type="float" office:value="7" calcext:value-type="float">
            <text:p>7</text:p>
          </table:table-cell>
          <table:table-cell table:style-name="ce15" table:formula="of:=COUNTIF([.L2:.L32];&quot;AND&quot;)" office:value-type="float" office:value="0" calcext:value-type="float">
            <text:p>0</text:p>
          </table:table-cell>
          <table:table-cell table:style-name="ce15" table:formula="of:=COUNTIF([.L2:.L32];&quot;ROD&quot;)" office:value-type="float" office:value="0" calcext:value-type="float">
            <text:p>0</text:p>
          </table:table-cell>
          <table:table-cell table:style-name="ce15" table:formula="of:=COUNTIF([.L2:.L32];&quot;DAN&quot;)" office:value-type="float" office:value="0" calcext:value-type="float">
            <text:p>0</text:p>
          </table:table-cell>
          <table:table-cell table:style-name="ce15" table:formula="of:=COUNTIF([.L2:.L32];&quot;MŠŠ&quot;)" office:value-type="float" office:value="7" calcext:value-type="float">
            <text:p>7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1"/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1" table:number-rows-repeated="101">
          <table:table-cell table:style-name="ce15" table:number-columns-repeated="21"/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2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anuar.B2:januar.B32">
            <calcext:condition calcext:apply-style-name="ConditionalStyle_1" calcext:value="=&quot;sob&quot;" calcext:base-cell-address="januar.B2"/>
            <calcext:condition calcext:apply-style-name="ConditionalStyle_2" calcext:value="=&quot;ned&quot;" calcext:base-cell-address="januar.B2"/>
          </calcext:conditional-format>
          <calcext:conditional-format calcext:target-range-address="januar.M2:januar.M32">
            <calcext:condition calcext:apply-style-name="ConditionalStyle_3" calcext:value="&lt;1" calcext:base-cell-address="januar.M2"/>
            <calcext:condition calcext:apply-style-name="ConditionalStyle_4" calcext:value="&gt;1" calcext:base-cell-address="januar.M2"/>
          </calcext:conditional-format>
          <calcext:conditional-format calcext:target-range-address="januar.N2:januar.R32">
            <calcext:condition calcext:apply-style-name="ConditionalStyle_5" calcext:value="&lt;1" calcext:base-cell-address="januar.N2"/>
            <calcext:condition calcext:apply-style-name="ConditionalStyle_6" calcext:value="&gt;1" calcext:base-cell-address="januar.N2"/>
          </calcext:conditional-format>
          <calcext:conditional-format calcext:target-range-address="januar.S2:januar.S32">
            <calcext:condition calcext:apply-style-name="ConditionalStyle_7" calcext:value="!=0" calcext:base-cell-address="januar.S2"/>
          </calcext:conditional-format>
          <calcext:conditional-format calcext:target-range-address="januar.T2:januar.T32">
            <calcext:condition calcext:apply-style-name="ConditionalStyle_8" calcext:value="=1" calcext:base-cell-address="januar.T2"/>
            <calcext:condition calcext:apply-style-name="ConditionalStyle_9" calcext:value="&gt;1" calcext:base-cell-address="januar.T2"/>
          </calcext:conditional-format>
          <calcext:conditional-format calcext:target-range-address="januar.U2:januar.U32">
            <calcext:condition calcext:apply-style-name="ConditionalStyle_10" calcext:value="&lt;2" calcext:base-cell-address="januar.U2"/>
            <calcext:condition calcext:apply-style-name="ConditionalStyle_11" calcext:value="&gt;2" calcext:base-cell-address="januar.U2"/>
          </calcext:conditional-format>
        </calcext:conditional-formats>
      </table:table>
      <table:table table:name="februar" table:style-name="ta3">
        <table:table-column table:style-name="co3" table:default-cell-style-name="ce16"/>
        <table:table-column table:style-name="co4" table:default-cell-style-name="ce16"/>
        <table:table-column table:style-name="co5" table:number-columns-repeated="9" table:default-cell-style-name="ce16"/>
        <table:table-column table:style-name="co6" table:default-cell-style-name="ce16"/>
        <table:table-column table:style-name="co9" table:default-cell-style-name="ce16"/>
        <table:table-column table:style-name="co16" table:default-cell-style-name="ce16"/>
        <table:table-column table:style-name="co17" table:default-cell-style-name="ce16"/>
        <table:table-column table:style-name="co10" table:default-cell-style-name="ce16"/>
        <table:table-column table:style-name="co11" table:default-cell-style-name="ce16"/>
        <table:table-column table:style-name="co13" table:default-cell-style-name="ce16"/>
        <table:table-column table:style-name="co18" table:default-cell-style-name="ce16"/>
        <table:table-column table:style-name="co19" table:default-cell-style-name="ce16"/>
        <table:table-column table:style-name="co9" table:default-cell-style-name="ce16"/>
        <table:table-column table:style-name="co1" table:number-columns-repeated="2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38" office:value-type="string" calcext:value-type="string">
            <text:p>ŠTU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/>
          <table:table-cell table:style-name="ce15"/>
          <table:table-cell table:style-name="ce20"/>
          <table:table-cell table:style-name="ce1" table:number-columns-repeated="1000"/>
        </table:table-row>
        <table:table-row table:style-name="ro6">
          <table:table-cell table:style-name="ce18" office:value-type="date" office:date-value="2009-02-01" calcext:value-type="date">
            <text:p>1. feb. 09</text:p>
          </table:table-cell>
          <table:table-cell table:style-name="ce50" table:formula="of:=TEXT([.A2];&quot;Ddd&quot;)" office:value-type="string" office:string-value="ned" calcext:value-type="string">
            <text:p>ned</text:p>
          </table:table-cell>
          <table:table-cell table:style-name="ce29" table:formula="of:=[$'Vzorci vnosov'.$A$15]" office:value-type="string" office:string-value="SO" calcext:value-type="string">
            <office:annotation draw:style-name="gr1" draw:text-style-name="P2" svg:width="2.916cm" svg:height="1.827cm" svg:x="5.078cm" svg:y="-0.013cm" draw:caption-point-x="-0.619cm" draw:caption-point-y="0.725cm">
              <dc:date>2022-03-22T00:00:00</dc:date>
              <text:p text:style-name="P1">študijski dopust prva dva tedna v februarju</text:p>
            </office:annotation>
            <text:p>SO</text:p>
          </table:table-cell>
          <table:table-cell table:style-name="ce29"/>
          <table:table-cell table:style-name="ce31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8" office:value-type="string" calcext:value-type="string">
            <text:p>PIN</text:p>
          </table:table-cell>
          <table:table-cell table:style-name="ce52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53" table:formula="of:=COUNTIF([.C2:.K2];&quot;51&quot;)+COUNTIF([.C2:.K2];&quot;51$&quot;)+COUNTIF([.C2:.K2];&quot;51☻&quot;)" office:value-type="float" office:value="0" calcext:value-type="float">
            <text:p>0</text:p>
          </table:table-cell>
          <table:table-cell table:style-name="ce53" table:formula="of:=COUNTIF([.C2:.K2];&quot;52&quot;)+COUNTIF([.C2:.K2];&quot;52$&quot;)+COUNTIF([.C2:.K2];&quot;52☻&quot;)" office:value-type="float" office:value="0" calcext:value-type="float">
            <text:p>0</text:p>
          </table:table-cell>
          <table:table-cell table:style-name="ce53" table:formula="of:=COUNTIF([.C2:.K2];&quot;12-20&quot;)+COUNTIF([.C2:.K2];&quot;2&quot;)" office:value-type="float" office:value="0" calcext:value-type="float">
            <text:p>0</text:p>
          </table:table-cell>
          <table:table-cell table:style-name="ce53" table:formula="of:=COUNTIF([.C2:.K2];&quot;U&quot;)+COUNTIF([.C2:.K2];&quot;U☻&quot;)" office:value-type="float" office:value="0" calcext:value-type="float">
            <text:p>0</text:p>
          </table:table-cell>
          <table:table-cell table:style-name="ce53" table:formula="of:=COUNTIF([.C2:.K2];&quot;KVIT&quot;)+COUNTIF([.C2:.K2];&quot;KVIT☻&quot;)" office:value-type="float" office:value="0" calcext:value-type="float">
            <text:p>0</text:p>
          </table:table-cell>
          <table:table-cell table:style-name="ce54" table:formula="of:=COUNTBLANK([.C2:.K2])" office:value-type="float" office:value="7" calcext:value-type="float">
            <text:p>7</text:p>
          </table:table-cell>
          <table:table-cell table:style-name="ce55" table:formula="of:=COUNTIF([.C2:.K2];&quot;x&quot;)" office:value-type="float" office:value="0" calcext:value-type="float">
            <text:p>0</text:p>
          </table:table-cell>
          <table:table-cell table:style-name="ce56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5"/>
          <table:table-cell table:style-name="ce20"/>
          <table:table-cell table:style-name="ce1" table:number-columns-repeated="1000"/>
        </table:table-row>
        <table:table-row table:style-name="ro6">
          <table:table-cell table:style-name="ce19" office:value-type="date" office:date-value="2009-02-02" calcext:value-type="date">
            <text:p>2. feb. 09</text:p>
          </table:table-cell>
          <table:table-cell table:style-name="ce51" table:formula="of:=TEXT([.A3];&quot;Ddd&quot;)" office:value-type="string" office:string-value="pon" calcext:value-type="string">
            <text:p>pon</text:p>
          </table:table-cell>
          <table:table-cell table:style-name="ce3" table:formula="of:=[$'Vzorci vnosov'.$A$15]" office:value-type="string" office:string-value="SO" calcext:value-type="string">
            <office:annotation draw:style-name="gr1" draw:text-style-name="P2" svg:width="2.916cm" svg:height="1.827cm" svg:x="5.078cm" svg:y="-0.013cm" draw:caption-point-x="-0.619cm" draw:caption-point-y="1.427cm">
              <dc:date>2022-03-22T00:00:00</dc:date>
              <text:p text:style-name="P1">študijski dopust prva dva tedna v februarju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ŠOŠ</text:p>
          </table:table-cell>
          <table:table-cell table:style-name="ce52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53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53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53" table:formula="of:=COUNTIF([.C3:.K3];&quot;12-20&quot;)+COUNTIF([.C3:.K3];&quot;2&quot;)" office:value-type="float" office:value="1" calcext:value-type="float">
            <text:p>1</text:p>
          </table:table-cell>
          <table:table-cell table:style-name="ce53" table:formula="of:=COUNTIF([.C3:.K3];&quot;U&quot;)+COUNTIF([.C3:.K3];&quot;U☻&quot;)" office:value-type="float" office:value="1" calcext:value-type="float">
            <text:p>1</text:p>
          </table:table-cell>
          <table:table-cell table:style-name="ce53" table:formula="of:=COUNTIF([.C3:.K3];&quot;KVIT&quot;)+COUNTIF([.C3:.K3];&quot;KVIT☻&quot;)" office:value-type="float" office:value="2" calcext:value-type="float">
            <text:p>2</text:p>
          </table:table-cell>
          <table:table-cell table:style-name="ce54" table:formula="of:=COUNTBLANK([.C3:.K3])" office:value-type="float" office:value="1" calcext:value-type="float">
            <text:p>1</text:p>
          </table:table-cell>
          <table:table-cell table:style-name="ce55" table:formula="of:=COUNTIF([.C3:.K3];&quot;x&quot;)" office:value-type="float" office:value="1" calcext:value-type="float">
            <text:p>1</text:p>
          </table:table-cell>
          <table:table-cell table:style-name="ce56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03" calcext:value-type="date">
            <text:p>3. feb. 09</text:p>
          </table:table-cell>
          <table:table-cell table:style-name="ce51" table:formula="of:=TEXT([.A4];&quot;Ddd&quot;)" office:value-type="string" office:string-value="tor" calcext:value-type="string">
            <text:p>tor</text:p>
          </table:table-cell>
          <table:table-cell table:style-name="ce3" table:formula="of:=[$'Vzorci vnosov'.$A$15]" office:value-type="string" office:string-value="SO" calcext:value-type="string">
            <office:annotation draw:style-name="gr6" draw:text-style-name="P2" svg:width="2.916cm" svg:height="1.412cm" svg:x="5.078cm" svg:y="0.592cm" draw:caption-point-x="-0.619cm" draw:caption-point-y="1.524cm">
              <dc:date>2022-03-22T00:00:00</dc:date>
              <text:p text:style-name="P1">študijski dopust prva dva tedna v februarju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office:value-type="string" calcext:value-type="string">
            <office:annotation draw:style-name="gr9" draw:text-style-name="P2" svg:width="2.942cm" svg:height="1.814cm" svg:x="10.275cm" svg:y="0.569cm" draw:caption-point-x="-0.566cm" draw:caption-point-y="1.547cm">
              <dc:date>2022-03-22T00:00:00</dc:date>
              <text:p text:style-name="P1">dežuranja v jan. in feb. <text:s/>ne <text:s/>v torke in petke</text:p>
            </office:annotation>
            <text:p>12-20</text:p>
          </table:table-cell>
          <table:table-cell table:style-name="ce3" table:formula="of:=[$'Vzorci vnosov'.$A$12]" office:value-type="string" office:string-value="D" calcext:value-type="string">
            <office:annotation draw:style-name="gr12" draw:text-style-name="P2" svg:width="2.916cm" svg:height="0.622cm" svg:x="11.613cm" svg:y="0.596cm" draw:caption-point-x="-0.592cm" draw:caption-point-y="1.52cm">
              <dc:date>2022-03-22T00:00:00</dc:date>
              <text:p text:style-name="P1">Pučnik</text:p>
            </office:annotation>
            <text:p>D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8" office:value-type="string" calcext:value-type="string">
            <text:p>ŠOŠ</text:p>
          </table:table-cell>
          <table:table-cell table:style-name="ce52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53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53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53" table:formula="of:=COUNTIF([.C4:.K4];&quot;12-20&quot;)+COUNTIF([.C4:.K4];&quot;2&quot;)" office:value-type="float" office:value="1" calcext:value-type="float">
            <text:p>1</text:p>
          </table:table-cell>
          <table:table-cell table:style-name="ce53" table:formula="of:=COUNTIF([.C4:.K4];&quot;U&quot;)+COUNTIF([.C4:.K4];&quot;U☻&quot;)" office:value-type="float" office:value="1" calcext:value-type="float">
            <text:p>1</text:p>
          </table:table-cell>
          <table:table-cell table:style-name="ce53" table:formula="of:=COUNTIF([.C4:.K4];&quot;KVIT&quot;)+COUNTIF([.C4:.K4];&quot;KVIT☻&quot;)" office:value-type="float" office:value="1" calcext:value-type="float">
            <text:p>1</text:p>
          </table:table-cell>
          <table:table-cell table:style-name="ce54" table:formula="of:=COUNTBLANK([.C4:.K4])" office:value-type="float" office:value="1" calcext:value-type="float">
            <text:p>1</text:p>
          </table:table-cell>
          <table:table-cell table:style-name="ce55" table:formula="of:=COUNTIF([.C4:.K4];&quot;x&quot;)" office:value-type="float" office:value="0" calcext:value-type="float">
            <text:p>0</text:p>
          </table:table-cell>
          <table:table-cell table:style-name="ce56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04" calcext:value-type="date">
            <text:p>4. feb. 09</text:p>
          </table:table-cell>
          <table:table-cell table:style-name="ce51" table:formula="of:=TEXT([.A5];&quot;Ddd&quot;)" office:value-type="string" office:string-value="sre" calcext:value-type="string">
            <text:p>sre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16cm" svg:height="1.788cm" svg:x="5.078cm" svg:y="1.298cm" draw:caption-point-x="-0.619cm" draw:caption-point-y="1.52cm">
              <dc:date>2022-03-22T00:00:00</dc:date>
              <text:p text:style-name="P1">študijski dopust prva dva tedna v februarju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8" office:value-type="string" calcext:value-type="string">
            <text:p>ŠOŠ</text:p>
          </table:table-cell>
          <table:table-cell table:style-name="ce52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53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53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53" table:formula="of:=COUNTIF([.C5:.K5];&quot;12-20&quot;)+COUNTIF([.C5:.K5];&quot;2&quot;)" office:value-type="float" office:value="1" calcext:value-type="float">
            <text:p>1</text:p>
          </table:table-cell>
          <table:table-cell table:style-name="ce53" table:formula="of:=COUNTIF([.C5:.K5];&quot;U&quot;)+COUNTIF([.C5:.K5];&quot;U☻&quot;)" office:value-type="float" office:value="1" calcext:value-type="float">
            <text:p>1</text:p>
          </table:table-cell>
          <table:table-cell table:style-name="ce53" table:formula="of:=COUNTIF([.C5:.K5];&quot;KVIT&quot;)+COUNTIF([.C5:.K5];&quot;KVIT☻&quot;)" office:value-type="float" office:value="2" calcext:value-type="float">
            <text:p>2</text:p>
          </table:table-cell>
          <table:table-cell table:style-name="ce54" table:formula="of:=COUNTBLANK([.C5:.K5])" office:value-type="float" office:value="1" calcext:value-type="float">
            <text:p>1</text:p>
          </table:table-cell>
          <table:table-cell table:style-name="ce55" table:formula="of:=COUNTIF([.C5:.K5];&quot;x&quot;)" office:value-type="float" office:value="1" calcext:value-type="float">
            <text:p>1</text:p>
          </table:table-cell>
          <table:table-cell table:style-name="ce56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05" calcext:value-type="date">
            <text:p>5. feb. 09</text:p>
          </table:table-cell>
          <table:table-cell table:style-name="ce51" table:formula="of:=TEXT([.A6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16cm" svg:height="1.788cm" svg:x="5.078cm" svg:y="2cm" draw:caption-point-x="-0.619cm" draw:caption-point-y="1.52cm">
              <dc:date>2022-03-22T00:00:00</dc:date>
              <text:p text:style-name="P1">študijski dopust prva dva tedna v februarju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office:value-type="string" calcext:value-type="string">
            <office:annotation draw:style-name="gr6" draw:text-style-name="P2" svg:width="2.969cm" svg:height="1.412cm" svg:x="7.676cm" svg:y="1.996cm" draw:caption-point-x="-0.592cm" draw:caption-point-y="1.524cm">
              <dc:date>2022-03-22T00:00:00</dc:date>
              <text:p text:style-name="P1">iatroski 6.feb. v petek in meni še 5 feb </text:p>
            </office:annotation>
            <text:p>SO</text:p>
          </table:table-cell>
          <table:table-cell table:style-name="ce5" table:formula="of:=[$'Vzorci vnosov'.$A$11]" office:value-type="string" office:string-value="X" calcext:value-type="string">
            <office:annotation draw:style-name="gr10" draw:text-style-name="P4" svg:width="2.969cm" svg:height="1.788cm" svg:x="8.988cm" svg:y="2cm" draw:caption-point-x="-0.592cm" draw:caption-point-y="1.52cm">
              <dc:date>2022-03-22T00:00:00</dc:date>
              <text:p text:style-name="P3">Tr</text:p>
            </office:annotation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8" office:value-type="string" calcext:value-type="string">
            <text:p>ŠOŠ</text:p>
          </table:table-cell>
          <table:table-cell table:style-name="ce52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53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53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53" table:formula="of:=COUNTIF([.C6:.K6];&quot;12-20&quot;)+COUNTIF([.C6:.K6];&quot;2&quot;)" office:value-type="float" office:value="1" calcext:value-type="float">
            <text:p>1</text:p>
          </table:table-cell>
          <table:table-cell table:style-name="ce53" table:formula="of:=COUNTIF([.C6:.K6];&quot;U&quot;)+COUNTIF([.C6:.K6];&quot;U☻&quot;)" office:value-type="float" office:value="1" calcext:value-type="float">
            <text:p>1</text:p>
          </table:table-cell>
          <table:table-cell table:style-name="ce53" table:formula="of:=COUNTIF([.C6:.K6];&quot;KVIT&quot;)+COUNTIF([.C6:.K6];&quot;KVIT☻&quot;)" office:value-type="float" office:value="2" calcext:value-type="float">
            <text:p>2</text:p>
          </table:table-cell>
          <table:table-cell table:style-name="ce54" table:formula="of:=COUNTBLANK([.C6:.K6])" office:value-type="float" office:value="0" calcext:value-type="float">
            <text:p>0</text:p>
          </table:table-cell>
          <table:table-cell table:style-name="ce55" table:formula="of:=COUNTIF([.C6:.K6];&quot;x&quot;)" office:value-type="float" office:value="1" calcext:value-type="float">
            <text:p>1</text:p>
          </table:table-cell>
          <table:table-cell table:style-name="ce56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06" calcext:value-type="date">
            <text:p>6. feb. 09</text:p>
          </table:table-cell>
          <table:table-cell table:style-name="ce51" table:formula="of:=TEXT([.A7];&quot;Ddd&quot;)" office:value-type="string" office:string-value="pet" calcext:value-type="string">
            <text:p>pet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16cm" svg:height="1.788cm" svg:x="5.078cm" svg:y="2.702cm" draw:caption-point-x="-0.619cm" draw:caption-point-y="1.52cm">
              <dc:date>2022-03-22T00:00:00</dc:date>
              <text:p text:style-name="P1">Trbovlje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office:value-type="string" calcext:value-type="string">
            <office:annotation draw:style-name="gr10" draw:text-style-name="P2" svg:width="2.969cm" svg:height="1.788cm" svg:x="7.676cm" svg:y="2.702cm" draw:caption-point-x="-0.592cm" draw:caption-point-y="1.52cm">
              <dc:date>2022-03-22T00:00:00</dc:date>
              <text:p text:style-name="P1">iatroski 6.feb. v petek in meni še 5 feb </text:p>
            </office:annotation>
            <text:p>SO</text:p>
          </table:table-cell>
          <table:table-cell table:style-name="ce3" office:value-type="string" calcext:value-type="string">
            <office:annotation draw:style-name="gr4" draw:text-style-name="P2" svg:width="2.943cm" svg:height="1.017cm" svg:x="8.988cm" svg:y="2.697cm" draw:caption-point-x="-0.592cm" draw:caption-point-y="1.525cm">
              <dc:date>2022-03-22T00:00:00</dc:date>
              <text:p text:style-name="P1">jatroski 6.2 in bi imel SO </text:p>
            </office:annotation>
            <text:p>SO</text:p>
          </table:table-cell>
          <table:table-cell table:style-name="ce2" office:value-type="string" calcext:value-type="string">
            <office:annotation draw:style-name="gr9" draw:text-style-name="P2" svg:width="2.942cm" svg:height="1.814cm" svg:x="10.275cm" svg:y="2.675cm" draw:caption-point-x="-0.566cm" draw:caption-point-y="1.547cm">
              <dc:date>2022-03-22T00:00:00</dc:date>
              <text:p text:style-name="P1">dežuranja v jan. in feb. <text:s/>ne <text:s/>v torke in petke</text:p>
            </office:annotation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8" office:value-type="string" calcext:value-type="string">
            <text:p>KNE</text:p>
          </table:table-cell>
          <table:table-cell table:style-name="ce52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53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53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53" table:formula="of:=COUNTIF([.C7:.K7];&quot;12-20&quot;)+COUNTIF([.C7:.K7];&quot;2&quot;)" office:value-type="float" office:value="0" calcext:value-type="float">
            <text:p>0</text:p>
          </table:table-cell>
          <table:table-cell table:style-name="ce53" table:formula="of:=COUNTIF([.C7:.K7];&quot;U&quot;)+COUNTIF([.C7:.K7];&quot;U☻&quot;)" office:value-type="float" office:value="1" calcext:value-type="float">
            <text:p>1</text:p>
          </table:table-cell>
          <table:table-cell table:style-name="ce53" table:formula="of:=COUNTIF([.C7:.K7];&quot;KVIT&quot;)+COUNTIF([.C7:.K7];&quot;KVIT☻&quot;)" office:value-type="float" office:value="3" calcext:value-type="float">
            <text:p>3</text:p>
          </table:table-cell>
          <table:table-cell table:style-name="ce54" table:formula="of:=COUNTBLANK([.C7:.K7])" office:value-type="float" office:value="0" calcext:value-type="float">
            <text:p>0</text:p>
          </table:table-cell>
          <table:table-cell table:style-name="ce55" table:formula="of:=COUNTIF([.C7:.K7];&quot;x&quot;)" office:value-type="float" office:value="0" calcext:value-type="float">
            <text:p>0</text:p>
          </table:table-cell>
          <table:table-cell table:style-name="ce56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2-07" calcext:value-type="date">
            <text:p>7. feb. 09</text:p>
          </table:table-cell>
          <table:table-cell table:style-name="ce50" table:formula="of:=TEXT([.A8];&quot;Ddd&quot;)" office:value-type="string" office:string-value="sob" calcext:value-type="string">
            <text:p>sob</text:p>
          </table:table-cell>
          <table:table-cell table:style-name="ce29" table:formula="of:=[$'Vzorci vnosov'.$A$15]" office:value-type="string" office:string-value="SO" calcext:value-type="string">
            <office:annotation draw:style-name="gr9" draw:text-style-name="P2" svg:width="2.916cm" svg:height="1.814cm" svg:x="5.078cm" svg:y="3.377cm" draw:caption-point-x="-0.619cm" draw:caption-point-y="1.547cm">
              <dc:date>2022-03-22T00:00:00</dc:date>
              <text:p text:style-name="P1">študijski dopust prva dva tedna v februarju</text:p>
            </office:annotation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6"/>
          <table:table-cell table:style-name="ce37" table:number-columns-repeated="2"/>
          <table:table-cell table:style-name="ce36" table:number-columns-repeated="2"/>
          <table:table-cell table:style-name="ce29"/>
          <table:table-cell table:style-name="ce28" office:value-type="string" calcext:value-type="string">
            <text:p>KNE</text:p>
          </table:table-cell>
          <table:table-cell table:style-name="ce52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53" table:formula="of:=COUNTIF([.C8:.K8];&quot;51&quot;)+COUNTIF([.C8:.K8];&quot;51$&quot;)+COUNTIF([.C8:.K8];&quot;51☻&quot;)" office:value-type="float" office:value="0" calcext:value-type="float">
            <text:p>0</text:p>
          </table:table-cell>
          <table:table-cell table:style-name="ce53" table:formula="of:=COUNTIF([.C8:.K8];&quot;52&quot;)+COUNTIF([.C8:.K8];&quot;52$&quot;)+COUNTIF([.C8:.K8];&quot;52☻&quot;)" office:value-type="float" office:value="0" calcext:value-type="float">
            <text:p>0</text:p>
          </table:table-cell>
          <table:table-cell table:style-name="ce53" table:formula="of:=COUNTIF([.C8:.K8];&quot;12-20&quot;)+COUNTIF([.C8:.K8];&quot;2&quot;)" office:value-type="float" office:value="0" calcext:value-type="float">
            <text:p>0</text:p>
          </table:table-cell>
          <table:table-cell table:style-name="ce53" table:formula="of:=COUNTIF([.C8:.K8];&quot;U&quot;)+COUNTIF([.C8:.K8];&quot;U☻&quot;)" office:value-type="float" office:value="0" calcext:value-type="float">
            <text:p>0</text:p>
          </table:table-cell>
          <table:table-cell table:style-name="ce53" table:formula="of:=COUNTIF([.C8:.K8];&quot;KVIT&quot;)+COUNTIF([.C8:.K8];&quot;KVIT☻&quot;)" office:value-type="float" office:value="0" calcext:value-type="float">
            <text:p>0</text:p>
          </table:table-cell>
          <table:table-cell table:style-name="ce54" table:formula="of:=COUNTBLANK([.C8:.K8])" office:value-type="float" office:value="7" calcext:value-type="float">
            <text:p>7</text:p>
          </table:table-cell>
          <table:table-cell table:style-name="ce55" table:formula="of:=COUNTIF([.C8:.K8];&quot;x&quot;)" office:value-type="float" office:value="0" calcext:value-type="float">
            <text:p>0</text:p>
          </table:table-cell>
          <table:table-cell table:style-name="ce56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2-08" calcext:value-type="date">
            <text:p>8. feb. 09</text:p>
          </table:table-cell>
          <table:table-cell table:style-name="ce50" table:formula="of:=TEXT([.A9];&quot;Ddd&quot;)" office:value-type="string" office:string-value="ned" calcext:value-type="string">
            <text:p>ned</text:p>
          </table:table-cell>
          <table:table-cell table:style-name="ce29" table:formula="of:=[$'Vzorci vnosov'.$A$15]" office:value-type="string" office:string-value="SO" calcext:value-type="string">
            <office:annotation draw:style-name="gr9" draw:text-style-name="P2" svg:width="2.916cm" svg:height="1.814cm" svg:x="5.078cm" svg:y="4.079cm" draw:caption-point-x="-0.619cm" draw:caption-point-y="1.547cm">
              <dc:date>2022-03-22T00:00:00</dc:date>
              <text:p text:style-name="P1">študijski dopust prva dva tedna v februarju</text:p>
            </office:annotation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6"/>
          <table:table-cell table:style-name="ce37" table:number-columns-repeated="2"/>
          <table:table-cell table:style-name="ce36" table:number-columns-repeated="2"/>
          <table:table-cell table:style-name="ce29"/>
          <table:table-cell table:style-name="ce28" office:value-type="string" calcext:value-type="string">
            <text:p>KNE</text:p>
          </table:table-cell>
          <table:table-cell table:style-name="ce52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53" table:formula="of:=COUNTIF([.C9:.K9];&quot;51&quot;)+COUNTIF([.C9:.K9];&quot;51$&quot;)+COUNTIF([.C9:.K9];&quot;51☻&quot;)" office:value-type="float" office:value="0" calcext:value-type="float">
            <text:p>0</text:p>
          </table:table-cell>
          <table:table-cell table:style-name="ce53" table:formula="of:=COUNTIF([.C9:.K9];&quot;52&quot;)+COUNTIF([.C9:.K9];&quot;52$&quot;)+COUNTIF([.C9:.K9];&quot;52☻&quot;)" office:value-type="float" office:value="0" calcext:value-type="float">
            <text:p>0</text:p>
          </table:table-cell>
          <table:table-cell table:style-name="ce53" table:formula="of:=COUNTIF([.C9:.K9];&quot;12-20&quot;)+COUNTIF([.C9:.K9];&quot;2&quot;)" office:value-type="float" office:value="0" calcext:value-type="float">
            <text:p>0</text:p>
          </table:table-cell>
          <table:table-cell table:style-name="ce53" table:formula="of:=COUNTIF([.C9:.K9];&quot;U&quot;)+COUNTIF([.C9:.K9];&quot;U☻&quot;)" office:value-type="float" office:value="0" calcext:value-type="float">
            <text:p>0</text:p>
          </table:table-cell>
          <table:table-cell table:style-name="ce53" table:formula="of:=COUNTIF([.C9:.K9];&quot;KVIT&quot;)+COUNTIF([.C9:.K9];&quot;KVIT☻&quot;)" office:value-type="float" office:value="0" calcext:value-type="float">
            <text:p>0</text:p>
          </table:table-cell>
          <table:table-cell table:style-name="ce54" table:formula="of:=COUNTBLANK([.C9:.K9])" office:value-type="float" office:value="7" calcext:value-type="float">
            <text:p>7</text:p>
          </table:table-cell>
          <table:table-cell table:style-name="ce55" table:formula="of:=COUNTIF([.C9:.K9];&quot;x&quot;)" office:value-type="float" office:value="0" calcext:value-type="float">
            <text:p>0</text:p>
          </table:table-cell>
          <table:table-cell table:style-name="ce56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09" calcext:value-type="date">
            <text:p>9. feb. 09</text:p>
          </table:table-cell>
          <table:table-cell table:style-name="ce51" table:formula="of:=TEXT([.A10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office:annotation draw:style-name="gr12" draw:text-style-name="P2" svg:width="2.969cm" svg:height="0.622cm" svg:x="7.676cm" svg:y="4.781cm" draw:caption-point-x="-0.592cm" draw:caption-point-y="1.547cm">
              <dc:date>2022-03-22T00:00:00</dc:date>
              <text:p text:style-name="P1">Trbovlje</text:p>
            </office:annotation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8" office:value-type="string" calcext:value-type="string">
            <text:p>KNE</text:p>
          </table:table-cell>
          <table:table-cell table:style-name="ce52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53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53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53" table:formula="of:=COUNTIF([.C10:.K10];&quot;12-20&quot;)+COUNTIF([.C10:.K10];&quot;2&quot;)" office:value-type="float" office:value="1" calcext:value-type="float">
            <text:p>1</text:p>
          </table:table-cell>
          <table:table-cell table:style-name="ce53" table:formula="of:=COUNTIF([.C10:.K10];&quot;U&quot;)+COUNTIF([.C10:.K10];&quot;U☻&quot;)" office:value-type="float" office:value="1" calcext:value-type="float">
            <text:p>1</text:p>
          </table:table-cell>
          <table:table-cell table:style-name="ce53" table:formula="of:=COUNTIF([.C10:.K10];&quot;KVIT&quot;)+COUNTIF([.C10:.K10];&quot;KVIT☻&quot;)" office:value-type="float" office:value="2" calcext:value-type="float">
            <text:p>2</text:p>
          </table:table-cell>
          <table:table-cell table:style-name="ce54" table:formula="of:=COUNTBLANK([.C10:.K10])" office:value-type="float" office:value="1" calcext:value-type="float">
            <text:p>1</text:p>
          </table:table-cell>
          <table:table-cell table:style-name="ce55" table:formula="of:=COUNTIF([.C10:.K10];&quot;x&quot;)" office:value-type="float" office:value="0" calcext:value-type="float">
            <text:p>0</text:p>
          </table:table-cell>
          <table:table-cell table:style-name="ce56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0" calcext:value-type="date">
            <text:p>10. feb. 09</text:p>
          </table:table-cell>
          <table:table-cell table:style-name="ce51" table:formula="of:=TEXT([.A11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69cm" svg:height="1.814cm" svg:x="7.676cm" svg:y="5.483cm" draw:caption-point-x="-0.592cm" draw:caption-point-y="1.547cm">
              <dc:date>2022-03-22T00:00:00</dc:date>
              <text:p text:style-name="P1">Izol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89cm" svg:height="1.814cm" svg:x="8.988cm" svg:y="5.483cm" draw:caption-point-x="-0.592cm" draw:caption-point-y="1.547cm">
              <dc:date>2022-03-22T00:00:00</dc:date>
              <text:p text:style-name="P1">Trbovlje</text:p>
            </office:annotation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1"/>
          <table:table-cell table:style-name="ce3" office:value-type="string" calcext:value-type="string">
            <office:annotation draw:style-name="gr9" draw:text-style-name="P2" svg:width="2.915cm" svg:height="1.814cm" svg:x="14.212cm" svg:y="5.483cm" draw:caption-point-x="-0.566cm" draw:caption-point-y="1.547cm">
              <dc:date>2022-03-22T00:00:00</dc:date>
              <text:p text:style-name="P1">Mishalya je 10-13 februar. +DOPUST</text:p>
            </office:annotation>
            <text:p>52</text:p>
          </table:table-cell>
          <table:table-cell table:style-name="ce5" table:formula="of:=[$'Vzorci vnosov'.$A$11]" office:value-type="string" office:string-value="X" calcext:value-type="string">
            <office:annotation draw:style-name="gr12" draw:text-style-name="P2" svg:width="2.958cm" svg:height="0.622cm" svg:x="15.524cm" svg:y="5.483cm" draw:caption-point-x="-0.566cm" draw:caption-point-y="1.547cm">
              <dc:date>2022-03-22T00:00:00</dc:date>
              <text:p text:style-name="P1">Trbovlje</text:p>
            </office:annotation>
            <text:p>X</text:p>
          </table:table-cell>
          <table:table-cell table:style-name="ce28" office:value-type="string" calcext:value-type="string">
            <text:p>KNE</text:p>
          </table:table-cell>
          <table:table-cell table:style-name="ce52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53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53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53" table:formula="of:=COUNTIF([.C11:.K11];&quot;12-20&quot;)+COUNTIF([.C11:.K11];&quot;2&quot;)" office:value-type="float" office:value="1" calcext:value-type="float">
            <text:p>1</text:p>
          </table:table-cell>
          <table:table-cell table:style-name="ce53" table:formula="of:=COUNTIF([.C11:.K11];&quot;U&quot;)+COUNTIF([.C11:.K11];&quot;U☻&quot;)" office:value-type="float" office:value="1" calcext:value-type="float">
            <text:p>1</text:p>
          </table:table-cell>
          <table:table-cell table:style-name="ce53" table:formula="of:=COUNTIF([.C11:.K11];&quot;KVIT&quot;)+COUNTIF([.C11:.K11];&quot;KVIT☻&quot;)" office:value-type="float" office:value="1" calcext:value-type="float">
            <text:p>1</text:p>
          </table:table-cell>
          <table:table-cell table:style-name="ce54" table:formula="of:=COUNTBLANK([.C11:.K11])" office:value-type="float" office:value="1" calcext:value-type="float">
            <text:p>1</text:p>
          </table:table-cell>
          <table:table-cell table:style-name="ce55" table:formula="of:=COUNTIF([.C11:.K11];&quot;x&quot;)" office:value-type="float" office:value="1" calcext:value-type="float">
            <text:p>1</text:p>
          </table:table-cell>
          <table:table-cell table:style-name="ce56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1" calcext:value-type="date">
            <text:p>11. feb. 09</text:p>
          </table:table-cell>
          <table:table-cell table:style-name="ce51" table:formula="of:=TEXT([.A12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5" table:formula="of:=[$'Vzorci vnosov'.$A$11]" office:value-type="string" office:string-value="X" calcext:value-type="string">
            <office:annotation draw:style-name="gr12" draw:text-style-name="P4" svg:width="2.969cm" svg:height="0.622cm" svg:x="8.988cm" svg:y="6.185cm" draw:caption-point-x="-0.592cm" draw:caption-point-y="1.547cm">
              <dc:date>2022-03-22T00:00:00</dc:date>
              <text:p text:style-name="P3">Tr</text:p>
            </office:annotation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office:value-type="string" calcext:value-type="string">
            <office:annotation draw:style-name="gr9" draw:text-style-name="P2" svg:width="2.915cm" svg:height="1.814cm" svg:x="14.212cm" svg:y="6.185cm" draw:caption-point-x="-0.566cm" draw:caption-point-y="1.547cm">
              <dc:date>2022-03-22T00:00:00</dc:date>
              <text:p text:style-name="P1">Mishalya je 10-13 februar. +DOPUST</text:p>
            </office:annotation>
            <text:p>12-2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8" office:value-type="string" calcext:value-type="string">
            <text:p>KNE</text:p>
          </table:table-cell>
          <table:table-cell table:style-name="ce52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53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53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53" table:formula="of:=COUNTIF([.C12:.K12];&quot;12-20&quot;)+COUNTIF([.C12:.K12];&quot;2&quot;)" office:value-type="float" office:value="1" calcext:value-type="float">
            <text:p>1</text:p>
          </table:table-cell>
          <table:table-cell table:style-name="ce53" table:formula="of:=COUNTIF([.C12:.K12];&quot;U&quot;)+COUNTIF([.C12:.K12];&quot;U☻&quot;)" office:value-type="float" office:value="1" calcext:value-type="float">
            <text:p>1</text:p>
          </table:table-cell>
          <table:table-cell table:style-name="ce53" table:formula="of:=COUNTIF([.C12:.K12];&quot;KVIT&quot;)+COUNTIF([.C12:.K12];&quot;KVIT☻&quot;)" office:value-type="float" office:value="2" calcext:value-type="float">
            <text:p>2</text:p>
          </table:table-cell>
          <table:table-cell table:style-name="ce54" table:formula="of:=COUNTBLANK([.C12:.K12])" office:value-type="float" office:value="1" calcext:value-type="float">
            <text:p>1</text:p>
          </table:table-cell>
          <table:table-cell table:style-name="ce55" table:formula="of:=COUNTIF([.C12:.K12];&quot;x&quot;)" office:value-type="float" office:value="1" calcext:value-type="float">
            <text:p>1</text:p>
          </table:table-cell>
          <table:table-cell table:style-name="ce56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2" calcext:value-type="date">
            <text:p>12. feb. 09</text:p>
          </table:table-cell>
          <table:table-cell table:style-name="ce51" table:formula="of:=TEXT([.A13];&quot;Ddd&quot;)" office:value-type="string" office:string-value="čet" calcext:value-type="string">
            <text:p>če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69cm" svg:height="1.814cm" svg:x="7.676cm" svg:y="6.887cm" draw:caption-point-x="-0.592cm" draw:caption-point-y="1.547cm">
              <dc:date>2022-03-22T00:00:00</dc:date>
              <text:p text:style-name="P1">dopust od vključno 12 feb do 16 feb .ponedeljek</text:p>
            </office:annotation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5" table:formula="of:=[$'Vzorci vnosov'.$A$11]" office:value-type="string" office:string-value="X" calcext:value-type="string">
            <office:annotation draw:style-name="gr12" draw:text-style-name="P2" svg:width="2.89cm" svg:height="0.622cm" svg:x="11.613cm" svg:y="6.887cm" draw:caption-point-x="-0.592cm" draw:caption-point-y="1.547cm">
              <dc:date>2022-03-22T00:00:00</dc:date>
              <text:p text:style-name="P1">Izola</text:p>
            </office:annotation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office:value-type="string" calcext:value-type="string">
            <office:annotation draw:style-name="gr9" draw:text-style-name="P2" svg:width="2.915cm" svg:height="1.814cm" svg:x="14.212cm" svg:y="6.887cm" draw:caption-point-x="-0.566cm" draw:caption-point-y="1.547cm">
              <dc:date>2022-03-22T00:00:00</dc:date>
              <text:p text:style-name="P1">Mishalya je 10-13 februar. +DOPUST</text:p>
            </office:annotation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KNE</text:p>
          </table:table-cell>
          <table:table-cell table:style-name="ce52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53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53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53" table:formula="of:=COUNTIF([.C13:.K13];&quot;12-20&quot;)+COUNTIF([.C13:.K13];&quot;2&quot;)" office:value-type="float" office:value="1" calcext:value-type="float">
            <text:p>1</text:p>
          </table:table-cell>
          <table:table-cell table:style-name="ce53" table:formula="of:=COUNTIF([.C13:.K13];&quot;U&quot;)+COUNTIF([.C13:.K13];&quot;U☻&quot;)" office:value-type="float" office:value="1" calcext:value-type="float">
            <text:p>1</text:p>
          </table:table-cell>
          <table:table-cell table:style-name="ce53" table:formula="of:=COUNTIF([.C13:.K13];&quot;KVIT&quot;)+COUNTIF([.C13:.K13];&quot;KVIT☻&quot;)" office:value-type="float" office:value="1" calcext:value-type="float">
            <text:p>1</text:p>
          </table:table-cell>
          <table:table-cell table:style-name="ce54" table:formula="of:=COUNTBLANK([.C13:.K13])" office:value-type="float" office:value="0" calcext:value-type="float">
            <text:p>0</text:p>
          </table:table-cell>
          <table:table-cell table:style-name="ce55" table:formula="of:=COUNTIF([.C13:.K13];&quot;x&quot;)" office:value-type="float" office:value="1" calcext:value-type="float">
            <text:p>1</text:p>
          </table:table-cell>
          <table:table-cell table:style-name="ce56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3" calcext:value-type="date">
            <text:p>13. feb. 09</text:p>
          </table:table-cell>
          <table:table-cell table:style-name="ce51" table:formula="of:=TEXT([.A14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69cm" svg:height="1.814cm" svg:x="7.676cm" svg:y="7.589cm" draw:caption-point-x="-0.592cm" draw:caption-point-y="1.547cm">
              <dc:date>2022-03-22T00:00:00</dc:date>
              <text:p text:style-name="P1">dopust od vključno 12 feb do 16 feb .ponedeljek</text:p>
            </office:annotation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office:annotation draw:style-name="gr12" draw:text-style-name="P4" svg:width="2.984cm" svg:height="0.622cm" svg:x="15.524cm" svg:y="7.589cm" draw:caption-point-x="-0.566cm" draw:caption-point-y="1.547cm">
              <dc:date>2022-03-22T00:00:00</dc:date>
              <text:p text:style-name="P3">Tr</text:p>
            </office:annotation>
            <text:p>X</text:p>
          </table:table-cell>
          <table:table-cell table:style-name="ce28" office:value-type="string" calcext:value-type="string">
            <text:p>MŠŠ</text:p>
          </table:table-cell>
          <table:table-cell table:style-name="ce52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53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53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53" table:formula="of:=COUNTIF([.C14:.K14];&quot;12-20&quot;)+COUNTIF([.C14:.K14];&quot;2&quot;)" office:value-type="float" office:value="1" calcext:value-type="float">
            <text:p>1</text:p>
          </table:table-cell>
          <table:table-cell table:style-name="ce53" table:formula="of:=COUNTIF([.C14:.K14];&quot;U&quot;)+COUNTIF([.C14:.K14];&quot;U☻&quot;)" office:value-type="float" office:value="1" calcext:value-type="float">
            <text:p>1</text:p>
          </table:table-cell>
          <table:table-cell table:style-name="ce53" table:formula="of:=COUNTIF([.C14:.K14];&quot;KVIT&quot;)+COUNTIF([.C14:.K14];&quot;KVIT☻&quot;)" office:value-type="float" office:value="1" calcext:value-type="float">
            <text:p>1</text:p>
          </table:table-cell>
          <table:table-cell table:style-name="ce54" table:formula="of:=COUNTBLANK([.C14:.K14])" office:value-type="float" office:value="1" calcext:value-type="float">
            <text:p>1</text:p>
          </table:table-cell>
          <table:table-cell table:style-name="ce55" table:formula="of:=COUNTIF([.C14:.K14];&quot;x&quot;)" office:value-type="float" office:value="1" calcext:value-type="float">
            <text:p>1</text:p>
          </table:table-cell>
          <table:table-cell table:style-name="ce56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2-14" calcext:value-type="date">
            <text:p>14. feb. 09</text:p>
          </table:table-cell>
          <table:table-cell table:style-name="ce50" table:formula="of:=TEXT([.A15];&quot;Ddd&quot;)" office:value-type="string" office:string-value="sob" calcext:value-type="string">
            <text:p>sob</text:p>
          </table:table-cell>
          <table:table-cell table:style-name="ce36"/>
          <table:table-cell table:style-name="ce29"/>
          <table:table-cell table:style-name="ce29" table:formula="of:=[$'Vzorci vnosov'.$A$12]" office:value-type="string" office:string-value="D" calcext:value-type="string">
            <office:annotation draw:style-name="gr10" draw:text-style-name="P2" svg:width="2.969cm" svg:height="1.807cm" svg:x="7.676cm" svg:y="8.282cm" draw:caption-point-x="-0.592cm" draw:caption-point-y="1.556cm">
              <dc:date>2022-03-22T00:00:00</dc:date>
              <text:p text:style-name="P1">dopust od vključno 12 feb do 16 feb .ponedeljek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2" svg:width="2.943cm" svg:height="1.807cm" svg:x="8.988cm" svg:y="8.282cm" draw:caption-point-x="-0.592cm" draw:caption-point-y="1.556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8" office:value-type="string" calcext:value-type="string">
            <text:p>MŠŠ</text:p>
          </table:table-cell>
          <table:table-cell table:style-name="ce52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53" table:formula="of:=COUNTIF([.C15:.K15];&quot;51&quot;)+COUNTIF([.C15:.K15];&quot;51$&quot;)+COUNTIF([.C15:.K15];&quot;51☻&quot;)" office:value-type="float" office:value="0" calcext:value-type="float">
            <text:p>0</text:p>
          </table:table-cell>
          <table:table-cell table:style-name="ce53" table:formula="of:=COUNTIF([.C15:.K15];&quot;52&quot;)+COUNTIF([.C15:.K15];&quot;52$&quot;)+COUNTIF([.C15:.K15];&quot;52☻&quot;)" office:value-type="float" office:value="0" calcext:value-type="float">
            <text:p>0</text:p>
          </table:table-cell>
          <table:table-cell table:style-name="ce53" table:formula="of:=COUNTIF([.C15:.K15];&quot;12-20&quot;)+COUNTIF([.C15:.K15];&quot;2&quot;)" office:value-type="float" office:value="0" calcext:value-type="float">
            <text:p>0</text:p>
          </table:table-cell>
          <table:table-cell table:style-name="ce53" table:formula="of:=COUNTIF([.C15:.K15];&quot;U&quot;)+COUNTIF([.C15:.K15];&quot;U☻&quot;)" office:value-type="float" office:value="0" calcext:value-type="float">
            <text:p>0</text:p>
          </table:table-cell>
          <table:table-cell table:style-name="ce53" table:formula="of:=COUNTIF([.C15:.K15];&quot;KVIT&quot;)+COUNTIF([.C15:.K15];&quot;KVIT☻&quot;)" office:value-type="float" office:value="0" calcext:value-type="float">
            <text:p>0</text:p>
          </table:table-cell>
          <table:table-cell table:style-name="ce54" table:formula="of:=COUNTBLANK([.C15:.K15])" office:value-type="float" office:value="6" calcext:value-type="float">
            <text:p>6</text:p>
          </table:table-cell>
          <table:table-cell table:style-name="ce55" table:formula="of:=COUNTIF([.C15:.K15];&quot;x&quot;)" office:value-type="float" office:value="0" calcext:value-type="float">
            <text:p>0</text:p>
          </table:table-cell>
          <table:table-cell table:style-name="ce56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2-15" calcext:value-type="date">
            <text:p>15. feb. 09</text:p>
          </table:table-cell>
          <table:table-cell table:style-name="ce50" table:formula="of:=TEXT([.A16];&quot;Ddd&quot;)" office:value-type="string" office:string-value="ned" calcext:value-type="string">
            <text:p>ned</text:p>
          </table:table-cell>
          <table:table-cell table:style-name="ce36"/>
          <table:table-cell table:style-name="ce29"/>
          <table:table-cell table:style-name="ce29" table:formula="of:=[$'Vzorci vnosov'.$A$12]" office:value-type="string" office:string-value="D" calcext:value-type="string">
            <office:annotation draw:style-name="gr10" draw:text-style-name="P2" svg:width="2.969cm" svg:height="1.807cm" svg:x="7.676cm" svg:y="8.984cm" draw:caption-point-x="-0.592cm" draw:caption-point-y="1.556cm">
              <dc:date>2022-03-22T00:00:00</dc:date>
              <text:p text:style-name="P1">dopust od vključno 12 feb do 16 feb .ponedeljek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2" svg:width="2.943cm" svg:height="1.807cm" svg:x="8.988cm" svg:y="8.984cm" draw:caption-point-x="-0.592cm" draw:caption-point-y="1.556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8" office:value-type="string" calcext:value-type="string">
            <text:p>MŠŠ</text:p>
          </table:table-cell>
          <table:table-cell table:style-name="ce52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53" table:formula="of:=COUNTIF([.C16:.K16];&quot;51&quot;)+COUNTIF([.C16:.K16];&quot;51$&quot;)+COUNTIF([.C16:.K16];&quot;51☻&quot;)" office:value-type="float" office:value="0" calcext:value-type="float">
            <text:p>0</text:p>
          </table:table-cell>
          <table:table-cell table:style-name="ce53" table:formula="of:=COUNTIF([.C16:.K16];&quot;52&quot;)+COUNTIF([.C16:.K16];&quot;52$&quot;)+COUNTIF([.C16:.K16];&quot;52☻&quot;)" office:value-type="float" office:value="0" calcext:value-type="float">
            <text:p>0</text:p>
          </table:table-cell>
          <table:table-cell table:style-name="ce53" table:formula="of:=COUNTIF([.C16:.K16];&quot;12-20&quot;)+COUNTIF([.C16:.K16];&quot;2&quot;)" office:value-type="float" office:value="0" calcext:value-type="float">
            <text:p>0</text:p>
          </table:table-cell>
          <table:table-cell table:style-name="ce53" table:formula="of:=COUNTIF([.C16:.K16];&quot;U&quot;)+COUNTIF([.C16:.K16];&quot;U☻&quot;)" office:value-type="float" office:value="0" calcext:value-type="float">
            <text:p>0</text:p>
          </table:table-cell>
          <table:table-cell table:style-name="ce53" table:formula="of:=COUNTIF([.C16:.K16];&quot;KVIT&quot;)+COUNTIF([.C16:.K16];&quot;KVIT☻&quot;)" office:value-type="float" office:value="0" calcext:value-type="float">
            <text:p>0</text:p>
          </table:table-cell>
          <table:table-cell table:style-name="ce54" table:formula="of:=COUNTBLANK([.C16:.K16])" office:value-type="float" office:value="6" calcext:value-type="float">
            <text:p>6</text:p>
          </table:table-cell>
          <table:table-cell table:style-name="ce55" table:formula="of:=COUNTIF([.C16:.K16];&quot;x&quot;)" office:value-type="float" office:value="0" calcext:value-type="float">
            <text:p>0</text:p>
          </table:table-cell>
          <table:table-cell table:style-name="ce56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6" calcext:value-type="date">
            <text:p>16. feb. 09</text:p>
          </table:table-cell>
          <table:table-cell table:style-name="ce51" table:formula="of:=TEXT([.A17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69cm" svg:height="1.807cm" svg:x="7.676cm" svg:y="9.686cm" draw:caption-point-x="-0.592cm" draw:caption-point-y="1.556cm">
              <dc:date>2022-03-22T00:00:00</dc:date>
              <text:p text:style-name="P1">dopust od vključno 12 feb do 16 feb .ponedeljek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43cm" svg:height="1.807cm" svg:x="8.988cm" svg:y="9.686cm" draw:caption-point-x="-0.592cm" draw:caption-point-y="1.556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office:annotation draw:style-name="gr10" draw:text-style-name="P4" svg:width="2.915cm" svg:height="1.788cm" svg:x="10.301cm" svg:y="9.695cm" draw:caption-point-x="-0.592cm" draw:caption-point-y="1.547cm">
              <dc:date>2022-03-22T00:00:00</dc:date>
              <text:p text:style-name="P3">Tr</text:p>
            </office:annotation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office:annotation draw:style-name="gr12" draw:text-style-name="P2" svg:width="2.968cm" svg:height="0.622cm" svg:x="14.212cm" svg:y="9.695cm" draw:caption-point-x="-0.566cm" draw:caption-point-y="1.547cm">
              <dc:date>2022-03-22T00:00:00</dc:date>
              <text:p text:style-name="P1">DOPUST</text:p>
            </office:annotation>
            <text:p>51☻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8" office:value-type="string" calcext:value-type="string">
            <text:p>MŠŠ</text:p>
          </table:table-cell>
          <table:table-cell table:style-name="ce52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53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53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53" table:formula="of:=COUNTIF([.C17:.K17];&quot;12-20&quot;)+COUNTIF([.C17:.K17];&quot;2&quot;)" office:value-type="float" office:value="1" calcext:value-type="float">
            <text:p>1</text:p>
          </table:table-cell>
          <table:table-cell table:style-name="ce53" table:formula="of:=COUNTIF([.C17:.K17];&quot;U&quot;)+COUNTIF([.C17:.K17];&quot;U☻&quot;)" office:value-type="float" office:value="1" calcext:value-type="float">
            <text:p>1</text:p>
          </table:table-cell>
          <table:table-cell table:style-name="ce53" table:formula="of:=COUNTIF([.C17:.K17];&quot;KVIT&quot;)+COUNTIF([.C17:.K17];&quot;KVIT☻&quot;)" office:value-type="float" office:value="1" calcext:value-type="float">
            <text:p>1</text:p>
          </table:table-cell>
          <table:table-cell table:style-name="ce54" table:formula="of:=COUNTBLANK([.C17:.K17])" office:value-type="float" office:value="0" calcext:value-type="float">
            <text:p>0</text:p>
          </table:table-cell>
          <table:table-cell table:style-name="ce55" table:formula="of:=COUNTIF([.C17:.K17];&quot;x&quot;)" office:value-type="float" office:value="1" calcext:value-type="float">
            <text:p>1</text:p>
          </table:table-cell>
          <table:table-cell table:style-name="ce56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7" calcext:value-type="date">
            <text:p>17. feb. 09</text:p>
          </table:table-cell>
          <table:table-cell table:style-name="ce51" table:formula="of:=TEXT([.A18];&quot;Ddd&quot;)" office:value-type="string" office:string-value="tor" calcext:value-type="string">
            <text:p>tor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43cm" svg:height="1.814cm" svg:x="8.988cm" svg:y="10.371cm" draw:caption-point-x="-0.592cm" draw:caption-point-y="1.573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MŠŠ</text:p>
          </table:table-cell>
          <table:table-cell table:style-name="ce52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53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53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53" table:formula="of:=COUNTIF([.C18:.K18];&quot;12-20&quot;)+COUNTIF([.C18:.K18];&quot;2&quot;)" office:value-type="float" office:value="1" calcext:value-type="float">
            <text:p>1</text:p>
          </table:table-cell>
          <table:table-cell table:style-name="ce53" table:formula="of:=COUNTIF([.C18:.K18];&quot;U&quot;)+COUNTIF([.C18:.K18];&quot;U☻&quot;)" office:value-type="float" office:value="1" calcext:value-type="float">
            <text:p>1</text:p>
          </table:table-cell>
          <table:table-cell table:style-name="ce53" table:formula="of:=COUNTIF([.C18:.K18];&quot;KVIT&quot;)+COUNTIF([.C18:.K18];&quot;KVIT☻&quot;)" office:value-type="float" office:value="2" calcext:value-type="float">
            <text:p>2</text:p>
          </table:table-cell>
          <table:table-cell table:style-name="ce54" table:formula="of:=COUNTBLANK([.C18:.K18])" office:value-type="float" office:value="1" calcext:value-type="float">
            <text:p>1</text:p>
          </table:table-cell>
          <table:table-cell table:style-name="ce55" table:formula="of:=COUNTIF([.C18:.K18];&quot;x&quot;)" office:value-type="float" office:value="1" calcext:value-type="float">
            <text:p>1</text:p>
          </table:table-cell>
          <table:table-cell table:style-name="ce56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8" calcext:value-type="date">
            <text:p>18. feb. 09</text:p>
          </table:table-cell>
          <table:table-cell table:style-name="ce51" table:formula="of:=TEXT([.A19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43cm" svg:height="1.814cm" svg:x="8.988cm" svg:y="11.073cm" draw:caption-point-x="-0.592cm" draw:caption-point-y="1.573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office:annotation draw:style-name="gr9" draw:text-style-name="P4" svg:width="2.968cm" svg:height="1.814cm" svg:x="14.212cm" svg:y="11.073cm" draw:caption-point-x="-0.566cm" draw:caption-point-y="1.573cm">
              <dc:date>2022-03-22T00:00:00</dc:date>
              <text:p text:style-name="P3">Tr</text:p>
            </office:annotation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8" office:value-type="string" calcext:value-type="string">
            <text:p>MŠŠ</text:p>
          </table:table-cell>
          <table:table-cell table:style-name="ce52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53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53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53" table:formula="of:=COUNTIF([.C19:.K19];&quot;12-20&quot;)+COUNTIF([.C19:.K19];&quot;2&quot;)" office:value-type="float" office:value="1" calcext:value-type="float">
            <text:p>1</text:p>
          </table:table-cell>
          <table:table-cell table:style-name="ce53" table:formula="of:=COUNTIF([.C19:.K19];&quot;U&quot;)+COUNTIF([.C19:.K19];&quot;U☻&quot;)" office:value-type="float" office:value="1" calcext:value-type="float">
            <text:p>1</text:p>
          </table:table-cell>
          <table:table-cell table:style-name="ce53" table:formula="of:=COUNTIF([.C19:.K19];&quot;KVIT&quot;)+COUNTIF([.C19:.K19];&quot;KVIT☻&quot;)" office:value-type="float" office:value="2" calcext:value-type="float">
            <text:p>2</text:p>
          </table:table-cell>
          <table:table-cell table:style-name="ce54" table:formula="of:=COUNTBLANK([.C19:.K19])" office:value-type="float" office:value="0" calcext:value-type="float">
            <text:p>0</text:p>
          </table:table-cell>
          <table:table-cell table:style-name="ce55" table:formula="of:=COUNTIF([.C19:.K19];&quot;x&quot;)" office:value-type="float" office:value="2" calcext:value-type="float">
            <text:p>2</text:p>
          </table:table-cell>
          <table:table-cell table:style-name="ce56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19" calcext:value-type="date">
            <text:p>19. feb. 09</text:p>
          </table:table-cell>
          <table:table-cell table:style-name="ce51" table:formula="of:=TEXT([.A20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43cm" svg:height="1.814cm" svg:x="8.988cm" svg:y="11.775cm" draw:caption-point-x="-0.592cm" draw:caption-point-y="1.573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8" office:value-type="string" calcext:value-type="string">
            <text:p>PIN</text:p>
          </table:table-cell>
          <table:table-cell table:style-name="ce52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53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53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53" table:formula="of:=COUNTIF([.C20:.K20];&quot;12-20&quot;)+COUNTIF([.C20:.K20];&quot;2&quot;)" office:value-type="float" office:value="1" calcext:value-type="float">
            <text:p>1</text:p>
          </table:table-cell>
          <table:table-cell table:style-name="ce53" table:formula="of:=COUNTIF([.C20:.K20];&quot;U&quot;)+COUNTIF([.C20:.K20];&quot;U☻&quot;)" office:value-type="float" office:value="1" calcext:value-type="float">
            <text:p>1</text:p>
          </table:table-cell>
          <table:table-cell table:style-name="ce53" table:formula="of:=COUNTIF([.C20:.K20];&quot;KVIT&quot;)+COUNTIF([.C20:.K20];&quot;KVIT☻&quot;)" office:value-type="float" office:value="1" calcext:value-type="float">
            <text:p>1</text:p>
          </table:table-cell>
          <table:table-cell table:style-name="ce54" table:formula="of:=COUNTBLANK([.C20:.K20])" office:value-type="float" office:value="1" calcext:value-type="float">
            <text:p>1</text:p>
          </table:table-cell>
          <table:table-cell table:style-name="ce55" table:formula="of:=COUNTIF([.C20:.K20];&quot;x&quot;)" office:value-type="float" office:value="1" calcext:value-type="float">
            <text:p>1</text:p>
          </table:table-cell>
          <table:table-cell table:style-name="ce56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20" calcext:value-type="date">
            <text:p>20. feb. 09</text:p>
          </table:table-cell>
          <table:table-cell table:style-name="ce51" table:formula="of:=TEXT([.A21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office:annotation draw:style-name="gr12" draw:text-style-name="P4" svg:width="2.969cm" svg:height="0.622cm" svg:x="7.676cm" svg:y="12.477cm" draw:caption-point-x="-0.592cm" draw:caption-point-y="1.573cm">
              <dc:date>2022-03-22T00:00:00</dc:date>
              <text:p text:style-name="P3">Tr</text:p>
            </office:annotation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43cm" svg:height="1.814cm" svg:x="8.988cm" svg:y="12.477cm" draw:caption-point-x="-0.592cm" draw:caption-point-y="1.573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8" office:value-type="string" calcext:value-type="string">
            <text:p>PIN</text:p>
          </table:table-cell>
          <table:table-cell table:style-name="ce52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53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53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53" table:formula="of:=COUNTIF([.C21:.K21];&quot;12-20&quot;)+COUNTIF([.C21:.K21];&quot;2&quot;)" office:value-type="float" office:value="1" calcext:value-type="float">
            <text:p>1</text:p>
          </table:table-cell>
          <table:table-cell table:style-name="ce53" table:formula="of:=COUNTIF([.C21:.K21];&quot;U&quot;)+COUNTIF([.C21:.K21];&quot;U☻&quot;)" office:value-type="float" office:value="1" calcext:value-type="float">
            <text:p>1</text:p>
          </table:table-cell>
          <table:table-cell table:style-name="ce53" table:formula="of:=COUNTIF([.C21:.K21];&quot;KVIT&quot;)+COUNTIF([.C21:.K21];&quot;KVIT☻&quot;)" office:value-type="float" office:value="1" calcext:value-type="float">
            <text:p>1</text:p>
          </table:table-cell>
          <table:table-cell table:style-name="ce54" table:formula="of:=COUNTBLANK([.C21:.K21])" office:value-type="float" office:value="0" calcext:value-type="float">
            <text:p>0</text:p>
          </table:table-cell>
          <table:table-cell table:style-name="ce55" table:formula="of:=COUNTIF([.C21:.K21];&quot;x&quot;)" office:value-type="float" office:value="2" calcext:value-type="float">
            <text:p>2</text:p>
          </table:table-cell>
          <table:table-cell table:style-name="ce56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2-21" calcext:value-type="date">
            <text:p>21. feb. 09</text:p>
          </table:table-cell>
          <table:table-cell table:style-name="ce50" table:formula="of:=TEXT([.A2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office:annotation draw:style-name="gr9" draw:text-style-name="P2" svg:width="2.968cm" svg:height="1.814cm" svg:x="6.364cm" svg:y="13.179cm" draw:caption-point-x="-0.592cm" draw:caption-point-y="1.573cm">
              <dc:date>2022-03-22T00:00:00</dc:date>
              <text:p text:style-name="P1">dopust od14. do 21.2.</text:p>
            </office:annotation>
            <text:p>D</text:p>
          </table:table-cell>
          <table:table-cell table:style-name="ce31"/>
          <table:table-cell table:style-name="ce29" table:formula="of:=[$'Vzorci vnosov'.$A$12]" office:value-type="string" office:string-value="D" calcext:value-type="string">
            <office:annotation draw:style-name="gr9" draw:text-style-name="P2" svg:width="2.943cm" svg:height="1.814cm" svg:x="8.988cm" svg:y="13.179cm" draw:caption-point-x="-0.592cm" draw:caption-point-y="1.573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9" draw:text-style-name="P2" svg:width="2.915cm" svg:height="1.814cm" svg:x="10.301cm" svg:y="13.179cm" draw:caption-point-x="-0.592cm" draw:caption-point-y="1.573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37"/>
          <table:table-cell table:style-name="ce36"/>
          <table:table-cell table:style-name="ce29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8" office:value-type="string" calcext:value-type="string">
            <text:p>PIN</text:p>
          </table:table-cell>
          <table:table-cell table:style-name="ce52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53" table:formula="of:=COUNTIF([.C22:.K22];&quot;51&quot;)+COUNTIF([.C22:.K22];&quot;51$&quot;)+COUNTIF([.C22:.K22];&quot;51☻&quot;)" office:value-type="float" office:value="0" calcext:value-type="float">
            <text:p>0</text:p>
          </table:table-cell>
          <table:table-cell table:style-name="ce53" table:formula="of:=COUNTIF([.C22:.K22];&quot;52&quot;)+COUNTIF([.C22:.K22];&quot;52$&quot;)+COUNTIF([.C22:.K22];&quot;52☻&quot;)" office:value-type="float" office:value="0" calcext:value-type="float">
            <text:p>0</text:p>
          </table:table-cell>
          <table:table-cell table:style-name="ce53" table:formula="of:=COUNTIF([.C22:.K22];&quot;12-20&quot;)+COUNTIF([.C22:.K22];&quot;2&quot;)" office:value-type="float" office:value="0" calcext:value-type="float">
            <text:p>0</text:p>
          </table:table-cell>
          <table:table-cell table:style-name="ce53" table:formula="of:=COUNTIF([.C22:.K22];&quot;U&quot;)+COUNTIF([.C22:.K22];&quot;U☻&quot;)" office:value-type="float" office:value="0" calcext:value-type="float">
            <text:p>0</text:p>
          </table:table-cell>
          <table:table-cell table:style-name="ce53" table:formula="of:=COUNTIF([.C22:.K22];&quot;KVIT&quot;)+COUNTIF([.C22:.K22];&quot;KVIT☻&quot;)" office:value-type="float" office:value="0" calcext:value-type="float">
            <text:p>0</text:p>
          </table:table-cell>
          <table:table-cell table:style-name="ce54" table:formula="of:=COUNTBLANK([.C22:.K22])" office:value-type="float" office:value="4" calcext:value-type="float">
            <text:p>4</text:p>
          </table:table-cell>
          <table:table-cell table:style-name="ce55" table:formula="of:=COUNTIF([.C22:.K22];&quot;x&quot;)" office:value-type="float" office:value="0" calcext:value-type="float">
            <text:p>0</text:p>
          </table:table-cell>
          <table:table-cell table:style-name="ce56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2-22" calcext:value-type="date">
            <text:p>22. feb. 09</text:p>
          </table:table-cell>
          <table:table-cell table:style-name="ce50" table:formula="of:=TEXT([.A23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office:annotation draw:style-name="gr9" draw:text-style-name="P2" svg:width="2.968cm" svg:height="1.814cm" svg:x="6.364cm" svg:y="13.881cm" draw:caption-point-x="-0.592cm" draw:caption-point-y="1.573cm">
              <dc:date>2022-03-22T00:00:00</dc:date>
              <text:p text:style-name="P1">dopust od14. do 21.2.</text:p>
            </office:annotation>
            <text:p>D</text:p>
          </table:table-cell>
          <table:table-cell table:style-name="ce31"/>
          <table:table-cell table:style-name="ce29" table:formula="of:=[$'Vzorci vnosov'.$A$12]" office:value-type="string" office:string-value="D" calcext:value-type="string">
            <office:annotation draw:style-name="gr9" draw:text-style-name="P2" svg:width="2.943cm" svg:height="1.814cm" svg:x="8.988cm" svg:y="13.881cm" draw:caption-point-x="-0.592cm" draw:caption-point-y="1.573cm">
              <dc:date>2022-03-22T00:00:00</dc:date>
              <text:p text:style-name="P1">dopust med 14. in 22. februarjem.LP Bojan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9" draw:text-style-name="P2" svg:width="2.915cm" svg:height="1.814cm" svg:x="10.301cm" svg:y="13.881cm" draw:caption-point-x="-0.592cm" draw:caption-point-y="1.573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37"/>
          <table:table-cell table:style-name="ce36"/>
          <table:table-cell table:style-name="ce29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8" office:value-type="string" calcext:value-type="string">
            <text:p>PIN</text:p>
          </table:table-cell>
          <table:table-cell table:style-name="ce52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53" table:formula="of:=COUNTIF([.C23:.K23];&quot;51&quot;)+COUNTIF([.C23:.K23];&quot;51$&quot;)+COUNTIF([.C23:.K23];&quot;51☻&quot;)" office:value-type="float" office:value="0" calcext:value-type="float">
            <text:p>0</text:p>
          </table:table-cell>
          <table:table-cell table:style-name="ce53" table:formula="of:=COUNTIF([.C23:.K23];&quot;52&quot;)+COUNTIF([.C23:.K23];&quot;52$&quot;)+COUNTIF([.C23:.K23];&quot;52☻&quot;)" office:value-type="float" office:value="0" calcext:value-type="float">
            <text:p>0</text:p>
          </table:table-cell>
          <table:table-cell table:style-name="ce53" table:formula="of:=COUNTIF([.C23:.K23];&quot;12-20&quot;)+COUNTIF([.C23:.K23];&quot;2&quot;)" office:value-type="float" office:value="0" calcext:value-type="float">
            <text:p>0</text:p>
          </table:table-cell>
          <table:table-cell table:style-name="ce53" table:formula="of:=COUNTIF([.C23:.K23];&quot;U&quot;)+COUNTIF([.C23:.K23];&quot;U☻&quot;)" office:value-type="float" office:value="0" calcext:value-type="float">
            <text:p>0</text:p>
          </table:table-cell>
          <table:table-cell table:style-name="ce53" table:formula="of:=COUNTIF([.C23:.K23];&quot;KVIT&quot;)+COUNTIF([.C23:.K23];&quot;KVIT☻&quot;)" office:value-type="float" office:value="0" calcext:value-type="float">
            <text:p>0</text:p>
          </table:table-cell>
          <table:table-cell table:style-name="ce54" table:formula="of:=COUNTBLANK([.C23:.K23])" office:value-type="float" office:value="4" calcext:value-type="float">
            <text:p>4</text:p>
          </table:table-cell>
          <table:table-cell table:style-name="ce55" table:formula="of:=COUNTIF([.C23:.K23];&quot;x&quot;)" office:value-type="float" office:value="0" calcext:value-type="float">
            <text:p>0</text:p>
          </table:table-cell>
          <table:table-cell table:style-name="ce56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23" calcext:value-type="date">
            <text:p>23. feb. 09</text:p>
          </table:table-cell>
          <table:table-cell table:style-name="ce51" table:formula="of:=TEXT([.A24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office:annotation draw:style-name="gr10" draw:text-style-name="P2" svg:width="2.968cm" svg:height="1.788cm" svg:x="6.364cm" svg:y="14.583cm" draw:caption-point-x="-0.592cm" draw:caption-point-y="1.573cm">
              <dc:date>2022-03-22T00:00:00</dc:date>
              <text:p text:style-name="P1">dopust od14. do 21.2.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15cm" svg:height="1.788cm" svg:x="10.301cm" svg:y="14.583cm" draw:caption-point-x="-0.592cm" draw:caption-point-y="1.573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8" office:value-type="string" calcext:value-type="string">
            <text:p>KOS</text:p>
          </table:table-cell>
          <table:table-cell table:style-name="ce52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53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53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53" table:formula="of:=COUNTIF([.C24:.K24];&quot;12-20&quot;)+COUNTIF([.C24:.K24];&quot;2&quot;)" office:value-type="float" office:value="1" calcext:value-type="float">
            <text:p>1</text:p>
          </table:table-cell>
          <table:table-cell table:style-name="ce53" table:formula="of:=COUNTIF([.C24:.K24];&quot;U&quot;)+COUNTIF([.C24:.K24];&quot;U☻&quot;)" office:value-type="float" office:value="1" calcext:value-type="float">
            <text:p>1</text:p>
          </table:table-cell>
          <table:table-cell table:style-name="ce53" table:formula="of:=COUNTIF([.C24:.K24];&quot;KVIT&quot;)+COUNTIF([.C24:.K24];&quot;KVIT☻&quot;)" office:value-type="float" office:value="1" calcext:value-type="float">
            <text:p>1</text:p>
          </table:table-cell>
          <table:table-cell table:style-name="ce54" table:formula="of:=COUNTBLANK([.C24:.K24])" office:value-type="float" office:value="0" calcext:value-type="float">
            <text:p>0</text:p>
          </table:table-cell>
          <table:table-cell table:style-name="ce55" table:formula="of:=COUNTIF([.C24:.K24];&quot;x&quot;)" office:value-type="float" office:value="1" calcext:value-type="float">
            <text:p>1</text:p>
          </table:table-cell>
          <table:table-cell table:style-name="ce56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24" calcext:value-type="date">
            <text:p>24. feb. 09</text:p>
          </table:table-cell>
          <table:table-cell table:style-name="ce51" table:formula="of:=TEXT([.A25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office:annotation draw:style-name="gr10" draw:text-style-name="P2" svg:width="2.968cm" svg:height="1.788cm" svg:x="6.364cm" svg:y="15.285cm" draw:caption-point-x="-0.592cm" draw:caption-point-y="1.573cm">
              <dc:date>2022-03-22T00:00:00</dc:date>
              <text:p text:style-name="P1">dopust od14. do 21.2.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15cm" svg:height="1.788cm" svg:x="10.301cm" svg:y="15.285cm" draw:caption-point-x="-0.592cm" draw:caption-point-y="1.573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office:annotation draw:style-name="gr13" draw:text-style-name="P2" svg:width="2.942cm" svg:height="2.597cm" svg:x="14.212cm" svg:y="15.285cm" draw:caption-point-x="-0.566cm" draw:caption-point-y="1.573cm">
              <dc:date>2022-03-22T00:00:00</dc:date>
              <text:p text:style-name="P1">podiplomski studij ob torkih in sredah od 14 do 18 ure prosim da me ne raspisuješ popoldan</text:p>
            </office:annotation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8" office:value-type="string" calcext:value-type="string">
            <text:p>KOS</text:p>
          </table:table-cell>
          <table:table-cell table:style-name="ce52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53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53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53" table:formula="of:=COUNTIF([.C25:.K25];&quot;12-20&quot;)+COUNTIF([.C25:.K25];&quot;2&quot;)" office:value-type="float" office:value="1" calcext:value-type="float">
            <text:p>1</text:p>
          </table:table-cell>
          <table:table-cell table:style-name="ce53" table:formula="of:=COUNTIF([.C25:.K25];&quot;U&quot;)+COUNTIF([.C25:.K25];&quot;U☻&quot;)" office:value-type="float" office:value="1" calcext:value-type="float">
            <text:p>1</text:p>
          </table:table-cell>
          <table:table-cell table:style-name="ce53" table:formula="of:=COUNTIF([.C25:.K25];&quot;KVIT&quot;)+COUNTIF([.C25:.K25];&quot;KVIT☻&quot;)" office:value-type="float" office:value="1" calcext:value-type="float">
            <text:p>1</text:p>
          </table:table-cell>
          <table:table-cell table:style-name="ce54" table:formula="of:=COUNTBLANK([.C25:.K25])" office:value-type="float" office:value="1" calcext:value-type="float">
            <text:p>1</text:p>
          </table:table-cell>
          <table:table-cell table:style-name="ce55" table:formula="of:=COUNTIF([.C25:.K25];&quot;x&quot;)" office:value-type="float" office:value="0" calcext:value-type="float">
            <text:p>0</text:p>
          </table:table-cell>
          <table:table-cell table:style-name="ce56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25" calcext:value-type="date">
            <text:p>25. feb. 09</text:p>
          </table:table-cell>
          <table:table-cell table:style-name="ce51" table:formula="of:=TEXT([.A26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office:annotation draw:style-name="gr10" draw:text-style-name="P2" svg:width="2.968cm" svg:height="1.788cm" svg:x="6.364cm" svg:y="15.987cm" draw:caption-point-x="-0.592cm" draw:caption-point-y="1.573cm">
              <dc:date>2022-03-22T00:00:00</dc:date>
              <text:p text:style-name="P1">dopust od14. do 21.2.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15cm" svg:height="1.788cm" svg:x="10.301cm" svg:y="15.987cm" draw:caption-point-x="-0.592cm" draw:caption-point-y="1.573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office:annotation draw:style-name="gr13" draw:text-style-name="P2" svg:width="2.942cm" svg:height="2.597cm" svg:x="14.212cm" svg:y="15.987cm" draw:caption-point-x="-0.566cm" draw:caption-point-y="1.573cm">
              <dc:date>2022-03-22T00:00:00</dc:date>
              <text:p text:style-name="P1">podiplomski studij ob torkih in sredah od 14 do 18 ure prosim da me ne raspisuješ popoldan</text:p>
            </office:annotation>
            <text:p>12-2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8" office:value-type="string" calcext:value-type="string">
            <text:p>KOS</text:p>
          </table:table-cell>
          <table:table-cell table:style-name="ce52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53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53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53" table:formula="of:=COUNTIF([.C26:.K26];&quot;12-20&quot;)+COUNTIF([.C26:.K26];&quot;2&quot;)" office:value-type="float" office:value="1" calcext:value-type="float">
            <text:p>1</text:p>
          </table:table-cell>
          <table:table-cell table:style-name="ce53" table:formula="of:=COUNTIF([.C26:.K26];&quot;U&quot;)+COUNTIF([.C26:.K26];&quot;U☻&quot;)" office:value-type="float" office:value="1" calcext:value-type="float">
            <text:p>1</text:p>
          </table:table-cell>
          <table:table-cell table:style-name="ce53" table:formula="of:=COUNTIF([.C26:.K26];&quot;KVIT&quot;)+COUNTIF([.C26:.K26];&quot;KVIT☻&quot;)" office:value-type="float" office:value="2" calcext:value-type="float">
            <text:p>2</text:p>
          </table:table-cell>
          <table:table-cell table:style-name="ce54" table:formula="of:=COUNTBLANK([.C26:.K26])" office:value-type="float" office:value="0" calcext:value-type="float">
            <text:p>0</text:p>
          </table:table-cell>
          <table:table-cell table:style-name="ce55" table:formula="of:=COUNTIF([.C26:.K26];&quot;x&quot;)" office:value-type="float" office:value="1" calcext:value-type="float">
            <text:p>1</text:p>
          </table:table-cell>
          <table:table-cell table:style-name="ce56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26" calcext:value-type="date">
            <text:p>26. feb. 09</text:p>
          </table:table-cell>
          <table:table-cell table:style-name="ce51" table:formula="of:=TEXT([.A27];&quot;Ddd&quot;)" office:value-type="string" office:string-value="čet" calcext:value-type="string">
            <text:p>čet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office:value-type="string" calcext:value-type="string">
            <office:annotation draw:style-name="gr10" draw:text-style-name="P2" svg:width="2.968cm" svg:height="1.788cm" svg:x="6.364cm" svg:y="16.689cm" draw:caption-point-x="-0.592cm" draw:caption-point-y="1.573cm">
              <dc:date>2022-03-22T00:00:00</dc:date>
              <text:p text:style-name="P1">dopust od14. do 21.2.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15cm" svg:height="1.788cm" svg:x="10.301cm" svg:y="16.689cm" draw:caption-point-x="-0.592cm" draw:caption-point-y="1.573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office:annotation draw:style-name="gr10" draw:text-style-name="P4" svg:width="2.916cm" svg:height="1.788cm" svg:x="11.613cm" svg:y="16.689cm" draw:caption-point-x="-0.592cm" draw:caption-point-y="1.573cm">
              <dc:date>2022-03-22T00:00:00</dc:date>
              <text:p text:style-name="P3">Tr</text:p>
            </office:annotation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8" office:value-type="string" calcext:value-type="string">
            <text:p>KOS</text:p>
          </table:table-cell>
          <table:table-cell table:style-name="ce52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53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53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53" table:formula="of:=COUNTIF([.C27:.K27];&quot;12-20&quot;)+COUNTIF([.C27:.K27];&quot;2&quot;)" office:value-type="float" office:value="1" calcext:value-type="float">
            <text:p>1</text:p>
          </table:table-cell>
          <table:table-cell table:style-name="ce53" table:formula="of:=COUNTIF([.C27:.K27];&quot;U&quot;)+COUNTIF([.C27:.K27];&quot;U☻&quot;)" office:value-type="float" office:value="1" calcext:value-type="float">
            <text:p>1</text:p>
          </table:table-cell>
          <table:table-cell table:style-name="ce53" table:formula="of:=COUNTIF([.C27:.K27];&quot;KVIT&quot;)+COUNTIF([.C27:.K27];&quot;KVIT☻&quot;)" office:value-type="float" office:value="1" calcext:value-type="float">
            <text:p>1</text:p>
          </table:table-cell>
          <table:table-cell table:style-name="ce54" table:formula="of:=COUNTBLANK([.C27:.K27])" office:value-type="float" office:value="0" calcext:value-type="float">
            <text:p>0</text:p>
          </table:table-cell>
          <table:table-cell table:style-name="ce55" table:formula="of:=COUNTIF([.C27:.K27];&quot;x&quot;)" office:value-type="float" office:value="1" calcext:value-type="float">
            <text:p>1</text:p>
          </table:table-cell>
          <table:table-cell table:style-name="ce56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2-27" calcext:value-type="date">
            <text:p>27. feb. 09</text:p>
          </table:table-cell>
          <table:table-cell table:style-name="ce51" table:formula="of:=TEXT([.A28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office:annotation draw:style-name="gr9" draw:text-style-name="P2" svg:width="2.968cm" svg:height="1.814cm" svg:x="6.364cm" svg:y="17.364cm" draw:caption-point-x="-0.592cm" draw:caption-point-y="1.6cm">
              <dc:date>2022-03-22T00:00:00</dc:date>
              <text:p text:style-name="P1">dopust od14. do 21.2.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office:annotation draw:style-name="gr12" draw:text-style-name="P4" svg:width="2.969cm" svg:height="0.622cm" svg:x="8.988cm" svg:y="17.364cm" draw:caption-point-x="-0.592cm" draw:caption-point-y="1.6cm">
              <dc:date>2022-03-22T00:00:00</dc:date>
              <text:p text:style-name="P3">Tr</text:p>
            </office:annotation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5cm" svg:height="1.033cm" svg:x="10.301cm" svg:y="17.364cm" draw:caption-point-x="-0.592cm" draw:caption-point-y="1.6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8" office:value-type="string" calcext:value-type="string">
            <text:p>DAN</text:p>
          </table:table-cell>
          <table:table-cell table:style-name="ce52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53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53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53" table:formula="of:=COUNTIF([.C28:.K28];&quot;12-20&quot;)+COUNTIF([.C28:.K28];&quot;2&quot;)" office:value-type="float" office:value="1" calcext:value-type="float">
            <text:p>1</text:p>
          </table:table-cell>
          <table:table-cell table:style-name="ce53" table:formula="of:=COUNTIF([.C28:.K28];&quot;U&quot;)+COUNTIF([.C28:.K28];&quot;U☻&quot;)" office:value-type="float" office:value="1" calcext:value-type="float">
            <text:p>1</text:p>
          </table:table-cell>
          <table:table-cell table:style-name="ce53" table:formula="of:=COUNTIF([.C28:.K28];&quot;KVIT&quot;)+COUNTIF([.C28:.K28];&quot;KVIT☻&quot;)" office:value-type="float" office:value="2" calcext:value-type="float">
            <text:p>2</text:p>
          </table:table-cell>
          <table:table-cell table:style-name="ce54" table:formula="of:=COUNTBLANK([.C28:.K28])" office:value-type="float" office:value="0" calcext:value-type="float">
            <text:p>0</text:p>
          </table:table-cell>
          <table:table-cell table:style-name="ce55" table:formula="of:=COUNTIF([.C28:.K28];&quot;x&quot;)" office:value-type="float" office:value="1" calcext:value-type="float">
            <text:p>1</text:p>
          </table:table-cell>
          <table:table-cell table:style-name="ce56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2-28" calcext:value-type="date">
            <text:p>28. feb. 09</text:p>
          </table:table-cell>
          <table:table-cell table:style-name="ce50" table:formula="of:=TEXT([.A29];&quot;Ddd&quot;)" office:value-type="string" office:string-value="sob" calcext:value-type="string">
            <text:p>sob</text:p>
          </table:table-cell>
          <table:table-cell table:style-name="ce29"/>
          <table:table-cell table:style-name="ce29" office:value-type="string" calcext:value-type="string">
            <office:annotation draw:style-name="gr9" draw:text-style-name="P2" svg:width="2.968cm" svg:height="1.814cm" svg:x="6.364cm" svg:y="18.066cm" draw:caption-point-x="-0.592cm" draw:caption-point-y="1.6cm">
              <dc:date>2022-03-22T00:00:00</dc:date>
              <text:p text:style-name="P1">dopust od14. do 21.2.</text:p>
            </office:annotation>
            <text:p>D</text:p>
          </table:table-cell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9" draw:text-style-name="P2" svg:width="2.915cm" svg:height="1.814cm" svg:x="10.301cm" svg:y="18.066cm" draw:caption-point-x="-0.592cm" draw:caption-point-y="1.6cm">
              <dc:date>2022-03-22T00:00:00</dc:date>
              <text:p text:style-name="P1">dopust od 21. do 28. februarja.</text:p>
            </office:annotation>
            <text:p>D</text:p>
          </table:table-cell>
          <table:table-cell table:style-name="ce37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8" office:value-type="string" calcext:value-type="string">
            <text:p>DAN</text:p>
          </table:table-cell>
          <table:table-cell table:style-name="ce52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53" table:formula="of:=COUNTIF([.C29:.K29];&quot;51&quot;)+COUNTIF([.C29:.K29];&quot;51$&quot;)+COUNTIF([.C29:.K29];&quot;51☻&quot;)" office:value-type="float" office:value="0" calcext:value-type="float">
            <text:p>0</text:p>
          </table:table-cell>
          <table:table-cell table:style-name="ce53" table:formula="of:=COUNTIF([.C29:.K29];&quot;52&quot;)+COUNTIF([.C29:.K29];&quot;52$&quot;)+COUNTIF([.C29:.K29];&quot;52☻&quot;)" office:value-type="float" office:value="0" calcext:value-type="float">
            <text:p>0</text:p>
          </table:table-cell>
          <table:table-cell table:style-name="ce53" table:formula="of:=COUNTIF([.C29:.K29];&quot;12-20&quot;)+COUNTIF([.C29:.K29];&quot;2&quot;)" office:value-type="float" office:value="0" calcext:value-type="float">
            <text:p>0</text:p>
          </table:table-cell>
          <table:table-cell table:style-name="ce53" table:formula="of:=COUNTIF([.C29:.K29];&quot;U&quot;)+COUNTIF([.C29:.K29];&quot;U☻&quot;)" office:value-type="float" office:value="0" calcext:value-type="float">
            <text:p>0</text:p>
          </table:table-cell>
          <table:table-cell table:style-name="ce53" table:formula="of:=COUNTIF([.C29:.K29];&quot;KVIT&quot;)+COUNTIF([.C29:.K29];&quot;KVIT☻&quot;)" office:value-type="float" office:value="0" calcext:value-type="float">
            <text:p>0</text:p>
          </table:table-cell>
          <table:table-cell table:style-name="ce54" table:formula="of:=COUNTBLANK([.C29:.K29])" office:value-type="float" office:value="6" calcext:value-type="float">
            <text:p>6</text:p>
          </table:table-cell>
          <table:table-cell table:style-name="ce55" table:formula="of:=COUNTIF([.C29:.K29];&quot;x&quot;)" office:value-type="float" office:value="0" calcext:value-type="float">
            <text:p>0</text:p>
          </table:table-cell>
          <table:table-cell table:style-name="ce56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6" table:number-rows-repeated="3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3" calcext:value-type="float">
            <text:p>3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3" calcext:value-type="float">
            <text:p>3</text:p>
          </table:table-cell>
          <table:table-cell table:style-name="ce33" table:formula="of:=SUM([.G35:.G36])" office:value-type="float" office:value="3" calcext:value-type="float">
            <text:p>3</text:p>
          </table:table-cell>
          <table:table-cell table:style-name="ce33" table:formula="of:=SUM([.H35:.H36])" office:value-type="float" office:value="4" calcext:value-type="float">
            <text:p>4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4" calcext:value-type="float">
            <text:p>4</text:p>
          </table:table-cell>
          <table:table-cell table:style-name="ce33" table:formula="of:=SUM([.K35:.K36])" office:value-type="float" office:value="3" calcext:value-type="float">
            <text:p>3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6" calcext:value-type="float">
            <text:p>6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 calcext:value-type="float">
            <text:p>4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 calcext:value-type="float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2" calcext:value-type="float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2" calcext:value-type="float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 calcext:value-type="float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4" calcext:value-type="float">
            <text:p>4</text:p>
          </table:table-cell>
          <table:table-cell table:style-name="ce1" table:formula="of:=COUNTIF([.H2:.H32];&quot;51$&quot;)+COUNTIF([.H2:.H32];&quot;52$&quot;)+COUNTIF([.H2:.H32];&quot;kvit$&quot;)" office:value-type="float" office:value="1" calcext:value-type="float">
            <text:p>1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3" calcext:value-type="float">
            <text:p>3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" calcext:value-type="float">
            <text:p>1</text:p>
          </table:table-cell>
          <table:table-cell table:style-name="ce34" table:formula="of:=COUNTIF([.D2:.D32];&quot;D&quot;)" office:value-type="float" office:value="8" calcext:value-type="float">
            <text:p>8</text:p>
          </table:table-cell>
          <table:table-cell table:style-name="ce34" table:formula="of:=COUNTIF([.E2:.E32];&quot;D&quot;)" office:value-type="float" office:value="7" calcext:value-type="float">
            <text:p>7</text:p>
          </table:table-cell>
          <table:table-cell table:style-name="ce34" table:formula="of:=COUNTIF([.F2:.F32];&quot;D&quot;)" office:value-type="float" office:value="10" calcext:value-type="float">
            <text:p>10</text:p>
          </table:table-cell>
          <table:table-cell table:style-name="ce34" table:formula="of:=COUNTIF([.G2:.G32];&quot;D&quot;)" office:value-type="float" office:value="8" calcext:value-type="float">
            <text:p>8</text:p>
          </table:table-cell>
          <table:table-cell table:style-name="ce34" table:formula="of:=COUNTIF([.H2:.H32];&quot;D&quot;)" office:value-type="float" office:value="1" calcext:value-type="float">
            <text:p>1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1" calcext:value-type="float">
            <text:p>1</text:p>
          </table:table-cell>
          <table:table-cell table:style-name="ce34" table:formula="of:=COUNTIF([.K2:.K32];&quot;D&quot;)" office:value-type="float" office:value="5" calcext:value-type="float">
            <text:p>5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8" calcext:value-type="float">
            <text:p>8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2" calcext:value-type="float">
            <text:p>2</text:p>
          </table:table-cell>
          <table:table-cell table:style-name="ce34" table:formula="of:=COUNTIF([.F2:.F32];&quot;SO&quot;)" office:value-type="float" office:value="2" calcext:value-type="float">
            <text:p>2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3" calcext:value-type="float">
            <text:p>3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1" calcext:value-type="float">
            <text:p>1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L2:.L32];&quot;KOS&quot;)" office:value-type="float" office:value="4" calcext:value-type="float">
            <text:p>4</text:p>
          </table:table-cell>
          <table:table-cell table:style-name="ce15" table:formula="of:=COUNTIF([.L2:.L32];&quot;ŠOŠ&quot;)" office:value-type="float" office:value="4" calcext:value-type="float">
            <text:p>4</text:p>
          </table:table-cell>
          <table:table-cell table:style-name="ce15" table:formula="of:=COUNTIF([.L2:.L32];&quot;PIN&quot;)" office:value-type="float" office:value="5" calcext:value-type="float">
            <text:p>5</text:p>
          </table:table-cell>
          <table:table-cell table:style-name="ce15" table:formula="of:=COUNTIF([.L2:.L32];&quot;KON&quot;)" office:value-type="float" office:value="0" calcext:value-type="float">
            <text:p>0</text:p>
          </table:table-cell>
          <table:table-cell table:style-name="ce15" table:formula="of:=COUNTIF([.L2:.L32];&quot;KNE&quot;)" office:value-type="float" office:value="7" calcext:value-type="float">
            <text:p>7</text:p>
          </table:table-cell>
          <table:table-cell table:style-name="ce15" table:formula="of:=COUNTIF([.L2:.L32];&quot;AND&quot;)" office:value-type="float" office:value="0" calcext:value-type="float">
            <text:p>0</text:p>
          </table:table-cell>
          <table:table-cell table:style-name="ce15" table:formula="of:=COUNTIF([.L2:.L32];&quot;ROD&quot;)" office:value-type="float" office:value="0" calcext:value-type="float">
            <text:p>0</text:p>
          </table:table-cell>
          <table:table-cell table:style-name="ce15" table:formula="of:=COUNTIF([.L2:.L32];&quot;DAN&quot;)" office:value-type="float" office:value="2" calcext:value-type="float">
            <text:p>2</text:p>
          </table:table-cell>
          <table:table-cell table:style-name="ce15" table:formula="of:=COUNTIF([.L2:.L32];&quot;MŠŠ&quot;)" office:value-type="float" office:value="6" calcext:value-type="float">
            <text:p>6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1"/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1" table:number-rows-repeated="101">
          <table:table-cell table:style-name="ce15" table:number-columns-repeated="21"/>
          <table:table-cell table:style-name="ce1"/>
          <table:table-cell table:style-name="ce15" table:number-columns-repeated="235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2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bruar.B2:februar.B29">
            <calcext:condition calcext:apply-style-name="ConditionalStyle_12" calcext:value="=&quot;sob&quot;" calcext:base-cell-address="februar.B2"/>
            <calcext:condition calcext:apply-style-name="ConditionalStyle_13" calcext:value="=&quot;ned&quot;" calcext:base-cell-address="februar.B2"/>
          </calcext:conditional-format>
          <calcext:conditional-format calcext:target-range-address="februar.M2:februar.M29">
            <calcext:condition calcext:apply-style-name="ConditionalStyle_14" calcext:value="&lt;1" calcext:base-cell-address="februar.M2"/>
            <calcext:condition calcext:apply-style-name="ConditionalStyle_15" calcext:value="&gt;1" calcext:base-cell-address="februar.M2"/>
          </calcext:conditional-format>
          <calcext:conditional-format calcext:target-range-address="februar.N2:februar.R29">
            <calcext:condition calcext:apply-style-name="ConditionalStyle_16" calcext:value="&lt;1" calcext:base-cell-address="februar.N2"/>
            <calcext:condition calcext:apply-style-name="ConditionalStyle_17" calcext:value="&gt;1" calcext:base-cell-address="februar.N2"/>
          </calcext:conditional-format>
          <calcext:conditional-format calcext:target-range-address="februar.S2:februar.S29">
            <calcext:condition calcext:apply-style-name="ConditionalStyle_18" calcext:value="!=0" calcext:base-cell-address="februar.S2"/>
          </calcext:conditional-format>
          <calcext:conditional-format calcext:target-range-address="februar.T2:februar.T29">
            <calcext:condition calcext:apply-style-name="ConditionalStyle_19" calcext:value="=1" calcext:base-cell-address="februar.T2"/>
            <calcext:condition calcext:apply-style-name="ConditionalStyle_20" calcext:value="&gt;1" calcext:base-cell-address="februar.T2"/>
          </calcext:conditional-format>
          <calcext:conditional-format calcext:target-range-address="februar.U2:februar.U29">
            <calcext:condition calcext:apply-style-name="ConditionalStyle_21" calcext:value="&lt;2" calcext:base-cell-address="februar.U2"/>
            <calcext:condition calcext:apply-style-name="ConditionalStyle_22" calcext:value="&gt;2" calcext:base-cell-address="februar.U2"/>
          </calcext:conditional-format>
        </calcext:conditional-formats>
      </table:table>
      <table:table table:name="Marec" table:style-name="ta4" table:print-ranges="Marec.A1:Marec.M32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default-cell-style-name="ce16"/>
        <table:table-column table:style-name="co22" table:default-cell-style-name="ce16"/>
        <table:table-column table:style-name="co18" table:default-cell-style-name="ce16"/>
        <table:table-column table:style-name="co23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61" office:value-type="string" calcext:value-type="string">
            <text:p>SPE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62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/>
          <table:table-cell table:style-name="ce20"/>
          <table:table-cell table:style-name="ce1" table:number-columns-repeated="1000"/>
        </table:table-row>
        <table:table-row table:style-name="ro6">
          <table:table-cell table:style-name="ce18" office:value-type="date" office:date-value="2009-03-01" calcext:value-type="date">
            <text:p>1. mar. 09</text:p>
          </table:table-cell>
          <table:table-cell table:style-name="ce57" table:formula="of:=TEXT([.A2];&quot;Ddd&quot;)" office:value-type="string" office:string-value="ned" calcext:value-type="string">
            <text:p>ned</text:p>
          </table:table-cell>
          <table:table-cell table:style-name="ce29" table:number-columns-repeated="2"/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3" office:value-type="string" calcext:value-type="string">
            <text:p>ŠTU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68" table:formula="of:=COUNTIF([.C2:.K2];&quot;51&quot;)+COUNTIF([.C2:.K2];&quot;51$&quot;)+COUNTIF([.C2:.K2];&quot;51☻&quot;)+COUNTIF([.C2:.K2];&quot;51☺&quot;)" office:value-type="float" office:value="0" calcext:value-type="float">
            <text:p>0</text:p>
          </table:table-cell>
          <table:table-cell table:style-name="ce68" table:formula="of:=COUNTIF([.C2:.K2];&quot;52&quot;)+COUNTIF([.C2:.K2];&quot;52$&quot;)+COUNTIF([.C2:.K2];&quot;52☻&quot;)+COUNTIF([.C2:.K2];&quot;52☺&quot;)" office:value-type="float" office:value="0" calcext:value-type="float">
            <text:p>0</text:p>
          </table:table-cell>
          <table:table-cell table:style-name="ce69" table:formula="of:=COUNTIF([.C2:.K2];&quot;12-20&quot;)+COUNTIF([.C2:.K2];&quot;2&quot;)" office:value-type="float" office:value="0" calcext:value-type="float">
            <text:p>0</text:p>
          </table:table-cell>
          <table:table-cell table:style-name="ce70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68" table:formula="of:=COUNTIF([.C2:.K2];&quot;KVIT&quot;)+COUNTIF([.C2:.K2];&quot;KVIT☻&quot;)+COUNTIF([.C2:.K2];&quot;KVIT$&quot;)" office:value-type="float" office:value="0" calcext:value-type="float">
            <text:p>0</text:p>
          </table:table-cell>
          <table:table-cell table:style-name="ce71" table:formula="of:=COUNTBLANK([.C2:.K2])" office:value-type="float" office:value="8" calcext:value-type="float">
            <text:p>8</text:p>
          </table:table-cell>
          <table:table-cell table:style-name="ce72" table:formula="of:=COUNTIF([.C2:.K2];&quot;x&quot;)" office:value-type="float" office:value="0" calcext:value-type="float">
            <text:p>0</text:p>
          </table:table-cell>
          <table:table-cell table:style-name="ce73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0"/>
          <table:table-cell table:style-name="ce1" table:number-columns-repeated="1000"/>
        </table:table-row>
        <table:table-row table:style-name="ro6">
          <table:table-cell table:style-name="ce19" office:value-type="date" office:date-value="2009-03-02" calcext:value-type="date">
            <text:p>2. mar. 09</text:p>
          </table:table-cell>
          <table:table-cell table:style-name="ce58" table:formula="of:=TEXT([.A3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64" office:value-type="string" calcext:value-type="string">
            <text:p>POT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68" table:formula="of:=COUNTIF([.C3:.K3];&quot;51&quot;)+COUNTIF([.C3:.K3];&quot;51$&quot;)+COUNTIF([.C3:.K3];&quot;51☻&quot;)+COUNTIF([.C3:.K3];&quot;51☺&quot;)" office:value-type="float" office:value="1" calcext:value-type="float">
            <text:p>1</text:p>
          </table:table-cell>
          <table:table-cell table:style-name="ce68" table:formula="of:=COUNTIF([.C3:.K3];&quot;52&quot;)+COUNTIF([.C3:.K3];&quot;52$&quot;)+COUNTIF([.C3:.K3];&quot;52☻&quot;)+COUNTIF([.C3:.K3];&quot;52☺&quot;)" office:value-type="float" office:value="1" calcext:value-type="float">
            <text:p>1</text:p>
          </table:table-cell>
          <table:table-cell table:style-name="ce69" table:formula="of:=COUNTIF([.C3:.K3];&quot;12-20&quot;)+COUNTIF([.C3:.K3];&quot;2&quot;)" office:value-type="float" office:value="1" calcext:value-type="float">
            <text:p>1</text:p>
          </table:table-cell>
          <table:table-cell table:style-name="ce70" table:formula="of:=COUNTIF([.C3:.K3];&quot;U&quot;)+COUNTIF([.C3:.K3];&quot;U☻&quot;)+COUNTIF([.C3:.K3];&quot;U☺&quot;)" office:value-type="float" office:value="1" calcext:value-type="float">
            <text:p>1</text:p>
          </table:table-cell>
          <table:table-cell table:style-name="ce68" table:formula="of:=COUNTIF([.C3:.K3];&quot;KVIT&quot;)+COUNTIF([.C3:.K3];&quot;KVIT☻&quot;)+COUNTIF([.C3:.K3];&quot;KVIT$&quot;)" office:value-type="float" office:value="1" calcext:value-type="float">
            <text:p>1</text:p>
          </table:table-cell>
          <table:table-cell table:style-name="ce71" table:formula="of:=COUNTBLANK([.C3:.K3])" office:value-type="float" office:value="1" calcext:value-type="float">
            <text:p>1</text:p>
          </table:table-cell>
          <table:table-cell table:style-name="ce72" table:formula="of:=COUNTIF([.C3:.K3];&quot;x&quot;)" office:value-type="float" office:value="2" calcext:value-type="float">
            <text:p>2</text:p>
          </table:table-cell>
          <table:table-cell table:style-name="ce73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03" calcext:value-type="date">
            <text:p>3. mar. 09</text:p>
          </table:table-cell>
          <table:table-cell table:style-name="ce58" table:formula="of:=TEXT([.A4];&quot;Ddd&quot;)" office:value-type="string" office:string-value="tor" calcext:value-type="string">
            <text:p>tor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32cm" svg:height="1.788cm" svg:x="7.342cm" svg:y="0.596cm" draw:caption-point-x="-0.592cm" draw:caption-point-y="1.52cm">
              <dc:date>2022-03-22T00:00:00</dc:date>
              <text:p text:style-name="P1">Bronhoskopija</text:p>
            </office:annotation>
            <text:p>SO</text:p>
          </table:table-cell>
          <table:table-cell table:style-name="ce3" table:formula="of:=[$'Vzorci vnosov'.$A$12]" office:value-type="string" office:string-value="D" calcext:value-type="string">
            <office:annotation draw:style-name="gr12" draw:text-style-name="P2" svg:width="2.931cm" svg:height="0.622cm" svg:x="8.544cm" svg:y="0.596cm" draw:caption-point-x="-0.592cm" draw:caption-point-y="1.52cm">
              <dc:date>2022-03-22T00:00:00</dc:date>
              <text:p text:style-name="P1">Pučnik</text:p>
            </office:annotation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65" office:value-type="string" calcext:value-type="string">
            <text:p>MŠP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68" table:formula="of:=COUNTIF([.C4:.K4];&quot;51&quot;)+COUNTIF([.C4:.K4];&quot;51$&quot;)+COUNTIF([.C4:.K4];&quot;51☻&quot;)+COUNTIF([.C4:.K4];&quot;51☺&quot;)" office:value-type="float" office:value="1" calcext:value-type="float">
            <text:p>1</text:p>
          </table:table-cell>
          <table:table-cell table:style-name="ce68" table:formula="of:=COUNTIF([.C4:.K4];&quot;52&quot;)+COUNTIF([.C4:.K4];&quot;52$&quot;)+COUNTIF([.C4:.K4];&quot;52☻&quot;)+COUNTIF([.C4:.K4];&quot;52☺&quot;)" office:value-type="float" office:value="1" calcext:value-type="float">
            <text:p>1</text:p>
          </table:table-cell>
          <table:table-cell table:style-name="ce69" table:formula="of:=COUNTIF([.C4:.K4];&quot;12-20&quot;)+COUNTIF([.C4:.K4];&quot;2&quot;)" office:value-type="float" office:value="1" calcext:value-type="float">
            <text:p>1</text:p>
          </table:table-cell>
          <table:table-cell table:style-name="ce70" table:formula="of:=COUNTIF([.C4:.K4];&quot;U&quot;)+COUNTIF([.C4:.K4];&quot;U☻&quot;)+COUNTIF([.C4:.K4];&quot;U☺&quot;)" office:value-type="float" office:value="1" calcext:value-type="float">
            <text:p>1</text:p>
          </table:table-cell>
          <table:table-cell table:style-name="ce68" table:formula="of:=COUNTIF([.C4:.K4];&quot;KVIT&quot;)+COUNTIF([.C4:.K4];&quot;KVIT☻&quot;)+COUNTIF([.C4:.K4];&quot;KVIT$&quot;)" office:value-type="float" office:value="1" calcext:value-type="float">
            <text:p>1</text:p>
          </table:table-cell>
          <table:table-cell table:style-name="ce71" table:formula="of:=COUNTBLANK([.C4:.K4])" office:value-type="float" office:value="1" calcext:value-type="float">
            <text:p>1</text:p>
          </table:table-cell>
          <table:table-cell table:style-name="ce72" table:formula="of:=COUNTIF([.C4:.K4];&quot;x&quot;)" office:value-type="float" office:value="0" calcext:value-type="float">
            <text:p>0</text:p>
          </table:table-cell>
          <table:table-cell table:style-name="ce73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04" calcext:value-type="date">
            <text:p>4. mar. 09</text:p>
          </table:table-cell>
          <table:table-cell table:style-name="ce58" table:formula="of:=TEXT([.A5];&quot;Ddd&quot;)" office:value-type="string" office:string-value="sre" calcext:value-type="string">
            <text:p>sre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95cm" svg:height="1.788cm" svg:x="7.686cm" svg:y="1.298cm" draw:caption-point-x="-0.936cm" draw:caption-point-y="1.52cm">
              <dc:date>2022-03-22T00:00:00</dc:date>
              <text:p text:style-name="P1">Bronhoskopija</text:p>
            </office:annotation>
            <text:p>S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office:annotation draw:style-name="gr13" draw:text-style-name="P2" svg:width="2.931cm" svg:height="2.597cm" svg:x="13.323cm" svg:y="1.298cm" draw:caption-point-x="-0.566cm" draw:caption-point-y="1.52cm">
              <dc:date>2022-03-22T00:00:00</dc:date>
              <text:p text:style-name="P1">podiplomski studij ob torkih in sredah od 14 do 18 ure prosim da me ne raspisuješ popoldan</text:p>
            </office:annotation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64" office:value-type="string" calcext:value-type="string">
            <text:p>IVA</text:p>
          </table:table-cell>
          <table:table-cell table:style-name="ce28" office:value-type="string" calcext:value-type="string">
            <text:p>ŠOŠ</text:p>
          </table:table-cell>
          <table:table-cell table:style-name="ce67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68" table:formula="of:=COUNTIF([.C5:.K5];&quot;51&quot;)+COUNTIF([.C5:.K5];&quot;51$&quot;)+COUNTIF([.C5:.K5];&quot;51☻&quot;)+COUNTIF([.C5:.K5];&quot;51☺&quot;)" office:value-type="float" office:value="1" calcext:value-type="float">
            <text:p>1</text:p>
          </table:table-cell>
          <table:table-cell table:style-name="ce68" table:formula="of:=COUNTIF([.C5:.K5];&quot;52&quot;)+COUNTIF([.C5:.K5];&quot;52$&quot;)+COUNTIF([.C5:.K5];&quot;52☻&quot;)+COUNTIF([.C5:.K5];&quot;52☺&quot;)" office:value-type="float" office:value="1" calcext:value-type="float">
            <text:p>1</text:p>
          </table:table-cell>
          <table:table-cell table:style-name="ce69" table:formula="of:=COUNTIF([.C5:.K5];&quot;12-20&quot;)+COUNTIF([.C5:.K5];&quot;2&quot;)" office:value-type="float" office:value="1" calcext:value-type="float">
            <text:p>1</text:p>
          </table:table-cell>
          <table:table-cell table:style-name="ce70" table:formula="of:=COUNTIF([.C5:.K5];&quot;U&quot;)+COUNTIF([.C5:.K5];&quot;U☻&quot;)+COUNTIF([.C5:.K5];&quot;U☺&quot;)" office:value-type="float" office:value="1" calcext:value-type="float">
            <text:p>1</text:p>
          </table:table-cell>
          <table:table-cell table:style-name="ce68" table:formula="of:=COUNTIF([.C5:.K5];&quot;KVIT&quot;)+COUNTIF([.C5:.K5];&quot;KVIT☻&quot;)+COUNTIF([.C5:.K5];&quot;KVIT$&quot;)" office:value-type="float" office:value="2" calcext:value-type="float">
            <text:p>2</text:p>
          </table:table-cell>
          <table:table-cell table:style-name="ce71" table:formula="of:=COUNTBLANK([.C5:.K5])" office:value-type="float" office:value="0" calcext:value-type="float">
            <text:p>0</text:p>
          </table:table-cell>
          <table:table-cell table:style-name="ce72" table:formula="of:=COUNTIF([.C5:.K5];&quot;x&quot;)" office:value-type="float" office:value="1" calcext:value-type="float">
            <text:p>1</text:p>
          </table:table-cell>
          <table:table-cell table:style-name="ce73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05" calcext:value-type="date">
            <text:p>5. mar. 09</text:p>
          </table:table-cell>
          <table:table-cell table:style-name="ce58" table:formula="of:=TEXT([.A6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office:value-type="string" calcext:value-type="string">
            <office:annotation draw:style-name="gr14" draw:text-style-name="P8" svg:width="2.942cm" svg:height="1.017cm" svg:x="6.379cm" svg:y="1.982cm" draw:caption-point-x="-0.83cm" draw:caption-point-y="1.538cm">
              <dc:date>2022-03-22T00:00:00</dc:date>
              <text:p text:style-name="P7"><text:s/><text:span text:style-name="T1">5.3. od 12.do 20.</text:span></text:p>
            </office:annotation>
            <text:p>12-20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95cm" svg:height="1.788cm" svg:x="7.686cm" svg:y="2cm" draw:caption-point-x="-0.936cm" draw:caption-point-y="1.52cm">
              <dc:date>2022-03-22T00:00:00</dc:date>
              <text:p text:style-name="P1">Bronhoskopija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64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68" table:formula="of:=COUNTIF([.C6:.K6];&quot;51&quot;)+COUNTIF([.C6:.K6];&quot;51$&quot;)+COUNTIF([.C6:.K6];&quot;51☻&quot;)+COUNTIF([.C6:.K6];&quot;51☺&quot;)" office:value-type="float" office:value="1" calcext:value-type="float">
            <text:p>1</text:p>
          </table:table-cell>
          <table:table-cell table:style-name="ce68" table:formula="of:=COUNTIF([.C6:.K6];&quot;52&quot;)+COUNTIF([.C6:.K6];&quot;52$&quot;)+COUNTIF([.C6:.K6];&quot;52☻&quot;)+COUNTIF([.C6:.K6];&quot;52☺&quot;)" office:value-type="float" office:value="1" calcext:value-type="float">
            <text:p>1</text:p>
          </table:table-cell>
          <table:table-cell table:style-name="ce69" table:formula="of:=COUNTIF([.C6:.K6];&quot;12-20&quot;)+COUNTIF([.C6:.K6];&quot;2&quot;)" office:value-type="float" office:value="1" calcext:value-type="float">
            <text:p>1</text:p>
          </table:table-cell>
          <table:table-cell table:style-name="ce70" table:formula="of:=COUNTIF([.C6:.K6];&quot;U&quot;)+COUNTIF([.C6:.K6];&quot;U☻&quot;)+COUNTIF([.C6:.K6];&quot;U☺&quot;)" office:value-type="float" office:value="1" calcext:value-type="float">
            <text:p>1</text:p>
          </table:table-cell>
          <table:table-cell table:style-name="ce68" table:formula="of:=COUNTIF([.C6:.K6];&quot;KVIT&quot;)+COUNTIF([.C6:.K6];&quot;KVIT☻&quot;)+COUNTIF([.C6:.K6];&quot;KVIT$&quot;)" office:value-type="float" office:value="2" calcext:value-type="float">
            <text:p>2</text:p>
          </table:table-cell>
          <table:table-cell table:style-name="ce71" table:formula="of:=COUNTBLANK([.C6:.K6])" office:value-type="float" office:value="1" calcext:value-type="float">
            <text:p>1</text:p>
          </table:table-cell>
          <table:table-cell table:style-name="ce72" table:formula="of:=COUNTIF([.C6:.K6];&quot;x&quot;)" office:value-type="float" office:value="1" calcext:value-type="float">
            <text:p>1</text:p>
          </table:table-cell>
          <table:table-cell table:style-name="ce73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06" calcext:value-type="date">
            <text:p>6. mar. 09</text:p>
          </table:table-cell>
          <table:table-cell table:style-name="ce58" table:formula="of:=TEXT([.A7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9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12" draw:text-style-name="P2" svg:width="2.919cm" svg:height="0.622cm" svg:x="14.259cm" svg:y="2.702cm" draw:caption-point-x="-1.502cm" draw:caption-point-y="1.52cm">
              <dc:date>2022-03-22T00:00:00</dc:date>
              <text:p text:style-name="P1">Sodišče</text:p>
            </office:annotation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64"/>
          <table:table-cell table:style-name="ce28" office:value-type="string" calcext:value-type="string">
            <text:p>DAN</text:p>
          </table:table-cell>
          <table:table-cell table:style-name="ce67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68" table:formula="of:=COUNTIF([.C7:.K7];&quot;51&quot;)+COUNTIF([.C7:.K7];&quot;51$&quot;)+COUNTIF([.C7:.K7];&quot;51☻&quot;)+COUNTIF([.C7:.K7];&quot;51☺&quot;)" office:value-type="float" office:value="1" calcext:value-type="float">
            <text:p>1</text:p>
          </table:table-cell>
          <table:table-cell table:style-name="ce68" table:formula="of:=COUNTIF([.C7:.K7];&quot;52&quot;)+COUNTIF([.C7:.K7];&quot;52$&quot;)+COUNTIF([.C7:.K7];&quot;52☻&quot;)+COUNTIF([.C7:.K7];&quot;52☺&quot;)" office:value-type="float" office:value="2" calcext:value-type="float">
            <text:p>2</text:p>
          </table:table-cell>
          <table:table-cell table:style-name="ce69" table:formula="of:=COUNTIF([.C7:.K7];&quot;12-20&quot;)+COUNTIF([.C7:.K7];&quot;2&quot;)" office:value-type="float" office:value="1" calcext:value-type="float">
            <text:p>1</text:p>
          </table:table-cell>
          <table:table-cell table:style-name="ce70" table:formula="of:=COUNTIF([.C7:.K7];&quot;U&quot;)+COUNTIF([.C7:.K7];&quot;U☻&quot;)+COUNTIF([.C7:.K7];&quot;U☺&quot;)" office:value-type="float" office:value="1" calcext:value-type="float">
            <text:p>1</text:p>
          </table:table-cell>
          <table:table-cell table:style-name="ce68" table:formula="of:=COUNTIF([.C7:.K7];&quot;KVIT&quot;)+COUNTIF([.C7:.K7];&quot;KVIT☻&quot;)+COUNTIF([.C7:.K7];&quot;KVIT$&quot;)" office:value-type="float" office:value="1" calcext:value-type="float">
            <text:p>1</text:p>
          </table:table-cell>
          <table:table-cell table:style-name="ce71" table:formula="of:=COUNTBLANK([.C7:.K7])" office:value-type="float" office:value="1" calcext:value-type="float">
            <text:p>1</text:p>
          </table:table-cell>
          <table:table-cell table:style-name="ce72" table:formula="of:=COUNTIF([.C7:.K7];&quot;x&quot;)" office:value-type="float" office:value="1" calcext:value-type="float">
            <text:p>1</text:p>
          </table:table-cell>
          <table:table-cell table:style-name="ce73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3" calcext:value-type="float">
            <text:p>3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07" calcext:value-type="date">
            <text:p>7. mar. 09</text:p>
          </table:table-cell>
          <table:table-cell table:style-name="ce57" table:formula="of:=TEXT([.A8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 table:number-columns-repeated="2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6"/>
          <table:table-cell table:style-name="ce28" office:value-type="string" calcext:value-type="string">
            <text:p>ŠOŠ</text:p>
          </table:table-cell>
          <table:table-cell table:style-name="ce67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68" table:formula="of:=COUNTIF([.C8:.K8];&quot;51&quot;)+COUNTIF([.C8:.K8];&quot;51$&quot;)+COUNTIF([.C8:.K8];&quot;51☻&quot;)+COUNTIF([.C8:.K8];&quot;51☺&quot;)" office:value-type="float" office:value="0" calcext:value-type="float">
            <text:p>0</text:p>
          </table:table-cell>
          <table:table-cell table:style-name="ce68" table:formula="of:=COUNTIF([.C8:.K8];&quot;52&quot;)+COUNTIF([.C8:.K8];&quot;52$&quot;)+COUNTIF([.C8:.K8];&quot;52☻&quot;)+COUNTIF([.C8:.K8];&quot;52☺&quot;)" office:value-type="float" office:value="0" calcext:value-type="float">
            <text:p>0</text:p>
          </table:table-cell>
          <table:table-cell table:style-name="ce69" table:formula="of:=COUNTIF([.C8:.K8];&quot;12-20&quot;)+COUNTIF([.C8:.K8];&quot;2&quot;)" office:value-type="float" office:value="0" calcext:value-type="float">
            <text:p>0</text:p>
          </table:table-cell>
          <table:table-cell table:style-name="ce70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68" table:formula="of:=COUNTIF([.C8:.K8];&quot;KVIT&quot;)+COUNTIF([.C8:.K8];&quot;KVIT☻&quot;)+COUNTIF([.C8:.K8];&quot;KVIT$&quot;)" office:value-type="float" office:value="0" calcext:value-type="float">
            <text:p>0</text:p>
          </table:table-cell>
          <table:table-cell table:style-name="ce71" table:formula="of:=COUNTBLANK([.C8:.K8])" office:value-type="float" office:value="6" calcext:value-type="float">
            <text:p>6</text:p>
          </table:table-cell>
          <table:table-cell table:style-name="ce72" table:formula="of:=COUNTIF([.C8:.K8];&quot;x&quot;)" office:value-type="float" office:value="0" calcext:value-type="float">
            <text:p>0</text:p>
          </table:table-cell>
          <table:table-cell table:style-name="ce73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08" calcext:value-type="date">
            <text:p>8. mar. 09</text:p>
          </table:table-cell>
          <table:table-cell table:style-name="ce57" table:formula="of:=TEXT([.A9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7"/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66" office:value-type="string" calcext:value-type="string">
            <text:p>AND</text:p>
          </table:table-cell>
          <table:table-cell table:style-name="ce28" office:value-type="string" calcext:value-type="string">
            <text:p>ŠOŠ</text:p>
          </table:table-cell>
          <table:table-cell table:style-name="ce67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68" table:formula="of:=COUNTIF([.C9:.K9];&quot;51&quot;)+COUNTIF([.C9:.K9];&quot;51$&quot;)+COUNTIF([.C9:.K9];&quot;51☻&quot;)+COUNTIF([.C9:.K9];&quot;51☺&quot;)" office:value-type="float" office:value="0" calcext:value-type="float">
            <text:p>0</text:p>
          </table:table-cell>
          <table:table-cell table:style-name="ce68" table:formula="of:=COUNTIF([.C9:.K9];&quot;52&quot;)+COUNTIF([.C9:.K9];&quot;52$&quot;)+COUNTIF([.C9:.K9];&quot;52☻&quot;)+COUNTIF([.C9:.K9];&quot;52☺&quot;)" office:value-type="float" office:value="0" calcext:value-type="float">
            <text:p>0</text:p>
          </table:table-cell>
          <table:table-cell table:style-name="ce69" table:formula="of:=COUNTIF([.C9:.K9];&quot;12-20&quot;)+COUNTIF([.C9:.K9];&quot;2&quot;)" office:value-type="float" office:value="0" calcext:value-type="float">
            <text:p>0</text:p>
          </table:table-cell>
          <table:table-cell table:style-name="ce70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68" table:formula="of:=COUNTIF([.C9:.K9];&quot;KVIT&quot;)+COUNTIF([.C9:.K9];&quot;KVIT☻&quot;)+COUNTIF([.C9:.K9];&quot;KVIT$&quot;)" office:value-type="float" office:value="0" calcext:value-type="float">
            <text:p>0</text:p>
          </table:table-cell>
          <table:table-cell table:style-name="ce71" table:formula="of:=COUNTBLANK([.C9:.K9])" office:value-type="float" office:value="7" calcext:value-type="float">
            <text:p>7</text:p>
          </table:table-cell>
          <table:table-cell table:style-name="ce72" table:formula="of:=COUNTIF([.C9:.K9];&quot;x&quot;)" office:value-type="float" office:value="0" calcext:value-type="float">
            <text:p>0</text:p>
          </table:table-cell>
          <table:table-cell table:style-name="ce73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09" calcext:value-type="date">
            <text:p>9. mar. 09</text:p>
          </table:table-cell>
          <table:table-cell table:style-name="ce58" table:formula="of:=TEXT([.A10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64" office:value-type="string" calcext:value-type="string">
            <text:p>POT</text:p>
          </table:table-cell>
          <table:table-cell table:style-name="ce28" office:value-type="string" calcext:value-type="string">
            <text:p>ŠOŠ</text:p>
          </table:table-cell>
          <table:table-cell table:style-name="ce67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68" table:formula="of:=COUNTIF([.C10:.K10];&quot;51&quot;)+COUNTIF([.C10:.K10];&quot;51$&quot;)+COUNTIF([.C10:.K10];&quot;51☻&quot;)+COUNTIF([.C10:.K10];&quot;51☺&quot;)" office:value-type="float" office:value="1" calcext:value-type="float">
            <text:p>1</text:p>
          </table:table-cell>
          <table:table-cell table:style-name="ce68" table:formula="of:=COUNTIF([.C10:.K10];&quot;52&quot;)+COUNTIF([.C10:.K10];&quot;52$&quot;)+COUNTIF([.C10:.K10];&quot;52☻&quot;)+COUNTIF([.C10:.K10];&quot;52☺&quot;)" office:value-type="float" office:value="1" calcext:value-type="float">
            <text:p>1</text:p>
          </table:table-cell>
          <table:table-cell table:style-name="ce69" table:formula="of:=COUNTIF([.C10:.K10];&quot;12-20&quot;)+COUNTIF([.C10:.K10];&quot;2&quot;)" office:value-type="float" office:value="1" calcext:value-type="float">
            <text:p>1</text:p>
          </table:table-cell>
          <table:table-cell table:style-name="ce70" table:formula="of:=COUNTIF([.C10:.K10];&quot;U&quot;)+COUNTIF([.C10:.K10];&quot;U☻&quot;)+COUNTIF([.C10:.K10];&quot;U☺&quot;)" office:value-type="float" office:value="1" calcext:value-type="float">
            <text:p>1</text:p>
          </table:table-cell>
          <table:table-cell table:style-name="ce68" table:formula="of:=COUNTIF([.C10:.K10];&quot;KVIT&quot;)+COUNTIF([.C10:.K10];&quot;KVIT☻&quot;)+COUNTIF([.C10:.K10];&quot;KVIT$&quot;)" office:value-type="float" office:value="1" calcext:value-type="float">
            <text:p>1</text:p>
          </table:table-cell>
          <table:table-cell table:style-name="ce71" table:formula="of:=COUNTBLANK([.C10:.K10])" office:value-type="float" office:value="1" calcext:value-type="float">
            <text:p>1</text:p>
          </table:table-cell>
          <table:table-cell table:style-name="ce72" table:formula="of:=COUNTIF([.C10:.K10];&quot;x&quot;)" office:value-type="float" office:value="2" calcext:value-type="float">
            <text:p>2</text:p>
          </table:table-cell>
          <table:table-cell table:style-name="ce73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0" calcext:value-type="date">
            <text:p>10. mar. 09</text:p>
          </table:table-cell>
          <table:table-cell table:style-name="ce58" table:formula="of:=TEXT([.A11];&quot;Ddd&quot;)" office:value-type="string" office:string-value="tor" calcext:value-type="string">
            <text:p>tor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31cm" svg:height="1.814cm" svg:x="4.94cm" svg:y="5.483cm" draw:caption-point-x="-0.592cm" draw:caption-point-y="1.547cm">
              <dc:date>2022-03-22T00:00:00</dc:date>
              <text:p text:style-name="P1">Bronhoskopija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64" office:value-type="string" calcext:value-type="string">
            <text:p>ŠTI</text:p>
          </table:table-cell>
          <table:table-cell table:style-name="ce28" office:value-type="string" calcext:value-type="string">
            <text:p>ŠOŠ</text:p>
          </table:table-cell>
          <table:table-cell table:style-name="ce67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68" table:formula="of:=COUNTIF([.C11:.K11];&quot;51&quot;)+COUNTIF([.C11:.K11];&quot;51$&quot;)+COUNTIF([.C11:.K11];&quot;51☻&quot;)+COUNTIF([.C11:.K11];&quot;51☺&quot;)" office:value-type="float" office:value="1" calcext:value-type="float">
            <text:p>1</text:p>
          </table:table-cell>
          <table:table-cell table:style-name="ce68" table:formula="of:=COUNTIF([.C11:.K11];&quot;52&quot;)+COUNTIF([.C11:.K11];&quot;52$&quot;)+COUNTIF([.C11:.K11];&quot;52☻&quot;)+COUNTIF([.C11:.K11];&quot;52☺&quot;)" office:value-type="float" office:value="1" calcext:value-type="float">
            <text:p>1</text:p>
          </table:table-cell>
          <table:table-cell table:style-name="ce69" table:formula="of:=COUNTIF([.C11:.K11];&quot;12-20&quot;)+COUNTIF([.C11:.K11];&quot;2&quot;)" office:value-type="float" office:value="1" calcext:value-type="float">
            <text:p>1</text:p>
          </table:table-cell>
          <table:table-cell table:style-name="ce70" table:formula="of:=COUNTIF([.C11:.K11];&quot;U&quot;)+COUNTIF([.C11:.K11];&quot;U☻&quot;)+COUNTIF([.C11:.K11];&quot;U☺&quot;)" office:value-type="float" office:value="1" calcext:value-type="float">
            <text:p>1</text:p>
          </table:table-cell>
          <table:table-cell table:style-name="ce68" table:formula="of:=COUNTIF([.C11:.K11];&quot;KVIT&quot;)+COUNTIF([.C11:.K11];&quot;KVIT☻&quot;)+COUNTIF([.C11:.K11];&quot;KVIT$&quot;)" office:value-type="float" office:value="2" calcext:value-type="float">
            <text:p>2</text:p>
          </table:table-cell>
          <table:table-cell table:style-name="ce71" table:formula="of:=COUNTBLANK([.C11:.K11])" office:value-type="float" office:value="1" calcext:value-type="float">
            <text:p>1</text:p>
          </table:table-cell>
          <table:table-cell table:style-name="ce72" table:formula="of:=COUNTIF([.C11:.K11];&quot;x&quot;)" office:value-type="float" office:value="0" calcext:value-type="float">
            <text:p>0</text:p>
          </table:table-cell>
          <table:table-cell table:style-name="ce73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1" calcext:value-type="date">
            <text:p>11. mar. 09</text:p>
          </table:table-cell>
          <table:table-cell table:style-name="ce58" table:formula="of:=TEXT([.A12];&quot;Ddd&quot;)" office:value-type="string" office:string-value="sre" calcext:value-type="string">
            <text:p>sre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69cm" svg:height="1.814cm" svg:x="5.072cm" svg:y="6.185cm" draw:caption-point-x="-0.724cm" draw:caption-point-y="1.547cm">
              <dc:date>2022-03-22T00:00:00</dc:date>
              <text:p text:style-name="P1">Bronhoskopija</text:p>
            </office:annotation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office:annotation draw:style-name="gr13" draw:text-style-name="P2" svg:width="2.931cm" svg:height="2.597cm" svg:x="13.323cm" svg:y="6.185cm" draw:caption-point-x="-0.566cm" draw:caption-point-y="1.547cm">
              <dc:date>2022-03-22T00:00:00</dc:date>
              <text:p text:style-name="P1">podiplomski studij ob torkih in sredah od 14 do 18 ure prosim da me ne raspisuješ popoldan</text:p>
            </office:annotation>
            <text:p>5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64" office:value-type="string" calcext:value-type="string">
            <text:p>GRM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68" table:formula="of:=COUNTIF([.C12:.K12];&quot;51&quot;)+COUNTIF([.C12:.K12];&quot;51$&quot;)+COUNTIF([.C12:.K12];&quot;51☻&quot;)+COUNTIF([.C12:.K12];&quot;51☺&quot;)" office:value-type="float" office:value="1" calcext:value-type="float">
            <text:p>1</text:p>
          </table:table-cell>
          <table:table-cell table:style-name="ce68" table:formula="of:=COUNTIF([.C12:.K12];&quot;52&quot;)+COUNTIF([.C12:.K12];&quot;52$&quot;)+COUNTIF([.C12:.K12];&quot;52☻&quot;)+COUNTIF([.C12:.K12];&quot;52☺&quot;)" office:value-type="float" office:value="1" calcext:value-type="float">
            <text:p>1</text:p>
          </table:table-cell>
          <table:table-cell table:style-name="ce69" table:formula="of:=COUNTIF([.C12:.K12];&quot;12-20&quot;)+COUNTIF([.C12:.K12];&quot;2&quot;)" office:value-type="float" office:value="1" calcext:value-type="float">
            <text:p>1</text:p>
          </table:table-cell>
          <table:table-cell table:style-name="ce70" table:formula="of:=COUNTIF([.C12:.K12];&quot;U&quot;)+COUNTIF([.C12:.K12];&quot;U☻&quot;)+COUNTIF([.C12:.K12];&quot;U☺&quot;)" office:value-type="float" office:value="1" calcext:value-type="float">
            <text:p>1</text:p>
          </table:table-cell>
          <table:table-cell table:style-name="ce68" table:formula="of:=COUNTIF([.C12:.K12];&quot;KVIT&quot;)+COUNTIF([.C12:.K12];&quot;KVIT☻&quot;)+COUNTIF([.C12:.K12];&quot;KVIT$&quot;)" office:value-type="float" office:value="2" calcext:value-type="float">
            <text:p>2</text:p>
          </table:table-cell>
          <table:table-cell table:style-name="ce71" table:formula="of:=COUNTBLANK([.C12:.K12])" office:value-type="float" office:value="0" calcext:value-type="float">
            <text:p>0</text:p>
          </table:table-cell>
          <table:table-cell table:style-name="ce72" table:formula="of:=COUNTIF([.C12:.K12];&quot;x&quot;)" office:value-type="float" office:value="0" calcext:value-type="float">
            <text:p>0</text:p>
          </table:table-cell>
          <table:table-cell table:style-name="ce73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2" calcext:value-type="date">
            <text:p>12. mar. 09</text:p>
          </table:table-cell>
          <table:table-cell table:style-name="ce58" table:formula="of:=TEXT([.A13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69cm" svg:height="1.814cm" svg:x="5.072cm" svg:y="6.887cm" draw:caption-point-x="-0.724cm" draw:caption-point-y="1.547cm">
              <dc:date>2022-03-22T00:00:00</dc:date>
              <text:p text:style-name="P1">Bronhoskopija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64" office:value-type="string" calcext:value-type="string">
            <text:p>AND</text:p>
          </table:table-cell>
          <table:table-cell table:style-name="ce28" office:value-type="string" calcext:value-type="string">
            <text:p>ŠOŠ</text:p>
          </table:table-cell>
          <table:table-cell table:style-name="ce67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68" table:formula="of:=COUNTIF([.C13:.K13];&quot;51&quot;)+COUNTIF([.C13:.K13];&quot;51$&quot;)+COUNTIF([.C13:.K13];&quot;51☻&quot;)+COUNTIF([.C13:.K13];&quot;51☺&quot;)" office:value-type="float" office:value="1" calcext:value-type="float">
            <text:p>1</text:p>
          </table:table-cell>
          <table:table-cell table:style-name="ce68" table:formula="of:=COUNTIF([.C13:.K13];&quot;52&quot;)+COUNTIF([.C13:.K13];&quot;52$&quot;)+COUNTIF([.C13:.K13];&quot;52☻&quot;)+COUNTIF([.C13:.K13];&quot;52☺&quot;)" office:value-type="float" office:value="1" calcext:value-type="float">
            <text:p>1</text:p>
          </table:table-cell>
          <table:table-cell table:style-name="ce69" table:formula="of:=COUNTIF([.C13:.K13];&quot;12-20&quot;)+COUNTIF([.C13:.K13];&quot;2&quot;)" office:value-type="float" office:value="1" calcext:value-type="float">
            <text:p>1</text:p>
          </table:table-cell>
          <table:table-cell table:style-name="ce70" table:formula="of:=COUNTIF([.C13:.K13];&quot;U&quot;)+COUNTIF([.C13:.K13];&quot;U☻&quot;)+COUNTIF([.C13:.K13];&quot;U☺&quot;)" office:value-type="float" office:value="1" calcext:value-type="float">
            <text:p>1</text:p>
          </table:table-cell>
          <table:table-cell table:style-name="ce68" table:formula="of:=COUNTIF([.C13:.K13];&quot;KVIT&quot;)+COUNTIF([.C13:.K13];&quot;KVIT☻&quot;)+COUNTIF([.C13:.K13];&quot;KVIT$&quot;)" office:value-type="float" office:value="2" calcext:value-type="float">
            <text:p>2</text:p>
          </table:table-cell>
          <table:table-cell table:style-name="ce71" table:formula="of:=COUNTBLANK([.C13:.K13])" office:value-type="float" office:value="0" calcext:value-type="float">
            <text:p>0</text:p>
          </table:table-cell>
          <table:table-cell table:style-name="ce72" table:formula="of:=COUNTIF([.C13:.K13];&quot;x&quot;)" office:value-type="float" office:value="1" calcext:value-type="float">
            <text:p>1</text:p>
          </table:table-cell>
          <table:table-cell table:style-name="ce73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3" calcext:value-type="date">
            <text:p>13. mar. 09</text:p>
          </table:table-cell>
          <table:table-cell table:style-name="ce58" table:formula="of:=TEXT([.A14];&quot;Ddd&quot;)" office:value-type="string" office:string-value="pet" calcext:value-type="string">
            <text:p>pet</text:p>
          </table:table-cell>
          <table:table-cell table:style-name="ce59" table:formula="of:=[$'Vzorci vnosov'.$A$22]" office:value-type="string" office:string-value="U☺" calcext:value-type="string">
            <text:p>U☺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64"/>
          <table:table-cell table:style-name="ce28" office:value-type="string" calcext:value-type="string">
            <text:p>PIN</text:p>
          </table:table-cell>
          <table:table-cell table:style-name="ce67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68" table:formula="of:=COUNTIF([.C14:.K14];&quot;51&quot;)+COUNTIF([.C14:.K14];&quot;51$&quot;)+COUNTIF([.C14:.K14];&quot;51☻&quot;)+COUNTIF([.C14:.K14];&quot;51☺&quot;)" office:value-type="float" office:value="0" calcext:value-type="float">
            <text:p>0</text:p>
          </table:table-cell>
          <table:table-cell table:style-name="ce68" table:formula="of:=COUNTIF([.C14:.K14];&quot;52&quot;)+COUNTIF([.C14:.K14];&quot;52$&quot;)+COUNTIF([.C14:.K14];&quot;52☻&quot;)+COUNTIF([.C14:.K14];&quot;52☺&quot;)" office:value-type="float" office:value="1" calcext:value-type="float">
            <text:p>1</text:p>
          </table:table-cell>
          <table:table-cell table:style-name="ce69" table:formula="of:=COUNTIF([.C14:.K14];&quot;12-20&quot;)+COUNTIF([.C14:.K14];&quot;2&quot;)" office:value-type="float" office:value="1" calcext:value-type="float">
            <text:p>1</text:p>
          </table:table-cell>
          <table:table-cell table:style-name="ce70" table:formula="of:=COUNTIF([.C14:.K14];&quot;U&quot;)+COUNTIF([.C14:.K14];&quot;U☻&quot;)+COUNTIF([.C14:.K14];&quot;U☺&quot;)" office:value-type="float" office:value="1" calcext:value-type="float">
            <text:p>1</text:p>
          </table:table-cell>
          <table:table-cell table:style-name="ce68" table:formula="of:=COUNTIF([.C14:.K14];&quot;KVIT&quot;)+COUNTIF([.C14:.K14];&quot;KVIT☻&quot;)+COUNTIF([.C14:.K14];&quot;KVIT$&quot;)" office:value-type="float" office:value="2" calcext:value-type="float">
            <text:p>2</text:p>
          </table:table-cell>
          <table:table-cell table:style-name="ce71" table:formula="of:=COUNTBLANK([.C14:.K14])" office:value-type="float" office:value="1" calcext:value-type="float">
            <text:p>1</text:p>
          </table:table-cell>
          <table:table-cell table:style-name="ce72" table:formula="of:=COUNTIF([.C14:.K14];&quot;x&quot;)" office:value-type="float" office:value="2" calcext:value-type="float">
            <text:p>2</text:p>
          </table:table-cell>
          <table:table-cell table:style-name="ce73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1" calcext:value-type="float">
            <text:p>1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14" calcext:value-type="date">
            <text:p>14. mar. 09</text:p>
          </table:table-cell>
          <table:table-cell table:style-name="ce57" table:formula="of:=TEXT([.A15];&quot;Ddd&quot;)" office:value-type="string" office:string-value="sob" calcext:value-type="string">
            <text:p>sob</text:p>
          </table:table-cell>
          <table:table-cell table:style-name="ce60" table:formula="of:=[$'Vzorci vnosov'.$A$21]" office:value-type="string" office:string-value="☺" calcext:value-type="string">
            <text:p>☺</text:p>
          </table:table-cell>
          <table:table-cell table:style-name="ce31" table:number-columns-repeated="2"/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66"/>
          <table:table-cell table:style-name="ce28" office:value-type="string" calcext:value-type="string">
            <text:p>KNE</text:p>
          </table:table-cell>
          <table:table-cell table:style-name="ce67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68" table:formula="of:=COUNTIF([.C15:.K15];&quot;51&quot;)+COUNTIF([.C15:.K15];&quot;51$&quot;)+COUNTIF([.C15:.K15];&quot;51☻&quot;)+COUNTIF([.C15:.K15];&quot;51☺&quot;)" office:value-type="float" office:value="0" calcext:value-type="float">
            <text:p>0</text:p>
          </table:table-cell>
          <table:table-cell table:style-name="ce68" table:formula="of:=COUNTIF([.C15:.K15];&quot;52&quot;)+COUNTIF([.C15:.K15];&quot;52$&quot;)+COUNTIF([.C15:.K15];&quot;52☻&quot;)+COUNTIF([.C15:.K15];&quot;52☺&quot;)" office:value-type="float" office:value="0" calcext:value-type="float">
            <text:p>0</text:p>
          </table:table-cell>
          <table:table-cell table:style-name="ce69" table:formula="of:=COUNTIF([.C15:.K15];&quot;12-20&quot;)+COUNTIF([.C15:.K15];&quot;2&quot;)" office:value-type="float" office:value="0" calcext:value-type="float">
            <text:p>0</text:p>
          </table:table-cell>
          <table:table-cell table:style-name="ce70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68" table:formula="of:=COUNTIF([.C15:.K15];&quot;KVIT&quot;)+COUNTIF([.C15:.K15];&quot;KVIT☻&quot;)+COUNTIF([.C15:.K15];&quot;KVIT$&quot;)" office:value-type="float" office:value="0" calcext:value-type="float">
            <text:p>0</text:p>
          </table:table-cell>
          <table:table-cell table:style-name="ce71" table:formula="of:=COUNTBLANK([.C15:.K15])" office:value-type="float" office:value="6" calcext:value-type="float">
            <text:p>6</text:p>
          </table:table-cell>
          <table:table-cell table:style-name="ce72" table:formula="of:=COUNTIF([.C15:.K15];&quot;x&quot;)" office:value-type="float" office:value="0" calcext:value-type="float">
            <text:p>0</text:p>
          </table:table-cell>
          <table:table-cell table:style-name="ce73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15" calcext:value-type="date">
            <text:p>15. mar. 09</text:p>
          </table:table-cell>
          <table:table-cell table:style-name="ce57" table:formula="of:=TEXT([.A16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 table:number-columns-repeated="2"/>
          <table:table-cell table:style-name="ce66" office:value-type="string" calcext:value-type="string">
            <text:p>POT</text:p>
          </table:table-cell>
          <table:table-cell table:style-name="ce28" office:value-type="string" calcext:value-type="string">
            <text:p>KNE</text:p>
          </table:table-cell>
          <table:table-cell table:style-name="ce67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68" table:formula="of:=COUNTIF([.C16:.K16];&quot;51&quot;)+COUNTIF([.C16:.K16];&quot;51$&quot;)+COUNTIF([.C16:.K16];&quot;51☻&quot;)+COUNTIF([.C16:.K16];&quot;51☺&quot;)" office:value-type="float" office:value="0" calcext:value-type="float">
            <text:p>0</text:p>
          </table:table-cell>
          <table:table-cell table:style-name="ce68" table:formula="of:=COUNTIF([.C16:.K16];&quot;52&quot;)+COUNTIF([.C16:.K16];&quot;52$&quot;)+COUNTIF([.C16:.K16];&quot;52☻&quot;)+COUNTIF([.C16:.K16];&quot;52☺&quot;)" office:value-type="float" office:value="0" calcext:value-type="float">
            <text:p>0</text:p>
          </table:table-cell>
          <table:table-cell table:style-name="ce69" table:formula="of:=COUNTIF([.C16:.K16];&quot;12-20&quot;)+COUNTIF([.C16:.K16];&quot;2&quot;)" office:value-type="float" office:value="0" calcext:value-type="float">
            <text:p>0</text:p>
          </table:table-cell>
          <table:table-cell table:style-name="ce70" table:formula="of:=COUNTIF([.C16:.K16];&quot;U&quot;)+COUNTIF([.C16:.K16];&quot;U☻&quot;)+COUNTIF([.C16:.K16];&quot;U☺&quot;)" office:value-type="float" office:value="0" calcext:value-type="float">
            <text:p>0</text:p>
          </table:table-cell>
          <table:table-cell table:style-name="ce68" table:formula="of:=COUNTIF([.C16:.K16];&quot;KVIT&quot;)+COUNTIF([.C16:.K16];&quot;KVIT☻&quot;)+COUNTIF([.C16:.K16];&quot;KVIT$&quot;)" office:value-type="float" office:value="0" calcext:value-type="float">
            <text:p>0</text:p>
          </table:table-cell>
          <table:table-cell table:style-name="ce71" table:formula="of:=COUNTBLANK([.C16:.K16])" office:value-type="float" office:value="7" calcext:value-type="float">
            <text:p>7</text:p>
          </table:table-cell>
          <table:table-cell table:style-name="ce72" table:formula="of:=COUNTIF([.C16:.K16];&quot;x&quot;)" office:value-type="float" office:value="0" calcext:value-type="float">
            <text:p>0</text:p>
          </table:table-cell>
          <table:table-cell table:style-name="ce73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6" calcext:value-type="date">
            <text:p>16. mar. 09</text:p>
          </table:table-cell>
          <table:table-cell table:style-name="ce58" table:formula="of:=TEXT([.A17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office:annotation draw:style-name="gr12" draw:text-style-name="P2" svg:width="2.931cm" svg:height="0.622cm" svg:x="4.94cm" svg:y="9.695cm" draw:caption-point-x="-0.592cm" draw:caption-point-y="1.547cm">
              <dc:date>2022-03-22T00:00:00</dc:date>
              <text:p text:style-name="P1">Mischaly</text:p>
            </office:annotation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office:annotation draw:style-name="gr15" draw:text-style-name="P10" svg:width="3.578cm" svg:height="0.851cm" svg:x="10.734cm" svg:y="10.906cm" draw:caption-point-x="-0.38cm" draw:caption-point-y="0.336cm">
              <dc:date>2022-03-22T00:00:00</dc:date>
              <text:p text:style-name="P9">Pučnik</text:p>
              <text:p text:style-name="P9"/>
            </office:annotation>
            <text:p>D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office:annotation draw:style-name="gr12" draw:text-style-name="P2" svg:width="2.905cm" svg:height="0.622cm" svg:x="13.323cm" svg:y="9.695cm" draw:caption-point-x="-0.566cm" draw:caption-point-y="1.547cm">
              <dc:date>2022-03-22T00:00:00</dc:date>
              <text:p text:style-name="P1">Mischaly</text:p>
            </office:annotation>
            <text:p>12-2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64" office:value-type="string" calcext:value-type="string">
            <text:p>MIO</text:p>
          </table:table-cell>
          <table:table-cell table:style-name="ce28" office:value-type="string" calcext:value-type="string">
            <text:p>PIN</text:p>
          </table:table-cell>
          <table:table-cell table:style-name="ce67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68" table:formula="of:=COUNTIF([.C17:.K17];&quot;51&quot;)+COUNTIF([.C17:.K17];&quot;51$&quot;)+COUNTIF([.C17:.K17];&quot;51☻&quot;)+COUNTIF([.C17:.K17];&quot;51☺&quot;)" office:value-type="float" office:value="1" calcext:value-type="float">
            <text:p>1</text:p>
          </table:table-cell>
          <table:table-cell table:style-name="ce68" table:formula="of:=COUNTIF([.C17:.K17];&quot;52&quot;)+COUNTIF([.C17:.K17];&quot;52$&quot;)+COUNTIF([.C17:.K17];&quot;52☻&quot;)+COUNTIF([.C17:.K17];&quot;52☺&quot;)" office:value-type="float" office:value="1" calcext:value-type="float">
            <text:p>1</text:p>
          </table:table-cell>
          <table:table-cell table:style-name="ce69" table:formula="of:=COUNTIF([.C17:.K17];&quot;12-20&quot;)+COUNTIF([.C17:.K17];&quot;2&quot;)" office:value-type="float" office:value="1" calcext:value-type="float">
            <text:p>1</text:p>
          </table:table-cell>
          <table:table-cell table:style-name="ce70" table:formula="of:=COUNTIF([.C17:.K17];&quot;U&quot;)+COUNTIF([.C17:.K17];&quot;U☻&quot;)+COUNTIF([.C17:.K17];&quot;U☺&quot;)" office:value-type="float" office:value="1" calcext:value-type="float">
            <text:p>1</text:p>
          </table:table-cell>
          <table:table-cell table:style-name="ce68" table:formula="of:=COUNTIF([.C17:.K17];&quot;KVIT&quot;)+COUNTIF([.C17:.K17];&quot;KVIT☻&quot;)+COUNTIF([.C17:.K17];&quot;KVIT$&quot;)" office:value-type="float" office:value="2" calcext:value-type="float">
            <text:p>2</text:p>
          </table:table-cell>
          <table:table-cell table:style-name="ce71" table:formula="of:=COUNTBLANK([.C17:.K17])" office:value-type="float" office:value="1" calcext:value-type="float">
            <text:p>1</text:p>
          </table:table-cell>
          <table:table-cell table:style-name="ce72" table:formula="of:=COUNTIF([.C17:.K17];&quot;x&quot;)" office:value-type="float" office:value="1" calcext:value-type="float">
            <text:p>1</text:p>
          </table:table-cell>
          <table:table-cell table:style-name="ce73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7" calcext:value-type="date">
            <text:p>17. mar. 09</text:p>
          </table:table-cell>
          <table:table-cell table:style-name="ce58" table:formula="of:=TEXT([.A18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office:annotation draw:style-name="gr9" draw:text-style-name="P2" svg:width="2.931cm" svg:height="1.814cm" svg:x="4.94cm" svg:y="10.371cm" draw:caption-point-x="-0.592cm" draw:caption-point-y="1.573cm">
              <dc:date>2022-03-22T00:00:00</dc:date>
              <text:p text:style-name="P1">Mischaly</text:p>
            </office:annotation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12" draw:text-style-name="P2" svg:width="2.906cm" svg:height="0.622cm" svg:x="10.946cm" svg:y="10.371cm" draw:caption-point-x="-0.592cm" draw:caption-point-y="1.573cm">
              <dc:date>2022-03-22T00:00:00</dc:date>
              <text:p text:style-name="P1">Bronhoskopija</text:p>
            </office:annotation>
            <text:p>D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office:annotation draw:style-name="gr9" draw:text-style-name="P2" svg:width="2.905cm" svg:height="1.814cm" svg:x="13.323cm" svg:y="10.371cm" draw:caption-point-x="-0.566cm" draw:caption-point-y="1.573cm">
              <dc:date>2022-03-22T00:00:00</dc:date>
              <text:p text:style-name="P1">Mischaly</text:p>
            </office:annotation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64" office:value-type="string" calcext:value-type="string">
            <text:p>VIN</text:p>
          </table:table-cell>
          <table:table-cell table:style-name="ce28" office:value-type="string" calcext:value-type="string">
            <text:p>PIN</text:p>
          </table:table-cell>
          <table:table-cell table:style-name="ce67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68" table:formula="of:=COUNTIF([.C18:.K18];&quot;51&quot;)+COUNTIF([.C18:.K18];&quot;51$&quot;)+COUNTIF([.C18:.K18];&quot;51☻&quot;)+COUNTIF([.C18:.K18];&quot;51☺&quot;)" office:value-type="float" office:value="1" calcext:value-type="float">
            <text:p>1</text:p>
          </table:table-cell>
          <table:table-cell table:style-name="ce68" table:formula="of:=COUNTIF([.C18:.K18];&quot;52&quot;)+COUNTIF([.C18:.K18];&quot;52$&quot;)+COUNTIF([.C18:.K18];&quot;52☻&quot;)+COUNTIF([.C18:.K18];&quot;52☺&quot;)" office:value-type="float" office:value="1" calcext:value-type="float">
            <text:p>1</text:p>
          </table:table-cell>
          <table:table-cell table:style-name="ce69" table:formula="of:=COUNTIF([.C18:.K18];&quot;12-20&quot;)+COUNTIF([.C18:.K18];&quot;2&quot;)" office:value-type="float" office:value="1" calcext:value-type="float">
            <text:p>1</text:p>
          </table:table-cell>
          <table:table-cell table:style-name="ce70" table:formula="of:=COUNTIF([.C18:.K18];&quot;U&quot;)+COUNTIF([.C18:.K18];&quot;U☻&quot;)+COUNTIF([.C18:.K18];&quot;U☺&quot;)" office:value-type="float" office:value="1" calcext:value-type="float">
            <text:p>1</text:p>
          </table:table-cell>
          <table:table-cell table:style-name="ce68" table:formula="of:=COUNTIF([.C18:.K18];&quot;KVIT&quot;)+COUNTIF([.C18:.K18];&quot;KVIT☻&quot;)+COUNTIF([.C18:.K18];&quot;KVIT$&quot;)" office:value-type="float" office:value="2" calcext:value-type="float">
            <text:p>2</text:p>
          </table:table-cell>
          <table:table-cell table:style-name="ce71" table:formula="of:=COUNTBLANK([.C18:.K18])" office:value-type="float" office:value="1" calcext:value-type="float">
            <text:p>1</text:p>
          </table:table-cell>
          <table:table-cell table:style-name="ce72" table:formula="of:=COUNTIF([.C18:.K18];&quot;x&quot;)" office:value-type="float" office:value="1" calcext:value-type="float">
            <text:p>1</text:p>
          </table:table-cell>
          <table:table-cell table:style-name="ce73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8" calcext:value-type="date">
            <text:p>18. mar. 09</text:p>
          </table:table-cell>
          <table:table-cell table:style-name="ce58" table:formula="of:=TEXT([.A19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office:annotation draw:style-name="gr9" draw:text-style-name="P2" svg:width="2.931cm" svg:height="1.814cm" svg:x="4.94cm" svg:y="11.073cm" draw:caption-point-x="-0.592cm" draw:caption-point-y="1.573cm">
              <dc:date>2022-03-22T00:00:00</dc:date>
              <text:p text:style-name="P1">Mischaly</text:p>
            </office:annotation>
            <text:p>5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06cm" svg:height="1.814cm" svg:x="10.946cm" svg:y="11.073cm" draw:caption-point-x="-0.592cm" draw:caption-point-y="1.573cm">
              <dc:date>2022-03-22T00:00:00</dc:date>
              <text:p text:style-name="P1">Bronhoskopija</text:p>
            </office:annotation>
            <text:p>D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office:annotation draw:style-name="gr9" draw:text-style-name="P2" svg:width="2.905cm" svg:height="1.814cm" svg:x="13.323cm" svg:y="11.073cm" draw:caption-point-x="-0.566cm" draw:caption-point-y="1.573cm">
              <dc:date>2022-03-22T00:00:00</dc:date>
              <text:p text:style-name="P1">Mischaly</text:p>
            </office:annotation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64" office:value-type="string" calcext:value-type="string">
            <text:p>AND</text:p>
          </table:table-cell>
          <table:table-cell table:style-name="ce28" office:value-type="string" calcext:value-type="string">
            <text:p>ŠOŠ</text:p>
          </table:table-cell>
          <table:table-cell table:style-name="ce67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68" table:formula="of:=COUNTIF([.C19:.K19];&quot;51&quot;)+COUNTIF([.C19:.K19];&quot;51$&quot;)+COUNTIF([.C19:.K19];&quot;51☻&quot;)+COUNTIF([.C19:.K19];&quot;51☺&quot;)" office:value-type="float" office:value="1" calcext:value-type="float">
            <text:p>1</text:p>
          </table:table-cell>
          <table:table-cell table:style-name="ce68" table:formula="of:=COUNTIF([.C19:.K19];&quot;52&quot;)+COUNTIF([.C19:.K19];&quot;52$&quot;)+COUNTIF([.C19:.K19];&quot;52☻&quot;)+COUNTIF([.C19:.K19];&quot;52☺&quot;)" office:value-type="float" office:value="1" calcext:value-type="float">
            <text:p>1</text:p>
          </table:table-cell>
          <table:table-cell table:style-name="ce69" table:formula="of:=COUNTIF([.C19:.K19];&quot;12-20&quot;)+COUNTIF([.C19:.K19];&quot;2&quot;)" office:value-type="float" office:value="1" calcext:value-type="float">
            <text:p>1</text:p>
          </table:table-cell>
          <table:table-cell table:style-name="ce70" table:formula="of:=COUNTIF([.C19:.K19];&quot;U&quot;)+COUNTIF([.C19:.K19];&quot;U☻&quot;)+COUNTIF([.C19:.K19];&quot;U☺&quot;)" office:value-type="float" office:value="1" calcext:value-type="float">
            <text:p>1</text:p>
          </table:table-cell>
          <table:table-cell table:style-name="ce68" table:formula="of:=COUNTIF([.C19:.K19];&quot;KVIT&quot;)+COUNTIF([.C19:.K19];&quot;KVIT☻&quot;)+COUNTIF([.C19:.K19];&quot;KVIT$&quot;)" office:value-type="float" office:value="1" calcext:value-type="float">
            <text:p>1</text:p>
          </table:table-cell>
          <table:table-cell table:style-name="ce71" table:formula="of:=COUNTBLANK([.C19:.K19])" office:value-type="float" office:value="1" calcext:value-type="float">
            <text:p>1</text:p>
          </table:table-cell>
          <table:table-cell table:style-name="ce72" table:formula="of:=COUNTIF([.C19:.K19];&quot;x&quot;)" office:value-type="float" office:value="2" calcext:value-type="float">
            <text:p>2</text:p>
          </table:table-cell>
          <table:table-cell table:style-name="ce73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19" calcext:value-type="date">
            <text:p>19. mar. 09</text:p>
          </table:table-cell>
          <table:table-cell table:style-name="ce58" table:formula="of:=TEXT([.A20];&quot;Ddd&quot;)" office:value-type="string" office:string-value="čet" calcext:value-type="string">
            <text:p>čet</text:p>
          </table:table-cell>
          <table:table-cell table:style-name="ce3" table:formula="of:=[$'Vzorci vnosov'.$A$10]" office:value-type="string" office:string-value="12-20" calcext:value-type="string">
            <office:annotation draw:style-name="gr9" draw:text-style-name="P2" svg:width="2.931cm" svg:height="1.814cm" svg:x="4.94cm" svg:y="11.775cm" draw:caption-point-x="-0.592cm" draw:caption-point-y="1.573cm">
              <dc:date>2022-03-22T00:00:00</dc:date>
              <text:p text:style-name="P1">Mischaly</text:p>
            </office:annotation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06cm" svg:height="1.814cm" svg:x="10.946cm" svg:y="11.775cm" draw:caption-point-x="-0.592cm" draw:caption-point-y="1.573cm">
              <dc:date>2022-03-22T00:00:00</dc:date>
              <text:p text:style-name="P1">Bronhoskopija</text:p>
            </office:annotation>
            <text:p>D</text:p>
          </table:table-cell>
          <table:table-cell table:style-name="ce3" office:value-type="string" calcext:value-type="string">
            <text:p>AND</text:p>
          </table:table-cell>
          <table:table-cell table:style-name="ce3" table:formula="of:=[$'Vzorci vnosov'.$A$4]" office:value-type="string" office:string-value="51" calcext:value-type="string">
            <office:annotation draw:style-name="gr9" draw:text-style-name="P2" svg:width="2.905cm" svg:height="1.814cm" svg:x="13.323cm" svg:y="11.775cm" draw:caption-point-x="-0.566cm" draw:caption-point-y="1.573cm">
              <dc:date>2022-03-22T00:00:00</dc:date>
              <text:p text:style-name="P1">Mischaly</text:p>
            </office:annotation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64" office:value-type="string" calcext:value-type="string">
            <text:p>MIO</text:p>
          </table:table-cell>
          <table:table-cell table:style-name="ce28" office:value-type="string" calcext:value-type="string">
            <text:p>ŠOŠ</text:p>
          </table:table-cell>
          <table:table-cell table:style-name="ce67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68" table:formula="of:=COUNTIF([.C20:.K20];&quot;51&quot;)+COUNTIF([.C20:.K20];&quot;51$&quot;)+COUNTIF([.C20:.K20];&quot;51☻&quot;)+COUNTIF([.C20:.K20];&quot;51☺&quot;)" office:value-type="float" office:value="1" calcext:value-type="float">
            <text:p>1</text:p>
          </table:table-cell>
          <table:table-cell table:style-name="ce68" table:formula="of:=COUNTIF([.C20:.K20];&quot;52&quot;)+COUNTIF([.C20:.K20];&quot;52$&quot;)+COUNTIF([.C20:.K20];&quot;52☻&quot;)+COUNTIF([.C20:.K20];&quot;52☺&quot;)" office:value-type="float" office:value="1" calcext:value-type="float">
            <text:p>1</text:p>
          </table:table-cell>
          <table:table-cell table:style-name="ce69" table:formula="of:=COUNTIF([.C20:.K20];&quot;12-20&quot;)+COUNTIF([.C20:.K20];&quot;2&quot;)" office:value-type="float" office:value="1" calcext:value-type="float">
            <text:p>1</text:p>
          </table:table-cell>
          <table:table-cell table:style-name="ce70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68" table:formula="of:=COUNTIF([.C20:.K20];&quot;KVIT&quot;)+COUNTIF([.C20:.K20];&quot;KVIT☻&quot;)+COUNTIF([.C20:.K20];&quot;KVIT$&quot;)" office:value-type="float" office:value="2" calcext:value-type="float">
            <text:p>2</text:p>
          </table:table-cell>
          <table:table-cell table:style-name="ce71" table:formula="of:=COUNTBLANK([.C20:.K20])" office:value-type="float" office:value="0" calcext:value-type="float">
            <text:p>0</text:p>
          </table:table-cell>
          <table:table-cell table:style-name="ce72" table:formula="of:=COUNTIF([.C20:.K20];&quot;x&quot;)" office:value-type="float" office:value="1" calcext:value-type="float">
            <text:p>1</text:p>
          </table:table-cell>
          <table:table-cell table:style-name="ce73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20" calcext:value-type="date">
            <text:p>20. mar. 09</text:p>
          </table:table-cell>
          <table:table-cell table:style-name="ce58" table:formula="of:=TEXT([.A2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59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64"/>
          <table:table-cell table:style-name="ce28" office:value-type="string" calcext:value-type="string">
            <text:p>MŠŠ</text:p>
          </table:table-cell>
          <table:table-cell table:style-name="ce67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68" table:formula="of:=COUNTIF([.C21:.K21];&quot;51&quot;)+COUNTIF([.C21:.K21];&quot;51$&quot;)+COUNTIF([.C21:.K21];&quot;51☻&quot;)+COUNTIF([.C21:.K21];&quot;51☺&quot;)" office:value-type="float" office:value="1" calcext:value-type="float">
            <text:p>1</text:p>
          </table:table-cell>
          <table:table-cell table:style-name="ce68" table:formula="of:=COUNTIF([.C21:.K21];&quot;52&quot;)+COUNTIF([.C21:.K21];&quot;52$&quot;)+COUNTIF([.C21:.K21];&quot;52☻&quot;)+COUNTIF([.C21:.K21];&quot;52☺&quot;)" office:value-type="float" office:value="1" calcext:value-type="float">
            <text:p>1</text:p>
          </table:table-cell>
          <table:table-cell table:style-name="ce69" table:formula="of:=COUNTIF([.C21:.K21];&quot;12-20&quot;)+COUNTIF([.C21:.K21];&quot;2&quot;)" office:value-type="float" office:value="1" calcext:value-type="float">
            <text:p>1</text:p>
          </table:table-cell>
          <table:table-cell table:style-name="ce70" table:formula="of:=COUNTIF([.C21:.K21];&quot;U&quot;)+COUNTIF([.C21:.K21];&quot;U☻&quot;)+COUNTIF([.C21:.K21];&quot;U☺&quot;)" office:value-type="float" office:value="1" calcext:value-type="float">
            <text:p>1</text:p>
          </table:table-cell>
          <table:table-cell table:style-name="ce68" table:formula="of:=COUNTIF([.C21:.K21];&quot;KVIT&quot;)+COUNTIF([.C21:.K21];&quot;KVIT☻&quot;)+COUNTIF([.C21:.K21];&quot;KVIT$&quot;)" office:value-type="float" office:value="1" calcext:value-type="float">
            <text:p>1</text:p>
          </table:table-cell>
          <table:table-cell table:style-name="ce71" table:formula="of:=COUNTBLANK([.C21:.K21])" office:value-type="float" office:value="1" calcext:value-type="float">
            <text:p>1</text:p>
          </table:table-cell>
          <table:table-cell table:style-name="ce72" table:formula="of:=COUNTIF([.C21:.K21];&quot;x&quot;)" office:value-type="float" office:value="1" calcext:value-type="float">
            <text:p>1</text:p>
          </table:table-cell>
          <table:table-cell table:style-name="ce73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21" calcext:value-type="date">
            <text:p>21. mar. 09</text:p>
          </table:table-cell>
          <table:table-cell table:style-name="ce57" table:formula="of:=TEXT([.A22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60" table:formula="of:=[$'Vzorci vnosov'.$A$21]" office:value-type="string" office:string-value="☺" calcext:value-type="string">
            <text:p>☺</text:p>
          </table:table-cell>
          <table:table-cell table:style-name="ce29"/>
          <table:table-cell table:style-name="ce66"/>
          <table:table-cell table:style-name="ce28" office:value-type="string" calcext:value-type="string">
            <text:p>MŠŠ</text:p>
          </table:table-cell>
          <table:table-cell table:style-name="ce67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68" table:formula="of:=COUNTIF([.C22:.K22];&quot;51&quot;)+COUNTIF([.C22:.K22];&quot;51$&quot;)+COUNTIF([.C22:.K22];&quot;51☻&quot;)+COUNTIF([.C22:.K22];&quot;51☺&quot;)" office:value-type="float" office:value="0" calcext:value-type="float">
            <text:p>0</text:p>
          </table:table-cell>
          <table:table-cell table:style-name="ce68" table:formula="of:=COUNTIF([.C22:.K22];&quot;52&quot;)+COUNTIF([.C22:.K22];&quot;52$&quot;)+COUNTIF([.C22:.K22];&quot;52☻&quot;)+COUNTIF([.C22:.K22];&quot;52☺&quot;)" office:value-type="float" office:value="0" calcext:value-type="float">
            <text:p>0</text:p>
          </table:table-cell>
          <table:table-cell table:style-name="ce69" table:formula="of:=COUNTIF([.C22:.K22];&quot;12-20&quot;)+COUNTIF([.C22:.K22];&quot;2&quot;)" office:value-type="float" office:value="0" calcext:value-type="float">
            <text:p>0</text:p>
          </table:table-cell>
          <table:table-cell table:style-name="ce70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68" table:formula="of:=COUNTIF([.C22:.K22];&quot;KVIT&quot;)+COUNTIF([.C22:.K22];&quot;KVIT☻&quot;)+COUNTIF([.C22:.K22];&quot;KVIT$&quot;)" office:value-type="float" office:value="0" calcext:value-type="float">
            <text:p>0</text:p>
          </table:table-cell>
          <table:table-cell table:style-name="ce71" table:formula="of:=COUNTBLANK([.C22:.K22])" office:value-type="float" office:value="7" calcext:value-type="float">
            <text:p>7</text:p>
          </table:table-cell>
          <table:table-cell table:style-name="ce72" table:formula="of:=COUNTIF([.C22:.K22];&quot;x&quot;)" office:value-type="float" office:value="0" calcext:value-type="float">
            <text:p>0</text:p>
          </table:table-cell>
          <table:table-cell table:style-name="ce73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22" calcext:value-type="date">
            <text:p>22. mar. 09</text:p>
          </table:table-cell>
          <table:table-cell table:style-name="ce57" table:formula="of:=TEXT([.A23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66" office:value-type="string" calcext:value-type="string"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67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68" table:formula="of:=COUNTIF([.C23:.K23];&quot;51&quot;)+COUNTIF([.C23:.K23];&quot;51$&quot;)+COUNTIF([.C23:.K23];&quot;51☻&quot;)+COUNTIF([.C23:.K23];&quot;51☺&quot;)" office:value-type="float" office:value="0" calcext:value-type="float">
            <text:p>0</text:p>
          </table:table-cell>
          <table:table-cell table:style-name="ce68" table:formula="of:=COUNTIF([.C23:.K23];&quot;52&quot;)+COUNTIF([.C23:.K23];&quot;52$&quot;)+COUNTIF([.C23:.K23];&quot;52☻&quot;)+COUNTIF([.C23:.K23];&quot;52☺&quot;)" office:value-type="float" office:value="0" calcext:value-type="float">
            <text:p>0</text:p>
          </table:table-cell>
          <table:table-cell table:style-name="ce69" table:formula="of:=COUNTIF([.C23:.K23];&quot;12-20&quot;)+COUNTIF([.C23:.K23];&quot;2&quot;)" office:value-type="float" office:value="0" calcext:value-type="float">
            <text:p>0</text:p>
          </table:table-cell>
          <table:table-cell table:style-name="ce70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68" table:formula="of:=COUNTIF([.C23:.K23];&quot;KVIT&quot;)+COUNTIF([.C23:.K23];&quot;KVIT☻&quot;)+COUNTIF([.C23:.K23];&quot;KVIT$&quot;)" office:value-type="float" office:value="0" calcext:value-type="float">
            <text:p>0</text:p>
          </table:table-cell>
          <table:table-cell table:style-name="ce71" table:formula="of:=COUNTBLANK([.C23:.K23])" office:value-type="float" office:value="8" calcext:value-type="float">
            <text:p>8</text:p>
          </table:table-cell>
          <table:table-cell table:style-name="ce72" table:formula="of:=COUNTIF([.C23:.K23];&quot;x&quot;)" office:value-type="float" office:value="0" calcext:value-type="float">
            <text:p>0</text:p>
          </table:table-cell>
          <table:table-cell table:style-name="ce73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23" calcext:value-type="date">
            <text:p>23. mar. 09</text:p>
          </table:table-cell>
          <table:table-cell table:style-name="ce58" table:formula="of:=TEXT([.A24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10" draw:text-style-name="P2" svg:width="2.905cm" svg:height="1.788cm" svg:x="13.323cm" svg:y="14.583cm" draw:caption-point-x="-0.566cm" draw:caption-point-y="1.573cm">
              <dc:date>2022-03-22T00:00:00</dc:date>
              <text:p text:style-name="P1">dopust 23.03., 27.03, <text:s/>in 31.03.2009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64" office:value-type="string" calcext:value-type="string">
            <text:p>VIN</text:p>
          </table:table-cell>
          <table:table-cell table:style-name="ce28" office:value-type="string" calcext:value-type="string">
            <text:p>KON</text:p>
          </table:table-cell>
          <table:table-cell table:style-name="ce67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68" table:formula="of:=COUNTIF([.C24:.K24];&quot;51&quot;)+COUNTIF([.C24:.K24];&quot;51$&quot;)+COUNTIF([.C24:.K24];&quot;51☻&quot;)+COUNTIF([.C24:.K24];&quot;51☺&quot;)" office:value-type="float" office:value="1" calcext:value-type="float">
            <text:p>1</text:p>
          </table:table-cell>
          <table:table-cell table:style-name="ce68" table:formula="of:=COUNTIF([.C24:.K24];&quot;52&quot;)+COUNTIF([.C24:.K24];&quot;52$&quot;)+COUNTIF([.C24:.K24];&quot;52☻&quot;)+COUNTIF([.C24:.K24];&quot;52☺&quot;)" office:value-type="float" office:value="1" calcext:value-type="float">
            <text:p>1</text:p>
          </table:table-cell>
          <table:table-cell table:style-name="ce69" table:formula="of:=COUNTIF([.C24:.K24];&quot;12-20&quot;)+COUNTIF([.C24:.K24];&quot;2&quot;)" office:value-type="float" office:value="1" calcext:value-type="float">
            <text:p>1</text:p>
          </table:table-cell>
          <table:table-cell table:style-name="ce70" table:formula="of:=COUNTIF([.C24:.K24];&quot;U&quot;)+COUNTIF([.C24:.K24];&quot;U☻&quot;)+COUNTIF([.C24:.K24];&quot;U☺&quot;)" office:value-type="float" office:value="1" calcext:value-type="float">
            <text:p>1</text:p>
          </table:table-cell>
          <table:table-cell table:style-name="ce68" table:formula="of:=COUNTIF([.C24:.K24];&quot;KVIT&quot;)+COUNTIF([.C24:.K24];&quot;KVIT☻&quot;)+COUNTIF([.C24:.K24];&quot;KVIT$&quot;)" office:value-type="float" office:value="1" calcext:value-type="float">
            <text:p>1</text:p>
          </table:table-cell>
          <table:table-cell table:style-name="ce71" table:formula="of:=COUNTBLANK([.C24:.K24])" office:value-type="float" office:value="1" calcext:value-type="float">
            <text:p>1</text:p>
          </table:table-cell>
          <table:table-cell table:style-name="ce72" table:formula="of:=COUNTIF([.C24:.K24];&quot;x&quot;)" office:value-type="float" office:value="1" calcext:value-type="float">
            <text:p>1</text:p>
          </table:table-cell>
          <table:table-cell table:style-name="ce73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24" calcext:value-type="date">
            <text:p>24. mar. 09</text:p>
          </table:table-cell>
          <table:table-cell table:style-name="ce58" table:formula="of:=TEXT([.A25];&quot;Ddd&quot;)" office:value-type="string" office:string-value="tor" calcext:value-type="string">
            <text:p>tor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office:annotation draw:style-name="gr13" draw:text-style-name="P2" svg:width="2.931cm" svg:height="2.597cm" svg:x="13.323cm" svg:y="15.285cm" draw:caption-point-x="-0.566cm" draw:caption-point-y="1.573cm">
              <dc:date>2022-03-22T00:00:00</dc:date>
              <text:p text:style-name="P1">podiplomski studij ob torkih in sredah od 14 do 18 ure prosim da me ne raspisuješ popoldan</text:p>
            </office:annotation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64" office:value-type="string" calcext:value-type="string">
            <text:p>ŠTI</text:p>
          </table:table-cell>
          <table:table-cell table:style-name="ce28" office:value-type="string" calcext:value-type="string">
            <text:p>KON</text:p>
          </table:table-cell>
          <table:table-cell table:style-name="ce67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68" table:formula="of:=COUNTIF([.C25:.K25];&quot;51&quot;)+COUNTIF([.C25:.K25];&quot;51$&quot;)+COUNTIF([.C25:.K25];&quot;51☻&quot;)+COUNTIF([.C25:.K25];&quot;51☺&quot;)" office:value-type="float" office:value="1" calcext:value-type="float">
            <text:p>1</text:p>
          </table:table-cell>
          <table:table-cell table:style-name="ce68" table:formula="of:=COUNTIF([.C25:.K25];&quot;52&quot;)+COUNTIF([.C25:.K25];&quot;52$&quot;)+COUNTIF([.C25:.K25];&quot;52☻&quot;)+COUNTIF([.C25:.K25];&quot;52☺&quot;)" office:value-type="float" office:value="1" calcext:value-type="float">
            <text:p>1</text:p>
          </table:table-cell>
          <table:table-cell table:style-name="ce69" table:formula="of:=COUNTIF([.C25:.K25];&quot;12-20&quot;)+COUNTIF([.C25:.K25];&quot;2&quot;)" office:value-type="float" office:value="1" calcext:value-type="float">
            <text:p>1</text:p>
          </table:table-cell>
          <table:table-cell table:style-name="ce70" table:formula="of:=COUNTIF([.C25:.K25];&quot;U&quot;)+COUNTIF([.C25:.K25];&quot;U☻&quot;)+COUNTIF([.C25:.K25];&quot;U☺&quot;)" office:value-type="float" office:value="1" calcext:value-type="float">
            <text:p>1</text:p>
          </table:table-cell>
          <table:table-cell table:style-name="ce68" table:formula="of:=COUNTIF([.C25:.K25];&quot;KVIT&quot;)+COUNTIF([.C25:.K25];&quot;KVIT☻&quot;)+COUNTIF([.C25:.K25];&quot;KVIT$&quot;)" office:value-type="float" office:value="2" calcext:value-type="float">
            <text:p>2</text:p>
          </table:table-cell>
          <table:table-cell table:style-name="ce71" table:formula="of:=COUNTBLANK([.C25:.K25])" office:value-type="float" office:value="1" calcext:value-type="float">
            <text:p>1</text:p>
          </table:table-cell>
          <table:table-cell table:style-name="ce72" table:formula="of:=COUNTIF([.C25:.K25];&quot;x&quot;)" office:value-type="float" office:value="0" calcext:value-type="float">
            <text:p>0</text:p>
          </table:table-cell>
          <table:table-cell table:style-name="ce73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25" calcext:value-type="date">
            <text:p>25. mar. 09</text:p>
          </table:table-cell>
          <table:table-cell table:style-name="ce58" table:formula="of:=TEXT([.A26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office:annotation draw:style-name="gr15" draw:text-style-name="P10" svg:width="3.578cm" svg:height="0.851cm" svg:x="10.734cm" svg:y="17.197cm" draw:caption-point-x="-0.38cm" draw:caption-point-y="0.363cm">
              <dc:date>2022-03-22T00:00:00</dc:date>
              <text:p text:style-name="P9">Pučnik</text:p>
              <text:p text:style-name="P9"/>
            </office:annotation>
            <text:p>X</text:p>
          </table:table-cell>
          <table:table-cell table:style-name="ce3" office:value-type="string" calcext:value-type="string">
            <text:p>POR</text:p>
          </table:table-cell>
          <table:table-cell table:style-name="ce2" table:formula="of:=[$'Vzorci vnosov'.$A$6]" office:value-type="string" office:string-value="KVIT" calcext:value-type="string">
            <office:annotation draw:style-name="gr13" draw:text-style-name="P2" svg:width="2.931cm" svg:height="2.597cm" svg:x="13.323cm" svg:y="15.987cm" draw:caption-point-x="-0.566cm" draw:caption-point-y="1.573cm">
              <dc:date>2022-03-22T00:00:00</dc:date>
              <text:p text:style-name="P1">podiplomski studij ob torkih in sredah od 14 do 18 ure prosim da me ne raspisuješ popoldan</text:p>
            </office:annotation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64" office:value-type="string" calcext:value-type="string">
            <text:p>GRM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68" table:formula="of:=COUNTIF([.C26:.K26];&quot;51&quot;)+COUNTIF([.C26:.K26];&quot;51$&quot;)+COUNTIF([.C26:.K26];&quot;51☻&quot;)+COUNTIF([.C26:.K26];&quot;51☺&quot;)" office:value-type="float" office:value="1" calcext:value-type="float">
            <text:p>1</text:p>
          </table:table-cell>
          <table:table-cell table:style-name="ce68" table:formula="of:=COUNTIF([.C26:.K26];&quot;52&quot;)+COUNTIF([.C26:.K26];&quot;52$&quot;)+COUNTIF([.C26:.K26];&quot;52☻&quot;)+COUNTIF([.C26:.K26];&quot;52☺&quot;)" office:value-type="float" office:value="1" calcext:value-type="float">
            <text:p>1</text:p>
          </table:table-cell>
          <table:table-cell table:style-name="ce69" table:formula="of:=COUNTIF([.C26:.K26];&quot;12-20&quot;)+COUNTIF([.C26:.K26];&quot;2&quot;)" office:value-type="float" office:value="1" calcext:value-type="float">
            <text:p>1</text:p>
          </table:table-cell>
          <table:table-cell table:style-name="ce70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68" table:formula="of:=COUNTIF([.C26:.K26];&quot;KVIT&quot;)+COUNTIF([.C26:.K26];&quot;KVIT☻&quot;)+COUNTIF([.C26:.K26];&quot;KVIT$&quot;)" office:value-type="float" office:value="1" calcext:value-type="float">
            <text:p>1</text:p>
          </table:table-cell>
          <table:table-cell table:style-name="ce71" table:formula="of:=COUNTBLANK([.C26:.K26])" office:value-type="float" office:value="0" calcext:value-type="float">
            <text:p>0</text:p>
          </table:table-cell>
          <table:table-cell table:style-name="ce72" table:formula="of:=COUNTIF([.C26:.K26];&quot;x&quot;)" office:value-type="float" office:value="1" calcext:value-type="float">
            <text:p>1</text:p>
          </table:table-cell>
          <table:table-cell table:style-name="ce73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26" calcext:value-type="date">
            <text:p>26. mar. 09</text:p>
          </table:table-cell>
          <table:table-cell table:style-name="ce58" table:formula="of:=TEXT([.A27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64" office:value-type="string" calcext:value-type="string">
            <text:p>MIO</text:p>
          </table:table-cell>
          <table:table-cell table:style-name="ce28" office:value-type="string" calcext:value-type="string">
            <text:p>KON</text:p>
          </table:table-cell>
          <table:table-cell table:style-name="ce67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68" table:formula="of:=COUNTIF([.C27:.K27];&quot;51&quot;)+COUNTIF([.C27:.K27];&quot;51$&quot;)+COUNTIF([.C27:.K27];&quot;51☻&quot;)+COUNTIF([.C27:.K27];&quot;51☺&quot;)" office:value-type="float" office:value="1" calcext:value-type="float">
            <text:p>1</text:p>
          </table:table-cell>
          <table:table-cell table:style-name="ce68" table:formula="of:=COUNTIF([.C27:.K27];&quot;52&quot;)+COUNTIF([.C27:.K27];&quot;52$&quot;)+COUNTIF([.C27:.K27];&quot;52☻&quot;)+COUNTIF([.C27:.K27];&quot;52☺&quot;)" office:value-type="float" office:value="1" calcext:value-type="float">
            <text:p>1</text:p>
          </table:table-cell>
          <table:table-cell table:style-name="ce69" table:formula="of:=COUNTIF([.C27:.K27];&quot;12-20&quot;)+COUNTIF([.C27:.K27];&quot;2&quot;)" office:value-type="float" office:value="1" calcext:value-type="float">
            <text:p>1</text:p>
          </table:table-cell>
          <table:table-cell table:style-name="ce70" table:formula="of:=COUNTIF([.C27:.K27];&quot;U&quot;)+COUNTIF([.C27:.K27];&quot;U☻&quot;)+COUNTIF([.C27:.K27];&quot;U☺&quot;)" office:value-type="float" office:value="1" calcext:value-type="float">
            <text:p>1</text:p>
          </table:table-cell>
          <table:table-cell table:style-name="ce68" table:formula="of:=COUNTIF([.C27:.K27];&quot;KVIT&quot;)+COUNTIF([.C27:.K27];&quot;KVIT☻&quot;)+COUNTIF([.C27:.K27];&quot;KVIT$&quot;)" office:value-type="float" office:value="1" calcext:value-type="float">
            <text:p>1</text:p>
          </table:table-cell>
          <table:table-cell table:style-name="ce71" table:formula="of:=COUNTBLANK([.C27:.K27])" office:value-type="float" office:value="1" calcext:value-type="float">
            <text:p>1</text:p>
          </table:table-cell>
          <table:table-cell table:style-name="ce72" table:formula="of:=COUNTIF([.C27:.K27];&quot;x&quot;)" office:value-type="float" office:value="1" calcext:value-type="float">
            <text:p>1</text:p>
          </table:table-cell>
          <table:table-cell table:style-name="ce73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3-27" calcext:value-type="date">
            <text:p>27. mar. 09</text:p>
          </table:table-cell>
          <table:table-cell table:style-name="ce58" table:formula="of:=TEXT([.A28];&quot;Ddd&quot;)" office:value-type="string" office:string-value="pet" calcext:value-type="string">
            <text:p>pe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9" draw:text-style-name="P2" svg:width="2.905cm" svg:height="1.814cm" svg:x="13.323cm" svg:y="17.364cm" draw:caption-point-x="-0.566cm" draw:caption-point-y="1.6cm">
              <dc:date>2022-03-22T00:00:00</dc:date>
              <text:p text:style-name="P1">dopust 23.03., 27.03, <text:s/>in 31.03.2009</text:p>
            </office:annotation>
            <text:p>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64"/>
          <table:table-cell table:style-name="ce28" office:value-type="string" calcext:value-type="string">
            <text:p>PIN</text:p>
          </table:table-cell>
          <table:table-cell table:style-name="ce67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68" table:formula="of:=COUNTIF([.C28:.K28];&quot;51&quot;)+COUNTIF([.C28:.K28];&quot;51$&quot;)+COUNTIF([.C28:.K28];&quot;51☻&quot;)+COUNTIF([.C28:.K28];&quot;51☺&quot;)" office:value-type="float" office:value="1" calcext:value-type="float">
            <text:p>1</text:p>
          </table:table-cell>
          <table:table-cell table:style-name="ce68" table:formula="of:=COUNTIF([.C28:.K28];&quot;52&quot;)+COUNTIF([.C28:.K28];&quot;52$&quot;)+COUNTIF([.C28:.K28];&quot;52☻&quot;)+COUNTIF([.C28:.K28];&quot;52☺&quot;)" office:value-type="float" office:value="1" calcext:value-type="float">
            <text:p>1</text:p>
          </table:table-cell>
          <table:table-cell table:style-name="ce69" table:formula="of:=COUNTIF([.C28:.K28];&quot;12-20&quot;)+COUNTIF([.C28:.K28];&quot;2&quot;)" office:value-type="float" office:value="1" calcext:value-type="float">
            <text:p>1</text:p>
          </table:table-cell>
          <table:table-cell table:style-name="ce70" table:formula="of:=COUNTIF([.C28:.K28];&quot;U&quot;)+COUNTIF([.C28:.K28];&quot;U☻&quot;)+COUNTIF([.C28:.K28];&quot;U☺&quot;)" office:value-type="float" office:value="1" calcext:value-type="float">
            <text:p>1</text:p>
          </table:table-cell>
          <table:table-cell table:style-name="ce68" table:formula="of:=COUNTIF([.C28:.K28];&quot;KVIT&quot;)+COUNTIF([.C28:.K28];&quot;KVIT☻&quot;)+COUNTIF([.C28:.K28];&quot;KVIT$&quot;)" office:value-type="float" office:value="1" calcext:value-type="float">
            <text:p>1</text:p>
          </table:table-cell>
          <table:table-cell table:style-name="ce71" table:formula="of:=COUNTBLANK([.C28:.K28])" office:value-type="float" office:value="1" calcext:value-type="float">
            <text:p>1</text:p>
          </table:table-cell>
          <table:table-cell table:style-name="ce72" table:formula="of:=COUNTIF([.C28:.K28];&quot;x&quot;)" office:value-type="float" office:value="1" calcext:value-type="float">
            <text:p>1</text:p>
          </table:table-cell>
          <table:table-cell table:style-name="ce73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1" calcext:value-type="float">
            <text:p>1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28" calcext:value-type="date">
            <text:p>28. mar. 09</text:p>
          </table:table-cell>
          <table:table-cell table:style-name="ce57" table:formula="of:=TEXT([.A29];&quot;Ddd&quot;)" office:value-type="string" office:string-value="sob" calcext:value-type="string">
            <text:p>sob</text:p>
          </table:table-cell>
          <table:table-cell table:style-name="ce36"/>
          <table:table-cell table:style-name="ce29"/>
          <table:table-cell table:style-name="ce31"/>
          <table:table-cell table:style-name="ce60" table:formula="of:=[$'Vzorci vnosov'.$A$21]" office:value-type="string" office:string-value="☺" calcext:value-type="string">
            <text:p>☺</text:p>
          </table:table-cell>
          <table:table-cell table:style-name="ce31" office:value-type="string" calcext:value-type="string">
            <office:annotation draw:style-name="gr5" draw:text-style-name="P2" svg:width="2.969cm" svg:height="1.033cm" svg:x="10.301cm" svg:y="18.066cm" draw:caption-point-x="-1.148cm" draw:caption-point-y="1.6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37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6"/>
          <table:table-cell table:style-name="ce28" office:value-type="string" calcext:value-type="string">
            <text:p>DAN</text:p>
          </table:table-cell>
          <table:table-cell table:style-name="ce67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68" table:formula="of:=COUNTIF([.C29:.K29];&quot;51&quot;)+COUNTIF([.C29:.K29];&quot;51$&quot;)+COUNTIF([.C29:.K29];&quot;51☻&quot;)+COUNTIF([.C29:.K29];&quot;51☺&quot;)" office:value-type="float" office:value="0" calcext:value-type="float">
            <text:p>0</text:p>
          </table:table-cell>
          <table:table-cell table:style-name="ce68" table:formula="of:=COUNTIF([.C29:.K29];&quot;52&quot;)+COUNTIF([.C29:.K29];&quot;52$&quot;)+COUNTIF([.C29:.K29];&quot;52☻&quot;)+COUNTIF([.C29:.K29];&quot;52☺&quot;)" office:value-type="float" office:value="0" calcext:value-type="float">
            <text:p>0</text:p>
          </table:table-cell>
          <table:table-cell table:style-name="ce69" table:formula="of:=COUNTIF([.C29:.K29];&quot;12-20&quot;)+COUNTIF([.C29:.K29];&quot;2&quot;)" office:value-type="float" office:value="0" calcext:value-type="float">
            <text:p>0</text:p>
          </table:table-cell>
          <table:table-cell table:style-name="ce70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68" table:formula="of:=COUNTIF([.C29:.K29];&quot;KVIT&quot;)+COUNTIF([.C29:.K29];&quot;KVIT☻&quot;)+COUNTIF([.C29:.K29];&quot;KVIT$&quot;)" office:value-type="float" office:value="0" calcext:value-type="float">
            <text:p>0</text:p>
          </table:table-cell>
          <table:table-cell table:style-name="ce71" table:formula="of:=COUNTBLANK([.C29:.K29])" office:value-type="float" office:value="6" calcext:value-type="float">
            <text:p>6</text:p>
          </table:table-cell>
          <table:table-cell table:style-name="ce72" table:formula="of:=COUNTIF([.C29:.K29];&quot;x&quot;)" office:value-type="float" office:value="0" calcext:value-type="float">
            <text:p>0</text:p>
          </table:table-cell>
          <table:table-cell table:style-name="ce73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3-29" calcext:value-type="date">
            <text:p>29. mar. 09</text:p>
          </table:table-cell>
          <table:table-cell table:style-name="ce57" table:formula="of:=TEXT([.A30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31" office:value-type="string" calcext:value-type="string">
            <text:p>D</text:p>
          </table:table-cell>
          <table:table-cell table:style-name="ce37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6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68" table:formula="of:=COUNTIF([.C30:.K30];&quot;51&quot;)+COUNTIF([.C30:.K30];&quot;51$&quot;)+COUNTIF([.C30:.K30];&quot;51☻&quot;)+COUNTIF([.C30:.K30];&quot;51☺&quot;)" office:value-type="float" office:value="0" calcext:value-type="float">
            <text:p>0</text:p>
          </table:table-cell>
          <table:table-cell table:style-name="ce68" table:formula="of:=COUNTIF([.C30:.K30];&quot;52&quot;)+COUNTIF([.C30:.K30];&quot;52$&quot;)+COUNTIF([.C30:.K30];&quot;52☻&quot;)+COUNTIF([.C30:.K30];&quot;52☺&quot;)" office:value-type="float" office:value="0" calcext:value-type="float">
            <text:p>0</text:p>
          </table:table-cell>
          <table:table-cell table:style-name="ce69" table:formula="of:=COUNTIF([.C30:.K30];&quot;12-20&quot;)+COUNTIF([.C30:.K30];&quot;2&quot;)" office:value-type="float" office:value="0" calcext:value-type="float">
            <text:p>0</text:p>
          </table:table-cell>
          <table:table-cell table:style-name="ce70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68" table:formula="of:=COUNTIF([.C30:.K30];&quot;KVIT&quot;)+COUNTIF([.C30:.K30];&quot;KVIT☻&quot;)+COUNTIF([.C30:.K30];&quot;KVIT$&quot;)" office:value-type="float" office:value="0" calcext:value-type="float">
            <text:p>0</text:p>
          </table:table-cell>
          <table:table-cell table:style-name="ce71" table:formula="of:=COUNTBLANK([.C30:.K30])" office:value-type="float" office:value="7" calcext:value-type="float">
            <text:p>7</text:p>
          </table:table-cell>
          <table:table-cell table:style-name="ce72" table:formula="of:=COUNTIF([.C30:.K30];&quot;x&quot;)" office:value-type="float" office:value="0" calcext:value-type="float">
            <text:p>0</text:p>
          </table:table-cell>
          <table:table-cell table:style-name="ce73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3-30" calcext:value-type="date">
            <text:p>30. mar. 09</text:p>
          </table:table-cell>
          <table:table-cell table:style-name="ce58" table:formula="of:=TEXT([.A3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69cm" svg:height="1.017cm" svg:x="10.301cm" svg:y="19.465cm" draw:caption-point-x="-1.148cm" draw:caption-point-y="1.605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64" office:value-type="string" calcext:value-type="string">
            <text:p>VIN</text:p>
          </table:table-cell>
          <table:table-cell table:style-name="ce28" office:value-type="string" calcext:value-type="string">
            <text:p>DAN</text:p>
          </table:table-cell>
          <table:table-cell table:style-name="ce67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68" table:formula="of:=COUNTIF([.C31:.K31];&quot;51&quot;)+COUNTIF([.C31:.K31];&quot;51$&quot;)+COUNTIF([.C31:.K31];&quot;51☻&quot;)+COUNTIF([.C31:.K31];&quot;51☺&quot;)" office:value-type="float" office:value="1" calcext:value-type="float">
            <text:p>1</text:p>
          </table:table-cell>
          <table:table-cell table:style-name="ce68" table:formula="of:=COUNTIF([.C31:.K31];&quot;52&quot;)+COUNTIF([.C31:.K31];&quot;52$&quot;)+COUNTIF([.C31:.K31];&quot;52☻&quot;)+COUNTIF([.C31:.K31];&quot;52☺&quot;)" office:value-type="float" office:value="1" calcext:value-type="float">
            <text:p>1</text:p>
          </table:table-cell>
          <table:table-cell table:style-name="ce69" table:formula="of:=COUNTIF([.C31:.K31];&quot;12-20&quot;)+COUNTIF([.C31:.K31];&quot;2&quot;)" office:value-type="float" office:value="1" calcext:value-type="float">
            <text:p>1</text:p>
          </table:table-cell>
          <table:table-cell table:style-name="ce70" table:formula="of:=COUNTIF([.C31:.K31];&quot;U&quot;)+COUNTIF([.C31:.K31];&quot;U☻&quot;)+COUNTIF([.C31:.K31];&quot;U☺&quot;)" office:value-type="float" office:value="1" calcext:value-type="float">
            <text:p>1</text:p>
          </table:table-cell>
          <table:table-cell table:style-name="ce68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71" table:formula="of:=COUNTBLANK([.C31:.K31])" office:value-type="float" office:value="0" calcext:value-type="float">
            <text:p>0</text:p>
          </table:table-cell>
          <table:table-cell table:style-name="ce72" table:formula="of:=COUNTIF([.C31:.K31];&quot;x&quot;)" office:value-type="float" office:value="2" calcext:value-type="float">
            <text:p>2</text:p>
          </table:table-cell>
          <table:table-cell table:style-name="ce73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3-31" calcext:value-type="date">
            <text:p>31. mar. 09</text:p>
          </table:table-cell>
          <table:table-cell table:style-name="ce58" table:formula="of:=TEXT([.A32];&quot;Ddd&quot;)" office:value-type="string" office:string-value="tor" calcext:value-type="string">
            <text:p>tor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32cm" svg:height="1.814cm" svg:x="6.141cm" svg:y="20.172cm" draw:caption-point-x="-0.592cm" draw:caption-point-y="1.6cm">
              <dc:date>2022-03-22T00:00:00</dc:date>
              <text:p text:style-name="P1">Bronhoskopija</text:p>
            </office:annotation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69cm" svg:height="1.814cm" svg:x="10.301cm" svg:y="20.172cm" draw:caption-point-x="-1.148cm" draw:caption-point-y="1.6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office:annotation draw:style-name="gr9" draw:text-style-name="P2" svg:width="2.905cm" svg:height="1.814cm" svg:x="13.323cm" svg:y="20.172cm" draw:caption-point-x="-0.566cm" draw:caption-point-y="1.6cm">
              <dc:date>2022-03-22T00:00:00</dc:date>
              <text:p text:style-name="P1">dopust 23.03., 27.03, <text:s/>in 31.03.2009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64" office:value-type="string" calcext:value-type="string">
            <text:p>AND</text:p>
          </table:table-cell>
          <table:table-cell table:style-name="ce28" office:value-type="string" calcext:value-type="string">
            <text:p>KON</text:p>
          </table:table-cell>
          <table:table-cell table:style-name="ce67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68" table:formula="of:=COUNTIF([.C32:.K32];&quot;51&quot;)+COUNTIF([.C32:.K32];&quot;51$&quot;)+COUNTIF([.C32:.K32];&quot;51☻&quot;)+COUNTIF([.C32:.K32];&quot;51☺&quot;)" office:value-type="float" office:value="1" calcext:value-type="float">
            <text:p>1</text:p>
          </table:table-cell>
          <table:table-cell table:style-name="ce68" table:formula="of:=COUNTIF([.C32:.K32];&quot;52&quot;)+COUNTIF([.C32:.K32];&quot;52$&quot;)+COUNTIF([.C32:.K32];&quot;52☻&quot;)+COUNTIF([.C32:.K32];&quot;52☺&quot;)" office:value-type="float" office:value="1" calcext:value-type="float">
            <text:p>1</text:p>
          </table:table-cell>
          <table:table-cell table:style-name="ce69" table:formula="of:=COUNTIF([.C32:.K32];&quot;12-20&quot;)+COUNTIF([.C32:.K32];&quot;2&quot;)" office:value-type="float" office:value="1" calcext:value-type="float">
            <text:p>1</text:p>
          </table:table-cell>
          <table:table-cell table:style-name="ce70" table:formula="of:=COUNTIF([.C32:.K32];&quot;U&quot;)+COUNTIF([.C32:.K32];&quot;U☻&quot;)+COUNTIF([.C32:.K32];&quot;U☺&quot;)" office:value-type="float" office:value="1" calcext:value-type="float">
            <text:p>1</text:p>
          </table:table-cell>
          <table:table-cell table:style-name="ce68" table:formula="of:=COUNTIF([.C32:.K32];&quot;KVIT&quot;)+COUNTIF([.C32:.K32];&quot;KVIT☻&quot;)+COUNTIF([.C32:.K32];&quot;KVIT$&quot;)" office:value-type="float" office:value="1" calcext:value-type="float">
            <text:p>1</text:p>
          </table:table-cell>
          <table:table-cell table:style-name="ce71" table:formula="of:=COUNTBLANK([.C32:.K32])" office:value-type="float" office:value="1" calcext:value-type="float">
            <text:p>1</text:p>
          </table:table-cell>
          <table:table-cell table:style-name="ce72" table:formula="of:=COUNTIF([.C32:.K32];&quot;x&quot;)" office:value-type="float" office:value="0" calcext:value-type="float">
            <text:p>0</text:p>
          </table:table-cell>
          <table:table-cell table:style-name="ce73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 calcext:value-type="float">
            <text:p>2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 calcext:value-type="float">
            <text:p>1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1" calcext:value-type="float">
            <text:p>1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8" calcext:value-type="float">
            <text:p>8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3" calcext:value-type="float">
            <text:p>3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6" calcext:value-type="float">
            <text:p>6</text:p>
          </table:table-cell>
          <table:table-cell table:style-name="ce33" table:formula="of:=SUM([.G35:.G36])" office:value-type="float" office:value="4" calcext:value-type="float">
            <text:p>4</text:p>
          </table:table-cell>
          <table:table-cell table:style-name="ce33" table:formula="of:=SUM([.H35:.H36])" office:value-type="float" office:value="3" calcext:value-type="float">
            <text:p>3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9" calcext:value-type="float">
            <text:p>9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 calcext:value-type="float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 calcext:value-type="float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 calcext:value-type="float">
            <text:p>2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4" calcext:value-type="float">
            <text:p>4</text:p>
          </table:table-cell>
          <table:table-cell table:style-name="ce1" table:formula="of:=COUNTIF([.D2:.D32];&quot;51$&quot;)+COUNTIF([.D2:.D32];&quot;52$&quot;)+COUNTIF([.D2:.D32];&quot;kvit$&quot;)" office:value-type="float" office:value="4" calcext:value-type="float">
            <text:p>4</text:p>
          </table:table-cell>
          <table:table-cell table:style-name="ce1" table:formula="of:=COUNTIF([.E2:.E32];&quot;51$&quot;)+COUNTIF([.E2:.E32];&quot;52$&quot;)+COUNTIF([.E2:.E32];&quot;kvit$&quot;)" office:value-type="float" office:value="2" calcext:value-type="float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 calcext:value-type="float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3" calcext:value-type="float">
            <text:p>3</text:p>
          </table:table-cell>
          <table:table-cell table:style-name="ce1" table:formula="of:=COUNTIF([.H2:.H32];&quot;51$&quot;)+COUNTIF([.H2:.H32];&quot;52$&quot;)+COUNTIF([.H2:.H32];&quot;kvit$&quot;)" office:value-type="float" office:value="3" calcext:value-type="float">
            <text:p>3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1" calcext:value-type="float">
            <text:p>1</text:p>
          </table:table-cell>
          <table:table-cell table:style-name="ce1" table:formula="of:=COUNTIF([.K2:.K32];&quot;51$&quot;)+COUNTIF([.K2:.K32];&quot;52$&quot;)+COUNTIF([.K2:.K32];&quot;kvit$&quot;)" office:value-type="float" office:value="3" calcext:value-type="float">
            <text:p>3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4" calcext:value-type="float">
            <text:p>4</text:p>
          </table:table-cell>
          <table:table-cell table:style-name="ce34" table:formula="of:=COUNTIF([.D2:.D32];&quot;D&quot;)" office:value-type="float" office:value="1" calcext:value-type="float">
            <text:p>1</text:p>
          </table:table-cell>
          <table:table-cell table:style-name="ce34" table:formula="of:=COUNTIF([.E2:.E32];&quot;D&quot;)" office:value-type="float" office:value="2" calcext:value-type="float">
            <text:p>2</text:p>
          </table:table-cell>
          <table:table-cell table:style-name="ce34" table:formula="of:=COUNTIF([.F2:.F32];&quot;D&quot;)" office:value-type="float" office:value="2" calcext:value-type="float">
            <text:p>2</text:p>
          </table:table-cell>
          <table:table-cell table:style-name="ce34" table:formula="of:=COUNTIF([.G2:.G32];&quot;D&quot;)" office:value-type="float" office:value="4" calcext:value-type="float">
            <text:p>4</text:p>
          </table:table-cell>
          <table:table-cell table:style-name="ce34" table:formula="of:=COUNTIF([.H2:.H32];&quot;D&quot;)" office:value-type="float" office:value="16" calcext:value-type="float">
            <text:p>16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4" calcext:value-type="float">
            <text:p>4</text:p>
          </table:table-cell>
          <table:table-cell table:style-name="ce34" table:formula="of:=COUNTIF([.K2:.K32];&quot;D&quot;)" office:value-type="float" office:value="1" calcext:value-type="float">
            <text:p>1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3" calcext:value-type="float">
            <text:p>3</text:p>
          </table:table-cell>
          <table:table-cell table:style-name="ce34" table:formula="of:=COUNTIF([.D2:.D32];&quot;SO&quot;)" office:value-type="float" office:value="6" calcext:value-type="float">
            <text:p>6</text:p>
          </table:table-cell>
          <table:table-cell table:style-name="ce34" table:formula="of:=COUNTIF([.E2:.E32];&quot;SO&quot;)" office:value-type="float" office:value="3" calcext:value-type="float">
            <text:p>3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1" calcext:value-type="float">
            <text:p>1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3" calcext:value-type="float">
            <text:p>3</text:p>
          </table:table-cell>
          <table:table-cell table:style-name="ce34" table:formula="of:=COUNTIF([.H2:.H32];&quot;X&quot;)" office:value-type="float" office:value="1" calcext:value-type="float">
            <text:p>1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6" calcext:value-type="float">
            <text:p>6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0" calcext:value-type="float">
            <text:p>0</text:p>
          </table:table-cell>
          <table:table-cell table:style-name="ce15" table:formula="of:=COUNTIF([.M2:.M32];&quot;ŠOŠ&quot;)" office:value-type="float" office:value="8" calcext:value-type="float">
            <text:p>8</text:p>
          </table:table-cell>
          <table:table-cell table:style-name="ce15" table:formula="of:=COUNTIF([.M2:.M32];&quot;PIN&quot;)" office:value-type="float" office:value="4" calcext:value-type="float">
            <text:p>4</text:p>
          </table:table-cell>
          <table:table-cell table:style-name="ce15" table:formula="of:=COUNTIF([.M2:.M32];&quot;KON&quot;)" office:value-type="float" office:value="4" calcext:value-type="float">
            <text:p>4</text:p>
          </table:table-cell>
          <table:table-cell table:style-name="ce15" table:formula="of:=COUNTIF([.M2:.M32];&quot;KNE&quot;)" office:value-type="float" office:value="2" calcext:value-type="float">
            <text:p>2</text:p>
          </table:table-cell>
          <table:table-cell table:style-name="ce15" table:formula="of:=COUNTIF([.M2:.M32];&quot;AND&quot;)" office:value-type="float" office:value="0" calcext:value-type="float">
            <text:p>0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10" calcext:value-type="float">
            <text:p>10</text:p>
          </table:table-cell>
          <table:table-cell table:style-name="ce15" table:formula="of:=COUNTIF([.M2:.M32];&quot;MŠŠ&quot;)" office:value-type="float" office:value="3" calcext:value-type="float">
            <text:p>3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2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Vzorci vnosov'.$A$1" table:cell-range-address="$Marec.$A$1:.$M$32" table:range-usable-as="print-range"/>
        </table:named-expressions>
        <calcext:conditional-formats>
          <calcext:conditional-format calcext:target-range-address="Marec.B2:Marec.B32">
            <calcext:condition calcext:apply-style-name="ConditionalStyle_23" calcext:value="=&quot;sob&quot;" calcext:base-cell-address="Marec.B2"/>
            <calcext:condition calcext:apply-style-name="ConditionalStyle_24" calcext:value="=&quot;ned&quot;" calcext:base-cell-address="Marec.B2"/>
          </calcext:conditional-format>
          <calcext:conditional-format calcext:target-range-address="Marec.N2:Marec.N32">
            <calcext:condition calcext:apply-style-name="ConditionalStyle_25" calcext:value="&lt;1" calcext:base-cell-address="Marec.N2"/>
            <calcext:condition calcext:apply-style-name="ConditionalStyle_26" calcext:value="&gt;1" calcext:base-cell-address="Marec.N2"/>
          </calcext:conditional-format>
          <calcext:conditional-format calcext:target-range-address="Marec.O2:Marec.P32 Marec.R2:Marec.S32">
            <calcext:condition calcext:apply-style-name="ConditionalStyle_27" calcext:value="&lt;1" calcext:base-cell-address="Marec.O2"/>
            <calcext:condition calcext:apply-style-name="ConditionalStyle_28" calcext:value="&gt;1" calcext:base-cell-address="Marec.O2"/>
          </calcext:conditional-format>
          <calcext:conditional-format calcext:target-range-address="Marec.Q2:Marec.Q32">
            <calcext:condition calcext:apply-style-name="ConditionalStyle_29" calcext:value="&lt;1" calcext:base-cell-address="Marec.Q2"/>
            <calcext:condition calcext:apply-style-name="ConditionalStyle_30" calcext:value="&gt;1" calcext:base-cell-address="Marec.Q2"/>
          </calcext:conditional-format>
          <calcext:conditional-format calcext:target-range-address="Marec.T2:Marec.T32">
            <calcext:condition calcext:apply-style-name="ConditionalStyle_31" calcext:value="!=0" calcext:base-cell-address="Marec.T2"/>
          </calcext:conditional-format>
          <calcext:conditional-format calcext:target-range-address="Marec.U2:Marec.U32">
            <calcext:condition calcext:apply-style-name="ConditionalStyle_32" calcext:value="=1" calcext:base-cell-address="Marec.U2"/>
            <calcext:condition calcext:apply-style-name="ConditionalStyle_33" calcext:value="&gt;1" calcext:base-cell-address="Marec.U2"/>
          </calcext:conditional-format>
          <calcext:conditional-format calcext:target-range-address="Marec.V2:Marec.V32">
            <calcext:condition calcext:apply-style-name="ConditionalStyle_34" calcext:value="&lt;2" calcext:base-cell-address="Marec.V2"/>
            <calcext:condition calcext:apply-style-name="ConditionalStyle_35" calcext:value="&gt;2" calcext:base-cell-address="Marec.V2"/>
          </calcext:conditional-format>
        </calcext:conditional-formats>
      </table:table>
      <table:table table:name="april" table:style-name="ta5">
        <table:table-column table:style-name="co3" table:default-cell-style-name="ce16"/>
        <table:table-column table:style-name="co25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/>
          <table:table-cell table:style-name="ce20"/>
          <table:table-cell table:style-name="ce1" table:number-columns-repeated="1000"/>
        </table:table-row>
        <table:table-row table:style-name="ro6">
          <table:table-cell table:style-name="ce19" office:value-type="date" office:date-value="2009-04-01" calcext:value-type="date">
            <text:p>1. apr. 09</text:p>
          </table:table-cell>
          <table:table-cell table:style-name="ce74" table:formula="of:=TEXT([.A2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office:annotation draw:style-name="gr1" draw:text-style-name="P2" svg:width="2.942cm" svg:height="1.827cm" svg:x="6.492cm" svg:y="-0.013cm" draw:caption-point-x="-0.83cm" draw:caption-point-y="0.725cm">
              <dc:date>2022-03-22T00:00:00</dc:date>
              <text:p text:style-name="P1">Bronhoskopija</text:p>
            </office:annotation>
            <text:p>SO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1" draw:text-style-name="P2" svg:width="2.968cm" svg:height="1.827cm" svg:x="10.414cm" svg:y="-0.013cm" draw:caption-point-x="-1.148cm" draw:caption-point-y="0.725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 office:value-type="string" calcext:value-type="string">
            <text:p>AN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KOS</text:p>
          </table:table-cell>
          <table:table-cell table:style-name="ce79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80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80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81" table:formula="of:=COUNTIF([.C2:.K2];&quot;12-20&quot;)+COUNTIF([.C2:.K2];&quot;2&quot;)" office:value-type="float" office:value="1" calcext:value-type="float">
            <text:p>1</text:p>
          </table:table-cell>
          <table:table-cell table:style-name="ce82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82" table:formula="of:=COUNTIF([.C2:.K2];&quot;KVIT&quot;)+COUNTIF([.C2:.K2];&quot;KVIT☻&quot;)+COUNTIF([.C2:.K2];&quot;kvit$&quot;)" office:value-type="float" office:value="1" calcext:value-type="float">
            <text:p>1</text:p>
          </table:table-cell>
          <table:table-cell table:style-name="ce83" table:formula="of:=COUNTBLANK([.C2:.K2])" office:value-type="float" office:value="0" calcext:value-type="float">
            <text:p>0</text:p>
          </table:table-cell>
          <table:table-cell table:style-name="ce84" table:formula="of:=COUNTIF([.C2:.K2];&quot;x&quot;)" office:value-type="float" office:value="1" calcext:value-type="float">
            <text:p>1</text:p>
          </table:table-cell>
          <table:table-cell table:style-name="ce85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0"/>
          <table:table-cell table:style-name="ce1" table:number-columns-repeated="1000"/>
        </table:table-row>
        <table:table-row table:style-name="ro6">
          <table:table-cell table:style-name="ce19" office:value-type="date" office:date-value="2009-04-02" calcext:value-type="date">
            <text:p>2. apr. 09</text:p>
          </table:table-cell>
          <table:table-cell table:style-name="ce74" table:formula="of:=TEXT([.A3];&quot;Ddd&quot;)" office:value-type="string" office:string-value="čet" calcext:value-type="string">
            <text:p>če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5]" office:value-type="string" office:string-value="SO" calcext:value-type="string">
            <office:annotation draw:style-name="gr1" draw:text-style-name="P2" svg:width="2.942cm" svg:height="1.827cm" svg:x="6.492cm" svg:y="-0.013cm" draw:caption-point-x="-0.83cm" draw:caption-point-y="1.427cm">
              <dc:date>2022-03-22T00:00:00</dc:date>
              <text:p text:style-name="P1">Bronhoskopija</text:p>
            </office:annotation>
            <text:p>SO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1" draw:text-style-name="P2" svg:width="2.968cm" svg:height="1.827cm" svg:x="10.414cm" svg:y="-0.013cm" draw:caption-point-x="-1.148cm" draw:caption-point-y="1.427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79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80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80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81" table:formula="of:=COUNTIF([.C3:.K3];&quot;12-20&quot;)+COUNTIF([.C3:.K3];&quot;2&quot;)" office:value-type="float" office:value="1" calcext:value-type="float">
            <text:p>1</text:p>
          </table:table-cell>
          <table:table-cell table:style-name="ce82" table:formula="of:=COUNTIF([.C3:.K3];&quot;U&quot;)+COUNTIF([.C3:.K3];&quot;U☻&quot;)+COUNTIF([.C3:.K3];&quot;U☺&quot;)" office:value-type="float" office:value="1" calcext:value-type="float">
            <text:p>1</text:p>
          </table:table-cell>
          <table:table-cell table:style-name="ce82" table:formula="of:=COUNTIF([.C3:.K3];&quot;KVIT&quot;)+COUNTIF([.C3:.K3];&quot;KVIT☻&quot;)+COUNTIF([.C3:.K3];&quot;kvit$&quot;)" office:value-type="float" office:value="1" calcext:value-type="float">
            <text:p>1</text:p>
          </table:table-cell>
          <table:table-cell table:style-name="ce83" table:formula="of:=COUNTBLANK([.C3:.K3])" office:value-type="float" office:value="1" calcext:value-type="float">
            <text:p>1</text:p>
          </table:table-cell>
          <table:table-cell table:style-name="ce84" table:formula="of:=COUNTIF([.C3:.K3];&quot;x&quot;)" office:value-type="float" office:value="1" calcext:value-type="float">
            <text:p>1</text:p>
          </table:table-cell>
          <table:table-cell table:style-name="ce85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03" calcext:value-type="date">
            <text:p>3. apr. 09</text:p>
          </table:table-cell>
          <table:table-cell table:style-name="ce74" table:formula="of:=TEXT([.A4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68cm" svg:height="1.788cm" svg:x="10.414cm" svg:y="0.596cm" draw:caption-point-x="-1.148cm" draw:caption-point-y="1.52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text:p>AND</text:p>
          </table:table-cell>
          <table:table-cell table:style-name="ce28" office:value-type="string" calcext:value-type="string">
            <text:p>KON</text:p>
          </table:table-cell>
          <table:table-cell table:style-name="ce79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80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80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81" table:formula="of:=COUNTIF([.C4:.K4];&quot;12-20&quot;)+COUNTIF([.C4:.K4];&quot;2&quot;)" office:value-type="float" office:value="0" calcext:value-type="float">
            <text:p>0</text:p>
          </table:table-cell>
          <table:table-cell table:style-name="ce82" table:formula="of:=COUNTIF([.C4:.K4];&quot;U&quot;)+COUNTIF([.C4:.K4];&quot;U☻&quot;)+COUNTIF([.C4:.K4];&quot;U☺&quot;)" office:value-type="float" office:value="1" calcext:value-type="float">
            <text:p>1</text:p>
          </table:table-cell>
          <table:table-cell table:style-name="ce82" table:formula="of:=COUNTIF([.C4:.K4];&quot;KVIT&quot;)+COUNTIF([.C4:.K4];&quot;KVIT☻&quot;)+COUNTIF([.C4:.K4];&quot;kvit$&quot;)" office:value-type="float" office:value="1" calcext:value-type="float">
            <text:p>1</text:p>
          </table:table-cell>
          <table:table-cell table:style-name="ce83" table:formula="of:=COUNTBLANK([.C4:.K4])" office:value-type="float" office:value="1" calcext:value-type="float">
            <text:p>1</text:p>
          </table:table-cell>
          <table:table-cell table:style-name="ce84" table:formula="of:=COUNTIF([.C4:.K4];&quot;x&quot;)" office:value-type="float" office:value="1" calcext:value-type="float">
            <text:p>1</text:p>
          </table:table-cell>
          <table:table-cell table:style-name="ce85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04" calcext:value-type="date">
            <text:p>4. apr. 09</text:p>
          </table:table-cell>
          <table:table-cell table:style-name="ce75" table:formula="of:=TEXT([.A5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10" draw:text-style-name="P2" svg:width="2.968cm" svg:height="1.788cm" svg:x="10.414cm" svg:y="1.298cm" draw:caption-point-x="-1.148cm" draw:caption-point-y="1.52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37"/>
          <table:table-cell table:style-name="ce36"/>
          <table:table-cell table:style-name="ce6" office:value-type="string" calcext:value-type="string">
            <text:p>☻</text:p>
          </table:table-cell>
          <table:table-cell table:style-name="ce29"/>
          <table:table-cell table:style-name="ce29" office:value-type="string" calcext:value-type="string">
            <text:p>KUL</text:p>
          </table:table-cell>
          <table:table-cell table:style-name="ce28" office:value-type="string" calcext:value-type="string">
            <text:p>KOS</text:p>
          </table:table-cell>
          <table:table-cell table:style-name="ce79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80" table:formula="of:=COUNTIF([.C5:.K5];&quot;51&quot;)+COUNTIF([.C5:.K5];&quot;51$&quot;)+COUNTIF([.C5:.K5];&quot;51☻&quot;)" office:value-type="float" office:value="0" calcext:value-type="float">
            <text:p>0</text:p>
          </table:table-cell>
          <table:table-cell table:style-name="ce80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81" table:formula="of:=COUNTIF([.C5:.K5];&quot;12-20&quot;)+COUNTIF([.C5:.K5];&quot;2&quot;)" office:value-type="float" office:value="0" calcext:value-type="float">
            <text:p>0</text:p>
          </table:table-cell>
          <table:table-cell table:style-name="ce82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82" table:formula="of:=COUNTIF([.C5:.K5];&quot;KVIT&quot;)+COUNTIF([.C5:.K5];&quot;KVIT☻&quot;)+COUNTIF([.C5:.K5];&quot;kvit$&quot;)" office:value-type="float" office:value="0" calcext:value-type="float">
            <text:p>0</text:p>
          </table:table-cell>
          <table:table-cell table:style-name="ce83" table:formula="of:=COUNTBLANK([.C5:.K5])" office:value-type="float" office:value="7" calcext:value-type="float">
            <text:p>7</text:p>
          </table:table-cell>
          <table:table-cell table:style-name="ce84" table:formula="of:=COUNTIF([.C5:.K5];&quot;x&quot;)" office:value-type="float" office:value="0" calcext:value-type="float">
            <text:p>0</text:p>
          </table:table-cell>
          <table:table-cell table:style-name="ce85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05" calcext:value-type="date">
            <text:p>5. apr. 09</text:p>
          </table:table-cell>
          <table:table-cell table:style-name="ce75" table:formula="of:=TEXT([.A6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10" draw:text-style-name="P2" svg:width="2.968cm" svg:height="1.788cm" svg:x="10.414cm" svg:y="2cm" draw:caption-point-x="-1.148cm" draw:caption-point-y="1.52cm">
              <dc:date>2022-03-22T00:00:00</dc:date>
              <text:p text:style-name="P1">dopust od 28.03. do 05.04. </text:p>
            </office:annotation>
            <text:p>D</text:p>
          </table:table-cell>
          <table:table-cell table:style-name="ce37"/>
          <table:table-cell table:style-name="ce36"/>
          <table:table-cell table:style-name="ce6" office:value-type="string" calcext:value-type="string">
            <text:p>☻</text:p>
          </table:table-cell>
          <table:table-cell table:style-name="ce29"/>
          <table:table-cell table:style-name="ce29" office:value-type="string" calcext:value-type="string">
            <text:p>MIO</text:p>
          </table:table-cell>
          <table:table-cell table:style-name="ce28" office:value-type="string" calcext:value-type="string">
            <text:p>KOS</text:p>
          </table:table-cell>
          <table:table-cell table:style-name="ce79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80" table:formula="of:=COUNTIF([.C6:.K6];&quot;51&quot;)+COUNTIF([.C6:.K6];&quot;51$&quot;)+COUNTIF([.C6:.K6];&quot;51☻&quot;)" office:value-type="float" office:value="0" calcext:value-type="float">
            <text:p>0</text:p>
          </table:table-cell>
          <table:table-cell table:style-name="ce80" table:formula="of:=COUNTIF([.C6:.K6];&quot;52&quot;)+COUNTIF([.C6:.K6];&quot;52$&quot;)+COUNTIF([.C6:.K6];&quot;52☻&quot;)" office:value-type="float" office:value="0" calcext:value-type="float">
            <text:p>0</text:p>
          </table:table-cell>
          <table:table-cell table:style-name="ce81" table:formula="of:=COUNTIF([.C6:.K6];&quot;12-20&quot;)+COUNTIF([.C6:.K6];&quot;2&quot;)" office:value-type="float" office:value="0" calcext:value-type="float">
            <text:p>0</text:p>
          </table:table-cell>
          <table:table-cell table:style-name="ce82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82" table:formula="of:=COUNTIF([.C6:.K6];&quot;KVIT&quot;)+COUNTIF([.C6:.K6];&quot;KVIT☻&quot;)+COUNTIF([.C6:.K6];&quot;kvit$&quot;)" office:value-type="float" office:value="0" calcext:value-type="float">
            <text:p>0</text:p>
          </table:table-cell>
          <table:table-cell table:style-name="ce83" table:formula="of:=COUNTBLANK([.C6:.K6])" office:value-type="float" office:value="7" calcext:value-type="float">
            <text:p>7</text:p>
          </table:table-cell>
          <table:table-cell table:style-name="ce84" table:formula="of:=COUNTIF([.C6:.K6];&quot;x&quot;)" office:value-type="float" office:value="0" calcext:value-type="float">
            <text:p>0</text:p>
          </table:table-cell>
          <table:table-cell table:style-name="ce85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06" calcext:value-type="date">
            <text:p>6. apr. 09</text:p>
          </table:table-cell>
          <table:table-cell table:style-name="ce74" table:formula="of:=TEXT([.A7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1.525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5" office:value-type="string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ROD</text:p>
          </table:table-cell>
          <table:table-cell table:style-name="ce28" office:value-type="string" calcext:value-type="string">
            <text:p>KOS</text:p>
          </table:table-cell>
          <table:table-cell table:style-name="ce79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80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80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81" table:formula="of:=COUNTIF([.C7:.K7];&quot;12-20&quot;)+COUNTIF([.C7:.K7];&quot;2&quot;)" office:value-type="float" office:value="1" calcext:value-type="float">
            <text:p>1</text:p>
          </table:table-cell>
          <table:table-cell table:style-name="ce82" table:formula="of:=COUNTIF([.C7:.K7];&quot;U&quot;)+COUNTIF([.C7:.K7];&quot;U☻&quot;)+COUNTIF([.C7:.K7];&quot;U☺&quot;)" office:value-type="float" office:value="1" calcext:value-type="float">
            <text:p>1</text:p>
          </table:table-cell>
          <table:table-cell table:style-name="ce82" table:formula="of:=COUNTIF([.C7:.K7];&quot;KVIT&quot;)+COUNTIF([.C7:.K7];&quot;KVIT☻&quot;)+COUNTIF([.C7:.K7];&quot;kvit$&quot;)" office:value-type="float" office:value="2" calcext:value-type="float">
            <text:p>2</text:p>
          </table:table-cell>
          <table:table-cell table:style-name="ce83" table:formula="of:=COUNTBLANK([.C7:.K7])" office:value-type="float" office:value="1" calcext:value-type="float">
            <text:p>1</text:p>
          </table:table-cell>
          <table:table-cell table:style-name="ce84" table:formula="of:=COUNTIF([.C7:.K7];&quot;x&quot;)" office:value-type="float" office:value="1" calcext:value-type="float">
            <text:p>1</text:p>
          </table:table-cell>
          <table:table-cell table:style-name="ce85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07" calcext:value-type="date">
            <text:p>7. apr. 09</text:p>
          </table:table-cell>
          <table:table-cell table:style-name="ce74" table:formula="of:=TEXT([.A8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2.227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office:value-type="string" calcext:value-type="string">
            <text:p>ŠTU</text:p>
          </table:table-cell>
          <table:table-cell table:style-name="ce28" office:value-type="string" calcext:value-type="string">
            <text:p>KOS</text:p>
          </table:table-cell>
          <table:table-cell table:style-name="ce79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80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80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81" table:formula="of:=COUNTIF([.C8:.K8];&quot;12-20&quot;)+COUNTIF([.C8:.K8];&quot;2&quot;)" office:value-type="float" office:value="1" calcext:value-type="float">
            <text:p>1</text:p>
          </table:table-cell>
          <table:table-cell table:style-name="ce82" table:formula="of:=COUNTIF([.C8:.K8];&quot;U&quot;)+COUNTIF([.C8:.K8];&quot;U☻&quot;)+COUNTIF([.C8:.K8];&quot;U☺&quot;)" office:value-type="float" office:value="1" calcext:value-type="float">
            <text:p>1</text:p>
          </table:table-cell>
          <table:table-cell table:style-name="ce82" table:formula="of:=COUNTIF([.C8:.K8];&quot;KVIT&quot;)+COUNTIF([.C8:.K8];&quot;KVIT☻&quot;)+COUNTIF([.C8:.K8];&quot;kvit$&quot;)" office:value-type="float" office:value="1" calcext:value-type="float">
            <text:p>1</text:p>
          </table:table-cell>
          <table:table-cell table:style-name="ce83" table:formula="of:=COUNTBLANK([.C8:.K8])" office:value-type="float" office:value="1" calcext:value-type="float">
            <text:p>1</text:p>
          </table:table-cell>
          <table:table-cell table:style-name="ce84" table:formula="of:=COUNTIF([.C8:.K8];&quot;x&quot;)" office:value-type="float" office:value="1" calcext:value-type="float">
            <text:p>1</text:p>
          </table:table-cell>
          <table:table-cell table:style-name="ce85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08" calcext:value-type="date">
            <text:p>8. apr. 09</text:p>
          </table:table-cell>
          <table:table-cell table:style-name="ce74" table:formula="of:=TEXT([.A9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2.929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KOS</text:p>
          </table:table-cell>
          <table:table-cell table:style-name="ce79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80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80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81" table:formula="of:=COUNTIF([.C9:.K9];&quot;12-20&quot;)+COUNTIF([.C9:.K9];&quot;2&quot;)" office:value-type="float" office:value="1" calcext:value-type="float">
            <text:p>1</text:p>
          </table:table-cell>
          <table:table-cell table:style-name="ce82" table:formula="of:=COUNTIF([.C9:.K9];&quot;U&quot;)+COUNTIF([.C9:.K9];&quot;U☻&quot;)+COUNTIF([.C9:.K9];&quot;U☺&quot;)" office:value-type="float" office:value="1" calcext:value-type="float">
            <text:p>1</text:p>
          </table:table-cell>
          <table:table-cell table:style-name="ce82" table:formula="of:=COUNTIF([.C9:.K9];&quot;KVIT&quot;)+COUNTIF([.C9:.K9];&quot;KVIT☻&quot;)+COUNTIF([.C9:.K9];&quot;kvit$&quot;)" office:value-type="float" office:value="1" calcext:value-type="float">
            <text:p>1</text:p>
          </table:table-cell>
          <table:table-cell table:style-name="ce83" table:formula="of:=COUNTBLANK([.C9:.K9])" office:value-type="float" office:value="1" calcext:value-type="float">
            <text:p>1</text:p>
          </table:table-cell>
          <table:table-cell table:style-name="ce84" table:formula="of:=COUNTIF([.C9:.K9];&quot;x&quot;)" office:value-type="float" office:value="2" calcext:value-type="float">
            <text:p>2</text:p>
          </table:table-cell>
          <table:table-cell table:style-name="ce85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09" calcext:value-type="date">
            <text:p>9. apr. 09</text:p>
          </table:table-cell>
          <table:table-cell table:style-name="ce74" table:formula="of:=TEXT([.A10];&quot;Ddd&quot;)" office:value-type="string" office:string-value="čet" calcext:value-type="string">
            <text:p>čet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3.631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79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80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80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81" table:formula="of:=COUNTIF([.C10:.K10];&quot;12-20&quot;)+COUNTIF([.C10:.K10];&quot;2&quot;)" office:value-type="float" office:value="1" calcext:value-type="float">
            <text:p>1</text:p>
          </table:table-cell>
          <table:table-cell table:style-name="ce82" table:formula="of:=COUNTIF([.C10:.K10];&quot;U&quot;)+COUNTIF([.C10:.K10];&quot;U☻&quot;)+COUNTIF([.C10:.K10];&quot;U☺&quot;)" office:value-type="float" office:value="1" calcext:value-type="float">
            <text:p>1</text:p>
          </table:table-cell>
          <table:table-cell table:style-name="ce82" table:formula="of:=COUNTIF([.C10:.K10];&quot;KVIT&quot;)+COUNTIF([.C10:.K10];&quot;KVIT☻&quot;)+COUNTIF([.C10:.K10];&quot;kvit$&quot;)" office:value-type="float" office:value="1" calcext:value-type="float">
            <text:p>1</text:p>
          </table:table-cell>
          <table:table-cell table:style-name="ce83" table:formula="of:=COUNTBLANK([.C10:.K10])" office:value-type="float" office:value="1" calcext:value-type="float">
            <text:p>1</text:p>
          </table:table-cell>
          <table:table-cell table:style-name="ce84" table:formula="of:=COUNTIF([.C10:.K10];&quot;x&quot;)" office:value-type="float" office:value="1" calcext:value-type="float">
            <text:p>1</text:p>
          </table:table-cell>
          <table:table-cell table:style-name="ce85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10" calcext:value-type="date">
            <text:p>10. apr. 09</text:p>
          </table:table-cell>
          <table:table-cell table:style-name="ce74" table:formula="of:=TEXT([.A11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4.333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AND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80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80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81" table:formula="of:=COUNTIF([.C11:.K11];&quot;12-20&quot;)+COUNTIF([.C11:.K11];&quot;2&quot;)" office:value-type="float" office:value="1" calcext:value-type="float">
            <text:p>1</text:p>
          </table:table-cell>
          <table:table-cell table:style-name="ce82" table:formula="of:=COUNTIF([.C11:.K11];&quot;U&quot;)+COUNTIF([.C11:.K11];&quot;U☻&quot;)+COUNTIF([.C11:.K11];&quot;U☺&quot;)" office:value-type="float" office:value="1" calcext:value-type="float">
            <text:p>1</text:p>
          </table:table-cell>
          <table:table-cell table:style-name="ce82" table:formula="of:=COUNTIF([.C11:.K11];&quot;KVIT&quot;)+COUNTIF([.C11:.K11];&quot;KVIT☻&quot;)+COUNTIF([.C11:.K11];&quot;kvit$&quot;)" office:value-type="float" office:value="2" calcext:value-type="float">
            <text:p>2</text:p>
          </table:table-cell>
          <table:table-cell table:style-name="ce83" table:formula="of:=COUNTBLANK([.C11:.K11])" office:value-type="float" office:value="1" calcext:value-type="float">
            <text:p>1</text:p>
          </table:table-cell>
          <table:table-cell table:style-name="ce84" table:formula="of:=COUNTIF([.C11:.K11];&quot;x&quot;)" office:value-type="float" office:value="1" calcext:value-type="float">
            <text:p>1</text:p>
          </table:table-cell>
          <table:table-cell table:style-name="ce85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11" calcext:value-type="date">
            <text:p>11. apr. 09</text:p>
          </table:table-cell>
          <table:table-cell table:style-name="ce75" table:formula="of:=TEXT([.A1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5.035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9" office:value-type="string" calcext:value-type="string">
            <text:p>ŠTU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80" table:formula="of:=COUNTIF([.C12:.K12];&quot;51&quot;)+COUNTIF([.C12:.K12];&quot;51$&quot;)+COUNTIF([.C12:.K12];&quot;51☻&quot;)" office:value-type="float" office:value="0" calcext:value-type="float">
            <text:p>0</text:p>
          </table:table-cell>
          <table:table-cell table:style-name="ce80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81" table:formula="of:=COUNTIF([.C12:.K12];&quot;12-20&quot;)+COUNTIF([.C12:.K12];&quot;2&quot;)" office:value-type="float" office:value="0" calcext:value-type="float">
            <text:p>0</text:p>
          </table:table-cell>
          <table:table-cell table:style-name="ce82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82" table:formula="of:=COUNTIF([.C12:.K12];&quot;KVIT&quot;)+COUNTIF([.C12:.K12];&quot;KVIT☻&quot;)+COUNTIF([.C12:.K12];&quot;kvit$&quot;)" office:value-type="float" office:value="0" calcext:value-type="float">
            <text:p>0</text:p>
          </table:table-cell>
          <table:table-cell table:style-name="ce83" table:formula="of:=COUNTBLANK([.C12:.K12])" office:value-type="float" office:value="7" calcext:value-type="float">
            <text:p>7</text:p>
          </table:table-cell>
          <table:table-cell table:style-name="ce84" table:formula="of:=COUNTIF([.C12:.K12];&quot;x&quot;)" office:value-type="float" office:value="0" calcext:value-type="float">
            <text:p>0</text:p>
          </table:table-cell>
          <table:table-cell table:style-name="ce85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12" calcext:value-type="date">
            <text:p>12. apr. 09</text:p>
          </table:table-cell>
          <table:table-cell table:style-name="ce75" table:formula="of:=TEXT([.A13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5.737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9" office:value-type="string" calcext:value-type="string">
            <text:p>GRM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80" table:formula="of:=COUNTIF([.C13:.K13];&quot;51&quot;)+COUNTIF([.C13:.K13];&quot;51$&quot;)+COUNTIF([.C13:.K13];&quot;51☻&quot;)" office:value-type="float" office:value="0" calcext:value-type="float">
            <text:p>0</text:p>
          </table:table-cell>
          <table:table-cell table:style-name="ce80" table:formula="of:=COUNTIF([.C13:.K13];&quot;52&quot;)+COUNTIF([.C13:.K13];&quot;52$&quot;)+COUNTIF([.C13:.K13];&quot;52☻&quot;)" office:value-type="float" office:value="0" calcext:value-type="float">
            <text:p>0</text:p>
          </table:table-cell>
          <table:table-cell table:style-name="ce81" table:formula="of:=COUNTIF([.C13:.K13];&quot;12-20&quot;)+COUNTIF([.C13:.K13];&quot;2&quot;)" office:value-type="float" office:value="0" calcext:value-type="float">
            <text:p>0</text:p>
          </table:table-cell>
          <table:table-cell table:style-name="ce82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82" table:formula="of:=COUNTIF([.C13:.K13];&quot;KVIT&quot;)+COUNTIF([.C13:.K13];&quot;KVIT☻&quot;)+COUNTIF([.C13:.K13];&quot;kvit$&quot;)" office:value-type="float" office:value="0" calcext:value-type="float">
            <text:p>0</text:p>
          </table:table-cell>
          <table:table-cell table:style-name="ce83" table:formula="of:=COUNTBLANK([.C13:.K13])" office:value-type="float" office:value="7" calcext:value-type="float">
            <text:p>7</text:p>
          </table:table-cell>
          <table:table-cell table:style-name="ce84" table:formula="of:=COUNTIF([.C13:.K13];&quot;x&quot;)" office:value-type="float" office:value="0" calcext:value-type="float">
            <text:p>0</text:p>
          </table:table-cell>
          <table:table-cell table:style-name="ce85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13" calcext:value-type="date">
            <text:p>13. apr. 09</text:p>
          </table:table-cell>
          <table:table-cell table:style-name="ce75" table:formula="of:=TEXT([.A14];&quot;Ddd&quot;)" office:value-type="string" office:string-value="pon" calcext:value-type="string">
            <text:p>pon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6.439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9" office:value-type="string" calcext:value-type="string">
            <text:p>POT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80" table:formula="of:=COUNTIF([.C14:.K14];&quot;51&quot;)+COUNTIF([.C14:.K14];&quot;51$&quot;)+COUNTIF([.C14:.K14];&quot;51☻&quot;)" office:value-type="float" office:value="0" calcext:value-type="float">
            <text:p>0</text:p>
          </table:table-cell>
          <table:table-cell table:style-name="ce80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81" table:formula="of:=COUNTIF([.C14:.K14];&quot;12-20&quot;)+COUNTIF([.C14:.K14];&quot;2&quot;)" office:value-type="float" office:value="0" calcext:value-type="float">
            <text:p>0</text:p>
          </table:table-cell>
          <table:table-cell table:style-name="ce82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82" table:formula="of:=COUNTIF([.C14:.K14];&quot;KVIT&quot;)+COUNTIF([.C14:.K14];&quot;KVIT☻&quot;)+COUNTIF([.C14:.K14];&quot;kvit$&quot;)" office:value-type="float" office:value="0" calcext:value-type="float">
            <text:p>0</text:p>
          </table:table-cell>
          <table:table-cell table:style-name="ce83" table:formula="of:=COUNTBLANK([.C14:.K14])" office:value-type="float" office:value="7" calcext:value-type="float">
            <text:p>7</text:p>
          </table:table-cell>
          <table:table-cell table:style-name="ce84" table:formula="of:=COUNTIF([.C14:.K14];&quot;x&quot;)" office:value-type="float" office:value="0" calcext:value-type="float">
            <text:p>0</text:p>
          </table:table-cell>
          <table:table-cell table:style-name="ce85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14" calcext:value-type="date">
            <text:p>14. apr. 09</text:p>
          </table:table-cell>
          <table:table-cell table:style-name="ce74" table:formula="of:=TEXT([.A15];&quot;Ddd&quot;)" office:value-type="string" office:string-value="tor" calcext:value-type="string">
            <text:p>tor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31cm" svg:height="1.017cm" svg:x="9.858cm" svg:y="2.697cm" draw:caption-point-x="-0.592cm" draw:caption-point-y="7.141cm">
              <dc:date>2022-03-22T00:00:00</dc:date>
              <text:p text:style-name="P1">dopust od 06. do 14. aprila.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office:value-type="string" calcext:value-type="string">
            <office:annotation draw:style-name="gr16" draw:text-style-name="P12" svg:width="2.919cm" svg:height="1.165cm" svg:x="14.637cm" svg:y="8.291cm" draw:caption-point-x="-0.566cm" draw:caption-point-y="1.547cm">
              <dc:date>2022-03-22T00:00:00</dc:date>
              <text:p text:style-name="P11">letni dopust od 13.-17.4.2009</text:p>
            </office:annotation>
            <text:p>D</text:p>
          </table:table-cell>
          <table:table-cell table:style-name="ce3" office:value-type="string" calcext:value-type="string">
            <text:p>VIN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80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80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81" table:formula="of:=COUNTIF([.C15:.K15];&quot;12-20&quot;)+COUNTIF([.C15:.K15];&quot;2&quot;)" office:value-type="float" office:value="1" calcext:value-type="float">
            <text:p>1</text:p>
          </table:table-cell>
          <table:table-cell table:style-name="ce82" table:formula="of:=COUNTIF([.C15:.K15];&quot;U&quot;)+COUNTIF([.C15:.K15];&quot;U☻&quot;)+COUNTIF([.C15:.K15];&quot;U☺&quot;)" office:value-type="float" office:value="1" calcext:value-type="float">
            <text:p>1</text:p>
          </table:table-cell>
          <table:table-cell table:style-name="ce82" table:formula="of:=COUNTIF([.C15:.K15];&quot;KVIT&quot;)+COUNTIF([.C15:.K15];&quot;KVIT☻&quot;)+COUNTIF([.C15:.K15];&quot;kvit$&quot;)" office:value-type="float" office:value="1" calcext:value-type="float">
            <text:p>1</text:p>
          </table:table-cell>
          <table:table-cell table:style-name="ce83" table:formula="of:=COUNTBLANK([.C15:.K15])" office:value-type="float" office:value="1" calcext:value-type="float">
            <text:p>1</text:p>
          </table:table-cell>
          <table:table-cell table:style-name="ce84" table:formula="of:=COUNTIF([.C15:.K15];&quot;x&quot;)" office:value-type="float" office:value="0" calcext:value-type="float">
            <text:p>0</text:p>
          </table:table-cell>
          <table:table-cell table:style-name="ce85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15" calcext:value-type="date">
            <text:p>15. apr. 09</text:p>
          </table:table-cell>
          <table:table-cell table:style-name="ce74" table:formula="of:=TEXT([.A16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office:value-type="string" calcext:value-type="string">
            <office:annotation draw:style-name="gr10" draw:text-style-name="P12" svg:width="2.919cm" svg:height="1.788cm" svg:x="14.637cm" svg:y="8.993cm" draw:caption-point-x="-0.566cm" draw:caption-point-y="1.547cm">
              <dc:date>2022-03-22T00:00:00</dc:date>
              <text:p text:style-name="P11">letni dopust od 13.-17.4.2009</text:p>
            </office:annotation>
            <text:p>D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KNE</text:p>
          </table:table-cell>
          <table:table-cell table:style-name="ce79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80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80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81" table:formula="of:=COUNTIF([.C16:.K16];&quot;12-20&quot;)+COUNTIF([.C16:.K16];&quot;2&quot;)" office:value-type="float" office:value="1" calcext:value-type="float">
            <text:p>1</text:p>
          </table:table-cell>
          <table:table-cell table:style-name="ce82" table:formula="of:=COUNTIF([.C16:.K16];&quot;U&quot;)+COUNTIF([.C16:.K16];&quot;U☻&quot;)+COUNTIF([.C16:.K16];&quot;U☺&quot;)" office:value-type="float" office:value="1" calcext:value-type="float">
            <text:p>1</text:p>
          </table:table-cell>
          <table:table-cell table:style-name="ce82" table:formula="of:=COUNTIF([.C16:.K16];&quot;KVIT&quot;)+COUNTIF([.C16:.K16];&quot;KVIT☻&quot;)+COUNTIF([.C16:.K16];&quot;kvit$&quot;)" office:value-type="float" office:value="2" calcext:value-type="float">
            <text:p>2</text:p>
          </table:table-cell>
          <table:table-cell table:style-name="ce83" table:formula="of:=COUNTBLANK([.C16:.K16])" office:value-type="float" office:value="1" calcext:value-type="float">
            <text:p>1</text:p>
          </table:table-cell>
          <table:table-cell table:style-name="ce84" table:formula="of:=COUNTIF([.C16:.K16];&quot;x&quot;)" office:value-type="float" office:value="1" calcext:value-type="float">
            <text:p>1</text:p>
          </table:table-cell>
          <table:table-cell table:style-name="ce85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16" calcext:value-type="date">
            <text:p>16. apr. 09</text:p>
          </table:table-cell>
          <table:table-cell table:style-name="ce74" table:formula="of:=TEXT([.A17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office:annotation draw:style-name="gr12" draw:text-style-name="P2" svg:width="2.931cm" svg:height="0.622cm" svg:x="11.059cm" svg:y="9.695cm" draw:caption-point-x="-0.592cm" draw:caption-point-y="1.547cm">
              <dc:date>2022-03-22T00:00:00</dc:date>
              <text:p text:style-name="P1">pucnik</text:p>
            </office:annotation>
            <text:p>X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office:annotation draw:style-name="gr10" draw:text-style-name="P12" svg:width="2.919cm" svg:height="1.788cm" svg:x="14.637cm" svg:y="9.695cm" draw:caption-point-x="-0.566cm" draw:caption-point-y="1.547cm">
              <dc:date>2022-03-22T00:00:00</dc:date>
              <text:p text:style-name="P11">letni dopust od 13.-17.4.2009</text:p>
            </office:annotation>
            <text:p>D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80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80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81" table:formula="of:=COUNTIF([.C17:.K17];&quot;12-20&quot;)+COUNTIF([.C17:.K17];&quot;2&quot;)" office:value-type="float" office:value="1" calcext:value-type="float">
            <text:p>1</text:p>
          </table:table-cell>
          <table:table-cell table:style-name="ce82" table:formula="of:=COUNTIF([.C17:.K17];&quot;U&quot;)+COUNTIF([.C17:.K17];&quot;U☻&quot;)+COUNTIF([.C17:.K17];&quot;U☺&quot;)" office:value-type="float" office:value="1" calcext:value-type="float">
            <text:p>1</text:p>
          </table:table-cell>
          <table:table-cell table:style-name="ce82" table:formula="of:=COUNTIF([.C17:.K17];&quot;KVIT&quot;)+COUNTIF([.C17:.K17];&quot;KVIT☻&quot;)+COUNTIF([.C17:.K17];&quot;kvit$&quot;)" office:value-type="float" office:value="2" calcext:value-type="float">
            <text:p>2</text:p>
          </table:table-cell>
          <table:table-cell table:style-name="ce83" table:formula="of:=COUNTBLANK([.C17:.K17])" office:value-type="float" office:value="1" calcext:value-type="float">
            <text:p>1</text:p>
          </table:table-cell>
          <table:table-cell table:style-name="ce84" table:formula="of:=COUNTIF([.C17:.K17];&quot;x&quot;)" office:value-type="float" office:value="1" calcext:value-type="float">
            <text:p>1</text:p>
          </table:table-cell>
          <table:table-cell table:style-name="ce85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17" calcext:value-type="date">
            <text:p>17. apr. 09</text:p>
          </table:table-cell>
          <table:table-cell table:style-name="ce74" table:formula="of:=TEXT([.A18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office:annotation draw:style-name="gr5" draw:text-style-name="P2" svg:width="2.932cm" svg:height="1.033cm" svg:x="6.254cm" svg:y="10.371cm" draw:caption-point-x="-0.592cm" draw:caption-point-y="1.573cm">
              <dc:date>2022-03-22T00:00:00</dc:date>
              <text:p text:style-name="P1">Pred. št. od 11.3012</text:p>
            </office:annotation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office:annotation draw:style-name="gr9" draw:text-style-name="P12" svg:width="2.919cm" svg:height="1.814cm" svg:x="14.637cm" svg:y="10.371cm" draw:caption-point-x="-0.566cm" draw:caption-point-y="1.573cm">
              <dc:date>2022-03-22T00:00:00</dc:date>
              <text:p text:style-name="P11">letni dopust od 13.-17.4.2009</text:p>
            </office:annotation>
            <text:p>D</text:p>
          </table:table-cell>
          <table:table-cell table:style-name="ce3" office:value-type="string" calcext:value-type="string">
            <text:p>JAN</text:p>
          </table:table-cell>
          <table:table-cell table:style-name="ce28" office:value-type="string" calcext:value-type="string">
            <text:p>KON</text:p>
          </table:table-cell>
          <table:table-cell table:style-name="ce79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80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80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81" table:formula="of:=COUNTIF([.C18:.K18];&quot;12-20&quot;)+COUNTIF([.C18:.K18];&quot;2&quot;)" office:value-type="float" office:value="1" calcext:value-type="float">
            <text:p>1</text:p>
          </table:table-cell>
          <table:table-cell table:style-name="ce82" table:formula="of:=COUNTIF([.C18:.K18];&quot;U&quot;)+COUNTIF([.C18:.K18];&quot;U☻&quot;)+COUNTIF([.C18:.K18];&quot;U☺&quot;)" office:value-type="float" office:value="1" calcext:value-type="float">
            <text:p>1</text:p>
          </table:table-cell>
          <table:table-cell table:style-name="ce82" table:formula="of:=COUNTIF([.C18:.K18];&quot;KVIT&quot;)+COUNTIF([.C18:.K18];&quot;KVIT☻&quot;)+COUNTIF([.C18:.K18];&quot;kvit$&quot;)" office:value-type="float" office:value="2" calcext:value-type="float">
            <text:p>2</text:p>
          </table:table-cell>
          <table:table-cell table:style-name="ce83" table:formula="of:=COUNTBLANK([.C18:.K18])" office:value-type="float" office:value="1" calcext:value-type="float">
            <text:p>1</text:p>
          </table:table-cell>
          <table:table-cell table:style-name="ce84" table:formula="of:=COUNTIF([.C18:.K18];&quot;x&quot;)" office:value-type="float" office:value="1" calcext:value-type="float">
            <text:p>1</text:p>
          </table:table-cell>
          <table:table-cell table:style-name="ce85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18" calcext:value-type="date">
            <text:p>18. apr. 09</text:p>
          </table:table-cell>
          <table:table-cell table:style-name="ce75" table:formula="of:=TEXT([.A19];&quot;Ddd&quot;)" office:value-type="string" office:string-value="sob" calcext:value-type="string">
            <text:p>sob</text:p>
          </table:table-cell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29" office:value-type="string" calcext:value-type="string">
            <text:p>ŠOŠ</text:p>
          </table:table-cell>
          <table:table-cell table:style-name="ce28" office:value-type="string" calcext:value-type="string">
            <text:p>KON</text:p>
          </table:table-cell>
          <table:table-cell table:style-name="ce79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80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80" table:formula="of:=COUNTIF([.C19:.K19];&quot;52&quot;)+COUNTIF([.C19:.K19];&quot;52$&quot;)+COUNTIF([.C19:.K19];&quot;52☻&quot;)" office:value-type="float" office:value="0" calcext:value-type="float">
            <text:p>0</text:p>
          </table:table-cell>
          <table:table-cell table:style-name="ce81" table:formula="of:=COUNTIF([.C19:.K19];&quot;12-20&quot;)+COUNTIF([.C19:.K19];&quot;2&quot;)" office:value-type="float" office:value="0" calcext:value-type="float">
            <text:p>0</text:p>
          </table:table-cell>
          <table:table-cell table:style-name="ce82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82" table:formula="of:=COUNTIF([.C19:.K19];&quot;KVIT&quot;)+COUNTIF([.C19:.K19];&quot;KVIT☻&quot;)+COUNTIF([.C19:.K19];&quot;kvit$&quot;)" office:value-type="float" office:value="0" calcext:value-type="float">
            <text:p>0</text:p>
          </table:table-cell>
          <table:table-cell table:style-name="ce83" table:formula="of:=COUNTBLANK([.C19:.K19])" office:value-type="float" office:value="7" calcext:value-type="float">
            <text:p>7</text:p>
          </table:table-cell>
          <table:table-cell table:style-name="ce84" table:formula="of:=COUNTIF([.C19:.K19];&quot;x&quot;)" office:value-type="float" office:value="0" calcext:value-type="float">
            <text:p>0</text:p>
          </table:table-cell>
          <table:table-cell table:style-name="ce85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19" calcext:value-type="date">
            <text:p>19. apr. 09</text:p>
          </table:table-cell>
          <table:table-cell table:style-name="ce75" table:formula="of:=TEXT([.A20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 office:value-type="string" calcext:value-type="string">
            <text:p>MŠŠ</text:p>
          </table:table-cell>
          <table:table-cell table:style-name="ce28" office:value-type="string" calcext:value-type="string">
            <text:p>KON</text:p>
          </table:table-cell>
          <table:table-cell table:style-name="ce79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80" table:formula="of:=COUNTIF([.C20:.K20];&quot;51&quot;)+COUNTIF([.C20:.K20];&quot;51$&quot;)+COUNTIF([.C20:.K20];&quot;51☻&quot;)" office:value-type="float" office:value="0" calcext:value-type="float">
            <text:p>0</text:p>
          </table:table-cell>
          <table:table-cell table:style-name="ce80" table:formula="of:=COUNTIF([.C20:.K20];&quot;52&quot;)+COUNTIF([.C20:.K20];&quot;52$&quot;)+COUNTIF([.C20:.K20];&quot;52☻&quot;)" office:value-type="float" office:value="0" calcext:value-type="float">
            <text:p>0</text:p>
          </table:table-cell>
          <table:table-cell table:style-name="ce81" table:formula="of:=COUNTIF([.C20:.K20];&quot;12-20&quot;)+COUNTIF([.C20:.K20];&quot;2&quot;)" office:value-type="float" office:value="0" calcext:value-type="float">
            <text:p>0</text:p>
          </table:table-cell>
          <table:table-cell table:style-name="ce82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82" table:formula="of:=COUNTIF([.C20:.K20];&quot;KVIT&quot;)+COUNTIF([.C20:.K20];&quot;KVIT☻&quot;)+COUNTIF([.C20:.K20];&quot;kvit$&quot;)" office:value-type="float" office:value="0" calcext:value-type="float">
            <text:p>0</text:p>
          </table:table-cell>
          <table:table-cell table:style-name="ce83" table:formula="of:=COUNTBLANK([.C20:.K20])" office:value-type="float" office:value="7" calcext:value-type="float">
            <text:p>7</text:p>
          </table:table-cell>
          <table:table-cell table:style-name="ce84" table:formula="of:=COUNTIF([.C20:.K20];&quot;x&quot;)" office:value-type="float" office:value="0" calcext:value-type="float">
            <text:p>0</text:p>
          </table:table-cell>
          <table:table-cell table:style-name="ce85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20" calcext:value-type="date">
            <text:p>20. apr. 09</text:p>
          </table:table-cell>
          <table:table-cell table:style-name="ce74" table:formula="of:=TEXT([.A21];&quot;Ddd&quot;)" office:value-type="string" office:string-value="pon" calcext:value-type="string">
            <text:p>pon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office:value-type="string" calcext:value-type="string">
            <text:p>ŠTU</text:p>
          </table:table-cell>
          <table:table-cell table:style-name="ce28" office:value-type="string" calcext:value-type="string">
            <text:p>KON</text:p>
          </table:table-cell>
          <table:table-cell table:style-name="ce79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80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80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81" table:formula="of:=COUNTIF([.C21:.K21];&quot;12-20&quot;)+COUNTIF([.C21:.K21];&quot;2&quot;)" office:value-type="float" office:value="1" calcext:value-type="float">
            <text:p>1</text:p>
          </table:table-cell>
          <table:table-cell table:style-name="ce82" table:formula="of:=COUNTIF([.C21:.K21];&quot;U&quot;)+COUNTIF([.C21:.K21];&quot;U☻&quot;)+COUNTIF([.C21:.K21];&quot;U☺&quot;)" office:value-type="float" office:value="1" calcext:value-type="float">
            <text:p>1</text:p>
          </table:table-cell>
          <table:table-cell table:style-name="ce82" table:formula="of:=COUNTIF([.C21:.K21];&quot;KVIT&quot;)+COUNTIF([.C21:.K21];&quot;KVIT☻&quot;)+COUNTIF([.C21:.K21];&quot;kvit$&quot;)" office:value-type="float" office:value="2" calcext:value-type="float">
            <text:p>2</text:p>
          </table:table-cell>
          <table:table-cell table:style-name="ce83" table:formula="of:=COUNTBLANK([.C21:.K21])" office:value-type="float" office:value="1" calcext:value-type="float">
            <text:p>1</text:p>
          </table:table-cell>
          <table:table-cell table:style-name="ce84" table:formula="of:=COUNTIF([.C21:.K21];&quot;x&quot;)" office:value-type="float" office:value="1" calcext:value-type="float">
            <text:p>1</text:p>
          </table:table-cell>
          <table:table-cell table:style-name="ce85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21" calcext:value-type="date">
            <text:p>21. apr. 09</text:p>
          </table:table-cell>
          <table:table-cell table:style-name="ce74" table:formula="of:=TEXT([.A22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office:annotation draw:style-name="gr12" draw:text-style-name="P2" svg:width="2.932cm" svg:height="0.622cm" svg:x="6.254cm" svg:y="13.179cm" draw:caption-point-x="-0.592cm" draw:caption-point-y="1.573cm">
              <dc:date>2022-03-22T00:00:00</dc:date>
              <text:p text:style-name="P1">Sest. Ob 12.00</text:p>
            </office:annotation>
            <text:p>U</text:p>
          </table:table-cell>
          <table:table-cell table:style-name="ce2" office:value-type="string" calcext:value-type="string">
            <office:annotation draw:style-name="gr17" draw:text-style-name="P12" svg:width="2.906cm" svg:height="2.106cm" svg:x="7.455cm" svg:y="13.179cm" draw:caption-point-x="-0.592cm" draw:caption-point-y="1.573cm">
              <dc:date>2022-03-22T00:00:00</dc:date>
              <text:p text:style-name="P11">21. aprila ob 14.00 uri imam pregled pri okulistu </text:p>
            </office:annotation>
            <text:p>5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8" office:value-type="string" calcext:value-type="string">
            <text:p>AND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19cm" svg:height="1.814cm" svg:x="14.637cm" svg:y="13.179cm" draw:caption-point-x="-0.566cm" draw:caption-point-y="1.573cm">
              <dc:date>2022-03-22T00:00:00</dc:date>
              <text:p text:style-name="P1">Bronhoskopija</text:p>
            </office:annotation>
            <text:p>SO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80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80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81" table:formula="of:=COUNTIF([.C22:.K22];&quot;12-20&quot;)+COUNTIF([.C22:.K22];&quot;2&quot;)" office:value-type="float" office:value="1" calcext:value-type="float">
            <text:p>1</text:p>
          </table:table-cell>
          <table:table-cell table:style-name="ce82" table:formula="of:=COUNTIF([.C22:.K22];&quot;U&quot;)+COUNTIF([.C22:.K22];&quot;U☻&quot;)+COUNTIF([.C22:.K22];&quot;U☺&quot;)" office:value-type="float" office:value="1" calcext:value-type="float">
            <text:p>1</text:p>
          </table:table-cell>
          <table:table-cell table:style-name="ce82" table:formula="of:=COUNTIF([.C22:.K22];&quot;KVIT&quot;)+COUNTIF([.C22:.K22];&quot;KVIT☻&quot;)+COUNTIF([.C22:.K22];&quot;kvit$&quot;)" office:value-type="float" office:value="2" calcext:value-type="float">
            <text:p>2</text:p>
          </table:table-cell>
          <table:table-cell table:style-name="ce83" table:formula="of:=COUNTBLANK([.C22:.K22])" office:value-type="float" office:value="1" calcext:value-type="float">
            <text:p>1</text:p>
          </table:table-cell>
          <table:table-cell table:style-name="ce84" table:formula="of:=COUNTIF([.C22:.K22];&quot;x&quot;)" office:value-type="float" office:value="0" calcext:value-type="float">
            <text:p>0</text:p>
          </table:table-cell>
          <table:table-cell table:style-name="ce85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22" calcext:value-type="date">
            <text:p>22. apr. 09</text:p>
          </table:table-cell>
          <table:table-cell table:style-name="ce74" table:formula="of:=TEXT([.A23];&quot;Ddd&quot;)" office:value-type="string" office:string-value="sre" calcext:value-type="string">
            <text:p>sre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6"/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19cm" svg:height="1.814cm" svg:x="14.637cm" svg:y="13.881cm" draw:caption-point-x="-0.566cm" draw:caption-point-y="1.573cm">
              <dc:date>2022-03-22T00:00:00</dc:date>
              <text:p text:style-name="P1">Bronhoskopija</text:p>
            </office:annotation>
            <text:p>SO</text:p>
          </table:table-cell>
          <table:table-cell table:style-name="ce3" office:value-type="string" calcext:value-type="string">
            <text:p>POT</text:p>
          </table:table-cell>
          <table:table-cell table:style-name="ce28" office:value-type="string" calcext:value-type="string">
            <text:p>KOS</text:p>
          </table:table-cell>
          <table:table-cell table:style-name="ce79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80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80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81" table:formula="of:=COUNTIF([.C23:.K23];&quot;12-20&quot;)+COUNTIF([.C23:.K23];&quot;2&quot;)" office:value-type="float" office:value="1" calcext:value-type="float">
            <text:p>1</text:p>
          </table:table-cell>
          <table:table-cell table:style-name="ce82" table:formula="of:=COUNTIF([.C23:.K23];&quot;U&quot;)+COUNTIF([.C23:.K23];&quot;U☻&quot;)+COUNTIF([.C23:.K23];&quot;U☺&quot;)" office:value-type="float" office:value="1" calcext:value-type="float">
            <text:p>1</text:p>
          </table:table-cell>
          <table:table-cell table:style-name="ce82" table:formula="of:=COUNTIF([.C23:.K23];&quot;KVIT&quot;)+COUNTIF([.C23:.K23];&quot;KVIT☻&quot;)+COUNTIF([.C23:.K23];&quot;kvit$&quot;)" office:value-type="float" office:value="2" calcext:value-type="float">
            <text:p>2</text:p>
          </table:table-cell>
          <table:table-cell table:style-name="ce83" table:formula="of:=COUNTBLANK([.C23:.K23])" office:value-type="float" office:value="2" calcext:value-type="float">
            <text:p>2</text:p>
          </table:table-cell>
          <table:table-cell table:style-name="ce84" table:formula="of:=COUNTIF([.C23:.K23];&quot;x&quot;)" office:value-type="float" office:value="0" calcext:value-type="float">
            <text:p>0</text:p>
          </table:table-cell>
          <table:table-cell table:style-name="ce85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23" calcext:value-type="date">
            <text:p>23. apr. 09</text:p>
          </table:table-cell>
          <table:table-cell table:style-name="ce74" table:formula="of:=TEXT([.A24];&quot;Ddd&quot;)" office:value-type="string" office:string-value="čet" calcext:value-type="string">
            <text:p>če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19cm" svg:height="1.788cm" svg:x="14.637cm" svg:y="14.583cm" draw:caption-point-x="-0.566cm" draw:caption-point-y="1.573cm">
              <dc:date>2022-03-22T00:00:00</dc:date>
              <text:p text:style-name="P1">Bronhoskopija</text:p>
            </office:annotation>
            <text:p>SO</text:p>
          </table:table-cell>
          <table:table-cell table:style-name="ce3" office:value-type="string" calcext:value-type="string">
            <text:p>VIN</text:p>
          </table:table-cell>
          <table:table-cell table:style-name="ce28" office:value-type="string" calcext:value-type="string">
            <text:p>KON</text:p>
          </table:table-cell>
          <table:table-cell table:style-name="ce79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80" table:formula="of:=COUNTIF([.C24:.K24];&quot;51&quot;)+COUNTIF([.C24:.K24];&quot;51$&quot;)+COUNTIF([.C24:.K24];&quot;51☻&quot;)" office:value-type="float" office:value="2" calcext:value-type="float">
            <text:p>2</text:p>
          </table:table-cell>
          <table:table-cell table:style-name="ce80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81" table:formula="of:=COUNTIF([.C24:.K24];&quot;12-20&quot;)+COUNTIF([.C24:.K24];&quot;2&quot;)" office:value-type="float" office:value="1" calcext:value-type="float">
            <text:p>1</text:p>
          </table:table-cell>
          <table:table-cell table:style-name="ce82" table:formula="of:=COUNTIF([.C24:.K24];&quot;U&quot;)+COUNTIF([.C24:.K24];&quot;U☻&quot;)+COUNTIF([.C24:.K24];&quot;U☺&quot;)" office:value-type="float" office:value="1" calcext:value-type="float">
            <text:p>1</text:p>
          </table:table-cell>
          <table:table-cell table:style-name="ce82" table:formula="of:=COUNTIF([.C24:.K24];&quot;KVIT&quot;)+COUNTIF([.C24:.K24];&quot;KVIT☻&quot;)+COUNTIF([.C24:.K24];&quot;kvit$&quot;)" office:value-type="float" office:value="1" calcext:value-type="float">
            <text:p>1</text:p>
          </table:table-cell>
          <table:table-cell table:style-name="ce83" table:formula="of:=COUNTBLANK([.C24:.K24])" office:value-type="float" office:value="1" calcext:value-type="float">
            <text:p>1</text:p>
          </table:table-cell>
          <table:table-cell table:style-name="ce84" table:formula="of:=COUNTIF([.C24:.K24];&quot;x&quot;)" office:value-type="float" office:value="1" calcext:value-type="float">
            <text:p>1</text:p>
          </table:table-cell>
          <table:table-cell table:style-name="ce85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3" calcext:value-type="float">
            <text:p>3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24" calcext:value-type="date">
            <text:p>24. apr. 09</text:p>
          </table:table-cell>
          <table:table-cell table:style-name="ce74" table:formula="of:=TEXT([.A25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office:value-type="string" calcext:value-type="string">
            <text:p>AND</text:p>
          </table:table-cell>
          <table:table-cell table:style-name="ce28" office:value-type="string" calcext:value-type="string">
            <text:p>PIN</text:p>
          </table:table-cell>
          <table:table-cell table:style-name="ce79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80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80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81" table:formula="of:=COUNTIF([.C25:.K25];&quot;12-20&quot;)+COUNTIF([.C25:.K25];&quot;2&quot;)" office:value-type="float" office:value="1" calcext:value-type="float">
            <text:p>1</text:p>
          </table:table-cell>
          <table:table-cell table:style-name="ce82" table:formula="of:=COUNTIF([.C25:.K25];&quot;U&quot;)+COUNTIF([.C25:.K25];&quot;U☻&quot;)+COUNTIF([.C25:.K25];&quot;U☺&quot;)" office:value-type="float" office:value="1" calcext:value-type="float">
            <text:p>1</text:p>
          </table:table-cell>
          <table:table-cell table:style-name="ce82" table:formula="of:=COUNTIF([.C25:.K25];&quot;KVIT&quot;)+COUNTIF([.C25:.K25];&quot;KVIT☻&quot;)+COUNTIF([.C25:.K25];&quot;kvit$&quot;)" office:value-type="float" office:value="1" calcext:value-type="float">
            <text:p>1</text:p>
          </table:table-cell>
          <table:table-cell table:style-name="ce83" table:formula="of:=COUNTBLANK([.C25:.K25])" office:value-type="float" office:value="1" calcext:value-type="float">
            <text:p>1</text:p>
          </table:table-cell>
          <table:table-cell table:style-name="ce84" table:formula="of:=COUNTIF([.C25:.K25];&quot;x&quot;)" office:value-type="float" office:value="2" calcext:value-type="float">
            <text:p>2</text:p>
          </table:table-cell>
          <table:table-cell table:style-name="ce85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25" calcext:value-type="date">
            <text:p>25. apr. 09</text:p>
          </table:table-cell>
          <table:table-cell table:style-name="ce75" table:formula="of:=TEXT([.A26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2" svg:width="2.931cm" svg:height="1.788cm" svg:x="5.053cm" svg:y="15.987cm" draw:caption-point-x="-0.592cm" draw:caption-point-y="1.573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37"/>
          <table:table-cell table:style-name="ce29" office:value-type="string" calcext:value-type="string">
            <office:annotation draw:style-name="gr10" draw:text-style-name="P2" svg:width="2.906cm" svg:height="1.788cm" svg:x="7.455cm" svg:y="15.987cm" draw:caption-point-x="-0.592cm" draw:caption-point-y="1.573cm">
              <dc:date>2022-03-22T00:00:00</dc:date>
              <text:p text:style-name="P1">25 aprila do 3 maja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76"/>
          <table:table-cell table:style-name="ce3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78" office:value-type="string" calcext:value-type="string">
            <text:p>DAN</text:p>
          </table:table-cell>
          <table:table-cell table:style-name="ce38" office:value-type="string" calcext:value-type="string">
            <text:p>AND</text:p>
          </table:table-cell>
          <table:table-cell table:style-name="ce79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80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80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81" table:formula="of:=COUNTIF([.C26:.K26];&quot;12-20&quot;)+COUNTIF([.C26:.K26];&quot;2&quot;)" office:value-type="float" office:value="0" calcext:value-type="float">
            <text:p>0</text:p>
          </table:table-cell>
          <table:table-cell table:style-name="ce82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82" table:formula="of:=COUNTIF([.C26:.K26];&quot;KVIT&quot;)+COUNTIF([.C26:.K26];&quot;KVIT☻&quot;)+COUNTIF([.C26:.K26];&quot;kvit$&quot;)" office:value-type="float" office:value="0" calcext:value-type="float">
            <text:p>0</text:p>
          </table:table-cell>
          <table:table-cell table:style-name="ce83" table:formula="of:=COUNTBLANK([.C26:.K26])" office:value-type="float" office:value="4" calcext:value-type="float">
            <text:p>4</text:p>
          </table:table-cell>
          <table:table-cell table:style-name="ce84" table:formula="of:=COUNTIF([.C26:.K26];&quot;x&quot;)" office:value-type="float" office:value="0" calcext:value-type="float">
            <text:p>0</text:p>
          </table:table-cell>
          <table:table-cell table:style-name="ce85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26" calcext:value-type="date">
            <text:p>26. apr. 09</text:p>
          </table:table-cell>
          <table:table-cell table:style-name="ce75" table:formula="of:=TEXT([.A27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2" svg:width="2.931cm" svg:height="1.788cm" svg:x="5.053cm" svg:y="16.689cm" draw:caption-point-x="-0.592cm" draw:caption-point-y="1.573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37"/>
          <table:table-cell table:style-name="ce29" office:value-type="string" calcext:value-type="string">
            <office:annotation draw:style-name="gr10" draw:text-style-name="P2" svg:width="2.906cm" svg:height="1.788cm" svg:x="7.455cm" svg:y="16.689cm" draw:caption-point-x="-0.592cm" draw:caption-point-y="1.573cm">
              <dc:date>2022-03-22T00:00:00</dc:date>
              <text:p text:style-name="P1">25 aprila do 3 maja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76"/>
          <table:table-cell table:style-name="ce36"/>
          <table:table-cell table:style-name="ce29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29" office:value-type="string" calcext:value-type="string">
            <text:p>POT</text:p>
          </table:table-cell>
          <table:table-cell table:style-name="ce38" office:value-type="string" calcext:value-type="string">
            <text:p>AND</text:p>
          </table:table-cell>
          <table:table-cell table:style-name="ce79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80" table:formula="of:=COUNTIF([.C27:.K27];&quot;51&quot;)+COUNTIF([.C27:.K27];&quot;51$&quot;)+COUNTIF([.C27:.K27];&quot;51☻&quot;)" office:value-type="float" office:value="0" calcext:value-type="float">
            <text:p>0</text:p>
          </table:table-cell>
          <table:table-cell table:style-name="ce80" table:formula="of:=COUNTIF([.C27:.K27];&quot;52&quot;)+COUNTIF([.C27:.K27];&quot;52$&quot;)+COUNTIF([.C27:.K27];&quot;52☻&quot;)" office:value-type="float" office:value="0" calcext:value-type="float">
            <text:p>0</text:p>
          </table:table-cell>
          <table:table-cell table:style-name="ce81" table:formula="of:=COUNTIF([.C27:.K27];&quot;12-20&quot;)+COUNTIF([.C27:.K27];&quot;2&quot;)" office:value-type="float" office:value="0" calcext:value-type="float">
            <text:p>0</text:p>
          </table:table-cell>
          <table:table-cell table:style-name="ce82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82" table:formula="of:=COUNTIF([.C27:.K27];&quot;KVIT&quot;)+COUNTIF([.C27:.K27];&quot;KVIT☻&quot;)+COUNTIF([.C27:.K27];&quot;kvit$&quot;)" office:value-type="float" office:value="0" calcext:value-type="float">
            <text:p>0</text:p>
          </table:table-cell>
          <table:table-cell table:style-name="ce83" table:formula="of:=COUNTBLANK([.C27:.K27])" office:value-type="float" office:value="5" calcext:value-type="float">
            <text:p>5</text:p>
          </table:table-cell>
          <table:table-cell table:style-name="ce84" table:formula="of:=COUNTIF([.C27:.K27];&quot;x&quot;)" office:value-type="float" office:value="0" calcext:value-type="float">
            <text:p>0</text:p>
          </table:table-cell>
          <table:table-cell table:style-name="ce85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4-27" calcext:value-type="date">
            <text:p>27. apr. 09</text:p>
          </table:table-cell>
          <table:table-cell table:style-name="ce75" table:formula="of:=TEXT([.A28];&quot;Ddd&quot;)" office:value-type="string" office:string-value="pon" calcext:value-type="string">
            <text:p>pon</text:p>
          </table:table-cell>
          <table:table-cell table:style-name="ce29" table:formula="of:=[$'Vzorci vnosov'.$A$12]" office:value-type="string" office:string-value="D" calcext:value-type="string">
            <office:annotation draw:style-name="gr6" draw:text-style-name="P2" svg:width="2.931cm" svg:height="1.412cm" svg:x="5.053cm" svg:y="17.36cm" draw:caption-point-x="-0.592cm" draw:caption-point-y="1.604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office:annotation draw:style-name="gr9" draw:text-style-name="P2" svg:width="2.906cm" svg:height="1.814cm" svg:x="7.455cm" svg:y="17.364cm" draw:caption-point-x="-0.592cm" draw:caption-point-y="1.6cm">
              <dc:date>2022-03-22T00:00:00</dc:date>
              <text:p text:style-name="P1">25 aprila do 3 maja</text:p>
            </office:annotation>
            <text:p>D</text:p>
          </table:table-cell>
          <table:table-cell table:style-name="ce36"/>
          <table:table-cell table:style-name="ce37"/>
          <table:table-cell table:style-name="ce76"/>
          <table:table-cell table:style-name="ce36"/>
          <table:table-cell table:style-name="ce29" table:number-columns-repeated="2"/>
          <table:table-cell table:style-name="ce29" office:value-type="string" calcext:value-type="string">
            <text:p>POT</text:p>
          </table:table-cell>
          <table:table-cell table:style-name="ce28" office:value-type="string" calcext:value-type="string">
            <text:p>MŠŠ</text:p>
          </table:table-cell>
          <table:table-cell table:style-name="ce79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80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80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81" table:formula="of:=COUNTIF([.C28:.K28];&quot;12-20&quot;)+COUNTIF([.C28:.K28];&quot;2&quot;)" office:value-type="float" office:value="0" calcext:value-type="float">
            <text:p>0</text:p>
          </table:table-cell>
          <table:table-cell table:style-name="ce82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82" table:formula="of:=COUNTIF([.C28:.K28];&quot;KVIT&quot;)+COUNTIF([.C28:.K28];&quot;KVIT☻&quot;)+COUNTIF([.C28:.K28];&quot;kvit$&quot;)" office:value-type="float" office:value="0" calcext:value-type="float">
            <text:p>0</text:p>
          </table:table-cell>
          <table:table-cell table:style-name="ce83" table:formula="of:=COUNTBLANK([.C28:.K28])" office:value-type="float" office:value="6" calcext:value-type="float">
            <text:p>6</text:p>
          </table:table-cell>
          <table:table-cell table:style-name="ce84" table:formula="of:=COUNTIF([.C28:.K28];&quot;x&quot;)" office:value-type="float" office:value="0" calcext:value-type="float">
            <text:p>0</text:p>
          </table:table-cell>
          <table:table-cell table:style-name="ce85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28" calcext:value-type="date">
            <text:p>28. apr. 09</text:p>
          </table:table-cell>
          <table:table-cell table:style-name="ce74" table:formula="of:=TEXT([.A29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31cm" svg:height="1.814cm" svg:x="5.053cm" svg:y="18.066cm" draw:caption-point-x="-0.592cm" draw:caption-point-y="1.6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office:annotation draw:style-name="gr9" draw:text-style-name="P2" svg:width="2.906cm" svg:height="1.814cm" svg:x="7.455cm" svg:y="18.066cm" draw:caption-point-x="-0.592cm" draw:caption-point-y="1.6cm">
              <dc:date>2022-03-22T00:00:00</dc:date>
              <text:p text:style-name="P1">25 aprila do 3 maja</text:p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AND</text:p>
          </table:table-cell>
          <table:table-cell table:style-name="ce28" office:value-type="string" calcext:value-type="string">
            <text:p>MŠŠ</text:p>
          </table:table-cell>
          <table:table-cell table:style-name="ce79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80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80" table:formula="of:=COUNTIF([.C29:.K29];&quot;52&quot;)+COUNTIF([.C29:.K29];&quot;52$&quot;)+COUNTIF([.C29:.K29];&quot;52☻&quot;)" office:value-type="float" office:value="2" calcext:value-type="float">
            <text:p>2</text:p>
          </table:table-cell>
          <table:table-cell table:style-name="ce81" table:formula="of:=COUNTIF([.C29:.K29];&quot;12-20&quot;)+COUNTIF([.C29:.K29];&quot;2&quot;)" office:value-type="float" office:value="1" calcext:value-type="float">
            <text:p>1</text:p>
          </table:table-cell>
          <table:table-cell table:style-name="ce82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82" table:formula="of:=COUNTIF([.C29:.K29];&quot;KVIT&quot;)+COUNTIF([.C29:.K29];&quot;KVIT☻&quot;)+COUNTIF([.C29:.K29];&quot;kvit$&quot;)" office:value-type="float" office:value="1" calcext:value-type="float">
            <text:p>1</text:p>
          </table:table-cell>
          <table:table-cell table:style-name="ce83" table:formula="of:=COUNTBLANK([.C29:.K29])" office:value-type="float" office:value="1" calcext:value-type="float">
            <text:p>1</text:p>
          </table:table-cell>
          <table:table-cell table:style-name="ce84" table:formula="of:=COUNTIF([.C29:.K29];&quot;x&quot;)" office:value-type="float" office:value="1" calcext:value-type="float">
            <text:p>1</text:p>
          </table:table-cell>
          <table:table-cell table:style-name="ce85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3" calcext:value-type="float">
            <text:p>3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4-29" calcext:value-type="date">
            <text:p>29. apr. 09</text:p>
          </table:table-cell>
          <table:table-cell table:style-name="ce74" table:formula="of:=TEXT([.A30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31cm" svg:height="1.814cm" svg:x="5.053cm" svg:y="18.768cm" draw:caption-point-x="-0.592cm" draw:caption-point-y="1.6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office:value-type="string" calcext:value-type="string">
            <office:annotation draw:style-name="gr9" draw:text-style-name="P2" svg:width="2.906cm" svg:height="1.814cm" svg:x="7.455cm" svg:y="18.768cm" draw:caption-point-x="-0.592cm" draw:caption-point-y="1.6cm">
              <dc:date>2022-03-22T00:00:00</dc:date>
              <text:p text:style-name="P1">25 aprila do 3 maja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6"/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MŠŠ</text:p>
          </table:table-cell>
          <table:table-cell table:style-name="ce79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80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80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81" table:formula="of:=COUNTIF([.C30:.K30];&quot;12-20&quot;)+COUNTIF([.C30:.K30];&quot;2&quot;)" office:value-type="float" office:value="1" calcext:value-type="float">
            <text:p>1</text:p>
          </table:table-cell>
          <table:table-cell table:style-name="ce82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82" table:formula="of:=COUNTIF([.C30:.K30];&quot;KVIT&quot;)+COUNTIF([.C30:.K30];&quot;KVIT☻&quot;)+COUNTIF([.C30:.K30];&quot;kvit$&quot;)" office:value-type="float" office:value="1" calcext:value-type="float">
            <text:p>1</text:p>
          </table:table-cell>
          <table:table-cell table:style-name="ce83" table:formula="of:=COUNTBLANK([.C30:.K30])" office:value-type="float" office:value="2" calcext:value-type="float">
            <text:p>2</text:p>
          </table:table-cell>
          <table:table-cell table:style-name="ce84" table:formula="of:=COUNTIF([.C30:.K30];&quot;x&quot;)" office:value-type="float" office:value="1" calcext:value-type="float">
            <text:p>1</text:p>
          </table:table-cell>
          <table:table-cell table:style-name="ce85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4-30" calcext:value-type="date">
            <text:p>30. apr. 09</text:p>
          </table:table-cell>
          <table:table-cell table:style-name="ce74" table:formula="of:=TEXT([.A31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2" svg:width="2.931cm" svg:height="1.814cm" svg:x="5.053cm" svg:y="19.47cm" draw:caption-point-x="-0.592cm" draw:caption-point-y="1.6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office:value-type="string" calcext:value-type="string">
            <office:annotation draw:style-name="gr9" draw:text-style-name="P2" svg:width="2.906cm" svg:height="1.814cm" svg:x="7.455cm" svg:y="19.47cm" draw:caption-point-x="-0.592cm" draw:caption-point-y="1.6cm">
              <dc:date>2022-03-22T00:00:00</dc:date>
              <text:p text:style-name="P1">25 aprila do 3 maj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79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80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80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81" table:formula="of:=COUNTIF([.C31:.K31];&quot;12-20&quot;)+COUNTIF([.C31:.K31];&quot;2&quot;)" office:value-type="float" office:value="1" calcext:value-type="float">
            <text:p>1</text:p>
          </table:table-cell>
          <table:table-cell table:style-name="ce82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82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83" table:formula="of:=COUNTBLANK([.C31:.K31])" office:value-type="float" office:value="1" calcext:value-type="float">
            <text:p>1</text:p>
          </table:table-cell>
          <table:table-cell table:style-name="ce84" table:formula="of:=COUNTIF([.C31:.K31];&quot;x&quot;)" office:value-type="float" office:value="1" calcext:value-type="float">
            <text:p>1</text:p>
          </table:table-cell>
          <table:table-cell table:style-name="ce85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3">
          <table:table-cell table:style-name="ce15" table:number-columns-repeated="13"/>
          <table:table-cell table:style-name="ce79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 calcext:value-type="float">
            <text:p>0</text:p>
          </table:table-cell>
          <table:table-cell table:style-name="ce80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80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81" table:formula="of:=COUNTIF([.C32:.K32];&quot;12-20&quot;)+COUNTIF([.C32:.K32];&quot;2&quot;)" office:value-type="float" office:value="0" calcext:value-type="float">
            <text:p>0</text:p>
          </table:table-cell>
          <table:table-cell table:style-name="ce82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82" table:formula="of:=COUNTIF([.C32:.K32];&quot;KVIT&quot;)+COUNTIF([.C32:.K32];&quot;KVIT☻&quot;)+COUNTIF([.C32:.K32];&quot;kvit$&quot;)" office:value-type="float" office:value="0" calcext:value-type="float">
            <text:p>0</text:p>
          </table:table-cell>
          <table:table-cell table:style-name="ce83" table:formula="of:=COUNTBLANK([.C32:.K32])" office:value-type="float" office:value="9" calcext:value-type="float">
            <text:p>9</text:p>
          </table:table-cell>
          <table:table-cell table:style-name="ce84" table:formula="of:=COUNTIF([.C32:.K32];&quot;x&quot;)" office:value-type="float" office:value="0" calcext:value-type="float">
            <text:p>0</text:p>
          </table:table-cell>
          <table:table-cell table:style-name="ce85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HOL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28" office:value-type="string" calcext:value-type="string">
            <text:p>AND</text:p>
          </table:table-cell>
          <table:table-cell table:style-name="ce15" table:number-columns-repeated="245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21];&quot;☺&quot;)+COUNTIF([.H2:.H21];&quot;51☺&quot;)+COUNTIF([.H2:.H21];&quot;52☺&quot;)+COUNTIF([.H2:.H21];&quot;1☺&quot;)+COUNTIF([.H2:.H21];&quot;kvit☺&quot;)+COUNTIF([.H2:.H21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32" table:formula="of:=COUNTIF([.H22:.H32];&quot;☺&quot;)+COUNTIF([.H22:.H32];&quot;51☺&quot;)+COUNTIF([.H22:.H32];&quot;52☺&quot;)+COUNTIF([.H22:.H32];&quot;1☺&quot;)+COUNTIF([.H22:.H32];&quot;kvit☺&quot;)+COUNTIF([.H22:.H32];&quot;U☺&quot;)" office:value-type="float" office:value="0" calcext:value-type="float">
            <text:p>0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2" calcext:value-type="float">
            <text:p>2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 calcext:value-type="float">
            <text:p>2</text:p>
          </table:table-cell>
          <table:table-cell table:style-name="ce1" table:formula="of:=COUNTIF([.H22:.H32];&quot;☻&quot;)+COUNTIF([.H22:.H32];&quot;51☻&quot;)+COUNTIF([.H22:.H32];&quot;52☻&quot;)+COUNTIF([.H22:.H32];&quot;1☻&quot;)+COUNTIF([.H22:.H32];&quot;kvit☻&quot;)+COUNTIF([.H22:.H32];&quot;U☻&quot;)" office:value-type="float" office:value="0" calcext:value-type="float">
            <text:p>0</text:p>
          </table:table-cell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3" calcext:value-type="float">
            <text:p>3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2" calcext:value-type="float">
            <text:p>2</text:p>
          </table:table-cell>
          <table:table-cell table:style-name="ce33" table:formula="of:=SUM([.H35:.H36])" office:value-type="float" office:value="3" calcext:value-type="float">
            <text:p>3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3" calcext:value-type="float">
            <text:p>3</text:p>
          </table:table-cell>
          <table:table-cell table:style-name="ce33" table:formula="of:=SUM([.L35:.L36])" office:value-type="float" office:value="0" calcext:value-type="float">
            <text:p>0</text:p>
          </table:table-cell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 calcext:value-type="float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3" calcext:value-type="float">
            <text:p>3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1" table:formula="of:=COUNTIF([.H22:.H32];&quot;KVIT&quot;)+COUNTIF([.H22:.H32];&quot;51KVIT&quot;)+COUNTIF([.H22:.H32];&quot;52KVIT&quot;)+COUNTIF([.H22:.H32];&quot;1KVIT&quot;)" office:value-type="float" office:value="0" calcext:value-type="float">
            <text:p>0</text:p>
          </table:table-cell>
          <table:table-cell table:style-name="ce1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3" calcext:value-type="float">
            <text:p>3</text:p>
          </table:table-cell>
          <table:table-cell table:style-name="ce1" table:formula="of:=COUNTIF([.D2:.D32];&quot;51$&quot;)+COUNTIF([.D2:.D32];&quot;52$&quot;)+COUNTIF([.D2:.D32];&quot;kvit$&quot;)" office:value-type="float" office:value="2" calcext:value-type="float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2" calcext:value-type="float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 calcext:value-type="float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2" calcext:value-type="float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2" calcext:value-type="float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2" calcext:value-type="float">
            <text:p>2</text:p>
          </table:table-cell>
          <table:table-cell table:style-name="ce1" table:formula="of:=COUNTIF([.K2:.K32];&quot;51$&quot;)+COUNTIF([.K2:.K32];&quot;52$&quot;)+COUNTIF([.K2:.K32];&quot;kvit$&quot;)" office:value-type="float" office:value="2" calcext:value-type="float">
            <text:p>2</text:p>
          </table:table-cell>
          <table:table-cell table:style-name="ce1" table:formula="of:=COUNTIF([.H22:.H32];&quot;51$&quot;)+COUNTIF([.H22:.H32];&quot;52$&quot;)+COUNTIF([.H22:.H32];&quot;kvit$&quot;)" office:value-type="float" office:value="2" calcext:value-type="float">
            <text:p>2</text:p>
          </table:table-cell>
          <table:table-cell table:style-name="ce1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8" calcext:value-type="float">
            <text:p>8</text:p>
          </table:table-cell>
          <table:table-cell table:style-name="ce34" table:formula="of:=COUNTIF([.D2:.D32];&quot;D&quot;)" office:value-type="float" office:value="0" calcext:value-type="float">
            <text:p>0</text:p>
          </table:table-cell>
          <table:table-cell table:style-name="ce34" table:formula="of:=COUNTIF([.E2:.E32];&quot;D&quot;)" office:value-type="float" office:value="6" calcext:value-type="float">
            <text:p>6</text:p>
          </table:table-cell>
          <table:table-cell table:style-name="ce34" table:formula="of:=COUNTIF([.F2:.F32];&quot;D&quot;)" office:value-type="float" office:value="1" calcext:value-type="float">
            <text:p>1</text:p>
          </table:table-cell>
          <table:table-cell table:style-name="ce34" table:formula="of:=COUNTIF([.G2:.G32];&quot;D&quot;)" office:value-type="float" office:value="14" calcext:value-type="float">
            <text:p>14</text:p>
          </table:table-cell>
          <table:table-cell table:style-name="ce34" table:formula="of:=COUNTIF([.H2:.H32];&quot;D&quot;)" office:value-type="float" office:value="2" calcext:value-type="float">
            <text:p>2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1" calcext:value-type="float">
            <text:p>1</text:p>
          </table:table-cell>
          <table:table-cell table:style-name="ce34" table:formula="of:=COUNTIF([.K2:.K32];&quot;D&quot;)" office:value-type="float" office:value="4" calcext:value-type="float">
            <text:p>4</text:p>
          </table:table-cell>
          <table:table-cell table:style-name="ce34" table:formula="of:=COUNTIF([.H22:.H32];&quot;D&quot;)" office:value-type="float" office:value="0" calcext:value-type="float">
            <text:p>0</text:p>
          </table:table-cell>
          <table:table-cell table:style-name="ce34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4" calcext:value-type="float">
            <text:p>4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6" calcext:value-type="float">
            <text:p>6</text:p>
          </table:table-cell>
          <table:table-cell table:style-name="ce34" table:formula="of:=COUNTIF([.H22:.H32];&quot;SO&quot;)" office:value-type="float" office:value="0" calcext:value-type="float">
            <text:p>0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H22:.H32];&quot;BOL&quot;)" office:value-type="float" office:value="0" calcext:value-type="float">
            <text:p>0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4" calcext:value-type="float">
            <text:p>4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34" table:formula="of:=COUNTIF([.H22:.H32];&quot;X&quot;)" office:value-type="float" office:value="0" calcext:value-type="float">
            <text:p>0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7" calcext:value-type="float">
            <text:p>7</text:p>
          </table:table-cell>
          <table:table-cell table:style-name="ce15" table:formula="of:=COUNTIF([.M2:.M32];&quot;ŠOŠ&quot;)" office:value-type="float" office:value="0" calcext:value-type="float">
            <text:p>0</text:p>
          </table:table-cell>
          <table:table-cell table:style-name="ce15" table:formula="of:=COUNTIF([.M2:.M32];&quot;PIN&quot;)" office:value-type="float" office:value="8" calcext:value-type="float">
            <text:p>8</text:p>
          </table:table-cell>
          <table:table-cell table:style-name="ce15" table:formula="of:=COUNTIF([.M2:.M32];&quot;KON&quot;)" office:value-type="float" office:value="6" calcext:value-type="float">
            <text:p>6</text:p>
          </table:table-cell>
          <table:table-cell table:style-name="ce15" table:formula="of:=COUNTIF([.M2:.M32];&quot;KNE&quot;)" office:value-type="float" office:value="1" calcext:value-type="float">
            <text:p>1</text:p>
          </table:table-cell>
          <table:table-cell table:style-name="ce15" table:formula="of:=COUNTIF([.M2:.M32];&quot;AND&quot;)" office:value-type="float" office:value="2" calcext:value-type="float">
            <text:p>2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2" calcext:value-type="float">
            <text:p>2</text:p>
          </table:table-cell>
          <table:table-cell table:style-name="ce15" table:formula="of:=COUNTIF([.M2:.M32];&quot;MŠŠ&quot;)" office:value-type="float" office:value="4" calcext:value-type="float">
            <text:p>4</text:p>
          </table:table-cell>
          <table:table-cell table:style-name="ce15" table:formula="of:=COUNTIF([.M2:.M32];&quot;AND&quot;)" office:value-type="float" office:value="2" calcext:value-type="float">
            <text:p>2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2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pril.B2:april.B31">
            <calcext:condition calcext:apply-style-name="ConditionalStyle_36" calcext:value="=&quot;sob&quot;" calcext:base-cell-address="april.B2"/>
            <calcext:condition calcext:apply-style-name="ConditionalStyle_37" calcext:value="=&quot;ned&quot;" calcext:base-cell-address="april.B2"/>
          </calcext:conditional-format>
          <calcext:conditional-format calcext:target-range-address="april.N2:april.N32">
            <calcext:condition calcext:apply-style-name="ConditionalStyle_38" calcext:value="&lt;1" calcext:base-cell-address="april.N2"/>
            <calcext:condition calcext:apply-style-name="ConditionalStyle_39" calcext:value="&gt;1" calcext:base-cell-address="april.N2"/>
          </calcext:conditional-format>
          <calcext:conditional-format calcext:target-range-address="april.O2:april.P32">
            <calcext:condition calcext:apply-style-name="ConditionalStyle_40" calcext:value="&lt;1" calcext:base-cell-address="april.O2"/>
            <calcext:condition calcext:apply-style-name="ConditionalStyle_41" calcext:value="&gt;1" calcext:base-cell-address="april.O2"/>
          </calcext:conditional-format>
          <calcext:conditional-format calcext:target-range-address="april.Q2:april.Q32">
            <calcext:condition calcext:apply-style-name="ConditionalStyle_42" calcext:value="&lt;1" calcext:base-cell-address="april.Q2"/>
            <calcext:condition calcext:apply-style-name="ConditionalStyle_43" calcext:value="&gt;1" calcext:base-cell-address="april.Q2"/>
          </calcext:conditional-format>
          <calcext:conditional-format calcext:target-range-address="april.R2:april.S32">
            <calcext:condition calcext:apply-style-name="ConditionalStyle_44" calcext:value="&lt;1" calcext:base-cell-address="april.R2"/>
            <calcext:condition calcext:apply-style-name="ConditionalStyle_45" calcext:value="&gt;1" calcext:base-cell-address="april.R2"/>
          </calcext:conditional-format>
          <calcext:conditional-format calcext:target-range-address="april.T2:april.T32">
            <calcext:condition calcext:apply-style-name="ConditionalStyle_46" calcext:value="!=0" calcext:base-cell-address="april.T2"/>
          </calcext:conditional-format>
          <calcext:conditional-format calcext:target-range-address="april.U2:april.U32">
            <calcext:condition calcext:apply-style-name="ConditionalStyle_47" calcext:value="=1" calcext:base-cell-address="april.U2"/>
            <calcext:condition calcext:apply-style-name="ConditionalStyle_48" calcext:value="&gt;1" calcext:base-cell-address="april.U2"/>
          </calcext:conditional-format>
          <calcext:conditional-format calcext:target-range-address="april.V2:april.V32">
            <calcext:condition calcext:apply-style-name="ConditionalStyle_49" calcext:value="&lt;2" calcext:base-cell-address="april.V2"/>
            <calcext:condition calcext:apply-style-name="ConditionalStyle_50" calcext:value="&gt;2" calcext:base-cell-address="april.V2"/>
          </calcext:conditional-format>
        </calcext:conditional-formats>
      </table:table>
      <table:table table:name="maj" table:style-name="ta6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10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9" office:value-type="date" office:date-value="2009-05-01" calcext:value-type="date">
            <text:p>1. maj. 09</text:p>
          </table:table-cell>
          <table:table-cell table:style-name="ce86" table:formula="of:=TEXT([.A2];&quot;Ddd&quot;)" office:value-type="string" office:string-value="pet" calcext:value-type="string">
            <text:p>pet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2" svg:width="2.931cm" svg:height="1.827cm" svg:x="4.94cm" svg:y="-0.013cm" draw:caption-point-x="-0.592cm" draw:caption-point-y="0.725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29"/>
          <table:table-cell table:style-name="ce29" office:value-type="string" calcext:value-type="string">
            <office:annotation draw:style-name="gr1" draw:text-style-name="P2" svg:width="2.906cm" svg:height="1.827cm" svg:x="7.342cm" svg:y="-0.013cm" draw:caption-point-x="-0.592cm" draw:caption-point-y="0.725cm">
              <dc:date>2022-03-22T00:00:00</dc:date>
              <text:p text:style-name="P1">25 aprila do 3 maja</text:p>
            </office:annotation>
            <text:p>D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text:p>AND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90" table:formula="of:=COUNTIF([.C2:.K2];&quot;51&quot;)+COUNTIF([.C2:.K2];&quot;51$&quot;)+COUNTIF([.C2:.K2];&quot;51☻&quot;)" office:value-type="float" office:value="0" calcext:value-type="float">
            <text:p>0</text:p>
          </table:table-cell>
          <table:table-cell table:style-name="ce90" table:formula="of:=COUNTIF([.C2:.K2];&quot;52&quot;)+COUNTIF([.C2:.K2];&quot;52$&quot;)+COUNTIF([.C2:.K2];&quot;52☻&quot;)" office:value-type="float" office:value="0" calcext:value-type="float">
            <text:p>0</text:p>
          </table:table-cell>
          <table:table-cell table:style-name="ce91" table:formula="of:=COUNTIF([.C2:.K2];&quot;12-20&quot;)+COUNTIF([.C2:.K2];&quot;2&quot;)" office:value-type="float" office:value="0" calcext:value-type="float">
            <text:p>0</text:p>
          </table:table-cell>
          <table:table-cell table:style-name="ce90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90" table:formula="of:=COUNTIF([.C2:.K2];&quot;KVIT&quot;)+COUNTIF([.C2:.K2];&quot;KVIT☻&quot;)+COUNTIF([.C2:.K2];&quot;kvit$&quot;)" office:value-type="float" office:value="0" calcext:value-type="float">
            <text:p>0</text:p>
          </table:table-cell>
          <table:table-cell table:style-name="ce92" table:formula="of:=COUNTBLANK([.C2:.K2])" office:value-type="float" office:value="6" calcext:value-type="float">
            <text:p>6</text:p>
          </table:table-cell>
          <table:table-cell table:style-name="ce93" table:formula="of:=COUNTIF([.C2:.K2];&quot;x&quot;)" office:value-type="float" office:value="0" calcext:value-type="float">
            <text:p>0</text:p>
          </table:table-cell>
          <table:table-cell table:style-name="ce94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9" office:value-type="date" office:date-value="2009-05-02" calcext:value-type="date">
            <text:p>2. maj. 09</text:p>
          </table:table-cell>
          <table:table-cell table:style-name="ce86" table:formula="of:=TEXT([.A3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2" svg:width="2.931cm" svg:height="1.827cm" svg:x="4.94cm" svg:y="-0.013cm" draw:caption-point-x="-0.592cm" draw:caption-point-y="1.427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29"/>
          <table:table-cell table:style-name="ce29" office:value-type="string" calcext:value-type="string">
            <office:annotation draw:style-name="gr1" draw:text-style-name="P2" svg:width="2.906cm" svg:height="1.827cm" svg:x="7.342cm" svg:y="-0.013cm" draw:caption-point-x="-0.592cm" draw:caption-point-y="1.427cm">
              <dc:date>2022-03-22T00:00:00</dc:date>
              <text:p text:style-name="P1">25 aprila do 3 maja</text:p>
            </office:annotation>
            <text:p>D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text:p>AND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90" table:formula="of:=COUNTIF([.C3:.K3];&quot;51&quot;)+COUNTIF([.C3:.K3];&quot;51$&quot;)+COUNTIF([.C3:.K3];&quot;51☻&quot;)" office:value-type="float" office:value="0" calcext:value-type="float">
            <text:p>0</text:p>
          </table:table-cell>
          <table:table-cell table:style-name="ce90" table:formula="of:=COUNTIF([.C3:.K3];&quot;52&quot;)+COUNTIF([.C3:.K3];&quot;52$&quot;)+COUNTIF([.C3:.K3];&quot;52☻&quot;)" office:value-type="float" office:value="0" calcext:value-type="float">
            <text:p>0</text:p>
          </table:table-cell>
          <table:table-cell table:style-name="ce91" table:formula="of:=COUNTIF([.C3:.K3];&quot;12-20&quot;)+COUNTIF([.C3:.K3];&quot;2&quot;)" office:value-type="float" office:value="0" calcext:value-type="float">
            <text:p>0</text:p>
          </table:table-cell>
          <table:table-cell table:style-name="ce90" table:formula="of:=COUNTIF([.C3:.K3];&quot;U&quot;)+COUNTIF([.C3:.K3];&quot;U☻&quot;)+COUNTIF([.C3:.K3];&quot;U☺&quot;)" office:value-type="float" office:value="0" calcext:value-type="float">
            <text:p>0</text:p>
          </table:table-cell>
          <table:table-cell table:style-name="ce90" table:formula="of:=COUNTIF([.C3:.K3];&quot;KVIT&quot;)+COUNTIF([.C3:.K3];&quot;KVIT☻&quot;)+COUNTIF([.C3:.K3];&quot;kvit$&quot;)" office:value-type="float" office:value="0" calcext:value-type="float">
            <text:p>0</text:p>
          </table:table-cell>
          <table:table-cell table:style-name="ce92" table:formula="of:=COUNTBLANK([.C3:.K3])" office:value-type="float" office:value="6" calcext:value-type="float">
            <text:p>6</text:p>
          </table:table-cell>
          <table:table-cell table:style-name="ce93" table:formula="of:=COUNTIF([.C3:.K3];&quot;x&quot;)" office:value-type="float" office:value="0" calcext:value-type="float">
            <text:p>0</text:p>
          </table:table-cell>
          <table:table-cell table:style-name="ce94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03" calcext:value-type="date">
            <text:p>3. maj. 09</text:p>
          </table:table-cell>
          <table:table-cell table:style-name="ce86" table:formula="of:=TEXT([.A4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2" svg:width="2.931cm" svg:height="1.788cm" svg:x="4.94cm" svg:y="0.596cm" draw:caption-point-x="-0.592cm" draw:caption-point-y="1.52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29"/>
          <table:table-cell table:style-name="ce29" office:value-type="string" calcext:value-type="string">
            <office:annotation draw:style-name="gr10" draw:text-style-name="P2" svg:width="2.906cm" svg:height="1.788cm" svg:x="7.342cm" svg:y="0.596cm" draw:caption-point-x="-0.592cm" draw:caption-point-y="1.52cm">
              <dc:date>2022-03-22T00:00:00</dc:date>
              <text:p text:style-name="P1">25 aprila do 3 maja</text:p>
            </office:annotation>
            <text:p>D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29" office:value-type="string" calcext:value-type="string">
            <text:p>VIN</text:p>
          </table:table-cell>
          <table:table-cell table:style-name="ce28" office:value-type="string" calcext:value-type="string">
            <text:p>MŠŠ</text:p>
          </table:table-cell>
          <table:table-cell table:style-name="ce89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90" table:formula="of:=COUNTIF([.C4:.K4];&quot;51&quot;)+COUNTIF([.C4:.K4];&quot;51$&quot;)+COUNTIF([.C4:.K4];&quot;51☻&quot;)" office:value-type="float" office:value="0" calcext:value-type="float">
            <text:p>0</text:p>
          </table:table-cell>
          <table:table-cell table:style-name="ce90" table:formula="of:=COUNTIF([.C4:.K4];&quot;52&quot;)+COUNTIF([.C4:.K4];&quot;52$&quot;)+COUNTIF([.C4:.K4];&quot;52☻&quot;)" office:value-type="float" office:value="0" calcext:value-type="float">
            <text:p>0</text:p>
          </table:table-cell>
          <table:table-cell table:style-name="ce91" table:formula="of:=COUNTIF([.C4:.K4];&quot;12-20&quot;)+COUNTIF([.C4:.K4];&quot;2&quot;)" office:value-type="float" office:value="0" calcext:value-type="float">
            <text:p>0</text:p>
          </table:table-cell>
          <table:table-cell table:style-name="ce90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90" table:formula="of:=COUNTIF([.C4:.K4];&quot;KVIT&quot;)+COUNTIF([.C4:.K4];&quot;KVIT☻&quot;)+COUNTIF([.C4:.K4];&quot;kvit$&quot;)" office:value-type="float" office:value="0" calcext:value-type="float">
            <text:p>0</text:p>
          </table:table-cell>
          <table:table-cell table:style-name="ce92" table:formula="of:=COUNTBLANK([.C4:.K4])" office:value-type="float" office:value="6" calcext:value-type="float">
            <text:p>6</text:p>
          </table:table-cell>
          <table:table-cell table:style-name="ce93" table:formula="of:=COUNTIF([.C4:.K4];&quot;x&quot;)" office:value-type="float" office:value="0" calcext:value-type="float">
            <text:p>0</text:p>
          </table:table-cell>
          <table:table-cell table:style-name="ce94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04" calcext:value-type="date">
            <text:p>4. maj. 09</text:p>
          </table:table-cell>
          <table:table-cell table:style-name="ce87" table:formula="of:=TEXT([.A5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2" svg:width="2.931cm" svg:height="1.788cm" svg:x="4.94cm" svg:y="1.298cm" draw:caption-point-x="-0.592cm" draw:caption-point-y="1.52cm">
              <dc:date>2022-03-22T00:00:00</dc:date>
              <text:p text:style-name="P1">dopust od 24. aprila do 4. maja.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89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90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90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91" table:formula="of:=COUNTIF([.C5:.K5];&quot;12-20&quot;)+COUNTIF([.C5:.K5];&quot;2&quot;)" office:value-type="float" office:value="1" calcext:value-type="float">
            <text:p>1</text:p>
          </table:table-cell>
          <table:table-cell table:style-name="ce90" table:formula="of:=COUNTIF([.C5:.K5];&quot;U&quot;)+COUNTIF([.C5:.K5];&quot;U☻&quot;)+COUNTIF([.C5:.K5];&quot;U☺&quot;)" office:value-type="float" office:value="1" calcext:value-type="float">
            <text:p>1</text:p>
          </table:table-cell>
          <table:table-cell table:style-name="ce90" table:formula="of:=COUNTIF([.C5:.K5];&quot;KVIT&quot;)+COUNTIF([.C5:.K5];&quot;KVIT☻&quot;)+COUNTIF([.C5:.K5];&quot;kvit$&quot;)" office:value-type="float" office:value="1" calcext:value-type="float">
            <text:p>1</text:p>
          </table:table-cell>
          <table:table-cell table:style-name="ce92" table:formula="of:=COUNTBLANK([.C5:.K5])" office:value-type="float" office:value="1" calcext:value-type="float">
            <text:p>1</text:p>
          </table:table-cell>
          <table:table-cell table:style-name="ce93" table:formula="of:=COUNTIF([.C5:.K5];&quot;x&quot;)" office:value-type="float" office:value="0" calcext:value-type="float">
            <text:p>0</text:p>
          </table:table-cell>
          <table:table-cell table:style-name="ce94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05" calcext:value-type="date">
            <text:p>5. maj. 09</text:p>
          </table:table-cell>
          <table:table-cell table:style-name="ce87" table:formula="of:=TEXT([.A6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office:annotation draw:style-name="gr12" draw:text-style-name="P2" svg:width="2.905cm" svg:height="0.622cm" svg:x="4.94cm" svg:y="1.973cm" draw:caption-point-x="-0.592cm" draw:caption-point-y="1.547cm">
              <dc:date>2022-03-22T00:00:00</dc:date>
              <text:p text:style-name="P1">Otr prog dop</text:p>
            </office:annotation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68cm" svg:height="1.788cm" svg:x="8.994cm" svg:y="2cm" draw:caption-point-x="-1.042cm" draw:caption-point-y="1.52cm">
              <dc:date>2022-03-22T00:00:00</dc:date>
              <text:p text:style-name="P1">Bronhoskopija</text:p>
            </office:annotation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ŠOŠ</text:p>
          </table:table-cell>
          <table:table-cell table:style-name="ce89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90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90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91" table:formula="of:=COUNTIF([.C6:.K6];&quot;12-20&quot;)+COUNTIF([.C6:.K6];&quot;2&quot;)" office:value-type="float" office:value="1" calcext:value-type="float">
            <text:p>1</text:p>
          </table:table-cell>
          <table:table-cell table:style-name="ce90" table:formula="of:=COUNTIF([.C6:.K6];&quot;U&quot;)+COUNTIF([.C6:.K6];&quot;U☻&quot;)+COUNTIF([.C6:.K6];&quot;U☺&quot;)" office:value-type="float" office:value="1" calcext:value-type="float">
            <text:p>1</text:p>
          </table:table-cell>
          <table:table-cell table:style-name="ce90" table:formula="of:=COUNTIF([.C6:.K6];&quot;KVIT&quot;)+COUNTIF([.C6:.K6];&quot;KVIT☻&quot;)+COUNTIF([.C6:.K6];&quot;kvit$&quot;)" office:value-type="float" office:value="1" calcext:value-type="float">
            <text:p>1</text:p>
          </table:table-cell>
          <table:table-cell table:style-name="ce92" table:formula="of:=COUNTBLANK([.C6:.K6])" office:value-type="float" office:value="1" calcext:value-type="float">
            <text:p>1</text:p>
          </table:table-cell>
          <table:table-cell table:style-name="ce93" table:formula="of:=COUNTIF([.C6:.K6];&quot;x&quot;)" office:value-type="float" office:value="1" calcext:value-type="float">
            <text:p>1</text:p>
          </table:table-cell>
          <table:table-cell table:style-name="ce94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06" calcext:value-type="date">
            <text:p>6. maj. 09</text:p>
          </table:table-cell>
          <table:table-cell table:style-name="ce87" table:formula="of:=TEXT([.A7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68cm" svg:height="1.788cm" svg:x="8.994cm" svg:y="2.702cm" draw:caption-point-x="-1.042cm" draw:caption-point-y="1.52cm">
              <dc:date>2022-03-22T00:00:00</dc:date>
              <text:p text:style-name="P1">Bronhoskopija</text:p>
            </office:annotation>
            <text:p>SO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office:annotation draw:style-name="gr18" draw:text-style-name="P2" svg:width="2.924cm" svg:height="2.202cm" svg:x="15.725cm" svg:y="2.694cm" draw:caption-point-x="-0.566cm" draw:caption-point-y="1.528cm">
              <dc:date>2022-03-22T00:00:00</dc:date>
              <text:p text:style-name="P1">3-4x (od tega ena nedelja), ne torkov</text:p>
              <text:p text:style-name="P1">NE: 1.-3. in ne 8.-14.</text:p>
            </office:annotation>
            <text:p>POT</text:p>
          </table:table-cell>
          <table:table-cell table:style-name="ce28" office:value-type="string" calcext:value-type="string">
            <text:p>MŠŠ</text:p>
          </table:table-cell>
          <table:table-cell table:style-name="ce89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90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90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91" table:formula="of:=COUNTIF([.C7:.K7];&quot;12-20&quot;)+COUNTIF([.C7:.K7];&quot;2&quot;)" office:value-type="float" office:value="1" calcext:value-type="float">
            <text:p>1</text:p>
          </table:table-cell>
          <table:table-cell table:style-name="ce90" table:formula="of:=COUNTIF([.C7:.K7];&quot;U&quot;)+COUNTIF([.C7:.K7];&quot;U☻&quot;)+COUNTIF([.C7:.K7];&quot;U☺&quot;)" office:value-type="float" office:value="1" calcext:value-type="float">
            <text:p>1</text:p>
          </table:table-cell>
          <table:table-cell table:style-name="ce90" table:formula="of:=COUNTIF([.C7:.K7];&quot;KVIT&quot;)+COUNTIF([.C7:.K7];&quot;KVIT☻&quot;)+COUNTIF([.C7:.K7];&quot;kvit$&quot;)" office:value-type="float" office:value="2" calcext:value-type="float">
            <text:p>2</text:p>
          </table:table-cell>
          <table:table-cell table:style-name="ce92" table:formula="of:=COUNTBLANK([.C7:.K7])" office:value-type="float" office:value="1" calcext:value-type="float">
            <text:p>1</text:p>
          </table:table-cell>
          <table:table-cell table:style-name="ce93" table:formula="of:=COUNTIF([.C7:.K7];&quot;x&quot;)" office:value-type="float" office:value="0" calcext:value-type="float">
            <text:p>0</text:p>
          </table:table-cell>
          <table:table-cell table:style-name="ce94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07" calcext:value-type="date">
            <text:p>7. maj. 09</text:p>
          </table:table-cell>
          <table:table-cell table:style-name="ce87" table:formula="of:=TEXT([.A8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68cm" svg:height="1.814cm" svg:x="8.994cm" svg:y="3.377cm" draw:caption-point-x="-1.042cm" draw:caption-point-y="1.547cm">
              <dc:date>2022-03-22T00:00:00</dc:date>
              <text:p text:style-name="P1">Bronhoskopija</text:p>
            </office:annotation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AND</text:p>
          </table:table-cell>
          <table:table-cell table:style-name="ce89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90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90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91" table:formula="of:=COUNTIF([.C8:.K8];&quot;12-20&quot;)+COUNTIF([.C8:.K8];&quot;2&quot;)" office:value-type="float" office:value="1" calcext:value-type="float">
            <text:p>1</text:p>
          </table:table-cell>
          <table:table-cell table:style-name="ce90" table:formula="of:=COUNTIF([.C8:.K8];&quot;U&quot;)+COUNTIF([.C8:.K8];&quot;U☻&quot;)+COUNTIF([.C8:.K8];&quot;U☺&quot;)" office:value-type="float" office:value="1" calcext:value-type="float">
            <text:p>1</text:p>
          </table:table-cell>
          <table:table-cell table:style-name="ce90" table:formula="of:=COUNTIF([.C8:.K8];&quot;KVIT&quot;)+COUNTIF([.C8:.K8];&quot;KVIT☻&quot;)+COUNTIF([.C8:.K8];&quot;kvit$&quot;)" office:value-type="float" office:value="1" calcext:value-type="float">
            <text:p>1</text:p>
          </table:table-cell>
          <table:table-cell table:style-name="ce92" table:formula="of:=COUNTBLANK([.C8:.K8])" office:value-type="float" office:value="1" calcext:value-type="float">
            <text:p>1</text:p>
          </table:table-cell>
          <table:table-cell table:style-name="ce93" table:formula="of:=COUNTIF([.C8:.K8];&quot;x&quot;)" office:value-type="float" office:value="1" calcext:value-type="float">
            <text:p>1</text:p>
          </table:table-cell>
          <table:table-cell table:style-name="ce94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08" calcext:value-type="date">
            <text:p>8. maj. 09</text:p>
          </table:table-cell>
          <table:table-cell table:style-name="ce87" table:formula="of:=TEXT([.A9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office:value-type="string" calcext:value-type="string">
            <text:p>KUL</text:p>
          </table:table-cell>
          <table:table-cell table:style-name="ce28" office:value-type="string" calcext:value-type="string">
            <text:p>KOS</text:p>
          </table:table-cell>
          <table:table-cell table:style-name="ce89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90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90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91" table:formula="of:=COUNTIF([.C9:.K9];&quot;12-20&quot;)+COUNTIF([.C9:.K9];&quot;2&quot;)" office:value-type="float" office:value="1" calcext:value-type="float">
            <text:p>1</text:p>
          </table:table-cell>
          <table:table-cell table:style-name="ce90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90" table:formula="of:=COUNTIF([.C9:.K9];&quot;KVIT&quot;)+COUNTIF([.C9:.K9];&quot;KVIT☻&quot;)+COUNTIF([.C9:.K9];&quot;kvit$&quot;)" office:value-type="float" office:value="1" calcext:value-type="float">
            <text:p>1</text:p>
          </table:table-cell>
          <table:table-cell table:style-name="ce92" table:formula="of:=COUNTBLANK([.C9:.K9])" office:value-type="float" office:value="1" calcext:value-type="float">
            <text:p>1</text:p>
          </table:table-cell>
          <table:table-cell table:style-name="ce93" table:formula="of:=COUNTIF([.C9:.K9];&quot;x&quot;)" office:value-type="float" office:value="2" calcext:value-type="float">
            <text:p>2</text:p>
          </table:table-cell>
          <table:table-cell table:style-name="ce94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5-09" calcext:value-type="date">
            <text:p>9. maj. 09</text:p>
          </table:table-cell>
          <table:table-cell table:style-name="ce86" table:formula="of:=TEXT([.A10];&quot;Ddd&quot;)" office:value-type="string" office:string-value="sob" calcext:value-type="string">
            <text:p>sob</text:p>
          </table:table-cell>
          <table:table-cell table:style-name="ce37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29"/>
          <table:table-cell table:style-name="ce29" office:value-type="string" calcext:value-type="string">
            <text:p>ŠTU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90" table:formula="of:=COUNTIF([.C10:.K10];&quot;51&quot;)+COUNTIF([.C10:.K10];&quot;51$&quot;)+COUNTIF([.C10:.K10];&quot;51☻&quot;)" office:value-type="float" office:value="0" calcext:value-type="float">
            <text:p>0</text:p>
          </table:table-cell>
          <table:table-cell table:style-name="ce90" table:formula="of:=COUNTIF([.C10:.K10];&quot;52&quot;)+COUNTIF([.C10:.K10];&quot;52$&quot;)+COUNTIF([.C10:.K10];&quot;52☻&quot;)" office:value-type="float" office:value="0" calcext:value-type="float">
            <text:p>0</text:p>
          </table:table-cell>
          <table:table-cell table:style-name="ce91" table:formula="of:=COUNTIF([.C10:.K10];&quot;12-20&quot;)+COUNTIF([.C10:.K10];&quot;2&quot;)" office:value-type="float" office:value="0" calcext:value-type="float">
            <text:p>0</text:p>
          </table:table-cell>
          <table:table-cell table:style-name="ce90" table:formula="of:=COUNTIF([.C10:.K10];&quot;U&quot;)+COUNTIF([.C10:.K10];&quot;U☻&quot;)+COUNTIF([.C10:.K10];&quot;U☺&quot;)" office:value-type="float" office:value="0" calcext:value-type="float">
            <text:p>0</text:p>
          </table:table-cell>
          <table:table-cell table:style-name="ce90" table:formula="of:=COUNTIF([.C10:.K10];&quot;KVIT&quot;)+COUNTIF([.C10:.K10];&quot;KVIT☻&quot;)+COUNTIF([.C10:.K10];&quot;kvit$&quot;)" office:value-type="float" office:value="0" calcext:value-type="float">
            <text:p>0</text:p>
          </table:table-cell>
          <table:table-cell table:style-name="ce92" table:formula="of:=COUNTBLANK([.C10:.K10])" office:value-type="float" office:value="7" calcext:value-type="float">
            <text:p>7</text:p>
          </table:table-cell>
          <table:table-cell table:style-name="ce93" table:formula="of:=COUNTIF([.C10:.K10];&quot;x&quot;)" office:value-type="float" office:value="0" calcext:value-type="float">
            <text:p>0</text:p>
          </table:table-cell>
          <table:table-cell table:style-name="ce94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 calcext:value-type="float">
            <text:p>0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5-10" calcext:value-type="date">
            <text:p>10. maj. 09</text:p>
          </table:table-cell>
          <table:table-cell table:style-name="ce86" table:formula="of:=TEXT([.A11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29"/>
          <table:table-cell table:style-name="ce29" office:value-type="string" calcext:value-type="string">
            <text:p>GRM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90" table:formula="of:=COUNTIF([.C11:.K11];&quot;51&quot;)+COUNTIF([.C11:.K11];&quot;51$&quot;)+COUNTIF([.C11:.K11];&quot;51☻&quot;)" office:value-type="float" office:value="0" calcext:value-type="float">
            <text:p>0</text:p>
          </table:table-cell>
          <table:table-cell table:style-name="ce90" table:formula="of:=COUNTIF([.C11:.K11];&quot;52&quot;)+COUNTIF([.C11:.K11];&quot;52$&quot;)+COUNTIF([.C11:.K11];&quot;52☻&quot;)" office:value-type="float" office:value="0" calcext:value-type="float">
            <text:p>0</text:p>
          </table:table-cell>
          <table:table-cell table:style-name="ce91" table:formula="of:=COUNTIF([.C11:.K11];&quot;12-20&quot;)+COUNTIF([.C11:.K11];&quot;2&quot;)" office:value-type="float" office:value="0" calcext:value-type="float">
            <text:p>0</text:p>
          </table:table-cell>
          <table:table-cell table:style-name="ce90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90" table:formula="of:=COUNTIF([.C11:.K11];&quot;KVIT&quot;)+COUNTIF([.C11:.K11];&quot;KVIT☻&quot;)+COUNTIF([.C11:.K11];&quot;kvit$&quot;)" office:value-type="float" office:value="0" calcext:value-type="float">
            <text:p>0</text:p>
          </table:table-cell>
          <table:table-cell table:style-name="ce92" table:formula="of:=COUNTBLANK([.C11:.K11])" office:value-type="float" office:value="7" calcext:value-type="float">
            <text:p>7</text:p>
          </table:table-cell>
          <table:table-cell table:style-name="ce93" table:formula="of:=COUNTIF([.C11:.K11];&quot;x&quot;)" office:value-type="float" office:value="0" calcext:value-type="float">
            <text:p>0</text:p>
          </table:table-cell>
          <table:table-cell table:style-name="ce94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11" calcext:value-type="date">
            <text:p>11. maj. 09</text:p>
          </table:table-cell>
          <table:table-cell table:style-name="ce87" table:formula="of:=TEXT([.A12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office:annotation draw:style-name="gr12" draw:text-style-name="P2" svg:width="2.905cm" svg:height="0.622cm" svg:x="4.94cm" svg:y="6.185cm" draw:caption-point-x="-0.592cm" draw:caption-point-y="1.547cm">
              <dc:date>2022-03-22T00:00:00</dc:date>
              <text:p text:style-name="P1">Otr prog dop</text:p>
            </office:annotation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JAN</text:p>
          </table:table-cell>
          <table:table-cell table:style-name="ce28" office:value-type="string" calcext:value-type="string">
            <text:p>AND</text:p>
          </table:table-cell>
          <table:table-cell table:style-name="ce89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90" table:formula="of:=COUNTIF([.C12:.K12];&quot;51&quot;)+COUNTIF([.C12:.K12];&quot;51$&quot;)+COUNTIF([.C12:.K12];&quot;51☻&quot;)" office:value-type="float" office:value="2" calcext:value-type="float">
            <text:p>2</text:p>
          </table:table-cell>
          <table:table-cell table:style-name="ce90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91" table:formula="of:=COUNTIF([.C12:.K12];&quot;12-20&quot;)+COUNTIF([.C12:.K12];&quot;2&quot;)" office:value-type="float" office:value="1" calcext:value-type="float">
            <text:p>1</text:p>
          </table:table-cell>
          <table:table-cell table:style-name="ce90" table:formula="of:=COUNTIF([.C12:.K12];&quot;U&quot;)+COUNTIF([.C12:.K12];&quot;U☻&quot;)+COUNTIF([.C12:.K12];&quot;U☺&quot;)" office:value-type="float" office:value="1" calcext:value-type="float">
            <text:p>1</text:p>
          </table:table-cell>
          <table:table-cell table:style-name="ce90" table:formula="of:=COUNTIF([.C12:.K12];&quot;KVIT&quot;)+COUNTIF([.C12:.K12];&quot;KVIT☻&quot;)+COUNTIF([.C12:.K12];&quot;kvit$&quot;)" office:value-type="float" office:value="1" calcext:value-type="float">
            <text:p>1</text:p>
          </table:table-cell>
          <table:table-cell table:style-name="ce92" table:formula="of:=COUNTBLANK([.C12:.K12])" office:value-type="float" office:value="1" calcext:value-type="float">
            <text:p>1</text:p>
          </table:table-cell>
          <table:table-cell table:style-name="ce93" table:formula="of:=COUNTIF([.C12:.K12];&quot;x&quot;)" office:value-type="float" office:value="1" calcext:value-type="float">
            <text:p>1</text:p>
          </table:table-cell>
          <table:table-cell table:style-name="ce94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3" calcext:value-type="float">
            <text:p>3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12" calcext:value-type="date">
            <text:p>12. maj. 09</text:p>
          </table:table-cell>
          <table:table-cell table:style-name="ce87" table:formula="of:=TEXT([.A13];&quot;Ddd&quot;)" office:value-type="string" office:string-value="tor" calcext:value-type="string">
            <text:p>tor</text:p>
          </table:table-cell>
          <table:table-cell table:style-name="ce8" table:formula="of:=[$'Vzorci vnosov'.$A$18]" office:value-type="string" office:string-value="52$" calcext:value-type="string">
            <office:annotation draw:style-name="gr12" draw:text-style-name="P2" svg:width="2.905cm" svg:height="0.622cm" svg:x="4.94cm" svg:y="6.887cm" draw:caption-point-x="-0.592cm" draw:caption-point-y="1.547cm">
              <dc:date>2022-03-22T00:00:00</dc:date>
              <text:p text:style-name="P1">Otr prg 2x</text:p>
            </office:annotation>
            <text:p>52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office:annotation draw:style-name="gr9" draw:text-style-name="P2" svg:width="2.969cm" svg:height="1.814cm" svg:x="10.301cm" svg:y="6.887cm" draw:caption-point-x="-1.148cm" draw:caption-point-y="1.547cm">
              <dc:date>2022-03-22T00:00:00</dc:date>
              <text:p text:style-name="P1">Bronhoskopija</text:p>
            </office:annotation>
            <text:p>SO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office:value-type="string" calcext:value-type="string">
            <text:p>ŠTU</text:p>
          </table:table-cell>
          <table:table-cell table:style-name="ce28" office:value-type="string" calcext:value-type="string">
            <text:p>PIN</text:p>
          </table:table-cell>
          <table:table-cell table:style-name="ce89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90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90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91" table:formula="of:=COUNTIF([.C13:.K13];&quot;12-20&quot;)+COUNTIF([.C13:.K13];&quot;2&quot;)" office:value-type="float" office:value="1" calcext:value-type="float">
            <text:p>1</text:p>
          </table:table-cell>
          <table:table-cell table:style-name="ce90" table:formula="of:=COUNTIF([.C13:.K13];&quot;U&quot;)+COUNTIF([.C13:.K13];&quot;U☻&quot;)+COUNTIF([.C13:.K13];&quot;U☺&quot;)" office:value-type="float" office:value="1" calcext:value-type="float">
            <text:p>1</text:p>
          </table:table-cell>
          <table:table-cell table:style-name="ce90" table:formula="of:=COUNTIF([.C13:.K13];&quot;KVIT&quot;)+COUNTIF([.C13:.K13];&quot;KVIT☻&quot;)+COUNTIF([.C13:.K13];&quot;kvit$&quot;)" office:value-type="float" office:value="1" calcext:value-type="float">
            <text:p>1</text:p>
          </table:table-cell>
          <table:table-cell table:style-name="ce92" table:formula="of:=COUNTBLANK([.C13:.K13])" office:value-type="float" office:value="1" calcext:value-type="float">
            <text:p>1</text:p>
          </table:table-cell>
          <table:table-cell table:style-name="ce93" table:formula="of:=COUNTIF([.C13:.K13];&quot;x&quot;)" office:value-type="float" office:value="0" calcext:value-type="float">
            <text:p>0</text:p>
          </table:table-cell>
          <table:table-cell table:style-name="ce94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13" calcext:value-type="date">
            <text:p>13. maj. 09</text:p>
          </table:table-cell>
          <table:table-cell table:style-name="ce87" table:formula="of:=TEXT([.A14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office:annotation draw:style-name="gr9" draw:text-style-name="P2" svg:width="2.932cm" svg:height="1.814cm" svg:x="7.342cm" svg:y="7.589cm" draw:caption-point-x="-0.592cm" draw:caption-point-y="1.547cm">
              <dc:date>2022-03-22T00:00:00</dc:date>
              <text:p text:style-name="P1">Otr pr pop</text:p>
            </office:annotation>
            <text:p>12-2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69cm" svg:height="1.788cm" svg:x="10.301cm" svg:y="7.589cm" draw:caption-point-x="-1.148cm" draw:caption-point-y="1.547cm">
              <dc:date>2022-03-22T00:00:00</dc:date>
              <text:p text:style-name="P1">Bronhoskopija</text:p>
            </office:annotation>
            <text:p>SO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ROD</text:p>
          </table:table-cell>
          <table:table-cell table:style-name="ce28" office:value-type="string" calcext:value-type="string">
            <text:p>PIN</text:p>
          </table:table-cell>
          <table:table-cell table:style-name="ce89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90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90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91" table:formula="of:=COUNTIF([.C14:.K14];&quot;12-20&quot;)+COUNTIF([.C14:.K14];&quot;2&quot;)" office:value-type="float" office:value="1" calcext:value-type="float">
            <text:p>1</text:p>
          </table:table-cell>
          <table:table-cell table:style-name="ce90" table:formula="of:=COUNTIF([.C14:.K14];&quot;U&quot;)+COUNTIF([.C14:.K14];&quot;U☻&quot;)+COUNTIF([.C14:.K14];&quot;U☺&quot;)" office:value-type="float" office:value="1" calcext:value-type="float">
            <text:p>1</text:p>
          </table:table-cell>
          <table:table-cell table:style-name="ce90" table:formula="of:=COUNTIF([.C14:.K14];&quot;KVIT&quot;)+COUNTIF([.C14:.K14];&quot;KVIT☻&quot;)+COUNTIF([.C14:.K14];&quot;kvit$&quot;)" office:value-type="float" office:value="2" calcext:value-type="float">
            <text:p>2</text:p>
          </table:table-cell>
          <table:table-cell table:style-name="ce92" table:formula="of:=COUNTBLANK([.C14:.K14])" office:value-type="float" office:value="1" calcext:value-type="float">
            <text:p>1</text:p>
          </table:table-cell>
          <table:table-cell table:style-name="ce93" table:formula="of:=COUNTIF([.C14:.K14];&quot;x&quot;)" office:value-type="float" office:value="0" calcext:value-type="float">
            <text:p>0</text:p>
          </table:table-cell>
          <table:table-cell table:style-name="ce94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14" calcext:value-type="date">
            <text:p>14. maj. 09</text:p>
          </table:table-cell>
          <table:table-cell table:style-name="ce87" table:formula="of:=TEXT([.A15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office:annotation draw:style-name="gr10" draw:text-style-name="P2" svg:width="2.969cm" svg:height="1.788cm" svg:x="10.301cm" svg:y="8.291cm" draw:caption-point-x="-1.148cm" draw:caption-point-y="1.547cm">
              <dc:date>2022-03-22T00:00:00</dc:date>
              <text:p text:style-name="P1">Bronhoskopija</text:p>
            </office:annotation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AND</text:p>
          </table:table-cell>
          <table:table-cell table:style-name="ce89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90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90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91" table:formula="of:=COUNTIF([.C15:.K15];&quot;12-20&quot;)+COUNTIF([.C15:.K15];&quot;2&quot;)" office:value-type="float" office:value="1" calcext:value-type="float">
            <text:p>1</text:p>
          </table:table-cell>
          <table:table-cell table:style-name="ce90" table:formula="of:=COUNTIF([.C15:.K15];&quot;U&quot;)+COUNTIF([.C15:.K15];&quot;U☻&quot;)+COUNTIF([.C15:.K15];&quot;U☺&quot;)" office:value-type="float" office:value="1" calcext:value-type="float">
            <text:p>1</text:p>
          </table:table-cell>
          <table:table-cell table:style-name="ce90" table:formula="of:=COUNTIF([.C15:.K15];&quot;KVIT&quot;)+COUNTIF([.C15:.K15];&quot;KVIT☻&quot;)+COUNTIF([.C15:.K15];&quot;kvit$&quot;)" office:value-type="float" office:value="1" calcext:value-type="float">
            <text:p>1</text:p>
          </table:table-cell>
          <table:table-cell table:style-name="ce92" table:formula="of:=COUNTBLANK([.C15:.K15])" office:value-type="float" office:value="1" calcext:value-type="float">
            <text:p>1</text:p>
          </table:table-cell>
          <table:table-cell table:style-name="ce93" table:formula="of:=COUNTIF([.C15:.K15];&quot;x&quot;)" office:value-type="float" office:value="1" calcext:value-type="float">
            <text:p>1</text:p>
          </table:table-cell>
          <table:table-cell table:style-name="ce94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15" calcext:value-type="date">
            <text:p>15. maj. 09</text:p>
          </table:table-cell>
          <table:table-cell table:style-name="ce87" table:formula="of:=TEXT([.A16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1"/>
          <table:table-cell table:style-name="ce8" table:formula="of:=[$'Vzorci vnosov'.$A$18]" office:value-type="string" office:string-value="52$" calcext:value-type="string">
            <office:annotation draw:style-name="gr12" draw:text-style-name="P2" svg:width="2.905cm" svg:height="0.622cm" svg:x="13.323cm" svg:y="8.967cm" draw:caption-point-x="-0.566cm" draw:caption-point-y="1.573cm">
              <dc:date>2022-03-22T00:00:00</dc:date>
              <text:p text:style-name="P1">Otr prog pop</text:p>
            </office:annotation>
            <text:p>52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office:value-type="string" calcext:value-type="string">
            <text:p>AND</text:p>
          </table:table-cell>
          <table:table-cell table:style-name="ce28" office:value-type="string" calcext:value-type="string">
            <text:p>ŠOŠ</text:p>
          </table:table-cell>
          <table:table-cell table:style-name="ce89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90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90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91" table:formula="of:=COUNTIF([.C16:.K16];&quot;12-20&quot;)+COUNTIF([.C16:.K16];&quot;2&quot;)" office:value-type="float" office:value="1" calcext:value-type="float">
            <text:p>1</text:p>
          </table:table-cell>
          <table:table-cell table:style-name="ce90" table:formula="of:=COUNTIF([.C16:.K16];&quot;U&quot;)+COUNTIF([.C16:.K16];&quot;U☻&quot;)+COUNTIF([.C16:.K16];&quot;U☺&quot;)" office:value-type="float" office:value="1" calcext:value-type="float">
            <text:p>1</text:p>
          </table:table-cell>
          <table:table-cell table:style-name="ce90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92" table:formula="of:=COUNTBLANK([.C16:.K16])" office:value-type="float" office:value="1" calcext:value-type="float">
            <text:p>1</text:p>
          </table:table-cell>
          <table:table-cell table:style-name="ce93" table:formula="of:=COUNTIF([.C16:.K16];&quot;x&quot;)" office:value-type="float" office:value="1" calcext:value-type="float">
            <text:p>1</text:p>
          </table:table-cell>
          <table:table-cell table:style-name="ce94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5-16" calcext:value-type="date">
            <text:p>16. maj. 09</text:p>
          </table:table-cell>
          <table:table-cell table:style-name="ce86" table:formula="of:=TEXT([.A17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/>
          <table:table-cell table:style-name="ce31"/>
          <table:table-cell table:style-name="ce36"/>
          <table:table-cell table:style-name="ce37"/>
          <table:table-cell table:style-name="ce36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78" office:value-type="string" calcext:value-type="string">
            <text:p>KOS</text:p>
          </table:table-cell>
          <table:table-cell table:style-name="ce28" office:value-type="string" calcext:value-type="string">
            <text:p>PIN</text:p>
          </table:table-cell>
          <table:table-cell table:style-name="ce89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90" table:formula="of:=COUNTIF([.C17:.K17];&quot;51&quot;)+COUNTIF([.C17:.K17];&quot;51$&quot;)+COUNTIF([.C17:.K17];&quot;51☻&quot;)" office:value-type="float" office:value="0" calcext:value-type="float">
            <text:p>0</text:p>
          </table:table-cell>
          <table:table-cell table:style-name="ce90" table:formula="of:=COUNTIF([.C17:.K17];&quot;52&quot;)+COUNTIF([.C17:.K17];&quot;52$&quot;)+COUNTIF([.C17:.K17];&quot;52☻&quot;)" office:value-type="float" office:value="0" calcext:value-type="float">
            <text:p>0</text:p>
          </table:table-cell>
          <table:table-cell table:style-name="ce91" table:formula="of:=COUNTIF([.C17:.K17];&quot;12-20&quot;)+COUNTIF([.C17:.K17];&quot;2&quot;)" office:value-type="float" office:value="0" calcext:value-type="float">
            <text:p>0</text:p>
          </table:table-cell>
          <table:table-cell table:style-name="ce90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90" table:formula="of:=COUNTIF([.C17:.K17];&quot;KVIT&quot;)+COUNTIF([.C17:.K17];&quot;KVIT☻&quot;)+COUNTIF([.C17:.K17];&quot;kvit$&quot;)" office:value-type="float" office:value="0" calcext:value-type="float">
            <text:p>0</text:p>
          </table:table-cell>
          <table:table-cell table:style-name="ce92" table:formula="of:=COUNTBLANK([.C17:.K17])" office:value-type="float" office:value="7" calcext:value-type="float">
            <text:p>7</text:p>
          </table:table-cell>
          <table:table-cell table:style-name="ce93" table:formula="of:=COUNTIF([.C17:.K17];&quot;x&quot;)" office:value-type="float" office:value="0" calcext:value-type="float">
            <text:p>0</text:p>
          </table:table-cell>
          <table:table-cell table:style-name="ce94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5-17" calcext:value-type="date">
            <text:p>17. maj. 09</text:p>
          </table:table-cell>
          <table:table-cell table:style-name="ce86" table:formula="of:=TEXT([.A18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37"/>
          <table:table-cell table:style-name="ce29"/>
          <table:table-cell table:style-name="ce29" office:value-type="string" calcext:value-type="string">
            <office:annotation draw:style-name="gr19" draw:text-style-name="P2" svg:width="2.924cm" svg:height="2.211cm" svg:x="15.725cm" svg:y="10.371cm" draw:caption-point-x="-0.566cm" draw:caption-point-y="1.573cm">
              <dc:date>2022-03-22T00:00:00</dc:date>
              <text:p text:style-name="P1">3-4x (od tega ena nedelja), ne torkov</text:p>
              <text:p text:style-name="P1">NE: 1.-3. in ne 8.-14.</text:p>
            </office:annotation>
            <text:p>POT</text:p>
          </table:table-cell>
          <table:table-cell table:style-name="ce28" office:value-type="string" calcext:value-type="string">
            <text:p>PIN</text:p>
          </table:table-cell>
          <table:table-cell table:style-name="ce89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90" table:formula="of:=COUNTIF([.C18:.K18];&quot;51&quot;)+COUNTIF([.C18:.K18];&quot;51$&quot;)+COUNTIF([.C18:.K18];&quot;51☻&quot;)" office:value-type="float" office:value="0" calcext:value-type="float">
            <text:p>0</text:p>
          </table:table-cell>
          <table:table-cell table:style-name="ce90" table:formula="of:=COUNTIF([.C18:.K18];&quot;52&quot;)+COUNTIF([.C18:.K18];&quot;52$&quot;)+COUNTIF([.C18:.K18];&quot;52☻&quot;)" office:value-type="float" office:value="0" calcext:value-type="float">
            <text:p>0</text:p>
          </table:table-cell>
          <table:table-cell table:style-name="ce91" table:formula="of:=COUNTIF([.C18:.K18];&quot;12-20&quot;)+COUNTIF([.C18:.K18];&quot;2&quot;)" office:value-type="float" office:value="0" calcext:value-type="float">
            <text:p>0</text:p>
          </table:table-cell>
          <table:table-cell table:style-name="ce90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90" table:formula="of:=COUNTIF([.C18:.K18];&quot;KVIT&quot;)+COUNTIF([.C18:.K18];&quot;KVIT☻&quot;)+COUNTIF([.C18:.K18];&quot;kvit$&quot;)" office:value-type="float" office:value="0" calcext:value-type="float">
            <text:p>0</text:p>
          </table:table-cell>
          <table:table-cell table:style-name="ce92" table:formula="of:=COUNTBLANK([.C18:.K18])" office:value-type="float" office:value="8" calcext:value-type="float">
            <text:p>8</text:p>
          </table:table-cell>
          <table:table-cell table:style-name="ce93" table:formula="of:=COUNTIF([.C18:.K18];&quot;x&quot;)" office:value-type="float" office:value="0" calcext:value-type="float">
            <text:p>0</text:p>
          </table:table-cell>
          <table:table-cell table:style-name="ce94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18" calcext:value-type="date">
            <text:p>18. maj. 09</text:p>
          </table:table-cell>
          <table:table-cell table:style-name="ce87" table:formula="of:=TEXT([.A19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KUL</text:p>
          </table:table-cell>
          <table:table-cell table:style-name="ce28" office:value-type="string" calcext:value-type="string">
            <text:p>ŠOŠ</text:p>
          </table:table-cell>
          <table:table-cell table:style-name="ce89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90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90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91" table:formula="of:=COUNTIF([.C19:.K19];&quot;12-20&quot;)+COUNTIF([.C19:.K19];&quot;2&quot;)" office:value-type="float" office:value="1" calcext:value-type="float">
            <text:p>1</text:p>
          </table:table-cell>
          <table:table-cell table:style-name="ce90" table:formula="of:=COUNTIF([.C19:.K19];&quot;U&quot;)+COUNTIF([.C19:.K19];&quot;U☻&quot;)+COUNTIF([.C19:.K19];&quot;U☺&quot;)" office:value-type="float" office:value="1" calcext:value-type="float">
            <text:p>1</text:p>
          </table:table-cell>
          <table:table-cell table:style-name="ce90" table:formula="of:=COUNTIF([.C19:.K19];&quot;KVIT&quot;)+COUNTIF([.C19:.K19];&quot;KVIT☻&quot;)+COUNTIF([.C19:.K19];&quot;kvit$&quot;)" office:value-type="float" office:value="3" calcext:value-type="float">
            <text:p>3</text:p>
          </table:table-cell>
          <table:table-cell table:style-name="ce92" table:formula="of:=COUNTBLANK([.C19:.K19])" office:value-type="float" office:value="1" calcext:value-type="float">
            <text:p>1</text:p>
          </table:table-cell>
          <table:table-cell table:style-name="ce93" table:formula="of:=COUNTIF([.C19:.K19];&quot;x&quot;)" office:value-type="float" office:value="0" calcext:value-type="float">
            <text:p>0</text:p>
          </table:table-cell>
          <table:table-cell table:style-name="ce94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19" calcext:value-type="date">
            <text:p>19. maj. 09</text:p>
          </table:table-cell>
          <table:table-cell table:style-name="ce87" table:formula="of:=TEXT([.A20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office:value-type="string" calcext:value-type="string">
            <text:p>MŠŠ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2" calcext:value-type="float">
            <text:p>2</text:p>
          </table:table-cell>
          <table:table-cell table:style-name="ce90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90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91" table:formula="of:=COUNTIF([.C20:.K20];&quot;12-20&quot;)+COUNTIF([.C20:.K20];&quot;2&quot;)" office:value-type="float" office:value="2" calcext:value-type="float">
            <text:p>2</text:p>
          </table:table-cell>
          <table:table-cell table:style-name="ce90" table:formula="of:=COUNTIF([.C20:.K20];&quot;U&quot;)+COUNTIF([.C20:.K20];&quot;U☻&quot;)+COUNTIF([.C20:.K20];&quot;U☺&quot;)" office:value-type="float" office:value="1" calcext:value-type="float">
            <text:p>1</text:p>
          </table:table-cell>
          <table:table-cell table:style-name="ce90" table:formula="of:=COUNTIF([.C20:.K20];&quot;KVIT&quot;)+COUNTIF([.C20:.K20];&quot;KVIT☻&quot;)+COUNTIF([.C20:.K20];&quot;kvit$&quot;)" office:value-type="float" office:value="1" calcext:value-type="float">
            <text:p>1</text:p>
          </table:table-cell>
          <table:table-cell table:style-name="ce92" table:formula="of:=COUNTBLANK([.C20:.K20])" office:value-type="float" office:value="1" calcext:value-type="float">
            <text:p>1</text:p>
          </table:table-cell>
          <table:table-cell table:style-name="ce93" table:formula="of:=COUNTIF([.C20:.K20];&quot;x&quot;)" office:value-type="float" office:value="1" calcext:value-type="float">
            <text:p>1</text:p>
          </table:table-cell>
          <table:table-cell table:style-name="ce94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0" calcext:value-type="date">
            <text:p>20. maj. 09</text:p>
          </table:table-cell>
          <table:table-cell table:style-name="ce87" table:formula="of:=TEXT([.A21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office:value-type="string" calcext:value-type="string">
            <office:annotation draw:style-name="gr19" draw:text-style-name="P2" svg:width="2.924cm" svg:height="2.211cm" svg:x="15.725cm" svg:y="12.477cm" draw:caption-point-x="-0.566cm" draw:caption-point-y="1.573cm">
              <dc:date>2022-03-22T00:00:00</dc:date>
              <text:p text:style-name="P1">3-4x (od tega ena nedelja), ne torkov</text:p>
              <text:p text:style-name="P1">NE: 1.-3. in ne 8.-14.</text:p>
            </office:annotation>
            <text:p>POT</text:p>
          </table:table-cell>
          <table:table-cell table:style-name="ce28" office:value-type="string" calcext:value-type="string">
            <text:p>KOS</text:p>
          </table:table-cell>
          <table:table-cell table:style-name="ce89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90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90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91" table:formula="of:=COUNTIF([.C21:.K21];&quot;12-20&quot;)+COUNTIF([.C21:.K21];&quot;2&quot;)" office:value-type="float" office:value="1" calcext:value-type="float">
            <text:p>1</text:p>
          </table:table-cell>
          <table:table-cell table:style-name="ce90" table:formula="of:=COUNTIF([.C21:.K21];&quot;U&quot;)+COUNTIF([.C21:.K21];&quot;U☻&quot;)+COUNTIF([.C21:.K21];&quot;U☺&quot;)" office:value-type="float" office:value="1" calcext:value-type="float">
            <text:p>1</text:p>
          </table:table-cell>
          <table:table-cell table:style-name="ce90" table:formula="of:=COUNTIF([.C21:.K21];&quot;KVIT&quot;)+COUNTIF([.C21:.K21];&quot;KVIT☻&quot;)+COUNTIF([.C21:.K21];&quot;kvit$&quot;)" office:value-type="float" office:value="2" calcext:value-type="float">
            <text:p>2</text:p>
          </table:table-cell>
          <table:table-cell table:style-name="ce92" table:formula="of:=COUNTBLANK([.C21:.K21])" office:value-type="float" office:value="1" calcext:value-type="float">
            <text:p>1</text:p>
          </table:table-cell>
          <table:table-cell table:style-name="ce93" table:formula="of:=COUNTIF([.C21:.K21];&quot;x&quot;)" office:value-type="float" office:value="1" calcext:value-type="float">
            <text:p>1</text:p>
          </table:table-cell>
          <table:table-cell table:style-name="ce94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1" calcext:value-type="date">
            <text:p>21. maj. 09</text:p>
          </table:table-cell>
          <table:table-cell table:style-name="ce87" table:formula="of:=TEXT([.A22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90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90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91" table:formula="of:=COUNTIF([.C22:.K22];&quot;12-20&quot;)+COUNTIF([.C22:.K22];&quot;2&quot;)" office:value-type="float" office:value="1" calcext:value-type="float">
            <text:p>1</text:p>
          </table:table-cell>
          <table:table-cell table:style-name="ce90" table:formula="of:=COUNTIF([.C22:.K22];&quot;U&quot;)+COUNTIF([.C22:.K22];&quot;U☻&quot;)+COUNTIF([.C22:.K22];&quot;U☺&quot;)" office:value-type="float" office:value="1" calcext:value-type="float">
            <text:p>1</text:p>
          </table:table-cell>
          <table:table-cell table:style-name="ce90" table:formula="of:=COUNTIF([.C22:.K22];&quot;KVIT&quot;)+COUNTIF([.C22:.K22];&quot;KVIT☻&quot;)+COUNTIF([.C22:.K22];&quot;kvit$&quot;)" office:value-type="float" office:value="2" calcext:value-type="float">
            <text:p>2</text:p>
          </table:table-cell>
          <table:table-cell table:style-name="ce92" table:formula="of:=COUNTBLANK([.C22:.K22])" office:value-type="float" office:value="0" calcext:value-type="float">
            <text:p>0</text:p>
          </table:table-cell>
          <table:table-cell table:style-name="ce93" table:formula="of:=COUNTIF([.C22:.K22];&quot;x&quot;)" office:value-type="float" office:value="1" calcext:value-type="float">
            <text:p>1</text:p>
          </table:table-cell>
          <table:table-cell table:style-name="ce94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2" calcext:value-type="date">
            <text:p>22. maj. 09</text:p>
          </table:table-cell>
          <table:table-cell table:style-name="ce87" table:formula="of:=TEXT([.A23];&quot;Ddd&quot;)" office:value-type="string" office:string-value="pet" calcext:value-type="string">
            <text:p>p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8" office:value-type="string" calcext:value-type="string">
            <text:p>KNE</text:p>
          </table:table-cell>
          <table:table-cell table:style-name="ce28" office:value-type="string" calcext:value-type="string">
            <text:p>DAN</text:p>
          </table:table-cell>
          <table:table-cell table:style-name="ce89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90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90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91" table:formula="of:=COUNTIF([.C23:.K23];&quot;12-20&quot;)+COUNTIF([.C23:.K23];&quot;2&quot;)" office:value-type="float" office:value="1" calcext:value-type="float">
            <text:p>1</text:p>
          </table:table-cell>
          <table:table-cell table:style-name="ce90" table:formula="of:=COUNTIF([.C23:.K23];&quot;U&quot;)+COUNTIF([.C23:.K23];&quot;U☻&quot;)+COUNTIF([.C23:.K23];&quot;U☺&quot;)" office:value-type="float" office:value="1" calcext:value-type="float">
            <text:p>1</text:p>
          </table:table-cell>
          <table:table-cell table:style-name="ce90" table:formula="of:=COUNTIF([.C23:.K23];&quot;KVIT&quot;)+COUNTIF([.C23:.K23];&quot;KVIT☻&quot;)+COUNTIF([.C23:.K23];&quot;kvit$&quot;)" office:value-type="float" office:value="1" calcext:value-type="float">
            <text:p>1</text:p>
          </table:table-cell>
          <table:table-cell table:style-name="ce92" table:formula="of:=COUNTBLANK([.C23:.K23])" office:value-type="float" office:value="1" calcext:value-type="float">
            <text:p>1</text:p>
          </table:table-cell>
          <table:table-cell table:style-name="ce93" table:formula="of:=COUNTIF([.C23:.K23];&quot;x&quot;)" office:value-type="float" office:value="1" calcext:value-type="float">
            <text:p>1</text:p>
          </table:table-cell>
          <table:table-cell table:style-name="ce94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5-23" calcext:value-type="date">
            <text:p>23. maj. 09</text:p>
          </table:table-cell>
          <table:table-cell table:style-name="ce86" table:formula="of:=TEXT([.A24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29" office:value-type="string" calcext:value-type="string">
            <text:p>JAN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90" table:formula="of:=COUNTIF([.C24:.K24];&quot;51&quot;)+COUNTIF([.C24:.K24];&quot;51$&quot;)+COUNTIF([.C24:.K24];&quot;51☻&quot;)" office:value-type="float" office:value="0" calcext:value-type="float">
            <text:p>0</text:p>
          </table:table-cell>
          <table:table-cell table:style-name="ce90" table:formula="of:=COUNTIF([.C24:.K24];&quot;52&quot;)+COUNTIF([.C24:.K24];&quot;52$&quot;)+COUNTIF([.C24:.K24];&quot;52☻&quot;)" office:value-type="float" office:value="0" calcext:value-type="float">
            <text:p>0</text:p>
          </table:table-cell>
          <table:table-cell table:style-name="ce91" table:formula="of:=COUNTIF([.C24:.K24];&quot;12-20&quot;)+COUNTIF([.C24:.K24];&quot;2&quot;)" office:value-type="float" office:value="0" calcext:value-type="float">
            <text:p>0</text:p>
          </table:table-cell>
          <table:table-cell table:style-name="ce90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90" table:formula="of:=COUNTIF([.C24:.K24];&quot;KVIT&quot;)+COUNTIF([.C24:.K24];&quot;KVIT☻&quot;)+COUNTIF([.C24:.K24];&quot;kvit$&quot;)" office:value-type="float" office:value="0" calcext:value-type="float">
            <text:p>0</text:p>
          </table:table-cell>
          <table:table-cell table:style-name="ce92" table:formula="of:=COUNTBLANK([.C24:.K24])" office:value-type="float" office:value="8" calcext:value-type="float">
            <text:p>8</text:p>
          </table:table-cell>
          <table:table-cell table:style-name="ce93" table:formula="of:=COUNTIF([.C24:.K24];&quot;x&quot;)" office:value-type="float" office:value="0" calcext:value-type="float">
            <text:p>0</text:p>
          </table:table-cell>
          <table:table-cell table:style-name="ce94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5-24" calcext:value-type="date">
            <text:p>24. maj. 09</text:p>
          </table:table-cell>
          <table:table-cell table:style-name="ce86" table:formula="of:=TEXT([.A25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office:value-type="string" calcext:value-type="string">
            <office:annotation draw:style-name="gr20" draw:text-style-name="P2" svg:width="2.932cm" svg:height="1.88cm" svg:x="7.342cm" svg:y="15.279cm" draw:caption-point-x="-0.592cm" draw:caption-point-y="1.579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29" office:value-type="string" calcext:value-type="string">
            <text:p>JAN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90" table:formula="of:=COUNTIF([.C25:.K25];&quot;51&quot;)+COUNTIF([.C25:.K25];&quot;51$&quot;)+COUNTIF([.C25:.K25];&quot;51☻&quot;)" office:value-type="float" office:value="0" calcext:value-type="float">
            <text:p>0</text:p>
          </table:table-cell>
          <table:table-cell table:style-name="ce90" table:formula="of:=COUNTIF([.C25:.K25];&quot;52&quot;)+COUNTIF([.C25:.K25];&quot;52$&quot;)+COUNTIF([.C25:.K25];&quot;52☻&quot;)" office:value-type="float" office:value="0" calcext:value-type="float">
            <text:p>0</text:p>
          </table:table-cell>
          <table:table-cell table:style-name="ce91" table:formula="of:=COUNTIF([.C25:.K25];&quot;12-20&quot;)+COUNTIF([.C25:.K25];&quot;2&quot;)" office:value-type="float" office:value="0" calcext:value-type="float">
            <text:p>0</text:p>
          </table:table-cell>
          <table:table-cell table:style-name="ce90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90" table:formula="of:=COUNTIF([.C25:.K25];&quot;KVIT&quot;)+COUNTIF([.C25:.K25];&quot;KVIT☻&quot;)+COUNTIF([.C25:.K25];&quot;kvit$&quot;)" office:value-type="float" office:value="0" calcext:value-type="float">
            <text:p>0</text:p>
          </table:table-cell>
          <table:table-cell table:style-name="ce92" table:formula="of:=COUNTBLANK([.C25:.K25])" office:value-type="float" office:value="7" calcext:value-type="float">
            <text:p>7</text:p>
          </table:table-cell>
          <table:table-cell table:style-name="ce93" table:formula="of:=COUNTIF([.C25:.K25];&quot;x&quot;)" office:value-type="float" office:value="0" calcext:value-type="float">
            <text:p>0</text:p>
          </table:table-cell>
          <table:table-cell table:style-name="ce94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5" calcext:value-type="date">
            <text:p>25. maj. 09</text:p>
          </table:table-cell>
          <table:table-cell table:style-name="ce87" table:formula="of:=TEXT([.A26];&quot;Ddd&quot;)" office:value-type="string" office:string-value="pon" calcext:value-type="string">
            <text:p>pon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office:value-type="string" calcext:value-type="string">
            <office:annotation draw:style-name="gr20" draw:text-style-name="P2" svg:width="2.932cm" svg:height="1.88cm" svg:x="7.342cm" svg:y="15.981cm" draw:caption-point-x="-0.592cm" draw:caption-point-y="1.579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VIN</text:p>
          </table:table-cell>
          <table:table-cell table:style-name="ce28" office:value-type="string" calcext:value-type="string">
            <text:p>KNE</text:p>
          </table:table-cell>
          <table:table-cell table:style-name="ce89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90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90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91" table:formula="of:=COUNTIF([.C26:.K26];&quot;12-20&quot;)+COUNTIF([.C26:.K26];&quot;2&quot;)" office:value-type="float" office:value="0" calcext:value-type="float">
            <text:p>0</text:p>
          </table:table-cell>
          <table:table-cell table:style-name="ce90" table:formula="of:=COUNTIF([.C26:.K26];&quot;U&quot;)+COUNTIF([.C26:.K26];&quot;U☻&quot;)+COUNTIF([.C26:.K26];&quot;U☺&quot;)" office:value-type="float" office:value="1" calcext:value-type="float">
            <text:p>1</text:p>
          </table:table-cell>
          <table:table-cell table:style-name="ce90" table:formula="of:=COUNTIF([.C26:.K26];&quot;KVIT&quot;)+COUNTIF([.C26:.K26];&quot;KVIT☻&quot;)+COUNTIF([.C26:.K26];&quot;kvit$&quot;)" office:value-type="float" office:value="2" calcext:value-type="float">
            <text:p>2</text:p>
          </table:table-cell>
          <table:table-cell table:style-name="ce92" table:formula="of:=COUNTBLANK([.C26:.K26])" office:value-type="float" office:value="0" calcext:value-type="float">
            <text:p>0</text:p>
          </table:table-cell>
          <table:table-cell table:style-name="ce93" table:formula="of:=COUNTIF([.C26:.K26];&quot;x&quot;)" office:value-type="float" office:value="1" calcext:value-type="float">
            <text:p>1</text:p>
          </table:table-cell>
          <table:table-cell table:style-name="ce94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1" office:value-type="string" calcext:value-type="string">
            <text:p>RTG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6" calcext:value-type="date">
            <text:p>26. maj. 09</text:p>
          </table:table-cell>
          <table:table-cell table:style-name="ce87" table:formula="of:=TEXT([.A27];&quot;Ddd&quot;)" office:value-type="string" office:string-value="tor" calcext:value-type="string">
            <text:p>tor</text:p>
          </table:table-cell>
          <table:table-cell table:style-name="ce2" office:value-type="string" calcext:value-type="string">
            <office:annotation draw:style-name="gr20" draw:text-style-name="P2" svg:width="2.931cm" svg:height="1.88cm" svg:x="4.94cm" svg:y="16.683cm" draw:caption-point-x="-0.592cm" draw:caption-point-y="1.579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office:value-type="string" calcext:value-type="string">
            <office:annotation draw:style-name="gr20" draw:text-style-name="P2" svg:width="2.906cm" svg:height="1.88cm" svg:x="7.342cm" svg:y="16.683cm" draw:caption-point-x="-0.592cm" draw:caption-point-y="1.579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AND</text:p>
          </table:table-cell>
          <table:table-cell table:style-name="ce89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90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90" table:formula="of:=COUNTIF([.C27:.K27];&quot;52&quot;)+COUNTIF([.C27:.K27];&quot;52$&quot;)+COUNTIF([.C27:.K27];&quot;52☻&quot;)" office:value-type="float" office:value="0" calcext:value-type="float">
            <text:p>0</text:p>
          </table:table-cell>
          <table:table-cell table:style-name="ce91" table:formula="of:=COUNTIF([.C27:.K27];&quot;12-20&quot;)+COUNTIF([.C27:.K27];&quot;2&quot;)" office:value-type="float" office:value="1" calcext:value-type="float">
            <text:p>1</text:p>
          </table:table-cell>
          <table:table-cell table:style-name="ce90" table:formula="of:=COUNTIF([.C27:.K27];&quot;U&quot;)+COUNTIF([.C27:.K27];&quot;U☻&quot;)+COUNTIF([.C27:.K27];&quot;U☺&quot;)" office:value-type="float" office:value="1" calcext:value-type="float">
            <text:p>1</text:p>
          </table:table-cell>
          <table:table-cell table:style-name="ce90" table:formula="of:=COUNTIF([.C27:.K27];&quot;KVIT&quot;)+COUNTIF([.C27:.K27];&quot;KVIT☻&quot;)+COUNTIF([.C27:.K27];&quot;kvit$&quot;)" office:value-type="float" office:value="2" calcext:value-type="float">
            <text:p>2</text:p>
          </table:table-cell>
          <table:table-cell table:style-name="ce92" table:formula="of:=COUNTBLANK([.C27:.K27])" office:value-type="float" office:value="1" calcext:value-type="float">
            <text:p>1</text:p>
          </table:table-cell>
          <table:table-cell table:style-name="ce93" table:formula="of:=COUNTIF([.C27:.K27];&quot;x&quot;)" office:value-type="float" office:value="0" calcext:value-type="float">
            <text:p>0</text:p>
          </table:table-cell>
          <table:table-cell table:style-name="ce94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7" calcext:value-type="date">
            <text:p>27. maj. 09</text:p>
          </table:table-cell>
          <table:table-cell table:style-name="ce87" table:formula="of:=TEXT([.A28];&quot;Ddd&quot;)" office:value-type="string" office:string-value="sre" calcext:value-type="string">
            <text:p>sre</text:p>
          </table:table-cell>
          <table:table-cell table:style-name="ce2" office:value-type="string" calcext:value-type="string">
            <office:annotation draw:style-name="gr21" draw:text-style-name="P2" svg:width="2.931cm" svg:height="1.894cm" svg:x="4.94cm" svg:y="17.364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office:value-type="string" calcext:value-type="string">
            <office:annotation draw:style-name="gr21" draw:text-style-name="P2" svg:width="2.906cm" svg:height="1.894cm" svg:x="7.342cm" svg:y="17.364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office:value-type="string" calcext:value-type="string">
            <office:annotation draw:style-name="gr19" draw:text-style-name="P2" svg:width="2.898cm" svg:height="2.211cm" svg:x="15.725cm" svg:y="17.364cm" draw:caption-point-x="-0.566cm" draw:caption-point-y="1.6cm">
              <dc:date>2022-03-22T00:00:00</dc:date>
              <text:p text:style-name="P1">3-4x (od tega ena nedelja), ne torkov</text:p>
              <text:p text:style-name="P1">NE: 1.-3. in ne 8.-14.</text:p>
            </office:annotation>
            <text:p>POT</text:p>
          </table:table-cell>
          <table:table-cell table:style-name="ce28" office:value-type="string" calcext:value-type="string">
            <text:p>ŠOŠ</text:p>
          </table:table-cell>
          <table:table-cell table:style-name="ce89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90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90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91" table:formula="of:=COUNTIF([.C28:.K28];&quot;12-20&quot;)+COUNTIF([.C28:.K28];&quot;2&quot;)" office:value-type="float" office:value="1" calcext:value-type="float">
            <text:p>1</text:p>
          </table:table-cell>
          <table:table-cell table:style-name="ce90" table:formula="of:=COUNTIF([.C28:.K28];&quot;U&quot;)+COUNTIF([.C28:.K28];&quot;U☻&quot;)+COUNTIF([.C28:.K28];&quot;U☺&quot;)" office:value-type="float" office:value="1" calcext:value-type="float">
            <text:p>1</text:p>
          </table:table-cell>
          <table:table-cell table:style-name="ce90" table:formula="of:=COUNTIF([.C28:.K28];&quot;KVIT&quot;)+COUNTIF([.C28:.K28];&quot;KVIT☻&quot;)+COUNTIF([.C28:.K28];&quot;kvit$&quot;)" office:value-type="float" office:value="1" calcext:value-type="float">
            <text:p>1</text:p>
          </table:table-cell>
          <table:table-cell table:style-name="ce92" table:formula="of:=COUNTBLANK([.C28:.K28])" office:value-type="float" office:value="1" calcext:value-type="float">
            <text:p>1</text:p>
          </table:table-cell>
          <table:table-cell table:style-name="ce93" table:formula="of:=COUNTIF([.C28:.K28];&quot;x&quot;)" office:value-type="float" office:value="1" calcext:value-type="float">
            <text:p>1</text:p>
          </table:table-cell>
          <table:table-cell table:style-name="ce94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8" calcext:value-type="date">
            <text:p>28. maj. 09</text:p>
          </table:table-cell>
          <table:table-cell table:style-name="ce87" table:formula="of:=TEXT([.A29];&quot;Ddd&quot;)" office:value-type="string" office:string-value="čet" calcext:value-type="string">
            <text:p>čet</text:p>
          </table:table-cell>
          <table:table-cell table:style-name="ce2" office:value-type="string" calcext:value-type="string">
            <office:annotation draw:style-name="gr21" draw:text-style-name="P2" svg:width="2.931cm" svg:height="1.894cm" svg:x="4.94cm" svg:y="18.066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office:value-type="string" calcext:value-type="string">
            <office:annotation draw:style-name="gr21" draw:text-style-name="P2" svg:width="2.906cm" svg:height="1.894cm" svg:x="7.342cm" svg:y="18.066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KON</text:p>
          </table:table-cell>
          <table:table-cell table:style-name="ce89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90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90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91" table:formula="of:=COUNTIF([.C29:.K29];&quot;12-20&quot;)+COUNTIF([.C29:.K29];&quot;2&quot;)" office:value-type="float" office:value="1" calcext:value-type="float">
            <text:p>1</text:p>
          </table:table-cell>
          <table:table-cell table:style-name="ce90" table:formula="of:=COUNTIF([.C29:.K29];&quot;U&quot;)+COUNTIF([.C29:.K29];&quot;U☻&quot;)+COUNTIF([.C29:.K29];&quot;U☺&quot;)" office:value-type="float" office:value="1" calcext:value-type="float">
            <text:p>1</text:p>
          </table:table-cell>
          <table:table-cell table:style-name="ce90" table:formula="of:=COUNTIF([.C29:.K29];&quot;KVIT&quot;)+COUNTIF([.C29:.K29];&quot;KVIT☻&quot;)+COUNTIF([.C29:.K29];&quot;kvit$&quot;)" office:value-type="float" office:value="1" calcext:value-type="float">
            <text:p>1</text:p>
          </table:table-cell>
          <table:table-cell table:style-name="ce92" table:formula="of:=COUNTBLANK([.C29:.K29])" office:value-type="float" office:value="1" calcext:value-type="float">
            <text:p>1</text:p>
          </table:table-cell>
          <table:table-cell table:style-name="ce93" table:formula="of:=COUNTIF([.C29:.K29];&quot;x&quot;)" office:value-type="float" office:value="1" calcext:value-type="float">
            <text:p>1</text:p>
          </table:table-cell>
          <table:table-cell table:style-name="ce94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5-29" calcext:value-type="date">
            <text:p>29. maj. 09</text:p>
          </table:table-cell>
          <table:table-cell table:style-name="ce87" table:formula="of:=TEXT([.A30];&quot;Ddd&quot;)" office:value-type="string" office:string-value="pet" calcext:value-type="string">
            <text:p>pet</text:p>
          </table:table-cell>
          <table:table-cell table:style-name="ce2" office:value-type="string" calcext:value-type="string">
            <office:annotation draw:style-name="gr21" draw:text-style-name="P2" svg:width="2.931cm" svg:height="1.894cm" svg:x="4.94cm" svg:y="18.768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office:value-type="string" calcext:value-type="string">
            <office:annotation draw:style-name="gr21" draw:text-style-name="P2" svg:width="2.906cm" svg:height="1.894cm" svg:x="7.342cm" svg:y="18.768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" office:value-type="string" calcext:value-type="string">
            <text:p>RTG</text:p>
          </table:table-cell>
          <table:table-cell table:style-name="ce88" office:value-type="string" calcext:value-type="string">
            <text:p>KON</text:p>
          </table:table-cell>
          <table:table-cell table:style-name="ce28" office:value-type="string" calcext:value-type="string">
            <text:p>ŠOŠ</text:p>
          </table:table-cell>
          <table:table-cell table:style-name="ce89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90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90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91" table:formula="of:=COUNTIF([.C30:.K30];&quot;12-20&quot;)+COUNTIF([.C30:.K30];&quot;2&quot;)" office:value-type="float" office:value="0" calcext:value-type="float">
            <text:p>0</text:p>
          </table:table-cell>
          <table:table-cell table:style-name="ce90" table:formula="of:=COUNTIF([.C30:.K30];&quot;U&quot;)+COUNTIF([.C30:.K30];&quot;U☻&quot;)+COUNTIF([.C30:.K30];&quot;U☺&quot;)" office:value-type="float" office:value="1" calcext:value-type="float">
            <text:p>1</text:p>
          </table:table-cell>
          <table:table-cell table:style-name="ce90" table:formula="of:=COUNTIF([.C30:.K30];&quot;KVIT&quot;)+COUNTIF([.C30:.K30];&quot;KVIT☻&quot;)+COUNTIF([.C30:.K30];&quot;kvit$&quot;)" office:value-type="float" office:value="1" calcext:value-type="float">
            <text:p>1</text:p>
          </table:table-cell>
          <table:table-cell table:style-name="ce92" table:formula="of:=COUNTBLANK([.C30:.K30])" office:value-type="float" office:value="1" calcext:value-type="float">
            <text:p>1</text:p>
          </table:table-cell>
          <table:table-cell table:style-name="ce93" table:formula="of:=COUNTIF([.C30:.K30];&quot;x&quot;)" office:value-type="float" office:value="1" calcext:value-type="float">
            <text:p>1</text:p>
          </table:table-cell>
          <table:table-cell table:style-name="ce94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5-30" calcext:value-type="date">
            <text:p>30. maj. 09</text:p>
          </table:table-cell>
          <table:table-cell table:style-name="ce86" table:formula="of:=TEXT([.A31];&quot;Ddd&quot;)" office:value-type="string" office:string-value="sob" calcext:value-type="string">
            <text:p>sob</text:p>
          </table:table-cell>
          <table:table-cell table:style-name="ce31" office:value-type="string" calcext:value-type="string">
            <office:annotation draw:style-name="gr21" draw:text-style-name="P2" svg:width="2.931cm" svg:height="1.894cm" svg:x="4.94cm" svg:y="19.47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29"/>
          <table:table-cell table:style-name="ce31" office:value-type="string" calcext:value-type="string">
            <office:annotation draw:style-name="gr21" draw:text-style-name="P2" svg:width="2.906cm" svg:height="1.894cm" svg:x="7.342cm" svg:y="19.47cm" draw:caption-point-x="-0.592cm" draw:caption-point-y="1.6cm">
              <dc:date>2022-03-22T00:00:00</dc:date>
              <text:p text:style-name="P7">Eacta je od - študijski dopust:<text:span text:style-name="T2"> </text:span></text:p>
              <text:p text:style-name="P7"><text:span text:style-name="T1">26 maja do 30 maja</text:span></text:p>
            </office:annotation>
            <text:p>SO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29" table:number-columns-repeated="2"/>
          <table:table-cell table:style-name="ce78" office:value-type="string" calcext:value-type="string">
            <text:p>KON</text:p>
          </table:table-cell>
          <table:table-cell table:style-name="ce28" office:value-type="string" calcext:value-type="string">
            <text:p>ŠOŠ</text:p>
          </table:table-cell>
          <table:table-cell table:style-name="ce89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90" table:formula="of:=COUNTIF([.C31:.K31];&quot;51&quot;)+COUNTIF([.C31:.K31];&quot;51$&quot;)+COUNTIF([.C31:.K31];&quot;51☻&quot;)" office:value-type="float" office:value="0" calcext:value-type="float">
            <text:p>0</text:p>
          </table:table-cell>
          <table:table-cell table:style-name="ce90" table:formula="of:=COUNTIF([.C31:.K31];&quot;52&quot;)+COUNTIF([.C31:.K31];&quot;52$&quot;)+COUNTIF([.C31:.K31];&quot;52☻&quot;)" office:value-type="float" office:value="0" calcext:value-type="float">
            <text:p>0</text:p>
          </table:table-cell>
          <table:table-cell table:style-name="ce91" table:formula="of:=COUNTIF([.C31:.K31];&quot;12-20&quot;)+COUNTIF([.C31:.K31];&quot;2&quot;)" office:value-type="float" office:value="0" calcext:value-type="float">
            <text:p>0</text:p>
          </table:table-cell>
          <table:table-cell table:style-name="ce90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90" table:formula="of:=COUNTIF([.C31:.K31];&quot;KVIT&quot;)+COUNTIF([.C31:.K31];&quot;KVIT☻&quot;)+COUNTIF([.C31:.K31];&quot;kvit$&quot;)" office:value-type="float" office:value="0" calcext:value-type="float">
            <text:p>0</text:p>
          </table:table-cell>
          <table:table-cell table:style-name="ce92" table:formula="of:=COUNTBLANK([.C31:.K31])" office:value-type="float" office:value="5" calcext:value-type="float">
            <text:p>5</text:p>
          </table:table-cell>
          <table:table-cell table:style-name="ce93" table:formula="of:=COUNTIF([.C31:.K31];&quot;x&quot;)" office:value-type="float" office:value="0" calcext:value-type="float">
            <text:p>0</text:p>
          </table:table-cell>
          <table:table-cell table:style-name="ce94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5-31" calcext:value-type="date">
            <text:p>31. maj. 09</text:p>
          </table:table-cell>
          <table:table-cell table:style-name="ce86" table:formula="of:=TEXT([.A32];&quot;Ddd&quot;)" office:value-type="string" office:string-value="ned" calcext:value-type="string">
            <text:p>ned</text:p>
          </table:table-cell>
          <table:table-cell table:style-name="ce36"/>
          <table:table-cell table:style-name="ce29"/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 office:value-type="string" calcext:value-type="string">
            <text:p>MŠŠ</text:p>
          </table:table-cell>
          <table:table-cell table:style-name="ce28" office:value-type="string" calcext:value-type="string">
            <text:p>ŠOŠ</text:p>
          </table:table-cell>
          <table:table-cell table:style-name="ce89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90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90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91" table:formula="of:=COUNTIF([.C32:.K32];&quot;12-20&quot;)+COUNTIF([.C32:.K32];&quot;2&quot;)" office:value-type="float" office:value="0" calcext:value-type="float">
            <text:p>0</text:p>
          </table:table-cell>
          <table:table-cell table:style-name="ce90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90" table:formula="of:=COUNTIF([.C32:.K32];&quot;KVIT&quot;)+COUNTIF([.C32:.K32];&quot;KVIT☻&quot;)+COUNTIF([.C32:.K32];&quot;kvit$&quot;)" office:value-type="float" office:value="0" calcext:value-type="float">
            <text:p>0</text:p>
          </table:table-cell>
          <table:table-cell table:style-name="ce92" table:formula="of:=COUNTBLANK([.C32:.K32])" office:value-type="float" office:value="7" calcext:value-type="float">
            <text:p>7</text:p>
          </table:table-cell>
          <table:table-cell table:style-name="ce93" table:formula="of:=COUNTIF([.C32:.K32];&quot;x&quot;)" office:value-type="float" office:value="0" calcext:value-type="float">
            <text:p>0</text:p>
          </table:table-cell>
          <table:table-cell table:style-name="ce94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 calcext:value-type="float">
            <text:p>1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6" calcext:value-type="float">
            <text:p>6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3" calcext:value-type="float">
            <text:p>3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 calcext:value-type="float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 calcext:value-type="float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3" calcext:value-type="float">
            <text:p>3</text:p>
          </table:table-cell>
          <table:table-cell table:style-name="ce1" table:formula="of:=COUNTIF([.E2:.E32];&quot;51$&quot;)+COUNTIF([.E2:.E32];&quot;52$&quot;)+COUNTIF([.E2:.E32];&quot;kvit$&quot;)" office:value-type="float" office:value="2" calcext:value-type="float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 calcext:value-type="float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2" calcext:value-type="float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4" calcext:value-type="float">
            <text:p>4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2" calcext:value-type="float">
            <text:p>2</text:p>
          </table:table-cell>
          <table:table-cell table:style-name="ce1" table:formula="of:=COUNTIF([.K2:.K32];&quot;51$&quot;)+COUNTIF([.K2:.K32];&quot;52$&quot;)+COUNTIF([.K2:.K32];&quot;kvit$&quot;)" office:value-type="float" office:value="3" calcext:value-type="float">
            <text:p>3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4" calcext:value-type="float">
            <text:p>4</text:p>
          </table:table-cell>
          <table:table-cell table:style-name="ce34" table:formula="of:=COUNTIF([.D2:.D32];&quot;D&quot;)" office:value-type="float" office:value="5" calcext:value-type="float">
            <text:p>5</text:p>
          </table:table-cell>
          <table:table-cell table:style-name="ce34" table:formula="of:=COUNTIF([.E2:.E32];&quot;D&quot;)" office:value-type="float" office:value="5" calcext:value-type="float">
            <text:p>5</text:p>
          </table:table-cell>
          <table:table-cell table:style-name="ce34" table:formula="of:=COUNTIF([.F2:.F32];&quot;D&quot;)" office:value-type="float" office:value="1" calcext:value-type="float">
            <text:p>1</text:p>
          </table:table-cell>
          <table:table-cell table:style-name="ce34" table:formula="of:=COUNTIF([.G2:.G32];&quot;D&quot;)" office:value-type="float" office:value="1" calcext:value-type="float">
            <text:p>1</text:p>
          </table:table-cell>
          <table:table-cell table:style-name="ce34" table:formula="of:=COUNTIF([.H2:.H32];&quot;D&quot;)" office:value-type="float" office:value="1" calcext:value-type="float">
            <text:p>1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4" calcext:value-type="float">
            <text:p>4</text:p>
          </table:table-cell>
          <table:table-cell table:style-name="ce34" table:formula="of:=COUNTIF([.K2:.K32];&quot;D&quot;)" office:value-type="float" office:value="2" calcext:value-type="float">
            <text:p>2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8" calcext:value-type="float">
            <text:p>8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7" calcext:value-type="float">
            <text:p>7</text:p>
          </table:table-cell>
          <table:table-cell table:style-name="ce34" table:formula="of:=COUNTIF([.F2:.F32];&quot;SO&quot;)" office:value-type="float" office:value="3" calcext:value-type="float">
            <text:p>3</text:p>
          </table:table-cell>
          <table:table-cell table:style-name="ce34" table:formula="of:=COUNTIF([.G2:.G32];&quot;SO&quot;)" office:value-type="float" office:value="3" calcext:value-type="float">
            <text:p>3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6" calcext:value-type="float">
            <text:p>6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4" calcext:value-type="float">
            <text:p>4</text:p>
          </table:table-cell>
          <table:table-cell table:style-name="ce34" table:formula="of:=COUNTIF([.H2:.H32];&quot;X&quot;)" office:value-type="float" office:value="0" calcext:value-type="float">
            <text:p>0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1" calcext:value-type="float">
            <text:p>1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2" calcext:value-type="float">
            <text:p>2</text:p>
          </table:table-cell>
          <table:table-cell table:style-name="ce15" table:formula="of:=COUNTIF([.M2:.M32];&quot;ŠOŠ&quot;)" office:value-type="float" office:value="7" calcext:value-type="float">
            <text:p>7</text:p>
          </table:table-cell>
          <table:table-cell table:style-name="ce15" table:formula="of:=COUNTIF([.M2:.M32];&quot;PIN&quot;)" office:value-type="float" office:value="4" calcext:value-type="float">
            <text:p>4</text:p>
          </table:table-cell>
          <table:table-cell table:style-name="ce15" table:formula="of:=COUNTIF([.M2:.M32];&quot;KON&quot;)" office:value-type="float" office:value="1" calcext:value-type="float">
            <text:p>1</text:p>
          </table:table-cell>
          <table:table-cell table:style-name="ce15" table:formula="of:=COUNTIF([.M2:.M32];&quot;KNE&quot;)" office:value-type="float" office:value="9" calcext:value-type="float">
            <text:p>9</text:p>
          </table:table-cell>
          <table:table-cell table:style-name="ce15" table:formula="of:=COUNTIF([.M2:.M32];&quot;AND&quot;)" office:value-type="float" office:value="4" calcext:value-type="float">
            <text:p>4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1" calcext:value-type="float">
            <text:p>1</text:p>
          </table:table-cell>
          <table:table-cell table:style-name="ce15" table:formula="of:=COUNTIF([.M2:.M32];&quot;MŠŠ&quot;)" office:value-type="float" office:value="3" calcext:value-type="float">
            <text:p>3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2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j.B2:maj.B32">
            <calcext:condition calcext:apply-style-name="ConditionalStyle_51" calcext:value="=&quot;sob&quot;" calcext:base-cell-address="maj.B2"/>
            <calcext:condition calcext:apply-style-name="ConditionalStyle_52" calcext:value="=&quot;ned&quot;" calcext:base-cell-address="maj.B2"/>
          </calcext:conditional-format>
          <calcext:conditional-format calcext:target-range-address="maj.N2:maj.N32">
            <calcext:condition calcext:apply-style-name="ConditionalStyle_53" calcext:value="&lt;1" calcext:base-cell-address="maj.N2"/>
            <calcext:condition calcext:apply-style-name="ConditionalStyle_54" calcext:value="&gt;1" calcext:base-cell-address="maj.N2"/>
          </calcext:conditional-format>
          <calcext:conditional-format calcext:target-range-address="maj.O2:maj.P32 maj.R2:maj.S32">
            <calcext:condition calcext:apply-style-name="ConditionalStyle_55" calcext:value="&lt;1" calcext:base-cell-address="maj.O2"/>
            <calcext:condition calcext:apply-style-name="ConditionalStyle_56" calcext:value="&gt;1" calcext:base-cell-address="maj.O2"/>
          </calcext:conditional-format>
          <calcext:conditional-format calcext:target-range-address="maj.Q2:maj.Q32">
            <calcext:condition calcext:apply-style-name="ConditionalStyle_57" calcext:value="&lt;1" calcext:base-cell-address="maj.Q2"/>
            <calcext:condition calcext:apply-style-name="ConditionalStyle_58" calcext:value="&gt;1" calcext:base-cell-address="maj.Q2"/>
          </calcext:conditional-format>
          <calcext:conditional-format calcext:target-range-address="maj.T2:maj.T32">
            <calcext:condition calcext:apply-style-name="ConditionalStyle_59" calcext:value="!=0" calcext:base-cell-address="maj.T2"/>
          </calcext:conditional-format>
          <calcext:conditional-format calcext:target-range-address="maj.U2:maj.U32">
            <calcext:condition calcext:apply-style-name="ConditionalStyle_60" calcext:value="=1" calcext:base-cell-address="maj.U2"/>
            <calcext:condition calcext:apply-style-name="ConditionalStyle_61" calcext:value="&gt;1" calcext:base-cell-address="maj.U2"/>
          </calcext:conditional-format>
          <calcext:conditional-format calcext:target-range-address="maj.V2:maj.V32">
            <calcext:condition calcext:apply-style-name="ConditionalStyle_62" calcext:value="&lt;2" calcext:base-cell-address="maj.V2"/>
            <calcext:condition calcext:apply-style-name="ConditionalStyle_63" calcext:value="&gt;2" calcext:base-cell-address="maj.V2"/>
          </calcext:conditional-format>
        </calcext:conditional-formats>
      </table:table>
      <table:table table:name="Junij" table:style-name="ta7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9" office:value-type="date" office:date-value="2009-06-01" calcext:value-type="date">
            <text:p>1. jun. 09</text:p>
          </table:table-cell>
          <table:table-cell table:style-name="ce95" table:formula="of:=TEXT([.A2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ROD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03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103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104" table:formula="of:=COUNTIF([.C2:.K2];&quot;12-20&quot;)+COUNTIF([.C2:.K2];&quot;2&quot;)" office:value-type="float" office:value="1" calcext:value-type="float">
            <text:p>1</text:p>
          </table:table-cell>
          <table:table-cell table:style-name="ce105" table:formula="of:=COUNTIF([.C2:.K2];&quot;U&quot;)+COUNTIF([.C2:.K2];&quot;U☻&quot;)+COUNTIF([.C2:.K2];&quot;U☺&quot;)" office:value-type="float" office:value="1" calcext:value-type="float">
            <text:p>1</text:p>
          </table:table-cell>
          <table:table-cell table:style-name="ce105" table:formula="of:=COUNTIF([.C2:.K2];&quot;KVIT&quot;)+COUNTIF([.C2:.K2];&quot;KVIT☻&quot;)+COUNTIF([.C2:.K2];&quot;kvit$&quot;)" office:value-type="float" office:value="2" calcext:value-type="float">
            <text:p>2</text:p>
          </table:table-cell>
          <table:table-cell table:style-name="ce106" table:formula="of:=COUNTBLANK([.C2:.K2])" office:value-type="float" office:value="1" calcext:value-type="float">
            <text:p>1</text:p>
          </table:table-cell>
          <table:table-cell table:style-name="ce107" table:formula="of:=COUNTIF([.C2:.K2];&quot;x&quot;)" office:value-type="float" office:value="0" calcext:value-type="float">
            <text:p>0</text:p>
          </table:table-cell>
          <table:table-cell table:style-name="ce108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9" office:value-type="date" office:date-value="2009-06-02" calcext:value-type="date">
            <text:p>2. jun. 09</text:p>
          </table:table-cell>
          <table:table-cell table:style-name="ce95" table:formula="of:=TEXT([.A3];&quot;Ddd&quot;)" office:value-type="string" office:string-value="tor" calcext:value-type="string">
            <text:p>tor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102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03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103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04" table:formula="of:=COUNTIF([.C3:.K3];&quot;12-20&quot;)+COUNTIF([.C3:.K3];&quot;2&quot;)" office:value-type="float" office:value="1" calcext:value-type="float">
            <text:p>1</text:p>
          </table:table-cell>
          <table:table-cell table:style-name="ce105" table:formula="of:=COUNTIF([.C3:.K3];&quot;U&quot;)+COUNTIF([.C3:.K3];&quot;U☻&quot;)+COUNTIF([.C3:.K3];&quot;U☺&quot;)" office:value-type="float" office:value="1" calcext:value-type="float">
            <text:p>1</text:p>
          </table:table-cell>
          <table:table-cell table:style-name="ce105" table:formula="of:=COUNTIF([.C3:.K3];&quot;KVIT&quot;)+COUNTIF([.C3:.K3];&quot;KVIT☻&quot;)+COUNTIF([.C3:.K3];&quot;kvit$&quot;)" office:value-type="float" office:value="1" calcext:value-type="float">
            <text:p>1</text:p>
          </table:table-cell>
          <table:table-cell table:style-name="ce106" table:formula="of:=COUNTBLANK([.C3:.K3])" office:value-type="float" office:value="1" calcext:value-type="float">
            <text:p>1</text:p>
          </table:table-cell>
          <table:table-cell table:style-name="ce107" table:formula="of:=COUNTIF([.C3:.K3];&quot;x&quot;)" office:value-type="float" office:value="2" calcext:value-type="float">
            <text:p>2</text:p>
          </table:table-cell>
          <table:table-cell table:style-name="ce108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03" calcext:value-type="date">
            <text:p>3. jun. 09</text:p>
          </table:table-cell>
          <table:table-cell table:style-name="ce95" table:formula="of:=TEXT([.A4];&quot;Ddd&quot;)" office:value-type="string" office:string-value="sre" calcext:value-type="string">
            <text:p>sre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POT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03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03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04" table:formula="of:=COUNTIF([.C4:.K4];&quot;12-20&quot;)+COUNTIF([.C4:.K4];&quot;2&quot;)" office:value-type="float" office:value="1" calcext:value-type="float">
            <text:p>1</text:p>
          </table:table-cell>
          <table:table-cell table:style-name="ce105" table:formula="of:=COUNTIF([.C4:.K4];&quot;U&quot;)+COUNTIF([.C4:.K4];&quot;U☻&quot;)+COUNTIF([.C4:.K4];&quot;U☺&quot;)" office:value-type="float" office:value="1" calcext:value-type="float">
            <text:p>1</text:p>
          </table:table-cell>
          <table:table-cell table:style-name="ce105" table:formula="of:=COUNTIF([.C4:.K4];&quot;KVIT&quot;)+COUNTIF([.C4:.K4];&quot;KVIT☻&quot;)+COUNTIF([.C4:.K4];&quot;kvit$&quot;)" office:value-type="float" office:value="2" calcext:value-type="float">
            <text:p>2</text:p>
          </table:table-cell>
          <table:table-cell table:style-name="ce106" table:formula="of:=COUNTBLANK([.C4:.K4])" office:value-type="float" office:value="1" calcext:value-type="float">
            <text:p>1</text:p>
          </table:table-cell>
          <table:table-cell table:style-name="ce107" table:formula="of:=COUNTIF([.C4:.K4];&quot;x&quot;)" office:value-type="float" office:value="0" calcext:value-type="float">
            <text:p>0</text:p>
          </table:table-cell>
          <table:table-cell table:style-name="ce108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04" calcext:value-type="date">
            <text:p>4. jun. 09</text:p>
          </table:table-cell>
          <table:table-cell table:style-name="ce95" table:formula="of:=TEXT([.A5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KON</text:p>
          </table:table-cell>
          <table:table-cell table:style-name="ce102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03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103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104" table:formula="of:=COUNTIF([.C5:.K5];&quot;12-20&quot;)+COUNTIF([.C5:.K5];&quot;2&quot;)" office:value-type="float" office:value="1" calcext:value-type="float">
            <text:p>1</text:p>
          </table:table-cell>
          <table:table-cell table:style-name="ce105" table:formula="of:=COUNTIF([.C5:.K5];&quot;U&quot;)+COUNTIF([.C5:.K5];&quot;U☻&quot;)+COUNTIF([.C5:.K5];&quot;U☺&quot;)" office:value-type="float" office:value="1" calcext:value-type="float">
            <text:p>1</text:p>
          </table:table-cell>
          <table:table-cell table:style-name="ce105" table:formula="of:=COUNTIF([.C5:.K5];&quot;KVIT&quot;)+COUNTIF([.C5:.K5];&quot;KVIT☻&quot;)+COUNTIF([.C5:.K5];&quot;kvit$&quot;)" office:value-type="float" office:value="1" calcext:value-type="float">
            <text:p>1</text:p>
          </table:table-cell>
          <table:table-cell table:style-name="ce106" table:formula="of:=COUNTBLANK([.C5:.K5])" office:value-type="float" office:value="1" calcext:value-type="float">
            <text:p>1</text:p>
          </table:table-cell>
          <table:table-cell table:style-name="ce107" table:formula="of:=COUNTIF([.C5:.K5];&quot;x&quot;)" office:value-type="float" office:value="1" calcext:value-type="float">
            <text:p>1</text:p>
          </table:table-cell>
          <table:table-cell table:style-name="ce108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05" calcext:value-type="date">
            <text:p>5. jun. 09</text:p>
          </table:table-cell>
          <table:table-cell table:style-name="ce95" table:formula="of:=TEXT([.A6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97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AND</text:p>
          </table:table-cell>
          <table:table-cell table:style-name="ce28" office:value-type="string" calcext:value-type="string">
            <text:p>KOS</text:p>
          </table:table-cell>
          <table:table-cell table:style-name="ce102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03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103" table:formula="of:=COUNTIF([.C6:.K6];&quot;52&quot;)+COUNTIF([.C6:.K6];&quot;52$&quot;)+COUNTIF([.C6:.K6];&quot;52☻&quot;)" office:value-type="float" office:value="0" calcext:value-type="float">
            <text:p>0</text:p>
          </table:table-cell>
          <table:table-cell table:style-name="ce104" table:formula="of:=COUNTIF([.C6:.K6];&quot;12-20&quot;)+COUNTIF([.C6:.K6];&quot;2&quot;)" office:value-type="float" office:value="0" calcext:value-type="float">
            <text:p>0</text:p>
          </table:table-cell>
          <table:table-cell table:style-name="ce105" table:formula="of:=COUNTIF([.C6:.K6];&quot;U&quot;)+COUNTIF([.C6:.K6];&quot;U☻&quot;)+COUNTIF([.C6:.K6];&quot;U☺&quot;)" office:value-type="float" office:value="1" calcext:value-type="float">
            <text:p>1</text:p>
          </table:table-cell>
          <table:table-cell table:style-name="ce105" table:formula="of:=COUNTIF([.C6:.K6];&quot;KVIT&quot;)+COUNTIF([.C6:.K6];&quot;KVIT☻&quot;)+COUNTIF([.C6:.K6];&quot;kvit$&quot;)" office:value-type="float" office:value="2" calcext:value-type="float">
            <text:p>2</text:p>
          </table:table-cell>
          <table:table-cell table:style-name="ce106" table:formula="of:=COUNTBLANK([.C6:.K6])" office:value-type="float" office:value="0" calcext:value-type="float">
            <text:p>0</text:p>
          </table:table-cell>
          <table:table-cell table:style-name="ce107" table:formula="of:=COUNTIF([.C6:.K6];&quot;x&quot;)" office:value-type="float" office:value="1" calcext:value-type="float">
            <text:p>1</text:p>
          </table:table-cell>
          <table:table-cell table:style-name="ce108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1" calcext:value-type="float">
            <text:p>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6-06" calcext:value-type="date">
            <text:p>6. jun. 09</text:p>
          </table:table-cell>
          <table:table-cell table:style-name="ce96" table:formula="of:=TEXT([.A7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11" table:formula="of:=[$'Vzorci vnosov'.$A$20]" office:value-type="string" office:string-value="☺" calcext:value-type="string">
            <text:p>☺</text:p>
          </table:table-cell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text:p>AND</text:p>
          </table:table-cell>
          <table:table-cell table:style-name="ce28" office:value-type="string" calcext:value-type="string">
            <text:p>ŠOŠ</text:p>
          </table:table-cell>
          <table:table-cell table:style-name="ce102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03" table:formula="of:=COUNTIF([.C7:.K7];&quot;51&quot;)+COUNTIF([.C7:.K7];&quot;51$&quot;)+COUNTIF([.C7:.K7];&quot;51☻&quot;)" office:value-type="float" office:value="0" calcext:value-type="float">
            <text:p>0</text:p>
          </table:table-cell>
          <table:table-cell table:style-name="ce103" table:formula="of:=COUNTIF([.C7:.K7];&quot;52&quot;)+COUNTIF([.C7:.K7];&quot;52$&quot;)+COUNTIF([.C7:.K7];&quot;52☻&quot;)" office:value-type="float" office:value="0" calcext:value-type="float">
            <text:p>0</text:p>
          </table:table-cell>
          <table:table-cell table:style-name="ce104" table:formula="of:=COUNTIF([.C7:.K7];&quot;12-20&quot;)+COUNTIF([.C7:.K7];&quot;2&quot;)" office:value-type="float" office:value="0" calcext:value-type="float">
            <text:p>0</text:p>
          </table:table-cell>
          <table:table-cell table:style-name="ce105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105" table:formula="of:=COUNTIF([.C7:.K7];&quot;KVIT&quot;)+COUNTIF([.C7:.K7];&quot;KVIT☻&quot;)+COUNTIF([.C7:.K7];&quot;kvit$&quot;)" office:value-type="float" office:value="0" calcext:value-type="float">
            <text:p>0</text:p>
          </table:table-cell>
          <table:table-cell table:style-name="ce106" table:formula="of:=COUNTBLANK([.C7:.K7])" office:value-type="float" office:value="6" calcext:value-type="float">
            <text:p>6</text:p>
          </table:table-cell>
          <table:table-cell table:style-name="ce107" table:formula="of:=COUNTIF([.C7:.K7];&quot;x&quot;)" office:value-type="float" office:value="0" calcext:value-type="float">
            <text:p>0</text:p>
          </table:table-cell>
          <table:table-cell table:style-name="ce108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6-07" calcext:value-type="date">
            <text:p>7. jun. 09</text:p>
          </table:table-cell>
          <table:table-cell table:style-name="ce96" table:formula="of:=TEXT([.A8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99" office:value-type="string" calcext:value-type="string">
            <text:p>KRU</text:p>
          </table:table-cell>
          <table:table-cell table:style-name="ce28" office:value-type="string" calcext:value-type="string">
            <text:p>ŠOŠ</text:p>
          </table:table-cell>
          <table:table-cell table:style-name="ce102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03" table:formula="of:=COUNTIF([.C8:.K8];&quot;51&quot;)+COUNTIF([.C8:.K8];&quot;51$&quot;)+COUNTIF([.C8:.K8];&quot;51☻&quot;)" office:value-type="float" office:value="0" calcext:value-type="float">
            <text:p>0</text:p>
          </table:table-cell>
          <table:table-cell table:style-name="ce103" table:formula="of:=COUNTIF([.C8:.K8];&quot;52&quot;)+COUNTIF([.C8:.K8];&quot;52$&quot;)+COUNTIF([.C8:.K8];&quot;52☻&quot;)" office:value-type="float" office:value="0" calcext:value-type="float">
            <text:p>0</text:p>
          </table:table-cell>
          <table:table-cell table:style-name="ce104" table:formula="of:=COUNTIF([.C8:.K8];&quot;12-20&quot;)+COUNTIF([.C8:.K8];&quot;2&quot;)" office:value-type="float" office:value="0" calcext:value-type="float">
            <text:p>0</text:p>
          </table:table-cell>
          <table:table-cell table:style-name="ce105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105" table:formula="of:=COUNTIF([.C8:.K8];&quot;KVIT&quot;)+COUNTIF([.C8:.K8];&quot;KVIT☻&quot;)+COUNTIF([.C8:.K8];&quot;kvit$&quot;)" office:value-type="float" office:value="0" calcext:value-type="float">
            <text:p>0</text:p>
          </table:table-cell>
          <table:table-cell table:style-name="ce106" table:formula="of:=COUNTBLANK([.C8:.K8])" office:value-type="float" office:value="7" calcext:value-type="float">
            <text:p>7</text:p>
          </table:table-cell>
          <table:table-cell table:style-name="ce107" table:formula="of:=COUNTIF([.C8:.K8];&quot;x&quot;)" office:value-type="float" office:value="0" calcext:value-type="float">
            <text:p>0</text:p>
          </table:table-cell>
          <table:table-cell table:style-name="ce108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08" calcext:value-type="date">
            <text:p>8. jun. 09</text:p>
          </table:table-cell>
          <table:table-cell table:style-name="ce95" table:formula="of:=TEXT([.A9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102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03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103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104" table:formula="of:=COUNTIF([.C9:.K9];&quot;12-20&quot;)+COUNTIF([.C9:.K9];&quot;2&quot;)" office:value-type="float" office:value="1" calcext:value-type="float">
            <text:p>1</text:p>
          </table:table-cell>
          <table:table-cell table:style-name="ce105" table:formula="of:=COUNTIF([.C9:.K9];&quot;U&quot;)+COUNTIF([.C9:.K9];&quot;U☻&quot;)+COUNTIF([.C9:.K9];&quot;U☺&quot;)" office:value-type="float" office:value="1" calcext:value-type="float">
            <text:p>1</text:p>
          </table:table-cell>
          <table:table-cell table:style-name="ce105" table:formula="of:=COUNTIF([.C9:.K9];&quot;KVIT&quot;)+COUNTIF([.C9:.K9];&quot;KVIT☻&quot;)+COUNTIF([.C9:.K9];&quot;kvit$&quot;)" office:value-type="float" office:value="3" calcext:value-type="float">
            <text:p>3</text:p>
          </table:table-cell>
          <table:table-cell table:style-name="ce106" table:formula="of:=COUNTBLANK([.C9:.K9])" office:value-type="float" office:value="1" calcext:value-type="float">
            <text:p>1</text:p>
          </table:table-cell>
          <table:table-cell table:style-name="ce107" table:formula="of:=COUNTIF([.C9:.K9];&quot;x&quot;)" office:value-type="float" office:value="0" calcext:value-type="float">
            <text:p>0</text:p>
          </table:table-cell>
          <table:table-cell table:style-name="ce108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09" calcext:value-type="date">
            <text:p>9. jun. 09</text:p>
          </table:table-cell>
          <table:table-cell table:style-name="ce95" table:formula="of:=TEXT([.A10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KON</text:p>
          </table:table-cell>
          <table:table-cell table:style-name="ce102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03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103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04" table:formula="of:=COUNTIF([.C10:.K10];&quot;12-20&quot;)+COUNTIF([.C10:.K10];&quot;2&quot;)" office:value-type="float" office:value="1" calcext:value-type="float">
            <text:p>1</text:p>
          </table:table-cell>
          <table:table-cell table:style-name="ce105" table:formula="of:=COUNTIF([.C10:.K10];&quot;U&quot;)+COUNTIF([.C10:.K10];&quot;U☻&quot;)+COUNTIF([.C10:.K10];&quot;U☺&quot;)" office:value-type="float" office:value="1" calcext:value-type="float">
            <text:p>1</text:p>
          </table:table-cell>
          <table:table-cell table:style-name="ce105" table:formula="of:=COUNTIF([.C10:.K10];&quot;KVIT&quot;)+COUNTIF([.C10:.K10];&quot;KVIT☻&quot;)+COUNTIF([.C10:.K10];&quot;kvit$&quot;)" office:value-type="float" office:value="1" calcext:value-type="float">
            <text:p>1</text:p>
          </table:table-cell>
          <table:table-cell table:style-name="ce106" table:formula="of:=COUNTBLANK([.C10:.K10])" office:value-type="float" office:value="1" calcext:value-type="float">
            <text:p>1</text:p>
          </table:table-cell>
          <table:table-cell table:style-name="ce107" table:formula="of:=COUNTIF([.C10:.K10];&quot;x&quot;)" office:value-type="float" office:value="2" calcext:value-type="float">
            <text:p>2</text:p>
          </table:table-cell>
          <table:table-cell table:style-name="ce108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10" calcext:value-type="date">
            <text:p>10. jun. 09</text:p>
          </table:table-cell>
          <table:table-cell table:style-name="ce95" table:formula="of:=TEXT([.A11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office:value-type="string" calcext:value-type="string">
            <office:annotation draw:style-name="gr22" draw:text-style-name="P12" svg:width="2.906cm" svg:height="0.702cm" svg:x="7.342cm" svg:y="5.483cm" draw:caption-point-x="-0.592cm" draw:caption-point-y="1.547cm">
              <dc:date>2022-03-22T00:00:00</dc:date>
              <text:p text:style-name="P11">10 do 14 junij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03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03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04" table:formula="of:=COUNTIF([.C11:.K11];&quot;12-20&quot;)+COUNTIF([.C11:.K11];&quot;2&quot;)" office:value-type="float" office:value="1" calcext:value-type="float">
            <text:p>1</text:p>
          </table:table-cell>
          <table:table-cell table:style-name="ce105" table:formula="of:=COUNTIF([.C11:.K11];&quot;U&quot;)+COUNTIF([.C11:.K11];&quot;U☻&quot;)+COUNTIF([.C11:.K11];&quot;U☺&quot;)" office:value-type="float" office:value="1" calcext:value-type="float">
            <text:p>1</text:p>
          </table:table-cell>
          <table:table-cell table:style-name="ce105" table:formula="of:=COUNTIF([.C11:.K11];&quot;KVIT&quot;)+COUNTIF([.C11:.K11];&quot;KVIT☻&quot;)+COUNTIF([.C11:.K11];&quot;kvit$&quot;)" office:value-type="float" office:value="2" calcext:value-type="float">
            <text:p>2</text:p>
          </table:table-cell>
          <table:table-cell table:style-name="ce106" table:formula="of:=COUNTBLANK([.C11:.K11])" office:value-type="float" office:value="0" calcext:value-type="float">
            <text:p>0</text:p>
          </table:table-cell>
          <table:table-cell table:style-name="ce107" table:formula="of:=COUNTIF([.C11:.K11];&quot;x&quot;)" office:value-type="float" office:value="1" calcext:value-type="float">
            <text:p>1</text:p>
          </table:table-cell>
          <table:table-cell table:style-name="ce108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11" calcext:value-type="date">
            <text:p>11. jun. 09</text:p>
          </table:table-cell>
          <table:table-cell table:style-name="ce95" table:formula="of:=TEXT([.A12];&quot;Ddd&quot;)" office:value-type="string" office:string-value="čet" calcext:value-type="string">
            <text:p>čet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6.185cm" draw:caption-point-x="-0.592cm" draw:caption-point-y="1.547cm">
              <dc:date>2022-03-22T00:00:00</dc:date>
              <text:p text:style-name="P11">10 do 14 junija</text:p>
            </office:annotation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POT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03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103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104" table:formula="of:=COUNTIF([.C12:.K12];&quot;12-20&quot;)+COUNTIF([.C12:.K12];&quot;2&quot;)" office:value-type="float" office:value="1" calcext:value-type="float">
            <text:p>1</text:p>
          </table:table-cell>
          <table:table-cell table:style-name="ce105" table:formula="of:=COUNTIF([.C12:.K12];&quot;U&quot;)+COUNTIF([.C12:.K12];&quot;U☻&quot;)+COUNTIF([.C12:.K12];&quot;U☺&quot;)" office:value-type="float" office:value="1" calcext:value-type="float">
            <text:p>1</text:p>
          </table:table-cell>
          <table:table-cell table:style-name="ce105" table:formula="of:=COUNTIF([.C12:.K12];&quot;KVIT&quot;)+COUNTIF([.C12:.K12];&quot;KVIT☻&quot;)+COUNTIF([.C12:.K12];&quot;kvit$&quot;)" office:value-type="float" office:value="1" calcext:value-type="float">
            <text:p>1</text:p>
          </table:table-cell>
          <table:table-cell table:style-name="ce106" table:formula="of:=COUNTBLANK([.C12:.K12])" office:value-type="float" office:value="1" calcext:value-type="float">
            <text:p>1</text:p>
          </table:table-cell>
          <table:table-cell table:style-name="ce107" table:formula="of:=COUNTIF([.C12:.K12];&quot;x&quot;)" office:value-type="float" office:value="1" calcext:value-type="float">
            <text:p>1</text:p>
          </table:table-cell>
          <table:table-cell table:style-name="ce108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12" calcext:value-type="date">
            <text:p>12. jun. 09</text:p>
          </table:table-cell>
          <table:table-cell table:style-name="ce95" table:formula="of:=TEXT([.A13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6.887cm" draw:caption-point-x="-0.592cm" draw:caption-point-y="1.547cm">
              <dc:date>2022-03-22T00:00:00</dc:date>
              <text:p text:style-name="P11">10 do 14 junija</text:p>
            </office:annotation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office:value-type="string" calcext:value-type="string">
            <text:p>JAN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03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103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104" table:formula="of:=COUNTIF([.C13:.K13];&quot;12-20&quot;)+COUNTIF([.C13:.K13];&quot;2&quot;)" office:value-type="float" office:value="1" calcext:value-type="float">
            <text:p>1</text:p>
          </table:table-cell>
          <table:table-cell table:style-name="ce105" table:formula="of:=COUNTIF([.C13:.K13];&quot;U&quot;)+COUNTIF([.C13:.K13];&quot;U☻&quot;)+COUNTIF([.C13:.K13];&quot;U☺&quot;)" office:value-type="float" office:value="1" calcext:value-type="float">
            <text:p>1</text:p>
          </table:table-cell>
          <table:table-cell table:style-name="ce105" table:formula="of:=COUNTIF([.C13:.K13];&quot;KVIT&quot;)+COUNTIF([.C13:.K13];&quot;KVIT☻&quot;)+COUNTIF([.C13:.K13];&quot;kvit$&quot;)" office:value-type="float" office:value="2" calcext:value-type="float">
            <text:p>2</text:p>
          </table:table-cell>
          <table:table-cell table:style-name="ce106" table:formula="of:=COUNTBLANK([.C13:.K13])" office:value-type="float" office:value="1" calcext:value-type="float">
            <text:p>1</text:p>
          </table:table-cell>
          <table:table-cell table:style-name="ce107" table:formula="of:=COUNTIF([.C13:.K13];&quot;x&quot;)" office:value-type="float" office:value="1" calcext:value-type="float">
            <text:p>1</text:p>
          </table:table-cell>
          <table:table-cell table:style-name="ce108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6-13" calcext:value-type="date">
            <text:p>13. jun. 09</text:p>
          </table:table-cell>
          <table:table-cell table:style-name="ce96" table:formula="of:=TEXT([.A14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31" office:value-type="string" calcext:value-type="string">
            <office:annotation draw:style-name="gr10" draw:text-style-name="P12" svg:width="2.906cm" svg:height="1.788cm" svg:x="7.342cm" svg:y="7.589cm" draw:caption-point-x="-0.592cm" draw:caption-point-y="1.547cm">
              <dc:date>2022-03-22T00:00:00</dc:date>
              <text:p text:style-name="P11">10 do 14 junija</text:p>
            </office:annotation>
            <text:p>D</text:p>
          </table:table-cell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29" office:value-type="string" calcext:value-type="string">
            <text:p>ŠTU</text:p>
          </table:table-cell>
          <table:table-cell table:style-name="ce28" office:value-type="string" calcext:value-type="string">
            <text:p>KOS</text:p>
          </table:table-cell>
          <table:table-cell table:style-name="ce102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03" table:formula="of:=COUNTIF([.C14:.K14];&quot;51&quot;)+COUNTIF([.C14:.K14];&quot;51$&quot;)+COUNTIF([.C14:.K14];&quot;51☻&quot;)" office:value-type="float" office:value="0" calcext:value-type="float">
            <text:p>0</text:p>
          </table:table-cell>
          <table:table-cell table:style-name="ce103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104" table:formula="of:=COUNTIF([.C14:.K14];&quot;12-20&quot;)+COUNTIF([.C14:.K14];&quot;2&quot;)" office:value-type="float" office:value="0" calcext:value-type="float">
            <text:p>0</text:p>
          </table:table-cell>
          <table:table-cell table:style-name="ce105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105" table:formula="of:=COUNTIF([.C14:.K14];&quot;KVIT&quot;)+COUNTIF([.C14:.K14];&quot;KVIT☻&quot;)+COUNTIF([.C14:.K14];&quot;kvit$&quot;)" office:value-type="float" office:value="0" calcext:value-type="float">
            <text:p>0</text:p>
          </table:table-cell>
          <table:table-cell table:style-name="ce106" table:formula="of:=COUNTBLANK([.C14:.K14])" office:value-type="float" office:value="6" calcext:value-type="float">
            <text:p>6</text:p>
          </table:table-cell>
          <table:table-cell table:style-name="ce107" table:formula="of:=COUNTIF([.C14:.K14];&quot;x&quot;)" office:value-type="float" office:value="0" calcext:value-type="float">
            <text:p>0</text:p>
          </table:table-cell>
          <table:table-cell table:style-name="ce108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/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2"/>
          <table:table-cell table:number-columns-repeated="767"/>
        </table:table-row>
        <table:table-row table:style-name="ro6">
          <table:table-cell table:style-name="ce18" office:value-type="date" office:date-value="2009-06-14" calcext:value-type="date">
            <text:p>14. jun. 09</text:p>
          </table:table-cell>
          <table:table-cell table:style-name="ce96" table:formula="of:=TEXT([.A15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office:value-type="string" calcext:value-type="string">
            <office:annotation draw:style-name="gr10" draw:text-style-name="P12" svg:width="2.906cm" svg:height="1.788cm" svg:x="7.342cm" svg:y="8.291cm" draw:caption-point-x="-0.592cm" draw:caption-point-y="1.547cm">
              <dc:date>2022-03-22T00:00:00</dc:date>
              <text:p text:style-name="P11">10 do 14 junija</text:p>
            </office:annotation>
            <text:p>D</text:p>
          </table:table-cell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 table:number-columns-repeated="2"/>
          <table:table-cell table:style-name="ce29" office:value-type="string" calcext:value-type="string">
            <text:p>JAN</text:p>
          </table:table-cell>
          <table:table-cell table:style-name="ce28" office:value-type="string" calcext:value-type="string">
            <text:p>KOS</text:p>
          </table:table-cell>
          <table:table-cell table:style-name="ce102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03" table:formula="of:=COUNTIF([.C15:.K15];&quot;51&quot;)+COUNTIF([.C15:.K15];&quot;51$&quot;)+COUNTIF([.C15:.K15];&quot;51☻&quot;)" office:value-type="float" office:value="0" calcext:value-type="float">
            <text:p>0</text:p>
          </table:table-cell>
          <table:table-cell table:style-name="ce103" table:formula="of:=COUNTIF([.C15:.K15];&quot;52&quot;)+COUNTIF([.C15:.K15];&quot;52$&quot;)+COUNTIF([.C15:.K15];&quot;52☻&quot;)" office:value-type="float" office:value="0" calcext:value-type="float">
            <text:p>0</text:p>
          </table:table-cell>
          <table:table-cell table:style-name="ce104" table:formula="of:=COUNTIF([.C15:.K15];&quot;12-20&quot;)+COUNTIF([.C15:.K15];&quot;2&quot;)" office:value-type="float" office:value="0" calcext:value-type="float">
            <text:p>0</text:p>
          </table:table-cell>
          <table:table-cell table:style-name="ce105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105" table:formula="of:=COUNTIF([.C15:.K15];&quot;KVIT&quot;)+COUNTIF([.C15:.K15];&quot;KVIT☻&quot;)+COUNTIF([.C15:.K15];&quot;kvit$&quot;)" office:value-type="float" office:value="0" calcext:value-type="float">
            <text:p>0</text:p>
          </table:table-cell>
          <table:table-cell table:style-name="ce106" table:formula="of:=COUNTBLANK([.C15:.K15])" office:value-type="float" office:value="6" calcext:value-type="float">
            <text:p>6</text:p>
          </table:table-cell>
          <table:table-cell table:style-name="ce107" table:formula="of:=COUNTIF([.C15:.K15];&quot;x&quot;)" office:value-type="float" office:value="0" calcext:value-type="float">
            <text:p>0</text:p>
          </table:table-cell>
          <table:table-cell table:style-name="ce108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15" calcext:value-type="date">
            <text:p>15. jun. 09</text:p>
          </table:table-cell>
          <table:table-cell table:style-name="ce95" table:formula="of:=TEXT([.A16];&quot;Ddd&quot;)" office:value-type="string" office:string-value="pon" calcext:value-type="string">
            <text:p>pon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ROD</text:p>
          </table:table-cell>
          <table:table-cell table:style-name="ce28" office:value-type="string" calcext:value-type="string">
            <text:p>PIN</text:p>
          </table:table-cell>
          <table:table-cell table:style-name="ce102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03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103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104" table:formula="of:=COUNTIF([.C16:.K16];&quot;12-20&quot;)+COUNTIF([.C16:.K16];&quot;2&quot;)" office:value-type="float" office:value="1" calcext:value-type="float">
            <text:p>1</text:p>
          </table:table-cell>
          <table:table-cell table:style-name="ce105" table:formula="of:=COUNTIF([.C16:.K16];&quot;U&quot;)+COUNTIF([.C16:.K16];&quot;U☻&quot;)+COUNTIF([.C16:.K16];&quot;U☺&quot;)" office:value-type="float" office:value="1" calcext:value-type="float">
            <text:p>1</text:p>
          </table:table-cell>
          <table:table-cell table:style-name="ce105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106" table:formula="of:=COUNTBLANK([.C16:.K16])" office:value-type="float" office:value="1" calcext:value-type="float">
            <text:p>1</text:p>
          </table:table-cell>
          <table:table-cell table:style-name="ce107" table:formula="of:=COUNTIF([.C16:.K16];&quot;x&quot;)" office:value-type="float" office:value="0" calcext:value-type="float">
            <text:p>0</text:p>
          </table:table-cell>
          <table:table-cell table:style-name="ce108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16" calcext:value-type="date">
            <text:p>16. jun. 09</text:p>
          </table:table-cell>
          <table:table-cell table:style-name="ce95" table:formula="of:=TEXT([.A17];&quot;Ddd&quot;)" office:value-type="string" office:string-value="tor" calcext:value-type="string">
            <text:p>tor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ŠTU</text:p>
          </table:table-cell>
          <table:table-cell table:style-name="ce28" office:value-type="string" calcext:value-type="string">
            <text:p>PIN</text:p>
          </table:table-cell>
          <table:table-cell table:style-name="ce102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03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103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104" table:formula="of:=COUNTIF([.C17:.K17];&quot;12-20&quot;)+COUNTIF([.C17:.K17];&quot;2&quot;)" office:value-type="float" office:value="1" calcext:value-type="float">
            <text:p>1</text:p>
          </table:table-cell>
          <table:table-cell table:style-name="ce105" table:formula="of:=COUNTIF([.C17:.K17];&quot;U&quot;)+COUNTIF([.C17:.K17];&quot;U☻&quot;)+COUNTIF([.C17:.K17];&quot;U☺&quot;)" office:value-type="float" office:value="1" calcext:value-type="float">
            <text:p>1</text:p>
          </table:table-cell>
          <table:table-cell table:style-name="ce105" table:formula="of:=COUNTIF([.C17:.K17];&quot;KVIT&quot;)+COUNTIF([.C17:.K17];&quot;KVIT☻&quot;)+COUNTIF([.C17:.K17];&quot;kvit$&quot;)" office:value-type="float" office:value="2" calcext:value-type="float">
            <text:p>2</text:p>
          </table:table-cell>
          <table:table-cell table:style-name="ce106" table:formula="of:=COUNTBLANK([.C17:.K17])" office:value-type="float" office:value="1" calcext:value-type="float">
            <text:p>1</text:p>
          </table:table-cell>
          <table:table-cell table:style-name="ce107" table:formula="of:=COUNTIF([.C17:.K17];&quot;x&quot;)" office:value-type="float" office:value="0" calcext:value-type="float">
            <text:p>0</text:p>
          </table:table-cell>
          <table:table-cell table:style-name="ce108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"/>
          <table:table-cell table:style-name="ce8"/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06-17" calcext:value-type="date">
            <text:p>17. jun. 09</text:p>
          </table:table-cell>
          <table:table-cell table:style-name="ce95" table:formula="of:=TEXT([.A18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GRM</text:p>
          </table:table-cell>
          <table:table-cell table:style-name="ce28" office:value-type="string" calcext:value-type="string">
            <text:p>KON</text:p>
          </table:table-cell>
          <table:table-cell table:style-name="ce102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03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03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104" table:formula="of:=COUNTIF([.C18:.K18];&quot;12-20&quot;)+COUNTIF([.C18:.K18];&quot;2&quot;)" office:value-type="float" office:value="1" calcext:value-type="float">
            <text:p>1</text:p>
          </table:table-cell>
          <table:table-cell table:style-name="ce105" table:formula="of:=COUNTIF([.C18:.K18];&quot;U&quot;)+COUNTIF([.C18:.K18];&quot;U☻&quot;)+COUNTIF([.C18:.K18];&quot;U☺&quot;)" office:value-type="float" office:value="1" calcext:value-type="float">
            <text:p>1</text:p>
          </table:table-cell>
          <table:table-cell table:style-name="ce105" table:formula="of:=COUNTIF([.C18:.K18];&quot;KVIT&quot;)+COUNTIF([.C18:.K18];&quot;KVIT☻&quot;)+COUNTIF([.C18:.K18];&quot;kvit$&quot;)" office:value-type="float" office:value="1" calcext:value-type="float">
            <text:p>1</text:p>
          </table:table-cell>
          <table:table-cell table:style-name="ce106" table:formula="of:=COUNTBLANK([.C18:.K18])" office:value-type="float" office:value="0" calcext:value-type="float">
            <text:p>0</text:p>
          </table:table-cell>
          <table:table-cell table:style-name="ce107" table:formula="of:=COUNTIF([.C18:.K18];&quot;x&quot;)" office:value-type="float" office:value="2" calcext:value-type="float">
            <text:p>2</text:p>
          </table:table-cell>
          <table:table-cell table:style-name="ce108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/>
          <table:table-cell table:style-name="ce98" office:value-type="string" calcext:value-type="string">
            <text:p>RTG $</text:p>
          </table:table-cell>
          <table:table-cell table:style-name="ce15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09-06-18" calcext:value-type="date">
            <text:p>18. jun. 09</text:p>
          </table:table-cell>
          <table:table-cell table:style-name="ce95" table:formula="of:=TEXT([.A19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KON</text:p>
          </table:table-cell>
          <table:table-cell table:style-name="ce102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03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103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104" table:formula="of:=COUNTIF([.C19:.K19];&quot;12-20&quot;)+COUNTIF([.C19:.K19];&quot;2&quot;)" office:value-type="float" office:value="0" calcext:value-type="float">
            <text:p>0</text:p>
          </table:table-cell>
          <table:table-cell table:style-name="ce105" table:formula="of:=COUNTIF([.C19:.K19];&quot;U&quot;)+COUNTIF([.C19:.K19];&quot;U☻&quot;)+COUNTIF([.C19:.K19];&quot;U☺&quot;)" office:value-type="float" office:value="1" calcext:value-type="float">
            <text:p>1</text:p>
          </table:table-cell>
          <table:table-cell table:style-name="ce105" table:formula="of:=COUNTIF([.C19:.K19];&quot;KVIT&quot;)+COUNTIF([.C19:.K19];&quot;KVIT☻&quot;)+COUNTIF([.C19:.K19];&quot;kvit$&quot;)" office:value-type="float" office:value="1" calcext:value-type="float">
            <text:p>1</text:p>
          </table:table-cell>
          <table:table-cell table:style-name="ce106" table:formula="of:=COUNTBLANK([.C19:.K19])" office:value-type="float" office:value="1" calcext:value-type="float">
            <text:p>1</text:p>
          </table:table-cell>
          <table:table-cell table:style-name="ce107" table:formula="of:=COUNTIF([.C19:.K19];&quot;x&quot;)" office:value-type="float" office:value="0" calcext:value-type="float">
            <text:p>0</text:p>
          </table:table-cell>
          <table:table-cell table:style-name="ce108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19" calcext:value-type="date">
            <text:p>19. jun. 09</text:p>
          </table:table-cell>
          <table:table-cell table:style-name="ce95" table:formula="of:=TEXT([.A20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2" table:formula="of:=[$'Vzorci vnosov'.$A$22]" office:value-type="string" office:string-value="U☺" calcext:value-type="string">
            <office:annotation draw:style-name="gr23" draw:text-style-name="P12" svg:width="2.905cm" svg:height="6.781cm" svg:x="8.544cm" svg:y="11.775cm" draw:caption-point-x="-0.592cm" draw:caption-point-y="1.573cm">
              <dc:date>2022-03-22T00:00:00</dc:date>
              <text:p text:style-name="P11"><text:s/>v četrtkih ne delam popoldan, <text:s/>tudi v sredah. </text:p>
              <text:p text:style-name="P11"><text:s/>med 12. in 17. prosim brez dežurstev, pripravljenost ni problem.</text:p>
              <text:p text:style-name="P11">V soboto 6. ali nedeljo 7. ne bi bil dežuren (en dan). </text:p>
              <text:p text:style-name="P11"/>
            </office:annotation>
            <text:p>U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102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03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103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104" table:formula="of:=COUNTIF([.C20:.K20];&quot;12-20&quot;)+COUNTIF([.C20:.K20];&quot;2&quot;)" office:value-type="float" office:value="1" calcext:value-type="float">
            <text:p>1</text:p>
          </table:table-cell>
          <table:table-cell table:style-name="ce105" table:formula="of:=COUNTIF([.C20:.K20];&quot;U&quot;)+COUNTIF([.C20:.K20];&quot;U☻&quot;)+COUNTIF([.C20:.K20];&quot;U☺&quot;)" office:value-type="float" office:value="1" calcext:value-type="float">
            <text:p>1</text:p>
          </table:table-cell>
          <table:table-cell table:style-name="ce105" table:formula="of:=COUNTIF([.C20:.K20];&quot;KVIT&quot;)+COUNTIF([.C20:.K20];&quot;KVIT☻&quot;)+COUNTIF([.C20:.K20];&quot;kvit$&quot;)" office:value-type="float" office:value="1" calcext:value-type="float">
            <text:p>1</text:p>
          </table:table-cell>
          <table:table-cell table:style-name="ce106" table:formula="of:=COUNTBLANK([.C20:.K20])" office:value-type="float" office:value="1" calcext:value-type="float">
            <text:p>1</text:p>
          </table:table-cell>
          <table:table-cell table:style-name="ce107" table:formula="of:=COUNTIF([.C20:.K20];&quot;x&quot;)" office:value-type="float" office:value="1" calcext:value-type="float">
            <text:p>1</text:p>
          </table:table-cell>
          <table:table-cell table:style-name="ce108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/>
          <table:table-cell table:style-name="ce109" office:value-type="string" calcext:value-type="string">
            <text:p>RTG <text:s/>$</text:p>
          </table:table-cell>
          <table:table-cell table:style-name="ce15" table:number-columns-repeated="232"/>
          <table:table-cell table:number-columns-repeated="767"/>
        </table:table-row>
        <table:table-row table:style-name="ro6">
          <table:table-cell table:style-name="ce18" office:value-type="date" office:date-value="2009-06-20" calcext:value-type="date">
            <text:p>20. jun. 09</text:p>
          </table:table-cell>
          <table:table-cell table:style-name="ce96" table:formula="of:=TEXT([.A21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102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03" table:formula="of:=COUNTIF([.C21:.K21];&quot;51&quot;)+COUNTIF([.C21:.K21];&quot;51$&quot;)+COUNTIF([.C21:.K21];&quot;51☻&quot;)" office:value-type="float" office:value="0" calcext:value-type="float">
            <text:p>0</text:p>
          </table:table-cell>
          <table:table-cell table:style-name="ce103" table:formula="of:=COUNTIF([.C21:.K21];&quot;52&quot;)+COUNTIF([.C21:.K21];&quot;52$&quot;)+COUNTIF([.C21:.K21];&quot;52☻&quot;)" office:value-type="float" office:value="0" calcext:value-type="float">
            <text:p>0</text:p>
          </table:table-cell>
          <table:table-cell table:style-name="ce104" table:formula="of:=COUNTIF([.C21:.K21];&quot;12-20&quot;)+COUNTIF([.C21:.K21];&quot;2&quot;)" office:value-type="float" office:value="0" calcext:value-type="float">
            <text:p>0</text:p>
          </table:table-cell>
          <table:table-cell table:style-name="ce105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105" table:formula="of:=COUNTIF([.C21:.K21];&quot;KVIT&quot;)+COUNTIF([.C21:.K21];&quot;KVIT☻&quot;)+COUNTIF([.C21:.K21];&quot;kvit$&quot;)" office:value-type="float" office:value="0" calcext:value-type="float">
            <text:p>0</text:p>
          </table:table-cell>
          <table:table-cell table:style-name="ce106" table:formula="of:=COUNTBLANK([.C21:.K21])" office:value-type="float" office:value="5" calcext:value-type="float">
            <text:p>5</text:p>
          </table:table-cell>
          <table:table-cell table:style-name="ce107" table:formula="of:=COUNTIF([.C21:.K21];&quot;x&quot;)" office:value-type="float" office:value="0" calcext:value-type="float">
            <text:p>0</text:p>
          </table:table-cell>
          <table:table-cell table:style-name="ce108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6-21" calcext:value-type="date">
            <text:p>21. jun. 09</text:p>
          </table:table-cell>
          <table:table-cell table:style-name="ce96" table:formula="of:=TEXT([.A22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office:value-type="string" calcext:value-type="string">
            <text:p>MIO</text:p>
          </table:table-cell>
          <table:table-cell table:style-name="ce28" office:value-type="string" calcext:value-type="string">
            <text:p>KNE</text:p>
          </table:table-cell>
          <table:table-cell table:style-name="ce102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03" table:formula="of:=COUNTIF([.C22:.K22];&quot;51&quot;)+COUNTIF([.C22:.K22];&quot;51$&quot;)+COUNTIF([.C22:.K22];&quot;51☻&quot;)" office:value-type="float" office:value="0" calcext:value-type="float">
            <text:p>0</text:p>
          </table:table-cell>
          <table:table-cell table:style-name="ce103" table:formula="of:=COUNTIF([.C22:.K22];&quot;52&quot;)+COUNTIF([.C22:.K22];&quot;52$&quot;)+COUNTIF([.C22:.K22];&quot;52☻&quot;)" office:value-type="float" office:value="0" calcext:value-type="float">
            <text:p>0</text:p>
          </table:table-cell>
          <table:table-cell table:style-name="ce104" table:formula="of:=COUNTIF([.C22:.K22];&quot;12-20&quot;)+COUNTIF([.C22:.K22];&quot;2&quot;)" office:value-type="float" office:value="0" calcext:value-type="float">
            <text:p>0</text:p>
          </table:table-cell>
          <table:table-cell table:style-name="ce105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105" table:formula="of:=COUNTIF([.C22:.K22];&quot;KVIT&quot;)+COUNTIF([.C22:.K22];&quot;KVIT☻&quot;)+COUNTIF([.C22:.K22];&quot;kvit$&quot;)" office:value-type="float" office:value="0" calcext:value-type="float">
            <text:p>0</text:p>
          </table:table-cell>
          <table:table-cell table:style-name="ce106" table:formula="of:=COUNTBLANK([.C22:.K22])" office:value-type="float" office:value="6" calcext:value-type="float">
            <text:p>6</text:p>
          </table:table-cell>
          <table:table-cell table:style-name="ce107" table:formula="of:=COUNTIF([.C22:.K22];&quot;x&quot;)" office:value-type="float" office:value="0" calcext:value-type="float">
            <text:p>0</text:p>
          </table:table-cell>
          <table:table-cell table:style-name="ce108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22" calcext:value-type="date">
            <text:p>22. jun. 09</text:p>
          </table:table-cell>
          <table:table-cell table:style-name="ce95" table:formula="of:=TEXT([.A23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ŠTU</text:p>
          </table:table-cell>
          <table:table-cell table:style-name="ce28" office:value-type="string" calcext:value-type="string">
            <text:p>ŠOŠ</text:p>
          </table:table-cell>
          <table:table-cell table:style-name="ce102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03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103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104" table:formula="of:=COUNTIF([.C23:.K23];&quot;12-20&quot;)+COUNTIF([.C23:.K23];&quot;2&quot;)" office:value-type="float" office:value="0" calcext:value-type="float">
            <text:p>0</text:p>
          </table:table-cell>
          <table:table-cell table:style-name="ce105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105" table:formula="of:=COUNTIF([.C23:.K23];&quot;KVIT&quot;)+COUNTIF([.C23:.K23];&quot;KVIT☻&quot;)+COUNTIF([.C23:.K23];&quot;kvit$&quot;)" office:value-type="float" office:value="1" calcext:value-type="float">
            <text:p>1</text:p>
          </table:table-cell>
          <table:table-cell table:style-name="ce106" table:formula="of:=COUNTBLANK([.C23:.K23])" office:value-type="float" office:value="1" calcext:value-type="float">
            <text:p>1</text:p>
          </table:table-cell>
          <table:table-cell table:style-name="ce107" table:formula="of:=COUNTIF([.C23:.K23];&quot;x&quot;)" office:value-type="float" office:value="2" calcext:value-type="float">
            <text:p>2</text:p>
          </table:table-cell>
          <table:table-cell table:style-name="ce108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23" calcext:value-type="date">
            <text:p>23. jun. 09</text:p>
          </table:table-cell>
          <table:table-cell table:style-name="ce95" table:formula="of:=TEXT([.A24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0" office:value-type="string" calcext:value-type="string">
            <text:p><text:s text:c="2"/>HOL</text:p>
          </table:table-cell>
          <table:table-cell table:style-name="ce28" office:value-type="string" calcext:value-type="string">
            <text:p>DAN</text:p>
          </table:table-cell>
          <table:table-cell table:style-name="ce102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03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103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04" table:formula="of:=COUNTIF([.C24:.K24];&quot;12-20&quot;)+COUNTIF([.C24:.K24];&quot;2&quot;)" office:value-type="float" office:value="1" calcext:value-type="float">
            <text:p>1</text:p>
          </table:table-cell>
          <table:table-cell table:style-name="ce105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105" table:formula="of:=COUNTIF([.C24:.K24];&quot;KVIT&quot;)+COUNTIF([.C24:.K24];&quot;KVIT☻&quot;)+COUNTIF([.C24:.K24];&quot;kvit$&quot;)" office:value-type="float" office:value="2" calcext:value-type="float">
            <text:p>2</text:p>
          </table:table-cell>
          <table:table-cell table:style-name="ce106" table:formula="of:=COUNTBLANK([.C24:.K24])" office:value-type="float" office:value="1" calcext:value-type="float">
            <text:p>1</text:p>
          </table:table-cell>
          <table:table-cell table:style-name="ce107" table:formula="of:=COUNTIF([.C24:.K24];&quot;x&quot;)" office:value-type="float" office:value="1" calcext:value-type="float">
            <text:p>1</text:p>
          </table:table-cell>
          <table:table-cell table:style-name="ce108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24" calcext:value-type="date">
            <text:p>24. jun. 09</text:p>
          </table:table-cell>
          <table:table-cell table:style-name="ce95" table:formula="of:=TEXT([.A25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8" office:value-type="string" calcext:value-type="string">
            <text:p>DAN</text:p>
          </table:table-cell>
          <table:table-cell table:style-name="ce28" office:value-type="string" calcext:value-type="string">
            <text:p>ŠOŠ</text:p>
          </table:table-cell>
          <table:table-cell table:style-name="ce102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03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03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04" table:formula="of:=COUNTIF([.C25:.K25];&quot;12-20&quot;)+COUNTIF([.C25:.K25];&quot;2&quot;)" office:value-type="float" office:value="1" calcext:value-type="float">
            <text:p>1</text:p>
          </table:table-cell>
          <table:table-cell table:style-name="ce105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105" table:formula="of:=COUNTIF([.C25:.K25];&quot;KVIT&quot;)+COUNTIF([.C25:.K25];&quot;KVIT☻&quot;)+COUNTIF([.C25:.K25];&quot;kvit$&quot;)" office:value-type="float" office:value="1" calcext:value-type="float">
            <text:p>1</text:p>
          </table:table-cell>
          <table:table-cell table:style-name="ce106" table:formula="of:=COUNTBLANK([.C25:.K25])" office:value-type="float" office:value="1" calcext:value-type="float">
            <text:p>1</text:p>
          </table:table-cell>
          <table:table-cell table:style-name="ce107" table:formula="of:=COUNTIF([.C25:.K25];&quot;x&quot;)" office:value-type="float" office:value="1" calcext:value-type="float">
            <text:p>1</text:p>
          </table:table-cell>
          <table:table-cell table:style-name="ce108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6-25" calcext:value-type="date">
            <text:p>25. jun. 09</text:p>
          </table:table-cell>
          <table:table-cell table:style-name="ce96" table:formula="of:=TEXT([.A26];&quot;Ddd&quot;)" office:value-type="string" office:string-value="čet" calcext:value-type="string">
            <text:p>čet</text:p>
          </table:table-cell>
          <table:table-cell table:style-name="ce30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 office:value-type="string" calcext:value-type="string">
            <office:annotation draw:style-name="gr16" draw:text-style-name="P12" svg:width="2.906cm" svg:height="1.165cm" svg:x="7.342cm" svg:y="15.987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24" draw:text-style-name="P12" svg:width="2.931cm" svg:height="1.631cm" svg:x="8.544cm" svg:y="15.986cm" draw:caption-point-x="-0.592cm" draw:caption-point-y="1.574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8" office:value-type="string" calcext:value-type="string">
            <text:p>DAN</text:p>
          </table:table-cell>
          <table:table-cell table:style-name="ce28" office:value-type="string" calcext:value-type="string">
            <text:p>KOS</text:p>
          </table:table-cell>
          <table:table-cell table:style-name="ce102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03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103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104" table:formula="of:=COUNTIF([.C26:.K26];&quot;12-20&quot;)+COUNTIF([.C26:.K26];&quot;2&quot;)" office:value-type="float" office:value="0" calcext:value-type="float">
            <text:p>0</text:p>
          </table:table-cell>
          <table:table-cell table:style-name="ce105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105" table:formula="of:=COUNTIF([.C26:.K26];&quot;KVIT&quot;)+COUNTIF([.C26:.K26];&quot;KVIT☻&quot;)+COUNTIF([.C26:.K26];&quot;kvit$&quot;)" office:value-type="float" office:value="0" calcext:value-type="float">
            <text:p>0</text:p>
          </table:table-cell>
          <table:table-cell table:style-name="ce106" table:formula="of:=COUNTBLANK([.C26:.K26])" office:value-type="float" office:value="3" calcext:value-type="float">
            <text:p>3</text:p>
          </table:table-cell>
          <table:table-cell table:style-name="ce107" table:formula="of:=COUNTIF([.C26:.K26];&quot;x&quot;)" office:value-type="float" office:value="0" calcext:value-type="float">
            <text:p>0</text:p>
          </table:table-cell>
          <table:table-cell table:style-name="ce108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26" calcext:value-type="date">
            <text:p>26. jun. 09</text:p>
          </table:table-cell>
          <table:table-cell table:style-name="ce95" table:formula="of:=TEXT([.A27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16.689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16.689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office:value-type="string" calcext:value-type="string">
            <text:p>MIO</text:p>
          </table:table-cell>
          <table:table-cell table:style-name="ce28" office:value-type="string" calcext:value-type="string">
            <text:p>KOS</text:p>
          </table:table-cell>
          <table:table-cell table:style-name="ce102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03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103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104" table:formula="of:=COUNTIF([.C27:.K27];&quot;12-20&quot;)+COUNTIF([.C27:.K27];&quot;2&quot;)" office:value-type="float" office:value="0" calcext:value-type="float">
            <text:p>0</text:p>
          </table:table-cell>
          <table:table-cell table:style-name="ce105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105" table:formula="of:=COUNTIF([.C27:.K27];&quot;KVIT&quot;)+COUNTIF([.C27:.K27];&quot;KVIT☻&quot;)+COUNTIF([.C27:.K27];&quot;kvit$&quot;)" office:value-type="float" office:value="1" calcext:value-type="float">
            <text:p>1</text:p>
          </table:table-cell>
          <table:table-cell table:style-name="ce106" table:formula="of:=COUNTBLANK([.C27:.K27])" office:value-type="float" office:value="1" calcext:value-type="float">
            <text:p>1</text:p>
          </table:table-cell>
          <table:table-cell table:style-name="ce107" table:formula="of:=COUNTIF([.C27:.K27];&quot;x&quot;)" office:value-type="float" office:value="1" calcext:value-type="float">
            <text:p>1</text:p>
          </table:table-cell>
          <table:table-cell table:style-name="ce108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6-27" calcext:value-type="date">
            <text:p>27. jun. 09</text:p>
          </table:table-cell>
          <table:table-cell table:style-name="ce96" table:formula="of:=TEXT([.A28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 office:value-type="string" calcext:value-type="string">
            <office:annotation draw:style-name="gr9" draw:text-style-name="P12" svg:width="2.906cm" svg:height="1.814cm" svg:x="7.342cm" svg:y="17.364cm" draw:caption-point-x="-0.592cm" draw:caption-point-y="1.6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9" draw:text-style-name="P12" svg:width="2.931cm" svg:height="1.814cm" svg:x="8.544cm" svg:y="17.364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 table:number-columns-repeated="2"/>
          <table:table-cell table:style-name="ce29" office:value-type="string" calcext:value-type="string">
            <text:p>MIO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03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103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104" table:formula="of:=COUNTIF([.C28:.K28];&quot;12-20&quot;)+COUNTIF([.C28:.K28];&quot;2&quot;)" office:value-type="float" office:value="0" calcext:value-type="float">
            <text:p>0</text:p>
          </table:table-cell>
          <table:table-cell table:style-name="ce105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105" table:formula="of:=COUNTIF([.C28:.K28];&quot;KVIT&quot;)+COUNTIF([.C28:.K28];&quot;KVIT☻&quot;)+COUNTIF([.C28:.K28];&quot;kvit$&quot;)" office:value-type="float" office:value="0" calcext:value-type="float">
            <text:p>0</text:p>
          </table:table-cell>
          <table:table-cell table:style-name="ce106" table:formula="of:=COUNTBLANK([.C28:.K28])" office:value-type="float" office:value="4" calcext:value-type="float">
            <text:p>4</text:p>
          </table:table-cell>
          <table:table-cell table:style-name="ce107" table:formula="of:=COUNTIF([.C28:.K28];&quot;x&quot;)" office:value-type="float" office:value="0" calcext:value-type="float">
            <text:p>0</text:p>
          </table:table-cell>
          <table:table-cell table:style-name="ce108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"/>
          <table:table-cell table:style-name="ce15"/>
          <table:table-cell table:style-name="ce100" office:value-type="string" calcext:value-type="string">
            <text:p>KRU</text:p>
          </table:table-cell>
          <table:table-cell table:style-name="ce15" table:number-columns-repeated="232"/>
          <table:table-cell table:number-columns-repeated="767"/>
        </table:table-row>
        <table:table-row table:style-name="ro6">
          <table:table-cell table:style-name="ce18" office:value-type="date" office:date-value="2009-06-28" calcext:value-type="date">
            <text:p>28. jun. 09</text:p>
          </table:table-cell>
          <table:table-cell table:style-name="ce96" table:formula="of:=TEXT([.A29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 office:value-type="string" calcext:value-type="string">
            <office:annotation draw:style-name="gr9" draw:text-style-name="P12" svg:width="2.906cm" svg:height="1.814cm" svg:x="7.342cm" svg:y="18.066cm" draw:caption-point-x="-0.592cm" draw:caption-point-y="1.6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9" draw:text-style-name="P12" svg:width="2.931cm" svg:height="1.814cm" svg:x="8.544cm" svg:y="18.066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 table:number-columns-repeated="2"/>
          <table:table-cell table:style-name="ce78" office:value-type="string" calcext:value-type="string">
            <text:p>KNE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03" table:formula="of:=COUNTIF([.C29:.K29];&quot;51&quot;)+COUNTIF([.C29:.K29];&quot;51$&quot;)+COUNTIF([.C29:.K29];&quot;51☻&quot;)" office:value-type="float" office:value="0" calcext:value-type="float">
            <text:p>0</text:p>
          </table:table-cell>
          <table:table-cell table:style-name="ce103" table:formula="of:=COUNTIF([.C29:.K29];&quot;52&quot;)+COUNTIF([.C29:.K29];&quot;52$&quot;)+COUNTIF([.C29:.K29];&quot;52☻&quot;)" office:value-type="float" office:value="0" calcext:value-type="float">
            <text:p>0</text:p>
          </table:table-cell>
          <table:table-cell table:style-name="ce104" table:formula="of:=COUNTIF([.C29:.K29];&quot;12-20&quot;)+COUNTIF([.C29:.K29];&quot;2&quot;)" office:value-type="float" office:value="0" calcext:value-type="float">
            <text:p>0</text:p>
          </table:table-cell>
          <table:table-cell table:style-name="ce105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105" table:formula="of:=COUNTIF([.C29:.K29];&quot;KVIT&quot;)+COUNTIF([.C29:.K29];&quot;KVIT☻&quot;)+COUNTIF([.C29:.K29];&quot;kvit$&quot;)" office:value-type="float" office:value="0" calcext:value-type="float">
            <text:p>0</text:p>
          </table:table-cell>
          <table:table-cell table:style-name="ce106" table:formula="of:=COUNTBLANK([.C29:.K29])" office:value-type="float" office:value="3" calcext:value-type="float">
            <text:p>3</text:p>
          </table:table-cell>
          <table:table-cell table:style-name="ce107" table:formula="of:=COUNTIF([.C29:.K29];&quot;x&quot;)" office:value-type="float" office:value="0" calcext:value-type="float">
            <text:p>0</text:p>
          </table:table-cell>
          <table:table-cell table:style-name="ce108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6-29" calcext:value-type="date">
            <text:p>29. jun. 09</text:p>
          </table:table-cell>
          <table:table-cell table:style-name="ce95" table:formula="of:=TEXT([.A30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18.768cm" draw:caption-point-x="-0.592cm" draw:caption-point-y="1.6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8.768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0" office:value-type="string" calcext:value-type="string">
            <text:p><text:s text:c="2"/>HOL</text:p>
          </table:table-cell>
          <table:table-cell table:style-name="ce28" office:value-type="string" calcext:value-type="string">
            <text:p>MŠŠ</text:p>
          </table:table-cell>
          <table:table-cell table:style-name="ce102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03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103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104" table:formula="of:=COUNTIF([.C30:.K30];&quot;12-20&quot;)+COUNTIF([.C30:.K30];&quot;2&quot;)" office:value-type="float" office:value="1" calcext:value-type="float">
            <text:p>1</text:p>
          </table:table-cell>
          <table:table-cell table:style-name="ce105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105" table:formula="of:=COUNTIF([.C30:.K30];&quot;KVIT&quot;)+COUNTIF([.C30:.K30];&quot;KVIT☻&quot;)+COUNTIF([.C30:.K30];&quot;kvit$&quot;)" office:value-type="float" office:value="1" calcext:value-type="float">
            <text:p>1</text:p>
          </table:table-cell>
          <table:table-cell table:style-name="ce106" table:formula="of:=COUNTBLANK([.C30:.K30])" office:value-type="float" office:value="1" calcext:value-type="float">
            <text:p>1</text:p>
          </table:table-cell>
          <table:table-cell table:style-name="ce107" table:formula="of:=COUNTIF([.C30:.K30];&quot;x&quot;)" office:value-type="float" office:value="1" calcext:value-type="float">
            <text:p>1</text:p>
          </table:table-cell>
          <table:table-cell table:style-name="ce108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string" calcext:value-type="string">
            <text:p><text:span text:style-name="T8">   </text:span><text:span text:style-name="T9">POR</text:span></text:p>
          </table:table-cell>
          <table:table-cell table:style-name="ce15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09-06-30" calcext:value-type="date">
            <text:p>30. jun. 09</text:p>
          </table:table-cell>
          <table:table-cell table:style-name="ce95" table:formula="of:=TEXT([.A31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19.47cm" draw:caption-point-x="-0.592cm" draw:caption-point-y="1.6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9.47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98" office:value-type="string" calcext:value-type="string">
            <text:p>RTG $</text:p>
          </table:table-cell>
          <table:table-cell table:style-name="ce101" office:value-type="string" calcext:value-type="string">
            <text:p><text:span text:style-name="T6">  </text:span><text:span text:style-name="T7">DET</text:span></text:p>
          </table:table-cell>
          <table:table-cell table:style-name="ce28" office:value-type="string" calcext:value-type="string">
            <text:p>DAN</text:p>
          </table:table-cell>
          <table:table-cell table:style-name="ce102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03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03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104" table:formula="of:=COUNTIF([.C31:.K31];&quot;12-20&quot;)+COUNTIF([.C31:.K31];&quot;2&quot;)" office:value-type="float" office:value="0" calcext:value-type="float">
            <text:p>0</text:p>
          </table:table-cell>
          <table:table-cell table:style-name="ce105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105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106" table:formula="of:=COUNTBLANK([.C31:.K31])" office:value-type="float" office:value="1" calcext:value-type="float">
            <text:p>1</text:p>
          </table:table-cell>
          <table:table-cell table:style-name="ce107" table:formula="of:=COUNTIF([.C31:.K31];&quot;x&quot;)" office:value-type="float" office:value="1" calcext:value-type="float">
            <text:p>1</text:p>
          </table:table-cell>
          <table:table-cell table:style-name="ce108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5" table:number-columns-repeated="2"/>
          <table:table-cell table:style-name="ce101" office:value-type="string" calcext:value-type="string">
            <text:p><text:span text:style-name="T6">  </text:span><text:span text:style-name="T7">DET</text:span></text:p>
          </table:table-cell>
          <table:table-cell table:style-name="ce15" table:number-columns-repeated="232"/>
          <table:table-cell table:number-columns-repeated="767"/>
        </table:table-row>
        <table:table-row table:style-name="ro3">
          <table:table-cell table:style-name="ce15" table:number-columns-repeated="11"/>
          <table:table-cell table:style-name="ce3"/>
          <table:table-cell table:style-name="ce28"/>
          <table:table-cell table:style-name="ce102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 calcext:value-type="float">
            <text:p>0</text:p>
          </table:table-cell>
          <table:table-cell table:style-name="ce103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103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104" table:formula="of:=COUNTIF([.C32:.K32];&quot;12-20&quot;)+COUNTIF([.C32:.K32];&quot;2&quot;)" office:value-type="float" office:value="0" calcext:value-type="float">
            <text:p>0</text:p>
          </table:table-cell>
          <table:table-cell table:style-name="ce105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105" table:formula="of:=COUNTIF([.C32:.K32];&quot;KVIT&quot;)+COUNTIF([.C32:.K32];&quot;KVIT☻&quot;)+COUNTIF([.C32:.K32];&quot;kvit$&quot;)" office:value-type="float" office:value="0" calcext:value-type="float">
            <text:p>0</text:p>
          </table:table-cell>
          <table:table-cell table:style-name="ce106" table:formula="of:=COUNTBLANK([.C32:.K32])" office:value-type="float" office:value="9" calcext:value-type="float">
            <text:p>9</text:p>
          </table:table-cell>
          <table:table-cell table:style-name="ce107" table:formula="of:=COUNTIF([.C32:.K32];&quot;x&quot;)" office:value-type="float" office:value="0" calcext:value-type="float">
            <text:p>0</text:p>
          </table:table-cell>
          <table:table-cell table:style-name="ce108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5" table:number-columns-repeated="24"/>
          <table:table-cell table:style-name="ce100" office:value-type="string" calcext:value-type="string">
            <text:p><text:s text:c="2"/>HOL</text:p>
          </table:table-cell>
          <table:table-cell table:style-name="ce15" table:number-columns-repeated="232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 calcext:value-type="float">
            <text:p>1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4" calcext:value-type="float">
            <text:p>4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 calcext:value-type="float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 calcext:value-type="float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8" calcext:value-type="float">
            <text:p>8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2" calcext:value-type="float">
            <text:p>2</text:p>
          </table:table-cell>
          <table:table-cell table:style-name="ce1" table:formula="of:=COUNTIF([.D2:.D32];&quot;51$&quot;)+COUNTIF([.D2:.D32];&quot;52$&quot;)+COUNTIF([.D2:.D32];&quot;kvit$&quot;)" office:value-type="float" office:value="2" calcext:value-type="float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2" calcext:value-type="float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2" calcext:value-type="float">
            <text:p>2</text:p>
          </table:table-cell>
          <table:table-cell table:style-name="ce1" table:formula="of:=COUNTIF([.G2:.G32];&quot;51$&quot;)+COUNTIF([.G2:.G32];&quot;52$&quot;)+COUNTIF([.G2:.G32];&quot;kvit$&quot;)" office:value-type="float" office:value="2" calcext:value-type="float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2" calcext:value-type="float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2" calcext:value-type="float">
            <text:p>2</text:p>
          </table:table-cell>
          <table:table-cell table:style-name="ce1" table:formula="of:=COUNTIF([.K2:.K32];&quot;51$&quot;)+COUNTIF([.K2:.K32];&quot;52$&quot;)+COUNTIF([.K2:.K32];&quot;kvit$&quot;)" office:value-type="float" office:value="1" calcext:value-type="float">
            <text:p>1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2" calcext:value-type="float">
            <text:p>2</text:p>
          </table:table-cell>
          <table:table-cell table:style-name="ce34" table:formula="of:=COUNTIF([.D2:.D32];&quot;D&quot;)" office:value-type="float" office:value="9" calcext:value-type="float">
            <text:p>9</text:p>
          </table:table-cell>
          <table:table-cell table:style-name="ce34" table:formula="of:=COUNTIF([.E2:.E32];&quot;D&quot;)" office:value-type="float" office:value="12" calcext:value-type="float">
            <text:p>12</text:p>
          </table:table-cell>
          <table:table-cell table:style-name="ce34" table:formula="of:=COUNTIF([.F2:.F32];&quot;D&quot;)" office:value-type="float" office:value="7" calcext:value-type="float">
            <text:p>7</text:p>
          </table:table-cell>
          <table:table-cell table:style-name="ce34" table:formula="of:=COUNTIF([.G2:.G32];&quot;D&quot;)" office:value-type="float" office:value="7" calcext:value-type="float">
            <text:p>7</text:p>
          </table:table-cell>
          <table:table-cell table:style-name="ce34" table:formula="of:=COUNTIF([.H2:.H32];&quot;D&quot;)" office:value-type="float" office:value="16" calcext:value-type="float">
            <text:p>16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0" calcext:value-type="float">
            <text:p>0</text:p>
          </table:table-cell>
          <table:table-cell table:style-name="ce34" table:formula="of:=COUNTIF([.K2:.K32];&quot;D&quot;)" office:value-type="float" office:value="10" calcext:value-type="float">
            <text:p>10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1" calcext:value-type="float">
            <text:p>1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2" calcext:value-type="float">
            <text:p>2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4" calcext:value-type="float">
            <text:p>4</text:p>
          </table:table-cell>
          <table:table-cell table:style-name="ce34" table:formula="of:=COUNTIF([.H2:.H32];&quot;X&quot;)" office:value-type="float" office:value="1" calcext:value-type="float">
            <text:p>1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5" calcext:value-type="float">
            <text:p>5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5" calcext:value-type="float">
            <text:p>5</text:p>
          </table:table-cell>
          <table:table-cell table:style-name="ce15" table:formula="of:=COUNTIF([.M2:.M32];&quot;ŠOŠ&quot;)" office:value-type="float" office:value="4" calcext:value-type="float">
            <text:p>4</text:p>
          </table:table-cell>
          <table:table-cell table:style-name="ce15" table:formula="of:=COUNTIF([.M2:.M32];&quot;PIN&quot;)" office:value-type="float" office:value="2" calcext:value-type="float">
            <text:p>2</text:p>
          </table:table-cell>
          <table:table-cell table:style-name="ce15" table:formula="of:=COUNTIF([.M2:.M32];&quot;KON&quot;)" office:value-type="float" office:value="4" calcext:value-type="float">
            <text:p>4</text:p>
          </table:table-cell>
          <table:table-cell table:style-name="ce15" table:formula="of:=COUNTIF([.M2:.M32];&quot;KNE&quot;)" office:value-type="float" office:value="3" calcext:value-type="float">
            <text:p>3</text:p>
          </table:table-cell>
          <table:table-cell table:style-name="ce15" table:formula="of:=COUNTIF([.M2:.M32];&quot;AND&quot;)" office:value-type="float" office:value="0" calcext:value-type="float">
            <text:p>0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4" calcext:value-type="float">
            <text:p>4</text:p>
          </table:table-cell>
          <table:table-cell table:style-name="ce15" table:formula="of:=COUNTIF([.M2:.M32];&quot;MŠŠ&quot;)" office:value-type="float" office:value="8" calcext:value-type="float">
            <text:p>8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2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nij.N2:Junij.N32">
            <calcext:condition calcext:apply-style-name="ConditionalStyle_64" calcext:value="&lt;1" calcext:base-cell-address="Junij.N2"/>
            <calcext:condition calcext:apply-style-name="ConditionalStyle_65" calcext:value="&gt;1" calcext:base-cell-address="Junij.N2"/>
          </calcext:conditional-format>
          <calcext:conditional-format calcext:target-range-address="Junij.O2:Junij.P32">
            <calcext:condition calcext:apply-style-name="ConditionalStyle_66" calcext:value="&lt;1" calcext:base-cell-address="Junij.O2"/>
            <calcext:condition calcext:apply-style-name="ConditionalStyle_67" calcext:value="&gt;1" calcext:base-cell-address="Junij.O2"/>
          </calcext:conditional-format>
          <calcext:conditional-format calcext:target-range-address="Junij.Q2:Junij.Q32">
            <calcext:condition calcext:apply-style-name="ConditionalStyle_68" calcext:value="&lt;1" calcext:base-cell-address="Junij.Q2"/>
            <calcext:condition calcext:apply-style-name="ConditionalStyle_69" calcext:value="&gt;1" calcext:base-cell-address="Junij.Q2"/>
          </calcext:conditional-format>
          <calcext:conditional-format calcext:target-range-address="Junij.R2:Junij.S32">
            <calcext:condition calcext:apply-style-name="ConditionalStyle_70" calcext:value="&lt;1" calcext:base-cell-address="Junij.R2"/>
            <calcext:condition calcext:apply-style-name="ConditionalStyle_71" calcext:value="&gt;1" calcext:base-cell-address="Junij.R2"/>
          </calcext:conditional-format>
          <calcext:conditional-format calcext:target-range-address="Junij.T2:Junij.T32">
            <calcext:condition calcext:apply-style-name="ConditionalStyle_72" calcext:value="!=0" calcext:base-cell-address="Junij.T2"/>
          </calcext:conditional-format>
          <calcext:conditional-format calcext:target-range-address="Junij.U2:Junij.U32">
            <calcext:condition calcext:apply-style-name="ConditionalStyle_73" calcext:value="=1" calcext:base-cell-address="Junij.U2"/>
            <calcext:condition calcext:apply-style-name="ConditionalStyle_74" calcext:value="&gt;1" calcext:base-cell-address="Junij.U2"/>
          </calcext:conditional-format>
          <calcext:conditional-format calcext:target-range-address="Junij.V2:Junij.V32">
            <calcext:condition calcext:apply-style-name="ConditionalStyle_75" calcext:value="&lt;2" calcext:base-cell-address="Junij.V2"/>
            <calcext:condition calcext:apply-style-name="ConditionalStyle_76" calcext:value="&gt;2" calcext:base-cell-address="Junij.V2"/>
          </calcext:conditional-format>
          <calcext:conditional-format calcext:target-range-address="Junij.B2:Junij.B31">
            <calcext:condition calcext:apply-style-name="ConditionalStyle_77" calcext:value="=&quot;sob&quot;" calcext:base-cell-address="Junij.B2"/>
            <calcext:condition calcext:apply-style-name="ConditionalStyle_78" calcext:value="=&quot;ned&quot;" calcext:base-cell-address="Junij.B2"/>
          </calcext:conditional-format>
        </calcext:conditional-formats>
      </table:table>
      <table:table table:name="julij" table:style-name="ta8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9" office:value-type="date" office:date-value="2009-07-01" calcext:value-type="date">
            <text:p>1. jul. 09</text:p>
          </table:table-cell>
          <table:table-cell table:style-name="ce110" table:formula="of:=TEXT([.A2];&quot;Ddd&quot;)" office:value-type="string" office:string-value="sre" calcext:value-type="string">
            <text:p>sre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" draw:text-style-name="P12" svg:width="2.906cm" svg:height="1.827cm" svg:x="7.342cm" svg:y="-0.013cm" draw:caption-point-x="-0.592cm" draw:caption-point-y="0.725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1" draw:text-style-name="P12" svg:width="2.931cm" svg:height="1.827cm" svg:x="8.544cm" svg:y="-0.013cm" draw:caption-point-x="-0.592cm" draw:caption-point-y="0.725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MIO</text:p>
          </table:table-cell>
          <table:table-cell table:style-name="ce28" office:value-type="string" calcext:value-type="string">
            <text:p>MŠŠ</text:p>
          </table:table-cell>
          <table:table-cell table:style-name="ce115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16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116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117" table:formula="of:=COUNTIF([.C2:.K2];&quot;12-20&quot;)+COUNTIF([.C2:.K2];&quot;2&quot;)" office:value-type="float" office:value="1" calcext:value-type="float">
            <text:p>1</text:p>
          </table:table-cell>
          <table:table-cell table:style-name="ce118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118" table:formula="of:=COUNTIF([.C2:.K2];&quot;KVIT&quot;)+COUNTIF([.C2:.K2];&quot;KVIT☻&quot;)+COUNTIF([.C2:.K2];&quot;kvit$&quot;)" office:value-type="float" office:value="1" calcext:value-type="float">
            <text:p>1</text:p>
          </table:table-cell>
          <table:table-cell table:style-name="ce119" table:formula="of:=COUNTBLANK([.C2:.K2])" office:value-type="float" office:value="1" calcext:value-type="float">
            <text:p>1</text:p>
          </table:table-cell>
          <table:table-cell table:style-name="ce120" table:formula="of:=COUNTIF([.C2:.K2];&quot;x&quot;)" office:value-type="float" office:value="1" calcext:value-type="float">
            <text:p>1</text:p>
          </table:table-cell>
          <table:table-cell table:style-name="ce121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9" office:value-type="date" office:date-value="2009-07-02" calcext:value-type="date">
            <text:p>2. jul. 09</text:p>
          </table:table-cell>
          <table:table-cell table:style-name="ce110" table:formula="of:=TEXT([.A3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" draw:text-style-name="P12" svg:width="2.906cm" svg:height="1.827cm" svg:x="7.342cm" svg:y="-0.013cm" draw:caption-point-x="-0.592cm" draw:caption-point-y="1.427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1" draw:text-style-name="P12" svg:width="2.931cm" svg:height="1.827cm" svg:x="8.544cm" svg:y="-0.013cm" draw:caption-point-x="-0.592cm" draw:caption-point-y="1.42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MŠŠ</text:p>
          </table:table-cell>
          <table:table-cell table:style-name="ce115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16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116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17" table:formula="of:=COUNTIF([.C3:.K3];&quot;12-20&quot;)+COUNTIF([.C3:.K3];&quot;2&quot;)" office:value-type="float" office:value="1" calcext:value-type="float">
            <text:p>1</text:p>
          </table:table-cell>
          <table:table-cell table:style-name="ce118" table:formula="of:=COUNTIF([.C3:.K3];&quot;U&quot;)+COUNTIF([.C3:.K3];&quot;U☻&quot;)+COUNTIF([.C3:.K3];&quot;U☺&quot;)" office:value-type="float" office:value="0" calcext:value-type="float">
            <text:p>0</text:p>
          </table:table-cell>
          <table:table-cell table:style-name="ce118" table:formula="of:=COUNTIF([.C3:.K3];&quot;KVIT&quot;)+COUNTIF([.C3:.K3];&quot;KVIT☻&quot;)+COUNTIF([.C3:.K3];&quot;kvit$&quot;)" office:value-type="float" office:value="1" calcext:value-type="float">
            <text:p>1</text:p>
          </table:table-cell>
          <table:table-cell table:style-name="ce119" table:formula="of:=COUNTBLANK([.C3:.K3])" office:value-type="float" office:value="1" calcext:value-type="float">
            <text:p>1</text:p>
          </table:table-cell>
          <table:table-cell table:style-name="ce120" table:formula="of:=COUNTIF([.C3:.K3];&quot;x&quot;)" office:value-type="float" office:value="1" calcext:value-type="float">
            <text:p>1</text:p>
          </table:table-cell>
          <table:table-cell table:style-name="ce121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03" calcext:value-type="date">
            <text:p>3. jul. 09</text:p>
          </table:table-cell>
          <table:table-cell table:style-name="ce110" table:formula="of:=TEXT([.A4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0.596cm" draw:caption-point-x="-0.592cm" draw:caption-point-y="1.52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0.596cm" draw:caption-point-x="-0.592cm" draw:caption-point-y="1.52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" office:value-type="string" calcext:value-type="string">
            <text:p>RTG</text:p>
          </table:table-cell>
          <table:table-cell table:style-name="ce5" office:value-type="string" calcext:value-type="string">
            <text:p>MIO</text:p>
          </table:table-cell>
          <table:table-cell table:style-name="ce28" office:value-type="string" calcext:value-type="string">
            <text:p>KOS</text:p>
          </table:table-cell>
          <table:table-cell table:style-name="ce115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16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16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17" table:formula="of:=COUNTIF([.C4:.K4];&quot;12-20&quot;)+COUNTIF([.C4:.K4];&quot;2&quot;)" office:value-type="float" office:value="0" calcext:value-type="float">
            <text:p>0</text:p>
          </table:table-cell>
          <table:table-cell table:style-name="ce118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118" table:formula="of:=COUNTIF([.C4:.K4];&quot;KVIT&quot;)+COUNTIF([.C4:.K4];&quot;KVIT☻&quot;)+COUNTIF([.C4:.K4];&quot;kvit$&quot;)" office:value-type="float" office:value="1" calcext:value-type="float">
            <text:p>1</text:p>
          </table:table-cell>
          <table:table-cell table:style-name="ce119" table:formula="of:=COUNTBLANK([.C4:.K4])" office:value-type="float" office:value="1" calcext:value-type="float">
            <text:p>1</text:p>
          </table:table-cell>
          <table:table-cell table:style-name="ce120" table:formula="of:=COUNTIF([.C4:.K4];&quot;x&quot;)" office:value-type="float" office:value="1" calcext:value-type="float">
            <text:p>1</text:p>
          </table:table-cell>
          <table:table-cell table:style-name="ce121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7-04" calcext:value-type="date">
            <text:p>4. jul. 09</text:p>
          </table:table-cell>
          <table:table-cell table:style-name="ce111" table:formula="of:=TEXT([.A5];&quot;Ddd&quot;)" office:value-type="string" office:string-value="sob" calcext:value-type="string">
            <text:p>sob</text:p>
          </table:table-cell>
          <table:table-cell table:style-name="ce30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 office:value-type="string" calcext:value-type="string">
            <office:annotation draw:style-name="gr10" draw:text-style-name="P12" svg:width="2.906cm" svg:height="1.788cm" svg:x="7.342cm" svg:y="1.298cm" draw:caption-point-x="-0.592cm" draw:caption-point-y="1.52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12" svg:width="2.931cm" svg:height="1.788cm" svg:x="8.544cm" svg:y="1.298cm" draw:caption-point-x="-0.592cm" draw:caption-point-y="1.52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3" office:value-type="string" calcext:value-type="string">
            <text:p><text:s text:c="3"/>VIN</text:p>
          </table:table-cell>
          <table:table-cell table:style-name="ce28" office:value-type="string" calcext:value-type="string">
            <text:p>KOS</text:p>
          </table:table-cell>
          <table:table-cell table:style-name="ce115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16" table:formula="of:=COUNTIF([.C5:.K5];&quot;51&quot;)+COUNTIF([.C5:.K5];&quot;51$&quot;)+COUNTIF([.C5:.K5];&quot;51☻&quot;)" office:value-type="float" office:value="0" calcext:value-type="float">
            <text:p>0</text:p>
          </table:table-cell>
          <table:table-cell table:style-name="ce116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117" table:formula="of:=COUNTIF([.C5:.K5];&quot;12-20&quot;)+COUNTIF([.C5:.K5];&quot;2&quot;)" office:value-type="float" office:value="0" calcext:value-type="float">
            <text:p>0</text:p>
          </table:table-cell>
          <table:table-cell table:style-name="ce118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118" table:formula="of:=COUNTIF([.C5:.K5];&quot;KVIT&quot;)+COUNTIF([.C5:.K5];&quot;KVIT☻&quot;)+COUNTIF([.C5:.K5];&quot;kvit$&quot;)" office:value-type="float" office:value="0" calcext:value-type="float">
            <text:p>0</text:p>
          </table:table-cell>
          <table:table-cell table:style-name="ce119" table:formula="of:=COUNTBLANK([.C5:.K5])" office:value-type="float" office:value="4" calcext:value-type="float">
            <text:p>4</text:p>
          </table:table-cell>
          <table:table-cell table:style-name="ce120" table:formula="of:=COUNTIF([.C5:.K5];&quot;x&quot;)" office:value-type="float" office:value="0" calcext:value-type="float">
            <text:p>0</text:p>
          </table:table-cell>
          <table:table-cell table:style-name="ce121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7-05" calcext:value-type="date">
            <text:p>5. jul. 09</text:p>
          </table:table-cell>
          <table:table-cell table:style-name="ce111" table:formula="of:=TEXT([.A6];&quot;Ddd&quot;)" office:value-type="string" office:string-value="ned" calcext:value-type="string">
            <text:p>ned</text:p>
          </table:table-cell>
          <table:table-cell table:style-name="ce30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 office:value-type="string" calcext:value-type="string">
            <office:annotation draw:style-name="gr10" draw:text-style-name="P12" svg:width="2.906cm" svg:height="1.788cm" svg:x="7.342cm" svg:y="2cm" draw:caption-point-x="-0.592cm" draw:caption-point-y="1.52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12" svg:width="2.931cm" svg:height="1.788cm" svg:x="8.544cm" svg:y="2cm" draw:caption-point-x="-0.592cm" draw:caption-point-y="1.52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3" office:value-type="string" calcext:value-type="string">
            <text:p><text:s text:c="3"/>VIN</text:p>
          </table:table-cell>
          <table:table-cell table:style-name="ce28" office:value-type="string" calcext:value-type="string">
            <text:p>KOS</text:p>
          </table:table-cell>
          <table:table-cell table:style-name="ce115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16" table:formula="of:=COUNTIF([.C6:.K6];&quot;51&quot;)+COUNTIF([.C6:.K6];&quot;51$&quot;)+COUNTIF([.C6:.K6];&quot;51☻&quot;)" office:value-type="float" office:value="0" calcext:value-type="float">
            <text:p>0</text:p>
          </table:table-cell>
          <table:table-cell table:style-name="ce116" table:formula="of:=COUNTIF([.C6:.K6];&quot;52&quot;)+COUNTIF([.C6:.K6];&quot;52$&quot;)+COUNTIF([.C6:.K6];&quot;52☻&quot;)" office:value-type="float" office:value="0" calcext:value-type="float">
            <text:p>0</text:p>
          </table:table-cell>
          <table:table-cell table:style-name="ce117" table:formula="of:=COUNTIF([.C6:.K6];&quot;12-20&quot;)+COUNTIF([.C6:.K6];&quot;2&quot;)" office:value-type="float" office:value="0" calcext:value-type="float">
            <text:p>0</text:p>
          </table:table-cell>
          <table:table-cell table:style-name="ce118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118" table:formula="of:=COUNTIF([.C6:.K6];&quot;KVIT&quot;)+COUNTIF([.C6:.K6];&quot;KVIT☻&quot;)+COUNTIF([.C6:.K6];&quot;kvit$&quot;)" office:value-type="float" office:value="0" calcext:value-type="float">
            <text:p>0</text:p>
          </table:table-cell>
          <table:table-cell table:style-name="ce119" table:formula="of:=COUNTBLANK([.C6:.K6])" office:value-type="float" office:value="4" calcext:value-type="float">
            <text:p>4</text:p>
          </table:table-cell>
          <table:table-cell table:style-name="ce120" table:formula="of:=COUNTIF([.C6:.K6];&quot;x&quot;)" office:value-type="float" office:value="0" calcext:value-type="float">
            <text:p>0</text:p>
          </table:table-cell>
          <table:table-cell table:style-name="ce121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06" calcext:value-type="date">
            <text:p>6. jul. 09</text:p>
          </table:table-cell>
          <table:table-cell table:style-name="ce110" table:formula="of:=TEXT([.A7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2.702cm" draw:caption-point-x="-0.592cm" draw:caption-point-y="1.52cm">
              <dc:date>2022-03-22T00:00:00</dc:date>
              <text:p text:style-name="P11">25 junija do 26 julija</text:p>
            </office:annotation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2.675cm" draw:caption-point-x="-0.566cm" draw:caption-point-y="1.547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AND</text:p>
          </table:table-cell>
          <table:table-cell table:style-name="ce115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16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116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117" table:formula="of:=COUNTIF([.C7:.K7];&quot;12-20&quot;)+COUNTIF([.C7:.K7];&quot;2&quot;)" office:value-type="float" office:value="1" calcext:value-type="float">
            <text:p>1</text:p>
          </table:table-cell>
          <table:table-cell table:style-name="ce118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118" table:formula="of:=COUNTIF([.C7:.K7];&quot;KVIT&quot;)+COUNTIF([.C7:.K7];&quot;KVIT☻&quot;)+COUNTIF([.C7:.K7];&quot;kvit$&quot;)" office:value-type="float" office:value="1" calcext:value-type="float">
            <text:p>1</text:p>
          </table:table-cell>
          <table:table-cell table:style-name="ce119" table:formula="of:=COUNTBLANK([.C7:.K7])" office:value-type="float" office:value="1" calcext:value-type="float">
            <text:p>1</text:p>
          </table:table-cell>
          <table:table-cell table:style-name="ce120" table:formula="of:=COUNTIF([.C7:.K7];&quot;x&quot;)" office:value-type="float" office:value="1" calcext:value-type="float">
            <text:p>1</text:p>
          </table:table-cell>
          <table:table-cell table:style-name="ce121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07" calcext:value-type="date">
            <text:p>7. jul. 09</text:p>
          </table:table-cell>
          <table:table-cell table:style-name="ce110" table:formula="of:=TEXT([.A8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3.377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16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116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117" table:formula="of:=COUNTIF([.C8:.K8];&quot;12-20&quot;)+COUNTIF([.C8:.K8];&quot;2&quot;)" office:value-type="float" office:value="1" calcext:value-type="float">
            <text:p>1</text:p>
          </table:table-cell>
          <table:table-cell table:style-name="ce118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118" table:formula="of:=COUNTIF([.C8:.K8];&quot;KVIT&quot;)+COUNTIF([.C8:.K8];&quot;KVIT☻&quot;)+COUNTIF([.C8:.K8];&quot;kvit$&quot;)" office:value-type="float" office:value="1" calcext:value-type="float">
            <text:p>1</text:p>
          </table:table-cell>
          <table:table-cell table:style-name="ce119" table:formula="of:=COUNTBLANK([.C8:.K8])" office:value-type="float" office:value="1" calcext:value-type="float">
            <text:p>1</text:p>
          </table:table-cell>
          <table:table-cell table:style-name="ce120" table:formula="of:=COUNTIF([.C8:.K8];&quot;x&quot;)" office:value-type="float" office:value="1" calcext:value-type="float">
            <text:p>1</text:p>
          </table:table-cell>
          <table:table-cell table:style-name="ce121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08" calcext:value-type="date">
            <text:p>8. jul. 09</text:p>
          </table:table-cell>
          <table:table-cell table:style-name="ce110" table:formula="of:=TEXT([.A9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4.079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8" office:value-type="string" calcext:value-type="string">
            <text:p>MŠŠ</text:p>
          </table:table-cell>
          <table:table-cell table:style-name="ce28" office:value-type="string" calcext:value-type="string">
            <text:p>KOS</text:p>
          </table:table-cell>
          <table:table-cell table:style-name="ce115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16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116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117" table:formula="of:=COUNTIF([.C9:.K9];&quot;12-20&quot;)+COUNTIF([.C9:.K9];&quot;2&quot;)" office:value-type="float" office:value="1" calcext:value-type="float">
            <text:p>1</text:p>
          </table:table-cell>
          <table:table-cell table:style-name="ce118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118" table:formula="of:=COUNTIF([.C9:.K9];&quot;KVIT&quot;)+COUNTIF([.C9:.K9];&quot;KVIT☻&quot;)+COUNTIF([.C9:.K9];&quot;kvit$&quot;)" office:value-type="float" office:value="1" calcext:value-type="float">
            <text:p>1</text:p>
          </table:table-cell>
          <table:table-cell table:style-name="ce119" table:formula="of:=COUNTBLANK([.C9:.K9])" office:value-type="float" office:value="1" calcext:value-type="float">
            <text:p>1</text:p>
          </table:table-cell>
          <table:table-cell table:style-name="ce120" table:formula="of:=COUNTIF([.C9:.K9];&quot;x&quot;)" office:value-type="float" office:value="1" calcext:value-type="float">
            <text:p>1</text:p>
          </table:table-cell>
          <table:table-cell table:style-name="ce121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3"/>
          <table:table-cell table:style-name="ce112" office:value-type="string" calcext:value-type="string">
            <text:p>KOMP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9" office:value-type="date" office:date-value="2009-07-09" calcext:value-type="date">
            <text:p>9. jul. 09</text:p>
          </table:table-cell>
          <table:table-cell table:style-name="ce110" table:formula="of:=TEXT([.A10];&quot;Ddd&quot;)" office:value-type="string" office:string-value="čet" calcext:value-type="string">
            <text:p>če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4.781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4.781cm" draw:caption-point-x="-0.566cm" draw:caption-point-y="1.547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16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116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17" table:formula="of:=COUNTIF([.C10:.K10];&quot;12-20&quot;)+COUNTIF([.C10:.K10];&quot;2&quot;)" office:value-type="float" office:value="1" calcext:value-type="float">
            <text:p>1</text:p>
          </table:table-cell>
          <table:table-cell table:style-name="ce118" table:formula="of:=COUNTIF([.C10:.K10];&quot;U&quot;)+COUNTIF([.C10:.K10];&quot;U☻&quot;)+COUNTIF([.C10:.K10];&quot;U☺&quot;)" office:value-type="float" office:value="0" calcext:value-type="float">
            <text:p>0</text:p>
          </table:table-cell>
          <table:table-cell table:style-name="ce118" table:formula="of:=COUNTIF([.C10:.K10];&quot;KVIT&quot;)+COUNTIF([.C10:.K10];&quot;KVIT☻&quot;)+COUNTIF([.C10:.K10];&quot;kvit$&quot;)" office:value-type="float" office:value="1" calcext:value-type="float">
            <text:p>1</text:p>
          </table:table-cell>
          <table:table-cell table:style-name="ce119" table:formula="of:=COUNTBLANK([.C10:.K10])" office:value-type="float" office:value="1" calcext:value-type="float">
            <text:p>1</text:p>
          </table:table-cell>
          <table:table-cell table:style-name="ce120" table:formula="of:=COUNTIF([.C10:.K10];&quot;x&quot;)" office:value-type="float" office:value="1" calcext:value-type="float">
            <text:p>1</text:p>
          </table:table-cell>
          <table:table-cell table:style-name="ce121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3"/>
          <table:table-cell table:style-name="ce112" office:value-type="string" calcext:value-type="string">
            <text:p>ROD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9" office:value-type="date" office:date-value="2009-07-10" calcext:value-type="date">
            <text:p>10. jul. 09</text:p>
          </table:table-cell>
          <table:table-cell table:style-name="ce110" table:formula="of:=TEXT([.A11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5.483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115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16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16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17" table:formula="of:=COUNTIF([.C11:.K11];&quot;12-20&quot;)+COUNTIF([.C11:.K11];&quot;2&quot;)" office:value-type="float" office:value="0" calcext:value-type="float">
            <text:p>0</text:p>
          </table:table-cell>
          <table:table-cell table:style-name="ce118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118" table:formula="of:=COUNTIF([.C11:.K11];&quot;KVIT&quot;)+COUNTIF([.C11:.K11];&quot;KVIT☻&quot;)+COUNTIF([.C11:.K11];&quot;kvit$&quot;)" office:value-type="float" office:value="1" calcext:value-type="float">
            <text:p>1</text:p>
          </table:table-cell>
          <table:table-cell table:style-name="ce119" table:formula="of:=COUNTBLANK([.C11:.K11])" office:value-type="float" office:value="1" calcext:value-type="float">
            <text:p>1</text:p>
          </table:table-cell>
          <table:table-cell table:style-name="ce120" table:formula="of:=COUNTIF([.C11:.K11];&quot;x&quot;)" office:value-type="float" office:value="2" calcext:value-type="float">
            <text:p>2</text:p>
          </table:table-cell>
          <table:table-cell table:style-name="ce121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3"/>
          <table:table-cell table:style-name="ce112" office:value-type="string" calcext:value-type="string">
            <text:p><text:s text:c="3"/>KRU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8" office:value-type="date" office:date-value="2009-07-11" calcext:value-type="date">
            <text:p>11. jul. 09</text:p>
          </table:table-cell>
          <table:table-cell table:style-name="ce111" table:formula="of:=TEXT([.A1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 office:value-type="string" calcext:value-type="string">
            <office:annotation draw:style-name="gr9" draw:text-style-name="P12" svg:width="2.906cm" svg:height="1.814cm" svg:x="7.342cm" svg:y="6.185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114" office:value-type="string" calcext:value-type="string">
            <text:p>MIO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16" table:formula="of:=COUNTIF([.C12:.K12];&quot;51&quot;)+COUNTIF([.C12:.K12];&quot;51$&quot;)+COUNTIF([.C12:.K12];&quot;51☻&quot;)" office:value-type="float" office:value="0" calcext:value-type="float">
            <text:p>0</text:p>
          </table:table-cell>
          <table:table-cell table:style-name="ce116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117" table:formula="of:=COUNTIF([.C12:.K12];&quot;12-20&quot;)+COUNTIF([.C12:.K12];&quot;2&quot;)" office:value-type="float" office:value="0" calcext:value-type="float">
            <text:p>0</text:p>
          </table:table-cell>
          <table:table-cell table:style-name="ce118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118" table:formula="of:=COUNTIF([.C12:.K12];&quot;KVIT&quot;)+COUNTIF([.C12:.K12];&quot;KVIT☻&quot;)+COUNTIF([.C12:.K12];&quot;kvit$&quot;)" office:value-type="float" office:value="0" calcext:value-type="float">
            <text:p>0</text:p>
          </table:table-cell>
          <table:table-cell table:style-name="ce119" table:formula="of:=COUNTBLANK([.C12:.K12])" office:value-type="float" office:value="5" calcext:value-type="float">
            <text:p>5</text:p>
          </table:table-cell>
          <table:table-cell table:style-name="ce120" table:formula="of:=COUNTIF([.C12:.K12];&quot;x&quot;)" office:value-type="float" office:value="0" calcext:value-type="float">
            <text:p>0</text:p>
          </table:table-cell>
          <table:table-cell table:style-name="ce121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3"/>
          <table:table-cell table:style-name="ce101" office:value-type="string" calcext:value-type="string">
            <text:p><text:s text:c="3"/>VIN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8" office:value-type="date" office:date-value="2009-07-12" calcext:value-type="date">
            <text:p>12. jul. 09</text:p>
          </table:table-cell>
          <table:table-cell table:style-name="ce111" table:formula="of:=TEXT([.A13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 office:value-type="string" calcext:value-type="string">
            <office:annotation draw:style-name="gr9" draw:text-style-name="P12" svg:width="2.906cm" svg:height="1.814cm" svg:x="7.342cm" svg:y="6.887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99" office:value-type="string" calcext:value-type="string">
            <text:p><text:s text:c="2"/>HOL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16" table:formula="of:=COUNTIF([.C13:.K13];&quot;51&quot;)+COUNTIF([.C13:.K13];&quot;51$&quot;)+COUNTIF([.C13:.K13];&quot;51☻&quot;)" office:value-type="float" office:value="0" calcext:value-type="float">
            <text:p>0</text:p>
          </table:table-cell>
          <table:table-cell table:style-name="ce116" table:formula="of:=COUNTIF([.C13:.K13];&quot;52&quot;)+COUNTIF([.C13:.K13];&quot;52$&quot;)+COUNTIF([.C13:.K13];&quot;52☻&quot;)" office:value-type="float" office:value="0" calcext:value-type="float">
            <text:p>0</text:p>
          </table:table-cell>
          <table:table-cell table:style-name="ce117" table:formula="of:=COUNTIF([.C13:.K13];&quot;12-20&quot;)+COUNTIF([.C13:.K13];&quot;2&quot;)" office:value-type="float" office:value="0" calcext:value-type="float">
            <text:p>0</text:p>
          </table:table-cell>
          <table:table-cell table:style-name="ce118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118" table:formula="of:=COUNTIF([.C13:.K13];&quot;KVIT&quot;)+COUNTIF([.C13:.K13];&quot;KVIT☻&quot;)+COUNTIF([.C13:.K13];&quot;kvit$&quot;)" office:value-type="float" office:value="0" calcext:value-type="float">
            <text:p>0</text:p>
          </table:table-cell>
          <table:table-cell table:style-name="ce119" table:formula="of:=COUNTBLANK([.C13:.K13])" office:value-type="float" office:value="5" calcext:value-type="float">
            <text:p>5</text:p>
          </table:table-cell>
          <table:table-cell table:style-name="ce120" table:formula="of:=COUNTIF([.C13:.K13];&quot;x&quot;)" office:value-type="float" office:value="0" calcext:value-type="float">
            <text:p>0</text:p>
          </table:table-cell>
          <table:table-cell table:style-name="ce121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3"/>
          <table:table-cell table:style-name="ce101" office:value-type="string" calcext:value-type="string">
            <text:p><text:s/>ŠTU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9" office:value-type="date" office:date-value="2009-07-13" calcext:value-type="date">
            <text:p>13. jul. 09</text:p>
          </table:table-cell>
          <table:table-cell table:style-name="ce110" table:formula="of:=TEXT([.A14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7.589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12" office:value-type="string" calcext:value-type="string">
            <text:p><text:s text:c="3"/>KRU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16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116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117" table:formula="of:=COUNTIF([.C14:.K14];&quot;12-20&quot;)+COUNTIF([.C14:.K14];&quot;2&quot;)" office:value-type="float" office:value="0" calcext:value-type="float">
            <text:p>0</text:p>
          </table:table-cell>
          <table:table-cell table:style-name="ce118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118" table:formula="of:=COUNTIF([.C14:.K14];&quot;KVIT&quot;)+COUNTIF([.C14:.K14];&quot;KVIT☻&quot;)+COUNTIF([.C14:.K14];&quot;kvit$&quot;)" office:value-type="float" office:value="1" calcext:value-type="float">
            <text:p>1</text:p>
          </table:table-cell>
          <table:table-cell table:style-name="ce119" table:formula="of:=COUNTBLANK([.C14:.K14])" office:value-type="float" office:value="1" calcext:value-type="float">
            <text:p>1</text:p>
          </table:table-cell>
          <table:table-cell table:style-name="ce120" table:formula="of:=COUNTIF([.C14:.K14];&quot;x&quot;)" office:value-type="float" office:value="1" calcext:value-type="float">
            <text:p>1</text:p>
          </table:table-cell>
          <table:table-cell table:style-name="ce121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14" calcext:value-type="date">
            <text:p>14. jul. 09</text:p>
          </table:table-cell>
          <table:table-cell table:style-name="ce110" table:formula="of:=TEXT([.A15];&quot;Ddd&quot;)" office:value-type="string" office:string-value="tor" calcext:value-type="string">
            <text:p>tor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8.291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" office:value-type="string" calcext:value-type="string">
            <text:p>RTG</text:p>
          </table:table-cell>
          <table:table-cell table:style-name="ce112" office:value-type="string" calcext:value-type="string">
            <text:p>ROD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16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116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117" table:formula="of:=COUNTIF([.C15:.K15];&quot;12-20&quot;)+COUNTIF([.C15:.K15];&quot;2&quot;)" office:value-type="float" office:value="0" calcext:value-type="float">
            <text:p>0</text:p>
          </table:table-cell>
          <table:table-cell table:style-name="ce118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118" table:formula="of:=COUNTIF([.C15:.K15];&quot;KVIT&quot;)+COUNTIF([.C15:.K15];&quot;KVIT☻&quot;)+COUNTIF([.C15:.K15];&quot;kvit$&quot;)" office:value-type="float" office:value="1" calcext:value-type="float">
            <text:p>1</text:p>
          </table:table-cell>
          <table:table-cell table:style-name="ce119" table:formula="of:=COUNTBLANK([.C15:.K15])" office:value-type="float" office:value="1" calcext:value-type="float">
            <text:p>1</text:p>
          </table:table-cell>
          <table:table-cell table:style-name="ce120" table:formula="of:=COUNTIF([.C15:.K15];&quot;x&quot;)" office:value-type="float" office:value="0" calcext:value-type="float">
            <text:p>0</text:p>
          </table:table-cell>
          <table:table-cell table:style-name="ce121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15" calcext:value-type="date">
            <text:p>15. jul. 09</text:p>
          </table:table-cell>
          <table:table-cell table:style-name="ce110" table:formula="of:=TEXT([.A16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8.993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KOS</text:p>
          </table:table-cell>
          <table:table-cell table:style-name="ce115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16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116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117" table:formula="of:=COUNTIF([.C16:.K16];&quot;12-20&quot;)+COUNTIF([.C16:.K16];&quot;2&quot;)" office:value-type="float" office:value="0" calcext:value-type="float">
            <text:p>0</text:p>
          </table:table-cell>
          <table:table-cell table:style-name="ce118" table:formula="of:=COUNTIF([.C16:.K16];&quot;U&quot;)+COUNTIF([.C16:.K16];&quot;U☻&quot;)+COUNTIF([.C16:.K16];&quot;U☺&quot;)" office:value-type="float" office:value="0" calcext:value-type="float">
            <text:p>0</text:p>
          </table:table-cell>
          <table:table-cell table:style-name="ce118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119" table:formula="of:=COUNTBLANK([.C16:.K16])" office:value-type="float" office:value="1" calcext:value-type="float">
            <text:p>1</text:p>
          </table:table-cell>
          <table:table-cell table:style-name="ce120" table:formula="of:=COUNTIF([.C16:.K16];&quot;x&quot;)" office:value-type="float" office:value="1" calcext:value-type="float">
            <text:p>1</text:p>
          </table:table-cell>
          <table:table-cell table:style-name="ce121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16" calcext:value-type="date">
            <text:p>16. jul. 09</text:p>
          </table:table-cell>
          <table:table-cell table:style-name="ce110" table:formula="of:=TEXT([.A17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9.695cm" draw:caption-point-x="-0.592cm" draw:caption-point-y="1.547cm">
              <dc:date>2022-03-22T00:00:00</dc:date>
              <text:p text:style-name="P11">25 junija do 26 julija</text:p>
            </office:annotation>
            <text:p>D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MŠŠ</text:p>
          </table:table-cell>
          <table:table-cell table:style-name="ce115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16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116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117" table:formula="of:=COUNTIF([.C17:.K17];&quot;12-20&quot;)+COUNTIF([.C17:.K17];&quot;2&quot;)" office:value-type="float" office:value="0" calcext:value-type="float">
            <text:p>0</text:p>
          </table:table-cell>
          <table:table-cell table:style-name="ce118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118" table:formula="of:=COUNTIF([.C17:.K17];&quot;KVIT&quot;)+COUNTIF([.C17:.K17];&quot;KVIT☻&quot;)+COUNTIF([.C17:.K17];&quot;kvit$&quot;)" office:value-type="float" office:value="1" calcext:value-type="float">
            <text:p>1</text:p>
          </table:table-cell>
          <table:table-cell table:style-name="ce119" table:formula="of:=COUNTBLANK([.C17:.K17])" office:value-type="float" office:value="1" calcext:value-type="float">
            <text:p>1</text:p>
          </table:table-cell>
          <table:table-cell table:style-name="ce120" table:formula="of:=COUNTIF([.C17:.K17];&quot;x&quot;)" office:value-type="float" office:value="1" calcext:value-type="float">
            <text:p>1</text:p>
          </table:table-cell>
          <table:table-cell table:style-name="ce121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17" calcext:value-type="date">
            <text:p>17. jul. 09</text:p>
          </table:table-cell>
          <table:table-cell table:style-name="ce110" table:formula="of:=TEXT([.A18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10.371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16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16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117" table:formula="of:=COUNTIF([.C18:.K18];&quot;12-20&quot;)+COUNTIF([.C18:.K18];&quot;2&quot;)" office:value-type="float" office:value="0" calcext:value-type="float">
            <text:p>0</text:p>
          </table:table-cell>
          <table:table-cell table:style-name="ce118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118" table:formula="of:=COUNTIF([.C18:.K18];&quot;KVIT&quot;)+COUNTIF([.C18:.K18];&quot;KVIT☻&quot;)+COUNTIF([.C18:.K18];&quot;kvit$&quot;)" office:value-type="float" office:value="1" calcext:value-type="float">
            <text:p>1</text:p>
          </table:table-cell>
          <table:table-cell table:style-name="ce119" table:formula="of:=COUNTBLANK([.C18:.K18])" office:value-type="float" office:value="1" calcext:value-type="float">
            <text:p>1</text:p>
          </table:table-cell>
          <table:table-cell table:style-name="ce120" table:formula="of:=COUNTIF([.C18:.K18];&quot;x&quot;)" office:value-type="float" office:value="1" calcext:value-type="float">
            <text:p>1</text:p>
          </table:table-cell>
          <table:table-cell table:style-name="ce121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7-18" calcext:value-type="date">
            <text:p>18. jul. 09</text:p>
          </table:table-cell>
          <table:table-cell table:style-name="ce111" table:formula="of:=TEXT([.A19];&quot;Ddd&quot;)" office:value-type="string" office:string-value="sob" calcext:value-type="string">
            <text:p>sob</text:p>
          </table:table-cell>
          <table:table-cell table:style-name="ce30" table:number-columns-repeated="2"/>
          <table:table-cell table:style-name="ce31" office:value-type="string" calcext:value-type="string">
            <office:annotation draw:style-name="gr9" draw:text-style-name="P12" svg:width="2.906cm" svg:height="1.814cm" svg:x="7.342cm" svg:y="11.073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9" draw:text-style-name="P12" svg:width="2.931cm" svg:height="1.814cm" svg:x="8.544cm" svg:y="11.073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4" office:value-type="string" calcext:value-type="string">
            <office:annotation draw:style-name="gr25" draw:text-style-name="P12" svg:width="2.876cm" svg:height="2.569cm" svg:x="15.725cm" svg:y="11.073cm" draw:caption-point-x="-0.566cm" draw:caption-point-y="1.573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ŠOŠ</text:p>
          </table:table-cell>
          <table:table-cell table:style-name="ce115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16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116" table:formula="of:=COUNTIF([.C19:.K19];&quot;52&quot;)+COUNTIF([.C19:.K19];&quot;52$&quot;)+COUNTIF([.C19:.K19];&quot;52☻&quot;)" office:value-type="float" office:value="0" calcext:value-type="float">
            <text:p>0</text:p>
          </table:table-cell>
          <table:table-cell table:style-name="ce117" table:formula="of:=COUNTIF([.C19:.K19];&quot;12-20&quot;)+COUNTIF([.C19:.K19];&quot;2&quot;)" office:value-type="float" office:value="0" calcext:value-type="float">
            <text:p>0</text:p>
          </table:table-cell>
          <table:table-cell table:style-name="ce118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118" table:formula="of:=COUNTIF([.C19:.K19];&quot;KVIT&quot;)+COUNTIF([.C19:.K19];&quot;KVIT☻&quot;)+COUNTIF([.C19:.K19];&quot;kvit$&quot;)" office:value-type="float" office:value="0" calcext:value-type="float">
            <text:p>0</text:p>
          </table:table-cell>
          <table:table-cell table:style-name="ce119" table:formula="of:=COUNTBLANK([.C19:.K19])" office:value-type="float" office:value="4" calcext:value-type="float">
            <text:p>4</text:p>
          </table:table-cell>
          <table:table-cell table:style-name="ce120" table:formula="of:=COUNTIF([.C19:.K19];&quot;x&quot;)" office:value-type="float" office:value="0" calcext:value-type="float">
            <text:p>0</text:p>
          </table:table-cell>
          <table:table-cell table:style-name="ce121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7-19" calcext:value-type="date">
            <text:p>19. jul. 09</text:p>
          </table:table-cell>
          <table:table-cell table:style-name="ce111" table:formula="of:=TEXT([.A20];&quot;Ddd&quot;)" office:value-type="string" office:string-value="ned" calcext:value-type="string">
            <text:p>ned</text:p>
          </table:table-cell>
          <table:table-cell table:style-name="ce30" table:number-columns-repeated="2"/>
          <table:table-cell table:style-name="ce31" office:value-type="string" calcext:value-type="string">
            <office:annotation draw:style-name="gr9" draw:text-style-name="P12" svg:width="2.906cm" svg:height="1.814cm" svg:x="7.342cm" svg:y="11.775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9" draw:text-style-name="P12" svg:width="2.931cm" svg:height="1.814cm" svg:x="8.544cm" svg:y="11.775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114" office:value-type="string" calcext:value-type="string">
            <office:annotation draw:style-name="gr25" draw:text-style-name="P12" svg:width="2.876cm" svg:height="2.569cm" svg:x="15.725cm" svg:y="11.775cm" draw:caption-point-x="-0.566cm" draw:caption-point-y="1.573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ŠOŠ</text:p>
          </table:table-cell>
          <table:table-cell table:style-name="ce115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16" table:formula="of:=COUNTIF([.C20:.K20];&quot;51&quot;)+COUNTIF([.C20:.K20];&quot;51$&quot;)+COUNTIF([.C20:.K20];&quot;51☻&quot;)" office:value-type="float" office:value="0" calcext:value-type="float">
            <text:p>0</text:p>
          </table:table-cell>
          <table:table-cell table:style-name="ce116" table:formula="of:=COUNTIF([.C20:.K20];&quot;52&quot;)+COUNTIF([.C20:.K20];&quot;52$&quot;)+COUNTIF([.C20:.K20];&quot;52☻&quot;)" office:value-type="float" office:value="0" calcext:value-type="float">
            <text:p>0</text:p>
          </table:table-cell>
          <table:table-cell table:style-name="ce117" table:formula="of:=COUNTIF([.C20:.K20];&quot;12-20&quot;)+COUNTIF([.C20:.K20];&quot;2&quot;)" office:value-type="float" office:value="0" calcext:value-type="float">
            <text:p>0</text:p>
          </table:table-cell>
          <table:table-cell table:style-name="ce118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118" table:formula="of:=COUNTIF([.C20:.K20];&quot;KVIT&quot;)+COUNTIF([.C20:.K20];&quot;KVIT☻&quot;)+COUNTIF([.C20:.K20];&quot;kvit$&quot;)" office:value-type="float" office:value="0" calcext:value-type="float">
            <text:p>0</text:p>
          </table:table-cell>
          <table:table-cell table:style-name="ce119" table:formula="of:=COUNTBLANK([.C20:.K20])" office:value-type="float" office:value="4" calcext:value-type="float">
            <text:p>4</text:p>
          </table:table-cell>
          <table:table-cell table:style-name="ce120" table:formula="of:=COUNTIF([.C20:.K20];&quot;x&quot;)" office:value-type="float" office:value="0" calcext:value-type="float">
            <text:p>0</text:p>
          </table:table-cell>
          <table:table-cell table:style-name="ce121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0" calcext:value-type="date">
            <text:p>20. jul. 09</text:p>
          </table:table-cell>
          <table:table-cell table:style-name="ce110" table:formula="of:=TEXT([.A2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12.472cm" draw:caption-point-x="-0.724cm" draw:caption-point-y="1.578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12.477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2.477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ŠOŠ</text:p>
          </table:table-cell>
          <table:table-cell table:style-name="ce115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16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116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117" table:formula="of:=COUNTIF([.C21:.K21];&quot;12-20&quot;)+COUNTIF([.C21:.K21];&quot;2&quot;)" office:value-type="float" office:value="0" calcext:value-type="float">
            <text:p>0</text:p>
          </table:table-cell>
          <table:table-cell table:style-name="ce118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118" table:formula="of:=COUNTIF([.C21:.K21];&quot;KVIT&quot;)+COUNTIF([.C21:.K21];&quot;KVIT☻&quot;)+COUNTIF([.C21:.K21];&quot;kvit$&quot;)" office:value-type="float" office:value="1" calcext:value-type="float">
            <text:p>1</text:p>
          </table:table-cell>
          <table:table-cell table:style-name="ce119" table:formula="of:=COUNTBLANK([.C21:.K21])" office:value-type="float" office:value="1" calcext:value-type="float">
            <text:p>1</text:p>
          </table:table-cell>
          <table:table-cell table:style-name="ce120" table:formula="of:=COUNTIF([.C21:.K21];&quot;x&quot;)" office:value-type="float" office:value="1" calcext:value-type="float">
            <text:p>1</text:p>
          </table:table-cell>
          <table:table-cell table:style-name="ce121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1" calcext:value-type="date">
            <text:p>21. jul. 09</text:p>
          </table:table-cell>
          <table:table-cell table:style-name="ce110" table:formula="of:=TEXT([.A22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6cm" svg:height="1.033cm" svg:x="5.072cm" svg:y="13.179cm" draw:caption-point-x="-0.724cm" draw:caption-point-y="1.573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13.179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3.179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office:value-type="string" calcext:value-type="string">
            <text:p>JAN</text:p>
          </table:table-cell>
          <table:table-cell table:style-name="ce28" office:value-type="string" calcext:value-type="string">
            <text:p>MŠŠ</text:p>
          </table:table-cell>
          <table:table-cell table:style-name="ce115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16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116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117" table:formula="of:=COUNTIF([.C22:.K22];&quot;12-20&quot;)+COUNTIF([.C22:.K22];&quot;2&quot;)" office:value-type="float" office:value="0" calcext:value-type="float">
            <text:p>0</text:p>
          </table:table-cell>
          <table:table-cell table:style-name="ce118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118" table:formula="of:=COUNTIF([.C22:.K22];&quot;KVIT&quot;)+COUNTIF([.C22:.K22];&quot;KVIT☻&quot;)+COUNTIF([.C22:.K22];&quot;kvit$&quot;)" office:value-type="float" office:value="1" calcext:value-type="float">
            <text:p>1</text:p>
          </table:table-cell>
          <table:table-cell table:style-name="ce119" table:formula="of:=COUNTBLANK([.C22:.K22])" office:value-type="float" office:value="1" calcext:value-type="float">
            <text:p>1</text:p>
          </table:table-cell>
          <table:table-cell table:style-name="ce120" table:formula="of:=COUNTIF([.C22:.K22];&quot;x&quot;)" office:value-type="float" office:value="1" calcext:value-type="float">
            <text:p>1</text:p>
          </table:table-cell>
          <table:table-cell table:style-name="ce121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2" calcext:value-type="date">
            <text:p>22. jul. 09</text:p>
          </table:table-cell>
          <table:table-cell table:style-name="ce110" table:formula="of:=TEXT([.A23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13.876cm" draw:caption-point-x="-0.724cm" draw:caption-point-y="1.578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office:value-type="string" calcext:value-type="string">
            <office:annotation draw:style-name="gr9" draw:text-style-name="P12" svg:width="2.906cm" svg:height="1.814cm" svg:x="7.342cm" svg:y="13.881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3.881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12" office:value-type="string" calcext:value-type="string">
            <text:p><text:s text:c="3"/>KRU</text:p>
          </table:table-cell>
          <table:table-cell table:style-name="ce28" office:value-type="string" calcext:value-type="string">
            <text:p>ŠOŠ</text:p>
          </table:table-cell>
          <table:table-cell table:style-name="ce115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16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116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117" table:formula="of:=COUNTIF([.C23:.K23];&quot;12-20&quot;)+COUNTIF([.C23:.K23];&quot;2&quot;)" office:value-type="float" office:value="0" calcext:value-type="float">
            <text:p>0</text:p>
          </table:table-cell>
          <table:table-cell table:style-name="ce118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118" table:formula="of:=COUNTIF([.C23:.K23];&quot;KVIT&quot;)+COUNTIF([.C23:.K23];&quot;KVIT☻&quot;)+COUNTIF([.C23:.K23];&quot;kvit$&quot;)" office:value-type="float" office:value="1" calcext:value-type="float">
            <text:p>1</text:p>
          </table:table-cell>
          <table:table-cell table:style-name="ce119" table:formula="of:=COUNTBLANK([.C23:.K23])" office:value-type="float" office:value="1" calcext:value-type="float">
            <text:p>1</text:p>
          </table:table-cell>
          <table:table-cell table:style-name="ce120" table:formula="of:=COUNTIF([.C23:.K23];&quot;x&quot;)" office:value-type="float" office:value="1" calcext:value-type="float">
            <text:p>1</text:p>
          </table:table-cell>
          <table:table-cell table:style-name="ce121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3" calcext:value-type="date">
            <text:p>23. jul. 09</text:p>
          </table:table-cell>
          <table:table-cell table:style-name="ce110" table:formula="of:=TEXT([.A24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14.578cm" draw:caption-point-x="-0.724cm" draw:caption-point-y="1.578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14.583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14.583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AND</text:p>
          </table:table-cell>
          <table:table-cell table:style-name="ce115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16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116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17" table:formula="of:=COUNTIF([.C24:.K24];&quot;12-20&quot;)+COUNTIF([.C24:.K24];&quot;2&quot;)" office:value-type="float" office:value="0" calcext:value-type="float">
            <text:p>0</text:p>
          </table:table-cell>
          <table:table-cell table:style-name="ce118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118" table:formula="of:=COUNTIF([.C24:.K24];&quot;KVIT&quot;)+COUNTIF([.C24:.K24];&quot;KVIT☻&quot;)+COUNTIF([.C24:.K24];&quot;kvit$&quot;)" office:value-type="float" office:value="1" calcext:value-type="float">
            <text:p>1</text:p>
          </table:table-cell>
          <table:table-cell table:style-name="ce119" table:formula="of:=COUNTBLANK([.C24:.K24])" office:value-type="float" office:value="1" calcext:value-type="float">
            <text:p>1</text:p>
          </table:table-cell>
          <table:table-cell table:style-name="ce120" table:formula="of:=COUNTIF([.C24:.K24];&quot;x&quot;)" office:value-type="float" office:value="1" calcext:value-type="float">
            <text:p>1</text:p>
          </table:table-cell>
          <table:table-cell table:style-name="ce121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4" calcext:value-type="date">
            <text:p>24. jul. 09</text:p>
          </table:table-cell>
          <table:table-cell table:style-name="ce110" table:formula="of:=TEXT([.A25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15.28cm" draw:caption-point-x="-0.724cm" draw:caption-point-y="1.578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office:value-type="string" calcext:value-type="string">
            <office:annotation draw:style-name="gr10" draw:text-style-name="P12" svg:width="2.906cm" svg:height="1.788cm" svg:x="7.342cm" svg:y="15.285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15.285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16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16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17" table:formula="of:=COUNTIF([.C25:.K25];&quot;12-20&quot;)+COUNTIF([.C25:.K25];&quot;2&quot;)" office:value-type="float" office:value="0" calcext:value-type="float">
            <text:p>0</text:p>
          </table:table-cell>
          <table:table-cell table:style-name="ce118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118" table:formula="of:=COUNTIF([.C25:.K25];&quot;KVIT&quot;)+COUNTIF([.C25:.K25];&quot;KVIT☻&quot;)+COUNTIF([.C25:.K25];&quot;kvit$&quot;)" office:value-type="float" office:value="1" calcext:value-type="float">
            <text:p>1</text:p>
          </table:table-cell>
          <table:table-cell table:style-name="ce119" table:formula="of:=COUNTBLANK([.C25:.K25])" office:value-type="float" office:value="1" calcext:value-type="float">
            <text:p>1</text:p>
          </table:table-cell>
          <table:table-cell table:style-name="ce120" table:formula="of:=COUNTIF([.C25:.K25];&quot;x&quot;)" office:value-type="float" office:value="1" calcext:value-type="float">
            <text:p>1</text:p>
          </table:table-cell>
          <table:table-cell table:style-name="ce121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7-25" calcext:value-type="date">
            <text:p>25. jul. 09</text:p>
          </table:table-cell>
          <table:table-cell table:style-name="ce111" table:formula="of:=TEXT([.A26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office:annotation draw:style-name="gr4" draw:text-style-name="P2" svg:width="2.916cm" svg:height="1.017cm" svg:x="5.072cm" svg:y="15.982cm" draw:caption-point-x="-0.724cm" draw:caption-point-y="1.578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office:value-type="string" calcext:value-type="string">
            <office:annotation draw:style-name="gr10" draw:text-style-name="P12" svg:width="2.906cm" svg:height="1.788cm" svg:x="7.342cm" svg:y="15.987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12" svg:width="2.931cm" svg:height="1.788cm" svg:x="8.544cm" svg:y="15.987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114" office:value-type="string" calcext:value-type="string">
            <text:p>JAN</text:p>
          </table:table-cell>
          <table:table-cell table:style-name="ce28" office:value-type="string" calcext:value-type="string">
            <text:p>AND</text:p>
          </table:table-cell>
          <table:table-cell table:style-name="ce115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16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116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117" table:formula="of:=COUNTIF([.C26:.K26];&quot;12-20&quot;)+COUNTIF([.C26:.K26];&quot;2&quot;)" office:value-type="float" office:value="0" calcext:value-type="float">
            <text:p>0</text:p>
          </table:table-cell>
          <table:table-cell table:style-name="ce118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118" table:formula="of:=COUNTIF([.C26:.K26];&quot;KVIT&quot;)+COUNTIF([.C26:.K26];&quot;KVIT☻&quot;)+COUNTIF([.C26:.K26];&quot;kvit$&quot;)" office:value-type="float" office:value="0" calcext:value-type="float">
            <text:p>0</text:p>
          </table:table-cell>
          <table:table-cell table:style-name="ce119" table:formula="of:=COUNTBLANK([.C26:.K26])" office:value-type="float" office:value="4" calcext:value-type="float">
            <text:p>4</text:p>
          </table:table-cell>
          <table:table-cell table:style-name="ce120" table:formula="of:=COUNTIF([.C26:.K26];&quot;x&quot;)" office:value-type="float" office:value="0" calcext:value-type="float">
            <text:p>0</text:p>
          </table:table-cell>
          <table:table-cell table:style-name="ce121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7-26" calcext:value-type="date">
            <text:p>26. jul. 09</text:p>
          </table:table-cell>
          <table:table-cell table:style-name="ce111" table:formula="of:=TEXT([.A27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office:annotation draw:style-name="gr4" draw:text-style-name="P2" svg:width="2.916cm" svg:height="1.017cm" svg:x="5.072cm" svg:y="16.684cm" draw:caption-point-x="-0.724cm" draw:caption-point-y="1.578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office:value-type="string" calcext:value-type="string">
            <office:annotation draw:style-name="gr10" draw:text-style-name="P12" svg:width="2.906cm" svg:height="1.788cm" svg:x="7.342cm" svg:y="16.689cm" draw:caption-point-x="-0.592cm" draw:caption-point-y="1.573cm">
              <dc:date>2022-03-22T00:00:00</dc:date>
              <text:p text:style-name="P11">25 junija do 26 julija</text:p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office:annotation draw:style-name="gr10" draw:text-style-name="P12" svg:width="2.931cm" svg:height="1.788cm" svg:x="8.544cm" svg:y="16.689cm" draw:caption-point-x="-0.592cm" draw:caption-point-y="1.573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7"/>
          <table:table-cell table:style-name="ce36"/>
          <table:table-cell table:style-name="ce29" table:number-columns-repeated="2"/>
          <table:table-cell table:style-name="ce114" office:value-type="string" calcext:value-type="string">
            <text:p>JAN</text:p>
          </table:table-cell>
          <table:table-cell table:style-name="ce28" office:value-type="string" calcext:value-type="string">
            <text:p>AND</text:p>
          </table:table-cell>
          <table:table-cell table:style-name="ce115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16" table:formula="of:=COUNTIF([.C27:.K27];&quot;51&quot;)+COUNTIF([.C27:.K27];&quot;51$&quot;)+COUNTIF([.C27:.K27];&quot;51☻&quot;)" office:value-type="float" office:value="0" calcext:value-type="float">
            <text:p>0</text:p>
          </table:table-cell>
          <table:table-cell table:style-name="ce116" table:formula="of:=COUNTIF([.C27:.K27];&quot;52&quot;)+COUNTIF([.C27:.K27];&quot;52$&quot;)+COUNTIF([.C27:.K27];&quot;52☻&quot;)" office:value-type="float" office:value="0" calcext:value-type="float">
            <text:p>0</text:p>
          </table:table-cell>
          <table:table-cell table:style-name="ce117" table:formula="of:=COUNTIF([.C27:.K27];&quot;12-20&quot;)+COUNTIF([.C27:.K27];&quot;2&quot;)" office:value-type="float" office:value="0" calcext:value-type="float">
            <text:p>0</text:p>
          </table:table-cell>
          <table:table-cell table:style-name="ce118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118" table:formula="of:=COUNTIF([.C27:.K27];&quot;KVIT&quot;)+COUNTIF([.C27:.K27];&quot;KVIT☻&quot;)+COUNTIF([.C27:.K27];&quot;kvit$&quot;)" office:value-type="float" office:value="0" calcext:value-type="float">
            <text:p>0</text:p>
          </table:table-cell>
          <table:table-cell table:style-name="ce119" table:formula="of:=COUNTBLANK([.C27:.K27])" office:value-type="float" office:value="4" calcext:value-type="float">
            <text:p>4</text:p>
          </table:table-cell>
          <table:table-cell table:style-name="ce120" table:formula="of:=COUNTIF([.C27:.K27];&quot;x&quot;)" office:value-type="float" office:value="0" calcext:value-type="float">
            <text:p>0</text:p>
          </table:table-cell>
          <table:table-cell table:style-name="ce121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7" calcext:value-type="date">
            <text:p>27. jul. 09</text:p>
          </table:table-cell>
          <table:table-cell table:style-name="ce110" table:formula="of:=TEXT([.A28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6cm" svg:height="1.033cm" svg:x="5.072cm" svg:y="17.364cm" draw:caption-point-x="-0.724cm" draw:caption-point-y="1.6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7.364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12" office:value-type="string" calcext:value-type="string">
            <text:p>ROD</text:p>
          </table:table-cell>
          <table:table-cell table:style-name="ce28" office:value-type="string" calcext:value-type="string">
            <text:p>PIN</text:p>
          </table:table-cell>
          <table:table-cell table:style-name="ce115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16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116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117" table:formula="of:=COUNTIF([.C28:.K28];&quot;12-20&quot;)+COUNTIF([.C28:.K28];&quot;2&quot;)" office:value-type="float" office:value="1" calcext:value-type="float">
            <text:p>1</text:p>
          </table:table-cell>
          <table:table-cell table:style-name="ce118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118" table:formula="of:=COUNTIF([.C28:.K28];&quot;KVIT&quot;)+COUNTIF([.C28:.K28];&quot;KVIT☻&quot;)+COUNTIF([.C28:.K28];&quot;kvit$&quot;)" office:value-type="float" office:value="1" calcext:value-type="float">
            <text:p>1</text:p>
          </table:table-cell>
          <table:table-cell table:style-name="ce119" table:formula="of:=COUNTBLANK([.C28:.K28])" office:value-type="float" office:value="1" calcext:value-type="float">
            <text:p>1</text:p>
          </table:table-cell>
          <table:table-cell table:style-name="ce120" table:formula="of:=COUNTIF([.C28:.K28];&quot;x&quot;)" office:value-type="float" office:value="0" calcext:value-type="float">
            <text:p>0</text:p>
          </table:table-cell>
          <table:table-cell table:style-name="ce121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8" calcext:value-type="date">
            <text:p>28. jul. 09</text:p>
          </table:table-cell>
          <table:table-cell table:style-name="ce110" table:formula="of:=TEXT([.A29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6cm" svg:height="1.033cm" svg:x="5.072cm" svg:y="18.066cm" draw:caption-point-x="-0.724cm" draw:caption-point-y="1.6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8.066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AND</text:p>
          </table:table-cell>
          <table:table-cell table:style-name="ce115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16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116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117" table:formula="of:=COUNTIF([.C29:.K29];&quot;12-20&quot;)+COUNTIF([.C29:.K29];&quot;2&quot;)" office:value-type="float" office:value="0" calcext:value-type="float">
            <text:p>0</text:p>
          </table:table-cell>
          <table:table-cell table:style-name="ce118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118" table:formula="of:=COUNTIF([.C29:.K29];&quot;KVIT&quot;)+COUNTIF([.C29:.K29];&quot;KVIT☻&quot;)+COUNTIF([.C29:.K29];&quot;kvit$&quot;)" office:value-type="float" office:value="1" calcext:value-type="float">
            <text:p>1</text:p>
          </table:table-cell>
          <table:table-cell table:style-name="ce119" table:formula="of:=COUNTBLANK([.C29:.K29])" office:value-type="float" office:value="1" calcext:value-type="float">
            <text:p>1</text:p>
          </table:table-cell>
          <table:table-cell table:style-name="ce120" table:formula="of:=COUNTIF([.C29:.K29];&quot;x&quot;)" office:value-type="float" office:value="0" calcext:value-type="float">
            <text:p>0</text:p>
          </table:table-cell>
          <table:table-cell table:style-name="ce121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7-29" calcext:value-type="date">
            <text:p>29. jul. 09</text:p>
          </table:table-cell>
          <table:table-cell table:style-name="ce110" table:formula="of:=TEXT([.A30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6cm" svg:height="1.033cm" svg:x="5.072cm" svg:y="18.768cm" draw:caption-point-x="-0.724cm" draw:caption-point-y="1.6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8.768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18.768cm" draw:caption-point-x="-0.566cm" draw:caption-point-y="1.6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DAN</text:p>
          </table:table-cell>
          <table:table-cell table:style-name="ce115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16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116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117" table:formula="of:=COUNTIF([.C30:.K30];&quot;12-20&quot;)+COUNTIF([.C30:.K30];&quot;2&quot;)" office:value-type="float" office:value="0" calcext:value-type="float">
            <text:p>0</text:p>
          </table:table-cell>
          <table:table-cell table:style-name="ce118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118" table:formula="of:=COUNTIF([.C30:.K30];&quot;KVIT&quot;)+COUNTIF([.C30:.K30];&quot;KVIT☻&quot;)+COUNTIF([.C30:.K30];&quot;kvit$&quot;)" office:value-type="float" office:value="1" calcext:value-type="float">
            <text:p>1</text:p>
          </table:table-cell>
          <table:table-cell table:style-name="ce119" table:formula="of:=COUNTBLANK([.C30:.K30])" office:value-type="float" office:value="1" calcext:value-type="float">
            <text:p>1</text:p>
          </table:table-cell>
          <table:table-cell table:style-name="ce120" table:formula="of:=COUNTIF([.C30:.K30];&quot;x&quot;)" office:value-type="float" office:value="1" calcext:value-type="float">
            <text:p>1</text:p>
          </table:table-cell>
          <table:table-cell table:style-name="ce121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7-30" calcext:value-type="date">
            <text:p>30. jul. 09</text:p>
          </table:table-cell>
          <table:table-cell table:style-name="ce110" table:formula="of:=TEXT([.A31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19.465cm" draw:caption-point-x="-0.724cm" draw:caption-point-y="1.605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19.47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1" office:value-type="string" calcext:value-type="string">
            <text:p><text:s/>ŠTU</text:p>
          </table:table-cell>
          <table:table-cell table:style-name="ce28" office:value-type="string" calcext:value-type="string">
            <text:p>PIN</text:p>
          </table:table-cell>
          <table:table-cell table:style-name="ce115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16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16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117" table:formula="of:=COUNTIF([.C31:.K31];&quot;12-20&quot;)+COUNTIF([.C31:.K31];&quot;2&quot;)" office:value-type="float" office:value="0" calcext:value-type="float">
            <text:p>0</text:p>
          </table:table-cell>
          <table:table-cell table:style-name="ce118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118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119" table:formula="of:=COUNTBLANK([.C31:.K31])" office:value-type="float" office:value="1" calcext:value-type="float">
            <text:p>1</text:p>
          </table:table-cell>
          <table:table-cell table:style-name="ce120" table:formula="of:=COUNTIF([.C31:.K31];&quot;x&quot;)" office:value-type="float" office:value="1" calcext:value-type="float">
            <text:p>1</text:p>
          </table:table-cell>
          <table:table-cell table:style-name="ce121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7-31" calcext:value-type="date">
            <text:p>31. jul. 09</text:p>
          </table:table-cell>
          <table:table-cell table:style-name="ce110" table:formula="of:=TEXT([.A32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6cm" svg:height="1.033cm" svg:x="5.072cm" svg:y="20.172cm" draw:caption-point-x="-0.724cm" draw:caption-point-y="1.6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20.172cm" draw:caption-point-x="-0.592cm" draw:caption-point-y="1.6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12" office:value-type="string" calcext:value-type="string">
            <text:p><text:s text:c="3"/>KRU</text:p>
          </table:table-cell>
          <table:table-cell table:style-name="ce28" office:value-type="string" calcext:value-type="string">
            <text:p>AND</text:p>
          </table:table-cell>
          <table:table-cell table:style-name="ce115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16" table:formula="of:=COUNTIF([.C32:.K32];&quot;51&quot;)+COUNTIF([.C32:.K32];&quot;51$&quot;)+COUNTIF([.C32:.K32];&quot;51☻&quot;)" office:value-type="float" office:value="1" calcext:value-type="float">
            <text:p>1</text:p>
          </table:table-cell>
          <table:table-cell table:style-name="ce116" table:formula="of:=COUNTIF([.C32:.K32];&quot;52&quot;)+COUNTIF([.C32:.K32];&quot;52$&quot;)+COUNTIF([.C32:.K32];&quot;52☻&quot;)" office:value-type="float" office:value="1" calcext:value-type="float">
            <text:p>1</text:p>
          </table:table-cell>
          <table:table-cell table:style-name="ce117" table:formula="of:=COUNTIF([.C32:.K32];&quot;12-20&quot;)+COUNTIF([.C32:.K32];&quot;2&quot;)" office:value-type="float" office:value="0" calcext:value-type="float">
            <text:p>0</text:p>
          </table:table-cell>
          <table:table-cell table:style-name="ce118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118" table:formula="of:=COUNTIF([.C32:.K32];&quot;KVIT&quot;)+COUNTIF([.C32:.K32];&quot;KVIT☻&quot;)+COUNTIF([.C32:.K32];&quot;kvit$&quot;)" office:value-type="float" office:value="1" calcext:value-type="float">
            <text:p>1</text:p>
          </table:table-cell>
          <table:table-cell table:style-name="ce119" table:formula="of:=COUNTBLANK([.C32:.K32])" office:value-type="float" office:value="1" calcext:value-type="float">
            <text:p>1</text:p>
          </table:table-cell>
          <table:table-cell table:style-name="ce120" table:formula="of:=COUNTIF([.C32:.K32];&quot;x&quot;)" office:value-type="float" office:value="1" calcext:value-type="float">
            <text:p>1</text:p>
          </table:table-cell>
          <table:table-cell table:style-name="ce121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1" calcext:value-type="float">
            <text:p>1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2" calcext:value-type="float">
            <text:p>2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6" calcext:value-type="float">
            <text:p>6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3" calcext:value-type="float">
            <text:p>3</text:p>
          </table:table-cell>
          <table:table-cell table:style-name="ce33" table:formula="of:=SUM([.E35:.E36])" office:value-type="float" office:value="1" calcext:value-type="float">
            <text:p>1</text:p>
          </table:table-cell>
          <table:table-cell table:style-name="ce33" table:formula="of:=SUM([.F35:.F36])" office:value-type="float" office:value="3" calcext:value-type="float">
            <text:p>3</text:p>
          </table:table-cell>
          <table:table-cell table:style-name="ce33" table:formula="of:=SUM([.G35:.G36])" office:value-type="float" office:value="2" calcext:value-type="float">
            <text:p>2</text:p>
          </table:table-cell>
          <table:table-cell table:style-name="ce33" table:formula="of:=SUM([.H35:.H36])" office:value-type="float" office:value="6" calcext:value-type="float">
            <text:p>6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6" calcext:value-type="float">
            <text:p>6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" calcext:value-type="float">
            <text:p>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 calcext:value-type="float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2" calcext:value-type="float">
            <text:p>2</text:p>
          </table:table-cell>
          <table:table-cell table:style-name="ce1" table:formula="of:=COUNTIF([.E2:.E32];&quot;51$&quot;)+COUNTIF([.E2:.E32];&quot;52$&quot;)+COUNTIF([.E2:.E32];&quot;kvit$&quot;)" office:value-type="float" office:value="1" calcext:value-type="float">
            <text:p>1</text:p>
          </table:table-cell>
          <table:table-cell table:style-name="ce1" table:formula="of:=COUNTIF([.F2:.F32];&quot;51$&quot;)+COUNTIF([.F2:.F32];&quot;52$&quot;)+COUNTIF([.F2:.F32];&quot;kvit$&quot;)" office:value-type="float" office:value="3" calcext:value-type="float">
            <text:p>3</text:p>
          </table:table-cell>
          <table:table-cell table:style-name="ce1" table:formula="of:=COUNTIF([.G2:.G32];&quot;51$&quot;)+COUNTIF([.G2:.G32];&quot;52$&quot;)+COUNTIF([.G2:.G32];&quot;kvit$&quot;)" office:value-type="float" office:value="2" calcext:value-type="float">
            <text:p>2</text:p>
          </table:table-cell>
          <table:table-cell table:style-name="ce1" table:formula="of:=COUNTIF([.H2:.H32];&quot;51$&quot;)+COUNTIF([.H2:.H32];&quot;52$&quot;)+COUNTIF([.H2:.H32];&quot;kvit$&quot;)" office:value-type="float" office:value="1" calcext:value-type="float">
            <text:p>1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1" calcext:value-type="float">
            <text:p>1</text:p>
          </table:table-cell>
          <table:table-cell table:style-name="ce1" table:formula="of:=COUNTIF([.K2:.K32];&quot;51$&quot;)+COUNTIF([.K2:.K32];&quot;52$&quot;)+COUNTIF([.K2:.K32];&quot;kvit$&quot;)" office:value-type="float" office:value="2" calcext:value-type="float">
            <text:p>2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2" calcext:value-type="float">
            <text:p>12</text:p>
          </table:table-cell>
          <table:table-cell table:style-name="ce34" table:formula="of:=COUNTIF([.D2:.D32];&quot;D&quot;)" office:value-type="float" office:value="22" calcext:value-type="float">
            <text:p>22</text:p>
          </table:table-cell>
          <table:table-cell table:style-name="ce34" table:formula="of:=COUNTIF([.E2:.E32];&quot;D&quot;)" office:value-type="float" office:value="26" calcext:value-type="float">
            <text:p>26</text:p>
          </table:table-cell>
          <table:table-cell table:style-name="ce34" table:formula="of:=COUNTIF([.F2:.F32];&quot;D&quot;)" office:value-type="float" office:value="19" calcext:value-type="float">
            <text:p>19</text:p>
          </table:table-cell>
          <table:table-cell table:style-name="ce34" table:formula="of:=COUNTIF([.G2:.G32];&quot;D&quot;)" office:value-type="float" office:value="23" calcext:value-type="float">
            <text:p>23</text:p>
          </table:table-cell>
          <table:table-cell table:style-name="ce34" table:formula="of:=COUNTIF([.H2:.H32];&quot;D&quot;)" office:value-type="float" office:value="7" calcext:value-type="float">
            <text:p>7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1" calcext:value-type="float">
            <text:p>1</text:p>
          </table:table-cell>
          <table:table-cell table:style-name="ce34" table:formula="of:=COUNTIF([.K2:.K32];&quot;D&quot;)" office:value-type="float" office:value="5" calcext:value-type="float">
            <text:p>5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1" calcext:value-type="float">
            <text:p>1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5" calcext:value-type="float">
            <text:p>5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5" calcext:value-type="float">
            <text:p>5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5" calcext:value-type="float">
            <text:p>5</text:p>
          </table:table-cell>
          <table:table-cell table:style-name="ce15" table:formula="of:=COUNTIF([.M2:.M32];&quot;ŠOŠ&quot;)" office:value-type="float" office:value="4" calcext:value-type="float">
            <text:p>4</text:p>
          </table:table-cell>
          <table:table-cell table:style-name="ce15" table:formula="of:=COUNTIF([.M2:.M32];&quot;PIN&quot;)" office:value-type="float" office:value="2" calcext:value-type="float">
            <text:p>2</text:p>
          </table:table-cell>
          <table:table-cell table:style-name="ce15" table:formula="of:=COUNTIF([.M2:.M32];&quot;KON&quot;)" office:value-type="float" office:value="0" calcext:value-type="float">
            <text:p>0</text:p>
          </table:table-cell>
          <table:table-cell table:style-name="ce15" table:formula="of:=COUNTIF([.M2:.M32];&quot;KNE&quot;)" office:value-type="float" office:value="0" calcext:value-type="float">
            <text:p>0</text:p>
          </table:table-cell>
          <table:table-cell table:style-name="ce15" table:formula="of:=COUNTIF([.M2:.M32];&quot;AND&quot;)" office:value-type="float" office:value="6" calcext:value-type="float">
            <text:p>6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9" calcext:value-type="float">
            <text:p>9</text:p>
          </table:table-cell>
          <table:table-cell table:style-name="ce15" table:formula="of:=COUNTIF([.M2:.M32];&quot;MŠŠ&quot;)" office:value-type="float" office:value="5" calcext:value-type="float">
            <text:p>5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2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lij.B2:julij.B32">
            <calcext:condition calcext:apply-style-name="ConditionalStyle_79" calcext:value="=&quot;sob&quot;" calcext:base-cell-address="julij.B2"/>
            <calcext:condition calcext:apply-style-name="ConditionalStyle_80" calcext:value="=&quot;ned&quot;" calcext:base-cell-address="julij.B2"/>
          </calcext:conditional-format>
          <calcext:conditional-format calcext:target-range-address="julij.N2:julij.N32">
            <calcext:condition calcext:apply-style-name="ConditionalStyle_81" calcext:value="&lt;1" calcext:base-cell-address="julij.N2"/>
            <calcext:condition calcext:apply-style-name="ConditionalStyle_82" calcext:value="&gt;1" calcext:base-cell-address="julij.N2"/>
          </calcext:conditional-format>
          <calcext:conditional-format calcext:target-range-address="julij.O2:julij.P32">
            <calcext:condition calcext:apply-style-name="ConditionalStyle_83" calcext:value="&lt;1" calcext:base-cell-address="julij.O2"/>
            <calcext:condition calcext:apply-style-name="ConditionalStyle_84" calcext:value="&gt;1" calcext:base-cell-address="julij.O2"/>
          </calcext:conditional-format>
          <calcext:conditional-format calcext:target-range-address="julij.Q2:julij.Q32">
            <calcext:condition calcext:apply-style-name="ConditionalStyle_85" calcext:value="&lt;1" calcext:base-cell-address="julij.Q2"/>
            <calcext:condition calcext:apply-style-name="ConditionalStyle_86" calcext:value="&gt;1" calcext:base-cell-address="julij.Q2"/>
          </calcext:conditional-format>
          <calcext:conditional-format calcext:target-range-address="julij.R2:julij.S32">
            <calcext:condition calcext:apply-style-name="ConditionalStyle_87" calcext:value="&lt;1" calcext:base-cell-address="julij.R2"/>
            <calcext:condition calcext:apply-style-name="ConditionalStyle_88" calcext:value="&gt;1" calcext:base-cell-address="julij.R2"/>
          </calcext:conditional-format>
          <calcext:conditional-format calcext:target-range-address="julij.T2:julij.T32">
            <calcext:condition calcext:apply-style-name="ConditionalStyle_89" calcext:value="!=0" calcext:base-cell-address="julij.T2"/>
          </calcext:conditional-format>
          <calcext:conditional-format calcext:target-range-address="julij.U2:julij.U32">
            <calcext:condition calcext:apply-style-name="ConditionalStyle_90" calcext:value="=1" calcext:base-cell-address="julij.U2"/>
            <calcext:condition calcext:apply-style-name="ConditionalStyle_91" calcext:value="&gt;1" calcext:base-cell-address="julij.U2"/>
          </calcext:conditional-format>
          <calcext:conditional-format calcext:target-range-address="julij.V2:julij.V32">
            <calcext:condition calcext:apply-style-name="ConditionalStyle_92" calcext:value="&lt;2" calcext:base-cell-address="julij.V2"/>
            <calcext:condition calcext:apply-style-name="ConditionalStyle_93" calcext:value="&gt;2" calcext:base-cell-address="julij.V2"/>
          </calcext:conditional-format>
        </calcext:conditional-formats>
      </table:table>
      <table:table table:name="avgust" table:style-name="ta9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8" office:value-type="date" office:date-value="2009-08-01" calcext:value-type="date">
            <text:p>1. avg. 09</text:p>
          </table:table-cell>
          <table:table-cell table:style-name="ce122" table:formula="of:=TEXT([.A2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office:annotation draw:style-name="gr2" draw:text-style-name="P2" svg:width="2.916cm" svg:height="1.019cm" svg:x="5.072cm" svg:y="-0.013cm" draw:caption-point-x="-0.724cm" draw:caption-point-y="0.725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12" svg:width="2.931cm" svg:height="1.827cm" svg:x="8.544cm" svg:y="-0.013cm" draw:caption-point-x="-0.592cm" draw:caption-point-y="0.725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text:p>AND</text:p>
          </table:table-cell>
          <table:table-cell table:style-name="ce28" office:value-type="string" calcext:value-type="string">
            <text:p>ŠOŠ</text:p>
          </table:table-cell>
          <table:table-cell table:style-name="ce12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25" table:formula="of:=COUNTIF([.C2:.K2];&quot;51&quot;)+COUNTIF([.C2:.K2];&quot;51$&quot;)+COUNTIF([.C2:.K2];&quot;51☻&quot;)" office:value-type="float" office:value="0" calcext:value-type="float">
            <text:p>0</text:p>
          </table:table-cell>
          <table:table-cell table:style-name="ce125" table:formula="of:=COUNTIF([.C2:.K2];&quot;52&quot;)+COUNTIF([.C2:.K2];&quot;52$&quot;)+COUNTIF([.C2:.K2];&quot;52☻&quot;)" office:value-type="float" office:value="0" calcext:value-type="float">
            <text:p>0</text:p>
          </table:table-cell>
          <table:table-cell table:style-name="ce126" table:formula="of:=COUNTIF([.C2:.K2];&quot;12-20&quot;)+COUNTIF([.C2:.K2];&quot;2&quot;)" office:value-type="float" office:value="0" calcext:value-type="float">
            <text:p>0</text:p>
          </table:table-cell>
          <table:table-cell table:style-name="ce127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127" table:formula="of:=COUNTIF([.C2:.K2];&quot;KVIT&quot;)+COUNTIF([.C2:.K2];&quot;KVIT☻&quot;)+COUNTIF([.C2:.K2];&quot;kvit$&quot;)" office:value-type="float" office:value="0" calcext:value-type="float">
            <text:p>0</text:p>
          </table:table-cell>
          <table:table-cell table:style-name="ce128" table:formula="of:=COUNTBLANK([.C2:.K2])" office:value-type="float" office:value="3" calcext:value-type="float">
            <text:p>3</text:p>
          </table:table-cell>
          <table:table-cell table:style-name="ce129" table:formula="of:=COUNTIF([.C2:.K2];&quot;x&quot;)" office:value-type="float" office:value="0" calcext:value-type="float">
            <text:p>0</text:p>
          </table:table-cell>
          <table:table-cell table:style-name="ce13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8" office:value-type="date" office:date-value="2009-08-02" calcext:value-type="date">
            <text:p>2. avg. 09</text:p>
          </table:table-cell>
          <table:table-cell table:style-name="ce122" table:formula="of:=TEXT([.A3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office:annotation draw:style-name="gr2" draw:text-style-name="P2" svg:width="2.916cm" svg:height="1.019cm" svg:x="5.072cm" svg:y="-0.013cm" draw:caption-point-x="-0.724cm" draw:caption-point-y="1.427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office:annotation draw:style-name="gr1" draw:text-style-name="P12" svg:width="2.931cm" svg:height="1.827cm" svg:x="8.544cm" svg:y="-0.013cm" draw:caption-point-x="-0.592cm" draw:caption-point-y="1.42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7" table:number-columns-repeated="2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114" office:value-type="string" calcext:value-type="string">
            <office:annotation draw:style-name="gr26" draw:text-style-name="P12" svg:width="2.876cm" svg:height="2.567cm" svg:x="15.725cm" svg:y="-0.019cm" draw:caption-point-x="-0.566cm" draw:caption-point-y="1.433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ŠOŠ</text:p>
          </table:table-cell>
          <table:table-cell table:style-name="ce12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25" table:formula="of:=COUNTIF([.C3:.K3];&quot;51&quot;)+COUNTIF([.C3:.K3];&quot;51$&quot;)+COUNTIF([.C3:.K3];&quot;51☻&quot;)" office:value-type="float" office:value="0" calcext:value-type="float">
            <text:p>0</text:p>
          </table:table-cell>
          <table:table-cell table:style-name="ce125" table:formula="of:=COUNTIF([.C3:.K3];&quot;52&quot;)+COUNTIF([.C3:.K3];&quot;52$&quot;)+COUNTIF([.C3:.K3];&quot;52☻&quot;)" office:value-type="float" office:value="0" calcext:value-type="float">
            <text:p>0</text:p>
          </table:table-cell>
          <table:table-cell table:style-name="ce126" table:formula="of:=COUNTIF([.C3:.K3];&quot;12-20&quot;)+COUNTIF([.C3:.K3];&quot;2&quot;)" office:value-type="float" office:value="0" calcext:value-type="float">
            <text:p>0</text:p>
          </table:table-cell>
          <table:table-cell table:style-name="ce127" table:formula="of:=COUNTIF([.C3:.K3];&quot;U&quot;)+COUNTIF([.C3:.K3];&quot;U☻&quot;)+COUNTIF([.C3:.K3];&quot;U☺&quot;)" office:value-type="float" office:value="0" calcext:value-type="float">
            <text:p>0</text:p>
          </table:table-cell>
          <table:table-cell table:style-name="ce127" table:formula="of:=COUNTIF([.C3:.K3];&quot;KVIT&quot;)+COUNTIF([.C3:.K3];&quot;KVIT☻&quot;)+COUNTIF([.C3:.K3];&quot;kvit$&quot;)" office:value-type="float" office:value="0" calcext:value-type="float">
            <text:p>0</text:p>
          </table:table-cell>
          <table:table-cell table:style-name="ce128" table:formula="of:=COUNTBLANK([.C3:.K3])" office:value-type="float" office:value="4" calcext:value-type="float">
            <text:p>4</text:p>
          </table:table-cell>
          <table:table-cell table:style-name="ce129" table:formula="of:=COUNTIF([.C3:.K3];&quot;x&quot;)" office:value-type="float" office:value="0" calcext:value-type="float">
            <text:p>0</text:p>
          </table:table-cell>
          <table:table-cell table:style-name="ce13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03" calcext:value-type="date">
            <text:p>3. avg. 09</text:p>
          </table:table-cell>
          <table:table-cell table:style-name="ce123" table:formula="of:=TEXT([.A4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0.591cm" draw:caption-point-x="-0.724cm" draw:caption-point-y="1.525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0.596cm" draw:caption-point-x="-0.592cm" draw:caption-point-y="1.52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KNE</text:p>
          </table:table-cell>
          <table:table-cell table:style-name="ce12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25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25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26" table:formula="of:=COUNTIF([.C4:.K4];&quot;12-20&quot;)+COUNTIF([.C4:.K4];&quot;2&quot;)" office:value-type="float" office:value="0" calcext:value-type="float">
            <text:p>0</text:p>
          </table:table-cell>
          <table:table-cell table:style-name="ce127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127" table:formula="of:=COUNTIF([.C4:.K4];&quot;KVIT&quot;)+COUNTIF([.C4:.K4];&quot;KVIT☻&quot;)+COUNTIF([.C4:.K4];&quot;kvit$&quot;)" office:value-type="float" office:value="1" calcext:value-type="float">
            <text:p>1</text:p>
          </table:table-cell>
          <table:table-cell table:style-name="ce128" table:formula="of:=COUNTBLANK([.C4:.K4])" office:value-type="float" office:value="1" calcext:value-type="float">
            <text:p>1</text:p>
          </table:table-cell>
          <table:table-cell table:style-name="ce129" table:formula="of:=COUNTIF([.C4:.K4];&quot;x&quot;)" office:value-type="float" office:value="1" calcext:value-type="float">
            <text:p>1</text:p>
          </table:table-cell>
          <table:table-cell table:style-name="ce13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04" calcext:value-type="date">
            <text:p>4. avg. 09</text:p>
          </table:table-cell>
          <table:table-cell table:style-name="ce123" table:formula="of:=TEXT([.A5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1.293cm" draw:caption-point-x="-0.724cm" draw:caption-point-y="1.525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1.298cm" draw:caption-point-x="-0.592cm" draw:caption-point-y="1.52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1" office:value-type="string" calcext:value-type="string">
            <text:p><text:s/>ŠTU</text:p>
          </table:table-cell>
          <table:table-cell table:style-name="ce28" office:value-type="string" calcext:value-type="string">
            <text:p>ŠOŠ</text:p>
          </table:table-cell>
          <table:table-cell table:style-name="ce12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25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125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126" table:formula="of:=COUNTIF([.C5:.K5];&quot;12-20&quot;)+COUNTIF([.C5:.K5];&quot;2&quot;)" office:value-type="float" office:value="0" calcext:value-type="float">
            <text:p>0</text:p>
          </table:table-cell>
          <table:table-cell table:style-name="ce127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127" table:formula="of:=COUNTIF([.C5:.K5];&quot;KVIT&quot;)+COUNTIF([.C5:.K5];&quot;KVIT☻&quot;)+COUNTIF([.C5:.K5];&quot;kvit$&quot;)" office:value-type="float" office:value="1" calcext:value-type="float">
            <text:p>1</text:p>
          </table:table-cell>
          <table:table-cell table:style-name="ce128" table:formula="of:=COUNTBLANK([.C5:.K5])" office:value-type="float" office:value="1" calcext:value-type="float">
            <text:p>1</text:p>
          </table:table-cell>
          <table:table-cell table:style-name="ce129" table:formula="of:=COUNTIF([.C5:.K5];&quot;x&quot;)" office:value-type="float" office:value="1" calcext:value-type="float">
            <text:p>1</text:p>
          </table:table-cell>
          <table:table-cell table:style-name="ce13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05" calcext:value-type="date">
            <text:p>5. avg. 09</text:p>
          </table:table-cell>
          <table:table-cell table:style-name="ce123" table:formula="of:=TEXT([.A6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1.995cm" draw:caption-point-x="-0.724cm" draw:caption-point-y="1.525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2cm" draw:caption-point-x="-0.592cm" draw:caption-point-y="1.52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MIO</text:p>
          </table:table-cell>
          <table:table-cell table:style-name="ce28" office:value-type="string" calcext:value-type="string">
            <text:p>ŠOŠ</text:p>
          </table:table-cell>
          <table:table-cell table:style-name="ce12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25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125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126" table:formula="of:=COUNTIF([.C6:.K6];&quot;12-20&quot;)+COUNTIF([.C6:.K6];&quot;2&quot;)" office:value-type="float" office:value="0" calcext:value-type="float">
            <text:p>0</text:p>
          </table:table-cell>
          <table:table-cell table:style-name="ce127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127" table:formula="of:=COUNTIF([.C6:.K6];&quot;KVIT&quot;)+COUNTIF([.C6:.K6];&quot;KVIT☻&quot;)+COUNTIF([.C6:.K6];&quot;kvit$&quot;)" office:value-type="float" office:value="1" calcext:value-type="float">
            <text:p>1</text:p>
          </table:table-cell>
          <table:table-cell table:style-name="ce128" table:formula="of:=COUNTBLANK([.C6:.K6])" office:value-type="float" office:value="1" calcext:value-type="float">
            <text:p>1</text:p>
          </table:table-cell>
          <table:table-cell table:style-name="ce129" table:formula="of:=COUNTIF([.C6:.K6];&quot;x&quot;)" office:value-type="float" office:value="1" calcext:value-type="float">
            <text:p>1</text:p>
          </table:table-cell>
          <table:table-cell table:style-name="ce13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06" calcext:value-type="date">
            <text:p>6. avg. 09</text:p>
          </table:table-cell>
          <table:table-cell table:style-name="ce123" table:formula="of:=TEXT([.A7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2.697cm" draw:caption-point-x="-0.724cm" draw:caption-point-y="1.525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2.702cm" draw:caption-point-x="-0.592cm" draw:caption-point-y="1.52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AND</text:p>
          </table:table-cell>
          <table:table-cell table:style-name="ce12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25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125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126" table:formula="of:=COUNTIF([.C7:.K7];&quot;12-20&quot;)+COUNTIF([.C7:.K7];&quot;2&quot;)" office:value-type="float" office:value="0" calcext:value-type="float">
            <text:p>0</text:p>
          </table:table-cell>
          <table:table-cell table:style-name="ce127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127" table:formula="of:=COUNTIF([.C7:.K7];&quot;KVIT&quot;)+COUNTIF([.C7:.K7];&quot;KVIT☻&quot;)+COUNTIF([.C7:.K7];&quot;kvit$&quot;)" office:value-type="float" office:value="1" calcext:value-type="float">
            <text:p>1</text:p>
          </table:table-cell>
          <table:table-cell table:style-name="ce128" table:formula="of:=COUNTBLANK([.C7:.K7])" office:value-type="float" office:value="1" calcext:value-type="float">
            <text:p>1</text:p>
          </table:table-cell>
          <table:table-cell table:style-name="ce129" table:formula="of:=COUNTIF([.C7:.K7];&quot;x&quot;)" office:value-type="float" office:value="1" calcext:value-type="float">
            <text:p>1</text:p>
          </table:table-cell>
          <table:table-cell table:style-name="ce13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07" calcext:value-type="date">
            <text:p>7. avg. 09</text:p>
          </table:table-cell>
          <table:table-cell table:style-name="ce123" table:formula="of:=TEXT([.A8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6cm" svg:height="1.033cm" svg:x="5.072cm" svg:y="3.377cm" draw:caption-point-x="-0.724cm" draw:caption-point-y="1.547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3.377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ŠOŠ</text:p>
          </table:table-cell>
          <table:table-cell table:style-name="ce12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25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125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126" table:formula="of:=COUNTIF([.C8:.K8];&quot;12-20&quot;)+COUNTIF([.C8:.K8];&quot;2&quot;)" office:value-type="float" office:value="0" calcext:value-type="float">
            <text:p>0</text:p>
          </table:table-cell>
          <table:table-cell table:style-name="ce127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127" table:formula="of:=COUNTIF([.C8:.K8];&quot;KVIT&quot;)+COUNTIF([.C8:.K8];&quot;KVIT☻&quot;)+COUNTIF([.C8:.K8];&quot;kvit$&quot;)" office:value-type="float" office:value="1" calcext:value-type="float">
            <text:p>1</text:p>
          </table:table-cell>
          <table:table-cell table:style-name="ce128" table:formula="of:=COUNTBLANK([.C8:.K8])" office:value-type="float" office:value="1" calcext:value-type="float">
            <text:p>1</text:p>
          </table:table-cell>
          <table:table-cell table:style-name="ce129" table:formula="of:=COUNTIF([.C8:.K8];&quot;x&quot;)" office:value-type="float" office:value="1" calcext:value-type="float">
            <text:p>1</text:p>
          </table:table-cell>
          <table:table-cell table:style-name="ce13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8-08" calcext:value-type="date">
            <text:p>8. avg. 09</text:p>
          </table:table-cell>
          <table:table-cell table:style-name="ce122" table:formula="of:=TEXT([.A9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office:annotation draw:style-name="gr5" draw:text-style-name="P2" svg:width="2.916cm" svg:height="1.033cm" svg:x="5.072cm" svg:y="4.079cm" draw:caption-point-x="-0.724cm" draw:caption-point-y="1.547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36"/>
          <table:table-cell table:style-name="ce31"/>
          <table:table-cell table:style-name="ce29" table:formula="of:=[$'Vzorci vnosov'.$A$12]" office:value-type="string" office:string-value="D" calcext:value-type="string">
            <office:annotation draw:style-name="gr9" draw:text-style-name="P12" svg:width="2.931cm" svg:height="1.814cm" svg:x="8.544cm" svg:y="4.079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2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99" office:value-type="string" calcext:value-type="string">
            <text:p>BERG</text:p>
          </table:table-cell>
          <table:table-cell table:style-name="ce28" office:value-type="string" calcext:value-type="string">
            <text:p>ŠOŠ</text:p>
          </table:table-cell>
          <table:table-cell table:style-name="ce12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25" table:formula="of:=COUNTIF([.C9:.K9];&quot;51&quot;)+COUNTIF([.C9:.K9];&quot;51$&quot;)+COUNTIF([.C9:.K9];&quot;51☻&quot;)" office:value-type="float" office:value="0" calcext:value-type="float">
            <text:p>0</text:p>
          </table:table-cell>
          <table:table-cell table:style-name="ce125" table:formula="of:=COUNTIF([.C9:.K9];&quot;52&quot;)+COUNTIF([.C9:.K9];&quot;52$&quot;)+COUNTIF([.C9:.K9];&quot;52☻&quot;)" office:value-type="float" office:value="0" calcext:value-type="float">
            <text:p>0</text:p>
          </table:table-cell>
          <table:table-cell table:style-name="ce126" table:formula="of:=COUNTIF([.C9:.K9];&quot;12-20&quot;)+COUNTIF([.C9:.K9];&quot;2&quot;)" office:value-type="float" office:value="0" calcext:value-type="float">
            <text:p>0</text:p>
          </table:table-cell>
          <table:table-cell table:style-name="ce127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127" table:formula="of:=COUNTIF([.C9:.K9];&quot;KVIT&quot;)+COUNTIF([.C9:.K9];&quot;KVIT☻&quot;)+COUNTIF([.C9:.K9];&quot;kvit$&quot;)" office:value-type="float" office:value="0" calcext:value-type="float">
            <text:p>0</text:p>
          </table:table-cell>
          <table:table-cell table:style-name="ce128" table:formula="of:=COUNTBLANK([.C9:.K9])" office:value-type="float" office:value="4" calcext:value-type="float">
            <text:p>4</text:p>
          </table:table-cell>
          <table:table-cell table:style-name="ce129" table:formula="of:=COUNTIF([.C9:.K9];&quot;x&quot;)" office:value-type="float" office:value="0" calcext:value-type="float">
            <text:p>0</text:p>
          </table:table-cell>
          <table:table-cell table:style-name="ce13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8-09" calcext:value-type="date">
            <text:p>9. avg. 09</text:p>
          </table:table-cell>
          <table:table-cell table:style-name="ce122" table:formula="of:=TEXT([.A10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office:annotation draw:style-name="gr5" draw:text-style-name="P2" svg:width="2.916cm" svg:height="1.033cm" svg:x="5.072cm" svg:y="4.781cm" draw:caption-point-x="-0.724cm" draw:caption-point-y="1.547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29" table:formula="of:=[$'Vzorci vnosov'.$A$12]" office:value-type="string" office:string-value="D" calcext:value-type="string">
            <office:annotation draw:style-name="gr9" draw:text-style-name="P12" svg:width="2.931cm" svg:height="1.814cm" svg:x="8.544cm" svg:y="4.781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7" table:number-columns-repeated="2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114" office:value-type="string" calcext:value-type="string">
            <text:p>MIO</text:p>
          </table:table-cell>
          <table:table-cell table:style-name="ce28" office:value-type="string" calcext:value-type="string">
            <text:p>KNE</text:p>
          </table:table-cell>
          <table:table-cell table:style-name="ce12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25" table:formula="of:=COUNTIF([.C10:.K10];&quot;51&quot;)+COUNTIF([.C10:.K10];&quot;51$&quot;)+COUNTIF([.C10:.K10];&quot;51☻&quot;)" office:value-type="float" office:value="0" calcext:value-type="float">
            <text:p>0</text:p>
          </table:table-cell>
          <table:table-cell table:style-name="ce125" table:formula="of:=COUNTIF([.C10:.K10];&quot;52&quot;)+COUNTIF([.C10:.K10];&quot;52$&quot;)+COUNTIF([.C10:.K10];&quot;52☻&quot;)" office:value-type="float" office:value="0" calcext:value-type="float">
            <text:p>0</text:p>
          </table:table-cell>
          <table:table-cell table:style-name="ce126" table:formula="of:=COUNTIF([.C10:.K10];&quot;12-20&quot;)+COUNTIF([.C10:.K10];&quot;2&quot;)" office:value-type="float" office:value="0" calcext:value-type="float">
            <text:p>0</text:p>
          </table:table-cell>
          <table:table-cell table:style-name="ce127" table:formula="of:=COUNTIF([.C10:.K10];&quot;U&quot;)+COUNTIF([.C10:.K10];&quot;U☻&quot;)+COUNTIF([.C10:.K10];&quot;U☺&quot;)" office:value-type="float" office:value="0" calcext:value-type="float">
            <text:p>0</text:p>
          </table:table-cell>
          <table:table-cell table:style-name="ce127" table:formula="of:=COUNTIF([.C10:.K10];&quot;KVIT&quot;)+COUNTIF([.C10:.K10];&quot;KVIT☻&quot;)+COUNTIF([.C10:.K10];&quot;kvit$&quot;)" office:value-type="float" office:value="0" calcext:value-type="float">
            <text:p>0</text:p>
          </table:table-cell>
          <table:table-cell table:style-name="ce128" table:formula="of:=COUNTBLANK([.C10:.K10])" office:value-type="float" office:value="4" calcext:value-type="float">
            <text:p>4</text:p>
          </table:table-cell>
          <table:table-cell table:style-name="ce129" table:formula="of:=COUNTIF([.C10:.K10];&quot;x&quot;)" office:value-type="float" office:value="0" calcext:value-type="float">
            <text:p>0</text:p>
          </table:table-cell>
          <table:table-cell table:style-name="ce13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0" calcext:value-type="float">
            <text:p>0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10" calcext:value-type="date">
            <text:p>10. avg. 09</text:p>
          </table:table-cell>
          <table:table-cell table:style-name="ce123" table:formula="of:=TEXT([.A1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5.478cm" draw:caption-point-x="-0.724cm" draw:caption-point-y="1.552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5.483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KNE</text:p>
          </table:table-cell>
          <table:table-cell table:style-name="ce12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25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25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26" table:formula="of:=COUNTIF([.C11:.K11];&quot;12-20&quot;)+COUNTIF([.C11:.K11];&quot;2&quot;)" office:value-type="float" office:value="1" calcext:value-type="float">
            <text:p>1</text:p>
          </table:table-cell>
          <table:table-cell table:style-name="ce127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127" table:formula="of:=COUNTIF([.C11:.K11];&quot;KVIT&quot;)+COUNTIF([.C11:.K11];&quot;KVIT☻&quot;)+COUNTIF([.C11:.K11];&quot;kvit$&quot;)" office:value-type="float" office:value="1" calcext:value-type="float">
            <text:p>1</text:p>
          </table:table-cell>
          <table:table-cell table:style-name="ce128" table:formula="of:=COUNTBLANK([.C11:.K11])" office:value-type="float" office:value="1" calcext:value-type="float">
            <text:p>1</text:p>
          </table:table-cell>
          <table:table-cell table:style-name="ce129" table:formula="of:=COUNTIF([.C11:.K11];&quot;x&quot;)" office:value-type="float" office:value="0" calcext:value-type="float">
            <text:p>0</text:p>
          </table:table-cell>
          <table:table-cell table:style-name="ce13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11" calcext:value-type="date">
            <text:p>11. avg. 09</text:p>
          </table:table-cell>
          <table:table-cell table:style-name="ce123" table:formula="of:=TEXT([.A12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6cm" svg:height="1.033cm" svg:x="5.072cm" svg:y="6.185cm" draw:caption-point-x="-0.724cm" draw:caption-point-y="1.547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6.185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1" office:value-type="string" calcext:value-type="string">
            <text:p><text:s/>ŠTU</text:p>
          </table:table-cell>
          <table:table-cell table:style-name="ce28" office:value-type="string" calcext:value-type="string">
            <text:p>KNE</text:p>
          </table:table-cell>
          <table:table-cell table:style-name="ce12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25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125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126" table:formula="of:=COUNTIF([.C12:.K12];&quot;12-20&quot;)+COUNTIF([.C12:.K12];&quot;2&quot;)" office:value-type="float" office:value="1" calcext:value-type="float">
            <text:p>1</text:p>
          </table:table-cell>
          <table:table-cell table:style-name="ce127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127" table:formula="of:=COUNTIF([.C12:.K12];&quot;KVIT&quot;)+COUNTIF([.C12:.K12];&quot;KVIT☻&quot;)+COUNTIF([.C12:.K12];&quot;kvit$&quot;)" office:value-type="float" office:value="1" calcext:value-type="float">
            <text:p>1</text:p>
          </table:table-cell>
          <table:table-cell table:style-name="ce128" table:formula="of:=COUNTBLANK([.C12:.K12])" office:value-type="float" office:value="1" calcext:value-type="float">
            <text:p>1</text:p>
          </table:table-cell>
          <table:table-cell table:style-name="ce129" table:formula="of:=COUNTIF([.C12:.K12];&quot;x&quot;)" office:value-type="float" office:value="1" calcext:value-type="float">
            <text:p>1</text:p>
          </table:table-cell>
          <table:table-cell table:style-name="ce13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1" calcext:value-type="float">
            <text:p>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12" calcext:value-type="date">
            <text:p>12. avg. 09</text:p>
          </table:table-cell>
          <table:table-cell table:style-name="ce123" table:formula="of:=TEXT([.A13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6.882cm" draw:caption-point-x="-0.724cm" draw:caption-point-y="1.552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office:annotation draw:style-name="gr9" draw:text-style-name="P12" svg:width="2.931cm" svg:height="1.814cm" svg:x="8.544cm" svg:y="6.887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0" office:value-type="string" calcext:value-type="string">
            <text:p><text:s text:c="2"/>HOL</text:p>
          </table:table-cell>
          <table:table-cell table:style-name="ce28" office:value-type="string" calcext:value-type="string">
            <text:p>KNE</text:p>
          </table:table-cell>
          <table:table-cell table:style-name="ce12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25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125" table:formula="of:=COUNTIF([.C13:.K13];&quot;52&quot;)+COUNTIF([.C13:.K13];&quot;52$&quot;)+COUNTIF([.C13:.K13];&quot;52☻&quot;)" office:value-type="float" office:value="0" calcext:value-type="float">
            <text:p>0</text:p>
          </table:table-cell>
          <table:table-cell table:style-name="ce126" table:formula="of:=COUNTIF([.C13:.K13];&quot;12-20&quot;)+COUNTIF([.C13:.K13];&quot;2&quot;)" office:value-type="float" office:value="1" calcext:value-type="float">
            <text:p>1</text:p>
          </table:table-cell>
          <table:table-cell table:style-name="ce127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127" table:formula="of:=COUNTIF([.C13:.K13];&quot;KVIT&quot;)+COUNTIF([.C13:.K13];&quot;KVIT☻&quot;)+COUNTIF([.C13:.K13];&quot;kvit$&quot;)" office:value-type="float" office:value="1" calcext:value-type="float">
            <text:p>1</text:p>
          </table:table-cell>
          <table:table-cell table:style-name="ce128" table:formula="of:=COUNTBLANK([.C13:.K13])" office:value-type="float" office:value="1" calcext:value-type="float">
            <text:p>1</text:p>
          </table:table-cell>
          <table:table-cell table:style-name="ce129" table:formula="of:=COUNTIF([.C13:.K13];&quot;x&quot;)" office:value-type="float" office:value="1" calcext:value-type="float">
            <text:p>1</text:p>
          </table:table-cell>
          <table:table-cell table:style-name="ce13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1" calcext:value-type="float">
            <text:p>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13" calcext:value-type="date">
            <text:p>13. avg. 09</text:p>
          </table:table-cell>
          <table:table-cell table:style-name="ce123" table:formula="of:=TEXT([.A14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7.584cm" draw:caption-point-x="-0.724cm" draw:caption-point-y="1.552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7.589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PIN</text:p>
          </table:table-cell>
          <table:table-cell table:style-name="ce12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25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125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126" table:formula="of:=COUNTIF([.C14:.K14];&quot;12-20&quot;)+COUNTIF([.C14:.K14];&quot;2&quot;)" office:value-type="float" office:value="1" calcext:value-type="float">
            <text:p>1</text:p>
          </table:table-cell>
          <table:table-cell table:style-name="ce127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127" table:formula="of:=COUNTIF([.C14:.K14];&quot;KVIT&quot;)+COUNTIF([.C14:.K14];&quot;KVIT☻&quot;)+COUNTIF([.C14:.K14];&quot;kvit$&quot;)" office:value-type="float" office:value="1" calcext:value-type="float">
            <text:p>1</text:p>
          </table:table-cell>
          <table:table-cell table:style-name="ce128" table:formula="of:=COUNTBLANK([.C14:.K14])" office:value-type="float" office:value="1" calcext:value-type="float">
            <text:p>1</text:p>
          </table:table-cell>
          <table:table-cell table:style-name="ce129" table:formula="of:=COUNTIF([.C14:.K14];&quot;x&quot;)" office:value-type="float" office:value="1" calcext:value-type="float">
            <text:p>1</text:p>
          </table:table-cell>
          <table:table-cell table:style-name="ce13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1" calcext:value-type="float">
            <text:p>1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14" calcext:value-type="date">
            <text:p>14. avg. 09</text:p>
          </table:table-cell>
          <table:table-cell table:style-name="ce123" table:formula="of:=TEXT([.A15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office:annotation draw:style-name="gr4" draw:text-style-name="P2" svg:width="2.916cm" svg:height="1.017cm" svg:x="5.072cm" svg:y="8.286cm" draw:caption-point-x="-0.724cm" draw:caption-point-y="1.552cm">
              <dc:date>2022-03-22T00:00:00</dc:date>
              <text:p text:style-name="P1">LD od 20. julija do 15. avgusta</text:p>
            </office:annotation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10" draw:text-style-name="P12" svg:width="2.931cm" svg:height="1.788cm" svg:x="8.544cm" svg:y="8.291cm" draw:caption-point-x="-0.592cm" draw:caption-point-y="1.547cm">
              <dc:date>2022-03-22T00:00:00</dc:date>
              <text:p text:style-name="P11">25.6 do 5.7 in 18.7 do 16.8.</text:p>
              <text:p text:style-name="P11"/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MIO</text:p>
          </table:table-cell>
          <table:table-cell table:style-name="ce28" office:value-type="string" calcext:value-type="string">
            <text:p>KNE</text:p>
          </table:table-cell>
          <table:table-cell table:style-name="ce12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25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125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126" table:formula="of:=COUNTIF([.C15:.K15];&quot;12-20&quot;)+COUNTIF([.C15:.K15];&quot;2&quot;)" office:value-type="float" office:value="0" calcext:value-type="float">
            <text:p>0</text:p>
          </table:table-cell>
          <table:table-cell table:style-name="ce127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127" table:formula="of:=COUNTIF([.C15:.K15];&quot;KVIT&quot;)+COUNTIF([.C15:.K15];&quot;KVIT☻&quot;)+COUNTIF([.C15:.K15];&quot;kvit$&quot;)" office:value-type="float" office:value="1" calcext:value-type="float">
            <text:p>1</text:p>
          </table:table-cell>
          <table:table-cell table:style-name="ce128" table:formula="of:=COUNTBLANK([.C15:.K15])" office:value-type="float" office:value="1" calcext:value-type="float">
            <text:p>1</text:p>
          </table:table-cell>
          <table:table-cell table:style-name="ce129" table:formula="of:=COUNTIF([.C15:.K15];&quot;x&quot;)" office:value-type="float" office:value="1" calcext:value-type="float">
            <text:p>1</text:p>
          </table:table-cell>
          <table:table-cell table:style-name="ce13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8-15" calcext:value-type="date">
            <text:p>15. avg. 09</text:p>
          </table:table-cell>
          <table:table-cell table:style-name="ce122" table:formula="of:=TEXT([.A16];&quot;Ddd&quot;)" office:value-type="string" office:string-value="sob" calcext:value-type="string">
            <text:p>sob</text:p>
          </table:table-cell>
          <table:table-cell table:style-name="ce31" table:number-columns-repeated="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99" office:value-type="string" calcext:value-type="string">
            <text:p>BERG</text:p>
          </table:table-cell>
          <table:table-cell table:style-name="ce28" office:value-type="string" calcext:value-type="string">
            <text:p>PIN</text:p>
          </table:table-cell>
          <table:table-cell table:style-name="ce12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25" table:formula="of:=COUNTIF([.C16:.K16];&quot;51&quot;)+COUNTIF([.C16:.K16];&quot;51$&quot;)+COUNTIF([.C16:.K16];&quot;51☻&quot;)" office:value-type="float" office:value="0" calcext:value-type="float">
            <text:p>0</text:p>
          </table:table-cell>
          <table:table-cell table:style-name="ce125" table:formula="of:=COUNTIF([.C16:.K16];&quot;52&quot;)+COUNTIF([.C16:.K16];&quot;52$&quot;)+COUNTIF([.C16:.K16];&quot;52☻&quot;)" office:value-type="float" office:value="0" calcext:value-type="float">
            <text:p>0</text:p>
          </table:table-cell>
          <table:table-cell table:style-name="ce126" table:formula="of:=COUNTIF([.C16:.K16];&quot;12-20&quot;)+COUNTIF([.C16:.K16];&quot;2&quot;)" office:value-type="float" office:value="0" calcext:value-type="float">
            <text:p>0</text:p>
          </table:table-cell>
          <table:table-cell table:style-name="ce127" table:formula="of:=COUNTIF([.C16:.K16];&quot;U&quot;)+COUNTIF([.C16:.K16];&quot;U☻&quot;)+COUNTIF([.C16:.K16];&quot;U☺&quot;)" office:value-type="float" office:value="0" calcext:value-type="float">
            <text:p>0</text:p>
          </table:table-cell>
          <table:table-cell table:style-name="ce127" table:formula="of:=COUNTIF([.C16:.K16];&quot;KVIT&quot;)+COUNTIF([.C16:.K16];&quot;KVIT☻&quot;)+COUNTIF([.C16:.K16];&quot;kvit$&quot;)" office:value-type="float" office:value="0" calcext:value-type="float">
            <text:p>0</text:p>
          </table:table-cell>
          <table:table-cell table:style-name="ce128" table:formula="of:=COUNTBLANK([.C16:.K16])" office:value-type="float" office:value="6" calcext:value-type="float">
            <text:p>6</text:p>
          </table:table-cell>
          <table:table-cell table:style-name="ce129" table:formula="of:=COUNTIF([.C16:.K16];&quot;x&quot;)" office:value-type="float" office:value="0" calcext:value-type="float">
            <text:p>0</text:p>
          </table:table-cell>
          <table:table-cell table:style-name="ce13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"/>
          <table:table-cell table:style-name="ce100" office:value-type="string" calcext:value-type="string">
            <text:p>MRZE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8" office:value-type="date" office:date-value="2009-08-16" calcext:value-type="date">
            <text:p>16. avg. 09</text:p>
          </table:table-cell>
          <table:table-cell table:style-name="ce122" table:formula="of:=TEXT([.A17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3"/>
          <table:table-cell table:style-name="ce37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99" office:value-type="string" calcext:value-type="string">
            <text:p>BERG</text:p>
          </table:table-cell>
          <table:table-cell table:style-name="ce28" office:value-type="string" calcext:value-type="string">
            <text:p>KNE</text:p>
          </table:table-cell>
          <table:table-cell table:style-name="ce12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25" table:formula="of:=COUNTIF([.C17:.K17];&quot;51&quot;)+COUNTIF([.C17:.K17];&quot;51$&quot;)+COUNTIF([.C17:.K17];&quot;51☻&quot;)" office:value-type="float" office:value="0" calcext:value-type="float">
            <text:p>0</text:p>
          </table:table-cell>
          <table:table-cell table:style-name="ce125" table:formula="of:=COUNTIF([.C17:.K17];&quot;52&quot;)+COUNTIF([.C17:.K17];&quot;52$&quot;)+COUNTIF([.C17:.K17];&quot;52☻&quot;)" office:value-type="float" office:value="0" calcext:value-type="float">
            <text:p>0</text:p>
          </table:table-cell>
          <table:table-cell table:style-name="ce126" table:formula="of:=COUNTIF([.C17:.K17];&quot;12-20&quot;)+COUNTIF([.C17:.K17];&quot;2&quot;)" office:value-type="float" office:value="0" calcext:value-type="float">
            <text:p>0</text:p>
          </table:table-cell>
          <table:table-cell table:style-name="ce127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127" table:formula="of:=COUNTIF([.C17:.K17];&quot;KVIT&quot;)+COUNTIF([.C17:.K17];&quot;KVIT☻&quot;)+COUNTIF([.C17:.K17];&quot;kvit$&quot;)" office:value-type="float" office:value="0" calcext:value-type="float">
            <text:p>0</text:p>
          </table:table-cell>
          <table:table-cell table:style-name="ce128" table:formula="of:=COUNTBLANK([.C17:.K17])" office:value-type="float" office:value="6" calcext:value-type="float">
            <text:p>6</text:p>
          </table:table-cell>
          <table:table-cell table:style-name="ce129" table:formula="of:=COUNTIF([.C17:.K17];&quot;x&quot;)" office:value-type="float" office:value="0" calcext:value-type="float">
            <text:p>0</text:p>
          </table:table-cell>
          <table:table-cell table:style-name="ce13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17" calcext:value-type="date">
            <text:p>17. avg. 09</text:p>
          </table:table-cell>
          <table:table-cell table:style-name="ce123" table:formula="of:=TEXT([.A18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10.371cm" draw:caption-point-x="-0.566cm" draw:caption-point-y="1.573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KOS</text:p>
          </table:table-cell>
          <table:table-cell table:style-name="ce12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25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25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126" table:formula="of:=COUNTIF([.C18:.K18];&quot;12-20&quot;)+COUNTIF([.C18:.K18];&quot;2&quot;)" office:value-type="float" office:value="1" calcext:value-type="float">
            <text:p>1</text:p>
          </table:table-cell>
          <table:table-cell table:style-name="ce127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127" table:formula="of:=COUNTIF([.C18:.K18];&quot;KVIT&quot;)+COUNTIF([.C18:.K18];&quot;KVIT☻&quot;)+COUNTIF([.C18:.K18];&quot;kvit$&quot;)" office:value-type="float" office:value="1" calcext:value-type="float">
            <text:p>1</text:p>
          </table:table-cell>
          <table:table-cell table:style-name="ce128" table:formula="of:=COUNTBLANK([.C18:.K18])" office:value-type="float" office:value="1" calcext:value-type="float">
            <text:p>1</text:p>
          </table:table-cell>
          <table:table-cell table:style-name="ce129" table:formula="of:=COUNTIF([.C18:.K18];&quot;x&quot;)" office:value-type="float" office:value="0" calcext:value-type="float">
            <text:p>0</text:p>
          </table:table-cell>
          <table:table-cell table:style-name="ce13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"/>
          <table:table-cell table:style-name="ce100" office:value-type="string" calcext:value-type="string">
            <text:p>BERG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08-18" calcext:value-type="date">
            <text:p>18. avg. 09</text:p>
          </table:table-cell>
          <table:table-cell table:style-name="ce123" table:formula="of:=TEXT([.A19];&quot;Ddd&quot;)" office:value-type="string" office:string-value="tor" calcext:value-type="string">
            <text:p>tor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PIN</text:p>
          </table:table-cell>
          <table:table-cell table:style-name="ce12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25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125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126" table:formula="of:=COUNTIF([.C19:.K19];&quot;12-20&quot;)+COUNTIF([.C19:.K19];&quot;2&quot;)" office:value-type="float" office:value="0" calcext:value-type="float">
            <text:p>0</text:p>
          </table:table-cell>
          <table:table-cell table:style-name="ce127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127" table:formula="of:=COUNTIF([.C19:.K19];&quot;KVIT&quot;)+COUNTIF([.C19:.K19];&quot;KVIT☻&quot;)+COUNTIF([.C19:.K19];&quot;kvit$&quot;)" office:value-type="float" office:value="1" calcext:value-type="float">
            <text:p>1</text:p>
          </table:table-cell>
          <table:table-cell table:style-name="ce128" table:formula="of:=COUNTBLANK([.C19:.K19])" office:value-type="float" office:value="1" calcext:value-type="float">
            <text:p>1</text:p>
          </table:table-cell>
          <table:table-cell table:style-name="ce129" table:formula="of:=COUNTIF([.C19:.K19];&quot;x&quot;)" office:value-type="float" office:value="2" calcext:value-type="float">
            <text:p>2</text:p>
          </table:table-cell>
          <table:table-cell table:style-name="ce13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19" calcext:value-type="date">
            <text:p>19. avg. 09</text:p>
          </table:table-cell>
          <table:table-cell table:style-name="ce123" table:formula="of:=TEXT([.A20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5" office:value-type="string" calcext:value-type="string">
            <text:p><text:span text:style-name="T8"> </text:span><text:span text:style-name="T10">BOL</text:span>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KOS</text:p>
          </table:table-cell>
          <table:table-cell table:style-name="ce12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25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125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126" table:formula="of:=COUNTIF([.C20:.K20];&quot;12-20&quot;)+COUNTIF([.C20:.K20];&quot;2&quot;)" office:value-type="float" office:value="0" calcext:value-type="float">
            <text:p>0</text:p>
          </table:table-cell>
          <table:table-cell table:style-name="ce127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127" table:formula="of:=COUNTIF([.C20:.K20];&quot;KVIT&quot;)+COUNTIF([.C20:.K20];&quot;KVIT☻&quot;)+COUNTIF([.C20:.K20];&quot;kvit$&quot;)" office:value-type="float" office:value="1" calcext:value-type="float">
            <text:p>1</text:p>
          </table:table-cell>
          <table:table-cell table:style-name="ce128" table:formula="of:=COUNTBLANK([.C20:.K20])" office:value-type="float" office:value="1" calcext:value-type="float">
            <text:p>1</text:p>
          </table:table-cell>
          <table:table-cell table:style-name="ce129" table:formula="of:=COUNTIF([.C20:.K20];&quot;x&quot;)" office:value-type="float" office:value="1" calcext:value-type="float">
            <text:p>1</text:p>
          </table:table-cell>
          <table:table-cell table:style-name="ce13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20" calcext:value-type="date">
            <text:p>20. avg. 09</text:p>
          </table:table-cell>
          <table:table-cell table:style-name="ce123" table:formula="of:=TEXT([.A21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0" office:value-type="string" calcext:value-type="string">
            <text:p>BERG</text:p>
          </table:table-cell>
          <table:table-cell table:style-name="ce28" office:value-type="string" calcext:value-type="string">
            <text:p>KOS</text:p>
          </table:table-cell>
          <table:table-cell table:style-name="ce12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25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125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126" table:formula="of:=COUNTIF([.C21:.K21];&quot;12-20&quot;)+COUNTIF([.C21:.K21];&quot;2&quot;)" office:value-type="float" office:value="0" calcext:value-type="float">
            <text:p>0</text:p>
          </table:table-cell>
          <table:table-cell table:style-name="ce127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127" table:formula="of:=COUNTIF([.C21:.K21];&quot;KVIT&quot;)+COUNTIF([.C21:.K21];&quot;KVIT☻&quot;)+COUNTIF([.C21:.K21];&quot;kvit$&quot;)" office:value-type="float" office:value="1" calcext:value-type="float">
            <text:p>1</text:p>
          </table:table-cell>
          <table:table-cell table:style-name="ce128" table:formula="of:=COUNTBLANK([.C21:.K21])" office:value-type="float" office:value="1" calcext:value-type="float">
            <text:p>1</text:p>
          </table:table-cell>
          <table:table-cell table:style-name="ce129" table:formula="of:=COUNTIF([.C21:.K21];&quot;x&quot;)" office:value-type="float" office:value="2" calcext:value-type="float">
            <text:p>2</text:p>
          </table:table-cell>
          <table:table-cell table:style-name="ce13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21" calcext:value-type="date">
            <text:p>21. avg. 09</text:p>
          </table:table-cell>
          <table:table-cell table:style-name="ce123" table:formula="of:=TEXT([.A22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KOS</text:p>
          </table:table-cell>
          <table:table-cell table:style-name="ce12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25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125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126" table:formula="of:=COUNTIF([.C22:.K22];&quot;12-20&quot;)+COUNTIF([.C22:.K22];&quot;2&quot;)" office:value-type="float" office:value="1" calcext:value-type="float">
            <text:p>1</text:p>
          </table:table-cell>
          <table:table-cell table:style-name="ce127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127" table:formula="of:=COUNTIF([.C22:.K22];&quot;KVIT&quot;)+COUNTIF([.C22:.K22];&quot;KVIT☻&quot;)+COUNTIF([.C22:.K22];&quot;kvit$&quot;)" office:value-type="float" office:value="1" calcext:value-type="float">
            <text:p>1</text:p>
          </table:table-cell>
          <table:table-cell table:style-name="ce128" table:formula="of:=COUNTBLANK([.C22:.K22])" office:value-type="float" office:value="1" calcext:value-type="float">
            <text:p>1</text:p>
          </table:table-cell>
          <table:table-cell table:style-name="ce129" table:formula="of:=COUNTIF([.C22:.K22];&quot;x&quot;)" office:value-type="float" office:value="1" calcext:value-type="float">
            <text:p>1</text:p>
          </table:table-cell>
          <table:table-cell table:style-name="ce13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22" calcext:value-type="date">
            <text:p>22. avg. 09</text:p>
          </table:table-cell>
          <table:table-cell table:style-name="ce123" table:formula="of:=TEXT([.A23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6"/>
          <table:table-cell table:style-name="ce37"/>
          <table:table-cell table:style-name="ce36" table:number-columns-repeated="2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114" office:value-type="string" calcext:value-type="string">
            <text:p>MIO</text:p>
          </table:table-cell>
          <table:table-cell table:style-name="ce28" office:value-type="string" calcext:value-type="string">
            <text:p>KON</text:p>
          </table:table-cell>
          <table:table-cell table:style-name="ce12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25" table:formula="of:=COUNTIF([.C23:.K23];&quot;51&quot;)+COUNTIF([.C23:.K23];&quot;51$&quot;)+COUNTIF([.C23:.K23];&quot;51☻&quot;)" office:value-type="float" office:value="0" calcext:value-type="float">
            <text:p>0</text:p>
          </table:table-cell>
          <table:table-cell table:style-name="ce125" table:formula="of:=COUNTIF([.C23:.K23];&quot;52&quot;)+COUNTIF([.C23:.K23];&quot;52$&quot;)+COUNTIF([.C23:.K23];&quot;52☻&quot;)" office:value-type="float" office:value="0" calcext:value-type="float">
            <text:p>0</text:p>
          </table:table-cell>
          <table:table-cell table:style-name="ce126" table:formula="of:=COUNTIF([.C23:.K23];&quot;12-20&quot;)+COUNTIF([.C23:.K23];&quot;2&quot;)" office:value-type="float" office:value="0" calcext:value-type="float">
            <text:p>0</text:p>
          </table:table-cell>
          <table:table-cell table:style-name="ce127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127" table:formula="of:=COUNTIF([.C23:.K23];&quot;KVIT&quot;)+COUNTIF([.C23:.K23];&quot;KVIT☻&quot;)+COUNTIF([.C23:.K23];&quot;kvit$&quot;)" office:value-type="float" office:value="0" calcext:value-type="float">
            <text:p>0</text:p>
          </table:table-cell>
          <table:table-cell table:style-name="ce128" table:formula="of:=COUNTBLANK([.C23:.K23])" office:value-type="float" office:value="6" calcext:value-type="float">
            <text:p>6</text:p>
          </table:table-cell>
          <table:table-cell table:style-name="ce129" table:formula="of:=COUNTIF([.C23:.K23];&quot;x&quot;)" office:value-type="float" office:value="0" calcext:value-type="float">
            <text:p>0</text:p>
          </table:table-cell>
          <table:table-cell table:style-name="ce13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23" calcext:value-type="date">
            <text:p>23. avg. 09</text:p>
          </table:table-cell>
          <table:table-cell table:style-name="ce123" table:formula="of:=TEXT([.A24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6"/>
          <table:table-cell table:style-name="ce37"/>
          <table:table-cell table:style-name="ce36" table:number-columns-repeated="2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114" office:value-type="string" calcext:value-type="string">
            <text:p>MIO</text:p>
          </table:table-cell>
          <table:table-cell table:style-name="ce28" office:value-type="string" calcext:value-type="string">
            <text:p>KON</text:p>
          </table:table-cell>
          <table:table-cell table:style-name="ce12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25" table:formula="of:=COUNTIF([.C24:.K24];&quot;51&quot;)+COUNTIF([.C24:.K24];&quot;51$&quot;)+COUNTIF([.C24:.K24];&quot;51☻&quot;)" office:value-type="float" office:value="0" calcext:value-type="float">
            <text:p>0</text:p>
          </table:table-cell>
          <table:table-cell table:style-name="ce125" table:formula="of:=COUNTIF([.C24:.K24];&quot;52&quot;)+COUNTIF([.C24:.K24];&quot;52$&quot;)+COUNTIF([.C24:.K24];&quot;52☻&quot;)" office:value-type="float" office:value="0" calcext:value-type="float">
            <text:p>0</text:p>
          </table:table-cell>
          <table:table-cell table:style-name="ce126" table:formula="of:=COUNTIF([.C24:.K24];&quot;12-20&quot;)+COUNTIF([.C24:.K24];&quot;2&quot;)" office:value-type="float" office:value="0" calcext:value-type="float">
            <text:p>0</text:p>
          </table:table-cell>
          <table:table-cell table:style-name="ce127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127" table:formula="of:=COUNTIF([.C24:.K24];&quot;KVIT&quot;)+COUNTIF([.C24:.K24];&quot;KVIT☻&quot;)+COUNTIF([.C24:.K24];&quot;kvit$&quot;)" office:value-type="float" office:value="0" calcext:value-type="float">
            <text:p>0</text:p>
          </table:table-cell>
          <table:table-cell table:style-name="ce128" table:formula="of:=COUNTBLANK([.C24:.K24])" office:value-type="float" office:value="6" calcext:value-type="float">
            <text:p>6</text:p>
          </table:table-cell>
          <table:table-cell table:style-name="ce129" table:formula="of:=COUNTIF([.C24:.K24];&quot;x&quot;)" office:value-type="float" office:value="0" calcext:value-type="float">
            <text:p>0</text:p>
          </table:table-cell>
          <table:table-cell table:style-name="ce13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24" calcext:value-type="date">
            <text:p>24. avg. 09</text:p>
          </table:table-cell>
          <table:table-cell table:style-name="ce123" table:formula="of:=TEXT([.A25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88" office:value-type="string" calcext:value-type="string">
            <text:p>MŠŠ</text:p>
          </table:table-cell>
          <table:table-cell table:style-name="ce28" office:value-type="string" calcext:value-type="string">
            <text:p>PIN</text:p>
          </table:table-cell>
          <table:table-cell table:style-name="ce12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25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25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26" table:formula="of:=COUNTIF([.C25:.K25];&quot;12-20&quot;)+COUNTIF([.C25:.K25];&quot;2&quot;)" office:value-type="float" office:value="1" calcext:value-type="float">
            <text:p>1</text:p>
          </table:table-cell>
          <table:table-cell table:style-name="ce127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127" table:formula="of:=COUNTIF([.C25:.K25];&quot;KVIT&quot;)+COUNTIF([.C25:.K25];&quot;KVIT☻&quot;)+COUNTIF([.C25:.K25];&quot;kvit$&quot;)" office:value-type="float" office:value="0" calcext:value-type="float">
            <text:p>0</text:p>
          </table:table-cell>
          <table:table-cell table:style-name="ce128" table:formula="of:=COUNTBLANK([.C25:.K25])" office:value-type="float" office:value="1" calcext:value-type="float">
            <text:p>1</text:p>
          </table:table-cell>
          <table:table-cell table:style-name="ce129" table:formula="of:=COUNTIF([.C25:.K25];&quot;x&quot;)" office:value-type="float" office:value="1" calcext:value-type="float">
            <text:p>1</text:p>
          </table:table-cell>
          <table:table-cell table:style-name="ce13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"/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08-25" calcext:value-type="date">
            <text:p>25. avg. 09</text:p>
          </table:table-cell>
          <table:table-cell table:style-name="ce123" table:formula="of:=TEXT([.A26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PIN</text:p>
          </table:table-cell>
          <table:table-cell table:style-name="ce12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25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125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126" table:formula="of:=COUNTIF([.C26:.K26];&quot;12-20&quot;)+COUNTIF([.C26:.K26];&quot;2&quot;)" office:value-type="float" office:value="1" calcext:value-type="float">
            <text:p>1</text:p>
          </table:table-cell>
          <table:table-cell table:style-name="ce127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127" table:formula="of:=COUNTIF([.C26:.K26];&quot;KVIT&quot;)+COUNTIF([.C26:.K26];&quot;KVIT☻&quot;)+COUNTIF([.C26:.K26];&quot;kvit$&quot;)" office:value-type="float" office:value="1" calcext:value-type="float">
            <text:p>1</text:p>
          </table:table-cell>
          <table:table-cell table:style-name="ce128" table:formula="of:=COUNTBLANK([.C26:.K26])" office:value-type="float" office:value="1" calcext:value-type="float">
            <text:p>1</text:p>
          </table:table-cell>
          <table:table-cell table:style-name="ce129" table:formula="of:=COUNTIF([.C26:.K26];&quot;x&quot;)" office:value-type="float" office:value="1" calcext:value-type="float">
            <text:p>1</text:p>
          </table:table-cell>
          <table:table-cell table:style-name="ce13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1"/>
          <table:table-cell table:style-name="ce15" office:value-type="string" calcext:value-type="string">
            <text:p><text:span text:style-name="T8"> </text:span><text:span text:style-name="T10">BOL</text:span></text:p>
          </table:table-cell>
          <table:table-cell table:style-name="ce15" table:number-columns-repeated="233"/>
          <table:table-cell table:number-columns-repeated="767"/>
        </table:table-row>
        <table:table-row table:style-name="ro6">
          <table:table-cell table:style-name="ce19" office:value-type="date" office:date-value="2009-08-26" calcext:value-type="date">
            <text:p>26. avg. 09</text:p>
          </table:table-cell>
          <table:table-cell table:style-name="ce123" table:formula="of:=TEXT([.A27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16.662cm" draw:caption-point-x="-0.566cm" draw:caption-point-y="1.6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PIN</text:p>
          </table:table-cell>
          <table:table-cell table:style-name="ce12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25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125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126" table:formula="of:=COUNTIF([.C27:.K27];&quot;12-20&quot;)+COUNTIF([.C27:.K27];&quot;2&quot;)" office:value-type="float" office:value="1" calcext:value-type="float">
            <text:p>1</text:p>
          </table:table-cell>
          <table:table-cell table:style-name="ce127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127" table:formula="of:=COUNTIF([.C27:.K27];&quot;KVIT&quot;)+COUNTIF([.C27:.K27];&quot;KVIT☻&quot;)+COUNTIF([.C27:.K27];&quot;kvit$&quot;)" office:value-type="float" office:value="1" calcext:value-type="float">
            <text:p>1</text:p>
          </table:table-cell>
          <table:table-cell table:style-name="ce128" table:formula="of:=COUNTBLANK([.C27:.K27])" office:value-type="float" office:value="1" calcext:value-type="float">
            <text:p>1</text:p>
          </table:table-cell>
          <table:table-cell table:style-name="ce129" table:formula="of:=COUNTIF([.C27:.K27];&quot;x&quot;)" office:value-type="float" office:value="1" calcext:value-type="float">
            <text:p>1</text:p>
          </table:table-cell>
          <table:table-cell table:style-name="ce13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"/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08-27" calcext:value-type="date">
            <text:p>27. avg. 09</text:p>
          </table:table-cell>
          <table:table-cell table:style-name="ce123" table:formula="of:=TEXT([.A28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MŠŠ</text:p>
          </table:table-cell>
          <table:table-cell table:style-name="ce12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25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125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126" table:formula="of:=COUNTIF([.C28:.K28];&quot;12-20&quot;)+COUNTIF([.C28:.K28];&quot;2&quot;)" office:value-type="float" office:value="1" calcext:value-type="float">
            <text:p>1</text:p>
          </table:table-cell>
          <table:table-cell table:style-name="ce127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127" table:formula="of:=COUNTIF([.C28:.K28];&quot;KVIT&quot;)+COUNTIF([.C28:.K28];&quot;KVIT☻&quot;)+COUNTIF([.C28:.K28];&quot;kvit$&quot;)" office:value-type="float" office:value="1" calcext:value-type="float">
            <text:p>1</text:p>
          </table:table-cell>
          <table:table-cell table:style-name="ce128" table:formula="of:=COUNTBLANK([.C28:.K28])" office:value-type="float" office:value="1" calcext:value-type="float">
            <text:p>1</text:p>
          </table:table-cell>
          <table:table-cell table:style-name="ce129" table:formula="of:=COUNTIF([.C28:.K28];&quot;x&quot;)" office:value-type="float" office:value="1" calcext:value-type="float">
            <text:p>1</text:p>
          </table:table-cell>
          <table:table-cell table:style-name="ce13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8-28" calcext:value-type="date">
            <text:p>28. avg. 09</text:p>
          </table:table-cell>
          <table:table-cell table:style-name="ce123" table:formula="of:=TEXT([.A29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0" office:value-type="string" calcext:value-type="string">
            <text:p><text:s text:c="2"/>HOL</text:p>
          </table:table-cell>
          <table:table-cell table:style-name="ce28" office:value-type="string" calcext:value-type="string">
            <text:p>MŠŠ</text:p>
          </table:table-cell>
          <table:table-cell table:style-name="ce12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25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125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126" table:formula="of:=COUNTIF([.C29:.K29];&quot;12-20&quot;)+COUNTIF([.C29:.K29];&quot;2&quot;)" office:value-type="float" office:value="1" calcext:value-type="float">
            <text:p>1</text:p>
          </table:table-cell>
          <table:table-cell table:style-name="ce127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127" table:formula="of:=COUNTIF([.C29:.K29];&quot;KVIT&quot;)+COUNTIF([.C29:.K29];&quot;KVIT☻&quot;)+COUNTIF([.C29:.K29];&quot;kvit$&quot;)" office:value-type="float" office:value="1" calcext:value-type="float">
            <text:p>1</text:p>
          </table:table-cell>
          <table:table-cell table:style-name="ce128" table:formula="of:=COUNTBLANK([.C29:.K29])" office:value-type="float" office:value="1" calcext:value-type="float">
            <text:p>1</text:p>
          </table:table-cell>
          <table:table-cell table:style-name="ce129" table:formula="of:=COUNTIF([.C29:.K29];&quot;x&quot;)" office:value-type="float" office:value="1" calcext:value-type="float">
            <text:p>1</text:p>
          </table:table-cell>
          <table:table-cell table:style-name="ce13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08-29" calcext:value-type="date">
            <text:p>29. avg. 09</text:p>
          </table:table-cell>
          <table:table-cell table:style-name="ce122" table:formula="of:=TEXT([.A30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/>
          <table:table-cell table:style-name="ce36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78" office:value-type="string" calcext:value-type="string">
            <text:p>DAN</text:p>
          </table:table-cell>
          <table:table-cell table:style-name="ce28" office:value-type="string" calcext:value-type="string">
            <text:p>KOS</text:p>
          </table:table-cell>
          <table:table-cell table:style-name="ce12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25" table:formula="of:=COUNTIF([.C30:.K30];&quot;51&quot;)+COUNTIF([.C30:.K30];&quot;51$&quot;)+COUNTIF([.C30:.K30];&quot;51☻&quot;)" office:value-type="float" office:value="0" calcext:value-type="float">
            <text:p>0</text:p>
          </table:table-cell>
          <table:table-cell table:style-name="ce125" table:formula="of:=COUNTIF([.C30:.K30];&quot;52&quot;)+COUNTIF([.C30:.K30];&quot;52$&quot;)+COUNTIF([.C30:.K30];&quot;52☻&quot;)" office:value-type="float" office:value="0" calcext:value-type="float">
            <text:p>0</text:p>
          </table:table-cell>
          <table:table-cell table:style-name="ce126" table:formula="of:=COUNTIF([.C30:.K30];&quot;12-20&quot;)+COUNTIF([.C30:.K30];&quot;2&quot;)" office:value-type="float" office:value="0" calcext:value-type="float">
            <text:p>0</text:p>
          </table:table-cell>
          <table:table-cell table:style-name="ce127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127" table:formula="of:=COUNTIF([.C30:.K30];&quot;KVIT&quot;)+COUNTIF([.C30:.K30];&quot;KVIT☻&quot;)+COUNTIF([.C30:.K30];&quot;kvit$&quot;)" office:value-type="float" office:value="0" calcext:value-type="float">
            <text:p>0</text:p>
          </table:table-cell>
          <table:table-cell table:style-name="ce128" table:formula="of:=COUNTBLANK([.C30:.K30])" office:value-type="float" office:value="6" calcext:value-type="float">
            <text:p>6</text:p>
          </table:table-cell>
          <table:table-cell table:style-name="ce129" table:formula="of:=COUNTIF([.C30:.K30];&quot;x&quot;)" office:value-type="float" office:value="0" calcext:value-type="float">
            <text:p>0</text:p>
          </table:table-cell>
          <table:table-cell table:style-name="ce13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08-30" calcext:value-type="date">
            <text:p>30. avg. 09</text:p>
          </table:table-cell>
          <table:table-cell table:style-name="ce122" table:formula="of:=TEXT([.A31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2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78" office:value-type="string" calcext:value-type="string">
            <text:p>KON</text:p>
          </table:table-cell>
          <table:table-cell table:style-name="ce28" office:value-type="string" calcext:value-type="string">
            <text:p>KOS</text:p>
          </table:table-cell>
          <table:table-cell table:style-name="ce12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25" table:formula="of:=COUNTIF([.C31:.K31];&quot;51&quot;)+COUNTIF([.C31:.K31];&quot;51$&quot;)+COUNTIF([.C31:.K31];&quot;51☻&quot;)" office:value-type="float" office:value="0" calcext:value-type="float">
            <text:p>0</text:p>
          </table:table-cell>
          <table:table-cell table:style-name="ce125" table:formula="of:=COUNTIF([.C31:.K31];&quot;52&quot;)+COUNTIF([.C31:.K31];&quot;52$&quot;)+COUNTIF([.C31:.K31];&quot;52☻&quot;)" office:value-type="float" office:value="0" calcext:value-type="float">
            <text:p>0</text:p>
          </table:table-cell>
          <table:table-cell table:style-name="ce126" table:formula="of:=COUNTIF([.C31:.K31];&quot;12-20&quot;)+COUNTIF([.C31:.K31];&quot;2&quot;)" office:value-type="float" office:value="0" calcext:value-type="float">
            <text:p>0</text:p>
          </table:table-cell>
          <table:table-cell table:style-name="ce127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127" table:formula="of:=COUNTIF([.C31:.K31];&quot;KVIT&quot;)+COUNTIF([.C31:.K31];&quot;KVIT☻&quot;)+COUNTIF([.C31:.K31];&quot;kvit$&quot;)" office:value-type="float" office:value="0" calcext:value-type="float">
            <text:p>0</text:p>
          </table:table-cell>
          <table:table-cell table:style-name="ce128" table:formula="of:=COUNTBLANK([.C31:.K31])" office:value-type="float" office:value="6" calcext:value-type="float">
            <text:p>6</text:p>
          </table:table-cell>
          <table:table-cell table:style-name="ce129" table:formula="of:=COUNTIF([.C31:.K31];&quot;x&quot;)" office:value-type="float" office:value="0" calcext:value-type="float">
            <text:p>0</text:p>
          </table:table-cell>
          <table:table-cell table:style-name="ce13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08-31" calcext:value-type="date">
            <text:p>31. avg. 09</text:p>
          </table:table-cell>
          <table:table-cell table:style-name="ce123" table:formula="of:=TEXT([.A32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1"/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KOS</text:p>
          </table:table-cell>
          <table:table-cell table:style-name="ce12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25" table:formula="of:=COUNTIF([.C32:.K32];&quot;51&quot;)+COUNTIF([.C32:.K32];&quot;51$&quot;)+COUNTIF([.C32:.K32];&quot;51☻&quot;)" office:value-type="float" office:value="1" calcext:value-type="float">
            <text:p>1</text:p>
          </table:table-cell>
          <table:table-cell table:style-name="ce125" table:formula="of:=COUNTIF([.C32:.K32];&quot;52&quot;)+COUNTIF([.C32:.K32];&quot;52$&quot;)+COUNTIF([.C32:.K32];&quot;52☻&quot;)" office:value-type="float" office:value="1" calcext:value-type="float">
            <text:p>1</text:p>
          </table:table-cell>
          <table:table-cell table:style-name="ce126" table:formula="of:=COUNTIF([.C32:.K32];&quot;12-20&quot;)+COUNTIF([.C32:.K32];&quot;2&quot;)" office:value-type="float" office:value="1" calcext:value-type="float">
            <text:p>1</text:p>
          </table:table-cell>
          <table:table-cell table:style-name="ce127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127" table:formula="of:=COUNTIF([.C32:.K32];&quot;KVIT&quot;)+COUNTIF([.C32:.K32];&quot;KVIT☻&quot;)+COUNTIF([.C32:.K32];&quot;kvit$&quot;)" office:value-type="float" office:value="2" calcext:value-type="float">
            <text:p>2</text:p>
          </table:table-cell>
          <table:table-cell table:style-name="ce128" table:formula="of:=COUNTBLANK([.C32:.K32])" office:value-type="float" office:value="1" calcext:value-type="float">
            <text:p>1</text:p>
          </table:table-cell>
          <table:table-cell table:style-name="ce129" table:formula="of:=COUNTIF([.C32:.K32];&quot;x&quot;)" office:value-type="float" office:value="0" calcext:value-type="float">
            <text:p>0</text:p>
          </table:table-cell>
          <table:table-cell table:style-name="ce13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 calcext:value-type="float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7" calcext:value-type="float">
            <text:p>7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 calcext:value-type="float">
            <text:p>1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3" calcext:value-type="float">
            <text:p>3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7" calcext:value-type="float">
            <text:p>7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4" calcext:value-type="float">
            <text:p>4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4" calcext:value-type="float">
            <text:p>4</text:p>
          </table:table-cell>
          <table:table-cell table:style-name="ce33" table:formula="of:=SUM([.K35:.K36])" office:value-type="float" office:value="2" calcext:value-type="float">
            <text:p>2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 calcext:value-type="float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0" calcext:value-type="float">
            <text:p>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4" calcext:value-type="float">
            <text:p>4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 calcext:value-type="float">
            <text:p>2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1" calcext:value-type="float">
            <text:p>1</text:p>
          </table:table-cell>
          <table:table-cell table:style-name="ce1" table:formula="of:=COUNTIF([.D2:.D32];&quot;51$&quot;)+COUNTIF([.D2:.D32];&quot;52$&quot;)+COUNTIF([.D2:.D32];&quot;kvit$&quot;)" office:value-type="float" office:value="1" calcext:value-type="float">
            <text:p>1</text:p>
          </table:table-cell>
          <table:table-cell table:style-name="ce1" table:formula="of:=COUNTIF([.E2:.E32];&quot;51$&quot;)+COUNTIF([.E2:.E32];&quot;52$&quot;)+COUNTIF([.E2:.E32];&quot;kvit$&quot;)" office:value-type="float" office:value="2" calcext:value-type="float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1" calcext:value-type="float">
            <text:p>1</text:p>
          </table:table-cell>
          <table:table-cell table:style-name="ce1" table:formula="of:=COUNTIF([.G2:.G32];&quot;51$&quot;)+COUNTIF([.G2:.G32];&quot;52$&quot;)+COUNTIF([.G2:.G32];&quot;kvit$&quot;)" office:value-type="float" office:value="1" calcext:value-type="float">
            <text:p>1</text:p>
          </table:table-cell>
          <table:table-cell table:style-name="ce1" table:formula="of:=COUNTIF([.H2:.H32];&quot;51$&quot;)+COUNTIF([.H2:.H32];&quot;52$&quot;)+COUNTIF([.H2:.H32];&quot;kvit$&quot;)" office:value-type="float" office:value="2" calcext:value-type="float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5" calcext:value-type="float">
            <text:p>15</text:p>
          </table:table-cell>
          <table:table-cell table:style-name="ce34" table:formula="of:=COUNTIF([.D2:.D32];&quot;D&quot;)" office:value-type="float" office:value="6" calcext:value-type="float">
            <text:p>6</text:p>
          </table:table-cell>
          <table:table-cell table:style-name="ce34" table:formula="of:=COUNTIF([.E2:.E32];&quot;D&quot;)" office:value-type="float" office:value="0" calcext:value-type="float">
            <text:p>0</text:p>
          </table:table-cell>
          <table:table-cell table:style-name="ce34" table:formula="of:=COUNTIF([.F2:.F32];&quot;D&quot;)" office:value-type="float" office:value="14" calcext:value-type="float">
            <text:p>14</text:p>
          </table:table-cell>
          <table:table-cell table:style-name="ce34" table:formula="of:=COUNTIF([.G2:.G32];&quot;D&quot;)" office:value-type="float" office:value="6" calcext:value-type="float">
            <text:p>6</text:p>
          </table:table-cell>
          <table:table-cell table:style-name="ce34" table:formula="of:=COUNTIF([.H2:.H32];&quot;D&quot;)" office:value-type="float" office:value="10" calcext:value-type="float">
            <text:p>10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23" calcext:value-type="float">
            <text:p>23</text:p>
          </table:table-cell>
          <table:table-cell table:style-name="ce34" table:formula="of:=COUNTIF([.K2:.K32];&quot;D&quot;)" office:value-type="float" office:value="23" calcext:value-type="float">
            <text:p>23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3" calcext:value-type="float">
            <text:p>3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4" calcext:value-type="float">
            <text:p>4</text:p>
          </table:table-cell>
          <table:table-cell table:style-name="ce34" table:formula="of:=COUNTIF([.E2:.E32];&quot;X&quot;)" office:value-type="float" office:value="4" calcext:value-type="float">
            <text:p>4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4" calcext:value-type="float">
            <text:p>4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1" calcext:value-type="float">
            <text:p>1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7" calcext:value-type="float">
            <text:p>7</text:p>
          </table:table-cell>
          <table:table-cell table:style-name="ce15" table:formula="of:=COUNTIF([.M2:.M32];&quot;ŠOŠ&quot;)" office:value-type="float" office:value="6" calcext:value-type="float">
            <text:p>6</text:p>
          </table:table-cell>
          <table:table-cell table:style-name="ce15" table:formula="of:=COUNTIF([.M2:.M32];&quot;PIN&quot;)" office:value-type="float" office:value="6" calcext:value-type="float">
            <text:p>6</text:p>
          </table:table-cell>
          <table:table-cell table:style-name="ce15" table:formula="of:=COUNTIF([.M2:.M32];&quot;KON&quot;)" office:value-type="float" office:value="2" calcext:value-type="float">
            <text:p>2</text:p>
          </table:table-cell>
          <table:table-cell table:style-name="ce15" table:formula="of:=COUNTIF([.M2:.M32];&quot;KNE&quot;)" office:value-type="float" office:value="7" calcext:value-type="float">
            <text:p>7</text:p>
          </table:table-cell>
          <table:table-cell table:style-name="ce15" table:formula="of:=COUNTIF([.M2:.M32];&quot;AND&quot;)" office:value-type="float" office:value="1" calcext:value-type="float">
            <text:p>1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0" calcext:value-type="float">
            <text:p>0</text:p>
          </table:table-cell>
          <table:table-cell table:style-name="ce15" table:formula="of:=COUNTIF([.M2:.M32];&quot;MŠŠ&quot;)" office:value-type="float" office:value="2" calcext:value-type="float">
            <text:p>2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0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9">
          <table:table-cell table:style-name="ce15" table:number-columns-repeated="257"/>
          <table:table-cell table:number-columns-repeated="767"/>
        </table:table-row>
        <table:table-row table:style-name="ro2" table:number-rows-repeated="64491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vgust.B2:avgust.B32">
            <calcext:condition calcext:apply-style-name="ConditionalStyle_94" calcext:value="=&quot;sob&quot;" calcext:base-cell-address="avgust.B2"/>
            <calcext:condition calcext:apply-style-name="ConditionalStyle_95" calcext:value="=&quot;ned&quot;" calcext:base-cell-address="avgust.B2"/>
          </calcext:conditional-format>
          <calcext:conditional-format calcext:target-range-address="avgust.N2:avgust.N32">
            <calcext:condition calcext:apply-style-name="ConditionalStyle_96" calcext:value="&lt;1" calcext:base-cell-address="avgust.N2"/>
            <calcext:condition calcext:apply-style-name="ConditionalStyle_97" calcext:value="&gt;1" calcext:base-cell-address="avgust.N2"/>
          </calcext:conditional-format>
          <calcext:conditional-format calcext:target-range-address="avgust.O2:avgust.P32">
            <calcext:condition calcext:apply-style-name="ConditionalStyle_98" calcext:value="&lt;1" calcext:base-cell-address="avgust.O2"/>
            <calcext:condition calcext:apply-style-name="ConditionalStyle_99" calcext:value="&gt;1" calcext:base-cell-address="avgust.O2"/>
          </calcext:conditional-format>
          <calcext:conditional-format calcext:target-range-address="avgust.Q2:avgust.Q32">
            <calcext:condition calcext:apply-style-name="ConditionalStyle_100" calcext:value="&lt;1" calcext:base-cell-address="avgust.Q2"/>
            <calcext:condition calcext:apply-style-name="ConditionalStyle_101" calcext:value="&gt;1" calcext:base-cell-address="avgust.Q2"/>
          </calcext:conditional-format>
          <calcext:conditional-format calcext:target-range-address="avgust.R2:avgust.S32">
            <calcext:condition calcext:apply-style-name="ConditionalStyle_102" calcext:value="&lt;1" calcext:base-cell-address="avgust.R2"/>
            <calcext:condition calcext:apply-style-name="ConditionalStyle_103" calcext:value="&gt;1" calcext:base-cell-address="avgust.R2"/>
          </calcext:conditional-format>
          <calcext:conditional-format calcext:target-range-address="avgust.T2:avgust.T32">
            <calcext:condition calcext:apply-style-name="ConditionalStyle_104" calcext:value="!=0" calcext:base-cell-address="avgust.T2"/>
          </calcext:conditional-format>
          <calcext:conditional-format calcext:target-range-address="avgust.U2:avgust.U32">
            <calcext:condition calcext:apply-style-name="ConditionalStyle_105" calcext:value="=1" calcext:base-cell-address="avgust.U2"/>
            <calcext:condition calcext:apply-style-name="ConditionalStyle_106" calcext:value="&gt;1" calcext:base-cell-address="avgust.U2"/>
          </calcext:conditional-format>
          <calcext:conditional-format calcext:target-range-address="avgust.V2:avgust.V32">
            <calcext:condition calcext:apply-style-name="ConditionalStyle_107" calcext:value="&lt;2" calcext:base-cell-address="avgust.V2"/>
            <calcext:condition calcext:apply-style-name="ConditionalStyle_108" calcext:value="&gt;2" calcext:base-cell-address="avgust.V2"/>
          </calcext:conditional-format>
        </calcext:conditional-formats>
      </table:table>
      <table:table table:name="september" table:style-name="ta10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9" office:value-type="date" office:date-value="2009-09-01" calcext:value-type="date">
            <text:p>1. sep. 09</text:p>
          </table:table-cell>
          <table:table-cell table:style-name="ce131" table:formula="of:=TEXT([.A2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KOS</text:p>
          </table:table-cell>
          <table:table-cell table:style-name="ce132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33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133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134" table:formula="of:=COUNTIF([.C2:.K2];&quot;12-20&quot;)+COUNTIF([.C2:.K2];&quot;2&quot;)" office:value-type="float" office:value="1" calcext:value-type="float">
            <text:p>1</text:p>
          </table:table-cell>
          <table:table-cell table:style-name="ce135" table:formula="of:=COUNTIF([.C2:.K2];&quot;U&quot;)+COUNTIF([.C2:.K2];&quot;U☻&quot;)+COUNTIF([.C2:.K2];&quot;U☺&quot;)" office:value-type="float" office:value="1" calcext:value-type="float">
            <text:p>1</text:p>
          </table:table-cell>
          <table:table-cell table:style-name="ce135" table:formula="of:=COUNTIF([.C2:.K2];&quot;KVIT&quot;)+COUNTIF([.C2:.K2];&quot;KVIT☻&quot;)+COUNTIF([.C2:.K2];&quot;kvit$&quot;)" office:value-type="float" office:value="1" calcext:value-type="float">
            <text:p>1</text:p>
          </table:table-cell>
          <table:table-cell table:style-name="ce136" table:formula="of:=COUNTBLANK([.C2:.K2])" office:value-type="float" office:value="1" calcext:value-type="float">
            <text:p>1</text:p>
          </table:table-cell>
          <table:table-cell table:style-name="ce137" table:formula="of:=COUNTIF([.C2:.K2];&quot;x&quot;)" office:value-type="float" office:value="1" calcext:value-type="float">
            <text:p>1</text:p>
          </table:table-cell>
          <table:table-cell table:style-name="ce138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9" office:value-type="date" office:date-value="2009-09-02" calcext:value-type="date">
            <text:p>2. sep. 09</text:p>
          </table:table-cell>
          <table:table-cell table:style-name="ce131" table:formula="of:=TEXT([.A3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office:value-type="string" calcext:value-type="string">
            <text:p>MIO</text:p>
          </table:table-cell>
          <table:table-cell table:style-name="ce28" office:value-type="string" calcext:value-type="string">
            <text:p>KOS</text:p>
          </table:table-cell>
          <table:table-cell table:style-name="ce132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33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133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34" table:formula="of:=COUNTIF([.C3:.K3];&quot;12-20&quot;)+COUNTIF([.C3:.K3];&quot;2&quot;)" office:value-type="float" office:value="1" calcext:value-type="float">
            <text:p>1</text:p>
          </table:table-cell>
          <table:table-cell table:style-name="ce135" table:formula="of:=COUNTIF([.C3:.K3];&quot;U&quot;)+COUNTIF([.C3:.K3];&quot;U☻&quot;)+COUNTIF([.C3:.K3];&quot;U☺&quot;)" office:value-type="float" office:value="1" calcext:value-type="float">
            <text:p>1</text:p>
          </table:table-cell>
          <table:table-cell table:style-name="ce135" table:formula="of:=COUNTIF([.C3:.K3];&quot;KVIT&quot;)+COUNTIF([.C3:.K3];&quot;KVIT☻&quot;)+COUNTIF([.C3:.K3];&quot;kvit$&quot;)" office:value-type="float" office:value="2" calcext:value-type="float">
            <text:p>2</text:p>
          </table:table-cell>
          <table:table-cell table:style-name="ce136" table:formula="of:=COUNTBLANK([.C3:.K3])" office:value-type="float" office:value="1" calcext:value-type="float">
            <text:p>1</text:p>
          </table:table-cell>
          <table:table-cell table:style-name="ce137" table:formula="of:=COUNTIF([.C3:.K3];&quot;x&quot;)" office:value-type="float" office:value="0" calcext:value-type="float">
            <text:p>0</text:p>
          </table:table-cell>
          <table:table-cell table:style-name="ce138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03" calcext:value-type="date">
            <text:p>3. sep. 09</text:p>
          </table:table-cell>
          <table:table-cell table:style-name="ce131" table:formula="of:=TEXT([.A4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KOS</text:p>
          </table:table-cell>
          <table:table-cell table:style-name="ce132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33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33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34" table:formula="of:=COUNTIF([.C4:.K4];&quot;12-20&quot;)+COUNTIF([.C4:.K4];&quot;2&quot;)" office:value-type="float" office:value="1" calcext:value-type="float">
            <text:p>1</text:p>
          </table:table-cell>
          <table:table-cell table:style-name="ce135" table:formula="of:=COUNTIF([.C4:.K4];&quot;U&quot;)+COUNTIF([.C4:.K4];&quot;U☻&quot;)+COUNTIF([.C4:.K4];&quot;U☺&quot;)" office:value-type="float" office:value="1" calcext:value-type="float">
            <text:p>1</text:p>
          </table:table-cell>
          <table:table-cell table:style-name="ce135" table:formula="of:=COUNTIF([.C4:.K4];&quot;KVIT&quot;)+COUNTIF([.C4:.K4];&quot;KVIT☻&quot;)+COUNTIF([.C4:.K4];&quot;kvit$&quot;)" office:value-type="float" office:value="2" calcext:value-type="float">
            <text:p>2</text:p>
          </table:table-cell>
          <table:table-cell table:style-name="ce136" table:formula="of:=COUNTBLANK([.C4:.K4])" office:value-type="float" office:value="1" calcext:value-type="float">
            <text:p>1</text:p>
          </table:table-cell>
          <table:table-cell table:style-name="ce137" table:formula="of:=COUNTIF([.C4:.K4];&quot;x&quot;)" office:value-type="float" office:value="1" calcext:value-type="float">
            <text:p>1</text:p>
          </table:table-cell>
          <table:table-cell table:style-name="ce138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04" calcext:value-type="date">
            <text:p>4. sep. 09</text:p>
          </table:table-cell>
          <table:table-cell table:style-name="ce131" table:formula="of:=TEXT([.A5];&quot;Ddd&quot;)" office:value-type="string" office:string-value="pet" calcext:value-type="string">
            <text:p>pet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" office:value-type="string" calcext:value-type="string">
            <text:p>RTG</text:p>
          </table:table-cell>
          <table:table-cell table:style-name="ce88" office:value-type="string" calcext:value-type="string">
            <text:p>PIN</text:p>
          </table:table-cell>
          <table:table-cell table:style-name="ce28" office:value-type="string" calcext:value-type="string">
            <text:p>MŠŠ</text:p>
          </table:table-cell>
          <table:table-cell table:style-name="ce132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33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133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134" table:formula="of:=COUNTIF([.C5:.K5];&quot;12-20&quot;)+COUNTIF([.C5:.K5];&quot;2&quot;)" office:value-type="float" office:value="1" calcext:value-type="float">
            <text:p>1</text:p>
          </table:table-cell>
          <table:table-cell table:style-name="ce135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135" table:formula="of:=COUNTIF([.C5:.K5];&quot;KVIT&quot;)+COUNTIF([.C5:.K5];&quot;KVIT☻&quot;)+COUNTIF([.C5:.K5];&quot;kvit$&quot;)" office:value-type="float" office:value="1" calcext:value-type="float">
            <text:p>1</text:p>
          </table:table-cell>
          <table:table-cell table:style-name="ce136" table:formula="of:=COUNTBLANK([.C5:.K5])" office:value-type="float" office:value="1" calcext:value-type="float">
            <text:p>1</text:p>
          </table:table-cell>
          <table:table-cell table:style-name="ce137" table:formula="of:=COUNTIF([.C5:.K5];&quot;x&quot;)" office:value-type="float" office:value="1" calcext:value-type="float">
            <text:p>1</text:p>
          </table:table-cell>
          <table:table-cell table:style-name="ce138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1" calcext:value-type="float">
            <text:p>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05" calcext:value-type="date">
            <text:p>5. sep. 09</text:p>
          </table:table-cell>
          <table:table-cell table:style-name="ce131" table:formula="of:=TEXT([.A6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36" table:number-columns-repeated="2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36"/>
          <table:table-cell table:style-name="ce78" office:value-type="string" calcext:value-type="string">
            <text:p>PIN</text:p>
          </table:table-cell>
          <table:table-cell table:style-name="ce78" office:value-type="string" calcext:value-type="string">
            <text:p>ŠOŠ</text:p>
          </table:table-cell>
          <table:table-cell table:style-name="ce132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33" table:formula="of:=COUNTIF([.C6:.K6];&quot;51&quot;)+COUNTIF([.C6:.K6];&quot;51$&quot;)+COUNTIF([.C6:.K6];&quot;51☻&quot;)" office:value-type="float" office:value="0" calcext:value-type="float">
            <text:p>0</text:p>
          </table:table-cell>
          <table:table-cell table:style-name="ce133" table:formula="of:=COUNTIF([.C6:.K6];&quot;52&quot;)+COUNTIF([.C6:.K6];&quot;52$&quot;)+COUNTIF([.C6:.K6];&quot;52☻&quot;)" office:value-type="float" office:value="0" calcext:value-type="float">
            <text:p>0</text:p>
          </table:table-cell>
          <table:table-cell table:style-name="ce134" table:formula="of:=COUNTIF([.C6:.K6];&quot;12-20&quot;)+COUNTIF([.C6:.K6];&quot;2&quot;)" office:value-type="float" office:value="0" calcext:value-type="float">
            <text:p>0</text:p>
          </table:table-cell>
          <table:table-cell table:style-name="ce135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135" table:formula="of:=COUNTIF([.C6:.K6];&quot;KVIT&quot;)+COUNTIF([.C6:.K6];&quot;KVIT☻&quot;)+COUNTIF([.C6:.K6];&quot;kvit$&quot;)" office:value-type="float" office:value="0" calcext:value-type="float">
            <text:p>0</text:p>
          </table:table-cell>
          <table:table-cell table:style-name="ce136" table:formula="of:=COUNTBLANK([.C6:.K6])" office:value-type="float" office:value="5" calcext:value-type="float">
            <text:p>5</text:p>
          </table:table-cell>
          <table:table-cell table:style-name="ce137" table:formula="of:=COUNTIF([.C6:.K6];&quot;x&quot;)" office:value-type="float" office:value="0" calcext:value-type="float">
            <text:p>0</text:p>
          </table:table-cell>
          <table:table-cell table:style-name="ce138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06" calcext:value-type="date">
            <text:p>6. sep. 09</text:p>
          </table:table-cell>
          <table:table-cell table:style-name="ce131" table:formula="of:=TEXT([.A7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31"/>
          <table:table-cell table:style-name="ce36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36" table:number-columns-repeated="2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36"/>
          <table:table-cell table:style-name="ce114" office:value-type="string" calcext:value-type="string">
            <text:p>MIO</text:p>
          </table:table-cell>
          <table:table-cell table:style-name="ce78" office:value-type="string" calcext:value-type="string">
            <text:p>ŠOŠ</text:p>
          </table:table-cell>
          <table:table-cell table:style-name="ce132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33" table:formula="of:=COUNTIF([.C7:.K7];&quot;51&quot;)+COUNTIF([.C7:.K7];&quot;51$&quot;)+COUNTIF([.C7:.K7];&quot;51☻&quot;)" office:value-type="float" office:value="0" calcext:value-type="float">
            <text:p>0</text:p>
          </table:table-cell>
          <table:table-cell table:style-name="ce133" table:formula="of:=COUNTIF([.C7:.K7];&quot;52&quot;)+COUNTIF([.C7:.K7];&quot;52$&quot;)+COUNTIF([.C7:.K7];&quot;52☻&quot;)" office:value-type="float" office:value="0" calcext:value-type="float">
            <text:p>0</text:p>
          </table:table-cell>
          <table:table-cell table:style-name="ce134" table:formula="of:=COUNTIF([.C7:.K7];&quot;12-20&quot;)+COUNTIF([.C7:.K7];&quot;2&quot;)" office:value-type="float" office:value="0" calcext:value-type="float">
            <text:p>0</text:p>
          </table:table-cell>
          <table:table-cell table:style-name="ce135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135" table:formula="of:=COUNTIF([.C7:.K7];&quot;KVIT&quot;)+COUNTIF([.C7:.K7];&quot;KVIT☻&quot;)+COUNTIF([.C7:.K7];&quot;kvit$&quot;)" office:value-type="float" office:value="0" calcext:value-type="float">
            <text:p>0</text:p>
          </table:table-cell>
          <table:table-cell table:style-name="ce136" table:formula="of:=COUNTBLANK([.C7:.K7])" office:value-type="float" office:value="6" calcext:value-type="float">
            <text:p>6</text:p>
          </table:table-cell>
          <table:table-cell table:style-name="ce137" table:formula="of:=COUNTIF([.C7:.K7];&quot;x&quot;)" office:value-type="float" office:value="0" calcext:value-type="float">
            <text:p>0</text:p>
          </table:table-cell>
          <table:table-cell table:style-name="ce138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07" calcext:value-type="date">
            <text:p>7. sep. 09</text:p>
          </table:table-cell>
          <table:table-cell table:style-name="ce131" table:formula="of:=TEXT([.A8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00" office:value-type="string" calcext:value-type="string">
            <text:p><text:s text:c="2"/>HOL</text:p>
          </table:table-cell>
          <table:table-cell table:style-name="ce28" office:value-type="string" calcext:value-type="string">
            <text:p>ŠOŠ</text:p>
          </table:table-cell>
          <table:table-cell table:style-name="ce132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33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133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134" table:formula="of:=COUNTIF([.C8:.K8];&quot;12-20&quot;)+COUNTIF([.C8:.K8];&quot;2&quot;)" office:value-type="float" office:value="1" calcext:value-type="float">
            <text:p>1</text:p>
          </table:table-cell>
          <table:table-cell table:style-name="ce135" table:formula="of:=COUNTIF([.C8:.K8];&quot;U&quot;)+COUNTIF([.C8:.K8];&quot;U☻&quot;)+COUNTIF([.C8:.K8];&quot;U☺&quot;)" office:value-type="float" office:value="1" calcext:value-type="float">
            <text:p>1</text:p>
          </table:table-cell>
          <table:table-cell table:style-name="ce135" table:formula="of:=COUNTIF([.C8:.K8];&quot;KVIT&quot;)+COUNTIF([.C8:.K8];&quot;KVIT☻&quot;)+COUNTIF([.C8:.K8];&quot;kvit$&quot;)" office:value-type="float" office:value="1" calcext:value-type="float">
            <text:p>1</text:p>
          </table:table-cell>
          <table:table-cell table:style-name="ce136" table:formula="of:=COUNTBLANK([.C8:.K8])" office:value-type="float" office:value="1" calcext:value-type="float">
            <text:p>1</text:p>
          </table:table-cell>
          <table:table-cell table:style-name="ce137" table:formula="of:=COUNTIF([.C8:.K8];&quot;x&quot;)" office:value-type="float" office:value="1" calcext:value-type="float">
            <text:p>1</text:p>
          </table:table-cell>
          <table:table-cell table:style-name="ce138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08" calcext:value-type="date">
            <text:p>8. sep. 09</text:p>
          </table:table-cell>
          <table:table-cell table:style-name="ce131" table:formula="of:=TEXT([.A9];&quot;Ddd&quot;)" office:value-type="string" office:string-value="tor" calcext:value-type="string">
            <text:p>tor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ŠOŠ</text:p>
          </table:table-cell>
          <table:table-cell table:style-name="ce132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33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133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134" table:formula="of:=COUNTIF([.C9:.K9];&quot;12-20&quot;)+COUNTIF([.C9:.K9];&quot;2&quot;)" office:value-type="float" office:value="1" calcext:value-type="float">
            <text:p>1</text:p>
          </table:table-cell>
          <table:table-cell table:style-name="ce135" table:formula="of:=COUNTIF([.C9:.K9];&quot;U&quot;)+COUNTIF([.C9:.K9];&quot;U☻&quot;)+COUNTIF([.C9:.K9];&quot;U☺&quot;)" office:value-type="float" office:value="1" calcext:value-type="float">
            <text:p>1</text:p>
          </table:table-cell>
          <table:table-cell table:style-name="ce135" table:formula="of:=COUNTIF([.C9:.K9];&quot;KVIT&quot;)+COUNTIF([.C9:.K9];&quot;KVIT☻&quot;)+COUNTIF([.C9:.K9];&quot;kvit$&quot;)" office:value-type="float" office:value="1" calcext:value-type="float">
            <text:p>1</text:p>
          </table:table-cell>
          <table:table-cell table:style-name="ce136" table:formula="of:=COUNTBLANK([.C9:.K9])" office:value-type="float" office:value="1" calcext:value-type="float">
            <text:p>1</text:p>
          </table:table-cell>
          <table:table-cell table:style-name="ce137" table:formula="of:=COUNTIF([.C9:.K9];&quot;x&quot;)" office:value-type="float" office:value="0" calcext:value-type="float">
            <text:p>0</text:p>
          </table:table-cell>
          <table:table-cell table:style-name="ce138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09" calcext:value-type="date">
            <text:p>9. sep. 09</text:p>
          </table:table-cell>
          <table:table-cell table:style-name="ce131" table:formula="of:=TEXT([.A10];&quot;Ddd&quot;)" office:value-type="string" office:string-value="sre" calcext:value-type="string">
            <text:p>sre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ŠOŠ</text:p>
          </table:table-cell>
          <table:table-cell table:style-name="ce132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33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133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34" table:formula="of:=COUNTIF([.C10:.K10];&quot;12-20&quot;)+COUNTIF([.C10:.K10];&quot;2&quot;)" office:value-type="float" office:value="1" calcext:value-type="float">
            <text:p>1</text:p>
          </table:table-cell>
          <table:table-cell table:style-name="ce135" table:formula="of:=COUNTIF([.C10:.K10];&quot;U&quot;)+COUNTIF([.C10:.K10];&quot;U☻&quot;)+COUNTIF([.C10:.K10];&quot;U☺&quot;)" office:value-type="float" office:value="1" calcext:value-type="float">
            <text:p>1</text:p>
          </table:table-cell>
          <table:table-cell table:style-name="ce135" table:formula="of:=COUNTIF([.C10:.K10];&quot;KVIT&quot;)+COUNTIF([.C10:.K10];&quot;KVIT☻&quot;)+COUNTIF([.C10:.K10];&quot;kvit$&quot;)" office:value-type="float" office:value="1" calcext:value-type="float">
            <text:p>1</text:p>
          </table:table-cell>
          <table:table-cell table:style-name="ce136" table:formula="of:=COUNTBLANK([.C10:.K10])" office:value-type="float" office:value="1" calcext:value-type="float">
            <text:p>1</text:p>
          </table:table-cell>
          <table:table-cell table:style-name="ce137" table:formula="of:=COUNTIF([.C10:.K10];&quot;x&quot;)" office:value-type="float" office:value="1" calcext:value-type="float">
            <text:p>1</text:p>
          </table:table-cell>
          <table:table-cell table:style-name="ce138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10" calcext:value-type="date">
            <text:p>10. sep. 09</text:p>
          </table:table-cell>
          <table:table-cell table:style-name="ce131" table:formula="of:=TEXT([.A11];&quot;Ddd&quot;)" office:value-type="string" office:string-value="čet" calcext:value-type="string">
            <text:p>čet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office:value-type="string" calcext:value-type="string">
            <text:p>MIO</text:p>
          </table:table-cell>
          <table:table-cell table:style-name="ce28" office:value-type="string" calcext:value-type="string">
            <text:p>ŠOŠ</text:p>
          </table:table-cell>
          <table:table-cell table:style-name="ce132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33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33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34" table:formula="of:=COUNTIF([.C11:.K11];&quot;12-20&quot;)+COUNTIF([.C11:.K11];&quot;2&quot;)" office:value-type="float" office:value="1" calcext:value-type="float">
            <text:p>1</text:p>
          </table:table-cell>
          <table:table-cell table:style-name="ce135" table:formula="of:=COUNTIF([.C11:.K11];&quot;U&quot;)+COUNTIF([.C11:.K11];&quot;U☻&quot;)+COUNTIF([.C11:.K11];&quot;U☺&quot;)" office:value-type="float" office:value="1" calcext:value-type="float">
            <text:p>1</text:p>
          </table:table-cell>
          <table:table-cell table:style-name="ce135" table:formula="of:=COUNTIF([.C11:.K11];&quot;KVIT&quot;)+COUNTIF([.C11:.K11];&quot;KVIT☻&quot;)+COUNTIF([.C11:.K11];&quot;kvit$&quot;)" office:value-type="float" office:value="1" calcext:value-type="float">
            <text:p>1</text:p>
          </table:table-cell>
          <table:table-cell table:style-name="ce136" table:formula="of:=COUNTBLANK([.C11:.K11])" office:value-type="float" office:value="1" calcext:value-type="float">
            <text:p>1</text:p>
          </table:table-cell>
          <table:table-cell table:style-name="ce137" table:formula="of:=COUNTIF([.C11:.K11];&quot;x&quot;)" office:value-type="float" office:value="1" calcext:value-type="float">
            <text:p>1</text:p>
          </table:table-cell>
          <table:table-cell table:style-name="ce138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11" calcext:value-type="date">
            <text:p>11. sep. 09</text:p>
          </table:table-cell>
          <table:table-cell table:style-name="ce131" table:formula="of:=TEXT([.A12];&quot;Ddd&quot;)" office:value-type="string" office:string-value="pet" calcext:value-type="string">
            <text:p>pe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88" office:value-type="string" calcext:value-type="string">
            <text:p>MŠŠ</text:p>
          </table:table-cell>
          <table:table-cell table:style-name="ce28" office:value-type="string" calcext:value-type="string">
            <text:p>PIN</text:p>
          </table:table-cell>
          <table:table-cell table:style-name="ce132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33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133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134" table:formula="of:=COUNTIF([.C12:.K12];&quot;12-20&quot;)+COUNTIF([.C12:.K12];&quot;2&quot;)" office:value-type="float" office:value="1" calcext:value-type="float">
            <text:p>1</text:p>
          </table:table-cell>
          <table:table-cell table:style-name="ce135" table:formula="of:=COUNTIF([.C12:.K12];&quot;U&quot;)+COUNTIF([.C12:.K12];&quot;U☻&quot;)+COUNTIF([.C12:.K12];&quot;U☺&quot;)" office:value-type="float" office:value="1" calcext:value-type="float">
            <text:p>1</text:p>
          </table:table-cell>
          <table:table-cell table:style-name="ce135" table:formula="of:=COUNTIF([.C12:.K12];&quot;KVIT&quot;)+COUNTIF([.C12:.K12];&quot;KVIT☻&quot;)+COUNTIF([.C12:.K12];&quot;kvit$&quot;)" office:value-type="float" office:value="2" calcext:value-type="float">
            <text:p>2</text:p>
          </table:table-cell>
          <table:table-cell table:style-name="ce136" table:formula="of:=COUNTBLANK([.C12:.K12])" office:value-type="float" office:value="1" calcext:value-type="float">
            <text:p>1</text:p>
          </table:table-cell>
          <table:table-cell table:style-name="ce137" table:formula="of:=COUNTIF([.C12:.K12];&quot;x&quot;)" office:value-type="float" office:value="1" calcext:value-type="float">
            <text:p>1</text:p>
          </table:table-cell>
          <table:table-cell table:style-name="ce138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12" calcext:value-type="date">
            <text:p>12. sep. 09</text:p>
          </table:table-cell>
          <table:table-cell table:style-name="ce131" table:formula="of:=TEXT([.A13];&quot;Ddd&quot;)" office:value-type="string" office:string-value="sob" calcext:value-type="string">
            <text:p>sob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7"/>
          <table:table-cell table:style-name="ce114" office:value-type="string" calcext:value-type="string">
            <text:p>JAN</text:p>
          </table:table-cell>
          <table:table-cell table:style-name="ce78" office:value-type="string" calcext:value-type="string">
            <text:p>AND</text:p>
          </table:table-cell>
          <table:table-cell table:style-name="ce132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33" table:formula="of:=COUNTIF([.C13:.K13];&quot;51&quot;)+COUNTIF([.C13:.K13];&quot;51$&quot;)+COUNTIF([.C13:.K13];&quot;51☻&quot;)" office:value-type="float" office:value="0" calcext:value-type="float">
            <text:p>0</text:p>
          </table:table-cell>
          <table:table-cell table:style-name="ce133" table:formula="of:=COUNTIF([.C13:.K13];&quot;52&quot;)+COUNTIF([.C13:.K13];&quot;52$&quot;)+COUNTIF([.C13:.K13];&quot;52☻&quot;)" office:value-type="float" office:value="0" calcext:value-type="float">
            <text:p>0</text:p>
          </table:table-cell>
          <table:table-cell table:style-name="ce134" table:formula="of:=COUNTIF([.C13:.K13];&quot;12-20&quot;)+COUNTIF([.C13:.K13];&quot;2&quot;)" office:value-type="float" office:value="0" calcext:value-type="float">
            <text:p>0</text:p>
          </table:table-cell>
          <table:table-cell table:style-name="ce135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135" table:formula="of:=COUNTIF([.C13:.K13];&quot;KVIT&quot;)+COUNTIF([.C13:.K13];&quot;KVIT☻&quot;)+COUNTIF([.C13:.K13];&quot;kvit$&quot;)" office:value-type="float" office:value="0" calcext:value-type="float">
            <text:p>0</text:p>
          </table:table-cell>
          <table:table-cell table:style-name="ce136" table:formula="of:=COUNTBLANK([.C13:.K13])" office:value-type="float" office:value="8" calcext:value-type="float">
            <text:p>8</text:p>
          </table:table-cell>
          <table:table-cell table:style-name="ce137" table:formula="of:=COUNTIF([.C13:.K13];&quot;x&quot;)" office:value-type="float" office:value="0" calcext:value-type="float">
            <text:p>0</text:p>
          </table:table-cell>
          <table:table-cell table:style-name="ce138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13" calcext:value-type="date">
            <text:p>13. sep. 09</text:p>
          </table:table-cell>
          <table:table-cell table:style-name="ce131" table:formula="of:=TEXT([.A14];&quot;Ddd&quot;)" office:value-type="string" office:string-value="ned" calcext:value-type="string">
            <text:p>ned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7"/>
          <table:table-cell table:style-name="ce114" office:value-type="string" calcext:value-type="string">
            <text:p>JAN</text:p>
          </table:table-cell>
          <table:table-cell table:style-name="ce78" office:value-type="string" calcext:value-type="string">
            <text:p>AND</text:p>
          </table:table-cell>
          <table:table-cell table:style-name="ce132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33" table:formula="of:=COUNTIF([.C14:.K14];&quot;51&quot;)+COUNTIF([.C14:.K14];&quot;51$&quot;)+COUNTIF([.C14:.K14];&quot;51☻&quot;)" office:value-type="float" office:value="0" calcext:value-type="float">
            <text:p>0</text:p>
          </table:table-cell>
          <table:table-cell table:style-name="ce133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134" table:formula="of:=COUNTIF([.C14:.K14];&quot;12-20&quot;)+COUNTIF([.C14:.K14];&quot;2&quot;)" office:value-type="float" office:value="0" calcext:value-type="float">
            <text:p>0</text:p>
          </table:table-cell>
          <table:table-cell table:style-name="ce135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135" table:formula="of:=COUNTIF([.C14:.K14];&quot;KVIT&quot;)+COUNTIF([.C14:.K14];&quot;KVIT☻&quot;)+COUNTIF([.C14:.K14];&quot;kvit$&quot;)" office:value-type="float" office:value="0" calcext:value-type="float">
            <text:p>0</text:p>
          </table:table-cell>
          <table:table-cell table:style-name="ce136" table:formula="of:=COUNTBLANK([.C14:.K14])" office:value-type="float" office:value="8" calcext:value-type="float">
            <text:p>8</text:p>
          </table:table-cell>
          <table:table-cell table:style-name="ce137" table:formula="of:=COUNTIF([.C14:.K14];&quot;x&quot;)" office:value-type="float" office:value="0" calcext:value-type="float">
            <text:p>0</text:p>
          </table:table-cell>
          <table:table-cell table:style-name="ce138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14" calcext:value-type="date">
            <text:p>14. sep. 09</text:p>
          </table:table-cell>
          <table:table-cell table:style-name="ce131" table:formula="of:=TEXT([.A15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office:annotation draw:style-name="gr27" draw:text-style-name="P12" svg:width="2.905cm" svg:height="3.035cm" svg:x="4.94cm" svg:y="8.29cm" draw:caption-point-x="-0.592cm" draw:caption-point-y="1.548cm">
              <dc:date>2022-03-22T00:00:00</dc:date>
              <text:p text:style-name="P11">dr. Mishaly pride 7. do 10. septembra. Vzela bi dopust od 21. do 27. </text:p>
              <text:p text:style-name="P11">septembr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office:value-type="string" calcext:value-type="string">
            <office:annotation draw:style-name="gr28" draw:text-style-name="P12" svg:width="2.876cm" svg:height="2.567cm" svg:x="15.725cm" svg:y="8.279cm" draw:caption-point-x="-0.566cm" draw:caption-point-y="1.559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KON</text:p>
          </table:table-cell>
          <table:table-cell table:style-name="ce132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33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133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134" table:formula="of:=COUNTIF([.C15:.K15];&quot;12-20&quot;)+COUNTIF([.C15:.K15];&quot;2&quot;)" office:value-type="float" office:value="1" calcext:value-type="float">
            <text:p>1</text:p>
          </table:table-cell>
          <table:table-cell table:style-name="ce135" table:formula="of:=COUNTIF([.C15:.K15];&quot;U&quot;)+COUNTIF([.C15:.K15];&quot;U☻&quot;)+COUNTIF([.C15:.K15];&quot;U☺&quot;)" office:value-type="float" office:value="1" calcext:value-type="float">
            <text:p>1</text:p>
          </table:table-cell>
          <table:table-cell table:style-name="ce135" table:formula="of:=COUNTIF([.C15:.K15];&quot;KVIT&quot;)+COUNTIF([.C15:.K15];&quot;KVIT☻&quot;)+COUNTIF([.C15:.K15];&quot;kvit$&quot;)" office:value-type="float" office:value="2" calcext:value-type="float">
            <text:p>2</text:p>
          </table:table-cell>
          <table:table-cell table:style-name="ce136" table:formula="of:=COUNTBLANK([.C15:.K15])" office:value-type="float" office:value="1" calcext:value-type="float">
            <text:p>1</text:p>
          </table:table-cell>
          <table:table-cell table:style-name="ce137" table:formula="of:=COUNTIF([.C15:.K15];&quot;x&quot;)" office:value-type="float" office:value="0" calcext:value-type="float">
            <text:p>0</text:p>
          </table:table-cell>
          <table:table-cell table:style-name="ce138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15" calcext:value-type="date">
            <text:p>15. sep. 09</text:p>
          </table:table-cell>
          <table:table-cell table:style-name="ce131" table:formula="of:=TEXT([.A16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office:annotation draw:style-name="gr29" draw:text-style-name="P12" svg:width="2.905cm" svg:height="3.06cm" svg:x="4.94cm" svg:y="8.967cm" draw:caption-point-x="-0.592cm" draw:caption-point-y="1.573cm">
              <dc:date>2022-03-22T00:00:00</dc:date>
              <text:p text:style-name="P11">dr. Mishaly pride 7. do 10. septembra. Vzela bi dopust od 21. do 27. </text:p>
              <text:p text:style-name="P11">septembr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01" office:value-type="string" calcext:value-type="string">
            <text:p><text:s/>ŠTU</text:p>
          </table:table-cell>
          <table:table-cell table:style-name="ce28" office:value-type="string" calcext:value-type="string">
            <text:p>MŠŠ</text:p>
          </table:table-cell>
          <table:table-cell table:style-name="ce132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33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133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134" table:formula="of:=COUNTIF([.C16:.K16];&quot;12-20&quot;)+COUNTIF([.C16:.K16];&quot;2&quot;)" office:value-type="float" office:value="1" calcext:value-type="float">
            <text:p>1</text:p>
          </table:table-cell>
          <table:table-cell table:style-name="ce135" table:formula="of:=COUNTIF([.C16:.K16];&quot;U&quot;)+COUNTIF([.C16:.K16];&quot;U☻&quot;)+COUNTIF([.C16:.K16];&quot;U☺&quot;)" office:value-type="float" office:value="1" calcext:value-type="float">
            <text:p>1</text:p>
          </table:table-cell>
          <table:table-cell table:style-name="ce135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136" table:formula="of:=COUNTBLANK([.C16:.K16])" office:value-type="float" office:value="1" calcext:value-type="float">
            <text:p>1</text:p>
          </table:table-cell>
          <table:table-cell table:style-name="ce137" table:formula="of:=COUNTIF([.C16:.K16];&quot;x&quot;)" office:value-type="float" office:value="1" calcext:value-type="float">
            <text:p>1</text:p>
          </table:table-cell>
          <table:table-cell table:style-name="ce138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"/>
          <table:table-cell table:style-name="ce140" office:value-type="string" calcext:value-type="string">
            <text:p>¶ RTG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09-16" calcext:value-type="date">
            <text:p>16. sep. 09</text:p>
          </table:table-cell>
          <table:table-cell table:style-name="ce131" table:formula="of:=TEXT([.A17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office:annotation draw:style-name="gr27" draw:text-style-name="P12" svg:width="2.905cm" svg:height="3.035cm" svg:x="4.94cm" svg:y="9.668cm" draw:caption-point-x="-0.592cm" draw:caption-point-y="1.574cm">
              <dc:date>2022-03-22T00:00:00</dc:date>
              <text:p text:style-name="P11">dr. Mishaly pride 7. do 10. septembra. Vzela bi dopust od 21. do 27. </text:p>
              <text:p text:style-name="P11">septembr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8]" office:value-type="string" office:string-value="52$" calcext:value-type="string">
            <text:p>52$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KON</text:p>
          </table:table-cell>
          <table:table-cell table:style-name="ce132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33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133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134" table:formula="of:=COUNTIF([.C17:.K17];&quot;12-20&quot;)+COUNTIF([.C17:.K17];&quot;2&quot;)" office:value-type="float" office:value="1" calcext:value-type="float">
            <text:p>1</text:p>
          </table:table-cell>
          <table:table-cell table:style-name="ce135" table:formula="of:=COUNTIF([.C17:.K17];&quot;U&quot;)+COUNTIF([.C17:.K17];&quot;U☻&quot;)+COUNTIF([.C17:.K17];&quot;U☺&quot;)" office:value-type="float" office:value="1" calcext:value-type="float">
            <text:p>1</text:p>
          </table:table-cell>
          <table:table-cell table:style-name="ce135" table:formula="of:=COUNTIF([.C17:.K17];&quot;KVIT&quot;)+COUNTIF([.C17:.K17];&quot;KVIT☻&quot;)+COUNTIF([.C17:.K17];&quot;kvit$&quot;)" office:value-type="float" office:value="2" calcext:value-type="float">
            <text:p>2</text:p>
          </table:table-cell>
          <table:table-cell table:style-name="ce136" table:formula="of:=COUNTBLANK([.C17:.K17])" office:value-type="float" office:value="1" calcext:value-type="float">
            <text:p>1</text:p>
          </table:table-cell>
          <table:table-cell table:style-name="ce137" table:formula="of:=COUNTIF([.C17:.K17];&quot;x&quot;)" office:value-type="float" office:value="0" calcext:value-type="float">
            <text:p>0</text:p>
          </table:table-cell>
          <table:table-cell table:style-name="ce138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"/>
          <table:table-cell table:style-name="ce141"/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09-17" calcext:value-type="date">
            <text:p>17. sep. 09</text:p>
          </table:table-cell>
          <table:table-cell table:style-name="ce131" table:formula="of:=TEXT([.A18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office:annotation draw:style-name="gr27" draw:text-style-name="P12" svg:width="2.905cm" svg:height="3.035cm" svg:x="4.94cm" svg:y="10.37cm" draw:caption-point-x="-0.592cm" draw:caption-point-y="1.574cm">
              <dc:date>2022-03-22T00:00:00</dc:date>
              <text:p text:style-name="P11">dr. Mishaly pride 7. do 10. septembra. Vzela bi dopust od 21. do 27. </text:p>
              <text:p text:style-name="P11">septembra</text:p>
            </office:annotation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10.371cm" draw:caption-point-x="-0.566cm" draw:caption-point-y="1.573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KON</text:p>
          </table:table-cell>
          <table:table-cell table:style-name="ce132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33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33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134" table:formula="of:=COUNTIF([.C18:.K18];&quot;12-20&quot;)+COUNTIF([.C18:.K18];&quot;2&quot;)" office:value-type="float" office:value="2" calcext:value-type="float">
            <text:p>2</text:p>
          </table:table-cell>
          <table:table-cell table:style-name="ce135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135" table:formula="of:=COUNTIF([.C18:.K18];&quot;KVIT&quot;)+COUNTIF([.C18:.K18];&quot;KVIT☻&quot;)+COUNTIF([.C18:.K18];&quot;kvit$&quot;)" office:value-type="float" office:value="1" calcext:value-type="float">
            <text:p>1</text:p>
          </table:table-cell>
          <table:table-cell table:style-name="ce136" table:formula="of:=COUNTBLANK([.C18:.K18])" office:value-type="float" office:value="1" calcext:value-type="float">
            <text:p>1</text:p>
          </table:table-cell>
          <table:table-cell table:style-name="ce137" table:formula="of:=COUNTIF([.C18:.K18];&quot;x&quot;)" office:value-type="float" office:value="1" calcext:value-type="float">
            <text:p>1</text:p>
          </table:table-cell>
          <table:table-cell table:style-name="ce138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18" calcext:value-type="date">
            <text:p>18. sep. 09</text:p>
          </table:table-cell>
          <table:table-cell table:style-name="ce131" table:formula="of:=TEXT([.A19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office:annotation draw:style-name="gr27" draw:text-style-name="P12" svg:width="2.905cm" svg:height="3.035cm" svg:x="4.94cm" svg:y="11.072cm" draw:caption-point-x="-0.592cm" draw:caption-point-y="1.574cm">
              <dc:date>2022-03-22T00:00:00</dc:date>
              <text:p text:style-name="P11">dr. Mishaly pride 7. do 10. septembra. Vzela bi dopust od 21. do 27. </text:p>
              <text:p text:style-name="P11">septembra</text:p>
            </office:annotation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" office:value-type="string" calcext:value-type="string">
            <text:p>RTG</text:p>
          </table:table-cell>
          <table:table-cell table:style-name="ce88" office:value-type="string" calcext:value-type="string">
            <text:p>KON</text:p>
          </table:table-cell>
          <table:table-cell table:style-name="ce28" office:value-type="string" calcext:value-type="string">
            <text:p>ŠOŠ</text:p>
          </table:table-cell>
          <table:table-cell table:style-name="ce132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33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133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134" table:formula="of:=COUNTIF([.C19:.K19];&quot;12-20&quot;)+COUNTIF([.C19:.K19];&quot;2&quot;)" office:value-type="float" office:value="1" calcext:value-type="float">
            <text:p>1</text:p>
          </table:table-cell>
          <table:table-cell table:style-name="ce135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135" table:formula="of:=COUNTIF([.C19:.K19];&quot;KVIT&quot;)+COUNTIF([.C19:.K19];&quot;KVIT☻&quot;)+COUNTIF([.C19:.K19];&quot;kvit$&quot;)" office:value-type="float" office:value="1" calcext:value-type="float">
            <text:p>1</text:p>
          </table:table-cell>
          <table:table-cell table:style-name="ce136" table:formula="of:=COUNTBLANK([.C19:.K19])" office:value-type="float" office:value="1" calcext:value-type="float">
            <text:p>1</text:p>
          </table:table-cell>
          <table:table-cell table:style-name="ce137" table:formula="of:=COUNTIF([.C19:.K19];&quot;x&quot;)" office:value-type="float" office:value="1" calcext:value-type="float">
            <text:p>1</text:p>
          </table:table-cell>
          <table:table-cell table:style-name="ce138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1" calcext:value-type="float">
            <text:p>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3"/>
          <table:table-cell table:style-name="ce15" office:value-type="string" calcext:value-type="string">
            <text:p>RTG+12-20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9" office:value-type="date" office:date-value="2009-09-19" calcext:value-type="date">
            <text:p>19. sep. 09</text:p>
          </table:table-cell>
          <table:table-cell table:style-name="ce131" table:formula="of:=TEXT([.A20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office:annotation draw:style-name="gr27" draw:text-style-name="P12" svg:width="2.905cm" svg:height="3.035cm" svg:x="4.94cm" svg:y="11.774cm" draw:caption-point-x="-0.592cm" draw:caption-point-y="1.574cm">
              <dc:date>2022-03-22T00:00:00</dc:date>
              <text:p text:style-name="P11">dr. Mishaly pride 7. do 10. septembra. Vzela bi dopust od 21. do 27. </text:p>
              <text:p text:style-name="P11">septembra</text:p>
            </office:annotation>
            <text:p>D</text:p>
          </table:table-cell>
          <table:table-cell table:style-name="ce36" table:number-columns-repeated="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DAN</text:p>
          </table:table-cell>
          <table:table-cell table:style-name="ce132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33" table:formula="of:=COUNTIF([.C20:.K20];&quot;51&quot;)+COUNTIF([.C20:.K20];&quot;51$&quot;)+COUNTIF([.C20:.K20];&quot;51☻&quot;)" office:value-type="float" office:value="0" calcext:value-type="float">
            <text:p>0</text:p>
          </table:table-cell>
          <table:table-cell table:style-name="ce133" table:formula="of:=COUNTIF([.C20:.K20];&quot;52&quot;)+COUNTIF([.C20:.K20];&quot;52$&quot;)+COUNTIF([.C20:.K20];&quot;52☻&quot;)" office:value-type="float" office:value="0" calcext:value-type="float">
            <text:p>0</text:p>
          </table:table-cell>
          <table:table-cell table:style-name="ce134" table:formula="of:=COUNTIF([.C20:.K20];&quot;12-20&quot;)+COUNTIF([.C20:.K20];&quot;2&quot;)" office:value-type="float" office:value="0" calcext:value-type="float">
            <text:p>0</text:p>
          </table:table-cell>
          <table:table-cell table:style-name="ce135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135" table:formula="of:=COUNTIF([.C20:.K20];&quot;KVIT&quot;)+COUNTIF([.C20:.K20];&quot;KVIT☻&quot;)+COUNTIF([.C20:.K20];&quot;kvit$&quot;)" office:value-type="float" office:value="0" calcext:value-type="float">
            <text:p>0</text:p>
          </table:table-cell>
          <table:table-cell table:style-name="ce136" table:formula="of:=COUNTBLANK([.C20:.K20])" office:value-type="float" office:value="6" calcext:value-type="float">
            <text:p>6</text:p>
          </table:table-cell>
          <table:table-cell table:style-name="ce137" table:formula="of:=COUNTIF([.C20:.K20];&quot;x&quot;)" office:value-type="float" office:value="0" calcext:value-type="float">
            <text:p>0</text:p>
          </table:table-cell>
          <table:table-cell table:style-name="ce138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0" calcext:value-type="date">
            <text:p>20. sep. 09</text:p>
          </table:table-cell>
          <table:table-cell table:style-name="ce131" table:formula="of:=TEXT([.A21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office:annotation draw:style-name="gr27" draw:text-style-name="P12" svg:width="2.905cm" svg:height="3.035cm" svg:x="4.94cm" svg:y="12.476cm" draw:caption-point-x="-0.592cm" draw:caption-point-y="1.574cm">
              <dc:date>2022-03-22T00:00:00</dc:date>
              <text:p text:style-name="P11">dr. Mishaly pride 7. do 10. septembra. Vzela bi dopust od 21. do 27. </text:p>
              <text:p text:style-name="P11">septembra</text:p>
            </office:annotation>
            <text:p>D</text:p>
          </table:table-cell>
          <table:table-cell table:style-name="ce36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 table:number-columns-repeated="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8" office:value-type="string" calcext:value-type="string">
            <text:p>KON</text:p>
          </table:table-cell>
          <table:table-cell table:style-name="ce78" office:value-type="string" calcext:value-type="string">
            <text:p>DAN</text:p>
          </table:table-cell>
          <table:table-cell table:style-name="ce132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33" table:formula="of:=COUNTIF([.C21:.K21];&quot;51&quot;)+COUNTIF([.C21:.K21];&quot;51$&quot;)+COUNTIF([.C21:.K21];&quot;51☻&quot;)" office:value-type="float" office:value="0" calcext:value-type="float">
            <text:p>0</text:p>
          </table:table-cell>
          <table:table-cell table:style-name="ce133" table:formula="of:=COUNTIF([.C21:.K21];&quot;52&quot;)+COUNTIF([.C21:.K21];&quot;52$&quot;)+COUNTIF([.C21:.K21];&quot;52☻&quot;)" office:value-type="float" office:value="0" calcext:value-type="float">
            <text:p>0</text:p>
          </table:table-cell>
          <table:table-cell table:style-name="ce134" table:formula="of:=COUNTIF([.C21:.K21];&quot;12-20&quot;)+COUNTIF([.C21:.K21];&quot;2&quot;)" office:value-type="float" office:value="0" calcext:value-type="float">
            <text:p>0</text:p>
          </table:table-cell>
          <table:table-cell table:style-name="ce135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135" table:formula="of:=COUNTIF([.C21:.K21];&quot;KVIT&quot;)+COUNTIF([.C21:.K21];&quot;KVIT☻&quot;)+COUNTIF([.C21:.K21];&quot;kvit$&quot;)" office:value-type="float" office:value="0" calcext:value-type="float">
            <text:p>0</text:p>
          </table:table-cell>
          <table:table-cell table:style-name="ce136" table:formula="of:=COUNTBLANK([.C21:.K21])" office:value-type="float" office:value="6" calcext:value-type="float">
            <text:p>6</text:p>
          </table:table-cell>
          <table:table-cell table:style-name="ce137" table:formula="of:=COUNTIF([.C21:.K21];&quot;x&quot;)" office:value-type="float" office:value="0" calcext:value-type="float">
            <text:p>0</text:p>
          </table:table-cell>
          <table:table-cell table:style-name="ce138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1" calcext:value-type="date">
            <text:p>21. sep. 09</text:p>
          </table:table-cell>
          <table:table-cell table:style-name="ce131" table:formula="of:=TEXT([.A22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AND</text:p>
          </table:table-cell>
          <table:table-cell table:style-name="ce132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33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133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134" table:formula="of:=COUNTIF([.C22:.K22];&quot;12-20&quot;)+COUNTIF([.C22:.K22];&quot;2&quot;)" office:value-type="float" office:value="0" calcext:value-type="float">
            <text:p>0</text:p>
          </table:table-cell>
          <table:table-cell table:style-name="ce135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135" table:formula="of:=COUNTIF([.C22:.K22];&quot;KVIT&quot;)+COUNTIF([.C22:.K22];&quot;KVIT☻&quot;)+COUNTIF([.C22:.K22];&quot;kvit$&quot;)" office:value-type="float" office:value="2" calcext:value-type="float">
            <text:p>2</text:p>
          </table:table-cell>
          <table:table-cell table:style-name="ce136" table:formula="of:=COUNTBLANK([.C22:.K22])" office:value-type="float" office:value="1" calcext:value-type="float">
            <text:p>1</text:p>
          </table:table-cell>
          <table:table-cell table:style-name="ce137" table:formula="of:=COUNTIF([.C22:.K22];&quot;x&quot;)" office:value-type="float" office:value="1" calcext:value-type="float">
            <text:p>1</text:p>
          </table:table-cell>
          <table:table-cell table:style-name="ce138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2" calcext:value-type="date">
            <text:p>22. sep. 09</text:p>
          </table:table-cell>
          <table:table-cell table:style-name="ce131" table:formula="of:=TEXT([.A23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13.881cm" draw:caption-point-x="-0.566cm" draw:caption-point-y="1.573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AND</text:p>
          </table:table-cell>
          <table:table-cell table:style-name="ce132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33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133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134" table:formula="of:=COUNTIF([.C23:.K23];&quot;12-20&quot;)+COUNTIF([.C23:.K23];&quot;2&quot;)" office:value-type="float" office:value="0" calcext:value-type="float">
            <text:p>0</text:p>
          </table:table-cell>
          <table:table-cell table:style-name="ce135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135" table:formula="of:=COUNTIF([.C23:.K23];&quot;KVIT&quot;)+COUNTIF([.C23:.K23];&quot;KVIT☻&quot;)+COUNTIF([.C23:.K23];&quot;kvit$&quot;)" office:value-type="float" office:value="3" calcext:value-type="float">
            <text:p>3</text:p>
          </table:table-cell>
          <table:table-cell table:style-name="ce136" table:formula="of:=COUNTBLANK([.C23:.K23])" office:value-type="float" office:value="1" calcext:value-type="float">
            <text:p>1</text:p>
          </table:table-cell>
          <table:table-cell table:style-name="ce137" table:formula="of:=COUNTIF([.C23:.K23];&quot;x&quot;)" office:value-type="float" office:value="1" calcext:value-type="float">
            <text:p>1</text:p>
          </table:table-cell>
          <table:table-cell table:style-name="ce138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09-23" calcext:value-type="date">
            <text:p>23. sep. 09</text:p>
          </table:table-cell>
          <table:table-cell table:style-name="ce131" table:formula="of:=TEXT([.A24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office:value-type="string" calcext:value-type="string">
            <text:p>¶ RTG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ŠOŠ</text:p>
          </table:table-cell>
          <table:table-cell table:style-name="ce132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33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133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34" table:formula="of:=COUNTIF([.C24:.K24];&quot;12-20&quot;)+COUNTIF([.C24:.K24];&quot;2&quot;)" office:value-type="float" office:value="0" calcext:value-type="float">
            <text:p>0</text:p>
          </table:table-cell>
          <table:table-cell table:style-name="ce135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135" table:formula="of:=COUNTIF([.C24:.K24];&quot;KVIT&quot;)+COUNTIF([.C24:.K24];&quot;KVIT☻&quot;)+COUNTIF([.C24:.K24];&quot;kvit$&quot;)" office:value-type="float" office:value="2" calcext:value-type="float">
            <text:p>2</text:p>
          </table:table-cell>
          <table:table-cell table:style-name="ce136" table:formula="of:=COUNTBLANK([.C24:.K24])" office:value-type="float" office:value="1" calcext:value-type="float">
            <text:p>1</text:p>
          </table:table-cell>
          <table:table-cell table:style-name="ce137" table:formula="of:=COUNTIF([.C24:.K24];&quot;x&quot;)" office:value-type="float" office:value="2" calcext:value-type="float">
            <text:p>2</text:p>
          </table:table-cell>
          <table:table-cell table:style-name="ce138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4" calcext:value-type="date">
            <text:p>24. sep. 09</text:p>
          </table:table-cell>
          <table:table-cell table:style-name="ce131" table:formula="of:=TEXT([.A25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AND</text:p>
          </table:table-cell>
          <table:table-cell table:style-name="ce132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33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33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34" table:formula="of:=COUNTIF([.C25:.K25];&quot;12-20&quot;)+COUNTIF([.C25:.K25];&quot;2&quot;)" office:value-type="float" office:value="0" calcext:value-type="float">
            <text:p>0</text:p>
          </table:table-cell>
          <table:table-cell table:style-name="ce135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135" table:formula="of:=COUNTIF([.C25:.K25];&quot;KVIT&quot;)+COUNTIF([.C25:.K25];&quot;KVIT☻&quot;)+COUNTIF([.C25:.K25];&quot;kvit$&quot;)" office:value-type="float" office:value="4" calcext:value-type="float">
            <text:p>4</text:p>
          </table:table-cell>
          <table:table-cell table:style-name="ce136" table:formula="of:=COUNTBLANK([.C25:.K25])" office:value-type="float" office:value="1" calcext:value-type="float">
            <text:p>1</text:p>
          </table:table-cell>
          <table:table-cell table:style-name="ce137" table:formula="of:=COUNTIF([.C25:.K25];&quot;x&quot;)" office:value-type="float" office:value="0" calcext:value-type="float">
            <text:p>0</text:p>
          </table:table-cell>
          <table:table-cell table:style-name="ce138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5" calcext:value-type="date">
            <text:p>25. sep. 09</text:p>
          </table:table-cell>
          <table:table-cell table:style-name="ce131" table:formula="of:=TEXT([.A26];&quot;Ddd&quot;)" office:value-type="string" office:string-value="pet" calcext:value-type="string">
            <text:p>p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0" office:value-type="string" calcext:value-type="string">
            <text:p><text:s text:c="2"/>HOL</text:p>
          </table:table-cell>
          <table:table-cell table:style-name="ce28" office:value-type="string" calcext:value-type="string">
            <text:p>AND</text:p>
          </table:table-cell>
          <table:table-cell table:style-name="ce132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33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133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134" table:formula="of:=COUNTIF([.C26:.K26];&quot;12-20&quot;)+COUNTIF([.C26:.K26];&quot;2&quot;)" office:value-type="float" office:value="0" calcext:value-type="float">
            <text:p>0</text:p>
          </table:table-cell>
          <table:table-cell table:style-name="ce135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135" table:formula="of:=COUNTIF([.C26:.K26];&quot;KVIT&quot;)+COUNTIF([.C26:.K26];&quot;KVIT☻&quot;)+COUNTIF([.C26:.K26];&quot;kvit$&quot;)" office:value-type="float" office:value="1" calcext:value-type="float">
            <text:p>1</text:p>
          </table:table-cell>
          <table:table-cell table:style-name="ce136" table:formula="of:=COUNTBLANK([.C26:.K26])" office:value-type="float" office:value="1" calcext:value-type="float">
            <text:p>1</text:p>
          </table:table-cell>
          <table:table-cell table:style-name="ce137" table:formula="of:=COUNTIF([.C26:.K26];&quot;x&quot;)" office:value-type="float" office:value="1" calcext:value-type="float">
            <text:p>1</text:p>
          </table:table-cell>
          <table:table-cell table:style-name="ce138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6" calcext:value-type="date">
            <text:p>26. sep. 09</text:p>
          </table:table-cell>
          <table:table-cell table:style-name="ce131" table:formula="of:=TEXT([.A27];&quot;Ddd&quot;)" office:value-type="string" office:string-value="sob" calcext:value-type="string">
            <text:p>sob</text:p>
          </table:table-cell>
          <table:table-cell table:style-name="ce36" table:number-columns-repeated="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78" office:value-type="string" calcext:value-type="string">
            <text:p>DAN</text:p>
          </table:table-cell>
          <table:table-cell table:style-name="ce78" office:value-type="string" calcext:value-type="string">
            <text:p>KOS</text:p>
          </table:table-cell>
          <table:table-cell table:style-name="ce132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33" table:formula="of:=COUNTIF([.C27:.K27];&quot;51&quot;)+COUNTIF([.C27:.K27];&quot;51$&quot;)+COUNTIF([.C27:.K27];&quot;51☻&quot;)" office:value-type="float" office:value="0" calcext:value-type="float">
            <text:p>0</text:p>
          </table:table-cell>
          <table:table-cell table:style-name="ce133" table:formula="of:=COUNTIF([.C27:.K27];&quot;52&quot;)+COUNTIF([.C27:.K27];&quot;52$&quot;)+COUNTIF([.C27:.K27];&quot;52☻&quot;)" office:value-type="float" office:value="0" calcext:value-type="float">
            <text:p>0</text:p>
          </table:table-cell>
          <table:table-cell table:style-name="ce134" table:formula="of:=COUNTIF([.C27:.K27];&quot;12-20&quot;)+COUNTIF([.C27:.K27];&quot;2&quot;)" office:value-type="float" office:value="0" calcext:value-type="float">
            <text:p>0</text:p>
          </table:table-cell>
          <table:table-cell table:style-name="ce135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135" table:formula="of:=COUNTIF([.C27:.K27];&quot;KVIT&quot;)+COUNTIF([.C27:.K27];&quot;KVIT☻&quot;)+COUNTIF([.C27:.K27];&quot;kvit$&quot;)" office:value-type="float" office:value="0" calcext:value-type="float">
            <text:p>0</text:p>
          </table:table-cell>
          <table:table-cell table:style-name="ce136" table:formula="of:=COUNTBLANK([.C27:.K27])" office:value-type="float" office:value="7" calcext:value-type="float">
            <text:p>7</text:p>
          </table:table-cell>
          <table:table-cell table:style-name="ce137" table:formula="of:=COUNTIF([.C27:.K27];&quot;x&quot;)" office:value-type="float" office:value="0" calcext:value-type="float">
            <text:p>0</text:p>
          </table:table-cell>
          <table:table-cell table:style-name="ce138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7" calcext:value-type="date">
            <text:p>27. sep. 09</text:p>
          </table:table-cell>
          <table:table-cell table:style-name="ce131" table:formula="of:=TEXT([.A28];&quot;Ddd&quot;)" office:value-type="string" office:string-value="ned" calcext:value-type="string">
            <text:p>ned</text:p>
          </table:table-cell>
          <table:table-cell table:style-name="ce36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4"/>
          <table:table-cell table:style-name="ce78" office:value-type="string" calcext:value-type="string">
            <text:p>KON</text:p>
          </table:table-cell>
          <table:table-cell table:style-name="ce78" office:value-type="string" calcext:value-type="string">
            <text:p>KOS</text:p>
          </table:table-cell>
          <table:table-cell table:style-name="ce132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33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133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134" table:formula="of:=COUNTIF([.C28:.K28];&quot;12-20&quot;)+COUNTIF([.C28:.K28];&quot;2&quot;)" office:value-type="float" office:value="0" calcext:value-type="float">
            <text:p>0</text:p>
          </table:table-cell>
          <table:table-cell table:style-name="ce135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135" table:formula="of:=COUNTIF([.C28:.K28];&quot;KVIT&quot;)+COUNTIF([.C28:.K28];&quot;KVIT☻&quot;)+COUNTIF([.C28:.K28];&quot;kvit$&quot;)" office:value-type="float" office:value="0" calcext:value-type="float">
            <text:p>0</text:p>
          </table:table-cell>
          <table:table-cell table:style-name="ce136" table:formula="of:=COUNTBLANK([.C28:.K28])" office:value-type="float" office:value="7" calcext:value-type="float">
            <text:p>7</text:p>
          </table:table-cell>
          <table:table-cell table:style-name="ce137" table:formula="of:=COUNTIF([.C28:.K28];&quot;x&quot;)" office:value-type="float" office:value="0" calcext:value-type="float">
            <text:p>0</text:p>
          </table:table-cell>
          <table:table-cell table:style-name="ce138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8" calcext:value-type="date">
            <text:p>28. sep. 09</text:p>
          </table:table-cell>
          <table:table-cell table:style-name="ce131" table:formula="of:=TEXT([.A29];&quot;Ddd&quot;)" office:value-type="string" office:string-value="pon" calcext:value-type="string">
            <text:p>pon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KON</text:p>
          </table:table-cell>
          <table:table-cell table:style-name="ce132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33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133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134" table:formula="of:=COUNTIF([.C29:.K29];&quot;12-20&quot;)+COUNTIF([.C29:.K29];&quot;2&quot;)" office:value-type="float" office:value="0" calcext:value-type="float">
            <text:p>0</text:p>
          </table:table-cell>
          <table:table-cell table:style-name="ce135" table:formula="of:=COUNTIF([.C29:.K29];&quot;U&quot;)+COUNTIF([.C29:.K29];&quot;U☻&quot;)+COUNTIF([.C29:.K29];&quot;U☺&quot;)" office:value-type="float" office:value="1" calcext:value-type="float">
            <text:p>1</text:p>
          </table:table-cell>
          <table:table-cell table:style-name="ce135" table:formula="of:=COUNTIF([.C29:.K29];&quot;KVIT&quot;)+COUNTIF([.C29:.K29];&quot;KVIT☻&quot;)+COUNTIF([.C29:.K29];&quot;kvit$&quot;)" office:value-type="float" office:value="2" calcext:value-type="float">
            <text:p>2</text:p>
          </table:table-cell>
          <table:table-cell table:style-name="ce136" table:formula="of:=COUNTBLANK([.C29:.K29])" office:value-type="float" office:value="1" calcext:value-type="float">
            <text:p>1</text:p>
          </table:table-cell>
          <table:table-cell table:style-name="ce137" table:formula="of:=COUNTIF([.C29:.K29];&quot;x&quot;)" office:value-type="float" office:value="0" calcext:value-type="float">
            <text:p>0</text:p>
          </table:table-cell>
          <table:table-cell table:style-name="ce138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29" calcext:value-type="date">
            <text:p>29. sep. 09</text:p>
          </table:table-cell>
          <table:table-cell table:style-name="ce131" table:formula="of:=TEXT([.A30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" office:value-type="string" calcext:value-type="string">
            <text:p>RTG</text:p>
          </table:table-cell>
          <table:table-cell table:style-name="ce112" office:value-type="string" calcext:value-type="string">
            <text:p>ROD</text:p>
          </table:table-cell>
          <table:table-cell table:style-name="ce28" office:value-type="string" calcext:value-type="string">
            <text:p>PIN</text:p>
          </table:table-cell>
          <table:table-cell table:style-name="ce132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33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133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134" table:formula="of:=COUNTIF([.C30:.K30];&quot;12-20&quot;)+COUNTIF([.C30:.K30];&quot;2&quot;)" office:value-type="float" office:value="0" calcext:value-type="float">
            <text:p>0</text:p>
          </table:table-cell>
          <table:table-cell table:style-name="ce135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135" table:formula="of:=COUNTIF([.C30:.K30];&quot;KVIT&quot;)+COUNTIF([.C30:.K30];&quot;KVIT☻&quot;)+COUNTIF([.C30:.K30];&quot;kvit$&quot;)" office:value-type="float" office:value="2" calcext:value-type="float">
            <text:p>2</text:p>
          </table:table-cell>
          <table:table-cell table:style-name="ce136" table:formula="of:=COUNTBLANK([.C30:.K30])" office:value-type="float" office:value="1" calcext:value-type="float">
            <text:p>1</text:p>
          </table:table-cell>
          <table:table-cell table:style-name="ce137" table:formula="of:=COUNTIF([.C30:.K30];&quot;x&quot;)" office:value-type="float" office:value="1" calcext:value-type="float">
            <text:p>1</text:p>
          </table:table-cell>
          <table:table-cell table:style-name="ce138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09-30" calcext:value-type="date">
            <text:p>30. sep. 09</text:p>
          </table:table-cell>
          <table:table-cell table:style-name="ce131" table:formula="of:=TEXT([.A31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PIN</text:p>
          </table:table-cell>
          <table:table-cell table:style-name="ce132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33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33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134" table:formula="of:=COUNTIF([.C31:.K31];&quot;12-20&quot;)+COUNTIF([.C31:.K31];&quot;2&quot;)" office:value-type="float" office:value="0" calcext:value-type="float">
            <text:p>0</text:p>
          </table:table-cell>
          <table:table-cell table:style-name="ce135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135" table:formula="of:=COUNTIF([.C31:.K31];&quot;KVIT&quot;)+COUNTIF([.C31:.K31];&quot;KVIT☻&quot;)+COUNTIF([.C31:.K31];&quot;kvit$&quot;)" office:value-type="float" office:value="3" calcext:value-type="float">
            <text:p>3</text:p>
          </table:table-cell>
          <table:table-cell table:style-name="ce136" table:formula="of:=COUNTBLANK([.C31:.K31])" office:value-type="float" office:value="1" calcext:value-type="float">
            <text:p>1</text:p>
          </table:table-cell>
          <table:table-cell table:style-name="ce137" table:formula="of:=COUNTIF([.C31:.K31];&quot;x&quot;)" office:value-type="float" office:value="1" calcext:value-type="float">
            <text:p>1</text:p>
          </table:table-cell>
          <table:table-cell table:style-name="ce138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39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5" table:number-columns-repeated="13"/>
          <table:table-cell table:style-name="ce132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 calcext:value-type="float">
            <text:p>0</text:p>
          </table:table-cell>
          <table:table-cell table:style-name="ce133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133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134" table:formula="of:=COUNTIF([.C32:.K32];&quot;12-20&quot;)+COUNTIF([.C32:.K32];&quot;2&quot;)" office:value-type="float" office:value="0" calcext:value-type="float">
            <text:p>0</text:p>
          </table:table-cell>
          <table:table-cell table:style-name="ce135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135" table:formula="of:=COUNTIF([.C32:.K32];&quot;KVIT&quot;)+COUNTIF([.C32:.K32];&quot;KVIT☻&quot;)+COUNTIF([.C32:.K32];&quot;kvit$&quot;)" office:value-type="float" office:value="0" calcext:value-type="float">
            <text:p>0</text:p>
          </table:table-cell>
          <table:table-cell table:style-name="ce136" table:formula="of:=COUNTBLANK([.C32:.K32])" office:value-type="float" office:value="9" calcext:value-type="float">
            <text:p>9</text:p>
          </table:table-cell>
          <table:table-cell table:style-name="ce137" table:formula="of:=COUNTIF([.C32:.K32];&quot;x&quot;)" office:value-type="float" office:value="0" calcext:value-type="float">
            <text:p>0</text:p>
          </table:table-cell>
          <table:table-cell table:style-name="ce138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39"/>
          <table:table-cell table:style-name="ce15" table:number-columns-repeated="234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 calcext:value-type="float">
            <text:p>2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3" calcext:value-type="float">
            <text:p>3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 calcext:value-type="float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3" calcext:value-type="float">
            <text:p>3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3" calcext:value-type="float">
            <text:p>3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6" calcext:value-type="float">
            <text:p>6</text:p>
          </table:table-cell>
          <table:table-cell table:style-name="ce33" table:formula="of:=SUM([.G35:.G36])" office:value-type="float" office:value="3" calcext:value-type="float">
            <text:p>3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4" calcext:value-type="float">
            <text:p>4</text:p>
          </table:table-cell>
          <table:table-cell table:style-name="ce33" table:formula="of:=SUM([.K35:.K36])" office:value-type="float" office:value="6" calcext:value-type="float">
            <text:p>6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 calcext:value-type="float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 calcext:value-type="float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" calcext:value-type="float">
            <text:p>1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2" calcext:value-type="float">
            <text:p>2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8" calcext:value-type="float">
            <text:p>8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3" calcext:value-type="float">
            <text:p>3</text:p>
          </table:table-cell>
          <table:table-cell table:style-name="ce1" table:formula="of:=COUNTIF([.D2:.D32];&quot;51$&quot;)+COUNTIF([.D2:.D32];&quot;52$&quot;)+COUNTIF([.D2:.D32];&quot;kvit$&quot;)" office:value-type="float" office:value="3" calcext:value-type="float">
            <text:p>3</text:p>
          </table:table-cell>
          <table:table-cell table:style-name="ce1" table:formula="of:=COUNTIF([.E2:.E32];&quot;51$&quot;)+COUNTIF([.E2:.E32];&quot;52$&quot;)+COUNTIF([.E2:.E32];&quot;kvit$&quot;)" office:value-type="float" office:value="2" calcext:value-type="float">
            <text:p>2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2" calcext:value-type="float">
            <text:p>2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1" calcext:value-type="float">
            <text:p>1</text:p>
          </table:table-cell>
          <table:table-cell table:style-name="ce1" table:formula="of:=COUNTIF([.K2:.K32];&quot;51$&quot;)+COUNTIF([.K2:.K32];&quot;52$&quot;)+COUNTIF([.K2:.K32];&quot;kvit$&quot;)" office:value-type="float" office:value="1" calcext:value-type="float">
            <text:p>1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7" calcext:value-type="float">
            <text:p>7</text:p>
          </table:table-cell>
          <table:table-cell table:style-name="ce34" table:formula="of:=COUNTIF([.D2:.D32];&quot;D&quot;)" office:value-type="float" office:value="1" calcext:value-type="float">
            <text:p>1</text:p>
          </table:table-cell>
          <table:table-cell table:style-name="ce34" table:formula="of:=COUNTIF([.E2:.E32];&quot;D&quot;)" office:value-type="float" office:value="4" calcext:value-type="float">
            <text:p>4</text:p>
          </table:table-cell>
          <table:table-cell table:style-name="ce34" table:formula="of:=COUNTIF([.F2:.F32];&quot;D&quot;)" office:value-type="float" office:value="0" calcext:value-type="float">
            <text:p>0</text:p>
          </table:table-cell>
          <table:table-cell table:style-name="ce34" table:formula="of:=COUNTIF([.G2:.G32];&quot;D&quot;)" office:value-type="float" office:value="2" calcext:value-type="float">
            <text:p>2</text:p>
          </table:table-cell>
          <table:table-cell table:style-name="ce34" table:formula="of:=COUNTIF([.H2:.H32];&quot;D&quot;)" office:value-type="float" office:value="0" calcext:value-type="float">
            <text:p>0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5" calcext:value-type="float">
            <text:p>5</text:p>
          </table:table-cell>
          <table:table-cell table:style-name="ce34" table:formula="of:=COUNTIF([.K2:.K32];&quot;D&quot;)" office:value-type="float" office:value="1" calcext:value-type="float">
            <text:p>1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3" calcext:value-type="float">
            <text:p>3</text:p>
          </table:table-cell>
          <table:table-cell table:style-name="ce34" table:formula="of:=COUNTIF([.G2:.G32];&quot;SO&quot;)" office:value-type="float" office:value="6" calcext:value-type="float">
            <text:p>6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5" calcext:value-type="float">
            <text:p>5</text:p>
          </table:table-cell>
          <table:table-cell table:style-name="ce34" table:formula="of:=COUNTIF([.K2:.K32];&quot;SO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5" calcext:value-type="float">
            <text:p>5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1" calcext:value-type="float">
            <text:p>1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2" calcext:value-type="float">
            <text:p>2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5" calcext:value-type="float">
            <text:p>5</text:p>
          </table:table-cell>
          <table:table-cell table:style-name="ce15" table:formula="of:=COUNTIF([.M2:.M32];&quot;ŠOŠ&quot;)" office:value-type="float" office:value="8" calcext:value-type="float">
            <text:p>8</text:p>
          </table:table-cell>
          <table:table-cell table:style-name="ce15" table:formula="of:=COUNTIF([.M2:.M32];&quot;PIN&quot;)" office:value-type="float" office:value="3" calcext:value-type="float">
            <text:p>3</text:p>
          </table:table-cell>
          <table:table-cell table:style-name="ce15" table:formula="of:=COUNTIF([.M2:.M32];&quot;KON&quot;)" office:value-type="float" office:value="4" calcext:value-type="float">
            <text:p>4</text:p>
          </table:table-cell>
          <table:table-cell table:style-name="ce15" table:formula="of:=COUNTIF([.M2:.M32];&quot;KNE&quot;)" office:value-type="float" office:value="0" calcext:value-type="float">
            <text:p>0</text:p>
          </table:table-cell>
          <table:table-cell table:style-name="ce15" table:formula="of:=COUNTIF([.M2:.M32];&quot;AND&quot;)" office:value-type="float" office:value="6" calcext:value-type="float">
            <text:p>6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2" calcext:value-type="float">
            <text:p>2</text:p>
          </table:table-cell>
          <table:table-cell table:style-name="ce15" table:formula="of:=COUNTIF([.M2:.M32];&quot;MŠŠ&quot;)" office:value-type="float" office:value="2" calcext:value-type="float">
            <text:p>2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1" calcext:value-type="float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0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9">
          <table:table-cell table:style-name="ce15" table:number-columns-repeated="257"/>
          <table:table-cell table:number-columns-repeated="767"/>
        </table:table-row>
        <table:table-row table:style-name="ro2" table:number-rows-repeated="64491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eptember.B2:september.B31">
            <calcext:condition calcext:apply-style-name="ConditionalStyle_109" calcext:value="=&quot;sob&quot;" calcext:base-cell-address="september.B2"/>
            <calcext:condition calcext:apply-style-name="ConditionalStyle_110" calcext:value="=&quot;ned&quot;" calcext:base-cell-address="september.B2"/>
          </calcext:conditional-format>
          <calcext:conditional-format calcext:target-range-address="september.N2:september.N32">
            <calcext:condition calcext:apply-style-name="ConditionalStyle_111" calcext:value="&lt;1" calcext:base-cell-address="september.N2"/>
            <calcext:condition calcext:apply-style-name="ConditionalStyle_112" calcext:value="&gt;1" calcext:base-cell-address="september.N2"/>
          </calcext:conditional-format>
          <calcext:conditional-format calcext:target-range-address="september.O2:september.P32">
            <calcext:condition calcext:apply-style-name="ConditionalStyle_113" calcext:value="&lt;1" calcext:base-cell-address="september.O2"/>
            <calcext:condition calcext:apply-style-name="ConditionalStyle_114" calcext:value="&gt;1" calcext:base-cell-address="september.O2"/>
          </calcext:conditional-format>
          <calcext:conditional-format calcext:target-range-address="september.Q2:september.Q32">
            <calcext:condition calcext:apply-style-name="ConditionalStyle_115" calcext:value="&lt;1" calcext:base-cell-address="september.Q2"/>
            <calcext:condition calcext:apply-style-name="ConditionalStyle_116" calcext:value="&gt;1" calcext:base-cell-address="september.Q2"/>
          </calcext:conditional-format>
          <calcext:conditional-format calcext:target-range-address="september.R2:september.S32">
            <calcext:condition calcext:apply-style-name="ConditionalStyle_117" calcext:value="&lt;1" calcext:base-cell-address="september.R2"/>
            <calcext:condition calcext:apply-style-name="ConditionalStyle_118" calcext:value="&gt;1" calcext:base-cell-address="september.R2"/>
          </calcext:conditional-format>
          <calcext:conditional-format calcext:target-range-address="september.T2:september.T32">
            <calcext:condition calcext:apply-style-name="ConditionalStyle_119" calcext:value="!=0" calcext:base-cell-address="september.T2"/>
          </calcext:conditional-format>
          <calcext:conditional-format calcext:target-range-address="september.U2:september.U32">
            <calcext:condition calcext:apply-style-name="ConditionalStyle_120" calcext:value="=1" calcext:base-cell-address="september.U2"/>
            <calcext:condition calcext:apply-style-name="ConditionalStyle_121" calcext:value="&gt;1" calcext:base-cell-address="september.U2"/>
          </calcext:conditional-format>
          <calcext:conditional-format calcext:target-range-address="september.V2:september.V32">
            <calcext:condition calcext:apply-style-name="ConditionalStyle_122" calcext:value="&lt;2" calcext:base-cell-address="september.V2"/>
            <calcext:condition calcext:apply-style-name="ConditionalStyle_123" calcext:value="&gt;2" calcext:base-cell-address="september.V2"/>
          </calcext:conditional-format>
        </calcext:conditional-formats>
      </table:table>
      <table:table table:name="oktober" table:style-name="ta11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38" office:value-type="string" calcext:value-type="string">
            <text:p>?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9" office:value-type="date" office:date-value="2009-10-01" calcext:value-type="date">
            <text:p>1. okt. 09</text:p>
          </table:table-cell>
          <table:table-cell table:style-name="ce142" table:formula="of:=TEXT([.A2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office:annotation draw:style-name="gr26" draw:text-style-name="P12" svg:width="2.876cm" svg:height="2.567cm" svg:x="15.725cm" svg:y="-0.019cm" draw:caption-point-x="-0.566cm" draw:caption-point-y="0.731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45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145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146" table:formula="of:=COUNTIF([.C2:.K2];&quot;12-20&quot;)+COUNTIF([.C2:.K2];&quot;2&quot;)" office:value-type="float" office:value="0" calcext:value-type="float">
            <text:p>0</text:p>
          </table:table-cell>
          <table:table-cell table:style-name="ce147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147" table:formula="of:=COUNTIF([.C2:.K2];&quot;KVIT&quot;)+COUNTIF([.C2:.K2];&quot;KVIT☻&quot;)+COUNTIF([.C2:.K2];&quot;kvit$&quot;)" office:value-type="float" office:value="4" calcext:value-type="float">
            <text:p>4</text:p>
          </table:table-cell>
          <table:table-cell table:style-name="ce148" table:formula="of:=COUNTBLANK([.C2:.K2])" office:value-type="float" office:value="1" calcext:value-type="float">
            <text:p>1</text:p>
          </table:table-cell>
          <table:table-cell table:style-name="ce149" table:formula="of:=COUNTIF([.C2:.K2];&quot;x&quot;)" office:value-type="float" office:value="1" calcext:value-type="float">
            <text:p>1</text:p>
          </table:table-cell>
          <table:table-cell table:style-name="ce15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9" office:value-type="date" office:date-value="2009-10-02" calcext:value-type="date">
            <text:p>2. okt. 09</text:p>
          </table:table-cell>
          <table:table-cell table:style-name="ce142" table:formula="of:=TEXT([.A3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88" office:value-type="string" calcext:value-type="string">
            <text:p>AND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2" calcext:value-type="float">
            <text:p>2</text:p>
          </table:table-cell>
          <table:table-cell table:style-name="ce145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145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46" table:formula="of:=COUNTIF([.C3:.K3];&quot;12-20&quot;)+COUNTIF([.C3:.K3];&quot;2&quot;)" office:value-type="float" office:value="0" calcext:value-type="float">
            <text:p>0</text:p>
          </table:table-cell>
          <table:table-cell table:style-name="ce147" table:formula="of:=COUNTIF([.C3:.K3];&quot;U&quot;)+COUNTIF([.C3:.K3];&quot;U☻&quot;)+COUNTIF([.C3:.K3];&quot;U☺&quot;)" office:value-type="float" office:value="0" calcext:value-type="float">
            <text:p>0</text:p>
          </table:table-cell>
          <table:table-cell table:style-name="ce147" table:formula="of:=COUNTIF([.C3:.K3];&quot;KVIT&quot;)+COUNTIF([.C3:.K3];&quot;KVIT☻&quot;)+COUNTIF([.C3:.K3];&quot;kvit$&quot;)" office:value-type="float" office:value="3" calcext:value-type="float">
            <text:p>3</text:p>
          </table:table-cell>
          <table:table-cell table:style-name="ce148" table:formula="of:=COUNTBLANK([.C3:.K3])" office:value-type="float" office:value="1" calcext:value-type="float">
            <text:p>1</text:p>
          </table:table-cell>
          <table:table-cell table:style-name="ce149" table:formula="of:=COUNTIF([.C3:.K3];&quot;x&quot;)" office:value-type="float" office:value="2" calcext:value-type="float">
            <text:p>2</text:p>
          </table:table-cell>
          <table:table-cell table:style-name="ce15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0-03" calcext:value-type="date">
            <text:p>3. okt. 09</text:p>
          </table:table-cell>
          <table:table-cell table:style-name="ce142" table:formula="of:=TEXT([.A4];&quot;Ddd&quot;)" office:value-type="string" office:string-value="sob" calcext:value-type="string">
            <text:p>sob</text:p>
          </table:table-cell>
          <table:table-cell table:style-name="ce29" table:number-columns-repeated="2"/>
          <table:table-cell table:style-name="ce31"/>
          <table:table-cell table:style-name="ce36"/>
          <table:table-cell table:style-name="ce37"/>
          <table:table-cell table:style-name="ce36" table:number-columns-repeated="2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99" office:value-type="string" calcext:value-type="string">
            <text:p>MRZE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45" table:formula="of:=COUNTIF([.C4:.K4];&quot;51&quot;)+COUNTIF([.C4:.K4];&quot;51$&quot;)+COUNTIF([.C4:.K4];&quot;51☻&quot;)" office:value-type="float" office:value="0" calcext:value-type="float">
            <text:p>0</text:p>
          </table:table-cell>
          <table:table-cell table:style-name="ce145" table:formula="of:=COUNTIF([.C4:.K4];&quot;52&quot;)+COUNTIF([.C4:.K4];&quot;52$&quot;)+COUNTIF([.C4:.K4];&quot;52☻&quot;)" office:value-type="float" office:value="0" calcext:value-type="float">
            <text:p>0</text:p>
          </table:table-cell>
          <table:table-cell table:style-name="ce146" table:formula="of:=COUNTIF([.C4:.K4];&quot;12-20&quot;)+COUNTIF([.C4:.K4];&quot;2&quot;)" office:value-type="float" office:value="0" calcext:value-type="float">
            <text:p>0</text:p>
          </table:table-cell>
          <table:table-cell table:style-name="ce147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147" table:formula="of:=COUNTIF([.C4:.K4];&quot;KVIT&quot;)+COUNTIF([.C4:.K4];&quot;KVIT☻&quot;)+COUNTIF([.C4:.K4];&quot;kvit$&quot;)" office:value-type="float" office:value="0" calcext:value-type="float">
            <text:p>0</text:p>
          </table:table-cell>
          <table:table-cell table:style-name="ce148" table:formula="of:=COUNTBLANK([.C4:.K4])" office:value-type="float" office:value="8" calcext:value-type="float">
            <text:p>8</text:p>
          </table:table-cell>
          <table:table-cell table:style-name="ce149" table:formula="of:=COUNTIF([.C4:.K4];&quot;x&quot;)" office:value-type="float" office:value="0" calcext:value-type="float">
            <text:p>0</text:p>
          </table:table-cell>
          <table:table-cell table:style-name="ce15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0-04" calcext:value-type="date">
            <text:p>4. okt. 09</text:p>
          </table:table-cell>
          <table:table-cell table:style-name="ce142" table:formula="of:=TEXT([.A5];&quot;Ddd&quot;)" office:value-type="string" office:string-value="ned" calcext:value-type="string">
            <text:p>ned</text:p>
          </table:table-cell>
          <table:table-cell table:style-name="ce29" table:number-columns-repeated="2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6" table:number-columns-repeated="2"/>
          <table:table-cell table:style-name="ce29" table:number-columns-repeated="2"/>
          <table:table-cell table:style-name="ce114" office:value-type="string" calcext:value-type="string">
            <text:p>GRM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45" table:formula="of:=COUNTIF([.C5:.K5];&quot;51&quot;)+COUNTIF([.C5:.K5];&quot;51$&quot;)+COUNTIF([.C5:.K5];&quot;51☻&quot;)" office:value-type="float" office:value="0" calcext:value-type="float">
            <text:p>0</text:p>
          </table:table-cell>
          <table:table-cell table:style-name="ce145" table:formula="of:=COUNTIF([.C5:.K5];&quot;52&quot;)+COUNTIF([.C5:.K5];&quot;52$&quot;)+COUNTIF([.C5:.K5];&quot;52☻&quot;)" office:value-type="float" office:value="0" calcext:value-type="float">
            <text:p>0</text:p>
          </table:table-cell>
          <table:table-cell table:style-name="ce146" table:formula="of:=COUNTIF([.C5:.K5];&quot;12-20&quot;)+COUNTIF([.C5:.K5];&quot;2&quot;)" office:value-type="float" office:value="0" calcext:value-type="float">
            <text:p>0</text:p>
          </table:table-cell>
          <table:table-cell table:style-name="ce147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147" table:formula="of:=COUNTIF([.C5:.K5];&quot;KVIT&quot;)+COUNTIF([.C5:.K5];&quot;KVIT☻&quot;)+COUNTIF([.C5:.K5];&quot;kvit$&quot;)" office:value-type="float" office:value="0" calcext:value-type="float">
            <text:p>0</text:p>
          </table:table-cell>
          <table:table-cell table:style-name="ce148" table:formula="of:=COUNTBLANK([.C5:.K5])" office:value-type="float" office:value="8" calcext:value-type="float">
            <text:p>8</text:p>
          </table:table-cell>
          <table:table-cell table:style-name="ce149" table:formula="of:=COUNTIF([.C5:.K5];&quot;x&quot;)" office:value-type="float" office:value="0" calcext:value-type="float">
            <text:p>0</text:p>
          </table:table-cell>
          <table:table-cell table:style-name="ce15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05" calcext:value-type="date">
            <text:p>5. okt. 09</text:p>
          </table:table-cell>
          <table:table-cell table:style-name="ce142" table:formula="of:=TEXT([.A6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45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145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146" table:formula="of:=COUNTIF([.C6:.K6];&quot;12-20&quot;)+COUNTIF([.C6:.K6];&quot;2&quot;)" office:value-type="float" office:value="0" calcext:value-type="float">
            <text:p>0</text:p>
          </table:table-cell>
          <table:table-cell table:style-name="ce147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147" table:formula="of:=COUNTIF([.C6:.K6];&quot;KVIT&quot;)+COUNTIF([.C6:.K6];&quot;KVIT☻&quot;)+COUNTIF([.C6:.K6];&quot;kvit$&quot;)" office:value-type="float" office:value="3" calcext:value-type="float">
            <text:p>3</text:p>
          </table:table-cell>
          <table:table-cell table:style-name="ce148" table:formula="of:=COUNTBLANK([.C6:.K6])" office:value-type="float" office:value="1" calcext:value-type="float">
            <text:p>1</text:p>
          </table:table-cell>
          <table:table-cell table:style-name="ce149" table:formula="of:=COUNTIF([.C6:.K6];&quot;x&quot;)" office:value-type="float" office:value="0" calcext:value-type="float">
            <text:p>0</text:p>
          </table:table-cell>
          <table:table-cell table:style-name="ce15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06" calcext:value-type="date">
            <text:p>6. okt. 09</text:p>
          </table:table-cell>
          <table:table-cell table:style-name="ce142" table:formula="of:=TEXT([.A7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office:value-type="string" calcext:value-type="string">
            <text:p>ODKL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office:value-type="string" calcext:value-type="string">
            <text:p>ODKL</text:p>
          </table:table-cell>
          <table:table-cell table:style-name="ce21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office:value-type="string" calcext:value-type="string">
            <text:p>ODKL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45" table:formula="of:=COUNTIF([.C7:.K7];&quot;51&quot;)+COUNTIF([.C7:.K7];&quot;51$&quot;)+COUNTIF([.C7:.K7];&quot;51☻&quot;)" office:value-type="float" office:value="1" calcext:value-type="float">
            <text:p>1</text:p>
          </table:table-cell>
          <table:table-cell table:style-name="ce145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146" table:formula="of:=COUNTIF([.C7:.K7];&quot;12-20&quot;)+COUNTIF([.C7:.K7];&quot;2&quot;)" office:value-type="float" office:value="0" calcext:value-type="float">
            <text:p>0</text:p>
          </table:table-cell>
          <table:table-cell table:style-name="ce147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147" table:formula="of:=COUNTIF([.C7:.K7];&quot;KVIT&quot;)+COUNTIF([.C7:.K7];&quot;KVIT☻&quot;)+COUNTIF([.C7:.K7];&quot;kvit$&quot;)" office:value-type="float" office:value="1" calcext:value-type="float">
            <text:p>1</text:p>
          </table:table-cell>
          <table:table-cell table:style-name="ce148" table:formula="of:=COUNTBLANK([.C7:.K7])" office:value-type="float" office:value="1" calcext:value-type="float">
            <text:p>1</text:p>
          </table:table-cell>
          <table:table-cell table:style-name="ce149" table:formula="of:=COUNTIF([.C7:.K7];&quot;x&quot;)" office:value-type="float" office:value="0" calcext:value-type="float">
            <text:p>0</text:p>
          </table:table-cell>
          <table:table-cell table:style-name="ce15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07" calcext:value-type="date">
            <text:p>7. okt. 09</text:p>
          </table:table-cell>
          <table:table-cell table:style-name="ce142" table:formula="of:=TEXT([.A8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" office:value-type="string" calcext:value-type="string">
            <text:p>RTG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3.377cm" draw:caption-point-x="-0.566cm" draw:caption-point-y="1.547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45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145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146" table:formula="of:=COUNTIF([.C8:.K8];&quot;12-20&quot;)+COUNTIF([.C8:.K8];&quot;2&quot;)" office:value-type="float" office:value="0" calcext:value-type="float">
            <text:p>0</text:p>
          </table:table-cell>
          <table:table-cell table:style-name="ce147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147" table:formula="of:=COUNTIF([.C8:.K8];&quot;KVIT&quot;)+COUNTIF([.C8:.K8];&quot;KVIT☻&quot;)+COUNTIF([.C8:.K8];&quot;kvit$&quot;)" office:value-type="float" office:value="3" calcext:value-type="float">
            <text:p>3</text:p>
          </table:table-cell>
          <table:table-cell table:style-name="ce148" table:formula="of:=COUNTBLANK([.C8:.K8])" office:value-type="float" office:value="1" calcext:value-type="float">
            <text:p>1</text:p>
          </table:table-cell>
          <table:table-cell table:style-name="ce149" table:formula="of:=COUNTIF([.C8:.K8];&quot;x&quot;)" office:value-type="float" office:value="0" calcext:value-type="float">
            <text:p>0</text:p>
          </table:table-cell>
          <table:table-cell table:style-name="ce15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08" calcext:value-type="date">
            <text:p>8. okt. 09</text:p>
          </table:table-cell>
          <table:table-cell table:style-name="ce142" table:formula="of:=TEXT([.A9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45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145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146" table:formula="of:=COUNTIF([.C9:.K9];&quot;12-20&quot;)+COUNTIF([.C9:.K9];&quot;2&quot;)" office:value-type="float" office:value="0" calcext:value-type="float">
            <text:p>0</text:p>
          </table:table-cell>
          <table:table-cell table:style-name="ce147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147" table:formula="of:=COUNTIF([.C9:.K9];&quot;KVIT&quot;)+COUNTIF([.C9:.K9];&quot;KVIT☻&quot;)+COUNTIF([.C9:.K9];&quot;kvit$&quot;)" office:value-type="float" office:value="3" calcext:value-type="float">
            <text:p>3</text:p>
          </table:table-cell>
          <table:table-cell table:style-name="ce148" table:formula="of:=COUNTBLANK([.C9:.K9])" office:value-type="float" office:value="1" calcext:value-type="float">
            <text:p>1</text:p>
          </table:table-cell>
          <table:table-cell table:style-name="ce149" table:formula="of:=COUNTIF([.C9:.K9];&quot;x&quot;)" office:value-type="float" office:value="1" calcext:value-type="float">
            <text:p>1</text:p>
          </table:table-cell>
          <table:table-cell table:style-name="ce15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09" calcext:value-type="date">
            <text:p>9. okt. 09</text:p>
          </table:table-cell>
          <table:table-cell table:style-name="ce142" table:formula="of:=TEXT([.A10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0" office:value-type="string" calcext:value-type="string">
            <text:p><text:s text:c="2"/>HOL</text:p>
          </table:table-cell>
          <table:table-cell table:style-name="ce28" office:value-type="string" calcext:value-type="string">
            <text:p>PIN</text:p>
          </table:table-cell>
          <table:table-cell table:style-name="ce14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45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145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46" table:formula="of:=COUNTIF([.C10:.K10];&quot;12-20&quot;)+COUNTIF([.C10:.K10];&quot;2&quot;)" office:value-type="float" office:value="0" calcext:value-type="float">
            <text:p>0</text:p>
          </table:table-cell>
          <table:table-cell table:style-name="ce147" table:formula="of:=COUNTIF([.C10:.K10];&quot;U&quot;)+COUNTIF([.C10:.K10];&quot;U☻&quot;)+COUNTIF([.C10:.K10];&quot;U☺&quot;)" office:value-type="float" office:value="0" calcext:value-type="float">
            <text:p>0</text:p>
          </table:table-cell>
          <table:table-cell table:style-name="ce147" table:formula="of:=COUNTIF([.C10:.K10];&quot;KVIT&quot;)+COUNTIF([.C10:.K10];&quot;KVIT☻&quot;)+COUNTIF([.C10:.K10];&quot;kvit$&quot;)" office:value-type="float" office:value="3" calcext:value-type="float">
            <text:p>3</text:p>
          </table:table-cell>
          <table:table-cell table:style-name="ce148" table:formula="of:=COUNTBLANK([.C10:.K10])" office:value-type="float" office:value="1" calcext:value-type="float">
            <text:p>1</text:p>
          </table:table-cell>
          <table:table-cell table:style-name="ce149" table:formula="of:=COUNTIF([.C10:.K10];&quot;x&quot;)" office:value-type="float" office:value="1" calcext:value-type="float">
            <text:p>1</text:p>
          </table:table-cell>
          <table:table-cell table:style-name="ce15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0-10" calcext:value-type="date">
            <text:p>10. okt. 09</text:p>
          </table:table-cell>
          <table:table-cell table:style-name="ce143" table:formula="of:=TEXT([.A11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78" office:value-type="string" calcext:value-type="string">
            <text:p>DAN</text:p>
          </table:table-cell>
          <table:table-cell table:style-name="ce28" office:value-type="string" calcext:value-type="string">
            <text:p>KOS</text:p>
          </table:table-cell>
          <table:table-cell table:style-name="ce14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45" table:formula="of:=COUNTIF([.C11:.K11];&quot;51&quot;)+COUNTIF([.C11:.K11];&quot;51$&quot;)+COUNTIF([.C11:.K11];&quot;51☻&quot;)" office:value-type="float" office:value="0" calcext:value-type="float">
            <text:p>0</text:p>
          </table:table-cell>
          <table:table-cell table:style-name="ce145" table:formula="of:=COUNTIF([.C11:.K11];&quot;52&quot;)+COUNTIF([.C11:.K11];&quot;52$&quot;)+COUNTIF([.C11:.K11];&quot;52☻&quot;)" office:value-type="float" office:value="0" calcext:value-type="float">
            <text:p>0</text:p>
          </table:table-cell>
          <table:table-cell table:style-name="ce146" table:formula="of:=COUNTIF([.C11:.K11];&quot;12-20&quot;)+COUNTIF([.C11:.K11];&quot;2&quot;)" office:value-type="float" office:value="0" calcext:value-type="float">
            <text:p>0</text:p>
          </table:table-cell>
          <table:table-cell table:style-name="ce147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147" table:formula="of:=COUNTIF([.C11:.K11];&quot;KVIT&quot;)+COUNTIF([.C11:.K11];&quot;KVIT☻&quot;)+COUNTIF([.C11:.K11];&quot;kvit$&quot;)" office:value-type="float" office:value="0" calcext:value-type="float">
            <text:p>0</text:p>
          </table:table-cell>
          <table:table-cell table:style-name="ce148" table:formula="of:=COUNTBLANK([.C11:.K11])" office:value-type="float" office:value="5" calcext:value-type="float">
            <text:p>5</text:p>
          </table:table-cell>
          <table:table-cell table:style-name="ce149" table:formula="of:=COUNTIF([.C11:.K11];&quot;x&quot;)" office:value-type="float" office:value="0" calcext:value-type="float">
            <text:p>0</text:p>
          </table:table-cell>
          <table:table-cell table:style-name="ce15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0-11" calcext:value-type="date">
            <text:p>11. okt. 09</text:p>
          </table:table-cell>
          <table:table-cell table:style-name="ce143" table:formula="of:=TEXT([.A12];&quot;Ddd&quot;)" office:value-type="string" office:string-value="ned" calcext:value-type="string">
            <text:p>ned</text:p>
          </table:table-cell>
          <table:table-cell table:style-name="ce37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113" office:value-type="string" calcext:value-type="string">
            <text:p><text:s/>ŠTU</text:p>
          </table:table-cell>
          <table:table-cell table:style-name="ce28" office:value-type="string" calcext:value-type="string">
            <text:p>DAN</text:p>
          </table:table-cell>
          <table:table-cell table:style-name="ce14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45" table:formula="of:=COUNTIF([.C12:.K12];&quot;51&quot;)+COUNTIF([.C12:.K12];&quot;51$&quot;)+COUNTIF([.C12:.K12];&quot;51☻&quot;)" office:value-type="float" office:value="0" calcext:value-type="float">
            <text:p>0</text:p>
          </table:table-cell>
          <table:table-cell table:style-name="ce145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146" table:formula="of:=COUNTIF([.C12:.K12];&quot;12-20&quot;)+COUNTIF([.C12:.K12];&quot;2&quot;)" office:value-type="float" office:value="0" calcext:value-type="float">
            <text:p>0</text:p>
          </table:table-cell>
          <table:table-cell table:style-name="ce147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147" table:formula="of:=COUNTIF([.C12:.K12];&quot;KVIT&quot;)+COUNTIF([.C12:.K12];&quot;KVIT☻&quot;)+COUNTIF([.C12:.K12];&quot;kvit$&quot;)" office:value-type="float" office:value="0" calcext:value-type="float">
            <text:p>0</text:p>
          </table:table-cell>
          <table:table-cell table:style-name="ce148" table:formula="of:=COUNTBLANK([.C12:.K12])" office:value-type="float" office:value="6" calcext:value-type="float">
            <text:p>6</text:p>
          </table:table-cell>
          <table:table-cell table:style-name="ce149" table:formula="of:=COUNTIF([.C12:.K12];&quot;x&quot;)" office:value-type="float" office:value="0" calcext:value-type="float">
            <text:p>0</text:p>
          </table:table-cell>
          <table:table-cell table:style-name="ce15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12" calcext:value-type="date">
            <text:p>12. okt. 09</text:p>
          </table:table-cell>
          <table:table-cell table:style-name="ce142" table:formula="of:=TEXT([.A13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KOS</text:p>
          </table:table-cell>
          <table:table-cell table:style-name="ce14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45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145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146" table:formula="of:=COUNTIF([.C13:.K13];&quot;12-20&quot;)+COUNTIF([.C13:.K13];&quot;2&quot;)" office:value-type="float" office:value="0" calcext:value-type="float">
            <text:p>0</text:p>
          </table:table-cell>
          <table:table-cell table:style-name="ce147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147" table:formula="of:=COUNTIF([.C13:.K13];&quot;KVIT&quot;)+COUNTIF([.C13:.K13];&quot;KVIT☻&quot;)+COUNTIF([.C13:.K13];&quot;kvit$&quot;)" office:value-type="float" office:value="1" calcext:value-type="float">
            <text:p>1</text:p>
          </table:table-cell>
          <table:table-cell table:style-name="ce148" table:formula="of:=COUNTBLANK([.C13:.K13])" office:value-type="float" office:value="1" calcext:value-type="float">
            <text:p>1</text:p>
          </table:table-cell>
          <table:table-cell table:style-name="ce149" table:formula="of:=COUNTIF([.C13:.K13];&quot;x&quot;)" office:value-type="float" office:value="1" calcext:value-type="float">
            <text:p>1</text:p>
          </table:table-cell>
          <table:table-cell table:style-name="ce15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13" calcext:value-type="date">
            <text:p>13. okt. 09</text:p>
          </table:table-cell>
          <table:table-cell table:style-name="ce142" table:formula="of:=TEXT([.A14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" office:value-type="string" calcext:value-type="string">
            <text:p>RTG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DAN</text:p>
          </table:table-cell>
          <table:table-cell table:style-name="ce14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45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145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146" table:formula="of:=COUNTIF([.C14:.K14];&quot;12-20&quot;)+COUNTIF([.C14:.K14];&quot;2&quot;)" office:value-type="float" office:value="0" calcext:value-type="float">
            <text:p>0</text:p>
          </table:table-cell>
          <table:table-cell table:style-name="ce147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147" table:formula="of:=COUNTIF([.C14:.K14];&quot;KVIT&quot;)+COUNTIF([.C14:.K14];&quot;KVIT☻&quot;)+COUNTIF([.C14:.K14];&quot;kvit$&quot;)" office:value-type="float" office:value="1" calcext:value-type="float">
            <text:p>1</text:p>
          </table:table-cell>
          <table:table-cell table:style-name="ce148" table:formula="of:=COUNTBLANK([.C14:.K14])" office:value-type="float" office:value="1" calcext:value-type="float">
            <text:p>1</text:p>
          </table:table-cell>
          <table:table-cell table:style-name="ce149" table:formula="of:=COUNTIF([.C14:.K14];&quot;x&quot;)" office:value-type="float" office:value="1" calcext:value-type="float">
            <text:p>1</text:p>
          </table:table-cell>
          <table:table-cell table:style-name="ce15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14" calcext:value-type="date">
            <text:p>14. okt. 09</text:p>
          </table:table-cell>
          <table:table-cell table:style-name="ce142" table:formula="of:=TEXT([.A15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ŠOŠ</text:p>
          </table:table-cell>
          <table:table-cell table:style-name="ce14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45" table:formula="of:=COUNTIF([.C15:.K15];&quot;51&quot;)+COUNTIF([.C15:.K15];&quot;51$&quot;)+COUNTIF([.C15:.K15];&quot;51☻&quot;)" office:value-type="float" office:value="1" calcext:value-type="float">
            <text:p>1</text:p>
          </table:table-cell>
          <table:table-cell table:style-name="ce145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146" table:formula="of:=COUNTIF([.C15:.K15];&quot;12-20&quot;)+COUNTIF([.C15:.K15];&quot;2&quot;)" office:value-type="float" office:value="0" calcext:value-type="float">
            <text:p>0</text:p>
          </table:table-cell>
          <table:table-cell table:style-name="ce147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147" table:formula="of:=COUNTIF([.C15:.K15];&quot;KVIT&quot;)+COUNTIF([.C15:.K15];&quot;KVIT☻&quot;)+COUNTIF([.C15:.K15];&quot;kvit$&quot;)" office:value-type="float" office:value="1" calcext:value-type="float">
            <text:p>1</text:p>
          </table:table-cell>
          <table:table-cell table:style-name="ce148" table:formula="of:=COUNTBLANK([.C15:.K15])" office:value-type="float" office:value="1" calcext:value-type="float">
            <text:p>1</text:p>
          </table:table-cell>
          <table:table-cell table:style-name="ce149" table:formula="of:=COUNTIF([.C15:.K15];&quot;x&quot;)" office:value-type="float" office:value="1" calcext:value-type="float">
            <text:p>1</text:p>
          </table:table-cell>
          <table:table-cell table:style-name="ce15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15" calcext:value-type="date">
            <text:p>15. okt. 09</text:p>
          </table:table-cell>
          <table:table-cell table:style-name="ce142" table:formula="of:=TEXT([.A16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12" office:value-type="string" calcext:value-type="string">
            <text:p>ROD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45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145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146" table:formula="of:=COUNTIF([.C16:.K16];&quot;12-20&quot;)+COUNTIF([.C16:.K16];&quot;2&quot;)" office:value-type="float" office:value="0" calcext:value-type="float">
            <text:p>0</text:p>
          </table:table-cell>
          <table:table-cell table:style-name="ce147" table:formula="of:=COUNTIF([.C16:.K16];&quot;U&quot;)+COUNTIF([.C16:.K16];&quot;U☻&quot;)+COUNTIF([.C16:.K16];&quot;U☺&quot;)" office:value-type="float" office:value="0" calcext:value-type="float">
            <text:p>0</text:p>
          </table:table-cell>
          <table:table-cell table:style-name="ce147" table:formula="of:=COUNTIF([.C16:.K16];&quot;KVIT&quot;)+COUNTIF([.C16:.K16];&quot;KVIT☻&quot;)+COUNTIF([.C16:.K16];&quot;kvit$&quot;)" office:value-type="float" office:value="1" calcext:value-type="float">
            <text:p>1</text:p>
          </table:table-cell>
          <table:table-cell table:style-name="ce148" table:formula="of:=COUNTBLANK([.C16:.K16])" office:value-type="float" office:value="1" calcext:value-type="float">
            <text:p>1</text:p>
          </table:table-cell>
          <table:table-cell table:style-name="ce149" table:formula="of:=COUNTIF([.C16:.K16];&quot;x&quot;)" office:value-type="float" office:value="1" calcext:value-type="float">
            <text:p>1</text:p>
          </table:table-cell>
          <table:table-cell table:style-name="ce15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16" calcext:value-type="date">
            <text:p>16. okt. 09</text:p>
          </table:table-cell>
          <table:table-cell table:style-name="ce142" table:formula="of:=TEXT([.A17];&quot;Ddd&quot;)" office:value-type="string" office:string-value="pet" calcext:value-type="string">
            <text:p>p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88" office:value-type="string" calcext:value-type="string">
            <text:p>KOS</text:p>
          </table:table-cell>
          <table:table-cell table:style-name="ce28" office:value-type="string" calcext:value-type="string">
            <text:p>KON</text:p>
          </table:table-cell>
          <table:table-cell table:style-name="ce14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45" table:formula="of:=COUNTIF([.C17:.K17];&quot;51&quot;)+COUNTIF([.C17:.K17];&quot;51$&quot;)+COUNTIF([.C17:.K17];&quot;51☻&quot;)" office:value-type="float" office:value="0" calcext:value-type="float">
            <text:p>0</text:p>
          </table:table-cell>
          <table:table-cell table:style-name="ce145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146" table:formula="of:=COUNTIF([.C17:.K17];&quot;12-20&quot;)+COUNTIF([.C17:.K17];&quot;2&quot;)" office:value-type="float" office:value="0" calcext:value-type="float">
            <text:p>0</text:p>
          </table:table-cell>
          <table:table-cell table:style-name="ce147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147" table:formula="of:=COUNTIF([.C17:.K17];&quot;KVIT&quot;)+COUNTIF([.C17:.K17];&quot;KVIT☻&quot;)+COUNTIF([.C17:.K17];&quot;kvit$&quot;)" office:value-type="float" office:value="2" calcext:value-type="float">
            <text:p>2</text:p>
          </table:table-cell>
          <table:table-cell table:style-name="ce148" table:formula="of:=COUNTBLANK([.C17:.K17])" office:value-type="float" office:value="1" calcext:value-type="float">
            <text:p>1</text:p>
          </table:table-cell>
          <table:table-cell table:style-name="ce149" table:formula="of:=COUNTIF([.C17:.K17];&quot;x&quot;)" office:value-type="float" office:value="1" calcext:value-type="float">
            <text:p>1</text:p>
          </table:table-cell>
          <table:table-cell table:style-name="ce15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1" calcext:value-type="float">
            <text:p>1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0-17" calcext:value-type="date">
            <text:p>17. okt. 09</text:p>
          </table:table-cell>
          <table:table-cell table:style-name="ce143" table:formula="of:=TEXT([.A18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114" office:value-type="string" calcext:value-type="string">
            <text:p>JAN</text:p>
          </table:table-cell>
          <table:table-cell table:style-name="ce28" office:value-type="string" calcext:value-type="string">
            <text:p>KOS</text:p>
          </table:table-cell>
          <table:table-cell table:style-name="ce14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45" table:formula="of:=COUNTIF([.C18:.K18];&quot;51&quot;)+COUNTIF([.C18:.K18];&quot;51$&quot;)+COUNTIF([.C18:.K18];&quot;51☻&quot;)" office:value-type="float" office:value="0" calcext:value-type="float">
            <text:p>0</text:p>
          </table:table-cell>
          <table:table-cell table:style-name="ce145" table:formula="of:=COUNTIF([.C18:.K18];&quot;52&quot;)+COUNTIF([.C18:.K18];&quot;52$&quot;)+COUNTIF([.C18:.K18];&quot;52☻&quot;)" office:value-type="float" office:value="0" calcext:value-type="float">
            <text:p>0</text:p>
          </table:table-cell>
          <table:table-cell table:style-name="ce146" table:formula="of:=COUNTIF([.C18:.K18];&quot;12-20&quot;)+COUNTIF([.C18:.K18];&quot;2&quot;)" office:value-type="float" office:value="0" calcext:value-type="float">
            <text:p>0</text:p>
          </table:table-cell>
          <table:table-cell table:style-name="ce147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147" table:formula="of:=COUNTIF([.C18:.K18];&quot;KVIT&quot;)+COUNTIF([.C18:.K18];&quot;KVIT☻&quot;)+COUNTIF([.C18:.K18];&quot;kvit$&quot;)" office:value-type="float" office:value="0" calcext:value-type="float">
            <text:p>0</text:p>
          </table:table-cell>
          <table:table-cell table:style-name="ce148" table:formula="of:=COUNTBLANK([.C18:.K18])" office:value-type="float" office:value="6" calcext:value-type="float">
            <text:p>6</text:p>
          </table:table-cell>
          <table:table-cell table:style-name="ce149" table:formula="of:=COUNTIF([.C18:.K18];&quot;x&quot;)" office:value-type="float" office:value="0" calcext:value-type="float">
            <text:p>0</text:p>
          </table:table-cell>
          <table:table-cell table:style-name="ce15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3"/>
          <table:table-cell table:style-name="ce141" office:value-type="string" calcext:value-type="string">
            <text:p><text:span text:style-name="T11">ODKL</text:span><text:span text:style-name="T12">☻</text:span>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8" office:value-type="date" office:date-value="2009-10-18" calcext:value-type="date">
            <text:p>18. okt. 09</text:p>
          </table:table-cell>
          <table:table-cell table:style-name="ce143" table:formula="of:=TEXT([.A19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/>
          <table:table-cell table:style-name="ce29" table:formula="of:=[$'Vzorci vnosov'.$A$15]" office:value-type="string" office:string-value="SO" calcext:value-type="string">
            <text:p>SO</text:p>
          </table:table-cell>
          <table:table-cell table:style-name="ce114" office:value-type="string" calcext:value-type="string">
            <text:p>JAN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45" table:formula="of:=COUNTIF([.C19:.K19];&quot;51&quot;)+COUNTIF([.C19:.K19];&quot;51$&quot;)+COUNTIF([.C19:.K19];&quot;51☻&quot;)" office:value-type="float" office:value="0" calcext:value-type="float">
            <text:p>0</text:p>
          </table:table-cell>
          <table:table-cell table:style-name="ce145" table:formula="of:=COUNTIF([.C19:.K19];&quot;52&quot;)+COUNTIF([.C19:.K19];&quot;52$&quot;)+COUNTIF([.C19:.K19];&quot;52☻&quot;)" office:value-type="float" office:value="0" calcext:value-type="float">
            <text:p>0</text:p>
          </table:table-cell>
          <table:table-cell table:style-name="ce146" table:formula="of:=COUNTIF([.C19:.K19];&quot;12-20&quot;)+COUNTIF([.C19:.K19];&quot;2&quot;)" office:value-type="float" office:value="0" calcext:value-type="float">
            <text:p>0</text:p>
          </table:table-cell>
          <table:table-cell table:style-name="ce147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147" table:formula="of:=COUNTIF([.C19:.K19];&quot;KVIT&quot;)+COUNTIF([.C19:.K19];&quot;KVIT☻&quot;)+COUNTIF([.C19:.K19];&quot;kvit$&quot;)" office:value-type="float" office:value="0" calcext:value-type="float">
            <text:p>0</text:p>
          </table:table-cell>
          <table:table-cell table:style-name="ce148" table:formula="of:=COUNTBLANK([.C19:.K19])" office:value-type="float" office:value="6" calcext:value-type="float">
            <text:p>6</text:p>
          </table:table-cell>
          <table:table-cell table:style-name="ce149" table:formula="of:=COUNTIF([.C19:.K19];&quot;x&quot;)" office:value-type="float" office:value="0" calcext:value-type="float">
            <text:p>0</text:p>
          </table:table-cell>
          <table:table-cell table:style-name="ce15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19" calcext:value-type="date">
            <text:p>19. okt. 09</text:p>
          </table:table-cell>
          <table:table-cell table:style-name="ce142" table:formula="of:=TEXT([.A20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office:value-type="string" calcext:value-type="string">
            <text:p>P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12" office:value-type="string" calcext:value-type="string">
            <text:p>ROD</text:p>
          </table:table-cell>
          <table:table-cell table:style-name="ce28" office:value-type="string" calcext:value-type="string">
            <text:p>KON</text:p>
          </table:table-cell>
          <table:table-cell table:style-name="ce14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45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145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146" table:formula="of:=COUNTIF([.C20:.K20];&quot;12-20&quot;)+COUNTIF([.C20:.K20];&quot;2&quot;)" office:value-type="float" office:value="0" calcext:value-type="float">
            <text:p>0</text:p>
          </table:table-cell>
          <table:table-cell table:style-name="ce147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147" table:formula="of:=COUNTIF([.C20:.K20];&quot;KVIT&quot;)+COUNTIF([.C20:.K20];&quot;KVIT☻&quot;)+COUNTIF([.C20:.K20];&quot;kvit$&quot;)" office:value-type="float" office:value="2" calcext:value-type="float">
            <text:p>2</text:p>
          </table:table-cell>
          <table:table-cell table:style-name="ce148" table:formula="of:=COUNTBLANK([.C20:.K20])" office:value-type="float" office:value="1" calcext:value-type="float">
            <text:p>1</text:p>
          </table:table-cell>
          <table:table-cell table:style-name="ce149" table:formula="of:=COUNTIF([.C20:.K20];&quot;x&quot;)" office:value-type="float" office:value="1" calcext:value-type="float">
            <text:p>1</text:p>
          </table:table-cell>
          <table:table-cell table:style-name="ce15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"/>
          <table:table-cell table:style-name="ce15" office:value-type="string" calcext:value-type="string">
            <text:p>PD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10-20" calcext:value-type="date">
            <text:p>20. okt. 09</text:p>
          </table:table-cell>
          <table:table-cell table:style-name="ce142" table:formula="of:=TEXT([.A21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office:value-type="string" calcext:value-type="string">
            <office:annotation draw:style-name="gr25" draw:text-style-name="P12" svg:width="2.876cm" svg:height="2.569cm" svg:x="15.725cm" svg:y="12.477cm" draw:caption-point-x="-0.566cm" draw:caption-point-y="1.573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45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145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146" table:formula="of:=COUNTIF([.C21:.K21];&quot;12-20&quot;)+COUNTIF([.C21:.K21];&quot;2&quot;)" office:value-type="float" office:value="0" calcext:value-type="float">
            <text:p>0</text:p>
          </table:table-cell>
          <table:table-cell table:style-name="ce147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147" table:formula="of:=COUNTIF([.C21:.K21];&quot;KVIT&quot;)+COUNTIF([.C21:.K21];&quot;KVIT☻&quot;)+COUNTIF([.C21:.K21];&quot;kvit$&quot;)" office:value-type="float" office:value="1" calcext:value-type="float">
            <text:p>1</text:p>
          </table:table-cell>
          <table:table-cell table:style-name="ce148" table:formula="of:=COUNTBLANK([.C21:.K21])" office:value-type="float" office:value="1" calcext:value-type="float">
            <text:p>1</text:p>
          </table:table-cell>
          <table:table-cell table:style-name="ce149" table:formula="of:=COUNTIF([.C21:.K21];&quot;x&quot;)" office:value-type="float" office:value="0" calcext:value-type="float">
            <text:p>0</text:p>
          </table:table-cell>
          <table:table-cell table:style-name="ce15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21" calcext:value-type="date">
            <text:p>21. okt. 09</text:p>
          </table:table-cell>
          <table:table-cell table:style-name="ce142" table:formula="of:=TEXT([.A22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number-columns-repeated="2" table:style-name="ce15" office:value-type="string" calcext:value-type="string">
            <text:p>ODKL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15" office:value-type="string" calcext:value-type="string">
            <text:p>ODKL</text:p>
          </table:table-cell>
          <table:table-cell table:style-name="ce1" office:value-type="string" calcext:value-type="string">
            <text:p>RTG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45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145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146" table:formula="of:=COUNTIF([.C22:.K22];&quot;12-20&quot;)+COUNTIF([.C22:.K22];&quot;2&quot;)" office:value-type="float" office:value="0" calcext:value-type="float">
            <text:p>0</text:p>
          </table:table-cell>
          <table:table-cell table:style-name="ce147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147" table:formula="of:=COUNTIF([.C22:.K22];&quot;KVIT&quot;)+COUNTIF([.C22:.K22];&quot;KVIT☻&quot;)+COUNTIF([.C22:.K22];&quot;kvit$&quot;)" office:value-type="float" office:value="1" calcext:value-type="float">
            <text:p>1</text:p>
          </table:table-cell>
          <table:table-cell table:style-name="ce148" table:formula="of:=COUNTBLANK([.C22:.K22])" office:value-type="float" office:value="1" calcext:value-type="float">
            <text:p>1</text:p>
          </table:table-cell>
          <table:table-cell table:style-name="ce149" table:formula="of:=COUNTIF([.C22:.K22];&quot;x&quot;)" office:value-type="float" office:value="0" calcext:value-type="float">
            <text:p>0</text:p>
          </table:table-cell>
          <table:table-cell table:style-name="ce15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22" calcext:value-type="date">
            <text:p>22. okt. 09</text:p>
          </table:table-cell>
          <table:table-cell table:style-name="ce142" table:formula="of:=TEXT([.A23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45" table:formula="of:=COUNTIF([.C23:.K23];&quot;51&quot;)+COUNTIF([.C23:.K23];&quot;51$&quot;)+COUNTIF([.C23:.K23];&quot;51☻&quot;)" office:value-type="float" office:value="1" calcext:value-type="float">
            <text:p>1</text:p>
          </table:table-cell>
          <table:table-cell table:style-name="ce145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146" table:formula="of:=COUNTIF([.C23:.K23];&quot;12-20&quot;)+COUNTIF([.C23:.K23];&quot;2&quot;)" office:value-type="float" office:value="0" calcext:value-type="float">
            <text:p>0</text:p>
          </table:table-cell>
          <table:table-cell table:style-name="ce147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147" table:formula="of:=COUNTIF([.C23:.K23];&quot;KVIT&quot;)+COUNTIF([.C23:.K23];&quot;KVIT☻&quot;)+COUNTIF([.C23:.K23];&quot;kvit$&quot;)" office:value-type="float" office:value="1" calcext:value-type="float">
            <text:p>1</text:p>
          </table:table-cell>
          <table:table-cell table:style-name="ce148" table:formula="of:=COUNTBLANK([.C23:.K23])" office:value-type="float" office:value="1" calcext:value-type="float">
            <text:p>1</text:p>
          </table:table-cell>
          <table:table-cell table:style-name="ce149" table:formula="of:=COUNTIF([.C23:.K23];&quot;x&quot;)" office:value-type="float" office:value="1" calcext:value-type="float">
            <text:p>1</text:p>
          </table:table-cell>
          <table:table-cell table:style-name="ce15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23" calcext:value-type="date">
            <text:p>23. okt. 09</text:p>
          </table:table-cell>
          <table:table-cell table:style-name="ce142" table:formula="of:=TEXT([.A24];&quot;Ddd&quot;)" office:value-type="string" office:string-value="pet" calcext:value-type="string">
            <text:p>p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88" office:value-type="string" calcext:value-type="string">
            <text:p>MŠŠ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45" table:formula="of:=COUNTIF([.C24:.K24];&quot;51&quot;)+COUNTIF([.C24:.K24];&quot;51$&quot;)+COUNTIF([.C24:.K24];&quot;51☻&quot;)" office:value-type="float" office:value="0" calcext:value-type="float">
            <text:p>0</text:p>
          </table:table-cell>
          <table:table-cell table:style-name="ce145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46" table:formula="of:=COUNTIF([.C24:.K24];&quot;12-20&quot;)+COUNTIF([.C24:.K24];&quot;2&quot;)" office:value-type="float" office:value="0" calcext:value-type="float">
            <text:p>0</text:p>
          </table:table-cell>
          <table:table-cell table:style-name="ce147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147" table:formula="of:=COUNTIF([.C24:.K24];&quot;KVIT&quot;)+COUNTIF([.C24:.K24];&quot;KVIT☻&quot;)+COUNTIF([.C24:.K24];&quot;kvit$&quot;)" office:value-type="float" office:value="2" calcext:value-type="float">
            <text:p>2</text:p>
          </table:table-cell>
          <table:table-cell table:style-name="ce148" table:formula="of:=COUNTBLANK([.C24:.K24])" office:value-type="float" office:value="1" calcext:value-type="float">
            <text:p>1</text:p>
          </table:table-cell>
          <table:table-cell table:style-name="ce149" table:formula="of:=COUNTIF([.C24:.K24];&quot;x&quot;)" office:value-type="float" office:value="1" calcext:value-type="float">
            <text:p>1</text:p>
          </table:table-cell>
          <table:table-cell table:style-name="ce15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1" calcext:value-type="float">
            <text:p>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0-24" calcext:value-type="date">
            <text:p>24. okt. 09</text:p>
          </table:table-cell>
          <table:table-cell table:style-name="ce143" table:formula="of:=TEXT([.A25];&quot;Ddd&quot;)" office:value-type="string" office:string-value="sob" calcext:value-type="string">
            <text:p>sob</text:p>
          </table:table-cell>
          <table:table-cell table:style-name="ce29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 table:number-columns-repeated="2"/>
          <table:table-cell table:style-name="ce7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14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45" table:formula="of:=COUNTIF([.C25:.K25];&quot;51&quot;)+COUNTIF([.C25:.K25];&quot;51$&quot;)+COUNTIF([.C25:.K25];&quot;51☻&quot;)" office:value-type="float" office:value="0" calcext:value-type="float">
            <text:p>0</text:p>
          </table:table-cell>
          <table:table-cell table:style-name="ce145" table:formula="of:=COUNTIF([.C25:.K25];&quot;52&quot;)+COUNTIF([.C25:.K25];&quot;52$&quot;)+COUNTIF([.C25:.K25];&quot;52☻&quot;)" office:value-type="float" office:value="0" calcext:value-type="float">
            <text:p>0</text:p>
          </table:table-cell>
          <table:table-cell table:style-name="ce146" table:formula="of:=COUNTIF([.C25:.K25];&quot;12-20&quot;)+COUNTIF([.C25:.K25];&quot;2&quot;)" office:value-type="float" office:value="0" calcext:value-type="float">
            <text:p>0</text:p>
          </table:table-cell>
          <table:table-cell table:style-name="ce147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147" table:formula="of:=COUNTIF([.C25:.K25];&quot;KVIT&quot;)+COUNTIF([.C25:.K25];&quot;KVIT☻&quot;)+COUNTIF([.C25:.K25];&quot;kvit$&quot;)" office:value-type="float" office:value="0" calcext:value-type="float">
            <text:p>0</text:p>
          </table:table-cell>
          <table:table-cell table:style-name="ce148" table:formula="of:=COUNTBLANK([.C25:.K25])" office:value-type="float" office:value="6" calcext:value-type="float">
            <text:p>6</text:p>
          </table:table-cell>
          <table:table-cell table:style-name="ce149" table:formula="of:=COUNTIF([.C25:.K25];&quot;x&quot;)" office:value-type="float" office:value="0" calcext:value-type="float">
            <text:p>0</text:p>
          </table:table-cell>
          <table:table-cell table:style-name="ce15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0-25" calcext:value-type="date">
            <text:p>25. okt. 09</text:p>
          </table:table-cell>
          <table:table-cell table:style-name="ce143" table:formula="of:=TEXT([.A26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 table:number-columns-repeated="2"/>
          <table:table-cell table:style-name="ce114" office:value-type="string" calcext:value-type="string">
            <office:annotation draw:style-name="gr25" draw:text-style-name="P12" svg:width="2.876cm" svg:height="2.569cm" svg:x="15.725cm" svg:y="15.96cm" draw:caption-point-x="-0.566cm" draw:caption-point-y="1.6cm">
              <dc:date>2022-03-22T00:00:00</dc:date>
              <text:p text:style-name="P11">julij mi daj, plis, 3-4 dežurne.</text:p>
              <text:p text:style-name="P11">Do 5.7. ne, ker sem na dopustu</text:p>
            </office:annotation>
            <text:p>POT</text:p>
          </table:table-cell>
          <table:table-cell table:style-name="ce28" office:value-type="string" calcext:value-type="string">
            <text:p>KON</text:p>
          </table:table-cell>
          <table:table-cell table:style-name="ce14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45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145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146" table:formula="of:=COUNTIF([.C26:.K26];&quot;12-20&quot;)+COUNTIF([.C26:.K26];&quot;2&quot;)" office:value-type="float" office:value="0" calcext:value-type="float">
            <text:p>0</text:p>
          </table:table-cell>
          <table:table-cell table:style-name="ce147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147" table:formula="of:=COUNTIF([.C26:.K26];&quot;KVIT&quot;)+COUNTIF([.C26:.K26];&quot;KVIT☻&quot;)+COUNTIF([.C26:.K26];&quot;kvit$&quot;)" office:value-type="float" office:value="0" calcext:value-type="float">
            <text:p>0</text:p>
          </table:table-cell>
          <table:table-cell table:style-name="ce148" table:formula="of:=COUNTBLANK([.C26:.K26])" office:value-type="float" office:value="7" calcext:value-type="float">
            <text:p>7</text:p>
          </table:table-cell>
          <table:table-cell table:style-name="ce149" table:formula="of:=COUNTIF([.C26:.K26];&quot;x&quot;)" office:value-type="float" office:value="0" calcext:value-type="float">
            <text:p>0</text:p>
          </table:table-cell>
          <table:table-cell table:style-name="ce15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26" calcext:value-type="date">
            <text:p>26. okt. 09</text:p>
          </table:table-cell>
          <table:table-cell table:style-name="ce142" table:formula="of:=TEXT([.A27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00" office:value-type="string" calcext:value-type="string">
            <text:p>BERG</text:p>
          </table:table-cell>
          <table:table-cell table:style-name="ce28" office:value-type="string" calcext:value-type="string">
            <text:p>DAN</text:p>
          </table:table-cell>
          <table:table-cell table:style-name="ce14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45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145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146" table:formula="of:=COUNTIF([.C27:.K27];&quot;12-20&quot;)+COUNTIF([.C27:.K27];&quot;2&quot;)" office:value-type="float" office:value="0" calcext:value-type="float">
            <text:p>0</text:p>
          </table:table-cell>
          <table:table-cell table:style-name="ce147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147" table:formula="of:=COUNTIF([.C27:.K27];&quot;KVIT&quot;)+COUNTIF([.C27:.K27];&quot;KVIT☻&quot;)+COUNTIF([.C27:.K27];&quot;kvit$&quot;)" office:value-type="float" office:value="1" calcext:value-type="float">
            <text:p>1</text:p>
          </table:table-cell>
          <table:table-cell table:style-name="ce148" table:formula="of:=COUNTBLANK([.C27:.K27])" office:value-type="float" office:value="1" calcext:value-type="float">
            <text:p>1</text:p>
          </table:table-cell>
          <table:table-cell table:style-name="ce149" table:formula="of:=COUNTIF([.C27:.K27];&quot;x&quot;)" office:value-type="float" office:value="1" calcext:value-type="float">
            <text:p>1</text:p>
          </table:table-cell>
          <table:table-cell table:style-name="ce15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27" calcext:value-type="date">
            <text:p>27. okt. 09</text:p>
          </table:table-cell>
          <table:table-cell table:style-name="ce142" table:formula="of:=TEXT([.A28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office:annotation draw:style-name="gr12" draw:text-style-name="P2" svg:width="2.905cm" svg:height="0.622cm" svg:x="9.719cm" svg:y="17.364cm" draw:caption-point-x="-0.566cm" draw:caption-point-y="1.6cm">
              <dc:date>2022-03-22T00:00:00</dc:date>
              <text:p text:style-name="P1">Odkloni 12-16</text:p>
            </office:annotation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01" office:value-type="string" calcext:value-type="string">
            <text:p><text:s/>ŠTU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45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145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146" table:formula="of:=COUNTIF([.C28:.K28];&quot;12-20&quot;)+COUNTIF([.C28:.K28];&quot;2&quot;)" office:value-type="float" office:value="0" calcext:value-type="float">
            <text:p>0</text:p>
          </table:table-cell>
          <table:table-cell table:style-name="ce147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147" table:formula="of:=COUNTIF([.C28:.K28];&quot;KVIT&quot;)+COUNTIF([.C28:.K28];&quot;KVIT☻&quot;)+COUNTIF([.C28:.K28];&quot;kvit$&quot;)" office:value-type="float" office:value="1" calcext:value-type="float">
            <text:p>1</text:p>
          </table:table-cell>
          <table:table-cell table:style-name="ce148" table:formula="of:=COUNTBLANK([.C28:.K28])" office:value-type="float" office:value="1" calcext:value-type="float">
            <text:p>1</text:p>
          </table:table-cell>
          <table:table-cell table:style-name="ce149" table:formula="of:=COUNTIF([.C28:.K28];&quot;x&quot;)" office:value-type="float" office:value="1" calcext:value-type="float">
            <text:p>1</text:p>
          </table:table-cell>
          <table:table-cell table:style-name="ce15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28" calcext:value-type="date">
            <text:p>28. okt. 09</text:p>
          </table:table-cell>
          <table:table-cell table:style-name="ce142" table:formula="of:=TEXT([.A29];&quot;Ddd&quot;)" office:value-type="string" office:string-value="sre" calcext:value-type="string">
            <text:p>sre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KNE</text:p>
          </table:table-cell>
          <table:table-cell table:style-name="ce14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45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145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146" table:formula="of:=COUNTIF([.C29:.K29];&quot;12-20&quot;)+COUNTIF([.C29:.K29];&quot;2&quot;)" office:value-type="float" office:value="0" calcext:value-type="float">
            <text:p>0</text:p>
          </table:table-cell>
          <table:table-cell table:style-name="ce147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147" table:formula="of:=COUNTIF([.C29:.K29];&quot;KVIT&quot;)+COUNTIF([.C29:.K29];&quot;KVIT☻&quot;)+COUNTIF([.C29:.K29];&quot;kvit$&quot;)" office:value-type="float" office:value="1" calcext:value-type="float">
            <text:p>1</text:p>
          </table:table-cell>
          <table:table-cell table:style-name="ce148" table:formula="of:=COUNTBLANK([.C29:.K29])" office:value-type="float" office:value="1" calcext:value-type="float">
            <text:p>1</text:p>
          </table:table-cell>
          <table:table-cell table:style-name="ce149" table:formula="of:=COUNTIF([.C29:.K29];&quot;x&quot;)" office:value-type="float" office:value="1" calcext:value-type="float">
            <text:p>1</text:p>
          </table:table-cell>
          <table:table-cell table:style-name="ce15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29" calcext:value-type="date">
            <text:p>29. okt. 09</text:p>
          </table:table-cell>
          <table:table-cell table:style-name="ce142" table:formula="of:=TEXT([.A30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" office:value-type="string" calcext:value-type="string">
            <text:p>RTG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DAN</text:p>
          </table:table-cell>
          <table:table-cell table:style-name="ce14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45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145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146" table:formula="of:=COUNTIF([.C30:.K30];&quot;12-20&quot;)+COUNTIF([.C30:.K30];&quot;2&quot;)" office:value-type="float" office:value="0" calcext:value-type="float">
            <text:p>0</text:p>
          </table:table-cell>
          <table:table-cell table:style-name="ce147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147" table:formula="of:=COUNTIF([.C30:.K30];&quot;KVIT&quot;)+COUNTIF([.C30:.K30];&quot;KVIT☻&quot;)+COUNTIF([.C30:.K30];&quot;kvit$&quot;)" office:value-type="float" office:value="1" calcext:value-type="float">
            <text:p>1</text:p>
          </table:table-cell>
          <table:table-cell table:style-name="ce148" table:formula="of:=COUNTBLANK([.C30:.K30])" office:value-type="float" office:value="1" calcext:value-type="float">
            <text:p>1</text:p>
          </table:table-cell>
          <table:table-cell table:style-name="ce149" table:formula="of:=COUNTIF([.C30:.K30];&quot;x&quot;)" office:value-type="float" office:value="1" calcext:value-type="float">
            <text:p>1</text:p>
          </table:table-cell>
          <table:table-cell table:style-name="ce15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0-30" calcext:value-type="date">
            <text:p>30. okt. 09</text:p>
          </table:table-cell>
          <table:table-cell table:style-name="ce142" table:formula="of:=TEXT([.A31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1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14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45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45" table:formula="of:=COUNTIF([.C31:.K31];&quot;52&quot;)+COUNTIF([.C31:.K31];&quot;52$&quot;)+COUNTIF([.C31:.K31];&quot;52☻&quot;)" office:value-type="float" office:value="0" calcext:value-type="float">
            <text:p>0</text:p>
          </table:table-cell>
          <table:table-cell table:style-name="ce146" table:formula="of:=COUNTIF([.C31:.K31];&quot;12-20&quot;)+COUNTIF([.C31:.K31];&quot;2&quot;)" office:value-type="float" office:value="0" calcext:value-type="float">
            <text:p>0</text:p>
          </table:table-cell>
          <table:table-cell table:style-name="ce147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147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148" table:formula="of:=COUNTBLANK([.C31:.K31])" office:value-type="float" office:value="1" calcext:value-type="float">
            <text:p>1</text:p>
          </table:table-cell>
          <table:table-cell table:style-name="ce149" table:formula="of:=COUNTIF([.C31:.K31];&quot;x&quot;)" office:value-type="float" office:value="1" calcext:value-type="float">
            <text:p>1</text:p>
          </table:table-cell>
          <table:table-cell table:style-name="ce15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1" calcext:value-type="float">
            <text:p>1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8" office:value-type="date" office:date-value="2009-10-31" calcext:value-type="date">
            <text:p>31. okt. 09</text:p>
          </table:table-cell>
          <table:table-cell table:style-name="ce143" table:formula="of:=TEXT([.A32];&quot;Ddd&quot;)" office:value-type="string" office:string-value="sob" calcext:value-type="string">
            <text:p>sob</text:p>
          </table:table-cell>
          <table:table-cell table:style-name="ce30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1"/>
          <table:table-cell table:style-name="ce36"/>
          <table:table-cell table:style-name="ce37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text:p>ŠTI</text:p>
          </table:table-cell>
          <table:table-cell table:style-name="ce28" office:value-type="string" calcext:value-type="string">
            <text:p>DAN</text:p>
          </table:table-cell>
          <table:table-cell table:style-name="ce14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45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145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146" table:formula="of:=COUNTIF([.C32:.K32];&quot;12-20&quot;)+COUNTIF([.C32:.K32];&quot;2&quot;)" office:value-type="float" office:value="0" calcext:value-type="float">
            <text:p>0</text:p>
          </table:table-cell>
          <table:table-cell table:style-name="ce147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147" table:formula="of:=COUNTIF([.C32:.K32];&quot;KVIT&quot;)+COUNTIF([.C32:.K32];&quot;KVIT☻&quot;)+COUNTIF([.C32:.K32];&quot;kvit$&quot;)" office:value-type="float" office:value="0" calcext:value-type="float">
            <text:p>0</text:p>
          </table:table-cell>
          <table:table-cell table:style-name="ce148" table:formula="of:=COUNTBLANK([.C32:.K32])" office:value-type="float" office:value="6" calcext:value-type="float">
            <text:p>6</text:p>
          </table:table-cell>
          <table:table-cell table:style-name="ce149" table:formula="of:=COUNTIF([.C32:.K32];&quot;x&quot;)" office:value-type="float" office:value="0" calcext:value-type="float">
            <text:p>0</text:p>
          </table:table-cell>
          <table:table-cell table:style-name="ce15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15"/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5" calcext:value-type="float">
            <text:p>5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 calcext:value-type="float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1" calcext:value-type="float">
            <text:p>1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 calcext:value-type="float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11" calcext:value-type="float">
            <text:p>11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 calcext:value-type="float">
            <text:p>2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0" calcext:value-type="float">
            <text:p>0</text:p>
          </table:table-cell>
          <table:table-cell table:style-name="ce34" table:formula="of:=COUNTIF([.D2:.D32];&quot;D&quot;)" office:value-type="float" office:value="6" calcext:value-type="float">
            <text:p>6</text:p>
          </table:table-cell>
          <table:table-cell table:style-name="ce34" table:formula="of:=COUNTIF([.E2:.E32];&quot;D&quot;)" office:value-type="float" office:value="2" calcext:value-type="float">
            <text:p>2</text:p>
          </table:table-cell>
          <table:table-cell table:style-name="ce34" table:formula="of:=COUNTIF([.F2:.F32];&quot;D&quot;)" office:value-type="float" office:value="0" calcext:value-type="float">
            <text:p>0</text:p>
          </table:table-cell>
          <table:table-cell table:style-name="ce34" table:formula="of:=COUNTIF([.G2:.G32];&quot;D&quot;)" office:value-type="float" office:value="0" calcext:value-type="float">
            <text:p>0</text:p>
          </table:table-cell>
          <table:table-cell table:style-name="ce34" table:formula="of:=COUNTIF([.H2:.H32];&quot;D&quot;)" office:value-type="float" office:value="24" calcext:value-type="float">
            <text:p>24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1" calcext:value-type="float">
            <text:p>1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1" calcext:value-type="float">
            <text:p>1</text:p>
          </table:table-cell>
          <table:table-cell table:style-name="ce34" table:formula="of:=COUNTIF([.K2:.K32];&quot;SO&quot;)" office:value-type="float" office:value="9" calcext:value-type="float">
            <text:p>9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4" calcext:value-type="float">
            <text:p>4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3" calcext:value-type="float">
            <text:p>3</text:p>
          </table:table-cell>
          <table:table-cell table:style-name="ce34" table:formula="of:=COUNTIF([.H2:.H32];&quot;X&quot;)" office:value-type="float" office:value="0" calcext:value-type="float">
            <text:p>0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4" calcext:value-type="float">
            <text:p>4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3" calcext:value-type="float">
            <text:p>3</text:p>
          </table:table-cell>
          <table:table-cell table:style-name="ce15" table:formula="of:=COUNTIF([.M2:.M32];&quot;ŠOŠ&quot;)" office:value-type="float" office:value="1" calcext:value-type="float">
            <text:p>1</text:p>
          </table:table-cell>
          <table:table-cell table:style-name="ce15" table:formula="of:=COUNTIF([.M2:.M32];&quot;PIN&quot;)" office:value-type="float" office:value="8" calcext:value-type="float">
            <text:p>8</text:p>
          </table:table-cell>
          <table:table-cell table:style-name="ce15" table:formula="of:=COUNTIF([.M2:.M32];&quot;KON&quot;)" office:value-type="float" office:value="4" calcext:value-type="float">
            <text:p>4</text:p>
          </table:table-cell>
          <table:table-cell table:style-name="ce15" table:formula="of:=COUNTIF([.M2:.M32];&quot;KNE&quot;)" office:value-type="float" office:value="9" calcext:value-type="float">
            <text:p>9</text:p>
          </table:table-cell>
          <table:table-cell table:style-name="ce15" table:formula="of:=COUNTIF([.M2:.M32];&quot;AND&quot;)" office:value-type="float" office:value="0" calcext:value-type="float">
            <text:p>0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5" calcext:value-type="float">
            <text:p>5</text:p>
          </table:table-cell>
          <table:table-cell table:style-name="ce15" table:formula="of:=COUNTIF([.M2:.M32];&quot;MŠŠ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7" calcext:value-type="float">
            <text:p>7</text:p>
          </table:table-cell>
          <table:table-cell table:style-name="ce1" table:formula="of:=COUNTIF([.D2:.D32];&quot;51¶&quot;)+COUNTIF([.D2:.D32];&quot;52¶&quot;)+COUNTIF([.D2:.D32];&quot;kvit¶&quot;)" office:value-type="float" office:value="5" calcext:value-type="float">
            <text:p>5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8" calcext:value-type="float">
            <text:p>8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0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9">
          <table:table-cell table:style-name="ce15" table:number-columns-repeated="257"/>
          <table:table-cell table:number-columns-repeated="767"/>
        </table:table-row>
        <table:table-row table:style-name="ro2" table:number-rows-repeated="64491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oktober.B2:oktober.B32">
            <calcext:condition calcext:apply-style-name="ConditionalStyle_124" calcext:value="=&quot;sob&quot;" calcext:base-cell-address="oktober.B2"/>
            <calcext:condition calcext:apply-style-name="ConditionalStyle_125" calcext:value="=&quot;ned&quot;" calcext:base-cell-address="oktober.B2"/>
          </calcext:conditional-format>
          <calcext:conditional-format calcext:target-range-address="oktober.N2:oktober.N32">
            <calcext:condition calcext:apply-style-name="ConditionalStyle_126" calcext:value="&lt;1" calcext:base-cell-address="oktober.N2"/>
            <calcext:condition calcext:apply-style-name="ConditionalStyle_127" calcext:value="&gt;1" calcext:base-cell-address="oktober.N2"/>
          </calcext:conditional-format>
          <calcext:conditional-format calcext:target-range-address="oktober.O2:oktober.P32">
            <calcext:condition calcext:apply-style-name="ConditionalStyle_128" calcext:value="&lt;1" calcext:base-cell-address="oktober.O2"/>
            <calcext:condition calcext:apply-style-name="ConditionalStyle_129" calcext:value="&gt;1" calcext:base-cell-address="oktober.O2"/>
          </calcext:conditional-format>
          <calcext:conditional-format calcext:target-range-address="oktober.Q2:oktober.Q32">
            <calcext:condition calcext:apply-style-name="ConditionalStyle_130" calcext:value="&lt;1" calcext:base-cell-address="oktober.Q2"/>
            <calcext:condition calcext:apply-style-name="ConditionalStyle_131" calcext:value="&gt;1" calcext:base-cell-address="oktober.Q2"/>
          </calcext:conditional-format>
          <calcext:conditional-format calcext:target-range-address="oktober.R2:oktober.S32">
            <calcext:condition calcext:apply-style-name="ConditionalStyle_132" calcext:value="&lt;1" calcext:base-cell-address="oktober.R2"/>
            <calcext:condition calcext:apply-style-name="ConditionalStyle_133" calcext:value="&gt;1" calcext:base-cell-address="oktober.R2"/>
          </calcext:conditional-format>
          <calcext:conditional-format calcext:target-range-address="oktober.T2:oktober.T32">
            <calcext:condition calcext:apply-style-name="ConditionalStyle_134" calcext:value="!=0" calcext:base-cell-address="oktober.T2"/>
          </calcext:conditional-format>
          <calcext:conditional-format calcext:target-range-address="oktober.U2:oktober.U32">
            <calcext:condition calcext:apply-style-name="ConditionalStyle_135" calcext:value="=1" calcext:base-cell-address="oktober.U2"/>
            <calcext:condition calcext:apply-style-name="ConditionalStyle_136" calcext:value="&gt;1" calcext:base-cell-address="oktober.U2"/>
          </calcext:conditional-format>
          <calcext:conditional-format calcext:target-range-address="oktober.V2:oktober.V32">
            <calcext:condition calcext:apply-style-name="ConditionalStyle_137" calcext:value="&lt;2" calcext:base-cell-address="oktober.V2"/>
            <calcext:condition calcext:apply-style-name="ConditionalStyle_138" calcext:value="&gt;2" calcext:base-cell-address="oktober.V2"/>
          </calcext:conditional-format>
        </calcext:conditional-formats>
      </table:table>
      <table:table table:name="November" table:style-name="ta12"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number-columns-repeated="234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28" office:value-type="string" calcext:value-type="string">
            <text:p>ROD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9" office:value-type="date" office:date-value="2009-11-01" calcext:value-type="date">
            <text:p>1. nov. 09</text:p>
          </table:table-cell>
          <table:table-cell table:style-name="ce151" table:formula="of:=TEXT([.A2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DAN</text:p>
          </table:table-cell>
          <table:table-cell table:style-name="ce154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55" table:formula="of:=COUNTIF([.C2:.K2];&quot;51&quot;)+COUNTIF([.C2:.K2];&quot;51$&quot;)+COUNTIF([.C2:.K2];&quot;51☻&quot;)" office:value-type="float" office:value="0" calcext:value-type="float">
            <text:p>0</text:p>
          </table:table-cell>
          <table:table-cell table:style-name="ce155" table:formula="of:=COUNTIF([.C2:.K2];&quot;52&quot;)+COUNTIF([.C2:.K2];&quot;52$&quot;)+COUNTIF([.C2:.K2];&quot;52☻&quot;)" office:value-type="float" office:value="0" calcext:value-type="float">
            <text:p>0</text:p>
          </table:table-cell>
          <table:table-cell table:style-name="ce156" table:formula="of:=COUNTIF([.C2:.K2];&quot;12-20&quot;)+COUNTIF([.C2:.K2];&quot;2&quot;)" office:value-type="float" office:value="0" calcext:value-type="float">
            <text:p>0</text:p>
          </table:table-cell>
          <table:table-cell table:style-name="ce157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157" table:formula="of:=COUNTIF([.C2:.K2];&quot;KVIT&quot;)+COUNTIF([.C2:.K2];&quot;KVIT☻&quot;)+COUNTIF([.C2:.K2];&quot;kvit$&quot;)" office:value-type="float" office:value="0" calcext:value-type="float">
            <text:p>0</text:p>
          </table:table-cell>
          <table:table-cell table:style-name="ce158" table:formula="of:=COUNTBLANK([.C2:.K2])" office:value-type="float" office:value="7" calcext:value-type="float">
            <text:p>7</text:p>
          </table:table-cell>
          <table:table-cell table:style-name="ce159" table:formula="of:=COUNTIF([.C2:.K2];&quot;x&quot;)" office:value-type="float" office:value="0" calcext:value-type="float">
            <text:p>0</text:p>
          </table:table-cell>
          <table:table-cell table:style-name="ce160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9" office:value-type="date" office:date-value="2009-11-02" calcext:value-type="date">
            <text:p>2. nov. 09</text:p>
          </table:table-cell>
          <table:table-cell table:style-name="ce152" table:formula="of:=TEXT([.A3];&quot;Ddd&quot;)" office:value-type="string" office:string-value="pon" calcext:value-type="string">
            <text:p>pon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01" office:value-type="string" calcext:value-type="string">
            <text:p><text:s/>ŠTU</text:p>
          </table:table-cell>
          <table:table-cell table:style-name="ce28" office:value-type="string" calcext:value-type="string">
            <text:p>KON</text:p>
          </table:table-cell>
          <table:table-cell table:style-name="ce154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55" table:formula="of:=COUNTIF([.C3:.K3];&quot;51&quot;)+COUNTIF([.C3:.K3];&quot;51$&quot;)+COUNTIF([.C3:.K3];&quot;51☻&quot;)" office:value-type="float" office:value="1" calcext:value-type="float">
            <text:p>1</text:p>
          </table:table-cell>
          <table:table-cell table:style-name="ce155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56" table:formula="of:=COUNTIF([.C3:.K3];&quot;12-20&quot;)+COUNTIF([.C3:.K3];&quot;2&quot;)" office:value-type="float" office:value="0" calcext:value-type="float">
            <text:p>0</text:p>
          </table:table-cell>
          <table:table-cell table:style-name="ce157" table:formula="of:=COUNTIF([.C3:.K3];&quot;U&quot;)+COUNTIF([.C3:.K3];&quot;U☻&quot;)+COUNTIF([.C3:.K3];&quot;U☺&quot;)" office:value-type="float" office:value="0" calcext:value-type="float">
            <text:p>0</text:p>
          </table:table-cell>
          <table:table-cell table:style-name="ce157" table:formula="of:=COUNTIF([.C3:.K3];&quot;KVIT&quot;)+COUNTIF([.C3:.K3];&quot;KVIT☻&quot;)+COUNTIF([.C3:.K3];&quot;kvit$&quot;)" office:value-type="float" office:value="1" calcext:value-type="float">
            <text:p>1</text:p>
          </table:table-cell>
          <table:table-cell table:style-name="ce158" table:formula="of:=COUNTBLANK([.C3:.K3])" office:value-type="float" office:value="1" calcext:value-type="float">
            <text:p>1</text:p>
          </table:table-cell>
          <table:table-cell table:style-name="ce159" table:formula="of:=COUNTIF([.C3:.K3];&quot;x&quot;)" office:value-type="float" office:value="1" calcext:value-type="float">
            <text:p>1</text:p>
          </table:table-cell>
          <table:table-cell table:style-name="ce160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03" calcext:value-type="date">
            <text:p>3. nov. 09</text:p>
          </table:table-cell>
          <table:table-cell table:style-name="ce152" table:formula="of:=TEXT([.A4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KON</text:p>
          </table:table-cell>
          <table:table-cell table:style-name="ce154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55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55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56" table:formula="of:=COUNTIF([.C4:.K4];&quot;12-20&quot;)+COUNTIF([.C4:.K4];&quot;2&quot;)" office:value-type="float" office:value="0" calcext:value-type="float">
            <text:p>0</text:p>
          </table:table-cell>
          <table:table-cell table:style-name="ce157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157" table:formula="of:=COUNTIF([.C4:.K4];&quot;KVIT&quot;)+COUNTIF([.C4:.K4];&quot;KVIT☻&quot;)+COUNTIF([.C4:.K4];&quot;kvit$&quot;)" office:value-type="float" office:value="3" calcext:value-type="float">
            <text:p>3</text:p>
          </table:table-cell>
          <table:table-cell table:style-name="ce158" table:formula="of:=COUNTBLANK([.C4:.K4])" office:value-type="float" office:value="1" calcext:value-type="float">
            <text:p>1</text:p>
          </table:table-cell>
          <table:table-cell table:style-name="ce159" table:formula="of:=COUNTIF([.C4:.K4];&quot;x&quot;)" office:value-type="float" office:value="0" calcext:value-type="float">
            <text:p>0</text:p>
          </table:table-cell>
          <table:table-cell table:style-name="ce160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04" calcext:value-type="date">
            <text:p>4. nov. 09</text:p>
          </table:table-cell>
          <table:table-cell table:style-name="ce152" table:formula="of:=TEXT([.A5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" office:value-type="string" calcext:value-type="string">
            <text:p>RTG</text:p>
          </table:table-cell>
          <table:table-cell table:style-name="ce5" office:value-type="string" calcext:value-type="string">
            <text:p>JAN</text:p>
          </table:table-cell>
          <table:table-cell table:style-name="ce28" office:value-type="string" calcext:value-type="string">
            <text:p>KON</text:p>
          </table:table-cell>
          <table:table-cell table:style-name="ce154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1" calcext:value-type="float">
            <text:p>1</text:p>
          </table:table-cell>
          <table:table-cell table:style-name="ce155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155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156" table:formula="of:=COUNTIF([.C5:.K5];&quot;12-20&quot;)+COUNTIF([.C5:.K5];&quot;2&quot;)" office:value-type="float" office:value="0" calcext:value-type="float">
            <text:p>0</text:p>
          </table:table-cell>
          <table:table-cell table:style-name="ce157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157" table:formula="of:=COUNTIF([.C5:.K5];&quot;KVIT&quot;)+COUNTIF([.C5:.K5];&quot;KVIT☻&quot;)+COUNTIF([.C5:.K5];&quot;kvit$&quot;)" office:value-type="float" office:value="2" calcext:value-type="float">
            <text:p>2</text:p>
          </table:table-cell>
          <table:table-cell table:style-name="ce158" table:formula="of:=COUNTBLANK([.C5:.K5])" office:value-type="float" office:value="1" calcext:value-type="float">
            <text:p>1</text:p>
          </table:table-cell>
          <table:table-cell table:style-name="ce159" table:formula="of:=COUNTIF([.C5:.K5];&quot;x&quot;)" office:value-type="float" office:value="1" calcext:value-type="float">
            <text:p>1</text:p>
          </table:table-cell>
          <table:table-cell table:style-name="ce160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05" calcext:value-type="date">
            <text:p>5. nov. 09</text:p>
          </table:table-cell>
          <table:table-cell table:style-name="ce152" table:formula="of:=TEXT([.A6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KON</text:p>
          </table:table-cell>
          <table:table-cell table:style-name="ce154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55" table:formula="of:=COUNTIF([.C6:.K6];&quot;51&quot;)+COUNTIF([.C6:.K6];&quot;51$&quot;)+COUNTIF([.C6:.K6];&quot;51☻&quot;)" office:value-type="float" office:value="1" calcext:value-type="float">
            <text:p>1</text:p>
          </table:table-cell>
          <table:table-cell table:style-name="ce155" table:formula="of:=COUNTIF([.C6:.K6];&quot;52&quot;)+COUNTIF([.C6:.K6];&quot;52$&quot;)+COUNTIF([.C6:.K6];&quot;52☻&quot;)" office:value-type="float" office:value="1" calcext:value-type="float">
            <text:p>1</text:p>
          </table:table-cell>
          <table:table-cell table:style-name="ce156" table:formula="of:=COUNTIF([.C6:.K6];&quot;12-20&quot;)+COUNTIF([.C6:.K6];&quot;2&quot;)" office:value-type="float" office:value="0" calcext:value-type="float">
            <text:p>0</text:p>
          </table:table-cell>
          <table:table-cell table:style-name="ce157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157" table:formula="of:=COUNTIF([.C6:.K6];&quot;KVIT&quot;)+COUNTIF([.C6:.K6];&quot;KVIT☻&quot;)+COUNTIF([.C6:.K6];&quot;kvit$&quot;)" office:value-type="float" office:value="3" calcext:value-type="float">
            <text:p>3</text:p>
          </table:table-cell>
          <table:table-cell table:style-name="ce158" table:formula="of:=COUNTBLANK([.C6:.K6])" office:value-type="float" office:value="1" calcext:value-type="float">
            <text:p>1</text:p>
          </table:table-cell>
          <table:table-cell table:style-name="ce159" table:formula="of:=COUNTIF([.C6:.K6];&quot;x&quot;)" office:value-type="float" office:value="1" calcext:value-type="float">
            <text:p>1</text:p>
          </table:table-cell>
          <table:table-cell table:style-name="ce160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06" calcext:value-type="date">
            <text:p>6. nov. 09</text:p>
          </table:table-cell>
          <table:table-cell table:style-name="ce152" table:formula="of:=TEXT([.A7];&quot;Ddd&quot;)" office:value-type="string" office:string-value="pet" calcext:value-type="string">
            <text:p>p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8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154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55" table:formula="of:=COUNTIF([.C7:.K7];&quot;51&quot;)+COUNTIF([.C7:.K7];&quot;51$&quot;)+COUNTIF([.C7:.K7];&quot;51☻&quot;)" office:value-type="float" office:value="0" calcext:value-type="float">
            <text:p>0</text:p>
          </table:table-cell>
          <table:table-cell table:style-name="ce155" table:formula="of:=COUNTIF([.C7:.K7];&quot;52&quot;)+COUNTIF([.C7:.K7];&quot;52$&quot;)+COUNTIF([.C7:.K7];&quot;52☻&quot;)" office:value-type="float" office:value="1" calcext:value-type="float">
            <text:p>1</text:p>
          </table:table-cell>
          <table:table-cell table:style-name="ce156" table:formula="of:=COUNTIF([.C7:.K7];&quot;12-20&quot;)+COUNTIF([.C7:.K7];&quot;2&quot;)" office:value-type="float" office:value="0" calcext:value-type="float">
            <text:p>0</text:p>
          </table:table-cell>
          <table:table-cell table:style-name="ce157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157" table:formula="of:=COUNTIF([.C7:.K7];&quot;KVIT&quot;)+COUNTIF([.C7:.K7];&quot;KVIT☻&quot;)+COUNTIF([.C7:.K7];&quot;kvit$&quot;)" office:value-type="float" office:value="2" calcext:value-type="float">
            <text:p>2</text:p>
          </table:table-cell>
          <table:table-cell table:style-name="ce158" table:formula="of:=COUNTBLANK([.C7:.K7])" office:value-type="float" office:value="1" calcext:value-type="float">
            <text:p>1</text:p>
          </table:table-cell>
          <table:table-cell table:style-name="ce159" table:formula="of:=COUNTIF([.C7:.K7];&quot;x&quot;)" office:value-type="float" office:value="1" calcext:value-type="float">
            <text:p>1</text:p>
          </table:table-cell>
          <table:table-cell table:style-name="ce160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1" calcext:value-type="float">
            <text:p>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07" calcext:value-type="date">
            <text:p>7. nov. 09</text:p>
          </table:table-cell>
          <table:table-cell table:style-name="ce151" table:formula="of:=TEXT([.A8];&quot;Ddd&quot;)" office:value-type="string" office:string-value="sob" calcext:value-type="string">
            <text:p>sob</text:p>
          </table:table-cell>
          <table:table-cell table:style-name="ce30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2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/>
          <table:table-cell table:style-name="ce114" office:value-type="string" calcext:value-type="string">
            <office:annotation draw:style-name="gr8" draw:text-style-name="P2" svg:width="5.78cm" svg:height="1.841cm" svg:x="15.725cm" svg:y="3.377cm" draw:caption-point-x="-0.566cm" draw:caption-point-y="1.547cm">
              <dc:date>2022-03-22T00:00:00</dc:date>
              <text:p text:style-name="P1">Novembra prosim ne dežurnih ob ponedeljkih in torkih ter ne 13. in 14. novembra. Sicer pa kakšnih 5 dežurnih.</text:p>
            </office:annotation>
            <text:p>GRM</text:p>
          </table:table-cell>
          <table:table-cell table:style-name="ce78" office:value-type="string" calcext:value-type="string">
            <text:p>ŠOŠ</text:p>
          </table:table-cell>
          <table:table-cell table:style-name="ce154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55" table:formula="of:=COUNTIF([.C8:.K8];&quot;51&quot;)+COUNTIF([.C8:.K8];&quot;51$&quot;)+COUNTIF([.C8:.K8];&quot;51☻&quot;)" office:value-type="float" office:value="0" calcext:value-type="float">
            <text:p>0</text:p>
          </table:table-cell>
          <table:table-cell table:style-name="ce155" table:formula="of:=COUNTIF([.C8:.K8];&quot;52&quot;)+COUNTIF([.C8:.K8];&quot;52$&quot;)+COUNTIF([.C8:.K8];&quot;52☻&quot;)" office:value-type="float" office:value="0" calcext:value-type="float">
            <text:p>0</text:p>
          </table:table-cell>
          <table:table-cell table:style-name="ce156" table:formula="of:=COUNTIF([.C8:.K8];&quot;12-20&quot;)+COUNTIF([.C8:.K8];&quot;2&quot;)" office:value-type="float" office:value="0" calcext:value-type="float">
            <text:p>0</text:p>
          </table:table-cell>
          <table:table-cell table:style-name="ce157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157" table:formula="of:=COUNTIF([.C8:.K8];&quot;KVIT&quot;)+COUNTIF([.C8:.K8];&quot;KVIT☻&quot;)+COUNTIF([.C8:.K8];&quot;kvit$&quot;)" office:value-type="float" office:value="0" calcext:value-type="float">
            <text:p>0</text:p>
          </table:table-cell>
          <table:table-cell table:style-name="ce158" table:formula="of:=COUNTBLANK([.C8:.K8])" office:value-type="float" office:value="7" calcext:value-type="float">
            <text:p>7</text:p>
          </table:table-cell>
          <table:table-cell table:style-name="ce159" table:formula="of:=COUNTIF([.C8:.K8];&quot;x&quot;)" office:value-type="float" office:value="0" calcext:value-type="float">
            <text:p>0</text:p>
          </table:table-cell>
          <table:table-cell table:style-name="ce160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08" calcext:value-type="date">
            <text:p>8. nov. 09</text:p>
          </table:table-cell>
          <table:table-cell table:style-name="ce151" table:formula="of:=TEXT([.A9];&quot;Ddd&quot;)" office:value-type="string" office:string-value="ned" calcext:value-type="string">
            <text:p>ned</text:p>
          </table:table-cell>
          <table:table-cell table:style-name="ce30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2"/>
          <table:table-cell table:style-name="ce36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/>
          <table:table-cell table:style-name="ce114" office:value-type="string" calcext:value-type="string">
            <office:annotation draw:style-name="gr17" draw:text-style-name="P12" svg:width="2.876cm" svg:height="2.106cm" svg:x="15.725cm" svg:y="4.079cm" draw:caption-point-x="-0.566cm" draw:caption-point-y="1.547cm">
              <dc:date>2022-03-22T00:00:00</dc:date>
              <text:p text:style-name="P11">5.11, 9.11 in 23.11 ter eno nedeljo.</text:p>
              <text:p text:style-name="P11"/>
            </office:annotation>
            <text:p>POT</text:p>
          </table:table-cell>
          <table:table-cell table:style-name="ce78" office:value-type="string" calcext:value-type="string">
            <text:p>ŠOŠ</text:p>
          </table:table-cell>
          <table:table-cell table:style-name="ce154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55" table:formula="of:=COUNTIF([.C9:.K9];&quot;51&quot;)+COUNTIF([.C9:.K9];&quot;51$&quot;)+COUNTIF([.C9:.K9];&quot;51☻&quot;)" office:value-type="float" office:value="0" calcext:value-type="float">
            <text:p>0</text:p>
          </table:table-cell>
          <table:table-cell table:style-name="ce155" table:formula="of:=COUNTIF([.C9:.K9];&quot;52&quot;)+COUNTIF([.C9:.K9];&quot;52$&quot;)+COUNTIF([.C9:.K9];&quot;52☻&quot;)" office:value-type="float" office:value="0" calcext:value-type="float">
            <text:p>0</text:p>
          </table:table-cell>
          <table:table-cell table:style-name="ce156" table:formula="of:=COUNTIF([.C9:.K9];&quot;12-20&quot;)+COUNTIF([.C9:.K9];&quot;2&quot;)" office:value-type="float" office:value="0" calcext:value-type="float">
            <text:p>0</text:p>
          </table:table-cell>
          <table:table-cell table:style-name="ce157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157" table:formula="of:=COUNTIF([.C9:.K9];&quot;KVIT&quot;)+COUNTIF([.C9:.K9];&quot;KVIT☻&quot;)+COUNTIF([.C9:.K9];&quot;kvit$&quot;)" office:value-type="float" office:value="0" calcext:value-type="float">
            <text:p>0</text:p>
          </table:table-cell>
          <table:table-cell table:style-name="ce158" table:formula="of:=COUNTBLANK([.C9:.K9])" office:value-type="float" office:value="7" calcext:value-type="float">
            <text:p>7</text:p>
          </table:table-cell>
          <table:table-cell table:style-name="ce159" table:formula="of:=COUNTIF([.C9:.K9];&quot;x&quot;)" office:value-type="float" office:value="0" calcext:value-type="float">
            <text:p>0</text:p>
          </table:table-cell>
          <table:table-cell table:style-name="ce160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09" calcext:value-type="date">
            <text:p>9. nov. 09</text:p>
          </table:table-cell>
          <table:table-cell table:style-name="ce152" table:formula="of:=TEXT([.A10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KNE</text:p>
          </table:table-cell>
          <table:table-cell table:style-name="ce154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55" table:formula="of:=COUNTIF([.C10:.K10];&quot;51&quot;)+COUNTIF([.C10:.K10];&quot;51$&quot;)+COUNTIF([.C10:.K10];&quot;51☻&quot;)" office:value-type="float" office:value="1" calcext:value-type="float">
            <text:p>1</text:p>
          </table:table-cell>
          <table:table-cell table:style-name="ce155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56" table:formula="of:=COUNTIF([.C10:.K10];&quot;12-20&quot;)+COUNTIF([.C10:.K10];&quot;2&quot;)" office:value-type="float" office:value="0" calcext:value-type="float">
            <text:p>0</text:p>
          </table:table-cell>
          <table:table-cell table:style-name="ce157" table:formula="of:=COUNTIF([.C10:.K10];&quot;U&quot;)+COUNTIF([.C10:.K10];&quot;U☻&quot;)+COUNTIF([.C10:.K10];&quot;U☺&quot;)" office:value-type="float" office:value="0" calcext:value-type="float">
            <text:p>0</text:p>
          </table:table-cell>
          <table:table-cell table:style-name="ce157" table:formula="of:=COUNTIF([.C10:.K10];&quot;KVIT&quot;)+COUNTIF([.C10:.K10];&quot;KVIT☻&quot;)+COUNTIF([.C10:.K10];&quot;kvit$&quot;)" office:value-type="float" office:value="2" calcext:value-type="float">
            <text:p>2</text:p>
          </table:table-cell>
          <table:table-cell table:style-name="ce158" table:formula="of:=COUNTBLANK([.C10:.K10])" office:value-type="float" office:value="1" calcext:value-type="float">
            <text:p>1</text:p>
          </table:table-cell>
          <table:table-cell table:style-name="ce159" table:formula="of:=COUNTIF([.C10:.K10];&quot;x&quot;)" office:value-type="float" office:value="1" calcext:value-type="float">
            <text:p>1</text:p>
          </table:table-cell>
          <table:table-cell table:style-name="ce160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2" calcext:value-type="float">
            <text:p>2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10" calcext:value-type="date">
            <text:p>10. nov. 09</text:p>
          </table:table-cell>
          <table:table-cell table:style-name="ce152" table:formula="of:=TEXT([.A11];&quot;Ddd&quot;)" office:value-type="string" office:string-value="tor" calcext:value-type="string">
            <text:p>tor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office:value-type="string" calcext:value-type="string">
            <office:annotation draw:style-name="gr9" draw:text-style-name="P2" svg:width="5.78cm" svg:height="1.814cm" svg:x="15.725cm" svg:y="5.483cm" draw:caption-point-x="-0.566cm" draw:caption-point-y="1.547cm">
              <dc:date>2022-03-22T00:00:00</dc:date>
              <text:p text:style-name="P1">Novembra prosim ne dežurnih ob ponedeljkih in torkih ter ne 13. in 14. novembra. Sicer pa kakšnih 5 dežurnih.</text:p>
            </office:annotation>
            <text:p>GRM</text:p>
          </table:table-cell>
          <table:table-cell table:style-name="ce28" office:value-type="string" calcext:value-type="string">
            <text:p>KNE</text:p>
          </table:table-cell>
          <table:table-cell table:style-name="ce154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55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55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56" table:formula="of:=COUNTIF([.C11:.K11];&quot;12-20&quot;)+COUNTIF([.C11:.K11];&quot;2&quot;)" office:value-type="float" office:value="0" calcext:value-type="float">
            <text:p>0</text:p>
          </table:table-cell>
          <table:table-cell table:style-name="ce157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157" table:formula="of:=COUNTIF([.C11:.K11];&quot;KVIT&quot;)+COUNTIF([.C11:.K11];&quot;KVIT☻&quot;)+COUNTIF([.C11:.K11];&quot;kvit$&quot;)" office:value-type="float" office:value="2" calcext:value-type="float">
            <text:p>2</text:p>
          </table:table-cell>
          <table:table-cell table:style-name="ce158" table:formula="of:=COUNTBLANK([.C11:.K11])" office:value-type="float" office:value="1" calcext:value-type="float">
            <text:p>1</text:p>
          </table:table-cell>
          <table:table-cell table:style-name="ce159" table:formula="of:=COUNTIF([.C11:.K11];&quot;x&quot;)" office:value-type="float" office:value="1" calcext:value-type="float">
            <text:p>1</text:p>
          </table:table-cell>
          <table:table-cell table:style-name="ce160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11" calcext:value-type="date">
            <text:p>11. nov. 09</text:p>
          </table:table-cell>
          <table:table-cell table:style-name="ce152" table:formula="of:=TEXT([.A12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88" office:value-type="string" calcext:value-type="string">
            <text:p>ROD</text:p>
          </table:table-cell>
          <table:table-cell table:style-name="ce28" office:value-type="string" calcext:value-type="string">
            <text:p>DAN</text:p>
          </table:table-cell>
          <table:table-cell table:style-name="ce154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55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155" table:formula="of:=COUNTIF([.C12:.K12];&quot;52&quot;)+COUNTIF([.C12:.K12];&quot;52$&quot;)+COUNTIF([.C12:.K12];&quot;52☻&quot;)" office:value-type="float" office:value="1" calcext:value-type="float">
            <text:p>1</text:p>
          </table:table-cell>
          <table:table-cell table:style-name="ce156" table:formula="of:=COUNTIF([.C12:.K12];&quot;12-20&quot;)+COUNTIF([.C12:.K12];&quot;2&quot;)" office:value-type="float" office:value="0" calcext:value-type="float">
            <text:p>0</text:p>
          </table:table-cell>
          <table:table-cell table:style-name="ce157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157" table:formula="of:=COUNTIF([.C12:.K12];&quot;KVIT&quot;)+COUNTIF([.C12:.K12];&quot;KVIT☻&quot;)+COUNTIF([.C12:.K12];&quot;kvit$&quot;)" office:value-type="float" office:value="3" calcext:value-type="float">
            <text:p>3</text:p>
          </table:table-cell>
          <table:table-cell table:style-name="ce158" table:formula="of:=COUNTBLANK([.C12:.K12])" office:value-type="float" office:value="1" calcext:value-type="float">
            <text:p>1</text:p>
          </table:table-cell>
          <table:table-cell table:style-name="ce159" table:formula="of:=COUNTIF([.C12:.K12];&quot;x&quot;)" office:value-type="float" office:value="1" calcext:value-type="float">
            <text:p>1</text:p>
          </table:table-cell>
          <table:table-cell table:style-name="ce160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12" calcext:value-type="date">
            <text:p>12. nov. 09</text:p>
          </table:table-cell>
          <table:table-cell table:style-name="ce152" table:formula="of:=TEXT([.A13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office:value-type="string" calcext:value-type="string">
            <text:p>POT</text:p>
          </table:table-cell>
          <table:table-cell table:style-name="ce28" office:value-type="string" calcext:value-type="string">
            <text:p>DAN</text:p>
          </table:table-cell>
          <table:table-cell table:style-name="ce154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55" table:formula="of:=COUNTIF([.C13:.K13];&quot;51&quot;)+COUNTIF([.C13:.K13];&quot;51$&quot;)+COUNTIF([.C13:.K13];&quot;51☻&quot;)" office:value-type="float" office:value="1" calcext:value-type="float">
            <text:p>1</text:p>
          </table:table-cell>
          <table:table-cell table:style-name="ce155" table:formula="of:=COUNTIF([.C13:.K13];&quot;52&quot;)+COUNTIF([.C13:.K13];&quot;52$&quot;)+COUNTIF([.C13:.K13];&quot;52☻&quot;)" office:value-type="float" office:value="1" calcext:value-type="float">
            <text:p>1</text:p>
          </table:table-cell>
          <table:table-cell table:style-name="ce156" table:formula="of:=COUNTIF([.C13:.K13];&quot;12-20&quot;)+COUNTIF([.C13:.K13];&quot;2&quot;)" office:value-type="float" office:value="0" calcext:value-type="float">
            <text:p>0</text:p>
          </table:table-cell>
          <table:table-cell table:style-name="ce157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157" table:formula="of:=COUNTIF([.C13:.K13];&quot;KVIT&quot;)+COUNTIF([.C13:.K13];&quot;KVIT☻&quot;)+COUNTIF([.C13:.K13];&quot;kvit$&quot;)" office:value-type="float" office:value="3" calcext:value-type="float">
            <text:p>3</text:p>
          </table:table-cell>
          <table:table-cell table:style-name="ce158" table:formula="of:=COUNTBLANK([.C13:.K13])" office:value-type="float" office:value="1" calcext:value-type="float">
            <text:p>1</text:p>
          </table:table-cell>
          <table:table-cell table:style-name="ce159" table:formula="of:=COUNTIF([.C13:.K13];&quot;x&quot;)" office:value-type="float" office:value="1" calcext:value-type="float">
            <text:p>1</text:p>
          </table:table-cell>
          <table:table-cell table:style-name="ce160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13" calcext:value-type="date">
            <text:p>13. nov. 09</text:p>
          </table:table-cell>
          <table:table-cell table:style-name="ce152" table:formula="of:=TEXT([.A14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JAN</text:p>
          </table:table-cell>
          <table:table-cell table:style-name="ce28" office:value-type="string" calcext:value-type="string">
            <text:p>DAN</text:p>
          </table:table-cell>
          <table:table-cell table:style-name="ce154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55" table:formula="of:=COUNTIF([.C14:.K14];&quot;51&quot;)+COUNTIF([.C14:.K14];&quot;51$&quot;)+COUNTIF([.C14:.K14];&quot;51☻&quot;)" office:value-type="float" office:value="1" calcext:value-type="float">
            <text:p>1</text:p>
          </table:table-cell>
          <table:table-cell table:style-name="ce155" table:formula="of:=COUNTIF([.C14:.K14];&quot;52&quot;)+COUNTIF([.C14:.K14];&quot;52$&quot;)+COUNTIF([.C14:.K14];&quot;52☻&quot;)" office:value-type="float" office:value="1" calcext:value-type="float">
            <text:p>1</text:p>
          </table:table-cell>
          <table:table-cell table:style-name="ce156" table:formula="of:=COUNTIF([.C14:.K14];&quot;12-20&quot;)+COUNTIF([.C14:.K14];&quot;2&quot;)" office:value-type="float" office:value="0" calcext:value-type="float">
            <text:p>0</text:p>
          </table:table-cell>
          <table:table-cell table:style-name="ce157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157" table:formula="of:=COUNTIF([.C14:.K14];&quot;KVIT&quot;)+COUNTIF([.C14:.K14];&quot;KVIT☻&quot;)+COUNTIF([.C14:.K14];&quot;kvit$&quot;)" office:value-type="float" office:value="2" calcext:value-type="float">
            <text:p>2</text:p>
          </table:table-cell>
          <table:table-cell table:style-name="ce158" table:formula="of:=COUNTBLANK([.C14:.K14])" office:value-type="float" office:value="1" calcext:value-type="float">
            <text:p>1</text:p>
          </table:table-cell>
          <table:table-cell table:style-name="ce159" table:formula="of:=COUNTIF([.C14:.K14];&quot;x&quot;)" office:value-type="float" office:value="2" calcext:value-type="float">
            <text:p>2</text:p>
          </table:table-cell>
          <table:table-cell table:style-name="ce160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14" calcext:value-type="date">
            <text:p>14. nov. 09</text:p>
          </table:table-cell>
          <table:table-cell table:style-name="ce151" table:formula="of:=TEXT([.A15];&quot;Ddd&quot;)" office:value-type="string" office:string-value="sob" calcext:value-type="string">
            <text:p>sob</text:p>
          </table:table-cell>
          <table:table-cell table:style-name="ce30">
            <office:annotation draw:style-name="gr30" draw:text-style-name="P12" svg:width="2.905cm" svg:height="2.099cm" svg:x="4.94cm" svg:y="8.281cm" draw:caption-point-x="-0.592cm" draw:caption-point-y="1.557cm">
              <dc:date>2022-03-22T00:00:00</dc:date>
              <text:p text:style-name="P11">V TP sem še 14. novembra in 12. decembra </text:p>
            </office:annotation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78" office:value-type="string" calcext:value-type="string">
            <text:p>ŠOŠ</text:p>
          </table:table-cell>
          <table:table-cell table:style-name="ce78" office:value-type="string" calcext:value-type="string">
            <text:p>KON</text:p>
          </table:table-cell>
          <table:table-cell table:style-name="ce154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55" table:formula="of:=COUNTIF([.C15:.K15];&quot;51&quot;)+COUNTIF([.C15:.K15];&quot;51$&quot;)+COUNTIF([.C15:.K15];&quot;51☻&quot;)" office:value-type="float" office:value="0" calcext:value-type="float">
            <text:p>0</text:p>
          </table:table-cell>
          <table:table-cell table:style-name="ce155" table:formula="of:=COUNTIF([.C15:.K15];&quot;52&quot;)+COUNTIF([.C15:.K15];&quot;52$&quot;)+COUNTIF([.C15:.K15];&quot;52☻&quot;)" office:value-type="float" office:value="0" calcext:value-type="float">
            <text:p>0</text:p>
          </table:table-cell>
          <table:table-cell table:style-name="ce156" table:formula="of:=COUNTIF([.C15:.K15];&quot;12-20&quot;)+COUNTIF([.C15:.K15];&quot;2&quot;)" office:value-type="float" office:value="0" calcext:value-type="float">
            <text:p>0</text:p>
          </table:table-cell>
          <table:table-cell table:style-name="ce157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157" table:formula="of:=COUNTIF([.C15:.K15];&quot;KVIT&quot;)+COUNTIF([.C15:.K15];&quot;KVIT☻&quot;)+COUNTIF([.C15:.K15];&quot;kvit$&quot;)" office:value-type="float" office:value="0" calcext:value-type="float">
            <text:p>0</text:p>
          </table:table-cell>
          <table:table-cell table:style-name="ce158" table:formula="of:=COUNTBLANK([.C15:.K15])" office:value-type="float" office:value="7" calcext:value-type="float">
            <text:p>7</text:p>
          </table:table-cell>
          <table:table-cell table:style-name="ce159" table:formula="of:=COUNTIF([.C15:.K15];&quot;x&quot;)" office:value-type="float" office:value="0" calcext:value-type="float">
            <text:p>0</text:p>
          </table:table-cell>
          <table:table-cell table:style-name="ce160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15" calcext:value-type="date">
            <text:p>15. nov. 09</text:p>
          </table:table-cell>
          <table:table-cell table:style-name="ce151" table:formula="of:=TEXT([.A16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29" office:value-type="string" calcext:value-type="string">
            <text:p>ŠTI</text:p>
          </table:table-cell>
          <table:table-cell table:style-name="ce78" office:value-type="string" calcext:value-type="string">
            <text:p>KON</text:p>
          </table:table-cell>
          <table:table-cell table:style-name="ce154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55" table:formula="of:=COUNTIF([.C16:.K16];&quot;51&quot;)+COUNTIF([.C16:.K16];&quot;51$&quot;)+COUNTIF([.C16:.K16];&quot;51☻&quot;)" office:value-type="float" office:value="0" calcext:value-type="float">
            <text:p>0</text:p>
          </table:table-cell>
          <table:table-cell table:style-name="ce155" table:formula="of:=COUNTIF([.C16:.K16];&quot;52&quot;)+COUNTIF([.C16:.K16];&quot;52$&quot;)+COUNTIF([.C16:.K16];&quot;52☻&quot;)" office:value-type="float" office:value="0" calcext:value-type="float">
            <text:p>0</text:p>
          </table:table-cell>
          <table:table-cell table:style-name="ce156" table:formula="of:=COUNTIF([.C16:.K16];&quot;12-20&quot;)+COUNTIF([.C16:.K16];&quot;2&quot;)" office:value-type="float" office:value="0" calcext:value-type="float">
            <text:p>0</text:p>
          </table:table-cell>
          <table:table-cell table:style-name="ce157" table:formula="of:=COUNTIF([.C16:.K16];&quot;U&quot;)+COUNTIF([.C16:.K16];&quot;U☻&quot;)+COUNTIF([.C16:.K16];&quot;U☺&quot;)" office:value-type="float" office:value="0" calcext:value-type="float">
            <text:p>0</text:p>
          </table:table-cell>
          <table:table-cell table:style-name="ce157" table:formula="of:=COUNTIF([.C16:.K16];&quot;KVIT&quot;)+COUNTIF([.C16:.K16];&quot;KVIT☻&quot;)+COUNTIF([.C16:.K16];&quot;kvit$&quot;)" office:value-type="float" office:value="0" calcext:value-type="float">
            <text:p>0</text:p>
          </table:table-cell>
          <table:table-cell table:style-name="ce158" table:formula="of:=COUNTBLANK([.C16:.K16])" office:value-type="float" office:value="8" calcext:value-type="float">
            <text:p>8</text:p>
          </table:table-cell>
          <table:table-cell table:style-name="ce159" table:formula="of:=COUNTIF([.C16:.K16];&quot;x&quot;)" office:value-type="float" office:value="0" calcext:value-type="float">
            <text:p>0</text:p>
          </table:table-cell>
          <table:table-cell table:style-name="ce160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/>
          <table:table-cell table:style-name="ce100" office:value-type="string" calcext:value-type="string">
            <text:p><text:s/>OTR</text:p>
          </table:table-cell>
          <table:table-cell table:style-name="ce15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09-11-16" calcext:value-type="date">
            <text:p>16. nov. 09</text:p>
          </table:table-cell>
          <table:table-cell table:style-name="ce152" table:formula="of:=TEXT([.A17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office:annotation draw:style-name="gr31" draw:text-style-name="P12" svg:width="2.905cm" svg:height="5.377cm" svg:x="9.719cm" svg:y="9.669cm" draw:caption-point-x="-0.566cm" draw:caption-point-y="1.573cm">
              <dc:date>2022-03-22T00:00:00</dc:date>
              <text:p text:style-name="P11">16. do 20.11. bi prosila za popoldanski razpis. Kar se tice dezurstva 2., 6.,11. in 24. (pomembni so mi datumi 2. in 11.), in se 29. kot druga dezurna. </text:p>
            </office:annotation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KOS</text:p>
          </table:table-cell>
          <table:table-cell table:style-name="ce154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55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155" table:formula="of:=COUNTIF([.C17:.K17];&quot;52&quot;)+COUNTIF([.C17:.K17];&quot;52$&quot;)+COUNTIF([.C17:.K17];&quot;52☻&quot;)" office:value-type="float" office:value="1" calcext:value-type="float">
            <text:p>1</text:p>
          </table:table-cell>
          <table:table-cell table:style-name="ce156" table:formula="of:=COUNTIF([.C17:.K17];&quot;12-20&quot;)+COUNTIF([.C17:.K17];&quot;2&quot;)" office:value-type="float" office:value="0" calcext:value-type="float">
            <text:p>0</text:p>
          </table:table-cell>
          <table:table-cell table:style-name="ce157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157" table:formula="of:=COUNTIF([.C17:.K17];&quot;KVIT&quot;)+COUNTIF([.C17:.K17];&quot;KVIT☻&quot;)+COUNTIF([.C17:.K17];&quot;kvit$&quot;)" office:value-type="float" office:value="3" calcext:value-type="float">
            <text:p>3</text:p>
          </table:table-cell>
          <table:table-cell table:style-name="ce158" table:formula="of:=COUNTBLANK([.C17:.K17])" office:value-type="float" office:value="1" calcext:value-type="float">
            <text:p>1</text:p>
          </table:table-cell>
          <table:table-cell table:style-name="ce159" table:formula="of:=COUNTIF([.C17:.K17];&quot;x&quot;)" office:value-type="float" office:value="1" calcext:value-type="float">
            <text:p>1</text:p>
          </table:table-cell>
          <table:table-cell table:style-name="ce160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17" calcext:value-type="date">
            <text:p>17. nov. 09</text:p>
          </table:table-cell>
          <table:table-cell table:style-name="ce152" table:formula="of:=TEXT([.A18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1"/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3" office:value-type="string" calcext:value-type="string">
            <text:p><text:span text:style-name="T13">☻</text:span><text:span text:style-name="T14">RTG</text:span>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KOS</text:p>
          </table:table-cell>
          <table:table-cell table:style-name="ce154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0" calcext:value-type="float">
            <text:p>0</text:p>
          </table:table-cell>
          <table:table-cell table:style-name="ce155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55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156" table:formula="of:=COUNTIF([.C18:.K18];&quot;12-20&quot;)+COUNTIF([.C18:.K18];&quot;2&quot;)" office:value-type="float" office:value="0" calcext:value-type="float">
            <text:p>0</text:p>
          </table:table-cell>
          <table:table-cell table:style-name="ce157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157" table:formula="of:=COUNTIF([.C18:.K18];&quot;KVIT&quot;)+COUNTIF([.C18:.K18];&quot;KVIT☻&quot;)+COUNTIF([.C18:.K18];&quot;kvit$&quot;)" office:value-type="float" office:value="2" calcext:value-type="float">
            <text:p>2</text:p>
          </table:table-cell>
          <table:table-cell table:style-name="ce158" table:formula="of:=COUNTBLANK([.C18:.K18])" office:value-type="float" office:value="1" calcext:value-type="float">
            <text:p>1</text:p>
          </table:table-cell>
          <table:table-cell table:style-name="ce159" table:formula="of:=COUNTIF([.C18:.K18];&quot;x&quot;)" office:value-type="float" office:value="1" calcext:value-type="float">
            <text:p>1</text:p>
          </table:table-cell>
          <table:table-cell table:style-name="ce160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18" calcext:value-type="date">
            <text:p>18. nov. 09</text:p>
          </table:table-cell>
          <table:table-cell table:style-name="ce152" table:formula="of:=TEXT([.A19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text:p>POT</text:p>
          </table:table-cell>
          <table:table-cell table:style-name="ce28" office:value-type="string" calcext:value-type="string">
            <text:p>KOS</text:p>
          </table:table-cell>
          <table:table-cell table:style-name="ce154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55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155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156" table:formula="of:=COUNTIF([.C19:.K19];&quot;12-20&quot;)+COUNTIF([.C19:.K19];&quot;2&quot;)" office:value-type="float" office:value="0" calcext:value-type="float">
            <text:p>0</text:p>
          </table:table-cell>
          <table:table-cell table:style-name="ce157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157" table:formula="of:=COUNTIF([.C19:.K19];&quot;KVIT&quot;)+COUNTIF([.C19:.K19];&quot;KVIT☻&quot;)+COUNTIF([.C19:.K19];&quot;kvit$&quot;)" office:value-type="float" office:value="3" calcext:value-type="float">
            <text:p>3</text:p>
          </table:table-cell>
          <table:table-cell table:style-name="ce158" table:formula="of:=COUNTBLANK([.C19:.K19])" office:value-type="float" office:value="1" calcext:value-type="float">
            <text:p>1</text:p>
          </table:table-cell>
          <table:table-cell table:style-name="ce159" table:formula="of:=COUNTIF([.C19:.K19];&quot;x&quot;)" office:value-type="float" office:value="1" calcext:value-type="float">
            <text:p>1</text:p>
          </table:table-cell>
          <table:table-cell table:style-name="ce160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3"/>
          <table:table-cell table:style-name="ce100" office:value-type="string" calcext:value-type="string">
            <text:p><text:s/>RTG</text:p>
          </table:table-cell>
          <table:table-cell table:style-name="ce15" table:number-columns-repeated="230"/>
          <table:table-cell table:number-columns-repeated="767"/>
        </table:table-row>
        <table:table-row table:style-name="ro6">
          <table:table-cell table:style-name="ce19" office:value-type="date" office:date-value="2009-11-19" calcext:value-type="date">
            <text:p>19. nov. 09</text:p>
          </table:table-cell>
          <table:table-cell table:style-name="ce152" table:formula="of:=TEXT([.A20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office:value-type="string" calcext:value-type="string">
            <office:annotation draw:style-name="gr9" draw:text-style-name="P2" svg:width="5.78cm" svg:height="1.814cm" svg:x="15.725cm" svg:y="11.775cm" draw:caption-point-x="-0.566cm" draw:caption-point-y="1.573cm">
              <dc:date>2022-03-22T00:00:00</dc:date>
              <text:p text:style-name="P1">Novembra prosim ne dežurnih ob ponedeljkih in torkih ter ne 13. in 14. novembra. Sicer pa kakšnih 5 dežurnih.</text:p>
            </office:annotation>
            <text:p>GRM</text:p>
          </table:table-cell>
          <table:table-cell table:style-name="ce28" office:value-type="string" calcext:value-type="string">
            <text:p>KOS</text:p>
          </table:table-cell>
          <table:table-cell table:style-name="ce154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55" table:formula="of:=COUNTIF([.C20:.K20];&quot;51&quot;)+COUNTIF([.C20:.K20];&quot;51$&quot;)+COUNTIF([.C20:.K20];&quot;51☻&quot;)" office:value-type="float" office:value="1" calcext:value-type="float">
            <text:p>1</text:p>
          </table:table-cell>
          <table:table-cell table:style-name="ce155" table:formula="of:=COUNTIF([.C20:.K20];&quot;52&quot;)+COUNTIF([.C20:.K20];&quot;52$&quot;)+COUNTIF([.C20:.K20];&quot;52☻&quot;)" office:value-type="float" office:value="1" calcext:value-type="float">
            <text:p>1</text:p>
          </table:table-cell>
          <table:table-cell table:style-name="ce156" table:formula="of:=COUNTIF([.C20:.K20];&quot;12-20&quot;)+COUNTIF([.C20:.K20];&quot;2&quot;)" office:value-type="float" office:value="0" calcext:value-type="float">
            <text:p>0</text:p>
          </table:table-cell>
          <table:table-cell table:style-name="ce157" table:formula="of:=COUNTIF([.C20:.K20];&quot;U&quot;)+COUNTIF([.C20:.K20];&quot;U☻&quot;)+COUNTIF([.C20:.K20];&quot;U☺&quot;)" office:value-type="float" office:value="1" calcext:value-type="float">
            <text:p>1</text:p>
          </table:table-cell>
          <table:table-cell table:style-name="ce157" table:formula="of:=COUNTIF([.C20:.K20];&quot;KVIT&quot;)+COUNTIF([.C20:.K20];&quot;KVIT☻&quot;)+COUNTIF([.C20:.K20];&quot;kvit$&quot;)" office:value-type="float" office:value="2" calcext:value-type="float">
            <text:p>2</text:p>
          </table:table-cell>
          <table:table-cell table:style-name="ce158" table:formula="of:=COUNTBLANK([.C20:.K20])" office:value-type="float" office:value="1" calcext:value-type="float">
            <text:p>1</text:p>
          </table:table-cell>
          <table:table-cell table:style-name="ce159" table:formula="of:=COUNTIF([.C20:.K20];&quot;x&quot;)" office:value-type="float" office:value="1" calcext:value-type="float">
            <text:p>1</text:p>
          </table:table-cell>
          <table:table-cell table:style-name="ce160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20" calcext:value-type="date">
            <text:p>20. nov. 09</text:p>
          </table:table-cell>
          <table:table-cell table:style-name="ce152" table:formula="of:=TEXT([.A21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1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88" office:value-type="string" calcext:value-type="string">
            <text:p>PIN</text:p>
          </table:table-cell>
          <table:table-cell table:style-name="ce28" office:value-type="string" calcext:value-type="string">
            <text:p>MŠŠ</text:p>
          </table:table-cell>
          <table:table-cell table:style-name="ce154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55" table:formula="of:=COUNTIF([.C21:.K21];&quot;51&quot;)+COUNTIF([.C21:.K21];&quot;51$&quot;)+COUNTIF([.C21:.K21];&quot;51☻&quot;)" office:value-type="float" office:value="1" calcext:value-type="float">
            <text:p>1</text:p>
          </table:table-cell>
          <table:table-cell table:style-name="ce155" table:formula="of:=COUNTIF([.C21:.K21];&quot;52&quot;)+COUNTIF([.C21:.K21];&quot;52$&quot;)+COUNTIF([.C21:.K21];&quot;52☻&quot;)" office:value-type="float" office:value="1" calcext:value-type="float">
            <text:p>1</text:p>
          </table:table-cell>
          <table:table-cell table:style-name="ce156" table:formula="of:=COUNTIF([.C21:.K21];&quot;12-20&quot;)+COUNTIF([.C21:.K21];&quot;2&quot;)" office:value-type="float" office:value="0" calcext:value-type="float">
            <text:p>0</text:p>
          </table:table-cell>
          <table:table-cell table:style-name="ce157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157" table:formula="of:=COUNTIF([.C21:.K21];&quot;KVIT&quot;)+COUNTIF([.C21:.K21];&quot;KVIT☻&quot;)+COUNTIF([.C21:.K21];&quot;kvit$&quot;)" office:value-type="float" office:value="2" calcext:value-type="float">
            <text:p>2</text:p>
          </table:table-cell>
          <table:table-cell table:style-name="ce158" table:formula="of:=COUNTBLANK([.C21:.K21])" office:value-type="float" office:value="1" calcext:value-type="float">
            <text:p>1</text:p>
          </table:table-cell>
          <table:table-cell table:style-name="ce159" table:formula="of:=COUNTIF([.C21:.K21];&quot;x&quot;)" office:value-type="float" office:value="1" calcext:value-type="float">
            <text:p>1</text:p>
          </table:table-cell>
          <table:table-cell table:style-name="ce160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21" calcext:value-type="date">
            <text:p>21. nov. 09</text:p>
          </table:table-cell>
          <table:table-cell table:style-name="ce151" table:formula="of:=TEXT([.A2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78" office:value-type="string" calcext:value-type="string">
            <text:p>PIN</text:p>
          </table:table-cell>
          <table:table-cell table:style-name="ce78" office:value-type="string" calcext:value-type="string">
            <text:p>MŠŠ</text:p>
          </table:table-cell>
          <table:table-cell table:style-name="ce154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55" table:formula="of:=COUNTIF([.C22:.K22];&quot;51&quot;)+COUNTIF([.C22:.K22];&quot;51$&quot;)+COUNTIF([.C22:.K22];&quot;51☻&quot;)" office:value-type="float" office:value="0" calcext:value-type="float">
            <text:p>0</text:p>
          </table:table-cell>
          <table:table-cell table:style-name="ce155" table:formula="of:=COUNTIF([.C22:.K22];&quot;52&quot;)+COUNTIF([.C22:.K22];&quot;52$&quot;)+COUNTIF([.C22:.K22];&quot;52☻&quot;)" office:value-type="float" office:value="0" calcext:value-type="float">
            <text:p>0</text:p>
          </table:table-cell>
          <table:table-cell table:style-name="ce156" table:formula="of:=COUNTIF([.C22:.K22];&quot;12-20&quot;)+COUNTIF([.C22:.K22];&quot;2&quot;)" office:value-type="float" office:value="0" calcext:value-type="float">
            <text:p>0</text:p>
          </table:table-cell>
          <table:table-cell table:style-name="ce157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157" table:formula="of:=COUNTIF([.C22:.K22];&quot;KVIT&quot;)+COUNTIF([.C22:.K22];&quot;KVIT☻&quot;)+COUNTIF([.C22:.K22];&quot;kvit$&quot;)" office:value-type="float" office:value="0" calcext:value-type="float">
            <text:p>0</text:p>
          </table:table-cell>
          <table:table-cell table:style-name="ce158" table:formula="of:=COUNTBLANK([.C22:.K22])" office:value-type="float" office:value="7" calcext:value-type="float">
            <text:p>7</text:p>
          </table:table-cell>
          <table:table-cell table:style-name="ce159" table:formula="of:=COUNTIF([.C22:.K22];&quot;x&quot;)" office:value-type="float" office:value="0" calcext:value-type="float">
            <text:p>0</text:p>
          </table:table-cell>
          <table:table-cell table:style-name="ce160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22" calcext:value-type="date">
            <text:p>22. nov. 09</text:p>
          </table:table-cell>
          <table:table-cell table:style-name="ce151" table:formula="of:=TEXT([.A23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/>
          <table:table-cell table:style-name="ce31"/>
          <table:table-cell table:style-name="ce36"/>
          <table:table-cell table:style-name="ce37" table:number-columns-repeated="2"/>
          <table:table-cell table:style-name="ce36"/>
          <table:table-cell table:style-name="ce29" table:number-columns-repeated="2"/>
          <table:table-cell table:style-name="ce99" office:value-type="string" calcext:value-type="string">
            <text:p>MRZE</text:p>
          </table:table-cell>
          <table:table-cell table:style-name="ce78" office:value-type="string" calcext:value-type="string">
            <text:p>MŠŠ</text:p>
          </table:table-cell>
          <table:table-cell table:style-name="ce154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55" table:formula="of:=COUNTIF([.C23:.K23];&quot;51&quot;)+COUNTIF([.C23:.K23];&quot;51$&quot;)+COUNTIF([.C23:.K23];&quot;51☻&quot;)" office:value-type="float" office:value="0" calcext:value-type="float">
            <text:p>0</text:p>
          </table:table-cell>
          <table:table-cell table:style-name="ce155" table:formula="of:=COUNTIF([.C23:.K23];&quot;52&quot;)+COUNTIF([.C23:.K23];&quot;52$&quot;)+COUNTIF([.C23:.K23];&quot;52☻&quot;)" office:value-type="float" office:value="0" calcext:value-type="float">
            <text:p>0</text:p>
          </table:table-cell>
          <table:table-cell table:style-name="ce156" table:formula="of:=COUNTIF([.C23:.K23];&quot;12-20&quot;)+COUNTIF([.C23:.K23];&quot;2&quot;)" office:value-type="float" office:value="0" calcext:value-type="float">
            <text:p>0</text:p>
          </table:table-cell>
          <table:table-cell table:style-name="ce157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157" table:formula="of:=COUNTIF([.C23:.K23];&quot;KVIT&quot;)+COUNTIF([.C23:.K23];&quot;KVIT☻&quot;)+COUNTIF([.C23:.K23];&quot;kvit$&quot;)" office:value-type="float" office:value="0" calcext:value-type="float">
            <text:p>0</text:p>
          </table:table-cell>
          <table:table-cell table:style-name="ce158" table:formula="of:=COUNTBLANK([.C23:.K23])" office:value-type="float" office:value="8" calcext:value-type="float">
            <text:p>8</text:p>
          </table:table-cell>
          <table:table-cell table:style-name="ce159" table:formula="of:=COUNTIF([.C23:.K23];&quot;x&quot;)" office:value-type="float" office:value="0" calcext:value-type="float">
            <text:p>0</text:p>
          </table:table-cell>
          <table:table-cell table:style-name="ce160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"/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11-23" calcext:value-type="date">
            <text:p>23. nov. 09</text:p>
          </table:table-cell>
          <table:table-cell table:style-name="ce152" table:formula="of:=TEXT([.A24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1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office:value-type="string" calcext:value-type="string">
            <text:p>JAN</text:p>
          </table:table-cell>
          <table:table-cell table:style-name="ce28" office:value-type="string" calcext:value-type="string">
            <text:p>AND</text:p>
          </table:table-cell>
          <table:table-cell table:style-name="ce154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55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155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56" table:formula="of:=COUNTIF([.C24:.K24];&quot;12-20&quot;)+COUNTIF([.C24:.K24];&quot;2&quot;)" office:value-type="float" office:value="0" calcext:value-type="float">
            <text:p>0</text:p>
          </table:table-cell>
          <table:table-cell table:style-name="ce157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157" table:formula="of:=COUNTIF([.C24:.K24];&quot;KVIT&quot;)+COUNTIF([.C24:.K24];&quot;KVIT☻&quot;)+COUNTIF([.C24:.K24];&quot;kvit$&quot;)" office:value-type="float" office:value="3" calcext:value-type="float">
            <text:p>3</text:p>
          </table:table-cell>
          <table:table-cell table:style-name="ce158" table:formula="of:=COUNTBLANK([.C24:.K24])" office:value-type="float" office:value="1" calcext:value-type="float">
            <text:p>1</text:p>
          </table:table-cell>
          <table:table-cell table:style-name="ce159" table:formula="of:=COUNTIF([.C24:.K24];&quot;x&quot;)" office:value-type="float" office:value="1" calcext:value-type="float">
            <text:p>1</text:p>
          </table:table-cell>
          <table:table-cell table:style-name="ce160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24" calcext:value-type="date">
            <text:p>24. nov. 09</text:p>
          </table:table-cell>
          <table:table-cell table:style-name="ce152" table:formula="of:=TEXT([.A25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1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office:value-type="string" calcext:value-type="string">
            <text:p>POT</text:p>
          </table:table-cell>
          <table:table-cell table:style-name="ce28" office:value-type="string" calcext:value-type="string">
            <text:p>MŠŠ</text:p>
          </table:table-cell>
          <table:table-cell table:style-name="ce154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55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55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56" table:formula="of:=COUNTIF([.C25:.K25];&quot;12-20&quot;)+COUNTIF([.C25:.K25];&quot;2&quot;)" office:value-type="float" office:value="0" calcext:value-type="float">
            <text:p>0</text:p>
          </table:table-cell>
          <table:table-cell table:style-name="ce157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157" table:formula="of:=COUNTIF([.C25:.K25];&quot;KVIT&quot;)+COUNTIF([.C25:.K25];&quot;KVIT☻&quot;)+COUNTIF([.C25:.K25];&quot;kvit$&quot;)" office:value-type="float" office:value="3" calcext:value-type="float">
            <text:p>3</text:p>
          </table:table-cell>
          <table:table-cell table:style-name="ce158" table:formula="of:=COUNTBLANK([.C25:.K25])" office:value-type="float" office:value="1" calcext:value-type="float">
            <text:p>1</text:p>
          </table:table-cell>
          <table:table-cell table:style-name="ce159" table:formula="of:=COUNTIF([.C25:.K25];&quot;x&quot;)" office:value-type="float" office:value="1" calcext:value-type="float">
            <text:p>1</text:p>
          </table:table-cell>
          <table:table-cell table:style-name="ce160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number-columns-repeated="2"/>
          <table:table-cell table:style-name="ce153" office:value-type="string" calcext:value-type="string">
            <text:p><text:span text:style-name="T13">☻</text:span><text:span text:style-name="T14">RTG</text:span></text:p>
          </table:table-cell>
          <table:table-cell table:style-name="ce15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09-11-25" calcext:value-type="date">
            <text:p>25. nov. 09</text:p>
          </table:table-cell>
          <table:table-cell table:style-name="ce152" table:formula="of:=TEXT([.A26];&quot;Ddd&quot;)" office:value-type="string" office:string-value="sre" calcext:value-type="string">
            <text:p>sre</text:p>
          </table:table-cell>
          <table:table-cell table:style-name="ce100" office:value-type="string" calcext:value-type="string">
            <text:p><text:s/>OT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1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office:value-type="string" calcext:value-type="string">
            <office:annotation draw:style-name="gr8" draw:text-style-name="P2" svg:width="5.78cm" svg:height="1.841cm" svg:x="15.725cm" svg:y="15.96cm" draw:caption-point-x="-0.566cm" draw:caption-point-y="1.6cm">
              <dc:date>2022-03-22T00:00:00</dc:date>
              <text:p text:style-name="P1">Novembra prosim ne dežurnih ob ponedeljkih in torkih ter ne 13. in 14. novembra. Sicer pa kakšnih 5 dežurnih.</text:p>
            </office:annotation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154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55" table:formula="of:=COUNTIF([.C26:.K26];&quot;51&quot;)+COUNTIF([.C26:.K26];&quot;51$&quot;)+COUNTIF([.C26:.K26];&quot;51☻&quot;)" office:value-type="float" office:value="1" calcext:value-type="float">
            <text:p>1</text:p>
          </table:table-cell>
          <table:table-cell table:style-name="ce155" table:formula="of:=COUNTIF([.C26:.K26];&quot;52&quot;)+COUNTIF([.C26:.K26];&quot;52$&quot;)+COUNTIF([.C26:.K26];&quot;52☻&quot;)" office:value-type="float" office:value="1" calcext:value-type="float">
            <text:p>1</text:p>
          </table:table-cell>
          <table:table-cell table:style-name="ce156" table:formula="of:=COUNTIF([.C26:.K26];&quot;12-20&quot;)+COUNTIF([.C26:.K26];&quot;2&quot;)" office:value-type="float" office:value="0" calcext:value-type="float">
            <text:p>0</text:p>
          </table:table-cell>
          <table:table-cell table:style-name="ce157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157" table:formula="of:=COUNTIF([.C26:.K26];&quot;KVIT&quot;)+COUNTIF([.C26:.K26];&quot;KVIT☻&quot;)+COUNTIF([.C26:.K26];&quot;kvit$&quot;)" office:value-type="float" office:value="1" calcext:value-type="float">
            <text:p>1</text:p>
          </table:table-cell>
          <table:table-cell table:style-name="ce158" table:formula="of:=COUNTBLANK([.C26:.K26])" office:value-type="float" office:value="1" calcext:value-type="float">
            <text:p>1</text:p>
          </table:table-cell>
          <table:table-cell table:style-name="ce159" table:formula="of:=COUNTIF([.C26:.K26];&quot;x&quot;)" office:value-type="float" office:value="1" calcext:value-type="float">
            <text:p>1</text:p>
          </table:table-cell>
          <table:table-cell table:style-name="ce160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26" calcext:value-type="date">
            <text:p>26. nov. 09</text:p>
          </table:table-cell>
          <table:table-cell table:style-name="ce152" table:formula="of:=TEXT([.A27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AND</text:p>
          </table:table-cell>
          <table:table-cell table:style-name="ce154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55" table:formula="of:=COUNTIF([.C27:.K27];&quot;51&quot;)+COUNTIF([.C27:.K27];&quot;51$&quot;)+COUNTIF([.C27:.K27];&quot;51☻&quot;)" office:value-type="float" office:value="1" calcext:value-type="float">
            <text:p>1</text:p>
          </table:table-cell>
          <table:table-cell table:style-name="ce155" table:formula="of:=COUNTIF([.C27:.K27];&quot;52&quot;)+COUNTIF([.C27:.K27];&quot;52$&quot;)+COUNTIF([.C27:.K27];&quot;52☻&quot;)" office:value-type="float" office:value="1" calcext:value-type="float">
            <text:p>1</text:p>
          </table:table-cell>
          <table:table-cell table:style-name="ce156" table:formula="of:=COUNTIF([.C27:.K27];&quot;12-20&quot;)+COUNTIF([.C27:.K27];&quot;2&quot;)" office:value-type="float" office:value="0" calcext:value-type="float">
            <text:p>0</text:p>
          </table:table-cell>
          <table:table-cell table:style-name="ce157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157" table:formula="of:=COUNTIF([.C27:.K27];&quot;KVIT&quot;)+COUNTIF([.C27:.K27];&quot;KVIT☻&quot;)+COUNTIF([.C27:.K27];&quot;kvit$&quot;)" office:value-type="float" office:value="2" calcext:value-type="float">
            <text:p>2</text:p>
          </table:table-cell>
          <table:table-cell table:style-name="ce158" table:formula="of:=COUNTBLANK([.C27:.K27])" office:value-type="float" office:value="1" calcext:value-type="float">
            <text:p>1</text:p>
          </table:table-cell>
          <table:table-cell table:style-name="ce159" table:formula="of:=COUNTIF([.C27:.K27];&quot;x&quot;)" office:value-type="float" office:value="1" calcext:value-type="float">
            <text:p>1</text:p>
          </table:table-cell>
          <table:table-cell table:style-name="ce160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27" calcext:value-type="date">
            <text:p>27. nov. 09</text:p>
          </table:table-cell>
          <table:table-cell table:style-name="ce152" table:formula="of:=TEXT([.A28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1"/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0" office:value-type="string" calcext:value-type="string">
            <text:p><text:s/>RTG</text:p>
          </table:table-cell>
          <table:table-cell table:style-name="ce5" office:value-type="string" calcext:value-type="string">
            <office:annotation draw:style-name="gr9" draw:text-style-name="P2" svg:width="5.78cm" svg:height="1.814cm" svg:x="15.725cm" svg:y="17.364cm" draw:caption-point-x="-0.566cm" draw:caption-point-y="1.6cm">
              <dc:date>2022-03-22T00:00:00</dc:date>
              <text:p text:style-name="P1">Novembra prosim ne dežurnih ob ponedeljkih in torkih ter ne 13. in 14. novembra. Sicer pa kakšnih 5 dežurnih.</text:p>
            </office:annotation>
            <text:p>GRM</text:p>
          </table:table-cell>
          <table:table-cell table:style-name="ce28" office:value-type="string" calcext:value-type="string">
            <text:p>KNE</text:p>
          </table:table-cell>
          <table:table-cell table:style-name="ce154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55" table:formula="of:=COUNTIF([.C28:.K28];&quot;51&quot;)+COUNTIF([.C28:.K28];&quot;51$&quot;)+COUNTIF([.C28:.K28];&quot;51☻&quot;)" office:value-type="float" office:value="1" calcext:value-type="float">
            <text:p>1</text:p>
          </table:table-cell>
          <table:table-cell table:style-name="ce155" table:formula="of:=COUNTIF([.C28:.K28];&quot;52&quot;)+COUNTIF([.C28:.K28];&quot;52$&quot;)+COUNTIF([.C28:.K28];&quot;52☻&quot;)" office:value-type="float" office:value="1" calcext:value-type="float">
            <text:p>1</text:p>
          </table:table-cell>
          <table:table-cell table:style-name="ce156" table:formula="of:=COUNTIF([.C28:.K28];&quot;12-20&quot;)+COUNTIF([.C28:.K28];&quot;2&quot;)" office:value-type="float" office:value="0" calcext:value-type="float">
            <text:p>0</text:p>
          </table:table-cell>
          <table:table-cell table:style-name="ce157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157" table:formula="of:=COUNTIF([.C28:.K28];&quot;KVIT&quot;)+COUNTIF([.C28:.K28];&quot;KVIT☻&quot;)+COUNTIF([.C28:.K28];&quot;kvit$&quot;)" office:value-type="float" office:value="3" calcext:value-type="float">
            <text:p>3</text:p>
          </table:table-cell>
          <table:table-cell table:style-name="ce158" table:formula="of:=COUNTBLANK([.C28:.K28])" office:value-type="float" office:value="1" calcext:value-type="float">
            <text:p>1</text:p>
          </table:table-cell>
          <table:table-cell table:style-name="ce159" table:formula="of:=COUNTIF([.C28:.K28];&quot;x&quot;)" office:value-type="float" office:value="1" calcext:value-type="float">
            <text:p>1</text:p>
          </table:table-cell>
          <table:table-cell table:style-name="ce160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28" calcext:value-type="date">
            <text:p>28. nov. 09</text:p>
          </table:table-cell>
          <table:table-cell table:style-name="ce151" table:formula="of:=TEXT([.A29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KNE</text:p>
          </table:table-cell>
          <table:table-cell table:style-name="ce154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55" table:formula="of:=COUNTIF([.C29:.K29];&quot;51&quot;)+COUNTIF([.C29:.K29];&quot;51$&quot;)+COUNTIF([.C29:.K29];&quot;51☻&quot;)" office:value-type="float" office:value="0" calcext:value-type="float">
            <text:p>0</text:p>
          </table:table-cell>
          <table:table-cell table:style-name="ce155" table:formula="of:=COUNTIF([.C29:.K29];&quot;52&quot;)+COUNTIF([.C29:.K29];&quot;52$&quot;)+COUNTIF([.C29:.K29];&quot;52☻&quot;)" office:value-type="float" office:value="0" calcext:value-type="float">
            <text:p>0</text:p>
          </table:table-cell>
          <table:table-cell table:style-name="ce156" table:formula="of:=COUNTIF([.C29:.K29];&quot;12-20&quot;)+COUNTIF([.C29:.K29];&quot;2&quot;)" office:value-type="float" office:value="0" calcext:value-type="float">
            <text:p>0</text:p>
          </table:table-cell>
          <table:table-cell table:style-name="ce157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157" table:formula="of:=COUNTIF([.C29:.K29];&quot;KVIT&quot;)+COUNTIF([.C29:.K29];&quot;KVIT☻&quot;)+COUNTIF([.C29:.K29];&quot;kvit$&quot;)" office:value-type="float" office:value="0" calcext:value-type="float">
            <text:p>0</text:p>
          </table:table-cell>
          <table:table-cell table:style-name="ce158" table:formula="of:=COUNTBLANK([.C29:.K29])" office:value-type="float" office:value="7" calcext:value-type="float">
            <text:p>7</text:p>
          </table:table-cell>
          <table:table-cell table:style-name="ce159" table:formula="of:=COUNTIF([.C29:.K29];&quot;x&quot;)" office:value-type="float" office:value="0" calcext:value-type="float">
            <text:p>0</text:p>
          </table:table-cell>
          <table:table-cell table:style-name="ce160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8" office:value-type="date" office:date-value="2009-11-29" calcext:value-type="date">
            <text:p>29. nov. 09</text:p>
          </table:table-cell>
          <table:table-cell table:style-name="ce151" table:formula="of:=TEXT([.A30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7"/>
          <table:table-cell table:style-name="ce36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8" office:value-type="string" calcext:value-type="string">
            <text:p>KNE</text:p>
          </table:table-cell>
          <table:table-cell table:style-name="ce78" office:value-type="string" calcext:value-type="string">
            <text:p>AND</text:p>
          </table:table-cell>
          <table:table-cell table:style-name="ce154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55" table:formula="of:=COUNTIF([.C30:.K30];&quot;51&quot;)+COUNTIF([.C30:.K30];&quot;51$&quot;)+COUNTIF([.C30:.K30];&quot;51☻&quot;)" office:value-type="float" office:value="0" calcext:value-type="float">
            <text:p>0</text:p>
          </table:table-cell>
          <table:table-cell table:style-name="ce155" table:formula="of:=COUNTIF([.C30:.K30];&quot;52&quot;)+COUNTIF([.C30:.K30];&quot;52$&quot;)+COUNTIF([.C30:.K30];&quot;52☻&quot;)" office:value-type="float" office:value="0" calcext:value-type="float">
            <text:p>0</text:p>
          </table:table-cell>
          <table:table-cell table:style-name="ce156" table:formula="of:=COUNTIF([.C30:.K30];&quot;12-20&quot;)+COUNTIF([.C30:.K30];&quot;2&quot;)" office:value-type="float" office:value="0" calcext:value-type="float">
            <text:p>0</text:p>
          </table:table-cell>
          <table:table-cell table:style-name="ce157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157" table:formula="of:=COUNTIF([.C30:.K30];&quot;KVIT&quot;)+COUNTIF([.C30:.K30];&quot;KVIT☻&quot;)+COUNTIF([.C30:.K30];&quot;kvit$&quot;)" office:value-type="float" office:value="0" calcext:value-type="float">
            <text:p>0</text:p>
          </table:table-cell>
          <table:table-cell table:style-name="ce158" table:formula="of:=COUNTBLANK([.C30:.K30])" office:value-type="float" office:value="7" calcext:value-type="float">
            <text:p>7</text:p>
          </table:table-cell>
          <table:table-cell table:style-name="ce159" table:formula="of:=COUNTIF([.C30:.K30];&quot;x&quot;)" office:value-type="float" office:value="0" calcext:value-type="float">
            <text:p>0</text:p>
          </table:table-cell>
          <table:table-cell table:style-name="ce160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1-30" calcext:value-type="date">
            <text:p>30. nov. 09</text:p>
          </table:table-cell>
          <table:table-cell table:style-name="ce152" table:formula="of:=TEXT([.A3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1"/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ŠOŠ</text:p>
          </table:table-cell>
          <table:table-cell table:style-name="ce154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55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55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156" table:formula="of:=COUNTIF([.C31:.K31];&quot;12-20&quot;)+COUNTIF([.C31:.K31];&quot;2&quot;)" office:value-type="float" office:value="0" calcext:value-type="float">
            <text:p>0</text:p>
          </table:table-cell>
          <table:table-cell table:style-name="ce157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157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158" table:formula="of:=COUNTBLANK([.C31:.K31])" office:value-type="float" office:value="1" calcext:value-type="float">
            <text:p>1</text:p>
          </table:table-cell>
          <table:table-cell table:style-name="ce159" table:formula="of:=COUNTIF([.C31:.K31];&quot;x&quot;)" office:value-type="float" office:value="2" calcext:value-type="float">
            <text:p>2</text:p>
          </table:table-cell>
          <table:table-cell table:style-name="ce160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5" table:number-columns-repeated="13"/>
          <table:table-cell table:style-name="ce154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0" calcext:value-type="float">
            <text:p>0</text:p>
          </table:table-cell>
          <table:table-cell table:style-name="ce155" table:formula="of:=COUNTIF([.C32:.K32];&quot;51&quot;)+COUNTIF([.C32:.K32];&quot;51$&quot;)+COUNTIF([.C32:.K32];&quot;51☻&quot;)" office:value-type="float" office:value="0" calcext:value-type="float">
            <text:p>0</text:p>
          </table:table-cell>
          <table:table-cell table:style-name="ce155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156" table:formula="of:=COUNTIF([.C32:.K32];&quot;12-20&quot;)+COUNTIF([.C32:.K32];&quot;2&quot;)" office:value-type="float" office:value="0" calcext:value-type="float">
            <text:p>0</text:p>
          </table:table-cell>
          <table:table-cell table:style-name="ce157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157" table:formula="of:=COUNTIF([.C32:.K32];&quot;KVIT&quot;)+COUNTIF([.C32:.K32];&quot;KVIT☻&quot;)+COUNTIF([.C32:.K32];&quot;kvit$&quot;)" office:value-type="float" office:value="0" calcext:value-type="float">
            <text:p>0</text:p>
          </table:table-cell>
          <table:table-cell table:style-name="ce158" table:formula="of:=COUNTBLANK([.C32:.K32])" office:value-type="float" office:value="9" calcext:value-type="float">
            <text:p>9</text:p>
          </table:table-cell>
          <table:table-cell table:style-name="ce159" table:formula="of:=COUNTIF([.C32:.K32];&quot;x&quot;)" office:value-type="float" office:value="0" calcext:value-type="float">
            <text:p>0</text:p>
          </table:table-cell>
          <table:table-cell table:style-name="ce160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0" calcext:value-type="float">
            <text:p>0</text:p>
          </table:table-cell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28" office:value-type="string" calcext:value-type="string">
            <text:p>ROD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 calcext:value-type="float">
            <text:p>2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 calcext:value-type="float">
            <text:p>1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 calcext:value-type="float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4" calcext:value-type="float">
            <text:p>4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8" calcext:value-type="float">
            <text:p>8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 calcext:value-type="float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5" calcext:value-type="float">
            <text:p>5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" calcext:value-type="float">
            <text:p>1</text:p>
          </table:table-cell>
          <table:table-cell table:style-name="ce34" table:formula="of:=COUNTIF([.D2:.D32];&quot;D&quot;)" office:value-type="float" office:value="3" calcext:value-type="float">
            <text:p>3</text:p>
          </table:table-cell>
          <table:table-cell table:style-name="ce34" table:formula="of:=COUNTIF([.E2:.E32];&quot;D&quot;)" office:value-type="float" office:value="2" calcext:value-type="float">
            <text:p>2</text:p>
          </table:table-cell>
          <table:table-cell table:style-name="ce34" table:formula="of:=COUNTIF([.F2:.F32];&quot;D&quot;)" office:value-type="float" office:value="1" calcext:value-type="float">
            <text:p>1</text:p>
          </table:table-cell>
          <table:table-cell table:style-name="ce34" table:formula="of:=COUNTIF([.G2:.G32];&quot;D&quot;)" office:value-type="float" office:value="0" calcext:value-type="float">
            <text:p>0</text:p>
          </table:table-cell>
          <table:table-cell table:style-name="ce34" table:formula="of:=COUNTIF([.H2:.H32];&quot;D&quot;)" office:value-type="float" office:value="0" calcext:value-type="float">
            <text:p>0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6" calcext:value-type="float">
            <text:p>6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2" calcext:value-type="float">
            <text:p>2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4" calcext:value-type="float">
            <text:p>4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2" calcext:value-type="float">
            <text:p>2</text:p>
          </table:table-cell>
          <table:table-cell table:style-name="ce34" table:formula="of:=COUNTIF([.K2:.K32];&quot;X&quot;)" office:value-type="float" office:value="4" calcext:value-type="float">
            <text:p>4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4" calcext:value-type="float">
            <text:p>4</text:p>
          </table:table-cell>
          <table:table-cell table:style-name="ce15" table:formula="of:=COUNTIF([.M2:.M32];&quot;ŠOŠ&quot;)" office:value-type="float" office:value="4" calcext:value-type="float">
            <text:p>4</text:p>
          </table:table-cell>
          <table:table-cell table:style-name="ce15" table:formula="of:=COUNTIF([.M2:.M32];&quot;PIN&quot;)" office:value-type="float" office:value="0" calcext:value-type="float">
            <text:p>0</text:p>
          </table:table-cell>
          <table:table-cell table:style-name="ce15" table:formula="of:=COUNTIF([.M2:.M32];&quot;KON&quot;)" office:value-type="float" office:value="6" calcext:value-type="float">
            <text:p>6</text:p>
          </table:table-cell>
          <table:table-cell table:style-name="ce15" table:formula="of:=COUNTIF([.M2:.M32];&quot;KNE&quot;)" office:value-type="float" office:value="4" calcext:value-type="float">
            <text:p>4</text:p>
          </table:table-cell>
          <table:table-cell table:style-name="ce15" table:formula="of:=COUNTIF([.M2:.M32];&quot;AND&quot;)" office:value-type="float" office:value="3" calcext:value-type="float">
            <text:p>3</text:p>
          </table:table-cell>
          <table:table-cell table:style-name="ce15" table:formula="of:=COUNTIF([.M2:.M32];&quot;ROD&quot;)" office:value-type="float" office:value="0" calcext:value-type="float">
            <text:p>0</text:p>
          </table:table-cell>
          <table:table-cell table:style-name="ce15" table:formula="of:=COUNTIF([.M2:.M32];&quot;DAN&quot;)" office:value-type="float" office:value="4" calcext:value-type="float">
            <text:p>4</text:p>
          </table:table-cell>
          <table:table-cell table:style-name="ce15" table:formula="of:=COUNTIF([.M2:.M32];&quot;MŠŠ&quot;)" office:value-type="float" office:value="5" calcext:value-type="float">
            <text:p>5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 calcext:value-type="float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3" calcext:value-type="float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6" calcext:value-type="float">
            <text:p>6</text:p>
          </table:table-cell>
          <table:table-cell table:style-name="ce1" table:formula="of:=COUNTIF([.F2:.F32];&quot;51¶&quot;)+COUNTIF([.F2:.F32];&quot;52¶&quot;)+COUNTIF([.F2:.F32];&quot;kvit¶&quot;)" office:value-type="float" office:value="4" calcext:value-type="float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5" calcext:value-type="float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7" calcext:value-type="float">
            <text:p>7</text:p>
          </table:table-cell>
          <table:table-cell table:style-name="ce1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4" calcext:value-type="float">
            <text:p>4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0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9">
          <table:table-cell table:style-name="ce15" table:number-columns-repeated="257"/>
          <table:table-cell table:number-columns-repeated="767"/>
        </table:table-row>
        <table:table-row table:style-name="ro2" table:number-rows-repeated="64491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November.B2:November.B31">
            <calcext:condition calcext:apply-style-name="ConditionalStyle_139" calcext:value="=&quot;sob&quot;" calcext:base-cell-address="November.B2"/>
            <calcext:condition calcext:apply-style-name="ConditionalStyle_140" calcext:value="=&quot;ned&quot;" calcext:base-cell-address="November.B2"/>
          </calcext:conditional-format>
          <calcext:conditional-format calcext:target-range-address="November.N2:November.N32">
            <calcext:condition calcext:apply-style-name="ConditionalStyle_141" calcext:value="&lt;1" calcext:base-cell-address="November.N2"/>
            <calcext:condition calcext:apply-style-name="ConditionalStyle_142" calcext:value="&gt;1" calcext:base-cell-address="November.N2"/>
          </calcext:conditional-format>
          <calcext:conditional-format calcext:target-range-address="November.O2:November.P32">
            <calcext:condition calcext:apply-style-name="ConditionalStyle_143" calcext:value="&lt;1" calcext:base-cell-address="November.O2"/>
            <calcext:condition calcext:apply-style-name="ConditionalStyle_144" calcext:value="&gt;1" calcext:base-cell-address="November.O2"/>
          </calcext:conditional-format>
          <calcext:conditional-format calcext:target-range-address="November.Q2:November.Q32">
            <calcext:condition calcext:apply-style-name="ConditionalStyle_145" calcext:value="&lt;1" calcext:base-cell-address="November.Q2"/>
            <calcext:condition calcext:apply-style-name="ConditionalStyle_146" calcext:value="&gt;1" calcext:base-cell-address="November.Q2"/>
          </calcext:conditional-format>
          <calcext:conditional-format calcext:target-range-address="November.R2:November.S32">
            <calcext:condition calcext:apply-style-name="ConditionalStyle_147" calcext:value="&lt;1" calcext:base-cell-address="November.R2"/>
            <calcext:condition calcext:apply-style-name="ConditionalStyle_148" calcext:value="&gt;1" calcext:base-cell-address="November.R2"/>
          </calcext:conditional-format>
          <calcext:conditional-format calcext:target-range-address="November.T2:November.T32">
            <calcext:condition calcext:apply-style-name="ConditionalStyle_149" calcext:value="!=0" calcext:base-cell-address="November.T2"/>
          </calcext:conditional-format>
          <calcext:conditional-format calcext:target-range-address="November.U2:November.U32">
            <calcext:condition calcext:apply-style-name="ConditionalStyle_150" calcext:value="=1" calcext:base-cell-address="November.U2"/>
            <calcext:condition calcext:apply-style-name="ConditionalStyle_151" calcext:value="&gt;1" calcext:base-cell-address="November.U2"/>
          </calcext:conditional-format>
          <calcext:conditional-format calcext:target-range-address="November.V2:November.V32">
            <calcext:condition calcext:apply-style-name="ConditionalStyle_152" calcext:value="&lt;2" calcext:base-cell-address="November.V2"/>
            <calcext:condition calcext:apply-style-name="ConditionalStyle_153" calcext:value="&gt;2" calcext:base-cell-address="November.V2"/>
          </calcext:conditional-format>
        </calcext:conditional-formats>
      </table:table>
      <table:table table:name="December" table:style-name="ta13">
        <office:forms form:automatic-focus="false" form:apply-design-mode="false"/>
        <table:table-column table:style-name="co3" table:default-cell-style-name="ce16"/>
        <table:table-column table:style-name="co4" table:default-cell-style-name="ce16"/>
        <table:table-column table:style-name="co20" table:number-columns-repeated="11" table:default-cell-style-name="ce16"/>
        <table:table-column table:style-name="co10" table:default-cell-style-name="ce16"/>
        <table:table-column table:style-name="co16" table:default-cell-style-name="ce16"/>
        <table:table-column table:style-name="co21" table:default-cell-style-name="ce16"/>
        <table:table-column table:style-name="co18" table:number-columns-repeated="3" table:default-cell-style-name="ce16"/>
        <table:table-column table:style-name="co9" table:default-cell-style-name="ce16"/>
        <table:table-column table:style-name="co24" table:default-cell-style-name="ce16"/>
        <table:table-column table:style-name="co17" table:default-cell-style-name="ce16"/>
        <table:table-column table:style-name="co1" table:default-cell-style-name="ce16"/>
        <table:table-column table:style-name="co14" table:default-cell-style-name="ce16"/>
        <table:table-column table:style-name="co26" table:default-cell-style-name="ce16"/>
        <table:table-column table:style-name="co14" table:number-columns-repeated="232" table:default-cell-style-name="ce16"/>
        <table:table-column table:style-name="co15" table:number-columns-repeated="767" table:default-cell-style-name="Default"/>
        <table:table-row table:style-name="ro6">
          <table:table-cell table:style-name="ce17" office:value-type="string" calcext:value-type="string">
            <text:p>Datum</text:p>
          </table:table-cell>
          <table:table-cell table:style-name="ce21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28" office:value-type="string" calcext:value-type="string">
            <text:p>ROD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77" office:value-type="string" calcext:value-type="string">
            <text:p>ZUN</text:p>
          </table:table-cell>
          <table:table-cell table:style-name="ce27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1" table:formula="of:=[$'Vzorci vnosov'.$A$4]" office:value-type="string" office:string-value="51" calcext:value-type="string">
            <text:p>51</text:p>
          </table:table-cell>
          <table:table-cell table:style-name="ce41" table:formula="of:=[$'Vzorci vnosov'.$A$5]" office:value-type="string" office:string-value="52" calcext:value-type="string">
            <text:p>52</text:p>
          </table:table-cell>
          <table:table-cell table:style-name="ce41" table:formula="of:=[$'Vzorci vnosov'.$A$10]" office:value-type="string" office:string-value="12-20" calcext:value-type="string">
            <text:p>12-20</text:p>
          </table:table-cell>
          <table:table-cell table:style-name="ce44" table:formula="of:=[$'Vzorci vnosov'.$A$8]" office:value-type="string" office:string-value="U" calcext:value-type="string">
            <text:p>U</text:p>
          </table:table-cell>
          <table:table-cell table:style-name="ce41" table:formula="of:=[$'Vzorci vnosov'.$A$6]" office:value-type="string" office:string-value="KVIT" calcext:value-type="string">
            <text:p>KVIT</text:p>
          </table:table-cell>
          <table:table-cell table:style-name="ce45" office:value-type="string" calcext:value-type="string">
            <text:p>Brez</text:p>
          </table:table-cell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Op</text:p>
          </table:table-cell>
          <table:table-cell table:style-name="ce1" table:number-columns-repeated="1002"/>
        </table:table-row>
        <table:table-row table:style-name="ro6">
          <table:table-cell table:style-name="ce19" office:value-type="date" office:date-value="2009-12-01" calcext:value-type="date">
            <text:p>1. dec. 09</text:p>
          </table:table-cell>
          <table:table-cell table:style-name="ce161" table:formula="of:=TEXT([.A2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office:value-type="string" calcext:value-type="string">
            <text:p>MIR</text:p>
          </table:table-cell>
          <table:table-cell table:style-name="ce28" office:value-type="string" calcext:value-type="string">
            <text:p>PIN</text:p>
          </table:table-cell>
          <table:table-cell table:style-name="ce166" table:formula="of:=COUNTIF([.C2:.K2];&quot;☻&quot;)+COUNTIF([.C2:.K2];&quot;52☻&quot;)+COUNTIF([.C2:.K2];&quot;51☻&quot;)+COUNTIF([.C2:.K2];&quot;1☻&quot;)+COUNTIF([.C2:.K2];&quot;KVIT☻&quot;)+COUNTIF([.C2:.K2];&quot;U☻&quot;)" office:value-type="float" office:value="1" calcext:value-type="float">
            <text:p>1</text:p>
          </table:table-cell>
          <table:table-cell table:style-name="ce167" table:formula="of:=COUNTIF([.C2:.K2];&quot;51&quot;)+COUNTIF([.C2:.K2];&quot;51$&quot;)+COUNTIF([.C2:.K2];&quot;51☻&quot;)" office:value-type="float" office:value="1" calcext:value-type="float">
            <text:p>1</text:p>
          </table:table-cell>
          <table:table-cell table:style-name="ce167" table:formula="of:=COUNTIF([.C2:.K2];&quot;52&quot;)+COUNTIF([.C2:.K2];&quot;52$&quot;)+COUNTIF([.C2:.K2];&quot;52☻&quot;)" office:value-type="float" office:value="1" calcext:value-type="float">
            <text:p>1</text:p>
          </table:table-cell>
          <table:table-cell table:style-name="ce168" table:formula="of:=COUNTIF([.C2:.K2];&quot;12-20&quot;)+COUNTIF([.C2:.K2];&quot;2&quot;)" office:value-type="float" office:value="0" calcext:value-type="float">
            <text:p>0</text:p>
          </table:table-cell>
          <table:table-cell table:style-name="ce169" table:formula="of:=COUNTIF([.C2:.K2];&quot;U&quot;)+COUNTIF([.C2:.K2];&quot;U☻&quot;)+COUNTIF([.C2:.K2];&quot;U☺&quot;)" office:value-type="float" office:value="0" calcext:value-type="float">
            <text:p>0</text:p>
          </table:table-cell>
          <table:table-cell table:style-name="ce169" table:formula="of:=COUNTIF([.C2:.K2];&quot;KVIT&quot;)+COUNTIF([.C2:.K2];&quot;KVIT☻&quot;)+COUNTIF([.C2:.K2];&quot;kvit$&quot;)" office:value-type="float" office:value="2" calcext:value-type="float">
            <text:p>2</text:p>
          </table:table-cell>
          <table:table-cell table:style-name="ce170" table:formula="of:=COUNTBLANK([.C2:.K2])" office:value-type="float" office:value="0" calcext:value-type="float">
            <text:p>0</text:p>
          </table:table-cell>
          <table:table-cell table:style-name="ce171" table:formula="of:=COUNTIF([.C2:.K2];&quot;x&quot;)" office:value-type="float" office:value="1" calcext:value-type="float">
            <text:p>1</text:p>
          </table:table-cell>
          <table:table-cell table:style-name="ce172" table:formula="of:=COUNTIF([.C2:.K2];&quot;51&quot;)+COUNTIF([.C2:.K2];&quot;51☻&quot;)+COUNTIF([.C2:.K2];&quot;2&quot;)+COUNTIF([.C2:.K2];&quot;52&quot;)+COUNTIF([.C2:.K2];&quot;52☻&quot;)+COUNTIF([.C2:.K2];&quot;51$&quot;)+COUNTIF([.C2:.K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1001"/>
        </table:table-row>
        <table:table-row table:style-name="ro6">
          <table:table-cell table:style-name="ce19" office:value-type="date" office:date-value="2009-12-02" calcext:value-type="date">
            <text:p>2. dec. 09</text:p>
          </table:table-cell>
          <table:table-cell table:style-name="ce161" table:formula="of:=TEXT([.A3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office:value-type="string" calcext:value-type="string">
            <office:annotation draw:style-name="gr2" draw:text-style-name="P2" svg:width="2.876cm" svg:height="1.019cm" svg:x="15.725cm" svg:y="-0.013cm" draw:caption-point-x="-0.566cm" draw:caption-point-y="1.427cm">
              <dc:date>2022-03-22T00:00:00</dc:date>
              <text:p text:style-name="P1">2.,10,16,18,25 gradišek</text:p>
            </office:annotation>
            <text:p>GRM</text:p>
          </table:table-cell>
          <table:table-cell table:style-name="ce28" office:value-type="string" calcext:value-type="string">
            <text:p>PIN</text:p>
          </table:table-cell>
          <table:table-cell table:style-name="ce166" table:formula="of:=COUNTIF([.C3:.K3];&quot;☻&quot;)+COUNTIF([.C3:.K3];&quot;52☻&quot;)+COUNTIF([.C3:.K3];&quot;51☻&quot;)+COUNTIF([.C3:.K3];&quot;1☻&quot;)+COUNTIF([.C3:.K3];&quot;KVIT☻&quot;)+COUNTIF([.C3:.K3];&quot;U☻&quot;)" office:value-type="float" office:value="1" calcext:value-type="float">
            <text:p>1</text:p>
          </table:table-cell>
          <table:table-cell table:style-name="ce167" table:formula="of:=COUNTIF([.C3:.K3];&quot;51&quot;)+COUNTIF([.C3:.K3];&quot;51$&quot;)+COUNTIF([.C3:.K3];&quot;51☻&quot;)" office:value-type="float" office:value="2" calcext:value-type="float">
            <text:p>2</text:p>
          </table:table-cell>
          <table:table-cell table:style-name="ce167" table:formula="of:=COUNTIF([.C3:.K3];&quot;52&quot;)+COUNTIF([.C3:.K3];&quot;52$&quot;)+COUNTIF([.C3:.K3];&quot;52☻&quot;)" office:value-type="float" office:value="1" calcext:value-type="float">
            <text:p>1</text:p>
          </table:table-cell>
          <table:table-cell table:style-name="ce168" table:formula="of:=COUNTIF([.C3:.K3];&quot;12-20&quot;)+COUNTIF([.C3:.K3];&quot;2&quot;)" office:value-type="float" office:value="0" calcext:value-type="float">
            <text:p>0</text:p>
          </table:table-cell>
          <table:table-cell table:style-name="ce169" table:formula="of:=COUNTIF([.C3:.K3];&quot;U&quot;)+COUNTIF([.C3:.K3];&quot;U☻&quot;)+COUNTIF([.C3:.K3];&quot;U☺&quot;)" office:value-type="float" office:value="0" calcext:value-type="float">
            <text:p>0</text:p>
          </table:table-cell>
          <table:table-cell table:style-name="ce169" table:formula="of:=COUNTIF([.C3:.K3];&quot;KVIT&quot;)+COUNTIF([.C3:.K3];&quot;KVIT☻&quot;)+COUNTIF([.C3:.K3];&quot;kvit$&quot;)" office:value-type="float" office:value="2" calcext:value-type="float">
            <text:p>2</text:p>
          </table:table-cell>
          <table:table-cell table:style-name="ce170" table:formula="of:=COUNTBLANK([.C3:.K3])" office:value-type="float" office:value="0" calcext:value-type="float">
            <text:p>0</text:p>
          </table:table-cell>
          <table:table-cell table:style-name="ce171" table:formula="of:=COUNTIF([.C3:.K3];&quot;x&quot;)" office:value-type="float" office:value="1" calcext:value-type="float">
            <text:p>1</text:p>
          </table:table-cell>
          <table:table-cell table:style-name="ce172" table:formula="of:=COUNTIF([.C3:.K3];&quot;51&quot;)+COUNTIF([.C3:.K3];&quot;51☻&quot;)+COUNTIF([.C3:.K3];&quot;2&quot;)+COUNTIF([.C3:.K3];&quot;52&quot;)+COUNTIF([.C3:.K3];&quot;52☻&quot;)+COUNTIF([.C3:.K3];&quot;51$&quot;)+COUNTIF([.C3:.K3];&quot;52$&quot;)" office:value-type="float" office:value="3" calcext:value-type="float">
            <text:p>3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03" calcext:value-type="date">
            <text:p>3. dec. 09</text:p>
          </table:table-cell>
          <table:table-cell table:style-name="ce161" table:formula="of:=TEXT([.A4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office:value-type="string" calcext:value-type="string">
            <office:annotation draw:style-name="gr32" draw:text-style-name="P12" svg:width="2.876cm" svg:height="3.503cm" svg:x="15.725cm" svg:y="0.586cm" draw:caption-point-x="-0.566cm" draw:caption-point-y="1.53cm">
              <dc:date>2022-03-22T00:00:00</dc:date>
              <text:p text:style-name="P11">NE od 17.12. do 27.12. (odsoten)</text:p>
              <text:p text:style-name="P11">Bi pa prosil 3.12. (bi šel 4 dop rad na Pub Med, je spet).</text:p>
            </office:annotation>
            <text:p>POT</text:p>
          </table:table-cell>
          <table:table-cell table:style-name="ce28" office:value-type="string" calcext:value-type="string">
            <text:p>PIN</text:p>
          </table:table-cell>
          <table:table-cell table:style-name="ce166" table:formula="of:=COUNTIF([.C4:.K4];&quot;☻&quot;)+COUNTIF([.C4:.K4];&quot;52☻&quot;)+COUNTIF([.C4:.K4];&quot;51☻&quot;)+COUNTIF([.C4:.K4];&quot;1☻&quot;)+COUNTIF([.C4:.K4];&quot;KVIT☻&quot;)+COUNTIF([.C4:.K4];&quot;U☻&quot;)" office:value-type="float" office:value="1" calcext:value-type="float">
            <text:p>1</text:p>
          </table:table-cell>
          <table:table-cell table:style-name="ce167" table:formula="of:=COUNTIF([.C4:.K4];&quot;51&quot;)+COUNTIF([.C4:.K4];&quot;51$&quot;)+COUNTIF([.C4:.K4];&quot;51☻&quot;)" office:value-type="float" office:value="1" calcext:value-type="float">
            <text:p>1</text:p>
          </table:table-cell>
          <table:table-cell table:style-name="ce167" table:formula="of:=COUNTIF([.C4:.K4];&quot;52&quot;)+COUNTIF([.C4:.K4];&quot;52$&quot;)+COUNTIF([.C4:.K4];&quot;52☻&quot;)" office:value-type="float" office:value="1" calcext:value-type="float">
            <text:p>1</text:p>
          </table:table-cell>
          <table:table-cell table:style-name="ce168" table:formula="of:=COUNTIF([.C4:.K4];&quot;12-20&quot;)+COUNTIF([.C4:.K4];&quot;2&quot;)" office:value-type="float" office:value="0" calcext:value-type="float">
            <text:p>0</text:p>
          </table:table-cell>
          <table:table-cell table:style-name="ce169" table:formula="of:=COUNTIF([.C4:.K4];&quot;U&quot;)+COUNTIF([.C4:.K4];&quot;U☻&quot;)+COUNTIF([.C4:.K4];&quot;U☺&quot;)" office:value-type="float" office:value="0" calcext:value-type="float">
            <text:p>0</text:p>
          </table:table-cell>
          <table:table-cell table:style-name="ce169" table:formula="of:=COUNTIF([.C4:.K4];&quot;KVIT&quot;)+COUNTIF([.C4:.K4];&quot;KVIT☻&quot;)+COUNTIF([.C4:.K4];&quot;kvit$&quot;)" office:value-type="float" office:value="3" calcext:value-type="float">
            <text:p>3</text:p>
          </table:table-cell>
          <table:table-cell table:style-name="ce170" table:formula="of:=COUNTBLANK([.C4:.K4])" office:value-type="float" office:value="0" calcext:value-type="float">
            <text:p>0</text:p>
          </table:table-cell>
          <table:table-cell table:style-name="ce171" table:formula="of:=COUNTIF([.C4:.K4];&quot;x&quot;)" office:value-type="float" office:value="1" calcext:value-type="float">
            <text:p>1</text:p>
          </table:table-cell>
          <table:table-cell table:style-name="ce172" table:formula="of:=COUNTIF([.C4:.K4];&quot;51&quot;)+COUNTIF([.C4:.K4];&quot;51☻&quot;)+COUNTIF([.C4:.K4];&quot;2&quot;)+COUNTIF([.C4:.K4];&quot;52&quot;)+COUNTIF([.C4:.K4];&quot;52☻&quot;)+COUNTIF([.C4:.K4];&quot;51$&quot;)+COUNTIF([.C4:.K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04" calcext:value-type="date">
            <text:p>4. dec. 09</text:p>
          </table:table-cell>
          <table:table-cell table:style-name="ce161" table:formula="of:=TEXT([.A5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3" office:value-type="string" calcext:value-type="string">
            <text:p><text:span text:style-name="T13">☻</text:span><text:span text:style-name="T14">RTG</text:span></text:p>
          </table:table-cell>
          <table:table-cell table:style-name="ce88" office:value-type="string" calcext:value-type="string">
            <text:p>DAN</text:p>
          </table:table-cell>
          <table:table-cell table:style-name="ce28" office:value-type="string" calcext:value-type="string">
            <text:p>ROD</text:p>
          </table:table-cell>
          <table:table-cell table:style-name="ce166" table:formula="of:=COUNTIF([.C5:.K5];&quot;☻&quot;)+COUNTIF([.C5:.K5];&quot;52☻&quot;)+COUNTIF([.C5:.K5];&quot;51☻&quot;)+COUNTIF([.C5:.K5];&quot;1☻&quot;)+COUNTIF([.C5:.K5];&quot;KVIT☻&quot;)+COUNTIF([.C5:.K5];&quot;U☻&quot;)" office:value-type="float" office:value="0" calcext:value-type="float">
            <text:p>0</text:p>
          </table:table-cell>
          <table:table-cell table:style-name="ce167" table:formula="of:=COUNTIF([.C5:.K5];&quot;51&quot;)+COUNTIF([.C5:.K5];&quot;51$&quot;)+COUNTIF([.C5:.K5];&quot;51☻&quot;)" office:value-type="float" office:value="1" calcext:value-type="float">
            <text:p>1</text:p>
          </table:table-cell>
          <table:table-cell table:style-name="ce167" table:formula="of:=COUNTIF([.C5:.K5];&quot;52&quot;)+COUNTIF([.C5:.K5];&quot;52$&quot;)+COUNTIF([.C5:.K5];&quot;52☻&quot;)" office:value-type="float" office:value="1" calcext:value-type="float">
            <text:p>1</text:p>
          </table:table-cell>
          <table:table-cell table:style-name="ce168" table:formula="of:=COUNTIF([.C5:.K5];&quot;12-20&quot;)+COUNTIF([.C5:.K5];&quot;2&quot;)" office:value-type="float" office:value="0" calcext:value-type="float">
            <text:p>0</text:p>
          </table:table-cell>
          <table:table-cell table:style-name="ce169" table:formula="of:=COUNTIF([.C5:.K5];&quot;U&quot;)+COUNTIF([.C5:.K5];&quot;U☻&quot;)+COUNTIF([.C5:.K5];&quot;U☺&quot;)" office:value-type="float" office:value="0" calcext:value-type="float">
            <text:p>0</text:p>
          </table:table-cell>
          <table:table-cell table:style-name="ce169" table:formula="of:=COUNTIF([.C5:.K5];&quot;KVIT&quot;)+COUNTIF([.C5:.K5];&quot;KVIT☻&quot;)+COUNTIF([.C5:.K5];&quot;kvit$&quot;)" office:value-type="float" office:value="2" calcext:value-type="float">
            <text:p>2</text:p>
          </table:table-cell>
          <table:table-cell table:style-name="ce170" table:formula="of:=COUNTBLANK([.C5:.K5])" office:value-type="float" office:value="0" calcext:value-type="float">
            <text:p>0</text:p>
          </table:table-cell>
          <table:table-cell table:style-name="ce171" table:formula="of:=COUNTIF([.C5:.K5];&quot;x&quot;)" office:value-type="float" office:value="1" calcext:value-type="float">
            <text:p>1</text:p>
          </table:table-cell>
          <table:table-cell table:style-name="ce172" table:formula="of:=COUNTIF([.C5:.K5];&quot;51&quot;)+COUNTIF([.C5:.K5];&quot;51☻&quot;)+COUNTIF([.C5:.K5];&quot;2&quot;)+COUNTIF([.C5:.K5];&quot;52&quot;)+COUNTIF([.C5:.K5];&quot;52☻&quot;)+COUNTIF([.C5:.K5];&quot;51$&quot;)+COUNTIF([.C5:.K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05" calcext:value-type="date">
            <text:p>5. dec. 09</text:p>
          </table:table-cell>
          <table:table-cell table:style-name="ce161" table:formula="of:=TEXT([.A6];&quot;Ddd&quot;)" office:value-type="string" office:string-value="sob" calcext:value-type="string">
            <text:p>sob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 table:number-columns-repeated="2"/>
          <table:table-cell table:style-name="ce3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/>
          <table:table-cell table:style-name="ce78" office:value-type="string" calcext:value-type="string">
            <text:p>DAN</text:p>
          </table:table-cell>
          <table:table-cell table:style-name="ce78" office:value-type="string" calcext:value-type="string">
            <text:p>KNE</text:p>
          </table:table-cell>
          <table:table-cell table:style-name="ce166" table:formula="of:=COUNTIF([.C6:.K6];&quot;☻&quot;)+COUNTIF([.C6:.K6];&quot;52☻&quot;)+COUNTIF([.C6:.K6];&quot;51☻&quot;)+COUNTIF([.C6:.K6];&quot;1☻&quot;)+COUNTIF([.C6:.K6];&quot;KVIT☻&quot;)+COUNTIF([.C6:.K6];&quot;U☻&quot;)" office:value-type="float" office:value="1" calcext:value-type="float">
            <text:p>1</text:p>
          </table:table-cell>
          <table:table-cell table:style-name="ce167" table:formula="of:=COUNTIF([.C6:.K6];&quot;51&quot;)+COUNTIF([.C6:.K6];&quot;51$&quot;)+COUNTIF([.C6:.K6];&quot;51☻&quot;)" office:value-type="float" office:value="0" calcext:value-type="float">
            <text:p>0</text:p>
          </table:table-cell>
          <table:table-cell table:style-name="ce167" table:formula="of:=COUNTIF([.C6:.K6];&quot;52&quot;)+COUNTIF([.C6:.K6];&quot;52$&quot;)+COUNTIF([.C6:.K6];&quot;52☻&quot;)" office:value-type="float" office:value="0" calcext:value-type="float">
            <text:p>0</text:p>
          </table:table-cell>
          <table:table-cell table:style-name="ce168" table:formula="of:=COUNTIF([.C6:.K6];&quot;12-20&quot;)+COUNTIF([.C6:.K6];&quot;2&quot;)" office:value-type="float" office:value="0" calcext:value-type="float">
            <text:p>0</text:p>
          </table:table-cell>
          <table:table-cell table:style-name="ce169" table:formula="of:=COUNTIF([.C6:.K6];&quot;U&quot;)+COUNTIF([.C6:.K6];&quot;U☻&quot;)+COUNTIF([.C6:.K6];&quot;U☺&quot;)" office:value-type="float" office:value="0" calcext:value-type="float">
            <text:p>0</text:p>
          </table:table-cell>
          <table:table-cell table:style-name="ce169" table:formula="of:=COUNTIF([.C6:.K6];&quot;KVIT&quot;)+COUNTIF([.C6:.K6];&quot;KVIT☻&quot;)+COUNTIF([.C6:.K6];&quot;kvit$&quot;)" office:value-type="float" office:value="0" calcext:value-type="float">
            <text:p>0</text:p>
          </table:table-cell>
          <table:table-cell table:style-name="ce170" table:formula="of:=COUNTBLANK([.C6:.K6])" office:value-type="float" office:value="7" calcext:value-type="float">
            <text:p>7</text:p>
          </table:table-cell>
          <table:table-cell table:style-name="ce171" table:formula="of:=COUNTIF([.C6:.K6];&quot;x&quot;)" office:value-type="float" office:value="0" calcext:value-type="float">
            <text:p>0</text:p>
          </table:table-cell>
          <table:table-cell table:style-name="ce172" table:formula="of:=COUNTIF([.C6:.K6];&quot;51&quot;)+COUNTIF([.C6:.K6];&quot;51☻&quot;)+COUNTIF([.C6:.K6];&quot;2&quot;)+COUNTIF([.C6:.K6];&quot;52&quot;)+COUNTIF([.C6:.K6];&quot;52☻&quot;)+COUNTIF([.C6:.K6];&quot;51$&quot;)+COUNTIF([.C6:.K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06" calcext:value-type="date">
            <text:p>6. dec. 09</text:p>
          </table:table-cell>
          <table:table-cell table:style-name="ce161" table:formula="of:=TEXT([.A7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29" table:number-columns-repeated="2"/>
          <table:table-cell table:style-name="ce78" office:value-type="string" calcext:value-type="string">
            <text:p>AND</text:p>
          </table:table-cell>
          <table:table-cell table:style-name="ce78" office:value-type="string" calcext:value-type="string">
            <text:p>KNE</text:p>
          </table:table-cell>
          <table:table-cell table:style-name="ce166" table:formula="of:=COUNTIF([.C7:.K7];&quot;☻&quot;)+COUNTIF([.C7:.K7];&quot;52☻&quot;)+COUNTIF([.C7:.K7];&quot;51☻&quot;)+COUNTIF([.C7:.K7];&quot;1☻&quot;)+COUNTIF([.C7:.K7];&quot;KVIT☻&quot;)+COUNTIF([.C7:.K7];&quot;U☻&quot;)" office:value-type="float" office:value="1" calcext:value-type="float">
            <text:p>1</text:p>
          </table:table-cell>
          <table:table-cell table:style-name="ce167" table:formula="of:=COUNTIF([.C7:.K7];&quot;51&quot;)+COUNTIF([.C7:.K7];&quot;51$&quot;)+COUNTIF([.C7:.K7];&quot;51☻&quot;)" office:value-type="float" office:value="0" calcext:value-type="float">
            <text:p>0</text:p>
          </table:table-cell>
          <table:table-cell table:style-name="ce167" table:formula="of:=COUNTIF([.C7:.K7];&quot;52&quot;)+COUNTIF([.C7:.K7];&quot;52$&quot;)+COUNTIF([.C7:.K7];&quot;52☻&quot;)" office:value-type="float" office:value="0" calcext:value-type="float">
            <text:p>0</text:p>
          </table:table-cell>
          <table:table-cell table:style-name="ce168" table:formula="of:=COUNTIF([.C7:.K7];&quot;12-20&quot;)+COUNTIF([.C7:.K7];&quot;2&quot;)" office:value-type="float" office:value="0" calcext:value-type="float">
            <text:p>0</text:p>
          </table:table-cell>
          <table:table-cell table:style-name="ce169" table:formula="of:=COUNTIF([.C7:.K7];&quot;U&quot;)+COUNTIF([.C7:.K7];&quot;U☻&quot;)+COUNTIF([.C7:.K7];&quot;U☺&quot;)" office:value-type="float" office:value="0" calcext:value-type="float">
            <text:p>0</text:p>
          </table:table-cell>
          <table:table-cell table:style-name="ce169" table:formula="of:=COUNTIF([.C7:.K7];&quot;KVIT&quot;)+COUNTIF([.C7:.K7];&quot;KVIT☻&quot;)+COUNTIF([.C7:.K7];&quot;kvit$&quot;)" office:value-type="float" office:value="0" calcext:value-type="float">
            <text:p>0</text:p>
          </table:table-cell>
          <table:table-cell table:style-name="ce170" table:formula="of:=COUNTBLANK([.C7:.K7])" office:value-type="float" office:value="7" calcext:value-type="float">
            <text:p>7</text:p>
          </table:table-cell>
          <table:table-cell table:style-name="ce171" table:formula="of:=COUNTIF([.C7:.K7];&quot;x&quot;)" office:value-type="float" office:value="0" calcext:value-type="float">
            <text:p>0</text:p>
          </table:table-cell>
          <table:table-cell table:style-name="ce172" table:formula="of:=COUNTIF([.C7:.K7];&quot;51&quot;)+COUNTIF([.C7:.K7];&quot;51☻&quot;)+COUNTIF([.C7:.K7];&quot;2&quot;)+COUNTIF([.C7:.K7];&quot;52&quot;)+COUNTIF([.C7:.K7];&quot;52☻&quot;)+COUNTIF([.C7:.K7];&quot;51$&quot;)+COUNTIF([.C7:.K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07" calcext:value-type="date">
            <text:p>7. dec. 09</text:p>
          </table:table-cell>
          <table:table-cell table:style-name="ce161" table:formula="of:=TEXT([.A8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office:annotation draw:style-name="gr17" draw:text-style-name="P12" svg:width="2.906cm" svg:height="2.106cm" svg:x="12.121cm" svg:y="3.377cm" draw:caption-point-x="-0.566cm" draw:caption-point-y="1.547cm">
              <dc:date>2022-03-22T00:00:00</dc:date>
              <text:p text:style-name="P11">priroje ih srčnih napak bo od 7. do 10. decembra.</text:p>
            </office:annotation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KNE</text:p>
          </table:table-cell>
          <table:table-cell table:style-name="ce166" table:formula="of:=COUNTIF([.C8:.K8];&quot;☻&quot;)+COUNTIF([.C8:.K8];&quot;52☻&quot;)+COUNTIF([.C8:.K8];&quot;51☻&quot;)+COUNTIF([.C8:.K8];&quot;1☻&quot;)+COUNTIF([.C8:.K8];&quot;KVIT☻&quot;)+COUNTIF([.C8:.K8];&quot;U☻&quot;)" office:value-type="float" office:value="1" calcext:value-type="float">
            <text:p>1</text:p>
          </table:table-cell>
          <table:table-cell table:style-name="ce167" table:formula="of:=COUNTIF([.C8:.K8];&quot;51&quot;)+COUNTIF([.C8:.K8];&quot;51$&quot;)+COUNTIF([.C8:.K8];&quot;51☻&quot;)" office:value-type="float" office:value="1" calcext:value-type="float">
            <text:p>1</text:p>
          </table:table-cell>
          <table:table-cell table:style-name="ce167" table:formula="of:=COUNTIF([.C8:.K8];&quot;52&quot;)+COUNTIF([.C8:.K8];&quot;52$&quot;)+COUNTIF([.C8:.K8];&quot;52☻&quot;)" office:value-type="float" office:value="1" calcext:value-type="float">
            <text:p>1</text:p>
          </table:table-cell>
          <table:table-cell table:style-name="ce168" table:formula="of:=COUNTIF([.C8:.K8];&quot;12-20&quot;)+COUNTIF([.C8:.K8];&quot;2&quot;)" office:value-type="float" office:value="0" calcext:value-type="float">
            <text:p>0</text:p>
          </table:table-cell>
          <table:table-cell table:style-name="ce169" table:formula="of:=COUNTIF([.C8:.K8];&quot;U&quot;)+COUNTIF([.C8:.K8];&quot;U☻&quot;)+COUNTIF([.C8:.K8];&quot;U☺&quot;)" office:value-type="float" office:value="0" calcext:value-type="float">
            <text:p>0</text:p>
          </table:table-cell>
          <table:table-cell table:style-name="ce169" table:formula="of:=COUNTIF([.C8:.K8];&quot;KVIT&quot;)+COUNTIF([.C8:.K8];&quot;KVIT☻&quot;)+COUNTIF([.C8:.K8];&quot;kvit$&quot;)" office:value-type="float" office:value="3" calcext:value-type="float">
            <text:p>3</text:p>
          </table:table-cell>
          <table:table-cell table:style-name="ce170" table:formula="of:=COUNTBLANK([.C8:.K8])" office:value-type="float" office:value="0" calcext:value-type="float">
            <text:p>0</text:p>
          </table:table-cell>
          <table:table-cell table:style-name="ce171" table:formula="of:=COUNTIF([.C8:.K8];&quot;x&quot;)" office:value-type="float" office:value="1" calcext:value-type="float">
            <text:p>1</text:p>
          </table:table-cell>
          <table:table-cell table:style-name="ce172" table:formula="of:=COUNTIF([.C8:.K8];&quot;51&quot;)+COUNTIF([.C8:.K8];&quot;51☻&quot;)+COUNTIF([.C8:.K8];&quot;2&quot;)+COUNTIF([.C8:.K8];&quot;52&quot;)+COUNTIF([.C8:.K8];&quot;52☻&quot;)+COUNTIF([.C8:.K8];&quot;51$&quot;)+COUNTIF([.C8:.K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08" calcext:value-type="date">
            <text:p>8. dec. 09</text:p>
          </table:table-cell>
          <table:table-cell table:style-name="ce161" table:formula="of:=TEXT([.A9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88" office:value-type="string" calcext:value-type="string">
            <text:p>ROD</text:p>
          </table:table-cell>
          <table:table-cell table:style-name="ce28" office:value-type="string" calcext:value-type="string">
            <text:p>KNE</text:p>
          </table:table-cell>
          <table:table-cell table:style-name="ce166" table:formula="of:=COUNTIF([.C9:.K9];&quot;☻&quot;)+COUNTIF([.C9:.K9];&quot;52☻&quot;)+COUNTIF([.C9:.K9];&quot;51☻&quot;)+COUNTIF([.C9:.K9];&quot;1☻&quot;)+COUNTIF([.C9:.K9];&quot;KVIT☻&quot;)+COUNTIF([.C9:.K9];&quot;U☻&quot;)" office:value-type="float" office:value="1" calcext:value-type="float">
            <text:p>1</text:p>
          </table:table-cell>
          <table:table-cell table:style-name="ce167" table:formula="of:=COUNTIF([.C9:.K9];&quot;51&quot;)+COUNTIF([.C9:.K9];&quot;51$&quot;)+COUNTIF([.C9:.K9];&quot;51☻&quot;)" office:value-type="float" office:value="1" calcext:value-type="float">
            <text:p>1</text:p>
          </table:table-cell>
          <table:table-cell table:style-name="ce167" table:formula="of:=COUNTIF([.C9:.K9];&quot;52&quot;)+COUNTIF([.C9:.K9];&quot;52$&quot;)+COUNTIF([.C9:.K9];&quot;52☻&quot;)" office:value-type="float" office:value="1" calcext:value-type="float">
            <text:p>1</text:p>
          </table:table-cell>
          <table:table-cell table:style-name="ce168" table:formula="of:=COUNTIF([.C9:.K9];&quot;12-20&quot;)+COUNTIF([.C9:.K9];&quot;2&quot;)" office:value-type="float" office:value="0" calcext:value-type="float">
            <text:p>0</text:p>
          </table:table-cell>
          <table:table-cell table:style-name="ce169" table:formula="of:=COUNTIF([.C9:.K9];&quot;U&quot;)+COUNTIF([.C9:.K9];&quot;U☻&quot;)+COUNTIF([.C9:.K9];&quot;U☺&quot;)" office:value-type="float" office:value="0" calcext:value-type="float">
            <text:p>0</text:p>
          </table:table-cell>
          <table:table-cell table:style-name="ce169" table:formula="of:=COUNTIF([.C9:.K9];&quot;KVIT&quot;)+COUNTIF([.C9:.K9];&quot;KVIT☻&quot;)+COUNTIF([.C9:.K9];&quot;kvit$&quot;)" office:value-type="float" office:value="3" calcext:value-type="float">
            <text:p>3</text:p>
          </table:table-cell>
          <table:table-cell table:style-name="ce170" table:formula="of:=COUNTBLANK([.C9:.K9])" office:value-type="float" office:value="0" calcext:value-type="float">
            <text:p>0</text:p>
          </table:table-cell>
          <table:table-cell table:style-name="ce171" table:formula="of:=COUNTIF([.C9:.K9];&quot;x&quot;)" office:value-type="float" office:value="1" calcext:value-type="float">
            <text:p>1</text:p>
          </table:table-cell>
          <table:table-cell table:style-name="ce172" table:formula="of:=COUNTIF([.C9:.K9];&quot;51&quot;)+COUNTIF([.C9:.K9];&quot;51☻&quot;)+COUNTIF([.C9:.K9];&quot;2&quot;)+COUNTIF([.C9:.K9];&quot;52&quot;)+COUNTIF([.C9:.K9];&quot;52☻&quot;)+COUNTIF([.C9:.K9];&quot;51$&quot;)+COUNTIF([.C9:.K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09" calcext:value-type="date">
            <text:p>9. dec. 09</text:p>
          </table:table-cell>
          <table:table-cell table:style-name="ce161" table:formula="of:=TEXT([.A10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office:value-type="string" calcext:value-type="string">
            <office:annotation draw:style-name="gr33" draw:text-style-name="P12" svg:width="2.876cm" svg:height="3.51cm" svg:x="15.725cm" svg:y="4.781cm" draw:caption-point-x="-0.566cm" draw:caption-point-y="1.547cm">
              <dc:date>2022-03-22T00:00:00</dc:date>
              <text:p text:style-name="P11">NE od 17.12. do 27.12. (odsoten)</text:p>
              <text:p text:style-name="P11">Bi pa prosil 3.12. (bi šel 4 dop rad na Pub Med, je spet).</text:p>
            </office:annotation>
            <text:p>POT</text:p>
          </table:table-cell>
          <table:table-cell table:style-name="ce28" office:value-type="string" calcext:value-type="string">
            <text:p>KNE</text:p>
          </table:table-cell>
          <table:table-cell table:style-name="ce166" table:formula="of:=COUNTIF([.C10:.K10];&quot;☻&quot;)+COUNTIF([.C10:.K10];&quot;52☻&quot;)+COUNTIF([.C10:.K10];&quot;51☻&quot;)+COUNTIF([.C10:.K10];&quot;1☻&quot;)+COUNTIF([.C10:.K10];&quot;KVIT☻&quot;)+COUNTIF([.C10:.K10];&quot;U☻&quot;)" office:value-type="float" office:value="1" calcext:value-type="float">
            <text:p>1</text:p>
          </table:table-cell>
          <table:table-cell table:style-name="ce167" table:formula="of:=COUNTIF([.C10:.K10];&quot;51&quot;)+COUNTIF([.C10:.K10];&quot;51$&quot;)+COUNTIF([.C10:.K10];&quot;51☻&quot;)" office:value-type="float" office:value="2" calcext:value-type="float">
            <text:p>2</text:p>
          </table:table-cell>
          <table:table-cell table:style-name="ce167" table:formula="of:=COUNTIF([.C10:.K10];&quot;52&quot;)+COUNTIF([.C10:.K10];&quot;52$&quot;)+COUNTIF([.C10:.K10];&quot;52☻&quot;)" office:value-type="float" office:value="1" calcext:value-type="float">
            <text:p>1</text:p>
          </table:table-cell>
          <table:table-cell table:style-name="ce168" table:formula="of:=COUNTIF([.C10:.K10];&quot;12-20&quot;)+COUNTIF([.C10:.K10];&quot;2&quot;)" office:value-type="float" office:value="0" calcext:value-type="float">
            <text:p>0</text:p>
          </table:table-cell>
          <table:table-cell table:style-name="ce169" table:formula="of:=COUNTIF([.C10:.K10];&quot;U&quot;)+COUNTIF([.C10:.K10];&quot;U☻&quot;)+COUNTIF([.C10:.K10];&quot;U☺&quot;)" office:value-type="float" office:value="0" calcext:value-type="float">
            <text:p>0</text:p>
          </table:table-cell>
          <table:table-cell table:style-name="ce169" table:formula="of:=COUNTIF([.C10:.K10];&quot;KVIT&quot;)+COUNTIF([.C10:.K10];&quot;KVIT☻&quot;)+COUNTIF([.C10:.K10];&quot;kvit$&quot;)" office:value-type="float" office:value="2" calcext:value-type="float">
            <text:p>2</text:p>
          </table:table-cell>
          <table:table-cell table:style-name="ce170" table:formula="of:=COUNTBLANK([.C10:.K10])" office:value-type="float" office:value="0" calcext:value-type="float">
            <text:p>0</text:p>
          </table:table-cell>
          <table:table-cell table:style-name="ce171" table:formula="of:=COUNTIF([.C10:.K10];&quot;x&quot;)" office:value-type="float" office:value="1" calcext:value-type="float">
            <text:p>1</text:p>
          </table:table-cell>
          <table:table-cell table:style-name="ce172" table:formula="of:=COUNTIF([.C10:.K10];&quot;51&quot;)+COUNTIF([.C10:.K10];&quot;51☻&quot;)+COUNTIF([.C10:.K10];&quot;2&quot;)+COUNTIF([.C10:.K10];&quot;52&quot;)+COUNTIF([.C10:.K10];&quot;52☻&quot;)+COUNTIF([.C10:.K10];&quot;51$&quot;)+COUNTIF([.C10:.K10];&quot;52$&quot;)" office:value-type="float" office:value="3" calcext:value-type="float">
            <text:p>3</text:p>
          </table:table-cell>
          <table:table-cell table:style-name="ce3" table:formula="of:=[$'Vzorci vnosov'.$A$10]" office:value-type="string" office:string-value="12-20" calcext:value-type="string">
            <text:p>12-20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0" calcext:value-type="date">
            <text:p>10. dec. 09</text:p>
          </table:table-cell>
          <table:table-cell table:style-name="ce161" table:formula="of:=TEXT([.A11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office:annotation draw:style-name="gr9" draw:text-style-name="P2" svg:width="2.876cm" svg:height="1.814cm" svg:x="15.725cm" svg:y="5.483cm" draw:caption-point-x="-0.566cm" draw:caption-point-y="1.547cm">
              <dc:date>2022-03-22T00:00:00</dc:date>
              <text:p text:style-name="P1">2.,10,16,18,25 gradišek</text:p>
            </office:annotation>
            <text:p>GRM</text:p>
          </table:table-cell>
          <table:table-cell table:style-name="ce28" office:value-type="string" calcext:value-type="string">
            <text:p>ŠOŠ</text:p>
          </table:table-cell>
          <table:table-cell table:style-name="ce166" table:formula="of:=COUNTIF([.C11:.K11];&quot;☻&quot;)+COUNTIF([.C11:.K11];&quot;52☻&quot;)+COUNTIF([.C11:.K11];&quot;51☻&quot;)+COUNTIF([.C11:.K11];&quot;1☻&quot;)+COUNTIF([.C11:.K11];&quot;KVIT☻&quot;)+COUNTIF([.C11:.K11];&quot;U☻&quot;)" office:value-type="float" office:value="1" calcext:value-type="float">
            <text:p>1</text:p>
          </table:table-cell>
          <table:table-cell table:style-name="ce167" table:formula="of:=COUNTIF([.C11:.K11];&quot;51&quot;)+COUNTIF([.C11:.K11];&quot;51$&quot;)+COUNTIF([.C11:.K11];&quot;51☻&quot;)" office:value-type="float" office:value="1" calcext:value-type="float">
            <text:p>1</text:p>
          </table:table-cell>
          <table:table-cell table:style-name="ce167" table:formula="of:=COUNTIF([.C11:.K11];&quot;52&quot;)+COUNTIF([.C11:.K11];&quot;52$&quot;)+COUNTIF([.C11:.K11];&quot;52☻&quot;)" office:value-type="float" office:value="1" calcext:value-type="float">
            <text:p>1</text:p>
          </table:table-cell>
          <table:table-cell table:style-name="ce168" table:formula="of:=COUNTIF([.C11:.K11];&quot;12-20&quot;)+COUNTIF([.C11:.K11];&quot;2&quot;)" office:value-type="float" office:value="0" calcext:value-type="float">
            <text:p>0</text:p>
          </table:table-cell>
          <table:table-cell table:style-name="ce169" table:formula="of:=COUNTIF([.C11:.K11];&quot;U&quot;)+COUNTIF([.C11:.K11];&quot;U☻&quot;)+COUNTIF([.C11:.K11];&quot;U☺&quot;)" office:value-type="float" office:value="0" calcext:value-type="float">
            <text:p>0</text:p>
          </table:table-cell>
          <table:table-cell table:style-name="ce169" table:formula="of:=COUNTIF([.C11:.K11];&quot;KVIT&quot;)+COUNTIF([.C11:.K11];&quot;KVIT☻&quot;)+COUNTIF([.C11:.K11];&quot;kvit$&quot;)" office:value-type="float" office:value="3" calcext:value-type="float">
            <text:p>3</text:p>
          </table:table-cell>
          <table:table-cell table:style-name="ce170" table:formula="of:=COUNTBLANK([.C11:.K11])" office:value-type="float" office:value="0" calcext:value-type="float">
            <text:p>0</text:p>
          </table:table-cell>
          <table:table-cell table:style-name="ce171" table:formula="of:=COUNTIF([.C11:.K11];&quot;x&quot;)" office:value-type="float" office:value="0" calcext:value-type="float">
            <text:p>0</text:p>
          </table:table-cell>
          <table:table-cell table:style-name="ce172" table:formula="of:=COUNTIF([.C11:.K11];&quot;51&quot;)+COUNTIF([.C11:.K11];&quot;51☻&quot;)+COUNTIF([.C11:.K11];&quot;2&quot;)+COUNTIF([.C11:.K11];&quot;52&quot;)+COUNTIF([.C11:.K11];&quot;52☻&quot;)+COUNTIF([.C11:.K11];&quot;51$&quot;)+COUNTIF([.C11:.K11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1" calcext:value-type="date">
            <text:p>11. dec. 09</text:p>
          </table:table-cell>
          <table:table-cell table:style-name="ce161" table:formula="of:=TEXT([.A12];&quot;Ddd&quot;)" office:value-type="string" office:string-value="pet" calcext:value-type="string">
            <text:p>p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KNE</text:p>
          </table:table-cell>
          <table:table-cell table:style-name="ce166" table:formula="of:=COUNTIF([.C12:.K12];&quot;☻&quot;)+COUNTIF([.C12:.K12];&quot;52☻&quot;)+COUNTIF([.C12:.K12];&quot;51☻&quot;)+COUNTIF([.C12:.K12];&quot;1☻&quot;)+COUNTIF([.C12:.K12];&quot;KVIT☻&quot;)+COUNTIF([.C12:.K12];&quot;U☻&quot;)" office:value-type="float" office:value="1" calcext:value-type="float">
            <text:p>1</text:p>
          </table:table-cell>
          <table:table-cell table:style-name="ce167" table:formula="of:=COUNTIF([.C12:.K12];&quot;51&quot;)+COUNTIF([.C12:.K12];&quot;51$&quot;)+COUNTIF([.C12:.K12];&quot;51☻&quot;)" office:value-type="float" office:value="1" calcext:value-type="float">
            <text:p>1</text:p>
          </table:table-cell>
          <table:table-cell table:style-name="ce167" table:formula="of:=COUNTIF([.C12:.K12];&quot;52&quot;)+COUNTIF([.C12:.K12];&quot;52$&quot;)+COUNTIF([.C12:.K12];&quot;52☻&quot;)" office:value-type="float" office:value="0" calcext:value-type="float">
            <text:p>0</text:p>
          </table:table-cell>
          <table:table-cell table:style-name="ce168" table:formula="of:=COUNTIF([.C12:.K12];&quot;12-20&quot;)+COUNTIF([.C12:.K12];&quot;2&quot;)" office:value-type="float" office:value="0" calcext:value-type="float">
            <text:p>0</text:p>
          </table:table-cell>
          <table:table-cell table:style-name="ce169" table:formula="of:=COUNTIF([.C12:.K12];&quot;U&quot;)+COUNTIF([.C12:.K12];&quot;U☻&quot;)+COUNTIF([.C12:.K12];&quot;U☺&quot;)" office:value-type="float" office:value="0" calcext:value-type="float">
            <text:p>0</text:p>
          </table:table-cell>
          <table:table-cell table:style-name="ce169" table:formula="of:=COUNTIF([.C12:.K12];&quot;KVIT&quot;)+COUNTIF([.C12:.K12];&quot;KVIT☻&quot;)+COUNTIF([.C12:.K12];&quot;kvit$&quot;)" office:value-type="float" office:value="2" calcext:value-type="float">
            <text:p>2</text:p>
          </table:table-cell>
          <table:table-cell table:style-name="ce170" table:formula="of:=COUNTBLANK([.C12:.K12])" office:value-type="float" office:value="0" calcext:value-type="float">
            <text:p>0</text:p>
          </table:table-cell>
          <table:table-cell table:style-name="ce171" table:formula="of:=COUNTIF([.C12:.K12];&quot;x&quot;)" office:value-type="float" office:value="2" calcext:value-type="float">
            <text:p>2</text:p>
          </table:table-cell>
          <table:table-cell table:style-name="ce172" table:formula="of:=COUNTIF([.C12:.K12];&quot;51&quot;)+COUNTIF([.C12:.K12];&quot;51☻&quot;)+COUNTIF([.C12:.K12];&quot;2&quot;)+COUNTIF([.C12:.K12];&quot;52&quot;)+COUNTIF([.C12:.K12];&quot;52☻&quot;)+COUNTIF([.C12:.K12];&quot;51$&quot;)+COUNTIF([.C12:.K12];&quot;52$&quot;)" office:value-type="float" office:value="1" calcext:value-type="float">
            <text:p>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2" calcext:value-type="date">
            <text:p>12. dec. 09</text:p>
          </table:table-cell>
          <table:table-cell table:style-name="ce161" table:formula="of:=TEXT([.A13];&quot;Ddd&quot;)" office:value-type="string" office:string-value="sob" calcext:value-type="string">
            <text:p>sob</text:p>
          </table:table-cell>
          <table:table-cell table:style-name="ce30">
            <office:annotation draw:style-name="gr17" draw:text-style-name="P12" svg:width="2.905cm" svg:height="2.106cm" svg:x="4.94cm" svg:y="6.887cm" draw:caption-point-x="-0.592cm" draw:caption-point-y="1.547cm">
              <dc:date>2022-03-22T00:00:00</dc:date>
              <text:p text:style-name="P11">12. in 13. dec. ne razpišeš za dežurstvo in pripravljenost</text:p>
            </office:annotation>
          </table:table-cell>
          <table:table-cell table:style-name="ce29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2"/>
          <table:table-cell table:style-name="ce29">
            <office:annotation draw:style-name="gr24" draw:text-style-name="P12" svg:width="2.905cm" svg:height="1.631cm" svg:x="13.323cm" svg:y="6.886cm" draw:caption-point-x="-0.566cm" draw:caption-point-y="1.548cm">
              <dc:date>2022-03-22T00:00:00</dc:date>
              <text:p text:style-name="P11">nebi bil dežuren 12. in 27.12</text:p>
            </office:annotation>
          </table:table-cell>
          <table:table-cell table:style-name="ce29"/>
          <table:table-cell table:style-name="ce78" office:value-type="string" calcext:value-type="string">
            <text:p>KON</text:p>
          </table:table-cell>
          <table:table-cell table:style-name="ce78" office:value-type="string" calcext:value-type="string">
            <text:p>AND</text:p>
          </table:table-cell>
          <table:table-cell table:style-name="ce166" table:formula="of:=COUNTIF([.C13:.K13];&quot;☻&quot;)+COUNTIF([.C13:.K13];&quot;52☻&quot;)+COUNTIF([.C13:.K13];&quot;51☻&quot;)+COUNTIF([.C13:.K13];&quot;1☻&quot;)+COUNTIF([.C13:.K13];&quot;KVIT☻&quot;)+COUNTIF([.C13:.K13];&quot;U☻&quot;)" office:value-type="float" office:value="1" calcext:value-type="float">
            <text:p>1</text:p>
          </table:table-cell>
          <table:table-cell table:style-name="ce167" table:formula="of:=COUNTIF([.C13:.K13];&quot;51&quot;)+COUNTIF([.C13:.K13];&quot;51$&quot;)+COUNTIF([.C13:.K13];&quot;51☻&quot;)" office:value-type="float" office:value="0" calcext:value-type="float">
            <text:p>0</text:p>
          </table:table-cell>
          <table:table-cell table:style-name="ce167" table:formula="of:=COUNTIF([.C13:.K13];&quot;52&quot;)+COUNTIF([.C13:.K13];&quot;52$&quot;)+COUNTIF([.C13:.K13];&quot;52☻&quot;)" office:value-type="float" office:value="0" calcext:value-type="float">
            <text:p>0</text:p>
          </table:table-cell>
          <table:table-cell table:style-name="ce168" table:formula="of:=COUNTIF([.C13:.K13];&quot;12-20&quot;)+COUNTIF([.C13:.K13];&quot;2&quot;)" office:value-type="float" office:value="0" calcext:value-type="float">
            <text:p>0</text:p>
          </table:table-cell>
          <table:table-cell table:style-name="ce169" table:formula="of:=COUNTIF([.C13:.K13];&quot;U&quot;)+COUNTIF([.C13:.K13];&quot;U☻&quot;)+COUNTIF([.C13:.K13];&quot;U☺&quot;)" office:value-type="float" office:value="0" calcext:value-type="float">
            <text:p>0</text:p>
          </table:table-cell>
          <table:table-cell table:style-name="ce169" table:formula="of:=COUNTIF([.C13:.K13];&quot;KVIT&quot;)+COUNTIF([.C13:.K13];&quot;KVIT☻&quot;)+COUNTIF([.C13:.K13];&quot;kvit$&quot;)" office:value-type="float" office:value="0" calcext:value-type="float">
            <text:p>0</text:p>
          </table:table-cell>
          <table:table-cell table:style-name="ce170" table:formula="of:=COUNTBLANK([.C13:.K13])" office:value-type="float" office:value="7" calcext:value-type="float">
            <text:p>7</text:p>
          </table:table-cell>
          <table:table-cell table:style-name="ce171" table:formula="of:=COUNTIF([.C13:.K13];&quot;x&quot;)" office:value-type="float" office:value="0" calcext:value-type="float">
            <text:p>0</text:p>
          </table:table-cell>
          <table:table-cell table:style-name="ce172" table:formula="of:=COUNTIF([.C13:.K13];&quot;51&quot;)+COUNTIF([.C13:.K13];&quot;51☻&quot;)+COUNTIF([.C13:.K13];&quot;2&quot;)+COUNTIF([.C13:.K13];&quot;52&quot;)+COUNTIF([.C13:.K13];&quot;52☻&quot;)+COUNTIF([.C13:.K13];&quot;51$&quot;)+COUNTIF([.C13:.K13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3" calcext:value-type="date">
            <text:p>13. dec. 09</text:p>
          </table:table-cell>
          <table:table-cell table:style-name="ce161" table:formula="of:=TEXT([.A14];&quot;Ddd&quot;)" office:value-type="string" office:string-value="ned" calcext:value-type="string">
            <text:p>ned</text:p>
          </table:table-cell>
          <table:table-cell table:style-name="ce30"/>
          <table:table-cell table:style-name="ce29"/>
          <table:table-cell table:style-name="ce31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2"/>
          <table:table-cell table:style-name="ce29" table:number-columns-repeated="2"/>
          <table:table-cell table:style-name="ce114" office:value-type="string" calcext:value-type="string">
            <office:annotation draw:style-name="gr32" draw:text-style-name="P12" svg:width="2.876cm" svg:height="3.503cm" svg:x="15.725cm" svg:y="7.579cm" draw:caption-point-x="-0.566cm" draw:caption-point-y="1.557cm">
              <dc:date>2022-03-22T00:00:00</dc:date>
              <text:p text:style-name="P11">NE od 17.12. do 27.12. (odsoten)</text:p>
              <text:p text:style-name="P11">Bi pa prosil 3.12. (bi šel 4 dop rad na Pub Med, je spet).</text:p>
            </office:annotation>
            <text:p>POT</text:p>
          </table:table-cell>
          <table:table-cell table:style-name="ce78" office:value-type="string" calcext:value-type="string">
            <text:p>DAN</text:p>
          </table:table-cell>
          <table:table-cell table:style-name="ce166" table:formula="of:=COUNTIF([.C14:.K14];&quot;☻&quot;)+COUNTIF([.C14:.K14];&quot;52☻&quot;)+COUNTIF([.C14:.K14];&quot;51☻&quot;)+COUNTIF([.C14:.K14];&quot;1☻&quot;)+COUNTIF([.C14:.K14];&quot;KVIT☻&quot;)+COUNTIF([.C14:.K14];&quot;U☻&quot;)" office:value-type="float" office:value="1" calcext:value-type="float">
            <text:p>1</text:p>
          </table:table-cell>
          <table:table-cell table:style-name="ce167" table:formula="of:=COUNTIF([.C14:.K14];&quot;51&quot;)+COUNTIF([.C14:.K14];&quot;51$&quot;)+COUNTIF([.C14:.K14];&quot;51☻&quot;)" office:value-type="float" office:value="0" calcext:value-type="float">
            <text:p>0</text:p>
          </table:table-cell>
          <table:table-cell table:style-name="ce167" table:formula="of:=COUNTIF([.C14:.K14];&quot;52&quot;)+COUNTIF([.C14:.K14];&quot;52$&quot;)+COUNTIF([.C14:.K14];&quot;52☻&quot;)" office:value-type="float" office:value="0" calcext:value-type="float">
            <text:p>0</text:p>
          </table:table-cell>
          <table:table-cell table:style-name="ce168" table:formula="of:=COUNTIF([.C14:.K14];&quot;12-20&quot;)+COUNTIF([.C14:.K14];&quot;2&quot;)" office:value-type="float" office:value="0" calcext:value-type="float">
            <text:p>0</text:p>
          </table:table-cell>
          <table:table-cell table:style-name="ce169" table:formula="of:=COUNTIF([.C14:.K14];&quot;U&quot;)+COUNTIF([.C14:.K14];&quot;U☻&quot;)+COUNTIF([.C14:.K14];&quot;U☺&quot;)" office:value-type="float" office:value="0" calcext:value-type="float">
            <text:p>0</text:p>
          </table:table-cell>
          <table:table-cell table:style-name="ce169" table:formula="of:=COUNTIF([.C14:.K14];&quot;KVIT&quot;)+COUNTIF([.C14:.K14];&quot;KVIT☻&quot;)+COUNTIF([.C14:.K14];&quot;kvit$&quot;)" office:value-type="float" office:value="0" calcext:value-type="float">
            <text:p>0</text:p>
          </table:table-cell>
          <table:table-cell table:style-name="ce170" table:formula="of:=COUNTBLANK([.C14:.K14])" office:value-type="float" office:value="8" calcext:value-type="float">
            <text:p>8</text:p>
          </table:table-cell>
          <table:table-cell table:style-name="ce171" table:formula="of:=COUNTIF([.C14:.K14];&quot;x&quot;)" office:value-type="float" office:value="0" calcext:value-type="float">
            <text:p>0</text:p>
          </table:table-cell>
          <table:table-cell table:style-name="ce172" table:formula="of:=COUNTIF([.C14:.K14];&quot;51&quot;)+COUNTIF([.C14:.K14];&quot;51☻&quot;)+COUNTIF([.C14:.K14];&quot;2&quot;)+COUNTIF([.C14:.K14];&quot;52&quot;)+COUNTIF([.C14:.K14];&quot;52☻&quot;)+COUNTIF([.C14:.K14];&quot;51$&quot;)+COUNTIF([.C14:.K14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4" calcext:value-type="date">
            <text:p>14. dec. 09</text:p>
          </table:table-cell>
          <table:table-cell table:style-name="ce161" table:formula="of:=TEXT([.A15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88" office:value-type="string" calcext:value-type="string">
            <text:p>ROD</text:p>
          </table:table-cell>
          <table:table-cell table:style-name="ce28" office:value-type="string" calcext:value-type="string">
            <text:p>ŠOŠ</text:p>
          </table:table-cell>
          <table:table-cell table:style-name="ce166" table:formula="of:=COUNTIF([.C15:.K15];&quot;☻&quot;)+COUNTIF([.C15:.K15];&quot;52☻&quot;)+COUNTIF([.C15:.K15];&quot;51☻&quot;)+COUNTIF([.C15:.K15];&quot;1☻&quot;)+COUNTIF([.C15:.K15];&quot;KVIT☻&quot;)+COUNTIF([.C15:.K15];&quot;U☻&quot;)" office:value-type="float" office:value="1" calcext:value-type="float">
            <text:p>1</text:p>
          </table:table-cell>
          <table:table-cell table:style-name="ce167" table:formula="of:=COUNTIF([.C15:.K15];&quot;51&quot;)+COUNTIF([.C15:.K15];&quot;51$&quot;)+COUNTIF([.C15:.K15];&quot;51☻&quot;)" office:value-type="float" office:value="0" calcext:value-type="float">
            <text:p>0</text:p>
          </table:table-cell>
          <table:table-cell table:style-name="ce167" table:formula="of:=COUNTIF([.C15:.K15];&quot;52&quot;)+COUNTIF([.C15:.K15];&quot;52$&quot;)+COUNTIF([.C15:.K15];&quot;52☻&quot;)" office:value-type="float" office:value="1" calcext:value-type="float">
            <text:p>1</text:p>
          </table:table-cell>
          <table:table-cell table:style-name="ce168" table:formula="of:=COUNTIF([.C15:.K15];&quot;12-20&quot;)+COUNTIF([.C15:.K15];&quot;2&quot;)" office:value-type="float" office:value="0" calcext:value-type="float">
            <text:p>0</text:p>
          </table:table-cell>
          <table:table-cell table:style-name="ce169" table:formula="of:=COUNTIF([.C15:.K15];&quot;U&quot;)+COUNTIF([.C15:.K15];&quot;U☻&quot;)+COUNTIF([.C15:.K15];&quot;U☺&quot;)" office:value-type="float" office:value="0" calcext:value-type="float">
            <text:p>0</text:p>
          </table:table-cell>
          <table:table-cell table:style-name="ce169" table:formula="of:=COUNTIF([.C15:.K15];&quot;KVIT&quot;)+COUNTIF([.C15:.K15];&quot;KVIT☻&quot;)+COUNTIF([.C15:.K15];&quot;kvit$&quot;)" office:value-type="float" office:value="4" calcext:value-type="float">
            <text:p>4</text:p>
          </table:table-cell>
          <table:table-cell table:style-name="ce170" table:formula="of:=COUNTBLANK([.C15:.K15])" office:value-type="float" office:value="0" calcext:value-type="float">
            <text:p>0</text:p>
          </table:table-cell>
          <table:table-cell table:style-name="ce171" table:formula="of:=COUNTIF([.C15:.K15];&quot;x&quot;)" office:value-type="float" office:value="1" calcext:value-type="float">
            <text:p>1</text:p>
          </table:table-cell>
          <table:table-cell table:style-name="ce172" table:formula="of:=COUNTIF([.C15:.K15];&quot;51&quot;)+COUNTIF([.C15:.K15];&quot;51☻&quot;)+COUNTIF([.C15:.K15];&quot;2&quot;)+COUNTIF([.C15:.K15];&quot;52&quot;)+COUNTIF([.C15:.K15];&quot;52☻&quot;)+COUNTIF([.C15:.K15];&quot;51$&quot;)+COUNTIF([.C15:.K15];&quot;52$&quot;)" office:value-type="float" office:value="1" calcext:value-type="float">
            <text:p>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5" calcext:value-type="date">
            <text:p>15. dec. 09</text:p>
          </table:table-cell>
          <table:table-cell table:style-name="ce161" table:formula="of:=TEXT([.A16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ŠOŠ</text:p>
          </table:table-cell>
          <table:table-cell table:style-name="ce166" table:formula="of:=COUNTIF([.C16:.K16];&quot;☻&quot;)+COUNTIF([.C16:.K16];&quot;52☻&quot;)+COUNTIF([.C16:.K16];&quot;51☻&quot;)+COUNTIF([.C16:.K16];&quot;1☻&quot;)+COUNTIF([.C16:.K16];&quot;KVIT☻&quot;)+COUNTIF([.C16:.K16];&quot;U☻&quot;)" office:value-type="float" office:value="1" calcext:value-type="float">
            <text:p>1</text:p>
          </table:table-cell>
          <table:table-cell table:style-name="ce167" table:formula="of:=COUNTIF([.C16:.K16];&quot;51&quot;)+COUNTIF([.C16:.K16];&quot;51$&quot;)+COUNTIF([.C16:.K16];&quot;51☻&quot;)" office:value-type="float" office:value="1" calcext:value-type="float">
            <text:p>1</text:p>
          </table:table-cell>
          <table:table-cell table:style-name="ce167" table:formula="of:=COUNTIF([.C16:.K16];&quot;52&quot;)+COUNTIF([.C16:.K16];&quot;52$&quot;)+COUNTIF([.C16:.K16];&quot;52☻&quot;)" office:value-type="float" office:value="1" calcext:value-type="float">
            <text:p>1</text:p>
          </table:table-cell>
          <table:table-cell table:style-name="ce168" table:formula="of:=COUNTIF([.C16:.K16];&quot;12-20&quot;)+COUNTIF([.C16:.K16];&quot;2&quot;)" office:value-type="float" office:value="0" calcext:value-type="float">
            <text:p>0</text:p>
          </table:table-cell>
          <table:table-cell table:style-name="ce169" table:formula="of:=COUNTIF([.C16:.K16];&quot;U&quot;)+COUNTIF([.C16:.K16];&quot;U☻&quot;)+COUNTIF([.C16:.K16];&quot;U☺&quot;)" office:value-type="float" office:value="0" calcext:value-type="float">
            <text:p>0</text:p>
          </table:table-cell>
          <table:table-cell table:style-name="ce169" table:formula="of:=COUNTIF([.C16:.K16];&quot;KVIT&quot;)+COUNTIF([.C16:.K16];&quot;KVIT☻&quot;)+COUNTIF([.C16:.K16];&quot;kvit$&quot;)" office:value-type="float" office:value="3" calcext:value-type="float">
            <text:p>3</text:p>
          </table:table-cell>
          <table:table-cell table:style-name="ce170" table:formula="of:=COUNTBLANK([.C16:.K16])" office:value-type="float" office:value="0" calcext:value-type="float">
            <text:p>0</text:p>
          </table:table-cell>
          <table:table-cell table:style-name="ce171" table:formula="of:=COUNTIF([.C16:.K16];&quot;x&quot;)" office:value-type="float" office:value="2" calcext:value-type="float">
            <text:p>2</text:p>
          </table:table-cell>
          <table:table-cell table:style-name="ce172" table:formula="of:=COUNTIF([.C16:.K16];&quot;51&quot;)+COUNTIF([.C16:.K16];&quot;51☻&quot;)+COUNTIF([.C16:.K16];&quot;2&quot;)+COUNTIF([.C16:.K16];&quot;52&quot;)+COUNTIF([.C16:.K16];&quot;52☻&quot;)+COUNTIF([.C16:.K16];&quot;51$&quot;)+COUNTIF([.C16:.K16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6" calcext:value-type="date">
            <text:p>16. dec. 09</text:p>
          </table:table-cell>
          <table:table-cell table:style-name="ce161" table:formula="of:=TEXT([.A17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office:value-type="string" calcext:value-type="string">
            <office:annotation draw:style-name="gr8" draw:text-style-name="P2" svg:width="2.876cm" svg:height="1.841cm" svg:x="15.725cm" svg:y="9.669cm" draw:caption-point-x="-0.566cm" draw:caption-point-y="1.573cm">
              <dc:date>2022-03-22T00:00:00</dc:date>
              <text:p text:style-name="P1">2.,10,16,18,25 gradišek</text:p>
            </office:annotation>
            <text:p>GRM</text:p>
          </table:table-cell>
          <table:table-cell table:style-name="ce28" office:value-type="string" calcext:value-type="string">
            <text:p>ŠOŠ</text:p>
          </table:table-cell>
          <table:table-cell table:style-name="ce166" table:formula="of:=COUNTIF([.C17:.K17];&quot;☻&quot;)+COUNTIF([.C17:.K17];&quot;52☻&quot;)+COUNTIF([.C17:.K17];&quot;51☻&quot;)+COUNTIF([.C17:.K17];&quot;1☻&quot;)+COUNTIF([.C17:.K17];&quot;KVIT☻&quot;)+COUNTIF([.C17:.K17];&quot;U☻&quot;)" office:value-type="float" office:value="1" calcext:value-type="float">
            <text:p>1</text:p>
          </table:table-cell>
          <table:table-cell table:style-name="ce167" table:formula="of:=COUNTIF([.C17:.K17];&quot;51&quot;)+COUNTIF([.C17:.K17];&quot;51$&quot;)+COUNTIF([.C17:.K17];&quot;51☻&quot;)" office:value-type="float" office:value="1" calcext:value-type="float">
            <text:p>1</text:p>
          </table:table-cell>
          <table:table-cell table:style-name="ce167" table:formula="of:=COUNTIF([.C17:.K17];&quot;52&quot;)+COUNTIF([.C17:.K17];&quot;52$&quot;)+COUNTIF([.C17:.K17];&quot;52☻&quot;)" office:value-type="float" office:value="2" calcext:value-type="float">
            <text:p>2</text:p>
          </table:table-cell>
          <table:table-cell table:style-name="ce168" table:formula="of:=COUNTIF([.C17:.K17];&quot;12-20&quot;)+COUNTIF([.C17:.K17];&quot;2&quot;)" office:value-type="float" office:value="0" calcext:value-type="float">
            <text:p>0</text:p>
          </table:table-cell>
          <table:table-cell table:style-name="ce169" table:formula="of:=COUNTIF([.C17:.K17];&quot;U&quot;)+COUNTIF([.C17:.K17];&quot;U☻&quot;)+COUNTIF([.C17:.K17];&quot;U☺&quot;)" office:value-type="float" office:value="0" calcext:value-type="float">
            <text:p>0</text:p>
          </table:table-cell>
          <table:table-cell table:style-name="ce169" table:formula="of:=COUNTIF([.C17:.K17];&quot;KVIT&quot;)+COUNTIF([.C17:.K17];&quot;KVIT☻&quot;)+COUNTIF([.C17:.K17];&quot;kvit$&quot;)" office:value-type="float" office:value="1" calcext:value-type="float">
            <text:p>1</text:p>
          </table:table-cell>
          <table:table-cell table:style-name="ce170" table:formula="of:=COUNTBLANK([.C17:.K17])" office:value-type="float" office:value="0" calcext:value-type="float">
            <text:p>0</text:p>
          </table:table-cell>
          <table:table-cell table:style-name="ce171" table:formula="of:=COUNTIF([.C17:.K17];&quot;x&quot;)" office:value-type="float" office:value="1" calcext:value-type="float">
            <text:p>1</text:p>
          </table:table-cell>
          <table:table-cell table:style-name="ce172" table:formula="of:=COUNTIF([.C17:.K17];&quot;51&quot;)+COUNTIF([.C17:.K17];&quot;51☻&quot;)+COUNTIF([.C17:.K17];&quot;2&quot;)+COUNTIF([.C17:.K17];&quot;52&quot;)+COUNTIF([.C17:.K17];&quot;52☻&quot;)+COUNTIF([.C17:.K17];&quot;51$&quot;)+COUNTIF([.C17:.K17];&quot;52$&quot;)" office:value-type="float" office:value="3" calcext:value-type="float">
            <text:p>3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7" calcext:value-type="date">
            <text:p>17. dec. 09</text:p>
          </table:table-cell>
          <table:table-cell table:style-name="ce161" table:formula="of:=TEXT([.A18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" office:value-type="string" calcext:value-type="string">
            <text:p>RTG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" office:value-type="string" calcext:value-type="string">
            <text:p>RTG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MŠŠ</text:p>
          </table:table-cell>
          <table:table-cell table:style-name="ce166" table:formula="of:=COUNTIF([.C18:.K18];&quot;☻&quot;)+COUNTIF([.C18:.K18];&quot;52☻&quot;)+COUNTIF([.C18:.K18];&quot;51☻&quot;)+COUNTIF([.C18:.K18];&quot;1☻&quot;)+COUNTIF([.C18:.K18];&quot;KVIT☻&quot;)+COUNTIF([.C18:.K18];&quot;U☻&quot;)" office:value-type="float" office:value="1" calcext:value-type="float">
            <text:p>1</text:p>
          </table:table-cell>
          <table:table-cell table:style-name="ce167" table:formula="of:=COUNTIF([.C18:.K18];&quot;51&quot;)+COUNTIF([.C18:.K18];&quot;51$&quot;)+COUNTIF([.C18:.K18];&quot;51☻&quot;)" office:value-type="float" office:value="1" calcext:value-type="float">
            <text:p>1</text:p>
          </table:table-cell>
          <table:table-cell table:style-name="ce167" table:formula="of:=COUNTIF([.C18:.K18];&quot;52&quot;)+COUNTIF([.C18:.K18];&quot;52$&quot;)+COUNTIF([.C18:.K18];&quot;52☻&quot;)" office:value-type="float" office:value="1" calcext:value-type="float">
            <text:p>1</text:p>
          </table:table-cell>
          <table:table-cell table:style-name="ce168" table:formula="of:=COUNTIF([.C18:.K18];&quot;12-20&quot;)+COUNTIF([.C18:.K18];&quot;2&quot;)" office:value-type="float" office:value="0" calcext:value-type="float">
            <text:p>0</text:p>
          </table:table-cell>
          <table:table-cell table:style-name="ce169" table:formula="of:=COUNTIF([.C18:.K18];&quot;U&quot;)+COUNTIF([.C18:.K18];&quot;U☻&quot;)+COUNTIF([.C18:.K18];&quot;U☺&quot;)" office:value-type="float" office:value="0" calcext:value-type="float">
            <text:p>0</text:p>
          </table:table-cell>
          <table:table-cell table:style-name="ce169" table:formula="of:=COUNTIF([.C18:.K18];&quot;KVIT&quot;)+COUNTIF([.C18:.K18];&quot;KVIT☻&quot;)+COUNTIF([.C18:.K18];&quot;kvit$&quot;)" office:value-type="float" office:value="2" calcext:value-type="float">
            <text:p>2</text:p>
          </table:table-cell>
          <table:table-cell table:style-name="ce170" table:formula="of:=COUNTBLANK([.C18:.K18])" office:value-type="float" office:value="0" calcext:value-type="float">
            <text:p>0</text:p>
          </table:table-cell>
          <table:table-cell table:style-name="ce171" table:formula="of:=COUNTIF([.C18:.K18];&quot;x&quot;)" office:value-type="float" office:value="0" calcext:value-type="float">
            <text:p>0</text:p>
          </table:table-cell>
          <table:table-cell table:style-name="ce172" table:formula="of:=COUNTIF([.C18:.K18];&quot;51&quot;)+COUNTIF([.C18:.K18];&quot;51☻&quot;)+COUNTIF([.C18:.K18];&quot;2&quot;)+COUNTIF([.C18:.K18];&quot;52&quot;)+COUNTIF([.C18:.K18];&quot;52☻&quot;)+COUNTIF([.C18:.K18];&quot;51$&quot;)+COUNTIF([.C18:.K18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8" calcext:value-type="date">
            <text:p>18. dec. 09</text:p>
          </table:table-cell>
          <table:table-cell table:style-name="ce161" table:formula="of:=TEXT([.A19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office:annotation draw:style-name="gr27" draw:text-style-name="P12" svg:width="2.905cm" svg:height="3.035cm" svg:x="8.544cm" svg:y="11.072cm" draw:caption-point-x="-0.592cm" draw:caption-point-y="1.574cm">
              <dc:date>2022-03-22T00:00:00</dc:date>
              <text:p text:style-name="P11">dopust v petek 18. ter prost ta vikend in letni dopust od 24.do 1.1.2010. </text:p>
              <text:p text:style-name="P11"/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" office:value-type="string" calcext:value-type="string">
            <text:p>RTG</text:p>
          </table:table-cell>
          <table:table-cell table:style-name="ce5" office:value-type="string" calcext:value-type="string">
            <office:annotation draw:style-name="gr9" draw:text-style-name="P2" svg:width="2.876cm" svg:height="1.814cm" svg:x="15.725cm" svg:y="11.073cm" draw:caption-point-x="-0.566cm" draw:caption-point-y="1.573cm">
              <dc:date>2022-03-22T00:00:00</dc:date>
              <text:p text:style-name="P1">2.,10,16,18,25 gradišek</text:p>
            </office:annotation>
            <text:p>GRM</text:p>
          </table:table-cell>
          <table:table-cell table:style-name="ce28" office:value-type="string" calcext:value-type="string">
            <text:p>MŠŠ</text:p>
          </table:table-cell>
          <table:table-cell table:style-name="ce166" table:formula="of:=COUNTIF([.C19:.K19];&quot;☻&quot;)+COUNTIF([.C19:.K19];&quot;52☻&quot;)+COUNTIF([.C19:.K19];&quot;51☻&quot;)+COUNTIF([.C19:.K19];&quot;1☻&quot;)+COUNTIF([.C19:.K19];&quot;KVIT☻&quot;)+COUNTIF([.C19:.K19];&quot;U☻&quot;)" office:value-type="float" office:value="1" calcext:value-type="float">
            <text:p>1</text:p>
          </table:table-cell>
          <table:table-cell table:style-name="ce167" table:formula="of:=COUNTIF([.C19:.K19];&quot;51&quot;)+COUNTIF([.C19:.K19];&quot;51$&quot;)+COUNTIF([.C19:.K19];&quot;51☻&quot;)" office:value-type="float" office:value="1" calcext:value-type="float">
            <text:p>1</text:p>
          </table:table-cell>
          <table:table-cell table:style-name="ce167" table:formula="of:=COUNTIF([.C19:.K19];&quot;52&quot;)+COUNTIF([.C19:.K19];&quot;52$&quot;)+COUNTIF([.C19:.K19];&quot;52☻&quot;)" office:value-type="float" office:value="1" calcext:value-type="float">
            <text:p>1</text:p>
          </table:table-cell>
          <table:table-cell table:style-name="ce168" table:formula="of:=COUNTIF([.C19:.K19];&quot;12-20&quot;)+COUNTIF([.C19:.K19];&quot;2&quot;)" office:value-type="float" office:value="0" calcext:value-type="float">
            <text:p>0</text:p>
          </table:table-cell>
          <table:table-cell table:style-name="ce169" table:formula="of:=COUNTIF([.C19:.K19];&quot;U&quot;)+COUNTIF([.C19:.K19];&quot;U☻&quot;)+COUNTIF([.C19:.K19];&quot;U☺&quot;)" office:value-type="float" office:value="0" calcext:value-type="float">
            <text:p>0</text:p>
          </table:table-cell>
          <table:table-cell table:style-name="ce169" table:formula="of:=COUNTIF([.C19:.K19];&quot;KVIT&quot;)+COUNTIF([.C19:.K19];&quot;KVIT☻&quot;)+COUNTIF([.C19:.K19];&quot;kvit$&quot;)" office:value-type="float" office:value="1" calcext:value-type="float">
            <text:p>1</text:p>
          </table:table-cell>
          <table:table-cell table:style-name="ce170" table:formula="of:=COUNTBLANK([.C19:.K19])" office:value-type="float" office:value="0" calcext:value-type="float">
            <text:p>0</text:p>
          </table:table-cell>
          <table:table-cell table:style-name="ce171" table:formula="of:=COUNTIF([.C19:.K19];&quot;x&quot;)" office:value-type="float" office:value="1" calcext:value-type="float">
            <text:p>1</text:p>
          </table:table-cell>
          <table:table-cell table:style-name="ce172" table:formula="of:=COUNTIF([.C19:.K19];&quot;51&quot;)+COUNTIF([.C19:.K19];&quot;51☻&quot;)+COUNTIF([.C19:.K19];&quot;2&quot;)+COUNTIF([.C19:.K19];&quot;52&quot;)+COUNTIF([.C19:.K19];&quot;52☻&quot;)+COUNTIF([.C19:.K19];&quot;51$&quot;)+COUNTIF([.C19:.K19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19" calcext:value-type="date">
            <text:p>19. dec. 09</text:p>
          </table:table-cell>
          <table:table-cell table:style-name="ce161" table:formula="of:=TEXT([.A20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29"/>
          <table:table-cell table:style-name="ce31"/>
          <table:table-cell table:style-name="ce36"/>
          <table:table-cell table:style-name="ce37"/>
          <table:table-cell table:style-name="ce36" table:number-columns-repeated="2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8" office:value-type="string" calcext:value-type="string">
            <text:p>KOS</text:p>
          </table:table-cell>
          <table:table-cell table:style-name="ce78" office:value-type="string" calcext:value-type="string">
            <text:p>ŠOŠ</text:p>
          </table:table-cell>
          <table:table-cell table:style-name="ce166" table:formula="of:=COUNTIF([.C20:.K20];&quot;☻&quot;)+COUNTIF([.C20:.K20];&quot;52☻&quot;)+COUNTIF([.C20:.K20];&quot;51☻&quot;)+COUNTIF([.C20:.K20];&quot;1☻&quot;)+COUNTIF([.C20:.K20];&quot;KVIT☻&quot;)+COUNTIF([.C20:.K20];&quot;U☻&quot;)" office:value-type="float" office:value="1" calcext:value-type="float">
            <text:p>1</text:p>
          </table:table-cell>
          <table:table-cell table:style-name="ce167" table:formula="of:=COUNTIF([.C20:.K20];&quot;51&quot;)+COUNTIF([.C20:.K20];&quot;51$&quot;)+COUNTIF([.C20:.K20];&quot;51☻&quot;)" office:value-type="float" office:value="0" calcext:value-type="float">
            <text:p>0</text:p>
          </table:table-cell>
          <table:table-cell table:style-name="ce167" table:formula="of:=COUNTIF([.C20:.K20];&quot;52&quot;)+COUNTIF([.C20:.K20];&quot;52$&quot;)+COUNTIF([.C20:.K20];&quot;52☻&quot;)" office:value-type="float" office:value="0" calcext:value-type="float">
            <text:p>0</text:p>
          </table:table-cell>
          <table:table-cell table:style-name="ce168" table:formula="of:=COUNTIF([.C20:.K20];&quot;12-20&quot;)+COUNTIF([.C20:.K20];&quot;2&quot;)" office:value-type="float" office:value="0" calcext:value-type="float">
            <text:p>0</text:p>
          </table:table-cell>
          <table:table-cell table:style-name="ce169" table:formula="of:=COUNTIF([.C20:.K20];&quot;U&quot;)+COUNTIF([.C20:.K20];&quot;U☻&quot;)+COUNTIF([.C20:.K20];&quot;U☺&quot;)" office:value-type="float" office:value="0" calcext:value-type="float">
            <text:p>0</text:p>
          </table:table-cell>
          <table:table-cell table:style-name="ce169" table:formula="of:=COUNTIF([.C20:.K20];&quot;KVIT&quot;)+COUNTIF([.C20:.K20];&quot;KVIT☻&quot;)+COUNTIF([.C20:.K20];&quot;kvit$&quot;)" office:value-type="float" office:value="0" calcext:value-type="float">
            <text:p>0</text:p>
          </table:table-cell>
          <table:table-cell table:style-name="ce170" table:formula="of:=COUNTBLANK([.C20:.K20])" office:value-type="float" office:value="6" calcext:value-type="float">
            <text:p>6</text:p>
          </table:table-cell>
          <table:table-cell table:style-name="ce171" table:formula="of:=COUNTIF([.C20:.K20];&quot;x&quot;)" office:value-type="float" office:value="0" calcext:value-type="float">
            <text:p>0</text:p>
          </table:table-cell>
          <table:table-cell table:style-name="ce172" table:formula="of:=COUNTIF([.C20:.K20];&quot;51&quot;)+COUNTIF([.C20:.K20];&quot;51☻&quot;)+COUNTIF([.C20:.K20];&quot;2&quot;)+COUNTIF([.C20:.K20];&quot;52&quot;)+COUNTIF([.C20:.K20];&quot;52☻&quot;)+COUNTIF([.C20:.K20];&quot;51$&quot;)+COUNTIF([.C20:.K20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0" calcext:value-type="date">
            <text:p>20. dec. 09</text:p>
          </table:table-cell>
          <table:table-cell table:style-name="ce161" table:formula="of:=TEXT([.A21];&quot;Ddd&quot;)" office:value-type="string" office:string-value="ned" calcext:value-type="string">
            <text:p>ned</text:p>
          </table:table-cell>
          <table:table-cell table:style-name="ce29" table:number-columns-repeated="2"/>
          <table:table-cell table:style-name="ce31"/>
          <table:table-cell table:style-name="ce36"/>
          <table:table-cell table:style-name="ce37"/>
          <table:table-cell table:style-name="ce36" table:number-columns-repeated="2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29" office:value-type="string" calcext:value-type="string">
            <text:p>ŠTI</text:p>
          </table:table-cell>
          <table:table-cell table:style-name="ce78" office:value-type="string" calcext:value-type="string">
            <text:p>ŠOŠ</text:p>
          </table:table-cell>
          <table:table-cell table:style-name="ce166" table:formula="of:=COUNTIF([.C21:.K21];&quot;☻&quot;)+COUNTIF([.C21:.K21];&quot;52☻&quot;)+COUNTIF([.C21:.K21];&quot;51☻&quot;)+COUNTIF([.C21:.K21];&quot;1☻&quot;)+COUNTIF([.C21:.K21];&quot;KVIT☻&quot;)+COUNTIF([.C21:.K21];&quot;U☻&quot;)" office:value-type="float" office:value="1" calcext:value-type="float">
            <text:p>1</text:p>
          </table:table-cell>
          <table:table-cell table:style-name="ce167" table:formula="of:=COUNTIF([.C21:.K21];&quot;51&quot;)+COUNTIF([.C21:.K21];&quot;51$&quot;)+COUNTIF([.C21:.K21];&quot;51☻&quot;)" office:value-type="float" office:value="0" calcext:value-type="float">
            <text:p>0</text:p>
          </table:table-cell>
          <table:table-cell table:style-name="ce167" table:formula="of:=COUNTIF([.C21:.K21];&quot;52&quot;)+COUNTIF([.C21:.K21];&quot;52$&quot;)+COUNTIF([.C21:.K21];&quot;52☻&quot;)" office:value-type="float" office:value="0" calcext:value-type="float">
            <text:p>0</text:p>
          </table:table-cell>
          <table:table-cell table:style-name="ce168" table:formula="of:=COUNTIF([.C21:.K21];&quot;12-20&quot;)+COUNTIF([.C21:.K21];&quot;2&quot;)" office:value-type="float" office:value="0" calcext:value-type="float">
            <text:p>0</text:p>
          </table:table-cell>
          <table:table-cell table:style-name="ce169" table:formula="of:=COUNTIF([.C21:.K21];&quot;U&quot;)+COUNTIF([.C21:.K21];&quot;U☻&quot;)+COUNTIF([.C21:.K21];&quot;U☺&quot;)" office:value-type="float" office:value="0" calcext:value-type="float">
            <text:p>0</text:p>
          </table:table-cell>
          <table:table-cell table:style-name="ce169" table:formula="of:=COUNTIF([.C21:.K21];&quot;KVIT&quot;)+COUNTIF([.C21:.K21];&quot;KVIT☻&quot;)+COUNTIF([.C21:.K21];&quot;kvit$&quot;)" office:value-type="float" office:value="0" calcext:value-type="float">
            <text:p>0</text:p>
          </table:table-cell>
          <table:table-cell table:style-name="ce170" table:formula="of:=COUNTBLANK([.C21:.K21])" office:value-type="float" office:value="7" calcext:value-type="float">
            <text:p>7</text:p>
          </table:table-cell>
          <table:table-cell table:style-name="ce171" table:formula="of:=COUNTIF([.C21:.K21];&quot;x&quot;)" office:value-type="float" office:value="0" calcext:value-type="float">
            <text:p>0</text:p>
          </table:table-cell>
          <table:table-cell table:style-name="ce172" table:formula="of:=COUNTIF([.C21:.K21];&quot;51&quot;)+COUNTIF([.C21:.K21];&quot;51☻&quot;)+COUNTIF([.C21:.K21];&quot;2&quot;)+COUNTIF([.C21:.K21];&quot;52&quot;)+COUNTIF([.C21:.K21];&quot;52☻&quot;)+COUNTIF([.C21:.K21];&quot;51$&quot;)+COUNTIF([.C21:.K21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1" calcext:value-type="date">
            <text:p>21. dec. 09</text:p>
          </table:table-cell>
          <table:table-cell table:style-name="ce161" table:formula="of:=TEXT([.A22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office:annotation draw:style-name="gr34" draw:text-style-name="P12" svg:width="2.906cm" svg:height="12.932cm" svg:x="10.92cm" svg:y="13.152cm" draw:caption-point-x="-0.566cm" draw:caption-point-y="1.6cm">
              <dc:date>2022-03-22T00:00:00</dc:date>
              <text:p text:style-name="P11">Prosim, če bom 01.12. popoldne, 10.12. dopoldne in ne dežuren (zabava), naslednjega dneva (11.12.) pa LD, X ali popoldne. </text:p>
              <text:p text:style-name="P11"/>
              <text:p text:style-name="P11">25.12. bi dežural. </text:p>
              <text:p text:style-name="P11"/>
              <text:p text:style-name="P11">Dopust od 17.12. do 21.12.</text:p>
              <text:p text:style-name="P11"/>
              <text:p text:style-name="P11">01.01.2010 dežuren.</text:p>
              <text:p text:style-name="P11"/>
              <text:p text:style-name="P11">Dopust 06. in 07.01.2010.</text:p>
              <text:p text:style-name="P11"/>
              <text:p text:style-name="P11"/>
              <text:p text:style-name="P11"/>
            </office:annotation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ŠOŠ</text:p>
          </table:table-cell>
          <table:table-cell table:style-name="ce166" table:formula="of:=COUNTIF([.C22:.K22];&quot;☻&quot;)+COUNTIF([.C22:.K22];&quot;52☻&quot;)+COUNTIF([.C22:.K22];&quot;51☻&quot;)+COUNTIF([.C22:.K22];&quot;1☻&quot;)+COUNTIF([.C22:.K22];&quot;KVIT☻&quot;)+COUNTIF([.C22:.K22];&quot;U☻&quot;)" office:value-type="float" office:value="1" calcext:value-type="float">
            <text:p>1</text:p>
          </table:table-cell>
          <table:table-cell table:style-name="ce167" table:formula="of:=COUNTIF([.C22:.K22];&quot;51&quot;)+COUNTIF([.C22:.K22];&quot;51$&quot;)+COUNTIF([.C22:.K22];&quot;51☻&quot;)" office:value-type="float" office:value="1" calcext:value-type="float">
            <text:p>1</text:p>
          </table:table-cell>
          <table:table-cell table:style-name="ce167" table:formula="of:=COUNTIF([.C22:.K22];&quot;52&quot;)+COUNTIF([.C22:.K22];&quot;52$&quot;)+COUNTIF([.C22:.K22];&quot;52☻&quot;)" office:value-type="float" office:value="1" calcext:value-type="float">
            <text:p>1</text:p>
          </table:table-cell>
          <table:table-cell table:style-name="ce168" table:formula="of:=COUNTIF([.C22:.K22];&quot;12-20&quot;)+COUNTIF([.C22:.K22];&quot;2&quot;)" office:value-type="float" office:value="0" calcext:value-type="float">
            <text:p>0</text:p>
          </table:table-cell>
          <table:table-cell table:style-name="ce169" table:formula="of:=COUNTIF([.C22:.K22];&quot;U&quot;)+COUNTIF([.C22:.K22];&quot;U☻&quot;)+COUNTIF([.C22:.K22];&quot;U☺&quot;)" office:value-type="float" office:value="0" calcext:value-type="float">
            <text:p>0</text:p>
          </table:table-cell>
          <table:table-cell table:style-name="ce169" table:formula="of:=COUNTIF([.C22:.K22];&quot;KVIT&quot;)+COUNTIF([.C22:.K22];&quot;KVIT☻&quot;)+COUNTIF([.C22:.K22];&quot;kvit$&quot;)" office:value-type="float" office:value="1" calcext:value-type="float">
            <text:p>1</text:p>
          </table:table-cell>
          <table:table-cell table:style-name="ce170" table:formula="of:=COUNTBLANK([.C22:.K22])" office:value-type="float" office:value="0" calcext:value-type="float">
            <text:p>0</text:p>
          </table:table-cell>
          <table:table-cell table:style-name="ce171" table:formula="of:=COUNTIF([.C22:.K22];&quot;x&quot;)" office:value-type="float" office:value="1" calcext:value-type="float">
            <text:p>1</text:p>
          </table:table-cell>
          <table:table-cell table:style-name="ce172" table:formula="of:=COUNTIF([.C22:.K22];&quot;51&quot;)+COUNTIF([.C22:.K22];&quot;51☻&quot;)+COUNTIF([.C22:.K22];&quot;2&quot;)+COUNTIF([.C22:.K22];&quot;52&quot;)+COUNTIF([.C22:.K22];&quot;52☻&quot;)+COUNTIF([.C22:.K22];&quot;51$&quot;)+COUNTIF([.C22:.K22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2" calcext:value-type="date">
            <text:p>22. dec. 09</text:p>
          </table:table-cell>
          <table:table-cell table:style-name="ce161" table:formula="of:=TEXT([.A23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88" office:value-type="string" calcext:value-type="string">
            <text:p>ROD</text:p>
          </table:table-cell>
          <table:table-cell table:style-name="ce28" office:value-type="string" calcext:value-type="string">
            <text:p>ŠOŠ</text:p>
          </table:table-cell>
          <table:table-cell table:style-name="ce166" table:formula="of:=COUNTIF([.C23:.K23];&quot;☻&quot;)+COUNTIF([.C23:.K23];&quot;52☻&quot;)+COUNTIF([.C23:.K23];&quot;51☻&quot;)+COUNTIF([.C23:.K23];&quot;1☻&quot;)+COUNTIF([.C23:.K23];&quot;KVIT☻&quot;)+COUNTIF([.C23:.K23];&quot;U☻&quot;)" office:value-type="float" office:value="1" calcext:value-type="float">
            <text:p>1</text:p>
          </table:table-cell>
          <table:table-cell table:style-name="ce167" table:formula="of:=COUNTIF([.C23:.K23];&quot;51&quot;)+COUNTIF([.C23:.K23];&quot;51$&quot;)+COUNTIF([.C23:.K23];&quot;51☻&quot;)" office:value-type="float" office:value="0" calcext:value-type="float">
            <text:p>0</text:p>
          </table:table-cell>
          <table:table-cell table:style-name="ce167" table:formula="of:=COUNTIF([.C23:.K23];&quot;52&quot;)+COUNTIF([.C23:.K23];&quot;52$&quot;)+COUNTIF([.C23:.K23];&quot;52☻&quot;)" office:value-type="float" office:value="1" calcext:value-type="float">
            <text:p>1</text:p>
          </table:table-cell>
          <table:table-cell table:style-name="ce168" table:formula="of:=COUNTIF([.C23:.K23];&quot;12-20&quot;)+COUNTIF([.C23:.K23];&quot;2&quot;)" office:value-type="float" office:value="0" calcext:value-type="float">
            <text:p>0</text:p>
          </table:table-cell>
          <table:table-cell table:style-name="ce169" table:formula="of:=COUNTIF([.C23:.K23];&quot;U&quot;)+COUNTIF([.C23:.K23];&quot;U☻&quot;)+COUNTIF([.C23:.K23];&quot;U☺&quot;)" office:value-type="float" office:value="0" calcext:value-type="float">
            <text:p>0</text:p>
          </table:table-cell>
          <table:table-cell table:style-name="ce169" table:formula="of:=COUNTIF([.C23:.K23];&quot;KVIT&quot;)+COUNTIF([.C23:.K23];&quot;KVIT☻&quot;)+COUNTIF([.C23:.K23];&quot;kvit$&quot;)" office:value-type="float" office:value="3" calcext:value-type="float">
            <text:p>3</text:p>
          </table:table-cell>
          <table:table-cell table:style-name="ce170" table:formula="of:=COUNTBLANK([.C23:.K23])" office:value-type="float" office:value="0" calcext:value-type="float">
            <text:p>0</text:p>
          </table:table-cell>
          <table:table-cell table:style-name="ce171" table:formula="of:=COUNTIF([.C23:.K23];&quot;x&quot;)" office:value-type="float" office:value="0" calcext:value-type="float">
            <text:p>0</text:p>
          </table:table-cell>
          <table:table-cell table:style-name="ce172" table:formula="of:=COUNTIF([.C23:.K23];&quot;51&quot;)+COUNTIF([.C23:.K23];&quot;51☻&quot;)+COUNTIF([.C23:.K23];&quot;2&quot;)+COUNTIF([.C23:.K23];&quot;52&quot;)+COUNTIF([.C23:.K23];&quot;52☻&quot;)+COUNTIF([.C23:.K23];&quot;51$&quot;)+COUNTIF([.C23:.K23];&quot;52$&quot;)" office:value-type="float" office:value="1" calcext:value-type="float">
            <text:p>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3" calcext:value-type="date">
            <text:p>23. dec. 09</text:p>
          </table:table-cell>
          <table:table-cell table:style-name="ce161" table:formula="of:=TEXT([.A24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" office:value-type="string" calcext:value-type="string">
            <text:p>RTG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MŠŠ</text:p>
          </table:table-cell>
          <table:table-cell table:style-name="ce166" table:formula="of:=COUNTIF([.C24:.K24];&quot;☻&quot;)+COUNTIF([.C24:.K24];&quot;52☻&quot;)+COUNTIF([.C24:.K24];&quot;51☻&quot;)+COUNTIF([.C24:.K24];&quot;1☻&quot;)+COUNTIF([.C24:.K24];&quot;KVIT☻&quot;)+COUNTIF([.C24:.K24];&quot;U☻&quot;)" office:value-type="float" office:value="1" calcext:value-type="float">
            <text:p>1</text:p>
          </table:table-cell>
          <table:table-cell table:style-name="ce167" table:formula="of:=COUNTIF([.C24:.K24];&quot;51&quot;)+COUNTIF([.C24:.K24];&quot;51$&quot;)+COUNTIF([.C24:.K24];&quot;51☻&quot;)" office:value-type="float" office:value="1" calcext:value-type="float">
            <text:p>1</text:p>
          </table:table-cell>
          <table:table-cell table:style-name="ce167" table:formula="of:=COUNTIF([.C24:.K24];&quot;52&quot;)+COUNTIF([.C24:.K24];&quot;52$&quot;)+COUNTIF([.C24:.K24];&quot;52☻&quot;)" office:value-type="float" office:value="1" calcext:value-type="float">
            <text:p>1</text:p>
          </table:table-cell>
          <table:table-cell table:style-name="ce168" table:formula="of:=COUNTIF([.C24:.K24];&quot;12-20&quot;)+COUNTIF([.C24:.K24];&quot;2&quot;)" office:value-type="float" office:value="0" calcext:value-type="float">
            <text:p>0</text:p>
          </table:table-cell>
          <table:table-cell table:style-name="ce169" table:formula="of:=COUNTIF([.C24:.K24];&quot;U&quot;)+COUNTIF([.C24:.K24];&quot;U☻&quot;)+COUNTIF([.C24:.K24];&quot;U☺&quot;)" office:value-type="float" office:value="0" calcext:value-type="float">
            <text:p>0</text:p>
          </table:table-cell>
          <table:table-cell table:style-name="ce169" table:formula="of:=COUNTIF([.C24:.K24];&quot;KVIT&quot;)+COUNTIF([.C24:.K24];&quot;KVIT☻&quot;)+COUNTIF([.C24:.K24];&quot;kvit$&quot;)" office:value-type="float" office:value="2" calcext:value-type="float">
            <text:p>2</text:p>
          </table:table-cell>
          <table:table-cell table:style-name="ce170" table:formula="of:=COUNTBLANK([.C24:.K24])" office:value-type="float" office:value="0" calcext:value-type="float">
            <text:p>0</text:p>
          </table:table-cell>
          <table:table-cell table:style-name="ce171" table:formula="of:=COUNTIF([.C24:.K24];&quot;x&quot;)" office:value-type="float" office:value="1" calcext:value-type="float">
            <text:p>1</text:p>
          </table:table-cell>
          <table:table-cell table:style-name="ce172" table:formula="of:=COUNTIF([.C24:.K24];&quot;51&quot;)+COUNTIF([.C24:.K24];&quot;51☻&quot;)+COUNTIF([.C24:.K24];&quot;2&quot;)+COUNTIF([.C24:.K24];&quot;52&quot;)+COUNTIF([.C24:.K24];&quot;52☻&quot;)+COUNTIF([.C24:.K24];&quot;51$&quot;)+COUNTIF([.C24:.K24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4" calcext:value-type="date">
            <text:p>24. dec. 09</text:p>
          </table:table-cell>
          <table:table-cell table:style-name="ce161" table:formula="of:=TEXT([.A25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office:value-type="string" calcext:value-type="string">
            <text:p>ŠTI</text:p>
          </table:table-cell>
          <table:table-cell table:style-name="ce28" office:value-type="string" calcext:value-type="string">
            <text:p>MŠŠ</text:p>
          </table:table-cell>
          <table:table-cell table:style-name="ce166" table:formula="of:=COUNTIF([.C25:.K25];&quot;☻&quot;)+COUNTIF([.C25:.K25];&quot;52☻&quot;)+COUNTIF([.C25:.K25];&quot;51☻&quot;)+COUNTIF([.C25:.K25];&quot;1☻&quot;)+COUNTIF([.C25:.K25];&quot;KVIT☻&quot;)+COUNTIF([.C25:.K25];&quot;U☻&quot;)" office:value-type="float" office:value="1" calcext:value-type="float">
            <text:p>1</text:p>
          </table:table-cell>
          <table:table-cell table:style-name="ce167" table:formula="of:=COUNTIF([.C25:.K25];&quot;51&quot;)+COUNTIF([.C25:.K25];&quot;51$&quot;)+COUNTIF([.C25:.K25];&quot;51☻&quot;)" office:value-type="float" office:value="1" calcext:value-type="float">
            <text:p>1</text:p>
          </table:table-cell>
          <table:table-cell table:style-name="ce167" table:formula="of:=COUNTIF([.C25:.K25];&quot;52&quot;)+COUNTIF([.C25:.K25];&quot;52$&quot;)+COUNTIF([.C25:.K25];&quot;52☻&quot;)" office:value-type="float" office:value="1" calcext:value-type="float">
            <text:p>1</text:p>
          </table:table-cell>
          <table:table-cell table:style-name="ce168" table:formula="of:=COUNTIF([.C25:.K25];&quot;12-20&quot;)+COUNTIF([.C25:.K25];&quot;2&quot;)" office:value-type="float" office:value="0" calcext:value-type="float">
            <text:p>0</text:p>
          </table:table-cell>
          <table:table-cell table:style-name="ce169" table:formula="of:=COUNTIF([.C25:.K25];&quot;U&quot;)+COUNTIF([.C25:.K25];&quot;U☻&quot;)+COUNTIF([.C25:.K25];&quot;U☺&quot;)" office:value-type="float" office:value="0" calcext:value-type="float">
            <text:p>0</text:p>
          </table:table-cell>
          <table:table-cell table:style-name="ce169" table:formula="of:=COUNTIF([.C25:.K25];&quot;KVIT&quot;)+COUNTIF([.C25:.K25];&quot;KVIT☻&quot;)+COUNTIF([.C25:.K25];&quot;kvit$&quot;)" office:value-type="float" office:value="3" calcext:value-type="float">
            <text:p>3</text:p>
          </table:table-cell>
          <table:table-cell table:style-name="ce170" table:formula="of:=COUNTBLANK([.C25:.K25])" office:value-type="float" office:value="0" calcext:value-type="float">
            <text:p>0</text:p>
          </table:table-cell>
          <table:table-cell table:style-name="ce171" table:formula="of:=COUNTIF([.C25:.K25];&quot;x&quot;)" office:value-type="float" office:value="2" calcext:value-type="float">
            <text:p>2</text:p>
          </table:table-cell>
          <table:table-cell table:style-name="ce172" table:formula="of:=COUNTIF([.C25:.K25];&quot;51&quot;)+COUNTIF([.C25:.K25];&quot;51☻&quot;)+COUNTIF([.C25:.K25];&quot;2&quot;)+COUNTIF([.C25:.K25];&quot;52&quot;)+COUNTIF([.C25:.K25];&quot;52☻&quot;)+COUNTIF([.C25:.K25];&quot;51$&quot;)+COUNTIF([.C25:.K25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5" calcext:value-type="date">
            <text:p>25. dec. 09</text:p>
          </table:table-cell>
          <table:table-cell table:style-name="ce162" table:formula="of:=TEXT([.A26];&quot;Ddd&quot;)" office:value-type="string" office:string-value="pet" calcext:value-type="string">
            <text:p>pet</text:p>
          </table:table-cell>
          <table:table-cell table:style-name="ce164" table:formula="of:=[$'Vzorci vnosov'.$A$12]" office:value-type="string" office:string-value="D" calcext:value-type="string">
            <office:annotation draw:style-name="gr17" draw:text-style-name="P12" svg:width="2.905cm" svg:height="2.106cm" svg:x="4.94cm" svg:y="15.96cm" draw:caption-point-x="-0.592cm" draw:caption-point-y="1.6cm">
              <dc:date>2022-03-22T00:00:00</dc:date>
              <text:p text:style-name="P11">dopust od 25. decembra do 4. januarja 2010.</text:p>
              <text:p text:style-name="P11"/>
            </office:annotation>
            <text:p>D</text:p>
          </table:table-cell>
          <table:table-cell table:style-name="ce164"/>
          <table:table-cell table:style-name="ce165"/>
          <table:table-cell table:style-name="ce164" table:formula="of:=[$'Vzorci vnosov'.$A$12]" office:value-type="string" office:string-value="D" calcext:value-type="string">
            <text:p>D</text:p>
          </table:table-cell>
          <table:table-cell table:style-name="ce164" table:formula="of:=[$'Vzorci vnosov'.$A$12]" office:value-type="string" office:string-value="D" calcext:value-type="string">
            <office:annotation draw:style-name="gr17" draw:text-style-name="P12" svg:width="2.905cm" svg:height="2.106cm" svg:x="9.719cm" svg:y="15.96cm" draw:caption-point-x="-0.566cm" draw:caption-point-y="1.6cm">
              <dc:date>2022-03-22T00:00:00</dc:date>
              <text:p text:style-name="P11">Prosim za dopust od 25.12.2009 do 10.01.2010</text:p>
            </office:annotation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/>
          <table:table-cell table:style-name="ce29"/>
          <table:table-cell table:style-name="ce164"/>
          <table:table-cell table:style-name="ce114" office:value-type="string" calcext:value-type="string">
            <office:annotation draw:style-name="gr8" draw:text-style-name="P2" svg:width="2.876cm" svg:height="1.841cm" svg:x="15.725cm" svg:y="15.96cm" draw:caption-point-x="-0.566cm" draw:caption-point-y="1.6cm">
              <dc:date>2022-03-22T00:00:00</dc:date>
              <text:p text:style-name="P1">2.,10,16,18,25 gradišek</text:p>
            </office:annotation>
            <text:p>GRM</text:p>
          </table:table-cell>
          <table:table-cell table:style-name="ce78" office:value-type="string" calcext:value-type="string">
            <text:p>DAN</text:p>
          </table:table-cell>
          <table:table-cell table:style-name="ce166" table:formula="of:=COUNTIF([.C26:.K26];&quot;☻&quot;)+COUNTIF([.C26:.K26];&quot;52☻&quot;)+COUNTIF([.C26:.K26];&quot;51☻&quot;)+COUNTIF([.C26:.K26];&quot;1☻&quot;)+COUNTIF([.C26:.K26];&quot;KVIT☻&quot;)+COUNTIF([.C26:.K26];&quot;U☻&quot;)" office:value-type="float" office:value="1" calcext:value-type="float">
            <text:p>1</text:p>
          </table:table-cell>
          <table:table-cell table:style-name="ce167" table:formula="of:=COUNTIF([.C26:.K26];&quot;51&quot;)+COUNTIF([.C26:.K26];&quot;51$&quot;)+COUNTIF([.C26:.K26];&quot;51☻&quot;)" office:value-type="float" office:value="0" calcext:value-type="float">
            <text:p>0</text:p>
          </table:table-cell>
          <table:table-cell table:style-name="ce167" table:formula="of:=COUNTIF([.C26:.K26];&quot;52&quot;)+COUNTIF([.C26:.K26];&quot;52$&quot;)+COUNTIF([.C26:.K26];&quot;52☻&quot;)" office:value-type="float" office:value="0" calcext:value-type="float">
            <text:p>0</text:p>
          </table:table-cell>
          <table:table-cell table:style-name="ce168" table:formula="of:=COUNTIF([.C26:.K26];&quot;12-20&quot;)+COUNTIF([.C26:.K26];&quot;2&quot;)" office:value-type="float" office:value="0" calcext:value-type="float">
            <text:p>0</text:p>
          </table:table-cell>
          <table:table-cell table:style-name="ce169" table:formula="of:=COUNTIF([.C26:.K26];&quot;U&quot;)+COUNTIF([.C26:.K26];&quot;U☻&quot;)+COUNTIF([.C26:.K26];&quot;U☺&quot;)" office:value-type="float" office:value="0" calcext:value-type="float">
            <text:p>0</text:p>
          </table:table-cell>
          <table:table-cell table:style-name="ce169" table:formula="of:=COUNTIF([.C26:.K26];&quot;KVIT&quot;)+COUNTIF([.C26:.K26];&quot;KVIT☻&quot;)+COUNTIF([.C26:.K26];&quot;kvit$&quot;)" office:value-type="float" office:value="0" calcext:value-type="float">
            <text:p>0</text:p>
          </table:table-cell>
          <table:table-cell table:style-name="ce170" table:formula="of:=COUNTBLANK([.C26:.K26])" office:value-type="float" office:value="5" calcext:value-type="float">
            <text:p>5</text:p>
          </table:table-cell>
          <table:table-cell table:style-name="ce171" table:formula="of:=COUNTIF([.C26:.K26];&quot;x&quot;)" office:value-type="float" office:value="0" calcext:value-type="float">
            <text:p>0</text:p>
          </table:table-cell>
          <table:table-cell table:style-name="ce172" table:formula="of:=COUNTIF([.C26:.K26];&quot;51&quot;)+COUNTIF([.C26:.K26];&quot;51☻&quot;)+COUNTIF([.C26:.K26];&quot;2&quot;)+COUNTIF([.C26:.K26];&quot;52&quot;)+COUNTIF([.C26:.K26];&quot;52☻&quot;)+COUNTIF([.C26:.K26];&quot;51$&quot;)+COUNTIF([.C26:.K26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6" calcext:value-type="date">
            <text:p>26. dec. 09</text:p>
          </table:table-cell>
          <table:table-cell table:style-name="ce163" table:formula="of:=TEXT([.A27];&quot;Ddd&quot;)" office:value-type="string" office:string-value="sob" calcext:value-type="string">
            <text:p>sob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 table:number-columns-repeated="2"/>
          <table:table-cell table:style-name="ce29" table:number-columns-repeated="2"/>
          <table:table-cell table:style-name="ce114" office:value-type="string" calcext:value-type="string">
            <text:p>JAN</text:p>
          </table:table-cell>
          <table:table-cell table:style-name="ce78" office:value-type="string" calcext:value-type="string">
            <text:p>DAN</text:p>
          </table:table-cell>
          <table:table-cell table:style-name="ce166" table:formula="of:=COUNTIF([.C27:.K27];&quot;☻&quot;)+COUNTIF([.C27:.K27];&quot;52☻&quot;)+COUNTIF([.C27:.K27];&quot;51☻&quot;)+COUNTIF([.C27:.K27];&quot;1☻&quot;)+COUNTIF([.C27:.K27];&quot;KVIT☻&quot;)+COUNTIF([.C27:.K27];&quot;U☻&quot;)" office:value-type="float" office:value="1" calcext:value-type="float">
            <text:p>1</text:p>
          </table:table-cell>
          <table:table-cell table:style-name="ce167" table:formula="of:=COUNTIF([.C27:.K27];&quot;51&quot;)+COUNTIF([.C27:.K27];&quot;51$&quot;)+COUNTIF([.C27:.K27];&quot;51☻&quot;)" office:value-type="float" office:value="0" calcext:value-type="float">
            <text:p>0</text:p>
          </table:table-cell>
          <table:table-cell table:style-name="ce167" table:formula="of:=COUNTIF([.C27:.K27];&quot;52&quot;)+COUNTIF([.C27:.K27];&quot;52$&quot;)+COUNTIF([.C27:.K27];&quot;52☻&quot;)" office:value-type="float" office:value="0" calcext:value-type="float">
            <text:p>0</text:p>
          </table:table-cell>
          <table:table-cell table:style-name="ce168" table:formula="of:=COUNTIF([.C27:.K27];&quot;12-20&quot;)+COUNTIF([.C27:.K27];&quot;2&quot;)" office:value-type="float" office:value="0" calcext:value-type="float">
            <text:p>0</text:p>
          </table:table-cell>
          <table:table-cell table:style-name="ce169" table:formula="of:=COUNTIF([.C27:.K27];&quot;U&quot;)+COUNTIF([.C27:.K27];&quot;U☻&quot;)+COUNTIF([.C27:.K27];&quot;U☺&quot;)" office:value-type="float" office:value="0" calcext:value-type="float">
            <text:p>0</text:p>
          </table:table-cell>
          <table:table-cell table:style-name="ce169" table:formula="of:=COUNTIF([.C27:.K27];&quot;KVIT&quot;)+COUNTIF([.C27:.K27];&quot;KVIT☻&quot;)+COUNTIF([.C27:.K27];&quot;kvit$&quot;)" office:value-type="float" office:value="0" calcext:value-type="float">
            <text:p>0</text:p>
          </table:table-cell>
          <table:table-cell table:style-name="ce170" table:formula="of:=COUNTBLANK([.C27:.K27])" office:value-type="float" office:value="5" calcext:value-type="float">
            <text:p>5</text:p>
          </table:table-cell>
          <table:table-cell table:style-name="ce171" table:formula="of:=COUNTIF([.C27:.K27];&quot;x&quot;)" office:value-type="float" office:value="0" calcext:value-type="float">
            <text:p>0</text:p>
          </table:table-cell>
          <table:table-cell table:style-name="ce172" table:formula="of:=COUNTIF([.C27:.K27];&quot;51&quot;)+COUNTIF([.C27:.K27];&quot;51☻&quot;)+COUNTIF([.C27:.K27];&quot;2&quot;)+COUNTIF([.C27:.K27];&quot;52&quot;)+COUNTIF([.C27:.K27];&quot;52☻&quot;)+COUNTIF([.C27:.K27];&quot;51$&quot;)+COUNTIF([.C27:.K27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7" calcext:value-type="date">
            <text:p>27. dec. 09</text:p>
          </table:table-cell>
          <table:table-cell table:style-name="ce163" table:formula="of:=TEXT([.A28];&quot;Ddd&quot;)" office:value-type="string" office:string-value="ned" calcext:value-type="string">
            <text:p>ne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29" table:formula="of:=[$'Vzorci vnosov'.$A$12]" office:value-type="string" office:string-value="D" calcext:value-type="string">
            <text:p>D</text:p>
          </table:table-cell>
          <table:table-cell table:style-name="ce36" table:number-columns-repeated="2"/>
          <table:table-cell table:style-name="ce29">
            <office:annotation draw:style-name="gr24" draw:text-style-name="P12" svg:width="2.905cm" svg:height="1.631cm" svg:x="13.323cm" svg:y="17.363cm" draw:caption-point-x="-0.566cm" draw:caption-point-y="1.601cm">
              <dc:date>2022-03-22T00:00:00</dc:date>
              <text:p text:style-name="P11">nebi bil dežuren 12. in 27.12</text:p>
            </office:annotation>
          </table:table-cell>
          <table:table-cell table:style-name="ce29"/>
          <table:table-cell table:style-name="ce114" office:value-type="string" calcext:value-type="string">
            <text:p>JAN</text:p>
          </table:table-cell>
          <table:table-cell table:style-name="ce78" office:value-type="string" calcext:value-type="string">
            <text:p>AND</text:p>
          </table:table-cell>
          <table:table-cell table:style-name="ce166" table:formula="of:=COUNTIF([.C28:.K28];&quot;☻&quot;)+COUNTIF([.C28:.K28];&quot;52☻&quot;)+COUNTIF([.C28:.K28];&quot;51☻&quot;)+COUNTIF([.C28:.K28];&quot;1☻&quot;)+COUNTIF([.C28:.K28];&quot;KVIT☻&quot;)+COUNTIF([.C28:.K28];&quot;U☻&quot;)" office:value-type="float" office:value="1" calcext:value-type="float">
            <text:p>1</text:p>
          </table:table-cell>
          <table:table-cell table:style-name="ce167" table:formula="of:=COUNTIF([.C28:.K28];&quot;51&quot;)+COUNTIF([.C28:.K28];&quot;51$&quot;)+COUNTIF([.C28:.K28];&quot;51☻&quot;)" office:value-type="float" office:value="0" calcext:value-type="float">
            <text:p>0</text:p>
          </table:table-cell>
          <table:table-cell table:style-name="ce167" table:formula="of:=COUNTIF([.C28:.K28];&quot;52&quot;)+COUNTIF([.C28:.K28];&quot;52$&quot;)+COUNTIF([.C28:.K28];&quot;52☻&quot;)" office:value-type="float" office:value="0" calcext:value-type="float">
            <text:p>0</text:p>
          </table:table-cell>
          <table:table-cell table:style-name="ce168" table:formula="of:=COUNTIF([.C28:.K28];&quot;12-20&quot;)+COUNTIF([.C28:.K28];&quot;2&quot;)" office:value-type="float" office:value="0" calcext:value-type="float">
            <text:p>0</text:p>
          </table:table-cell>
          <table:table-cell table:style-name="ce169" table:formula="of:=COUNTIF([.C28:.K28];&quot;U&quot;)+COUNTIF([.C28:.K28];&quot;U☻&quot;)+COUNTIF([.C28:.K28];&quot;U☺&quot;)" office:value-type="float" office:value="0" calcext:value-type="float">
            <text:p>0</text:p>
          </table:table-cell>
          <table:table-cell table:style-name="ce169" table:formula="of:=COUNTIF([.C28:.K28];&quot;KVIT&quot;)+COUNTIF([.C28:.K28];&quot;KVIT☻&quot;)+COUNTIF([.C28:.K28];&quot;kvit$&quot;)" office:value-type="float" office:value="0" calcext:value-type="float">
            <text:p>0</text:p>
          </table:table-cell>
          <table:table-cell table:style-name="ce170" table:formula="of:=COUNTBLANK([.C28:.K28])" office:value-type="float" office:value="5" calcext:value-type="float">
            <text:p>5</text:p>
          </table:table-cell>
          <table:table-cell table:style-name="ce171" table:formula="of:=COUNTIF([.C28:.K28];&quot;x&quot;)" office:value-type="float" office:value="0" calcext:value-type="float">
            <text:p>0</text:p>
          </table:table-cell>
          <table:table-cell table:style-name="ce172" table:formula="of:=COUNTIF([.C28:.K28];&quot;51&quot;)+COUNTIF([.C28:.K28];&quot;51☻&quot;)+COUNTIF([.C28:.K28];&quot;2&quot;)+COUNTIF([.C28:.K28];&quot;52&quot;)+COUNTIF([.C28:.K28];&quot;52☻&quot;)+COUNTIF([.C28:.K28];&quot;51$&quot;)+COUNTIF([.C28:.K28];&quot;52$&quot;)" office:value-type="float" office:value="0" calcext:value-type="float">
            <text:p>0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8" calcext:value-type="date">
            <text:p>28. dec. 09</text:p>
          </table:table-cell>
          <table:table-cell table:style-name="ce161" table:formula="of:=TEXT([.A29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16" draw:text-style-name="P12" svg:width="2.892cm" svg:height="1.165cm" svg:x="14.524cm" svg:y="18.066cm" draw:caption-point-x="-0.566cm" draw:caption-point-y="1.6cm">
              <dc:date>2022-03-22T00:00:00</dc:date>
              <text:p text:style-name="P11">dopust 28.12. - 1.1.2009</text:p>
            </office:annotation>
            <text:p>D</text:p>
          </table:table-cell>
          <table:table-cell table:style-name="ce100" office:value-type="string" calcext:value-type="string">
            <text:p>MRZE</text:p>
          </table:table-cell>
          <table:table-cell table:style-name="ce28" office:value-type="string" calcext:value-type="string">
            <text:p>DAN</text:p>
          </table:table-cell>
          <table:table-cell table:style-name="ce166" table:formula="of:=COUNTIF([.C29:.K29];&quot;☻&quot;)+COUNTIF([.C29:.K29];&quot;52☻&quot;)+COUNTIF([.C29:.K29];&quot;51☻&quot;)+COUNTIF([.C29:.K29];&quot;1☻&quot;)+COUNTIF([.C29:.K29];&quot;KVIT☻&quot;)+COUNTIF([.C29:.K29];&quot;U☻&quot;)" office:value-type="float" office:value="1" calcext:value-type="float">
            <text:p>1</text:p>
          </table:table-cell>
          <table:table-cell table:style-name="ce167" table:formula="of:=COUNTIF([.C29:.K29];&quot;51&quot;)+COUNTIF([.C29:.K29];&quot;51$&quot;)+COUNTIF([.C29:.K29];&quot;51☻&quot;)" office:value-type="float" office:value="1" calcext:value-type="float">
            <text:p>1</text:p>
          </table:table-cell>
          <table:table-cell table:style-name="ce167" table:formula="of:=COUNTIF([.C29:.K29];&quot;52&quot;)+COUNTIF([.C29:.K29];&quot;52$&quot;)+COUNTIF([.C29:.K29];&quot;52☻&quot;)" office:value-type="float" office:value="1" calcext:value-type="float">
            <text:p>1</text:p>
          </table:table-cell>
          <table:table-cell table:style-name="ce168" table:formula="of:=COUNTIF([.C29:.K29];&quot;12-20&quot;)+COUNTIF([.C29:.K29];&quot;2&quot;)" office:value-type="float" office:value="0" calcext:value-type="float">
            <text:p>0</text:p>
          </table:table-cell>
          <table:table-cell table:style-name="ce169" table:formula="of:=COUNTIF([.C29:.K29];&quot;U&quot;)+COUNTIF([.C29:.K29];&quot;U☻&quot;)+COUNTIF([.C29:.K29];&quot;U☺&quot;)" office:value-type="float" office:value="0" calcext:value-type="float">
            <text:p>0</text:p>
          </table:table-cell>
          <table:table-cell table:style-name="ce169" table:formula="of:=COUNTIF([.C29:.K29];&quot;KVIT&quot;)+COUNTIF([.C29:.K29];&quot;KVIT☻&quot;)+COUNTIF([.C29:.K29];&quot;kvit$&quot;)" office:value-type="float" office:value="1" calcext:value-type="float">
            <text:p>1</text:p>
          </table:table-cell>
          <table:table-cell table:style-name="ce170" table:formula="of:=COUNTBLANK([.C29:.K29])" office:value-type="float" office:value="0" calcext:value-type="float">
            <text:p>0</text:p>
          </table:table-cell>
          <table:table-cell table:style-name="ce171" table:formula="of:=COUNTIF([.C29:.K29];&quot;x&quot;)" office:value-type="float" office:value="2" calcext:value-type="float">
            <text:p>2</text:p>
          </table:table-cell>
          <table:table-cell table:style-name="ce172" table:formula="of:=COUNTIF([.C29:.K29];&quot;51&quot;)+COUNTIF([.C29:.K29];&quot;51☻&quot;)+COUNTIF([.C29:.K29];&quot;2&quot;)+COUNTIF([.C29:.K29];&quot;52&quot;)+COUNTIF([.C29:.K29];&quot;52☻&quot;)+COUNTIF([.C29:.K29];&quot;51$&quot;)+COUNTIF([.C29:.K29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29" calcext:value-type="date">
            <text:p>29. dec. 09</text:p>
          </table:table-cell>
          <table:table-cell table:style-name="ce161" table:formula="of:=TEXT([.A30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1" office:value-type="string" calcext:value-type="string">
            <text:p><text:s text:c="3"/>VIN</text:p>
          </table:table-cell>
          <table:table-cell table:style-name="ce28" office:value-type="string" calcext:value-type="string">
            <text:p>PIN</text:p>
          </table:table-cell>
          <table:table-cell table:style-name="ce166" table:formula="of:=COUNTIF([.C30:.K30];&quot;☻&quot;)+COUNTIF([.C30:.K30];&quot;52☻&quot;)+COUNTIF([.C30:.K30];&quot;51☻&quot;)+COUNTIF([.C30:.K30];&quot;1☻&quot;)+COUNTIF([.C30:.K30];&quot;KVIT☻&quot;)+COUNTIF([.C30:.K30];&quot;U☻&quot;)" office:value-type="float" office:value="1" calcext:value-type="float">
            <text:p>1</text:p>
          </table:table-cell>
          <table:table-cell table:style-name="ce167" table:formula="of:=COUNTIF([.C30:.K30];&quot;51&quot;)+COUNTIF([.C30:.K30];&quot;51$&quot;)+COUNTIF([.C30:.K30];&quot;51☻&quot;)" office:value-type="float" office:value="1" calcext:value-type="float">
            <text:p>1</text:p>
          </table:table-cell>
          <table:table-cell table:style-name="ce167" table:formula="of:=COUNTIF([.C30:.K30];&quot;52&quot;)+COUNTIF([.C30:.K30];&quot;52$&quot;)+COUNTIF([.C30:.K30];&quot;52☻&quot;)" office:value-type="float" office:value="1" calcext:value-type="float">
            <text:p>1</text:p>
          </table:table-cell>
          <table:table-cell table:style-name="ce168" table:formula="of:=COUNTIF([.C30:.K30];&quot;12-20&quot;)+COUNTIF([.C30:.K30];&quot;2&quot;)" office:value-type="float" office:value="0" calcext:value-type="float">
            <text:p>0</text:p>
          </table:table-cell>
          <table:table-cell table:style-name="ce169" table:formula="of:=COUNTIF([.C30:.K30];&quot;U&quot;)+COUNTIF([.C30:.K30];&quot;U☻&quot;)+COUNTIF([.C30:.K30];&quot;U☺&quot;)" office:value-type="float" office:value="0" calcext:value-type="float">
            <text:p>0</text:p>
          </table:table-cell>
          <table:table-cell table:style-name="ce169" table:formula="of:=COUNTIF([.C30:.K30];&quot;KVIT&quot;)+COUNTIF([.C30:.K30];&quot;KVIT☻&quot;)+COUNTIF([.C30:.K30];&quot;kvit$&quot;)" office:value-type="float" office:value="1" calcext:value-type="float">
            <text:p>1</text:p>
          </table:table-cell>
          <table:table-cell table:style-name="ce170" table:formula="of:=COUNTBLANK([.C30:.K30])" office:value-type="float" office:value="0" calcext:value-type="float">
            <text:p>0</text:p>
          </table:table-cell>
          <table:table-cell table:style-name="ce171" table:formula="of:=COUNTIF([.C30:.K30];&quot;x&quot;)" office:value-type="float" office:value="1" calcext:value-type="float">
            <text:p>1</text:p>
          </table:table-cell>
          <table:table-cell table:style-name="ce172" table:formula="of:=COUNTIF([.C30:.K30];&quot;51&quot;)+COUNTIF([.C30:.K30];&quot;51☻&quot;)+COUNTIF([.C30:.K30];&quot;2&quot;)+COUNTIF([.C30:.K30];&quot;52&quot;)+COUNTIF([.C30:.K30];&quot;52☻&quot;)+COUNTIF([.C30:.K30];&quot;51$&quot;)+COUNTIF([.C30:.K30];&quot;52$&quot;)" office:value-type="float" office:value="2" calcext:value-type="float">
            <text:p>2</text:p>
          </table:table-cell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19" office:value-type="date" office:date-value="2009-12-30" calcext:value-type="date">
            <text:p>30. dec. 09</text:p>
          </table:table-cell>
          <table:table-cell table:style-name="ce161" table:formula="of:=TEXT([.A31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12" office:value-type="string" calcext:value-type="string">
            <text:p>KOMP</text:p>
          </table:table-cell>
          <table:table-cell table:style-name="ce28" office:value-type="string" calcext:value-type="string">
            <text:p>ŠOŠ</text:p>
          </table:table-cell>
          <table:table-cell table:style-name="ce166" table:formula="of:=COUNTIF([.C31:.K31];&quot;☻&quot;)+COUNTIF([.C31:.K31];&quot;52☻&quot;)+COUNTIF([.C31:.K31];&quot;51☻&quot;)+COUNTIF([.C31:.K31];&quot;1☻&quot;)+COUNTIF([.C31:.K31];&quot;KVIT☻&quot;)+COUNTIF([.C31:.K31];&quot;U☻&quot;)" office:value-type="float" office:value="1" calcext:value-type="float">
            <text:p>1</text:p>
          </table:table-cell>
          <table:table-cell table:style-name="ce167" table:formula="of:=COUNTIF([.C31:.K31];&quot;51&quot;)+COUNTIF([.C31:.K31];&quot;51$&quot;)+COUNTIF([.C31:.K31];&quot;51☻&quot;)" office:value-type="float" office:value="1" calcext:value-type="float">
            <text:p>1</text:p>
          </table:table-cell>
          <table:table-cell table:style-name="ce167" table:formula="of:=COUNTIF([.C31:.K31];&quot;52&quot;)+COUNTIF([.C31:.K31];&quot;52$&quot;)+COUNTIF([.C31:.K31];&quot;52☻&quot;)" office:value-type="float" office:value="1" calcext:value-type="float">
            <text:p>1</text:p>
          </table:table-cell>
          <table:table-cell table:style-name="ce168" table:formula="of:=COUNTIF([.C31:.K31];&quot;12-20&quot;)+COUNTIF([.C31:.K31];&quot;2&quot;)" office:value-type="float" office:value="0" calcext:value-type="float">
            <text:p>0</text:p>
          </table:table-cell>
          <table:table-cell table:style-name="ce169" table:formula="of:=COUNTIF([.C31:.K31];&quot;U&quot;)+COUNTIF([.C31:.K31];&quot;U☻&quot;)+COUNTIF([.C31:.K31];&quot;U☺&quot;)" office:value-type="float" office:value="0" calcext:value-type="float">
            <text:p>0</text:p>
          </table:table-cell>
          <table:table-cell table:style-name="ce169" table:formula="of:=COUNTIF([.C31:.K31];&quot;KVIT&quot;)+COUNTIF([.C31:.K31];&quot;KVIT☻&quot;)+COUNTIF([.C31:.K31];&quot;kvit$&quot;)" office:value-type="float" office:value="1" calcext:value-type="float">
            <text:p>1</text:p>
          </table:table-cell>
          <table:table-cell table:style-name="ce170" table:formula="of:=COUNTBLANK([.C31:.K31])" office:value-type="float" office:value="0" calcext:value-type="float">
            <text:p>0</text:p>
          </table:table-cell>
          <table:table-cell table:style-name="ce171" table:formula="of:=COUNTIF([.C31:.K31];&quot;x&quot;)" office:value-type="float" office:value="1" calcext:value-type="float">
            <text:p>1</text:p>
          </table:table-cell>
          <table:table-cell table:style-name="ce172" table:formula="of:=COUNTIF([.C31:.K31];&quot;51&quot;)+COUNTIF([.C31:.K31];&quot;51☻&quot;)+COUNTIF([.C31:.K31];&quot;2&quot;)+COUNTIF([.C31:.K31];&quot;52&quot;)+COUNTIF([.C31:.K31];&quot;52☻&quot;)+COUNTIF([.C31:.K31];&quot;51$&quot;)+COUNTIF([.C31:.K31];&quot;52$&quot;)" office:value-type="float" office:value="2" calcext:value-type="float">
            <text:p>2</text:p>
          </table:table-cell>
          <table:table-cell table:style-name="ce15" table:number-columns-repeated="235"/>
          <table:table-cell table:number-columns-repeated="767"/>
        </table:table-row>
        <table:table-row table:style-name="ro6">
          <table:table-cell table:style-name="ce19" office:value-type="date" office:date-value="2009-12-31" calcext:value-type="date">
            <text:p>31. dec. 09</text:p>
          </table:table-cell>
          <table:table-cell table:style-name="ce161" table:formula="of:=TEXT([.A32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office:value-type="string" calcext:value-type="string">
            <office:annotation draw:style-name="gr35" draw:text-style-name="P12" svg:width="2.876cm" svg:height="3.556cm" svg:x="15.725cm" svg:y="20.146cm" draw:caption-point-x="-0.566cm" draw:caption-point-y="1.626cm">
              <dc:date>2022-03-22T00:00:00</dc:date>
              <text:p text:style-name="P11">NE od 17.12. do 27.12. (odsoten)</text:p>
              <text:p text:style-name="P11">Bi pa prosil 3.12. (bi šel 4 dop rad na Pub Med, je spet).</text:p>
            </office:annotation>
            <text:p>POT</text:p>
          </table:table-cell>
          <table:table-cell table:style-name="ce28" office:value-type="string" calcext:value-type="string">
            <text:p>AND</text:p>
          </table:table-cell>
          <table:table-cell table:style-name="ce166" table:formula="of:=COUNTIF([.C32:.K32];&quot;☻&quot;)+COUNTIF([.C32:.K32];&quot;52☻&quot;)+COUNTIF([.C32:.K32];&quot;51☻&quot;)+COUNTIF([.C32:.K32];&quot;1☻&quot;)+COUNTIF([.C32:.K32];&quot;KVIT☻&quot;)+COUNTIF([.C32:.K32];&quot;U☻&quot;)" office:value-type="float" office:value="1" calcext:value-type="float">
            <text:p>1</text:p>
          </table:table-cell>
          <table:table-cell table:style-name="ce167" table:formula="of:=COUNTIF([.C32:.K32];&quot;51&quot;)+COUNTIF([.C32:.K32];&quot;51$&quot;)+COUNTIF([.C32:.K32];&quot;51☻&quot;)" office:value-type="float" office:value="1" calcext:value-type="float">
            <text:p>1</text:p>
          </table:table-cell>
          <table:table-cell table:style-name="ce167" table:formula="of:=COUNTIF([.C32:.K32];&quot;52&quot;)+COUNTIF([.C32:.K32];&quot;52$&quot;)+COUNTIF([.C32:.K32];&quot;52☻&quot;)" office:value-type="float" office:value="0" calcext:value-type="float">
            <text:p>0</text:p>
          </table:table-cell>
          <table:table-cell table:style-name="ce168" table:formula="of:=COUNTIF([.C32:.K32];&quot;12-20&quot;)+COUNTIF([.C32:.K32];&quot;2&quot;)" office:value-type="float" office:value="0" calcext:value-type="float">
            <text:p>0</text:p>
          </table:table-cell>
          <table:table-cell table:style-name="ce169" table:formula="of:=COUNTIF([.C32:.K32];&quot;U&quot;)+COUNTIF([.C32:.K32];&quot;U☻&quot;)+COUNTIF([.C32:.K32];&quot;U☺&quot;)" office:value-type="float" office:value="0" calcext:value-type="float">
            <text:p>0</text:p>
          </table:table-cell>
          <table:table-cell table:style-name="ce169" table:formula="of:=COUNTIF([.C32:.K32];&quot;KVIT&quot;)+COUNTIF([.C32:.K32];&quot;KVIT☻&quot;)+COUNTIF([.C32:.K32];&quot;kvit$&quot;)" office:value-type="float" office:value="1" calcext:value-type="float">
            <text:p>1</text:p>
          </table:table-cell>
          <table:table-cell table:style-name="ce170" table:formula="of:=COUNTBLANK([.C32:.K32])" office:value-type="float" office:value="0" calcext:value-type="float">
            <text:p>0</text:p>
          </table:table-cell>
          <table:table-cell table:style-name="ce171" table:formula="of:=COUNTIF([.C32:.K32];&quot;x&quot;)" office:value-type="float" office:value="1" calcext:value-type="float">
            <text:p>1</text:p>
          </table:table-cell>
          <table:table-cell table:style-name="ce172" table:formula="of:=COUNTIF([.C32:.K32];&quot;51&quot;)+COUNTIF([.C32:.K32];&quot;51☻&quot;)+COUNTIF([.C32:.K32];&quot;2&quot;)+COUNTIF([.C32:.K32];&quot;52&quot;)+COUNTIF([.C32:.K32];&quot;52☻&quot;)+COUNTIF([.C32:.K32];&quot;51$&quot;)+COUNTIF([.C32:.K32];&quot;52$&quot;)" office:value-type="float" office:value="1" calcext:value-type="float">
            <text:p>1</text:p>
          </table:table-cell>
          <table:table-cell table:style-name="ce15" table:number-columns-repeated="23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28" office:value-type="string" calcext:value-type="string">
            <text:p>ROD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15" table:number-columns-repeated="246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 calcext:value-type="float">
            <text:p>0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 calcext:value-type="float">
            <text:p>3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 calcext:value-type="float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4" calcext:value-type="float">
            <text:p>4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3" calcext:value-type="float">
            <text:p>3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4" calcext:value-type="float">
            <text:p>4</text:p>
          </table:table-cell>
          <table:table-cell table:style-name="ce33" table:formula="of:=SUM([.H35:.H36])" office:value-type="float" office:value="5" calcext:value-type="float">
            <text:p>5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5" calcext:value-type="float">
            <text:p>5</text:p>
          </table:table-cell>
          <table:table-cell table:style-name="ce1"/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1" calcext:value-type="float">
            <text:p>1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" calcext:value-type="float">
            <text:p>1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7" calcext:value-type="float">
            <text:p>7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1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4" calcext:value-type="float">
            <text:p>14</text:p>
          </table:table-cell>
          <table:table-cell table:style-name="ce34" table:formula="of:=COUNTIF([.D2:.D32];&quot;D&quot;)" office:value-type="float" office:value="0" calcext:value-type="float">
            <text:p>0</text:p>
          </table:table-cell>
          <table:table-cell table:style-name="ce34" table:formula="of:=COUNTIF([.E2:.E32];&quot;D&quot;)" office:value-type="float" office:value="3" calcext:value-type="float">
            <text:p>3</text:p>
          </table:table-cell>
          <table:table-cell table:style-name="ce34" table:formula="of:=COUNTIF([.F2:.F32];&quot;D&quot;)" office:value-type="float" office:value="10" calcext:value-type="float">
            <text:p>10</text:p>
          </table:table-cell>
          <table:table-cell table:style-name="ce34" table:formula="of:=COUNTIF([.G2:.G32];&quot;D&quot;)" office:value-type="float" office:value="7" calcext:value-type="float">
            <text:p>7</text:p>
          </table:table-cell>
          <table:table-cell table:style-name="ce34" table:formula="of:=COUNTIF([.H2:.H32];&quot;D&quot;)" office:value-type="float" office:value="6" calcext:value-type="float">
            <text:p>6</text:p>
          </table:table-cell>
          <table:table-cell table:style-name="ce34" table:formula="of:=COUNTIF([.I2:.I32];&quot;D&quot;)" office:value-type="float" office:value="4" calcext:value-type="float">
            <text:p>4</text:p>
          </table:table-cell>
          <table:table-cell table:style-name="ce34" table:formula="of:=COUNTIF([.J2:.J32];&quot;D&quot;)" office:value-type="float" office:value="7" calcext:value-type="float">
            <text:p>7</text:p>
          </table:table-cell>
          <table:table-cell table:style-name="ce34" table:formula="of:=COUNTIF([.K2:.K32];&quot;D&quot;)" office:value-type="float" office:value="6" calcext:value-type="float">
            <text:p>6</text:p>
          </table:table-cell>
          <table:table-cell table:style-name="ce34" table:number-columns-repeated="2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1" calcext:value-type="float">
            <text:p>1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1" calcext:value-type="float">
            <text:p>1</text:p>
          </table:table-cell>
          <table:table-cell table:style-name="ce34" table:formula="of:=COUNTIF([.G2:.G32];&quot;X&quot;)" office:value-type="float" office:value="3" calcext:value-type="float">
            <text:p>3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3" calcext:value-type="float">
            <text:p>3</text:p>
          </table:table-cell>
          <table:table-cell table:style-name="ce34" table:formula="of:=COUNTIF([.J2:.J32];&quot;X&quot;)" office:value-type="float" office:value="4" calcext:value-type="float">
            <text:p>4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27" office:value-type="string" calcext:value-type="string">
            <text:p>TX</text:p>
          </table:table-cell>
          <table:table-cell table:style-name="ce15" table:formula="of:=COUNTIF([.M2:.M32];&quot;KOS&quot;)" office:value-type="float" office:value="0" calcext:value-type="float">
            <text:p>0</text:p>
          </table:table-cell>
          <table:table-cell table:style-name="ce15" table:formula="of:=COUNTIF([.M2:.M32];&quot;ŠOŠ&quot;)" office:value-type="float" office:value="9" calcext:value-type="float">
            <text:p>9</text:p>
          </table:table-cell>
          <table:table-cell table:style-name="ce15" table:formula="of:=COUNTIF([.M2:.M32];&quot;PIN&quot;)" office:value-type="float" office:value="4" calcext:value-type="float">
            <text:p>4</text:p>
          </table:table-cell>
          <table:table-cell table:style-name="ce15" table:formula="of:=COUNTIF([.M2:.M32];&quot;KON&quot;)" office:value-type="float" office:value="0" calcext:value-type="float">
            <text:p>0</text:p>
          </table:table-cell>
          <table:table-cell table:style-name="ce15" table:formula="of:=COUNTIF([.M2:.M32];&quot;KNE&quot;)" office:value-type="float" office:value="6" calcext:value-type="float">
            <text:p>6</text:p>
          </table:table-cell>
          <table:table-cell table:style-name="ce15" table:formula="of:=COUNTIF([.M2:.M32];&quot;AND&quot;)" office:value-type="float" office:value="3" calcext:value-type="float">
            <text:p>3</text:p>
          </table:table-cell>
          <table:table-cell table:style-name="ce15" table:formula="of:=COUNTIF([.M2:.M32];&quot;ROD&quot;)" office:value-type="float" office:value="1" calcext:value-type="float">
            <text:p>1</text:p>
          </table:table-cell>
          <table:table-cell table:style-name="ce15" table:formula="of:=COUNTIF([.M2:.M32];&quot;DAN&quot;)" office:value-type="float" office:value="4" calcext:value-type="float">
            <text:p>4</text:p>
          </table:table-cell>
          <table:table-cell table:style-name="ce15" table:formula="of:=COUNTIF([.M2:.M32];&quot;MŠŠ&quot;)" office:value-type="float" office:value="4" calcext:value-type="float">
            <text:p>4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4" calcext:value-type="float">
            <text:p>4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5" calcext:value-type="float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5" table:number-columns-repeated="11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1" table:number-rows-repeated="101">
          <table:table-cell table:style-name="ce15" table:number-columns-repeated="22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2" table:number-rows-repeated="898">
          <table:table-cell table:style-name="ce15" table:number-columns-repeated="257"/>
          <table:table-cell table:number-columns-repeated="767"/>
        </table:table-row>
        <table:table-row table:style-name="ro2" table:number-rows-repeated="64491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ecember.B2:December.B32">
            <calcext:condition calcext:apply-style-name="ConditionalStyle_154" calcext:value="=&quot;sob&quot;" calcext:base-cell-address="December.B2"/>
            <calcext:condition calcext:apply-style-name="ConditionalStyle_155" calcext:value="=&quot;ned&quot;" calcext:base-cell-address="December.B2"/>
          </calcext:conditional-format>
          <calcext:conditional-format calcext:target-range-address="December.N2:December.N32">
            <calcext:condition calcext:apply-style-name="ConditionalStyle_156" calcext:value="&lt;1" calcext:base-cell-address="December.N2"/>
            <calcext:condition calcext:apply-style-name="ConditionalStyle_157" calcext:value="&gt;1" calcext:base-cell-address="December.N2"/>
          </calcext:conditional-format>
          <calcext:conditional-format calcext:target-range-address="December.O2:December.P32">
            <calcext:condition calcext:apply-style-name="ConditionalStyle_158" calcext:value="&lt;1" calcext:base-cell-address="December.O2"/>
            <calcext:condition calcext:apply-style-name="ConditionalStyle_159" calcext:value="&gt;1" calcext:base-cell-address="December.O2"/>
          </calcext:conditional-format>
          <calcext:conditional-format calcext:target-range-address="December.Q2:December.Q32">
            <calcext:condition calcext:apply-style-name="ConditionalStyle_160" calcext:value="&lt;1" calcext:base-cell-address="December.Q2"/>
            <calcext:condition calcext:apply-style-name="ConditionalStyle_161" calcext:value="&gt;1" calcext:base-cell-address="December.Q2"/>
          </calcext:conditional-format>
          <calcext:conditional-format calcext:target-range-address="December.R2:December.S32">
            <calcext:condition calcext:apply-style-name="ConditionalStyle_162" calcext:value="&lt;1" calcext:base-cell-address="December.R2"/>
            <calcext:condition calcext:apply-style-name="ConditionalStyle_163" calcext:value="&gt;1" calcext:base-cell-address="December.R2"/>
          </calcext:conditional-format>
          <calcext:conditional-format calcext:target-range-address="December.T2:December.T32">
            <calcext:condition calcext:apply-style-name="ConditionalStyle_164" calcext:value="!=0" calcext:base-cell-address="December.T2"/>
          </calcext:conditional-format>
          <calcext:conditional-format calcext:target-range-address="December.U2:December.U32">
            <calcext:condition calcext:apply-style-name="ConditionalStyle_165" calcext:value="=1" calcext:base-cell-address="December.U2"/>
            <calcext:condition calcext:apply-style-name="ConditionalStyle_166" calcext:value="&gt;1" calcext:base-cell-address="December.U2"/>
          </calcext:conditional-format>
          <calcext:conditional-format calcext:target-range-address="December.V2:December.V32">
            <calcext:condition calcext:apply-style-name="ConditionalStyle_167" calcext:value="&lt;2" calcext:base-cell-address="December.V2"/>
            <calcext:condition calcext:apply-style-name="ConditionalStyle_168" calcext:value="&gt;2" calcext:base-cell-address="December.V2"/>
          </calcext:conditional-format>
        </calcext:conditional-formats>
      </table:table>
      <table:table table:name="statistika" table:style-name="ta14">
        <table:table-column table:style-name="co14" table:number-columns-repeated="2" table:default-cell-style-name="ce16"/>
        <table:table-column table:style-name="co27" table:number-columns-repeated="10" table:default-cell-style-name="ce16"/>
        <table:table-column table:style-name="co14" table:number-columns-repeated="245" table:default-cell-style-name="ce16"/>
        <table:table-column table:style-name="co15" table:number-columns-repeated="767" table:default-cell-style-name="Default"/>
        <table:table-row table:style-name="ro9">
          <table:table-cell table:style-name="ce15" table:number-columns-repeated="2"/>
          <table:table-cell table:style-name="ce173" office:value-type="string" calcext:value-type="string" table:number-columns-spanned="10" table:number-rows-spanned="1">
            <text:p>Pregled 2009</text:p>
          </table:table-cell>
          <table:covered-table-cell table:number-columns-repeated="9" table:style-name="ce173"/>
          <table:table-cell table:style-name="ce15" table:number-columns-repeated="24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>
          <table:table-cell table:style-name="ce15" table:number-columns-repeated="2"/>
          <table:table-cell table:style-name="ce28" office:value-type="string" calcext:value-type="string">
            <text:p>KOS</text:p>
          </table:table-cell>
          <table:table-cell table:style-name="ce28" office:value-type="string" calcext:value-type="string">
            <text:p>ŠOŠ</text:p>
          </table:table-cell>
          <table:table-cell table:style-name="ce28" office:value-type="string" calcext:value-type="string">
            <text:p>PIN</text:p>
          </table:table-cell>
          <table:table-cell table:style-name="ce28" office:value-type="string" calcext:value-type="string">
            <text:p>KON</text:p>
          </table:table-cell>
          <table:table-cell table:style-name="ce28" office:value-type="string" calcext:value-type="string">
            <text:p>KNE</text:p>
          </table:table-cell>
          <table:table-cell table:style-name="ce28" office:value-type="string" calcext:value-type="string">
            <text:p>AND</text:p>
          </table:table-cell>
          <table:table-cell table:style-name="ce28" office:value-type="string" calcext:value-type="string">
            <text:p>ROD</text:p>
          </table:table-cell>
          <table:table-cell table:style-name="ce28" office:value-type="string" calcext:value-type="string">
            <text:p>DAN</text:p>
          </table:table-cell>
          <table:table-cell table:style-name="ce28" office:value-type="string" calcext:value-type="string">
            <text:p>MŠŠ</text:p>
          </table:table-cell>
          <table:table-cell table:style-name="ce28" office:value-type="string" calcext:value-type="string">
            <text:p>HOL</text:p>
          </table:table-cell>
          <table:table-cell table:style-name="ce15" table:number-columns-repeated="245"/>
          <table:table-cell table:number-columns-repeated="767"/>
        </table:table-row>
        <table:table-row table:style-name="ro7">
          <table:table-cell table:style-name="ce15"/>
          <table:table-cell table:style-name="ce24" table:formula="of:=[$'Vzorci vnosov'.$A$20]" office:value-type="string" office:string-value="☺" calcext:value-type="string">
            <text:p>☺</text:p>
          </table:table-cell>
          <table:table-cell table:style-name="ce174" table:formula="of:=SUM([$januar.C35];[$februar.C35];[$Marec.C35];[$april.C35];[$maj.C35];[$Junij.C35];[$julij.C35];[$avgust.C35];[$september.C35];[$oktober.C35];[$November.C35];[$December.C35])" office:value-type="float" office:value="6" calcext:value-type="float">
            <text:p>6</text:p>
          </table:table-cell>
          <table:table-cell table:style-name="ce174" table:formula="of:=SUM([$januar.D35];[$februar.D35];[$Marec.D35];[$april.D35];[$maj.D35];[$Junij.D35];[$julij.D35];[$avgust.D35];[$september.D35];[$oktober.D35];[$November.D35];[$December.D35])" office:value-type="float" office:value="2" calcext:value-type="float">
            <text:p>2</text:p>
          </table:table-cell>
          <table:table-cell table:style-name="ce174" table:formula="of:=SUM([$januar.E35];[$februar.E35];[$Marec.E35];[$april.E35];[$maj.E35];[$Junij.E35];[$julij.E35];[$avgust.E35];[$september.E35];[$oktober.E35];[$November.E35];[$December.E35])" office:value-type="float" office:value="5" calcext:value-type="float">
            <text:p>5</text:p>
          </table:table-cell>
          <table:table-cell table:style-name="ce174" table:formula="of:=SUM([$januar.F35];[$februar.F35];[$Marec.F35];[$april.F35];[$maj.F35];[$Junij.F35];[$julij.F35];[$avgust.F35];[$september.F35];[$oktober.F35];[$November.F35];[$December.F35])" office:value-type="float" office:value="11" calcext:value-type="float">
            <text:p>11</text:p>
          </table:table-cell>
          <table:table-cell table:style-name="ce174" table:formula="of:=SUM([$januar.G35];[$februar.G35];[$Marec.G35];[$april.G35];[$maj.G35];[$Junij.G35];[$julij.G35];[$avgust.G35];[$september.G35];[$oktober.G35];[$November.G35];[$December.G35])" office:value-type="float" office:value="4" calcext:value-type="float">
            <text:p>4</text:p>
          </table:table-cell>
          <table:table-cell table:style-name="ce174" table:formula="of:=SUM([$april.L35];[$maj.H35];[$Junij.H35];[$julij.H35];[$avgust.H35];[$september.H35];[$oktober.H35];[$November.H35];[$December.H35])" office:value-type="float" office:value="8" calcext:value-type="float">
            <text:p>8</text:p>
          </table:table-cell>
          <table:table-cell table:style-name="ce174" table:formula="of:=SUM([$januar.I35];[$februar.I35];[$Marec.I35];[$april.I35];[$maj.I35];[$Junij.I35];[$julij.I35];[$avgust.I35];[$september.I35];[$oktober.I35];[$November.I35];[$December.I35])" office:value-type="float" office:value="3" calcext:value-type="float">
            <text:p>3</text:p>
          </table:table-cell>
          <table:table-cell table:style-name="ce174" table:formula="of:=SUM([$januar.J35];[$februar.J35];[$Marec.J35];[$april.J35];[$maj.J35];[$Junij.J35];[$julij.J35];[$avgust.J35];[$september.J35];[$oktober.J35];[$November.J35];[$December.J35])" office:value-type="float" office:value="10" calcext:value-type="float">
            <text:p>10</text:p>
          </table:table-cell>
          <table:table-cell table:style-name="ce174" table:formula="of:=SUM([$januar.K35];[$februar.K35];[$Marec.K35];[$april.K35];[$maj.K35];[$Junij.K35];[$julij.K35];[$avgust.K35];[$september.K35];[$oktober.K35];[$November.K35];[$December.K35])" office:value-type="float" office:value="6" calcext:value-type="float">
            <text:p>6</text:p>
          </table:table-cell>
          <table:table-cell table:style-name="ce174" table:formula="of:=SUM([$januar.H35];[$februar.H35];[$Marec.H35];[$april.H35])" office:value-type="float" office:value="0" calcext:value-type="float">
            <text:p>0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6">
          <table:table-cell table:style-name="ce20"/>
          <table:table-cell table:style-name="ce7" office:value-type="string" calcext:value-type="string">
            <text:p>☻</text:p>
          </table:table-cell>
          <table:table-cell table:style-name="ce174" table:formula="of:=SUM([$januar.C36];[$februar.C36];[$Marec.C36];[$april.C36];[$maj.C36];[$Junij.C36];[$julij.C36];[$avgust.C36];[$september.C36];[$oktober.C36];[$November.C36];[$December.C36])" office:value-type="float" office:value="38" calcext:value-type="float">
            <text:p>38</text:p>
          </table:table-cell>
          <table:table-cell table:style-name="ce174" table:formula="of:=SUM([$januar.D36];[$februar.D36];[$Marec.D36];[$april.D36];[$maj.D36];[$Junij.D36];[$julij.D36];[$avgust.D36];[$september.D36];[$oktober.D36];[$November.D36];[$December.D36])" office:value-type="float" office:value="52" calcext:value-type="float">
            <text:p>52</text:p>
          </table:table-cell>
          <table:table-cell table:style-name="ce174" table:formula="of:=SUM([$januar.E36];[$februar.E36];[$Marec.E36];[$april.E36];[$maj.E36];[$Junij.E36];[$julij.E36];[$avgust.E36];[$september.E36];[$oktober.E36];[$November.E36];[$December.E36])" office:value-type="float" office:value="47" calcext:value-type="float">
            <text:p>47</text:p>
          </table:table-cell>
          <table:table-cell table:style-name="ce174" table:formula="of:=SUM([$januar.F36];[$februar.F36];[$Marec.F36];[$april.F36];[$maj.F36];[$Junij.F36];[$julij.F36];[$avgust.F36];[$september.F36];[$oktober.F36];[$November.F36];[$December.F36])" office:value-type="float" office:value="41" calcext:value-type="float">
            <text:p>41</text:p>
          </table:table-cell>
          <table:table-cell table:style-name="ce174" table:formula="of:=SUM([$januar.G36];[$februar.G36];[$Marec.G36];[$april.G36];[$maj.G36];[$Junij.G36];[$julij.G36];[$avgust.G36];[$september.G36];[$oktober.G36];[$November.G36];[$December.G36])" office:value-type="float" office:value="41" calcext:value-type="float">
            <text:p>41</text:p>
          </table:table-cell>
          <table:table-cell table:style-name="ce174" table:formula="of:=SUM([$april.L36];[$maj.H36];[$Junij.H36];[$julij.H36];[$avgust.H36];[$september.H36];[$oktober.H36];[$November.H36];[$December.H36])" office:value-type="float" office:value="27" calcext:value-type="float">
            <text:p>27</text:p>
          </table:table-cell>
          <table:table-cell table:style-name="ce174" table:formula="of:=SUM([$januar.I36];[$februar.I36];[$Marec.I36];[$april.I36];[$maj.I36];[$Junij.I36];[$julij.I36];[$avgust.I36];[$september.I36];[$oktober.I36];[$November.I36];[$December.I36])" office:value-type="float" office:value="0" calcext:value-type="float">
            <text:p>0</text:p>
          </table:table-cell>
          <table:table-cell table:style-name="ce174" table:formula="of:=SUM([$januar.J36];[$februar.J36];[$Marec.J36];[$april.J36];[$maj.J36];[$Junij.J36];[$julij.J36];[$avgust.J36];[$september.J36];[$oktober.J36];[$November.J36];[$December.J36])" office:value-type="float" office:value="51" calcext:value-type="float">
            <text:p>51</text:p>
          </table:table-cell>
          <table:table-cell table:style-name="ce174" table:formula="of:=SUM([$januar.K36];[$februar.K36];[$Marec.K36];[$april.K36];[$maj.K36];[$Junij.K36];[$julij.K36];[$avgust.K36];[$september.K36];[$oktober.K36];[$November.K36];[$December.K36])" office:value-type="float" office:value="54" calcext:value-type="float">
            <text:p>54</text:p>
          </table:table-cell>
          <table:table-cell table:style-name="ce174" table:formula="of:=SUM([$januar.H36];[$februar.H36];[$Marec.H36];[$april.H36])" office:value-type="float" office:value="14" calcext:value-type="float">
            <text:p>14</text:p>
          </table:table-cell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7" office:value-type="string" calcext:value-type="string">
            <text:p>Σ</text:p>
          </table:table-cell>
          <table:table-cell table:style-name="ce175" table:formula="of:=SUM([$januar.C37];[$februar.C37];[$Marec.C37];[$april.C37];[$maj.C37];[$Junij.C37];[$julij.C37];[$avgust.C37];[$september.C37];[$oktober.C37];[$November.C37];[$December.C37])" office:value-type="float" office:value="44" calcext:value-type="float">
            <text:p>44</text:p>
          </table:table-cell>
          <table:table-cell table:style-name="ce175" table:formula="of:=SUM([$januar.D37];[$februar.D37];[$Marec.D37];[$april.D37];[$maj.D37];[$Junij.D37];[$julij.D37];[$avgust.D37];[$september.D37];[$oktober.D37];[$November.D37];[$December.D37])" office:value-type="float" office:value="54" calcext:value-type="float">
            <text:p>54</text:p>
          </table:table-cell>
          <table:table-cell table:style-name="ce175" table:formula="of:=SUM([$januar.E37];[$februar.E37];[$Marec.E37];[$april.E37];[$maj.E37];[$Junij.E37];[$julij.E37];[$avgust.E37];[$september.E37];[$oktober.E37];[$November.E37];[$December.E37])" office:value-type="float" office:value="52" calcext:value-type="float">
            <text:p>52</text:p>
          </table:table-cell>
          <table:table-cell table:style-name="ce175" table:formula="of:=SUM([$januar.F37];[$februar.F37];[$Marec.F37];[$april.F37];[$maj.F37];[$Junij.F37];[$julij.F37];[$avgust.F37];[$september.F37];[$oktober.F37];[$November.F37];[$December.F37])" office:value-type="float" office:value="52" calcext:value-type="float">
            <text:p>52</text:p>
          </table:table-cell>
          <table:table-cell table:style-name="ce175" table:formula="of:=SUM([$januar.G37];[$februar.G37];[$Marec.G37];[$april.G37];[$maj.G37];[$Junij.G37];[$julij.G37];[$avgust.G37];[$september.G37];[$oktober.G37];[$November.G37];[$December.G37])" office:value-type="float" office:value="45" calcext:value-type="float">
            <text:p>45</text:p>
          </table:table-cell>
          <table:table-cell table:style-name="ce175" table:formula="of:=SUM([$april.L37];[$maj.H37];[$Junij.H37];[$julij.H37];[$avgust.H37];[$september.H37];[$oktober.H37];[$November.H37];[$December.H37])" office:value-type="float" office:value="35" calcext:value-type="float">
            <text:p>35</text:p>
          </table:table-cell>
          <table:table-cell table:style-name="ce175" table:formula="of:=SUM([$januar.I37];[$februar.I37];[$Marec.I37];[$april.I37];[$maj.I37];[$Junij.I37];[$julij.I37];[$avgust.I37];[$september.I37];[$oktober.I37];[$November.I37];[$December.I37])" office:value-type="float" office:value="3" calcext:value-type="float">
            <text:p>3</text:p>
          </table:table-cell>
          <table:table-cell table:style-name="ce175" table:formula="of:=SUM([$januar.J37];[$februar.J37];[$Marec.J37];[$april.J37];[$maj.J37];[$Junij.J37];[$julij.J37];[$avgust.J37];[$september.J37];[$oktober.J37];[$November.J37];[$December.J37])" office:value-type="float" office:value="61" calcext:value-type="float">
            <text:p>61</text:p>
          </table:table-cell>
          <table:table-cell table:style-name="ce175" table:formula="of:=SUM([$januar.K37];[$februar.K37];[$Marec.K37];[$april.K37];[$maj.K37];[$Junij.K37];[$julij.K37];[$avgust.K37];[$september.K37];[$oktober.K37];[$November.K37];[$December.K37])" office:value-type="float" office:value="60" calcext:value-type="float">
            <text:p>60</text:p>
          </table:table-cell>
          <table:table-cell table:style-name="ce175" table:formula="of:=SUM([$januar.H37];[$februar.H37];[$Marec.H37];[$april.H37])" office:value-type="float" office:value="14" calcext:value-type="float">
            <text:p>14</text:p>
          </table:table-cell>
          <table:table-cell table:style-name="ce40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6">
          <table:table-cell table:style-name="ce20"/>
          <table:table-cell table:style-name="ce25" office:value-type="string" calcext:value-type="string">
            <text:p>KVIT</text:p>
          </table:table-cell>
          <table:table-cell table:style-name="ce174" table:formula="of:=SUM([$januar.C38];[$februar.C38];[$Marec.C38];[$april.C38];[$maj.C38];[$Junij.C38];[$julij.C38];[$avgust.C38];[$september.C38];[$oktober.C38];[$November.C38];[$December.C38])" office:value-type="float" office:value="32" calcext:value-type="float">
            <text:p>32</text:p>
          </table:table-cell>
          <table:table-cell table:style-name="ce174" table:formula="of:=SUM([$januar.D38];[$februar.D38];[$Marec.D38];[$april.D38];[$maj.D38];[$Junij.D38];[$julij.D38];[$avgust.D38];[$september.D38];[$oktober.D38];[$November.D38];[$December.D38])" office:value-type="float" office:value="63" calcext:value-type="float">
            <text:p>63</text:p>
          </table:table-cell>
          <table:table-cell table:style-name="ce174" table:formula="of:=SUM([$januar.E38];[$februar.E38];[$Marec.E38];[$april.E38];[$maj.E38];[$Junij.E38];[$julij.E38];[$avgust.E38];[$september.E38];[$oktober.E38];[$November.E38];[$December.E38])" office:value-type="float" office:value="41" calcext:value-type="float">
            <text:p>41</text:p>
          </table:table-cell>
          <table:table-cell table:style-name="ce174" table:formula="of:=SUM([$januar.F38];[$februar.F38];[$Marec.F38];[$april.F38];[$maj.F38];[$Junij.F38];[$julij.F38];[$avgust.F38];[$september.F38];[$oktober.F38];[$November.F38];[$December.F38])" office:value-type="float" office:value="29" calcext:value-type="float">
            <text:p>29</text:p>
          </table:table-cell>
          <table:table-cell table:style-name="ce174" table:formula="of:=SUM([$januar.G38];[$februar.G38];[$Marec.G38];[$april.G38];[$maj.G38];[$Junij.G38];[$julij.G38];[$avgust.G38];[$september.G38];[$oktober.G38];[$November.G38];[$December.G38])" office:value-type="float" office:value="45" calcext:value-type="float">
            <text:p>45</text:p>
          </table:table-cell>
          <table:table-cell table:style-name="ce174" table:formula="of:=SUM([$april.L38];[$maj.H38];[$Junij.H38];[$julij.H38];[$avgust.H38];[$september.H38];[$oktober.H38];[$November.H38];[$December.H38])" office:value-type="float" office:value="22" calcext:value-type="float">
            <text:p>22</text:p>
          </table:table-cell>
          <table:table-cell table:style-name="ce174" table:formula="of:=SUM([$januar.I38];[$februar.I38];[$Marec.I38];[$april.I38];[$maj.I38];[$Junij.I38];[$julij.I38];[$avgust.I38];[$september.I38];[$oktober.I38];[$November.I38];[$December.I38])" office:value-type="float" office:value="0" calcext:value-type="float">
            <text:p>0</text:p>
          </table:table-cell>
          <table:table-cell table:style-name="ce174" table:formula="of:=SUM([$januar.J38];[$februar.J38];[$Marec.J38];[$april.J38];[$maj.J38];[$Junij.J38];[$julij.J38];[$avgust.J38];[$september.J38];[$oktober.J38];[$November.J38];[$December.J38])" office:value-type="float" office:value="25" calcext:value-type="float">
            <text:p>25</text:p>
          </table:table-cell>
          <table:table-cell table:style-name="ce174" table:formula="of:=SUM([$januar.K38];[$februar.K38];[$Marec.K38];[$april.K38];[$maj.K38];[$Junij.K38];[$julij.K38];[$avgust.K38];[$september.K38];[$oktober.K38];[$November.K38];[$December.K38])" office:value-type="float" office:value="50" calcext:value-type="float">
            <text:p>50</text:p>
          </table:table-cell>
          <table:table-cell table:style-name="ce174" table:formula="of:=SUM([$januar.H38];[$februar.H38];[$Marec.H38];[$april.H38])" office:value-type="float" office:value="9" calcext:value-type="float">
            <text:p>9</text:p>
          </table:table-cell>
          <table:table-cell table:style-name="ce1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 table:number-columns-repeated="1001"/>
        </table:table-row>
        <table:table-row table:style-name="ro8">
          <table:table-cell table:style-name="ce20"/>
          <table:table-cell table:style-name="ce26" office:value-type="string" calcext:value-type="string">
            <text:p>$</text:p>
          </table:table-cell>
          <table:table-cell table:style-name="ce174" table:formula="of:=SUM([$januar.C39];[$februar.C39];[$Marec.C39];[$april.C39];[$maj.C39];[$Junij.C39];[$julij.C39];[$avgust.C39];[$september.C39];[$oktober.C39];[$November.C39];[$December.C39])" office:value-type="float" office:value="16" calcext:value-type="float">
            <text:p>16</text:p>
          </table:table-cell>
          <table:table-cell table:style-name="ce174" table:formula="of:=SUM([$januar.D39];[$februar.D39];[$Marec.D39];[$april.D39];[$maj.D39];[$Junij.D39];[$julij.D39];[$avgust.D39];[$september.D39];[$oktober.D39];[$November.D39];[$December.D39])" office:value-type="float" office:value="19" calcext:value-type="float">
            <text:p>19</text:p>
          </table:table-cell>
          <table:table-cell table:style-name="ce174" table:formula="of:=SUM([$januar.E39];[$februar.E39];[$Marec.E39];[$april.E39];[$maj.E39];[$Junij.E39];[$julij.E39];[$avgust.E39];[$september.E39];[$oktober.E39];[$November.E39];[$December.E39])" office:value-type="float" office:value="15" calcext:value-type="float">
            <text:p>15</text:p>
          </table:table-cell>
          <table:table-cell table:style-name="ce174" table:formula="of:=SUM([$januar.F39];[$februar.F39];[$Marec.F39];[$april.F39];[$maj.F39];[$Junij.F39];[$julij.F39];[$avgust.F39];[$september.F39];[$oktober.F39];[$November.F39];[$December.F39])" office:value-type="float" office:value="14" calcext:value-type="float">
            <text:p>14</text:p>
          </table:table-cell>
          <table:table-cell table:style-name="ce174" table:formula="of:=SUM([$januar.G39];[$februar.G39];[$Marec.G39];[$april.G39];[$maj.G39];[$Junij.G39];[$julij.G39];[$avgust.G39];[$september.G39];[$oktober.G39];[$November.G39];[$December.G39])" office:value-type="float" office:value="16" calcext:value-type="float">
            <text:p>16</text:p>
          </table:table-cell>
          <table:table-cell table:style-name="ce174" table:formula="of:=SUM([$april.L39];[$maj.H39];[$Junij.H39];[$julij.H39];[$avgust.H39];[$september.H39];[$oktober.H39];[$November.H39];[$December.H39])" office:value-type="float" office:value="13" calcext:value-type="float">
            <text:p>13</text:p>
          </table:table-cell>
          <table:table-cell table:style-name="ce174" table:formula="of:=SUM([$januar.I39];[$februar.I39];[$Marec.I39];[$april.I39];[$maj.I39];[$Junij.I39];[$julij.I39];[$avgust.I39];[$september.I39];[$oktober.I39];[$November.I39];[$December.I39])" office:value-type="float" office:value="0" calcext:value-type="float">
            <text:p>0</text:p>
          </table:table-cell>
          <table:table-cell table:style-name="ce174" table:formula="of:=SUM([$januar.J39];[$februar.J39];[$Marec.J39];[$april.J39];[$maj.J39];[$Junij.J39];[$julij.J39];[$avgust.J39];[$september.J39];[$oktober.J39];[$November.J39];[$December.J39])" office:value-type="float" office:value="9" calcext:value-type="float">
            <text:p>9</text:p>
          </table:table-cell>
          <table:table-cell table:style-name="ce174" table:formula="of:=SUM([$januar.K39];[$februar.K39];[$Marec.K39];[$april.K39];[$maj.K39];[$Junij.K39];[$julij.K39];[$avgust.K39];[$september.K39];[$oktober.K39];[$November.K39];[$December.K39])" office:value-type="float" office:value="15" calcext:value-type="float">
            <text:p>15</text:p>
          </table:table-cell>
          <table:table-cell table:style-name="ce174" table:formula="of:=SUM([$januar.H39];[$februar.H39];[$Marec.H39];[$april.H39])" office:value-type="float" office:value="6" calcext:value-type="float">
            <text:p>6</text:p>
          </table:table-cell>
          <table:table-cell table:style-name="ce1"/>
          <table:table-cell table:style-name="ce43" table:number-columns-repeated="7"/>
          <table:table-cell table:style-name="ce20" table:number-columns-repeated="2"/>
          <table:table-cell table:style-name="ce1"/>
          <table:table-cell table:style-name="ce20"/>
          <table:table-cell table:style-name="ce49" table:number-columns-repeated="1000"/>
        </table:table-row>
        <table:table-row table:style-name="ro8">
          <table:table-cell table:style-name="ce15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74" table:formula="of:=SUM([$januar.C40];[$februar.C40];[$Marec.C40];[$april.C40];[$maj.C40];[$Junij.C40];[$julij.C40];[$avgust.C40];[$september.C40];[$oktober.C40];[$November.C40];[$December.C40])" office:value-type="float" office:value="73" calcext:value-type="float">
            <text:p>73</text:p>
          </table:table-cell>
          <table:table-cell table:style-name="ce174" table:formula="of:=SUM([$januar.D40];[$februar.D40];[$Marec.D40];[$april.D40];[$maj.D40];[$Junij.D40];[$julij.D40];[$avgust.D40];[$september.D40];[$oktober.D40];[$November.D40];[$December.D40])" office:value-type="float" office:value="65" calcext:value-type="float">
            <text:p>65</text:p>
          </table:table-cell>
          <table:table-cell table:style-name="ce174" table:formula="of:=SUM([$januar.E40];[$februar.E40];[$Marec.E40];[$april.E40];[$maj.E40];[$Junij.E40];[$julij.E40];[$avgust.E40];[$september.E40];[$oktober.E40];[$November.E40];[$December.E40])" office:value-type="float" office:value="70" calcext:value-type="float">
            <text:p>70</text:p>
          </table:table-cell>
          <table:table-cell table:style-name="ce174" table:formula="of:=SUM([$januar.F40];[$februar.F40];[$Marec.F40];[$april.F40];[$maj.F40];[$Junij.F40];[$julij.F40];[$avgust.F40];[$september.F40];[$oktober.F40];[$November.F40];[$December.F40])" office:value-type="float" office:value="70" calcext:value-type="float">
            <text:p>70</text:p>
          </table:table-cell>
          <table:table-cell table:style-name="ce174" table:formula="of:=SUM([$januar.G40];[$februar.G40];[$Marec.G40];[$april.G40];[$maj.G40];[$Junij.G40];[$julij.G40];[$avgust.G40];[$september.G40];[$oktober.G40];[$November.G40];[$December.G40])" office:value-type="float" office:value="79" calcext:value-type="float">
            <text:p>79</text:p>
          </table:table-cell>
          <table:table-cell table:style-name="ce174" table:formula="of:=SUM([$april.L40];[$maj.H40];[$Junij.H40];[$julij.H40];[$avgust.H40];[$september.H40];[$oktober.H40];[$November.H40];[$December.H40])" office:value-type="float" office:value="64" calcext:value-type="float">
            <text:p>64</text:p>
          </table:table-cell>
          <table:table-cell table:style-name="ce174" table:formula="of:=SUM([$januar.I40];[$februar.I40];[$Marec.I40];[$april.I40];[$maj.I40];[$Junij.I40];[$julij.I40];[$avgust.I40];[$september.I40];[$oktober.I40];[$November.I40];[$December.I40])" office:value-type="float" office:value="4" calcext:value-type="float">
            <text:p>4</text:p>
          </table:table-cell>
          <table:table-cell table:style-name="ce174" table:formula="of:=SUM([$januar.J40];[$februar.J40];[$Marec.J40];[$april.J40];[$maj.J40];[$Junij.J40];[$julij.J40];[$avgust.J40];[$september.J40];[$oktober.J40];[$November.J40];[$December.J40])" office:value-type="float" office:value="65" calcext:value-type="float">
            <text:p>65</text:p>
          </table:table-cell>
          <table:table-cell table:style-name="ce174" table:formula="of:=SUM([$januar.K40];[$februar.K40];[$Marec.K40];[$april.K40];[$maj.K40];[$Junij.K40];[$julij.K40];[$avgust.K40];[$september.K40];[$oktober.K40];[$November.K40];[$December.K40])" office:value-type="float" office:value="62" calcext:value-type="float">
            <text:p>62</text:p>
          </table:table-cell>
          <table:table-cell table:style-name="ce174" table:formula="of:=SUM([$januar.H40];[$februar.H40];[$Marec.H40];[$april.H40])" office:value-type="float" office:value="20" calcext:value-type="float">
            <text:p>20</text:p>
          </table:table-cell>
          <table:table-cell table:style-name="ce34"/>
          <table:table-cell table:style-name="ce15" table:number-columns-repeated="9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8">
          <table:table-cell table:style-name="ce15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74" table:formula="of:=SUM([$januar.C41];[$februar.C41];[$Marec.C41];[$april.C41];[$maj.C41];[$Junij.C41];[$julij.C41];[$avgust.C41];[$september.C41];[$oktober.C41];[$November.C41];[$December.C41])" office:value-type="float" office:value="22" calcext:value-type="float">
            <text:p>22</text:p>
          </table:table-cell>
          <table:table-cell table:style-name="ce174" table:formula="of:=SUM([$januar.D41];[$februar.D41];[$Marec.D41];[$april.D41];[$maj.D41];[$Junij.D41];[$julij.D41];[$avgust.D41];[$september.D41];[$oktober.D41];[$November.D41];[$December.D41])" office:value-type="float" office:value="11" calcext:value-type="float">
            <text:p>11</text:p>
          </table:table-cell>
          <table:table-cell table:style-name="ce174" table:formula="of:=SUM([$januar.E41];[$februar.E41];[$Marec.E41];[$april.E41];[$maj.E41];[$Junij.E41];[$julij.E41];[$avgust.E41];[$september.E41];[$oktober.E41];[$November.E41];[$December.E41])" office:value-type="float" office:value="13" calcext:value-type="float">
            <text:p>13</text:p>
          </table:table-cell>
          <table:table-cell table:style-name="ce174" table:formula="of:=SUM([$januar.F41];[$februar.F41];[$Marec.F41];[$april.F41];[$maj.F41];[$Junij.F41];[$julij.F41];[$avgust.F41];[$september.F41];[$oktober.F41];[$November.F41];[$December.F41])" office:value-type="float" office:value="8" calcext:value-type="float">
            <text:p>8</text:p>
          </table:table-cell>
          <table:table-cell table:style-name="ce174" table:formula="of:=SUM([$januar.G41];[$februar.G41];[$Marec.G41];[$april.G41];[$maj.G41];[$Junij.G41];[$julij.G41];[$avgust.G41];[$september.G41];[$oktober.G41];[$November.G41];[$December.G41])" office:value-type="float" office:value="9" calcext:value-type="float">
            <text:p>9</text:p>
          </table:table-cell>
          <table:table-cell table:style-name="ce174" table:formula="of:=SUM([$april.L41];[$maj.H41];[$Junij.H41];[$julij.H41];[$avgust.H41];[$september.H41];[$oktober.H41];[$November.H41];[$December.H41])" office:value-type="float" office:value="0" calcext:value-type="float">
            <text:p>0</text:p>
          </table:table-cell>
          <table:table-cell table:style-name="ce174" table:formula="of:=SUM([$januar.I41];[$februar.I41];[$Marec.I41];[$april.I41];[$maj.I41];[$Junij.I41];[$julij.I41];[$avgust.I41];[$september.I41];[$oktober.I41];[$November.I41];[$December.I41])" office:value-type="float" office:value="0" calcext:value-type="float">
            <text:p>0</text:p>
          </table:table-cell>
          <table:table-cell table:style-name="ce174" table:formula="of:=SUM([$januar.J41];[$februar.J41];[$Marec.J41];[$april.J41];[$maj.J41];[$Junij.J41];[$julij.J41];[$avgust.J41];[$september.J41];[$oktober.J41];[$November.J41];[$December.J41])" office:value-type="float" office:value="14" calcext:value-type="float">
            <text:p>14</text:p>
          </table:table-cell>
          <table:table-cell table:style-name="ce174" table:formula="of:=SUM([$januar.K41];[$februar.K41];[$Marec.K41];[$april.K41];[$maj.K41];[$Junij.K41];[$julij.K41];[$avgust.K41];[$september.K41];[$oktober.K41];[$November.K41];[$December.K41])" office:value-type="float" office:value="19" calcext:value-type="float">
            <text:p>19</text:p>
          </table:table-cell>
          <table:table-cell table:style-name="ce174" table:formula="of:=SUM([$januar.H41];[$februar.H41];[$Marec.H41];[$april.H41])" office:value-type="float" office:value="0" calcext:value-type="float">
            <text:p>0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8">
          <table:table-cell table:style-name="ce15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74" table:formula="of:=SUM([$januar.C42];[$februar.C42];[$Marec.C42];[$april.C42];[$maj.C42];[$Junij.C42];[$julij.C42];[$avgust.C42];[$september.C42];[$oktober.C42];[$November.C42];[$December.C42])" office:value-type="float" office:value="0" calcext:value-type="float">
            <text:p>0</text:p>
          </table:table-cell>
          <table:table-cell table:style-name="ce174" table:formula="of:=SUM([$januar.D42];[$februar.D42];[$Marec.D42];[$april.D42];[$maj.D42];[$Junij.D42];[$julij.D42];[$avgust.D42];[$september.D42];[$oktober.D42];[$November.D42];[$December.D42])" office:value-type="float" office:value="0" calcext:value-type="float">
            <text:p>0</text:p>
          </table:table-cell>
          <table:table-cell table:style-name="ce174" table:formula="of:=SUM([$januar.E42];[$februar.E42];[$Marec.E42];[$april.E42];[$maj.E42];[$Junij.E42];[$julij.E42];[$avgust.E42];[$september.E42];[$oktober.E42];[$November.E42];[$December.E42])" office:value-type="float" office:value="0" calcext:value-type="float">
            <text:p>0</text:p>
          </table:table-cell>
          <table:table-cell table:style-name="ce174" table:formula="of:=SUM([$januar.F42];[$februar.F42];[$Marec.F42];[$april.F42];[$maj.F42];[$Junij.F42];[$julij.F42];[$avgust.F42];[$september.F42];[$oktober.F42];[$November.F42];[$December.F42])" office:value-type="float" office:value="3" calcext:value-type="float">
            <text:p>3</text:p>
          </table:table-cell>
          <table:table-cell table:style-name="ce174" table:formula="of:=SUM([$januar.G42];[$februar.G42];[$Marec.G42];[$april.G42];[$maj.G42];[$Junij.G42];[$julij.G42];[$avgust.G42];[$september.G42];[$oktober.G42];[$November.G42];[$December.G42])" office:value-type="float" office:value="5" calcext:value-type="float">
            <text:p>5</text:p>
          </table:table-cell>
          <table:table-cell table:style-name="ce174" table:formula="of:=SUM([$april.L42];[$maj.H42];[$Junij.H42];[$julij.H42];[$avgust.H42];[$september.H42];[$oktober.H42];[$November.H42];[$December.H42])" office:value-type="float" office:value="0" calcext:value-type="float">
            <text:p>0</text:p>
          </table:table-cell>
          <table:table-cell table:style-name="ce174" table:formula="of:=SUM([$januar.I42];[$februar.I42];[$Marec.I42];[$april.I42];[$maj.I42];[$Junij.I42];[$julij.I42];[$avgust.I42];[$september.I42];[$oktober.I42];[$November.I42];[$December.I42])" office:value-type="float" office:value="0" calcext:value-type="float">
            <text:p>0</text:p>
          </table:table-cell>
          <table:table-cell table:style-name="ce174" table:formula="of:=SUM([$januar.J42];[$februar.J42];[$Marec.J42];[$april.J42];[$maj.J42];[$Junij.J42];[$julij.J42];[$avgust.J42];[$september.J42];[$oktober.J42];[$November.J42];[$December.J42])" office:value-type="float" office:value="0" calcext:value-type="float">
            <text:p>0</text:p>
          </table:table-cell>
          <table:table-cell table:style-name="ce174" table:formula="of:=SUM([$januar.K42];[$februar.K42];[$Marec.K42];[$april.K42];[$maj.K42];[$Junij.K42];[$julij.K42];[$avgust.K42];[$september.K42];[$oktober.K42];[$November.K42];[$December.K42])" office:value-type="float" office:value="0" calcext:value-type="float">
            <text:p>0</text:p>
          </table:table-cell>
          <table:table-cell table:style-name="ce174" table:formula="of:=SUM([$januar.H42];[$februar.H42];[$Marec.H42];[$april.H42])" office:value-type="float" office:value="0" calcext:value-type="float">
            <text:p>0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8">
          <table:table-cell table:style-name="ce15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74" table:formula="of:=SUM([$januar.C43];[$februar.C43];[$Marec.C43];[$april.C43];[$maj.C43];[$Junij.C43];[$julij.C43];[$avgust.C43];[$september.C43];[$oktober.C43];[$November.C43];[$December.C43])" office:value-type="float" office:value="23" calcext:value-type="float">
            <text:p>23</text:p>
          </table:table-cell>
          <table:table-cell table:style-name="ce174" table:formula="of:=SUM([$januar.D43];[$februar.D43];[$Marec.D43];[$april.D43];[$maj.D43];[$Junij.D43];[$julij.D43];[$avgust.D43];[$september.D43];[$oktober.D43];[$November.D43];[$December.D43])" office:value-type="float" office:value="28" calcext:value-type="float">
            <text:p>28</text:p>
          </table:table-cell>
          <table:table-cell table:style-name="ce174" table:formula="of:=SUM([$januar.E43];[$februar.E43];[$Marec.E43];[$april.E43];[$maj.E43];[$Junij.E43];[$julij.E43];[$avgust.E43];[$september.E43];[$oktober.E43];[$November.E43];[$December.E43])" office:value-type="float" office:value="28" calcext:value-type="float">
            <text:p>28</text:p>
          </table:table-cell>
          <table:table-cell table:style-name="ce174" table:formula="of:=SUM([$januar.F43];[$februar.F43];[$Marec.F43];[$april.F43];[$maj.F43];[$Junij.F43];[$julij.F43];[$avgust.F43];[$september.F43];[$oktober.F43];[$November.F43];[$December.F43])" office:value-type="float" office:value="28" calcext:value-type="float">
            <text:p>28</text:p>
          </table:table-cell>
          <table:table-cell table:style-name="ce174" table:formula="of:=SUM([$januar.G43];[$februar.G43];[$Marec.G43];[$april.G43];[$maj.G43];[$Junij.G43];[$julij.G43];[$avgust.G43];[$september.G43];[$oktober.G43];[$November.G43];[$December.G43])" office:value-type="float" office:value="34" calcext:value-type="float">
            <text:p>34</text:p>
          </table:table-cell>
          <table:table-cell table:style-name="ce174" table:formula="of:=SUM([$april.L43];[$maj.H43];[$Junij.H43];[$julij.H43];[$avgust.H43];[$september.H43];[$oktober.H43];[$November.H43];[$December.H43])" office:value-type="float" office:value="15" calcext:value-type="float">
            <text:p>15</text:p>
          </table:table-cell>
          <table:table-cell table:style-name="ce174" table:formula="of:=SUM([$januar.I43];[$februar.I43];[$Marec.I43];[$april.I43];[$maj.I43];[$Junij.I43];[$julij.I43];[$avgust.I43];[$september.I43];[$oktober.I43];[$November.I43];[$December.I43])" office:value-type="float" office:value="3" calcext:value-type="float">
            <text:p>3</text:p>
          </table:table-cell>
          <table:table-cell table:style-name="ce174" table:formula="of:=SUM([$januar.J43];[$februar.J43];[$Marec.J43];[$april.J43];[$maj.J43];[$Junij.J43];[$julij.J43];[$avgust.J43];[$september.J43];[$oktober.J43];[$November.J43];[$December.J43])" office:value-type="float" office:value="34" calcext:value-type="float">
            <text:p>34</text:p>
          </table:table-cell>
          <table:table-cell table:style-name="ce174" table:formula="of:=SUM([$januar.K43];[$februar.K43];[$Marec.K43];[$april.K43];[$maj.K43];[$Junij.K43];[$julij.K43];[$avgust.K43];[$september.K43];[$oktober.K43];[$November.K43];[$December.K43])" office:value-type="float" office:value="28" calcext:value-type="float">
            <text:p>28</text:p>
          </table:table-cell>
          <table:table-cell table:style-name="ce174" table:formula="of:=SUM([$januar.H43];[$februar.H43];[$Marec.H43];[$april.H43])" office:value-type="float" office:value="12" calcext:value-type="float">
            <text:p>12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8">
          <table:table-cell table:style-name="ce15"/>
          <table:table-cell table:style-name="ce27" office:value-type="string" calcext:value-type="string">
            <text:p>TX</text:p>
          </table:table-cell>
          <table:table-cell table:style-name="ce174" table:formula="of:=SUM([$januar.C44];[$februar.C44];[$Marec.C44];[$april.C44];[$maj.C44];[$Junij.C44];[$julij.C44];[$avgust.C44];[$september.C44];[$oktober.C44];[$November.C44];[$December.C44])" office:value-type="float" office:value="42" calcext:value-type="float">
            <text:p>42</text:p>
          </table:table-cell>
          <table:table-cell table:style-name="ce174" table:formula="of:=SUM([$januar.D44];[$februar.D44];[$Marec.D44];[$april.D44];[$maj.D44];[$Junij.D44];[$julij.D44];[$avgust.D44];[$september.D44];[$oktober.D44];[$November.D44];[$December.D44])" office:value-type="float" office:value="59" calcext:value-type="float">
            <text:p>59</text:p>
          </table:table-cell>
          <table:table-cell table:style-name="ce174" table:formula="of:=SUM([$januar.E44];[$februar.E44];[$Marec.E44];[$april.E44];[$maj.E44];[$Junij.E44];[$julij.E44];[$avgust.E44];[$september.E44];[$oktober.E44];[$November.E44];[$December.E44])" office:value-type="float" office:value="50" calcext:value-type="float">
            <text:p>50</text:p>
          </table:table-cell>
          <table:table-cell table:style-name="ce174" table:formula="of:=SUM([$januar.F44];[$februar.F44];[$Marec.F44];[$april.F44];[$maj.F44];[$Junij.F44];[$julij.F44];[$avgust.F44];[$september.F44];[$oktober.F44];[$November.F44];[$December.F44])" office:value-type="float" office:value="38" calcext:value-type="float">
            <text:p>38</text:p>
          </table:table-cell>
          <table:table-cell table:style-name="ce174" table:formula="of:=SUM([$januar.G44];[$februar.G44];[$Marec.G44];[$april.G44];[$maj.G44];[$Junij.G44];[$julij.G44];[$avgust.G44];[$september.G44];[$oktober.G44];[$November.G44];[$December.G44])" office:value-type="float" office:value="55" calcext:value-type="float">
            <text:p>55</text:p>
          </table:table-cell>
          <table:table-cell table:style-name="ce174" table:formula="of:=SUM([$april.L44];[$maj.H44];[$Junij.H44];[$julij.H44];[$avgust.H44];[$september.H44];[$oktober.H44];[$November.H44];[$December.H44])" office:value-type="float" office:value="25" calcext:value-type="float">
            <text:p>25</text:p>
          </table:table-cell>
          <table:table-cell table:style-name="ce174" table:formula="of:=SUM([$januar.I44];[$februar.I44];[$Marec.I44];[$april.I44];[$maj.I44];[$Junij.I44];[$julij.I44];[$avgust.I44];[$september.I44];[$oktober.I44];[$November.I44];[$December.I44])" office:value-type="float" office:value="1" calcext:value-type="float">
            <text:p>1</text:p>
          </table:table-cell>
          <table:table-cell table:style-name="ce174" table:formula="of:=SUM([$januar.J44];[$februar.J44];[$Marec.J44];[$april.J44];[$maj.J44];[$Junij.J44];[$julij.J44];[$avgust.J44];[$september.J44];[$oktober.J44];[$November.J44];[$December.J44])" office:value-type="float" office:value="43" calcext:value-type="float">
            <text:p>43</text:p>
          </table:table-cell>
          <table:table-cell table:style-name="ce174" table:formula="of:=SUM([$januar.K44];[$februar.K44];[$Marec.K44];[$april.K44];[$maj.K44];[$Junij.K44];[$julij.K44];[$avgust.K44];[$september.K44];[$oktober.K44];[$November.K44];[$December.K44])" office:value-type="float" office:value="50" calcext:value-type="float">
            <text:p>50</text:p>
          </table:table-cell>
          <table:table-cell table:style-name="ce174" table:formula="of:=SUM([$januar.H44];[$februar.H44];[$Marec.H44];[$april.H44])" office:value-type="float" office:value="2" calcext:value-type="float">
            <text:p>2</text:p>
          </table:table-cell>
          <table:table-cell table:style-name="ce15" table:number-columns-repeated="10"/>
          <table:table-cell table:style-name="ce1"/>
          <table:table-cell table:style-name="ce15" table:number-columns-repeated="234"/>
          <table:table-cell table:number-columns-repeated="767"/>
        </table:table-row>
        <table:table-row table:style-name="ro8">
          <table:table-cell table:style-name="ce15"/>
          <table:table-cell table:style-name="ce5" office:value-type="string" calcext:value-type="string">
            <text:p>¶</text:p>
          </table:table-cell>
          <table:table-cell table:style-name="ce174" table:formula="of:=SUM([$januar.C45];[$februar.C45];[$Marec.C45];[$april.C45];[$maj.C45];[$Junij.C45];[$julij.C45];[$avgust.C45];[$september.C45];[$oktober.C45];[$November.C45];[$December.C45])" office:value-type="float" office:value="17" calcext:value-type="float">
            <text:p>17</text:p>
          </table:table-cell>
          <table:table-cell table:style-name="ce174" table:formula="of:=SUM([$januar.D45];[$februar.D45];[$Marec.D45];[$april.D45];[$maj.D45];[$Junij.D45];[$julij.D45];[$avgust.D45];[$september.D45];[$oktober.D45];[$November.D45];[$December.D45])" office:value-type="float" office:value="12" calcext:value-type="float">
            <text:p>12</text:p>
          </table:table-cell>
          <table:table-cell table:style-name="ce174" table:formula="of:=SUM([$januar.E45];[$februar.E45];[$Marec.E45];[$april.E45];[$maj.E45];[$Junij.E45];[$julij.E45];[$avgust.E45];[$september.E45];[$oktober.E45];[$November.E45];[$December.E45])" office:value-type="float" office:value="14" calcext:value-type="float">
            <text:p>14</text:p>
          </table:table-cell>
          <table:table-cell table:style-name="ce174" table:formula="of:=SUM([$januar.F45];[$februar.F45];[$Marec.F45];[$april.F45];[$maj.F45];[$Junij.F45];[$julij.F45];[$avgust.F45];[$september.F45];[$oktober.F45];[$November.F45];[$December.F45])" office:value-type="float" office:value="15" calcext:value-type="float">
            <text:p>15</text:p>
          </table:table-cell>
          <table:table-cell table:style-name="ce174" table:formula="of:=SUM([$januar.G45];[$februar.G45];[$Marec.G45];[$april.G45];[$maj.G45];[$Junij.G45];[$julij.G45];[$avgust.G45];[$september.G45];[$oktober.G45];[$November.G45];[$December.G45])" office:value-type="float" office:value="13" calcext:value-type="float">
            <text:p>13</text:p>
          </table:table-cell>
          <table:table-cell table:style-name="ce174" table:formula="of:=SUM([$januar.H45];[$februar.H45];[$Marec.H45];[$april.H45];[$maj.H45];[$Junij.H45];[$julij.H45];[$avgust.H45];[$september.H45];[$oktober.H45];[$November.H45];[$December.H45])" office:value-type="float" office:value="14" calcext:value-type="float">
            <text:p>14</text:p>
          </table:table-cell>
          <table:table-cell table:style-name="ce174" table:formula="of:=SUM([$januar.I45];[$februar.I45];[$Marec.I45];[$april.I45];[$maj.I45];[$Junij.I45];[$julij.I45];[$avgust.I45];[$september.I45];[$oktober.I45];[$November.I45];[$December.I45])" office:value-type="float" office:value="2" calcext:value-type="float">
            <text:p>2</text:p>
          </table:table-cell>
          <table:table-cell table:style-name="ce174" table:formula="of:=SUM([$januar.J45];[$februar.J45];[$Marec.J45];[$april.J45];[$maj.J45];[$Junij.J45];[$julij.J45];[$avgust.J45];[$september.J45];[$oktober.J45];[$November.J45];[$December.J45])" office:value-type="float" office:value="17" calcext:value-type="float">
            <text:p>17</text:p>
          </table:table-cell>
          <table:table-cell table:style-name="ce174" table:formula="of:=SUM([$januar.K45];[$februar.K45];[$Marec.K45];[$april.K45];[$maj.K45];[$Junij.K45];[$julij.K45];[$avgust.K45];[$september.K45];[$oktober.K45];[$November.K45];[$December.K45])" office:value-type="float" office:value="9" calcext:value-type="float">
            <text:p>9</text:p>
          </table:table-cell>
          <table:table-cell table:style-name="ce174" table:formula="of:=SUM([$januar.L45];[$februar.L45];[$Marec.L45];[$april.L45];[$maj.L45];[$Junij.L45];[$julij.L45];[$avgust.L45];[$september.L45];[$oktober.L45];[$November.L45];[$December.L45])" office:value-type="float" office:value="0" calcext:value-type="float">
            <text:p>0</text:p>
          </table:table-cell>
          <table:table-cell table:style-name="ce15" table:number-columns-repeated="245"/>
          <table:table-cell table:number-columns-repeated="767"/>
        </table:table-row>
        <table:table-row table:style-name="ro2">
          <table:table-cell table:style-name="ce15" table:number-columns-repeated="257"/>
          <table:table-cell table:number-columns-repeated="767"/>
        </table:table-row>
        <table:table-row table:style-name="ro2" table:number-rows-repeated="999">
          <table:table-cell table:style-name="ce15" table:number-columns-repeated="257"/>
          <table:table-cell table:number-columns-repeated="767"/>
        </table:table-row>
        <table:table-row table:style-name="ro2" table:number-rows-repeated="64521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/>
    <style:font-face style:name="Arial" svg:font-family="Arial" style:font-family-generic="swiss"/>
    <style:font-face style:name="Arial Black" svg:font-family="'Arial Black'" style:font-family-generic="swiss"/>
    <style:font-face style:name="Arial CE" svg:font-family="'Arial CE'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SIT</number:text>
    </number:number-style>
    <number:number-style style:name="N107"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SIT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SIT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SIT</number:text>
    </number:number-style>
    <number:number-style style:name="N109"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SIT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SIT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24P2" style:volatile="true">
      <number:text> </number:text>
      <number:fill-character> </number:fill-character>
      <number:text>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SIT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SIT </number:text>
    </number:number-style>
    <number:number-style style:name="N125P2" style:volatile="true">
      <number:text> </number:text>
      <number:fill-character> </number:fill-character>
      <number:text>- SIT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SIT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SIT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SIT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esult2_20__28_user_29_" style:display-name="Result2 (user)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ConditionalStyle_5f_12" style:display-name="ConditionalStyle_1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3" style:display-name="ConditionalStyle_1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4" style:display-name="ConditionalStyle_1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" style:display-name="ConditionalStyle_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4" style:display-name="ConditionalStyle_2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5" style:display-name="ConditionalStyle_2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28" style:display-name="ConditionalStyle_2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31" style:display-name="ConditionalStyle_31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33" style:display-name="ConditionalStyle_33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51" style:display-name="ConditionalStyle_51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52" style:display-name="ConditionalStyle_52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53" style:display-name="ConditionalStyle_5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4" style:display-name="ConditionalStyle_5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5" style:display-name="ConditionalStyle_5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7" style:display-name="ConditionalStyle_5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8" style:display-name="ConditionalStyle_5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59" style:display-name="ConditionalStyle_5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60" style:display-name="ConditionalStyle_6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62" style:display-name="ConditionalStyle_6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7" style:display-name="ConditionalStyle_37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38" style:display-name="ConditionalStyle_3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39" style:display-name="ConditionalStyle_3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1" style:display-name="ConditionalStyle_4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42" style:display-name="ConditionalStyle_4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45" style:display-name="ConditionalStyle_45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48" style:display-name="ConditionalStyle_48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49" style:display-name="ConditionalStyle_49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50" style:display-name="ConditionalStyle_50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0" style:display-name="ConditionalStyle_8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1" style:display-name="ConditionalStyle_8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83" style:display-name="ConditionalStyle_8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4" style:display-name="ConditionalStyle_8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6" style:display-name="ConditionalStyle_6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69" style:display-name="ConditionalStyle_6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72" style:display-name="ConditionalStyle_72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75" style:display-name="ConditionalStyle_7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77" style:display-name="ConditionalStyle_77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78" style:display-name="ConditionalStyle_78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09" style:display-name="ConditionalStyle_109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0" style:display-name="ConditionalStyle_11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11" style:display-name="ConditionalStyle_11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15" style:display-name="ConditionalStyle_11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6" style:display-name="ConditionalStyle_11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17" style:display-name="ConditionalStyle_11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18" style:display-name="ConditionalStyle_11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19" style:display-name="ConditionalStyle_11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20" style:display-name="ConditionalStyle_12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21" style:display-name="ConditionalStyle_12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22" style:display-name="ConditionalStyle_12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3" style:display-name="ConditionalStyle_12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95" style:display-name="ConditionalStyle_95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96" style:display-name="ConditionalStyle_9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24" style:display-name="ConditionalStyle_12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25" style:display-name="ConditionalStyle_125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26" style:display-name="ConditionalStyle_12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7" style:display-name="ConditionalStyle_12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28" style:display-name="ConditionalStyle_12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29" style:display-name="ConditionalStyle_12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30" style:display-name="ConditionalStyle_13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31" style:display-name="ConditionalStyle_13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32" style:display-name="ConditionalStyle_13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34" style:display-name="ConditionalStyle_13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40" style:display-name="ConditionalStyle_140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41" style:display-name="ConditionalStyle_141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55" style:display-name="ConditionalStyle_155" style:family="table-cell" style:parent-style-name="Default">
      <style:table-cell-properties fo:background-color="#ccffff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56" style:display-name="ConditionalStyle_156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57" style:display-name="ConditionalStyle_157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58" style:display-name="ConditionalStyle_158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cc99" style:diagonal-bl-tr="none" style:diagonal-tl-br="none" fo:border="none"/>
      <style:text-properties fo:color="#000000" style:font-name="Arial" fo:font-family="Arial" style:font-family-generic="swiss" fo:font-size="11pt" fo:font-style="normal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00ffff"/>
      <style:text-properties style:font-name="Arial" fo:font-family="Arial" style:font-family-generic="swiss" fo:font-size="14pt" fo:font-style="normal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000000"/>
      <style:text-properties fo:color="#ffff00" style:text-line-through-style="none" style:text-line-through-type="none" style:font-name="Arial" fo:font-family="Arial" style:font-family-generic="swiss" fo:font-size="10pt" fo:font-style="normal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6633"/>
      <style:text-properties style:font-name="Arial" fo:font-family="Arial" style:font-family-generic="swiss" fo:font-size="15pt" fo:font-style="normal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000000"/>
      <style:text-properties fo:color="#ffff00" style:font-name="Arial" fo:font-family="Arial" style:font-family-generic="swiss" fo:font-style="normal" fo:font-weight="bold" style:font-style-asian="normal" style:font-weight-asian="bold" style:font-name-complex="Arial" style:font-family-complex="Arial" style:font-family-generic-complex="swiss" style:font-style-complex="normal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.674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.674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321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.251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PageStyle_5f_Vzorci_20_vnosov" style:display-name="PageStyle_Vzorci vnosov" style:page-layout-name="Mpm3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4"/></text:span><text:span text:style-name="MT1"><text:time style:data-style-name="N2" text:time-value="07:45:15.483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februar" style:display-name="PageStyle_februar" style:page-layout-name="Mpm4">
      <style:header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22-03-22">00.00.0000</text:date></text:span><text:span text:style-name="MT2"><text:s text:c="4"/></text:span><text:span text:style-name="MT2"><text:time style:data-style-name="N2" text:time-value="07:45:15.485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Marec" style:display-name="PageStyle_Marec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4"/></text:span><text:span text:style-name="MT1"><text:time style:data-style-name="N2" text:time-value="07:45:15.543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januar" style:display-name="PageStyle_januar" style:page-layout-name="Mpm4">
      <style:header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22-03-22">00.00.0000</text:date></text:span><text:span text:style-name="MT2"><text:s text:c="4"/></text:span><text:span text:style-name="MT2"><text:time style:data-style-name="N2" text:time-value="07:45:15.545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maj" style:display-name="PageStyle_maj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4"/></text:span><text:span text:style-name="MT1"><text:time style:data-style-name="N2" text:time-value="07:45:16.602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4">
      <style:header>
        <style:region-left>
          <text:p><text:span text:style-name="MT2">Zadnja sprememba:</text:span></text:p>
        </style:region-left>
        <style:region-center>
          <text:p><text:span text:style-name="MT2"><text:date style:data-style-name="N2" text:date-value="2022-03-22">00.00.0000</text:date></text:span><text:span text:style-name="MT2"><text:s text:c="4"/></text:span><text:span text:style-name="MT2"><text:time style:data-style-name="N2" text:time-value="07:45:16.650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julij" style:display-name="PageStyle_julij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4"/></text:span><text:span text:style-name="MT1"><text:time style:data-style-name="N2" text:time-value="07:45:16.873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Junij" style:display-name="PageStyle_Junij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4"/></text:span><text:span text:style-name="MT1"><text:time style:data-style-name="N2" text:time-value="07:45:16.982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avgust" style:display-name="PageStyle_avgust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5"/></text:span><text:span text:style-name="MT1"><text:time style:data-style-name="N2" text:time-value="07:45:17.778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september" style:display-name="PageStyle_september" style:page-layout-name="Mpm5">
      <style:header>
        <style:region-left>
          <text:p><text:span text:style-name="MT1">Zadnja sprememba: 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4"/></text:span><text:span text:style-name="MT1"><text:time style:data-style-name="N2" text:time-value="07:45:17.788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oktober" style:display-name="PageStyle_oktober" style:page-layout-name="Mpm5">
      <style:header>
        <style:region-left>
          <text:p><text:span text:style-name="MT1">Zadnja sprememba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3"/></text:span><text:span text:style-name="MT1"><text:time style:data-style-name="N2" text:time-value="07:45:18.058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November" style:display-name="PageStyle_November" style:page-layout-name="Mpm5">
      <style:header>
        <style:region-left>
          <text:p><text:span text:style-name="MT1">Zadnja sprememba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3"/></text:span><text:span text:style-name="MT1"><text:time style:data-style-name="N2" text:time-value="07:45:18.151000000">00:00:00</text:time></text:span></text:p>
        </style:region-center>
      </style:header>
      <style:header-left style:display="false"/>
      <style:footer style:display="false"/>
      <style:footer-left style:display="false"/>
    </style:master-page>
    <style:master-page style:name="PageStyle_5f_statistika" style:display-name="PageStyle_statistika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Stran </text:span><text:span text:style-name="MT1"><text:page-number>1</text:page-number></text:span></text:p>
      </style:footer>
      <style:footer-left style:display="false"/>
    </style:master-page>
    <style:master-page style:name="PageStyle_5f_December" style:display-name="PageStyle_December" style:page-layout-name="Mpm5">
      <style:header>
        <style:region-left>
          <text:p><text:span text:style-name="MT1">Zadnja sprememba:</text:span></text:p>
        </style:region-left>
        <style:region-center>
          <text:p><text:span text:style-name="MT1"><text:date style:data-style-name="N2" text:date-value="2022-03-22">00.00.0000</text:date></text:span><text:span text:style-name="MT1"><text:s text:c="3"/></text:span><text:span text:style-name="MT1"><text:time style:data-style-name="N2" text:time-value="07:45:18.603000000">00:00:00</text:time></text:span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4T17:59:21</meta:creation-date>
    <dc:language>cs-CZ</dc:language>
    <dc:creator>Maja Sostaric</dc:creator>
    <meta:print-date>2009-06-09T21:08:41</meta:print-date>
    <dc:date>2009-12-30T16:41:03</dc:date>
    <meta:editing-cycles>856</meta:editing-cycles>
    <meta:editing-duration>P2DT18H44M</meta:editing-duration>
    <meta:generator>LibreOffice/7.0.6.2$Windows_X86_64 LibreOffice_project/144abb84a525d8e30c9dbbefa69cbbf2d8d4ae3b</meta:generator>
    <meta:document-statistic meta:table-count="14" meta:cell-count="9184" meta:object-count="0"/>
    <meta:user-defined meta:name="AppVersion">15.0000</meta:user-defined>
    <meta:user-defined meta:name="Podatek 1"/>
    <meta:user-defined meta:name="Podatek 2"/>
    <meta:user-defined meta:name="Podatek 3"/>
    <meta:user-defined meta:name="Podatek 4" meta:value-type="string"/>
  </office:meta>
</office:document-meta>
</file>